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0000000108D9AB793E877D6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6cm" fo:margin-left="1cm" table:align="left"/>
    </style:style>
    <style:style style:name="Tabela1.A" style:family="table-column">
      <style:table-column-properties style:column-width="2.51cm"/>
    </style:style>
    <style:style style:name="Tabela1.B" style:family="table-column">
      <style:table-column-properties style:column-width="5.343cm"/>
    </style:style>
    <style:style style:name="Tabela1.C" style:family="table-column">
      <style:table-column-properties style:column-width="8.147cm"/>
    </style:style>
    <style:style style:name="Tabela1.A1" style:family="table-cell">
      <style:table-cell-properties style:vertical-align="middle" fo:padding="0.049cm" fo:border="none"/>
    </style:style>
    <style:style style:name="Tabela2" style:family="table">
      <style:table-properties style:width="16cm" fo:margin-left="1cm" table:align="left"/>
    </style:style>
    <style:style style:name="Tabela2.A" style:family="table-column">
      <style:table-column-properties style:column-width="2.764cm"/>
    </style:style>
    <style:style style:name="Tabela2.B" style:family="table-column">
      <style:table-column-properties style:column-width="6.417cm"/>
    </style:style>
    <style:style style:name="Tabela2.C" style:family="table-column">
      <style:table-column-properties style:column-width="6.819cm"/>
    </style:style>
    <style:style style:name="Tabela2.A1" style:family="table-cell">
      <style:table-cell-properties style:vertical-align="middle" fo:padding="0.049cm" fo:border="none"/>
    </style:style>
    <style:style style:name="Tabela3" style:family="table">
      <style:table-properties style:width="16cm" fo:margin-left="1cm" table:align="left"/>
    </style:style>
    <style:style style:name="Tabela3.A" style:family="table-column">
      <style:table-column-properties style:column-width="2.764cm"/>
    </style:style>
    <style:style style:name="Tabela3.B" style:family="table-column">
      <style:table-column-properties style:column-width="6.417cm"/>
    </style:style>
    <style:style style:name="Tabela3.C" style:family="table-column">
      <style:table-column-properties style:column-width="6.819cm"/>
    </style:style>
    <style:style style:name="Tabela3.A1" style:family="table-cell">
      <style:table-cell-properties style:vertical-align="middle" fo:padding="0.049cm" fo:border="none"/>
    </style:style>
    <style:style style:name="Tabela4" style:family="table">
      <style:table-properties style:width="16cm" fo:margin-left="1cm" table:align="left"/>
    </style:style>
    <style:style style:name="Tabela4.A" style:family="table-column">
      <style:table-column-properties style:column-width="2.764cm"/>
    </style:style>
    <style:style style:name="Tabela4.B" style:family="table-column">
      <style:table-column-properties style:column-width="6.417cm"/>
    </style:style>
    <style:style style:name="Tabela4.C" style:family="table-column">
      <style:table-column-properties style:column-width="6.819cm"/>
    </style:style>
    <style:style style:name="Tabela4.A1" style:family="table-cell">
      <style:table-cell-properties style:vertical-align="middle" fo:padding="0.049cm" fo:border="none"/>
    </style:style>
    <style:style style:name="Tabela5" style:family="table">
      <style:table-properties style:width="16cm" fo:margin-left="1cm" table:align="left"/>
    </style:style>
    <style:style style:name="Tabela5.A" style:family="table-column">
      <style:table-column-properties style:column-width="2.764cm"/>
    </style:style>
    <style:style style:name="Tabela5.B" style:family="table-column">
      <style:table-column-properties style:column-width="6.417cm"/>
    </style:style>
    <style:style style:name="Tabela5.C" style:family="table-column">
      <style:table-column-properties style:column-width="6.819cm"/>
    </style:style>
    <style:style style:name="Tabela5.A1" style:family="table-cell">
      <style:table-cell-properties style:vertical-align="middle" fo:padding="0.049cm" fo:border="none"/>
    </style:style>
    <style:style style:name="Tabela6" style:family="table">
      <style:table-properties style:width="16cm" fo:margin-left="1cm" table:align="left"/>
    </style:style>
    <style:style style:name="Tabela6.A" style:family="table-column">
      <style:table-column-properties style:column-width="2.764cm"/>
    </style:style>
    <style:style style:name="Tabela6.B" style:family="table-column">
      <style:table-column-properties style:column-width="6.419cm"/>
    </style:style>
    <style:style style:name="Tabela6.C" style:family="table-column">
      <style:table-column-properties style:column-width="6.817cm"/>
    </style:style>
    <style:style style:name="Tabela6.A1" style:family="table-cell">
      <style:table-cell-properties style:vertical-align="middle" fo:padding="0.049cm" fo:border="none"/>
    </style:style>
    <style:style style:name="Tabela7" style:family="table">
      <style:table-properties style:width="16cm" fo:margin-left="1cm" table:align="left"/>
    </style:style>
    <style:style style:name="Tabela7.A" style:family="table-column">
      <style:table-column-properties style:column-width="2.764cm"/>
    </style:style>
    <style:style style:name="Tabela7.B" style:family="table-column">
      <style:table-column-properties style:column-width="6.419cm"/>
    </style:style>
    <style:style style:name="Tabela7.C" style:family="table-column">
      <style:table-column-properties style:column-width="6.817cm"/>
    </style:style>
    <style:style style:name="Tabela7.A1" style:family="table-cell">
      <style:table-cell-properties style:vertical-align="middle" fo:padding="0.049cm" fo:border="none"/>
    </style:style>
    <style:style style:name="Tabela8" style:family="table">
      <style:table-properties style:width="16cm" fo:margin-left="1cm" table:align="left"/>
    </style:style>
    <style:style style:name="Tabela8.A" style:family="table-column">
      <style:table-column-properties style:column-width="2.764cm"/>
    </style:style>
    <style:style style:name="Tabela8.B" style:family="table-column">
      <style:table-column-properties style:column-width="6.417cm"/>
    </style:style>
    <style:style style:name="Tabela8.C" style:family="table-column">
      <style:table-column-properties style:column-width="6.819cm"/>
    </style:style>
    <style:style style:name="Tabela8.A1" style:family="table-cell">
      <style:table-cell-properties style:vertical-align="middle" fo:padding="0.049cm" fo:border="none"/>
    </style:style>
    <style:style style:name="Tabela9" style:family="table">
      <style:table-properties style:width="16cm" fo:margin-left="1cm" table:align="left"/>
    </style:style>
    <style:style style:name="Tabela9.A" style:family="table-column">
      <style:table-column-properties style:column-width="2.51cm"/>
    </style:style>
    <style:style style:name="Tabela9.B" style:family="table-column">
      <style:table-column-properties style:column-width="5.338cm"/>
    </style:style>
    <style:style style:name="Tabela9.C" style:family="table-column">
      <style:table-column-properties style:column-width="8.153cm"/>
    </style:style>
    <style:style style:name="Tabela9.A1" style:family="table-cell">
      <style:table-cell-properties style:vertical-align="middle" fo:padding="0.049cm" fo:border="none"/>
    </style:style>
    <style:style style:name="Tabela10" style:family="table">
      <style:table-properties style:width="15.558cm" fo:margin-left="1cm" table:align="left"/>
    </style:style>
    <style:style style:name="Tabela10.A" style:family="table-column">
      <style:table-column-properties style:column-width="1.748cm"/>
    </style:style>
    <style:style style:name="Tabela10.B" style:family="table-column">
      <style:table-column-properties style:column-width="4.544cm"/>
    </style:style>
    <style:style style:name="Tabela10.C" style:family="table-column">
      <style:table-column-properties style:column-width="9.266cm"/>
    </style:style>
    <style:style style:name="Tabela10.A1" style:family="table-cell">
      <style:table-cell-properties style:vertical-align="middle" fo:padding="0.049cm" fo:border="none"/>
    </style:style>
    <style:style style:name="Tabela11" style:family="table">
      <style:table-properties style:width="16cm" fo:margin-left="1cm" table:align="left"/>
    </style:style>
    <style:style style:name="Tabela11.A" style:family="table-column">
      <style:table-column-properties style:column-width="1.748cm"/>
    </style:style>
    <style:style style:name="Tabela11.B" style:family="table-column">
      <style:table-column-properties style:column-width="4.537cm"/>
    </style:style>
    <style:style style:name="Tabela11.C" style:family="table-column">
      <style:table-column-properties style:column-width="9.716cm"/>
    </style:style>
    <style:style style:name="Tabela11.A1" style:family="table-cell">
      <style:table-cell-properties style:vertical-align="middle" fo:padding="0.049cm" fo:border="none"/>
    </style:style>
    <style:style style:name="Tabela12" style:family="table">
      <style:table-properties style:width="14.203cm" fo:margin-left="1cm" table:align="left"/>
    </style:style>
    <style:style style:name="Tabela12.A" style:family="table-column">
      <style:table-column-properties style:column-width="1.748cm"/>
    </style:style>
    <style:style style:name="Tabela12.B" style:family="table-column">
      <style:table-column-properties style:column-width="6.858cm"/>
    </style:style>
    <style:style style:name="Tabela12.C" style:family="table-column">
      <style:table-column-properties style:column-width="5.597cm"/>
    </style:style>
    <style:style style:name="Tabela12.A1" style:family="table-cell">
      <style:table-cell-properties style:vertical-align="middle" fo:padding="0.049cm" fo:border="none"/>
    </style:style>
    <style:style style:name="Tabela13" style:family="table">
      <style:table-properties style:width="14.99cm" fo:margin-left="1cm" table:align="left"/>
    </style:style>
    <style:style style:name="Tabela13.A" style:family="table-column">
      <style:table-column-properties style:column-width="1.748cm"/>
    </style:style>
    <style:style style:name="Tabela13.B" style:family="table-column">
      <style:table-column-properties style:column-width="6.842cm"/>
    </style:style>
    <style:style style:name="Tabela13.C" style:family="table-column">
      <style:table-column-properties style:column-width="6.399cm"/>
    </style:style>
    <style:style style:name="Tabela13.A1" style:family="table-cell">
      <style:table-cell-properties style:vertical-align="middle" fo:padding="0.049cm" fo:border="none"/>
    </style:style>
    <style:style style:name="Tabela14" style:family="table">
      <style:table-properties style:width="15.498cm" fo:margin-left="1cm" table:align="left"/>
    </style:style>
    <style:style style:name="Tabela14.A" style:family="table-column">
      <style:table-column-properties style:column-width="2.256cm"/>
    </style:style>
    <style:style style:name="Tabela14.B" style:family="table-column">
      <style:table-column-properties style:column-width="6.842cm"/>
    </style:style>
    <style:style style:name="Tabela14.C" style:family="table-column">
      <style:table-column-properties style:column-width="6.399cm"/>
    </style:style>
    <style:style style:name="Tabela14.A1" style:family="table-cell">
      <style:table-cell-properties style:vertical-align="middle" fo:padding="0.049cm" fo:border="none"/>
    </style:style>
    <style:style style:name="Tabela15" style:family="table">
      <style:table-properties style:width="14.99cm" fo:margin-left="1cm" table:align="left"/>
    </style:style>
    <style:style style:name="Tabela15.A" style:family="table-column">
      <style:table-column-properties style:column-width="1.748cm"/>
    </style:style>
    <style:style style:name="Tabela15.B" style:family="table-column">
      <style:table-column-properties style:column-width="6.842cm"/>
    </style:style>
    <style:style style:name="Tabela15.C" style:family="table-column">
      <style:table-column-properties style:column-width="6.399cm"/>
    </style:style>
    <style:style style:name="Tabela15.A1" style:family="table-cell">
      <style:table-cell-properties style:vertical-align="middle" fo:padding="0.049cm" fo:border="none"/>
    </style:style>
    <style:style style:name="Tabela16" style:family="table">
      <style:table-properties style:width="15.498cm" fo:margin-left="1cm" table:align="left"/>
    </style:style>
    <style:style style:name="Tabela16.A" style:family="table-column">
      <style:table-column-properties style:column-width="2.256cm"/>
    </style:style>
    <style:style style:name="Tabela16.B" style:family="table-column">
      <style:table-column-properties style:column-width="6.842cm"/>
    </style:style>
    <style:style style:name="Tabela16.C" style:family="table-column">
      <style:table-column-properties style:column-width="6.399cm"/>
    </style:style>
    <style:style style:name="Tabela16.A1" style:family="table-cell">
      <style:table-cell-properties style:vertical-align="middle" fo:padding="0.049cm" fo:border="none"/>
    </style:style>
    <style:style style:name="Tabela17" style:family="table">
      <style:table-properties style:width="15.083cm" fo:margin-left="1cm" table:align="left"/>
    </style:style>
    <style:style style:name="Tabela17.A" style:family="table-column">
      <style:table-column-properties style:column-width="1.748cm"/>
    </style:style>
    <style:style style:name="Tabela17.B" style:family="table-column">
      <style:table-column-properties style:column-width="6.936cm"/>
    </style:style>
    <style:style style:name="Tabela17.C" style:family="table-column">
      <style:table-column-properties style:column-width="6.399cm"/>
    </style:style>
    <style:style style:name="Tabela17.A1" style:family="table-cell">
      <style:table-cell-properties style:vertical-align="middle" fo:padding="0.049cm" fo:border="none"/>
    </style:style>
    <style:style style:name="Tabela18" style:family="table">
      <style:table-properties style:width="15.591cm" fo:margin-left="1cm" table:align="left"/>
    </style:style>
    <style:style style:name="Tabela18.A" style:family="table-column">
      <style:table-column-properties style:column-width="2.256cm"/>
    </style:style>
    <style:style style:name="Tabela18.B" style:family="table-column">
      <style:table-column-properties style:column-width="6.936cm"/>
    </style:style>
    <style:style style:name="Tabela18.C" style:family="table-column">
      <style:table-column-properties style:column-width="6.399cm"/>
    </style:style>
    <style:style style:name="Tabela18.A1" style:family="table-cell">
      <style:table-cell-properties style:vertical-align="middle" fo:padding="0.049cm" fo:border="none"/>
    </style:style>
    <style:style style:name="Tabela19" style:family="table">
      <style:table-properties style:width="16cm" fo:margin-left="1cm" table:align="left"/>
    </style:style>
    <style:style style:name="Tabela19.A" style:family="table-column">
      <style:table-column-properties style:column-width="2.764cm"/>
    </style:style>
    <style:style style:name="Tabela19.B" style:family="table-column">
      <style:table-column-properties style:column-width="6.835cm"/>
    </style:style>
    <style:style style:name="Tabela19.C" style:family="table-column">
      <style:table-column-properties style:column-width="6.401cm"/>
    </style:style>
    <style:style style:name="Tabela19.A1" style:family="table-cell">
      <style:table-cell-properties style:vertical-align="middle" fo:padding="0.049cm" fo:border="none"/>
    </style:style>
    <style:style style:name="Tabela20" style:family="table">
      <style:table-properties style:width="14.803cm" fo:margin-left="1cm" table:align="left"/>
    </style:style>
    <style:style style:name="Tabela20.A" style:family="table-column">
      <style:table-column-properties style:column-width="1.748cm"/>
    </style:style>
    <style:style style:name="Tabela20.B" style:family="table-column">
      <style:table-column-properties style:column-width="6.655cm"/>
    </style:style>
    <style:style style:name="Tabela20.C" style:family="table-column">
      <style:table-column-properties style:column-width="6.399cm"/>
    </style:style>
    <style:style style:name="Tabela20.A1" style:family="table-cell">
      <style:table-cell-properties style:vertical-align="middle" fo:padding="0.049cm" fo:border="none"/>
    </style:style>
    <style:style style:name="Tabela21" style:family="table">
      <style:table-properties style:width="15.311cm" fo:margin-left="1cm" table:align="left"/>
    </style:style>
    <style:style style:name="Tabela21.A" style:family="table-column">
      <style:table-column-properties style:column-width="2.256cm"/>
    </style:style>
    <style:style style:name="Tabela21.B" style:family="table-column">
      <style:table-column-properties style:column-width="6.655cm"/>
    </style:style>
    <style:style style:name="Tabela21.C" style:family="table-column">
      <style:table-column-properties style:column-width="6.399cm"/>
    </style:style>
    <style:style style:name="Tabela21.A1" style:family="table-cell">
      <style:table-cell-properties style:vertical-align="middle" fo:padding="0.049cm" fo:border="none"/>
    </style:style>
    <style:style style:name="Tabela22" style:family="table">
      <style:table-properties style:width="16cm" fo:margin-left="1cm" table:align="left"/>
    </style:style>
    <style:style style:name="Tabela22.A" style:family="table-column">
      <style:table-column-properties style:column-width="1.748cm"/>
    </style:style>
    <style:style style:name="Tabela22.B" style:family="table-column">
      <style:table-column-properties style:column-width="6.833cm"/>
    </style:style>
    <style:style style:name="Tabela22.C" style:family="table-column">
      <style:table-column-properties style:column-width="7.419cm"/>
    </style:style>
    <style:style style:name="Tabela22.A1" style:family="table-cell">
      <style:table-cell-properties style:vertical-align="middle" fo:padding="0.049cm" fo:border="none"/>
    </style:style>
    <style:style style:name="Tabela23" style:family="table">
      <style:table-properties style:width="16cm" fo:margin-left="1cm" table:align="left"/>
    </style:style>
    <style:style style:name="Tabela23.A" style:family="table-column">
      <style:table-column-properties style:column-width="1.748cm"/>
    </style:style>
    <style:style style:name="Tabela23.B" style:family="table-column">
      <style:table-column-properties style:column-width="6.844cm"/>
    </style:style>
    <style:style style:name="Tabela23.C" style:family="table-column">
      <style:table-column-properties style:column-width="7.408cm"/>
    </style:style>
    <style:style style:name="Tabela23.A1" style:family="table-cell">
      <style:table-cell-properties style:vertical-align="middle" fo:padding="0.049cm" fo:border="none"/>
    </style:style>
    <style:style style:name="Tabela24" style:family="table">
      <style:table-properties style:width="15.704cm" fo:margin-left="1cm" table:align="left"/>
    </style:style>
    <style:style style:name="Tabela24.A" style:family="table-column">
      <style:table-column-properties style:column-width="1.748cm"/>
    </style:style>
    <style:style style:name="Tabela24.B" style:family="table-column">
      <style:table-column-properties style:column-width="7.557cm"/>
    </style:style>
    <style:style style:name="Tabela24.C" style:family="table-column">
      <style:table-column-properties style:column-width="6.399cm"/>
    </style:style>
    <style:style style:name="Tabela24.A1" style:family="table-cell">
      <style:table-cell-properties style:vertical-align="middle" fo:padding="0.049cm" fo:border="none"/>
    </style:style>
    <style:style style:name="Tabela25" style:family="table">
      <style:table-properties style:width="16cm" fo:margin-left="1cm" table:align="left"/>
    </style:style>
    <style:style style:name="Tabela25.A" style:family="table-column">
      <style:table-column-properties style:column-width="3.018cm"/>
    </style:style>
    <style:style style:name="Tabela25.B" style:family="table-column">
      <style:table-column-properties style:column-width="7.53cm"/>
    </style:style>
    <style:style style:name="Tabela25.C" style:family="table-column">
      <style:table-column-properties style:column-width="5.452cm"/>
    </style:style>
    <style:style style:name="Tabela25.A1" style:family="table-cell">
      <style:table-cell-properties style:vertical-align="middle" fo:padding="0.049cm" fo:border="none"/>
    </style:style>
    <style:style style:name="Tabela26" style:family="table">
      <style:table-properties style:width="15.201cm" fo:margin-left="1cm" table:align="left"/>
    </style:style>
    <style:style style:name="Tabela26.A" style:family="table-column">
      <style:table-column-properties style:column-width="1.748cm"/>
    </style:style>
    <style:style style:name="Tabela26.B" style:family="table-column">
      <style:table-column-properties style:column-width="7.054cm"/>
    </style:style>
    <style:style style:name="Tabela26.C" style:family="table-column">
      <style:table-column-properties style:column-width="6.399cm"/>
    </style:style>
    <style:style style:name="Tabela26.A1" style:family="table-cell">
      <style:table-cell-properties style:vertical-align="middle" fo:padding="0.049cm" fo:border="none"/>
    </style:style>
    <style:style style:name="Tabela27" style:family="table">
      <style:table-properties style:width="15.963cm" fo:margin-left="1cm" table:align="left"/>
    </style:style>
    <style:style style:name="Tabela27.A" style:family="table-column">
      <style:table-column-properties style:column-width="2.51cm"/>
    </style:style>
    <style:style style:name="Tabela27.B" style:family="table-column">
      <style:table-column-properties style:column-width="7.054cm"/>
    </style:style>
    <style:style style:name="Tabela27.C" style:family="table-column">
      <style:table-column-properties style:column-width="6.399cm"/>
    </style:style>
    <style:style style:name="Tabela27.A1" style:family="table-cell">
      <style:table-cell-properties style:vertical-align="middle" fo:padding="0.049cm" fo:border="none"/>
    </style:style>
    <style:style style:name="Tabela28" style:family="table">
      <style:table-properties style:width="15.173cm" fo:margin-left="1cm" table:align="left"/>
    </style:style>
    <style:style style:name="Tabela28.A" style:family="table-column">
      <style:table-column-properties style:column-width="1.748cm"/>
    </style:style>
    <style:style style:name="Tabela28.B" style:family="table-column">
      <style:table-column-properties style:column-width="7.026cm"/>
    </style:style>
    <style:style style:name="Tabela28.C" style:family="table-column">
      <style:table-column-properties style:column-width="6.399cm"/>
    </style:style>
    <style:style style:name="Tabela28.A1" style:family="table-cell">
      <style:table-cell-properties style:vertical-align="middle" fo:padding="0.049cm" fo:border="none"/>
    </style:style>
    <style:style style:name="Tabela29" style:family="table">
      <style:table-properties style:width="15.681cm" fo:margin-left="1cm" table:align="left"/>
    </style:style>
    <style:style style:name="Tabela29.A" style:family="table-column">
      <style:table-column-properties style:column-width="2.256cm"/>
    </style:style>
    <style:style style:name="Tabela29.B" style:family="table-column">
      <style:table-column-properties style:column-width="7.026cm"/>
    </style:style>
    <style:style style:name="Tabela29.C" style:family="table-column">
      <style:table-column-properties style:column-width="6.399cm"/>
    </style:style>
    <style:style style:name="Tabela29.A1" style:family="table-cell">
      <style:table-cell-properties style:vertical-align="middle" fo:padding="0.049cm" fo:border="none"/>
    </style:style>
    <style:style style:name="Tabela30" style:family="table">
      <style:table-properties style:width="16cm" fo:margin-left="1cm" table:align="left"/>
    </style:style>
    <style:style style:name="Tabela30.A" style:family="table-column">
      <style:table-column-properties style:column-width="2.256cm"/>
    </style:style>
    <style:style style:name="Tabela30.B" style:family="table-column">
      <style:table-column-properties style:column-width="9.107cm"/>
    </style:style>
    <style:style style:name="Tabela30.C" style:family="table-column">
      <style:table-column-properties style:column-width="4.637cm"/>
    </style:style>
    <style:style style:name="Tabela30.A1" style:family="table-cell">
      <style:table-cell-properties style:vertical-align="middle" fo:padding="0.049cm" fo:border="none"/>
    </style:style>
    <style:style style:name="Tabela31" style:family="table">
      <style:table-properties style:width="16cm" fo:margin-left="1cm" table:align="left"/>
    </style:style>
    <style:style style:name="Tabela31.A" style:family="table-column">
      <style:table-column-properties style:column-width="1.494cm"/>
    </style:style>
    <style:style style:name="Tabela31.B" style:family="table-column">
      <style:table-column-properties style:column-width="1.528cm"/>
    </style:style>
    <style:style style:name="Tabela31.C" style:family="table-column">
      <style:table-column-properties style:column-width="12.979cm"/>
    </style:style>
    <style:style style:name="Tabela31.A1" style:family="table-cell">
      <style:table-cell-properties style:vertical-align="middle" fo:padding="0.049cm" fo:border="none"/>
    </style:style>
    <style:style style:name="Tabela32" style:family="table">
      <style:table-properties style:width="16cm" fo:margin-left="1cm" table:align="left"/>
    </style:style>
    <style:style style:name="Tabela32.A" style:family="table-column">
      <style:table-column-properties style:column-width="2.256cm"/>
    </style:style>
    <style:style style:name="Tabela32.B" style:family="table-column">
      <style:table-column-properties style:column-width="9.107cm"/>
    </style:style>
    <style:style style:name="Tabela32.C" style:family="table-column">
      <style:table-column-properties style:column-width="4.637cm"/>
    </style:style>
    <style:style style:name="Tabela32.A1" style:family="table-cell">
      <style:table-cell-properties style:vertical-align="middle" fo:padding="0.049cm" fo:border="none"/>
    </style:style>
    <style:style style:name="Tabela33" style:family="table">
      <style:table-properties style:width="16cm" fo:margin-left="1cm" table:align="left"/>
    </style:style>
    <style:style style:name="Tabela33.A" style:family="table-column">
      <style:table-column-properties style:column-width="1.494cm"/>
    </style:style>
    <style:style style:name="Tabela33.B" style:family="table-column">
      <style:table-column-properties style:column-width="1.528cm"/>
    </style:style>
    <style:style style:name="Tabela33.C" style:family="table-column">
      <style:table-column-properties style:column-width="12.979cm"/>
    </style:style>
    <style:style style:name="Tabela33.A1" style:family="table-cell">
      <style:table-cell-properties style:vertical-align="middle" fo:padding="0.049cm" fo:border="none"/>
    </style:style>
    <style:style style:name="Tabela34" style:family="table">
      <style:table-properties style:width="16cm" fo:margin-left="1cm" table:align="left"/>
    </style:style>
    <style:style style:name="Tabela34.A" style:family="table-column">
      <style:table-column-properties style:column-width="1.494cm"/>
    </style:style>
    <style:style style:name="Tabela34.B" style:family="table-column">
      <style:table-column-properties style:column-width="1.528cm"/>
    </style:style>
    <style:style style:name="Tabela34.C" style:family="table-column">
      <style:table-column-properties style:column-width="12.979cm"/>
    </style:style>
    <style:style style:name="Tabela34.A1" style:family="table-cell">
      <style:table-cell-properties style:vertical-align="middle" fo:padding="0.049cm" fo:border="none"/>
    </style:style>
    <style:style style:name="Tabela35" style:family="table">
      <style:table-properties style:width="16cm" fo:margin-left="1cm" table:align="left"/>
    </style:style>
    <style:style style:name="Tabela35.A" style:family="table-column">
      <style:table-column-properties style:column-width="3.526cm"/>
    </style:style>
    <style:style style:name="Tabela35.B" style:family="table-column">
      <style:table-column-properties style:column-width="1.224cm"/>
    </style:style>
    <style:style style:name="Tabela35.C" style:family="table-column">
      <style:table-column-properties style:column-width="11.25cm"/>
    </style:style>
    <style:style style:name="Tabela35.A1" style:family="table-cell">
      <style:table-cell-properties style:vertical-align="middle" fo:padding="0.049cm" fo:border="none"/>
    </style:style>
    <style:style style:name="Tabela36" style:family="table">
      <style:table-properties style:width="16cm" fo:margin-left="1cm" table:align="left"/>
    </style:style>
    <style:style style:name="Tabela36.A" style:family="table-column">
      <style:table-column-properties style:column-width="3.526cm"/>
    </style:style>
    <style:style style:name="Tabela36.B" style:family="table-column">
      <style:table-column-properties style:column-width="1.069cm"/>
    </style:style>
    <style:style style:name="Tabela36.C" style:family="table-column">
      <style:table-column-properties style:column-width="11.405cm"/>
    </style:style>
    <style:style style:name="Tabela36.A1" style:family="table-cell">
      <style:table-cell-properties style:vertical-align="middle" fo:padding="0.049cm" fo:border="none"/>
    </style:style>
    <style:style style:name="Tabela37" style:family="table">
      <style:table-properties style:width="16cm" fo:margin-left="1cm" table:align="left"/>
    </style:style>
    <style:style style:name="Tabela37.A" style:family="table-column">
      <style:table-column-properties style:column-width="1.748cm"/>
    </style:style>
    <style:style style:name="Tabela37.B" style:family="table-column">
      <style:table-column-properties style:column-width="1.205cm"/>
    </style:style>
    <style:style style:name="Tabela37.C" style:family="table-column">
      <style:table-column-properties style:column-width="13.047cm"/>
    </style:style>
    <style:style style:name="Tabela37.A1" style:family="table-cell">
      <style:table-cell-properties style:vertical-align="middle" fo:padding="0.049cm" fo:border="none"/>
    </style:style>
    <style:style style:name="Tabela38" style:family="table">
      <style:table-properties style:width="16cm" fo:margin-left="1cm" table:align="left"/>
    </style:style>
    <style:style style:name="Tabela38.A" style:family="table-column">
      <style:table-column-properties style:column-width="1.748cm"/>
    </style:style>
    <style:style style:name="Tabela38.B" style:family="table-column">
      <style:table-column-properties style:column-width="1.207cm"/>
    </style:style>
    <style:style style:name="Tabela38.C" style:family="table-column">
      <style:table-column-properties style:column-width="13.046cm"/>
    </style:style>
    <style:style style:name="Tabela38.A1" style:family="table-cell">
      <style:table-cell-properties style:vertical-align="middle" fo:padding="0.049cm" fo:border="none"/>
    </style:style>
    <style:style style:name="Tabela39" style:family="table">
      <style:table-properties style:width="16cm" fo:margin-left="1cm" table:align="left"/>
    </style:style>
    <style:style style:name="Tabela39.A" style:family="table-column">
      <style:table-column-properties style:column-width="2.764cm"/>
    </style:style>
    <style:style style:name="Tabela39.B" style:family="table-column">
      <style:table-column-properties style:column-width="6.022cm"/>
    </style:style>
    <style:style style:name="Tabela39.C" style:family="table-column">
      <style:table-column-properties style:column-width="7.214cm"/>
    </style:style>
    <style:style style:name="Tabela39.A1" style:family="table-cell">
      <style:table-cell-properties style:vertical-align="middle" fo:padding="0.049cm" fo:border="none"/>
    </style:style>
    <style:style style:name="Tabela40" style:family="table">
      <style:table-properties style:width="16cm" fo:margin-left="1cm" table:align="left"/>
    </style:style>
    <style:style style:name="Tabela40.A" style:family="table-column">
      <style:table-column-properties style:column-width="2.764cm"/>
    </style:style>
    <style:style style:name="Tabela40.B" style:family="table-column">
      <style:table-column-properties style:column-width="6.034cm"/>
    </style:style>
    <style:style style:name="Tabela40.C" style:family="table-column">
      <style:table-column-properties style:column-width="7.202cm"/>
    </style:style>
    <style:style style:name="Tabela40.A1" style:family="table-cell">
      <style:table-cell-properties style:vertical-align="middle" fo:padding="0.049cm" fo:border="none"/>
    </style:style>
    <style:style style:name="Tabela41" style:family="table">
      <style:table-properties style:width="16cm" fo:margin-left="1cm" table:align="left"/>
    </style:style>
    <style:style style:name="Tabela41.A" style:family="table-column">
      <style:table-column-properties style:column-width="2.764cm"/>
    </style:style>
    <style:style style:name="Tabela41.B" style:family="table-column">
      <style:table-column-properties style:column-width="6.01cm"/>
    </style:style>
    <style:style style:name="Tabela41.C" style:family="table-column">
      <style:table-column-properties style:column-width="7.227cm"/>
    </style:style>
    <style:style style:name="Tabela41.A1" style:family="table-cell">
      <style:table-cell-properties style:vertical-align="middle" fo:padding="0.049cm" fo:border="none"/>
    </style:style>
    <style:style style:name="Tabela42" style:family="table">
      <style:table-properties style:width="15.535cm" fo:margin-left="1cm" table:align="left"/>
    </style:style>
    <style:style style:name="Tabela42.A" style:family="table-column">
      <style:table-column-properties style:column-width="1.494cm"/>
    </style:style>
    <style:style style:name="Tabela42.B" style:family="table-column">
      <style:table-column-properties style:column-width="4.921cm"/>
    </style:style>
    <style:style style:name="Tabela42.C" style:family="table-column">
      <style:table-column-properties style:column-width="9.119cm"/>
    </style:style>
    <style:style style:name="Tabela42.A1" style:family="table-cell">
      <style:table-cell-properties style:vertical-align="middle" fo:padding="0.049cm" fo:border="none"/>
    </style:style>
    <style:style style:name="Tabela43" style:family="table">
      <style:table-properties style:width="15.041cm" fo:margin-left="1cm" table:align="left"/>
    </style:style>
    <style:style style:name="Tabela43.A" style:family="table-column">
      <style:table-column-properties style:column-width="1.748cm"/>
    </style:style>
    <style:style style:name="Tabela43.B" style:family="table-column">
      <style:table-column-properties style:column-width="4.921cm"/>
    </style:style>
    <style:style style:name="Tabela43.C" style:family="table-column">
      <style:table-column-properties style:column-width="8.371cm"/>
    </style:style>
    <style:style style:name="Tabela43.A1" style:family="table-cell">
      <style:table-cell-properties style:vertical-align="middle" fo:padding="0.049cm" fo:border="none"/>
    </style:style>
    <style:style style:name="Tabela44" style:family="table">
      <style:table-properties style:width="16cm" fo:margin-left="1cm" table:align="left"/>
    </style:style>
    <style:style style:name="Tabela44.A" style:family="table-column">
      <style:table-column-properties style:column-width="1.494cm"/>
    </style:style>
    <style:style style:name="Tabela44.B" style:family="table-column">
      <style:table-column-properties style:column-width="4.911cm"/>
    </style:style>
    <style:style style:name="Tabela44.C" style:family="table-column">
      <style:table-column-properties style:column-width="9.596cm"/>
    </style:style>
    <style:style style:name="Tabela44.A1" style:family="table-cell">
      <style:table-cell-properties style:vertical-align="middle" fo:padding="0.049cm" fo:border="none"/>
    </style:style>
    <style:style style:name="Tabela45" style:family="table">
      <style:table-properties style:width="13.959cm" fo:margin-left="1cm" table:align="left"/>
    </style:style>
    <style:style style:name="Tabela45.A" style:family="table-column">
      <style:table-column-properties style:column-width="1.494cm"/>
    </style:style>
    <style:style style:name="Tabela45.B" style:family="table-column">
      <style:table-column-properties style:column-width="4.921cm"/>
    </style:style>
    <style:style style:name="Tabela45.C" style:family="table-column">
      <style:table-column-properties style:column-width="7.544cm"/>
    </style:style>
    <style:style style:name="Tabela45.A1" style:family="table-cell">
      <style:table-cell-properties style:vertical-align="middle" fo:padding="0.049cm" fo:border="none"/>
    </style:style>
    <style:style style:name="Tabela46" style:family="table">
      <style:table-properties style:width="14.9cm" fo:margin-left="1cm" table:align="left"/>
    </style:style>
    <style:style style:name="Tabela46.A" style:family="table-column">
      <style:table-column-properties style:column-width="1.494cm"/>
    </style:style>
    <style:style style:name="Tabela46.B" style:family="table-column">
      <style:table-column-properties style:column-width="4.921cm"/>
    </style:style>
    <style:style style:name="Tabela46.C" style:family="table-column">
      <style:table-column-properties style:column-width="8.484cm"/>
    </style:style>
    <style:style style:name="Tabela46.A1" style:family="table-cell">
      <style:table-cell-properties style:vertical-align="middle" fo:padding="0.049cm" fo:border="none"/>
    </style:style>
    <style:style style:name="Tabela47" style:family="table">
      <style:table-properties style:width="15.3cm" fo:margin-left="1cm" table:align="left"/>
    </style:style>
    <style:style style:name="Tabela47.A" style:family="table-column">
      <style:table-column-properties style:column-width="1.494cm"/>
    </style:style>
    <style:style style:name="Tabela47.B" style:family="table-column">
      <style:table-column-properties style:column-width="4.921cm"/>
    </style:style>
    <style:style style:name="Tabela47.C" style:family="table-column">
      <style:table-column-properties style:column-width="8.885cm"/>
    </style:style>
    <style:style style:name="Tabela47.A1" style:family="table-cell">
      <style:table-cell-properties style:vertical-align="middle" fo:padding="0.049cm" fo:border="none"/>
    </style:style>
    <style:style style:name="Tabela48" style:family="table">
      <style:table-properties style:width="14.665cm" fo:margin-left="1cm" table:align="left"/>
    </style:style>
    <style:style style:name="Tabela48.A" style:family="table-column">
      <style:table-column-properties style:column-width="1.494cm"/>
    </style:style>
    <style:style style:name="Tabela48.B" style:family="table-column">
      <style:table-column-properties style:column-width="4.921cm"/>
    </style:style>
    <style:style style:name="Tabela48.C" style:family="table-column">
      <style:table-column-properties style:column-width="8.25cm"/>
    </style:style>
    <style:style style:name="Tabela48.A1" style:family="table-cell">
      <style:table-cell-properties style:vertical-align="middle" fo:padding="0.049cm" fo:border="none"/>
    </style:style>
    <style:style style:name="Tabela49" style:family="table">
      <style:table-properties style:width="15.09cm" fo:margin-left="1cm" table:align="left"/>
    </style:style>
    <style:style style:name="Tabela49.A" style:family="table-column">
      <style:table-column-properties style:column-width="1.494cm"/>
    </style:style>
    <style:style style:name="Tabela49.B" style:family="table-column">
      <style:table-column-properties style:column-width="4.921cm"/>
    </style:style>
    <style:style style:name="Tabela49.C" style:family="table-column">
      <style:table-column-properties style:column-width="8.675cm"/>
    </style:style>
    <style:style style:name="Tabela49.A1" style:family="table-cell">
      <style:table-cell-properties style:vertical-align="middle" fo:padding="0.049cm" fo:border="none"/>
    </style:style>
    <style:style style:name="Tabela50" style:family="table">
      <style:table-properties style:width="13.746cm" fo:margin-left="1cm" table:align="left"/>
    </style:style>
    <style:style style:name="Tabela50.A" style:family="table-column">
      <style:table-column-properties style:column-width="1.494cm"/>
    </style:style>
    <style:style style:name="Tabela50.B" style:family="table-column">
      <style:table-column-properties style:column-width="4.921cm"/>
    </style:style>
    <style:style style:name="Tabela50.C" style:family="table-column">
      <style:table-column-properties style:column-width="7.331cm"/>
    </style:style>
    <style:style style:name="Tabela50.A1" style:family="table-cell">
      <style:table-cell-properties style:vertical-align="middle" fo:padding="0.049cm" fo:border="none"/>
    </style:style>
    <style:style style:name="Tabela51" style:family="table">
      <style:table-properties style:width="14.787cm" fo:margin-left="1cm" table:align="left"/>
    </style:style>
    <style:style style:name="Tabela51.A" style:family="table-column">
      <style:table-column-properties style:column-width="1.494cm"/>
    </style:style>
    <style:style style:name="Tabela51.B" style:family="table-column">
      <style:table-column-properties style:column-width="4.921cm"/>
    </style:style>
    <style:style style:name="Tabela51.C" style:family="table-column">
      <style:table-column-properties style:column-width="8.371cm"/>
    </style:style>
    <style:style style:name="Tabela51.A1" style:family="table-cell">
      <style:table-cell-properties style:vertical-align="middle" fo:padding="0.049cm" fo:border="none"/>
    </style:style>
    <style:style style:name="Tabela52" style:family="table">
      <style:table-properties style:width="16cm" fo:margin-left="1cm" table:align="left"/>
    </style:style>
    <style:style style:name="Tabela52.A" style:family="table-column">
      <style:table-column-properties style:column-width="2.764cm"/>
    </style:style>
    <style:style style:name="Tabela52.B" style:family="table-column">
      <style:table-column-properties style:column-width="5.978cm"/>
    </style:style>
    <style:style style:name="Tabela52.C" style:family="table-column">
      <style:table-column-properties style:column-width="7.258cm"/>
    </style:style>
    <style:style style:name="Tabela52.A1" style:family="table-cell">
      <style:table-cell-properties style:vertical-align="middle" fo:padding="0.049cm" fo:border="none"/>
    </style:style>
    <style:style style:name="Tabela53" style:family="table">
      <style:table-properties style:width="16cm" fo:margin-left="1cm" table:align="left"/>
    </style:style>
    <style:style style:name="Tabela53.A" style:family="table-column">
      <style:table-column-properties style:column-width="2.764cm"/>
    </style:style>
    <style:style style:name="Tabela53.B" style:family="table-column">
      <style:table-column-properties style:column-width="5.997cm"/>
    </style:style>
    <style:style style:name="Tabela53.C" style:family="table-column">
      <style:table-column-properties style:column-width="7.239cm"/>
    </style:style>
    <style:style style:name="Tabela53.A1" style:family="table-cell">
      <style:table-cell-properties style:vertical-align="middle" fo:padding="0.049cm" fo:border="none"/>
    </style:style>
    <style:style style:name="Tabela54" style:family="table">
      <style:table-properties style:width="16cm" fo:margin-left="1cm" table:align="left"/>
    </style:style>
    <style:style style:name="Tabela54.A" style:family="table-column">
      <style:table-column-properties style:column-width="2.764cm"/>
    </style:style>
    <style:style style:name="Tabela54.B" style:family="table-column">
      <style:table-column-properties style:column-width="6.006cm"/>
    </style:style>
    <style:style style:name="Tabela54.C" style:family="table-column">
      <style:table-column-properties style:column-width="7.23cm"/>
    </style:style>
    <style:style style:name="Tabela54.A1" style:family="table-cell">
      <style:table-cell-properties style:vertical-align="middle" fo:padding="0.049cm" fo:border="none"/>
    </style:style>
    <style:style style:name="Tabela55" style:family="table">
      <style:table-properties style:width="16cm" fo:margin-left="1cm" table:align="left"/>
    </style:style>
    <style:style style:name="Tabela55.A" style:family="table-column">
      <style:table-column-properties style:column-width="2.764cm"/>
    </style:style>
    <style:style style:name="Tabela55.B" style:family="table-column">
      <style:table-column-properties style:column-width="6.006cm"/>
    </style:style>
    <style:style style:name="Tabela55.C" style:family="table-column">
      <style:table-column-properties style:column-width="7.23cm"/>
    </style:style>
    <style:style style:name="Tabela55.A1" style:family="table-cell">
      <style:table-cell-properties style:vertical-align="middle" fo:padding="0.049cm" fo:border="none"/>
    </style:style>
    <style:style style:name="Tabela56" style:family="table">
      <style:table-properties style:width="16cm" fo:margin-left="1cm" table:align="left"/>
    </style:style>
    <style:style style:name="Tabela56.A" style:family="table-column">
      <style:table-column-properties style:column-width="2.764cm"/>
    </style:style>
    <style:style style:name="Tabela56.B" style:family="table-column">
      <style:table-column-properties style:column-width="6.006cm"/>
    </style:style>
    <style:style style:name="Tabela56.C" style:family="table-column">
      <style:table-column-properties style:column-width="7.23cm"/>
    </style:style>
    <style:style style:name="Tabela56.A1" style:family="table-cell">
      <style:table-cell-properties style:vertical-align="middle" fo:padding="0.049cm" fo:border="none"/>
    </style:style>
    <style:style style:name="Tabela57" style:family="table">
      <style:table-properties style:width="16cm" fo:margin-left="1cm" table:align="left"/>
    </style:style>
    <style:style style:name="Tabela57.A" style:family="table-column">
      <style:table-column-properties style:column-width="2.764cm"/>
    </style:style>
    <style:style style:name="Tabela57.B" style:family="table-column">
      <style:table-column-properties style:column-width="6.006cm"/>
    </style:style>
    <style:style style:name="Tabela57.C" style:family="table-column">
      <style:table-column-properties style:column-width="7.23cm"/>
    </style:style>
    <style:style style:name="Tabela57.A1" style:family="table-cell">
      <style:table-cell-properties style:vertical-align="middle" fo:padding="0.049cm" fo:border="none"/>
    </style:style>
    <style:style style:name="Tabela58" style:family="table">
      <style:table-properties style:width="16cm" fo:margin-left="1cm" table:align="left"/>
    </style:style>
    <style:style style:name="Tabela58.A" style:family="table-column">
      <style:table-column-properties style:column-width="2.764cm"/>
    </style:style>
    <style:style style:name="Tabela58.B" style:family="table-column">
      <style:table-column-properties style:column-width="6.001cm"/>
    </style:style>
    <style:style style:name="Tabela58.C" style:family="table-column">
      <style:table-column-properties style:column-width="7.235cm"/>
    </style:style>
    <style:style style:name="Tabela58.A1" style:family="table-cell">
      <style:table-cell-properties style:vertical-align="middle" fo:padding="0.049cm" fo:border="none"/>
    </style:style>
    <style:style style:name="Tabela59" style:family="table">
      <style:table-properties style:width="16cm" fo:margin-left="1cm" table:align="left"/>
    </style:style>
    <style:style style:name="Tabela59.A" style:family="table-column">
      <style:table-column-properties style:column-width="1.494cm"/>
    </style:style>
    <style:style style:name="Tabela59.B" style:family="table-column">
      <style:table-column-properties style:column-width="3.403cm"/>
    </style:style>
    <style:style style:name="Tabela59.C" style:family="table-column">
      <style:table-column-properties style:column-width="11.104cm"/>
    </style:style>
    <style:style style:name="Tabela59.A1" style:family="table-cell">
      <style:table-cell-properties style:vertical-align="middle" fo:padding="0.049cm" fo:border="none"/>
    </style:style>
    <style:style style:name="Tabela60" style:family="table">
      <style:table-properties style:width="16cm" fo:margin-left="1cm" table:align="left"/>
    </style:style>
    <style:style style:name="Tabela60.A" style:family="table-column">
      <style:table-column-properties style:column-width="1.494cm"/>
    </style:style>
    <style:style style:name="Tabela60.B" style:family="table-column">
      <style:table-column-properties style:column-width="3.403cm"/>
    </style:style>
    <style:style style:name="Tabela60.C" style:family="table-column">
      <style:table-column-properties style:column-width="11.104cm"/>
    </style:style>
    <style:style style:name="Tabela60.A1" style:family="table-cell">
      <style:table-cell-properties style:vertical-align="middle" fo:padding="0.049cm" fo:border="none"/>
    </style:style>
    <style:style style:name="Tabela61" style:family="table">
      <style:table-properties style:width="16cm" fo:margin-left="1cm" table:align="left"/>
    </style:style>
    <style:style style:name="Tabela61.A" style:family="table-column">
      <style:table-column-properties style:column-width="2.764cm"/>
    </style:style>
    <style:style style:name="Tabela61.B" style:family="table-column">
      <style:table-column-properties style:column-width="5.958cm"/>
    </style:style>
    <style:style style:name="Tabela61.C" style:family="table-column">
      <style:table-column-properties style:column-width="7.278cm"/>
    </style:style>
    <style:style style:name="Tabela61.A1" style:family="table-cell">
      <style:table-cell-properties style:vertical-align="middle" fo:padding="0.049cm" fo:border="none"/>
    </style:style>
    <style:style style:name="Tabela62" style:family="table">
      <style:table-properties style:width="16cm" fo:margin-left="1cm" table:align="left"/>
    </style:style>
    <style:style style:name="Tabela62.A" style:family="table-column">
      <style:table-column-properties style:column-width="2.002cm"/>
    </style:style>
    <style:style style:name="Tabela62.B" style:family="table-column">
      <style:table-column-properties style:column-width="3.676cm"/>
    </style:style>
    <style:style style:name="Tabela62.C" style:family="table-column">
      <style:table-column-properties style:column-width="10.322cm"/>
    </style:style>
    <style:style style:name="Tabela62.A1" style:family="table-cell">
      <style:table-cell-properties style:vertical-align="middle" fo:padding="0.049cm" fo:border="none"/>
    </style:style>
    <style:style style:name="Tabela63" style:family="table">
      <style:table-properties style:width="16cm" fo:margin-left="1cm" table:align="left"/>
    </style:style>
    <style:style style:name="Tabela63.A" style:family="table-column">
      <style:table-column-properties style:column-width="2.002cm"/>
    </style:style>
    <style:style style:name="Tabela63.B" style:family="table-column">
      <style:table-column-properties style:column-width="3.678cm"/>
    </style:style>
    <style:style style:name="Tabela63.C" style:family="table-column">
      <style:table-column-properties style:column-width="10.321cm"/>
    </style:style>
    <style:style style:name="Tabela63.A1" style:family="table-cell">
      <style:table-cell-properties style:vertical-align="middle" fo:padding="0.049cm" fo:border="none"/>
    </style:style>
    <style:style style:name="Tabela64" style:family="table">
      <style:table-properties style:width="16cm" fo:margin-left="1cm" table:align="left"/>
    </style:style>
    <style:style style:name="Tabela64.A" style:family="table-column">
      <style:table-column-properties style:column-width="2.002cm"/>
    </style:style>
    <style:style style:name="Tabela64.B" style:family="table-column">
      <style:table-column-properties style:column-width="6.034cm"/>
    </style:style>
    <style:style style:name="Tabela64.C" style:family="table-column">
      <style:table-column-properties style:column-width="7.964cm"/>
    </style:style>
    <style:style style:name="Tabela64.A1" style:family="table-cell">
      <style:table-cell-properties style:vertical-align="middle" fo:padding="0.049cm" fo:border="none"/>
    </style:style>
    <style:style style:name="Tabela65" style:family="table">
      <style:table-properties style:width="16cm" fo:margin-left="1cm" table:align="left"/>
    </style:style>
    <style:style style:name="Tabela65.A" style:family="table-column">
      <style:table-column-properties style:column-width="2.002cm"/>
    </style:style>
    <style:style style:name="Tabela65.B" style:family="table-column">
      <style:table-column-properties style:column-width="6.034cm"/>
    </style:style>
    <style:style style:name="Tabela65.C" style:family="table-column">
      <style:table-column-properties style:column-width="7.964cm"/>
    </style:style>
    <style:style style:name="Tabela65.A1" style:family="table-cell">
      <style:table-cell-properties style:vertical-align="middle" fo:padding="0.049cm" fo:border="none"/>
    </style:style>
    <style:style style:name="Tabela66" style:family="table">
      <style:table-properties style:width="16cm" fo:margin-left="1cm" table:align="left"/>
    </style:style>
    <style:style style:name="Tabela66.A" style:family="table-column">
      <style:table-column-properties style:column-width="2.002cm"/>
    </style:style>
    <style:style style:name="Tabela66.B" style:family="table-column">
      <style:table-column-properties style:column-width="6.034cm"/>
    </style:style>
    <style:style style:name="Tabela66.C" style:family="table-column">
      <style:table-column-properties style:column-width="7.964cm"/>
    </style:style>
    <style:style style:name="Tabela66.A1" style:family="table-cell">
      <style:table-cell-properties style:vertical-align="middle" fo:padding="0.049cm" fo:border="none"/>
    </style:style>
    <style:style style:name="Tabela67" style:family="table">
      <style:table-properties style:width="16cm" fo:margin-left="1cm" table:align="left"/>
    </style:style>
    <style:style style:name="Tabela67.A" style:family="table-column">
      <style:table-column-properties style:column-width="2.002cm"/>
    </style:style>
    <style:style style:name="Tabela67.B" style:family="table-column">
      <style:table-column-properties style:column-width="3.676cm"/>
    </style:style>
    <style:style style:name="Tabela67.C" style:family="table-column">
      <style:table-column-properties style:column-width="10.322cm"/>
    </style:style>
    <style:style style:name="Tabela67.A1" style:family="table-cell">
      <style:table-cell-properties style:vertical-align="middle" fo:padding="0.049cm" fo:border="none"/>
    </style:style>
    <style:style style:name="Tabela68" style:family="table">
      <style:table-properties style:width="16cm" fo:margin-left="1cm" table:align="left"/>
    </style:style>
    <style:style style:name="Tabela68.A" style:family="table-column">
      <style:table-column-properties style:column-width="2.002cm"/>
    </style:style>
    <style:style style:name="Tabela68.B" style:family="table-column">
      <style:table-column-properties style:column-width="6.015cm"/>
    </style:style>
    <style:style style:name="Tabela68.C" style:family="table-column">
      <style:table-column-properties style:column-width="7.983cm"/>
    </style:style>
    <style:style style:name="Tabela68.A1" style:family="table-cell">
      <style:table-cell-properties style:vertical-align="middle" fo:padding="0.049cm" fo:border="none"/>
    </style:style>
    <style:style style:name="Tabela69" style:family="table">
      <style:table-properties style:width="16cm" fo:margin-left="1cm" table:align="left"/>
    </style:style>
    <style:style style:name="Tabela69.A" style:family="table-column">
      <style:table-column-properties style:column-width="2.764cm"/>
    </style:style>
    <style:style style:name="Tabela69.B" style:family="table-column">
      <style:table-column-properties style:column-width="5.958cm"/>
    </style:style>
    <style:style style:name="Tabela69.C" style:family="table-column">
      <style:table-column-properties style:column-width="7.278cm"/>
    </style:style>
    <style:style style:name="Tabela69.A1" style:family="table-cell">
      <style:table-cell-properties style:vertical-align="middle" fo:padding="0.049cm" fo:border="none"/>
    </style:style>
    <style:style style:name="Tabela70" style:family="table">
      <style:table-properties style:width="16cm" fo:margin-left="1cm" table:align="left"/>
    </style:style>
    <style:style style:name="Tabela70.A" style:family="table-column">
      <style:table-column-properties style:column-width="2.764cm"/>
    </style:style>
    <style:style style:name="Tabela70.B" style:family="table-column">
      <style:table-column-properties style:column-width="5.958cm"/>
    </style:style>
    <style:style style:name="Tabela70.C" style:family="table-column">
      <style:table-column-properties style:column-width="7.278cm"/>
    </style:style>
    <style:style style:name="Tabela70.A1" style:family="table-cell">
      <style:table-cell-properties style:vertical-align="middle" fo:padding="0.049cm" fo:border="none"/>
    </style:style>
    <style:style style:name="Tabela71" style:family="table">
      <style:table-properties style:width="16cm" fo:margin-left="1cm" table:align="left"/>
    </style:style>
    <style:style style:name="Tabela71.A" style:family="table-column">
      <style:table-column-properties style:column-width="2.764cm"/>
    </style:style>
    <style:style style:name="Tabela71.B" style:family="table-column">
      <style:table-column-properties style:column-width="5.958cm"/>
    </style:style>
    <style:style style:name="Tabela71.C" style:family="table-column">
      <style:table-column-properties style:column-width="7.278cm"/>
    </style:style>
    <style:style style:name="Tabela71.A1" style:family="table-cell">
      <style:table-cell-properties style:vertical-align="middle" fo:padding="0.049cm" fo:border="none"/>
    </style:style>
    <style:style style:name="Tabela72" style:family="table">
      <style:table-properties style:width="16cm" fo:margin-left="1cm" table:align="left"/>
    </style:style>
    <style:style style:name="Tabela72.A" style:family="table-column">
      <style:table-column-properties style:column-width="2.002cm"/>
    </style:style>
    <style:style style:name="Tabela72.B" style:family="table-column">
      <style:table-column-properties style:column-width="5.32cm"/>
    </style:style>
    <style:style style:name="Tabela72.C" style:family="table-column">
      <style:table-column-properties style:column-width="8.678cm"/>
    </style:style>
    <style:style style:name="Tabela72.A1" style:family="table-cell">
      <style:table-cell-properties style:vertical-align="middle" fo:padding="0.049cm" fo:border="none"/>
    </style:style>
    <style:style style:name="Tabela73" style:family="table">
      <style:table-properties style:width="16cm" fo:margin-left="1cm" table:align="left"/>
    </style:style>
    <style:style style:name="Tabela73.A" style:family="table-column">
      <style:table-column-properties style:column-width="2.002cm"/>
    </style:style>
    <style:style style:name="Tabela73.B" style:family="table-column">
      <style:table-column-properties style:column-width="5.32cm"/>
    </style:style>
    <style:style style:name="Tabela73.C" style:family="table-column">
      <style:table-column-properties style:column-width="8.678cm"/>
    </style:style>
    <style:style style:name="Tabela73.A1" style:family="table-cell">
      <style:table-cell-properties style:vertical-align="middle" fo:padding="0.049cm" fo:border="none"/>
    </style:style>
    <style:style style:name="Tabela74" style:family="table">
      <style:table-properties style:width="16cm" fo:margin-left="1cm" table:align="left"/>
    </style:style>
    <style:style style:name="Tabela74.A" style:family="table-column">
      <style:table-column-properties style:column-width="2.002cm"/>
    </style:style>
    <style:style style:name="Tabela74.B" style:family="table-column">
      <style:table-column-properties style:column-width="5.32cm"/>
    </style:style>
    <style:style style:name="Tabela74.C" style:family="table-column">
      <style:table-column-properties style:column-width="8.678cm"/>
    </style:style>
    <style:style style:name="Tabela74.A1" style:family="table-cell">
      <style:table-cell-properties style:vertical-align="middle" fo:padding="0.049cm" fo:border="none"/>
    </style:style>
    <style:style style:name="Tabela75" style:family="table">
      <style:table-properties style:width="16cm" fo:margin-left="1cm" table:align="left"/>
    </style:style>
    <style:style style:name="Tabela75.A" style:family="table-column">
      <style:table-column-properties style:column-width="2.002cm"/>
    </style:style>
    <style:style style:name="Tabela75.B" style:family="table-column">
      <style:table-column-properties style:column-width="5.32cm"/>
    </style:style>
    <style:style style:name="Tabela75.C" style:family="table-column">
      <style:table-column-properties style:column-width="8.678cm"/>
    </style:style>
    <style:style style:name="Tabela75.A1" style:family="table-cell">
      <style:table-cell-properties style:vertical-align="middle" fo:padding="0.049cm" fo:border="none"/>
    </style:style>
    <style:style style:name="Tabela76" style:family="table">
      <style:table-properties style:width="16cm" fo:margin-left="1cm" table:align="left"/>
    </style:style>
    <style:style style:name="Tabela76.A" style:family="table-column">
      <style:table-column-properties style:column-width="2.002cm"/>
    </style:style>
    <style:style style:name="Tabela76.B" style:family="table-column">
      <style:table-column-properties style:column-width="5.32cm"/>
    </style:style>
    <style:style style:name="Tabela76.C" style:family="table-column">
      <style:table-column-properties style:column-width="8.678cm"/>
    </style:style>
    <style:style style:name="Tabela76.A1" style:family="table-cell">
      <style:table-cell-properties style:vertical-align="middle" fo:padding="0.049cm" fo:border="none"/>
    </style:style>
    <style:style style:name="Tabela77" style:family="table">
      <style:table-properties style:width="16cm" fo:margin-left="1cm" table:align="left"/>
    </style:style>
    <style:style style:name="Tabela77.A" style:family="table-column">
      <style:table-column-properties style:column-width="2.002cm"/>
    </style:style>
    <style:style style:name="Tabela77.B" style:family="table-column">
      <style:table-column-properties style:column-width="5.304cm"/>
    </style:style>
    <style:style style:name="Tabela77.C" style:family="table-column">
      <style:table-column-properties style:column-width="8.694cm"/>
    </style:style>
    <style:style style:name="Tabela77.A1" style:family="table-cell">
      <style:table-cell-properties style:vertical-align="middle" fo:padding="0.049cm" fo:border="none"/>
    </style:style>
    <style:style style:name="Tabela78" style:family="table">
      <style:table-properties style:width="16cm" fo:margin-left="1cm" table:align="left"/>
    </style:style>
    <style:style style:name="Tabela78.A" style:family="table-column">
      <style:table-column-properties style:column-width="2.764cm"/>
    </style:style>
    <style:style style:name="Tabela78.B" style:family="table-column">
      <style:table-column-properties style:column-width="5.958cm"/>
    </style:style>
    <style:style style:name="Tabela78.C" style:family="table-column">
      <style:table-column-properties style:column-width="7.278cm"/>
    </style:style>
    <style:style style:name="Tabela78.A1" style:family="table-cell">
      <style:table-cell-properties style:vertical-align="middle" fo:padding="0.049cm" fo:border="none"/>
    </style:style>
    <style:style style:name="Tabela79" style:family="table">
      <style:table-properties style:width="16cm" fo:margin-left="1cm" table:align="left"/>
    </style:style>
    <style:style style:name="Tabela79.A" style:family="table-column">
      <style:table-column-properties style:column-width="2.764cm"/>
    </style:style>
    <style:style style:name="Tabela79.B" style:family="table-column">
      <style:table-column-properties style:column-width="5.948cm"/>
    </style:style>
    <style:style style:name="Tabela79.C" style:family="table-column">
      <style:table-column-properties style:column-width="7.288cm"/>
    </style:style>
    <style:style style:name="Tabela79.A1" style:family="table-cell">
      <style:table-cell-properties style:vertical-align="middle" fo:padding="0.049cm" fo:border="none"/>
    </style:style>
    <style:style style:name="Tabela80" style:family="table">
      <style:table-properties style:width="16cm" fo:margin-left="1cm" table:align="left"/>
    </style:style>
    <style:style style:name="Tabela80.A" style:family="table-column">
      <style:table-column-properties style:column-width="1.494cm"/>
    </style:style>
    <style:style style:name="Tabela80.B" style:family="table-column">
      <style:table-column-properties style:column-width="1.528cm"/>
    </style:style>
    <style:style style:name="Tabela80.C" style:family="table-column">
      <style:table-column-properties style:column-width="12.979cm"/>
    </style:style>
    <style:style style:name="Tabela80.A1" style:family="table-cell">
      <style:table-cell-properties style:vertical-align="middle" fo:padding="0.049cm" fo:border="none"/>
    </style:style>
    <style:style style:name="Tabela81" style:family="table">
      <style:table-properties style:width="16cm" fo:margin-left="1cm" table:align="left"/>
    </style:style>
    <style:style style:name="Tabela81.A" style:family="table-column">
      <style:table-column-properties style:column-width="3.526cm"/>
    </style:style>
    <style:style style:name="Tabela81.B" style:family="table-column">
      <style:table-column-properties style:column-width="6.341cm"/>
    </style:style>
    <style:style style:name="Tabela81.C" style:family="table-column">
      <style:table-column-properties style:column-width="6.133cm"/>
    </style:style>
    <style:style style:name="Tabela81.A1" style:family="table-cell">
      <style:table-cell-properties style:vertical-align="middle" fo:padding="0.049cm" fo:border="none"/>
    </style:style>
    <style:style style:name="Tabela82" style:family="table">
      <style:table-properties style:width="14.194cm" fo:margin-left="1cm" table:align="left"/>
    </style:style>
    <style:style style:name="Tabela82.A" style:family="table-column">
      <style:table-column-properties style:column-width="2.002cm"/>
    </style:style>
    <style:style style:name="Tabela82.B" style:family="table-column">
      <style:table-column-properties style:column-width="3.718cm"/>
    </style:style>
    <style:style style:name="Tabela82.C" style:family="table-column">
      <style:table-column-properties style:column-width="8.474cm"/>
    </style:style>
    <style:style style:name="Tabela82.A1" style:family="table-cell">
      <style:table-cell-properties style:vertical-align="middle" fo:padding="0.049cm" fo:border="none"/>
    </style:style>
    <style:style style:name="Tabela83" style:family="table">
      <style:table-properties style:width="16cm" fo:margin-left="1cm" table:align="left"/>
    </style:style>
    <style:style style:name="Tabela83.A" style:family="table-column">
      <style:table-column-properties style:column-width="3.526cm"/>
    </style:style>
    <style:style style:name="Tabela83.B" style:family="table-column">
      <style:table-column-properties style:column-width="6.341cm"/>
    </style:style>
    <style:style style:name="Tabela83.C" style:family="table-column">
      <style:table-column-properties style:column-width="6.133cm"/>
    </style:style>
    <style:style style:name="Tabela83.A1" style:family="table-cell">
      <style:table-cell-properties style:vertical-align="middle" fo:padding="0.049cm" fo:border="none"/>
    </style:style>
    <style:style style:name="Tabela84" style:family="table">
      <style:table-properties style:width="16cm" fo:margin-left="1cm" table:align="left"/>
    </style:style>
    <style:style style:name="Tabela84.A" style:family="table-column">
      <style:table-column-properties style:column-width="2.002cm"/>
    </style:style>
    <style:style style:name="Tabela84.B" style:family="table-column">
      <style:table-column-properties style:column-width="6.466cm"/>
    </style:style>
    <style:style style:name="Tabela84.C" style:family="table-column">
      <style:table-column-properties style:column-width="7.532cm"/>
    </style:style>
    <style:style style:name="Tabela84.A1" style:family="table-cell">
      <style:table-cell-properties style:vertical-align="middle" fo:padding="0.049cm" fo:border="none"/>
    </style:style>
    <style:style style:name="Tabela85" style:family="table">
      <style:table-properties style:width="16cm" fo:margin-left="1cm" table:align="left"/>
    </style:style>
    <style:style style:name="Tabela85.A" style:family="table-column">
      <style:table-column-properties style:column-width="2.256cm"/>
    </style:style>
    <style:style style:name="Tabela85.B" style:family="table-column">
      <style:table-column-properties style:column-width="6.449cm"/>
    </style:style>
    <style:style style:name="Tabela85.C" style:family="table-column">
      <style:table-column-properties style:column-width="7.295cm"/>
    </style:style>
    <style:style style:name="Tabela85.A1" style:family="table-cell">
      <style:table-cell-properties style:vertical-align="middle" fo:padding="0.049cm" fo:border="none"/>
    </style:style>
    <style:style style:name="Tabela86" style:family="table">
      <style:table-properties style:width="16cm" fo:margin-left="1cm" table:align="left"/>
    </style:style>
    <style:style style:name="Tabela86.A" style:family="table-column">
      <style:table-column-properties style:column-width="3.526cm"/>
    </style:style>
    <style:style style:name="Tabela86.B" style:family="table-column">
      <style:table-column-properties style:column-width="6.341cm"/>
    </style:style>
    <style:style style:name="Tabela86.C" style:family="table-column">
      <style:table-column-properties style:column-width="6.133cm"/>
    </style:style>
    <style:style style:name="Tabela86.A1" style:family="table-cell">
      <style:table-cell-properties style:vertical-align="middle" fo:padding="0.049cm" fo:border="none"/>
    </style:style>
    <style:style style:name="Tabela87" style:family="table">
      <style:table-properties style:width="14.194cm" fo:margin-left="1cm" table:align="left"/>
    </style:style>
    <style:style style:name="Tabela87.A" style:family="table-column">
      <style:table-column-properties style:column-width="2.002cm"/>
    </style:style>
    <style:style style:name="Tabela87.B" style:family="table-column">
      <style:table-column-properties style:column-width="3.718cm"/>
    </style:style>
    <style:style style:name="Tabela87.C" style:family="table-column">
      <style:table-column-properties style:column-width="8.474cm"/>
    </style:style>
    <style:style style:name="Tabela87.A1" style:family="table-cell">
      <style:table-cell-properties style:vertical-align="middle" fo:padding="0.049cm" fo:border="none"/>
    </style:style>
    <style:style style:name="Tabela88" style:family="table">
      <style:table-properties style:width="16cm" fo:margin-left="1cm" table:align="left"/>
    </style:style>
    <style:style style:name="Tabela88.A" style:family="table-column">
      <style:table-column-properties style:column-width="3.526cm"/>
    </style:style>
    <style:style style:name="Tabela88.B" style:family="table-column">
      <style:table-column-properties style:column-width="6.14cm"/>
    </style:style>
    <style:style style:name="Tabela88.C" style:family="table-column">
      <style:table-column-properties style:column-width="6.334cm"/>
    </style:style>
    <style:style style:name="Tabela88.A1" style:family="table-cell">
      <style:table-cell-properties style:vertical-align="middle" fo:padding="0.049cm" fo:border="none"/>
    </style:style>
    <style:style style:name="Tabela89" style:family="table">
      <style:table-properties style:width="10.151cm" fo:margin-left="1cm" table:align="left"/>
    </style:style>
    <style:style style:name="Tabela89.A" style:family="table-column">
      <style:table-column-properties style:column-width="1.748cm"/>
    </style:style>
    <style:style style:name="Tabela89.B" style:family="table-column">
      <style:table-column-properties style:column-width="1.63cm"/>
    </style:style>
    <style:style style:name="Tabela89.C" style:family="table-column">
      <style:table-column-properties style:column-width="6.773cm"/>
    </style:style>
    <style:style style:name="Tabela89.A1" style:family="table-cell">
      <style:table-cell-properties style:vertical-align="middle" fo:padding="0.049cm" fo:border="none"/>
    </style:style>
    <style:style style:name="Tabela90" style:family="table">
      <style:table-properties style:width="16cm" fo:margin-left="1cm" table:align="left"/>
    </style:style>
    <style:style style:name="Tabela90.A" style:family="table-column">
      <style:table-column-properties style:column-width="1.494cm"/>
    </style:style>
    <style:style style:name="Tabela90.B" style:family="table-column">
      <style:table-column-properties style:column-width="1.528cm"/>
    </style:style>
    <style:style style:name="Tabela90.C" style:family="table-column">
      <style:table-column-properties style:column-width="12.979cm"/>
    </style:style>
    <style:style style:name="Tabela90.A1" style:family="table-cell">
      <style:table-cell-properties style:vertical-align="middle" fo:padding="0.049cm" fo:border="none"/>
    </style:style>
    <style:style style:name="Tabela91" style:family="table">
      <style:table-properties style:width="16cm" fo:margin-left="1cm" table:align="left"/>
    </style:style>
    <style:style style:name="Tabela91.A" style:family="table-column">
      <style:table-column-properties style:column-width="1.748cm"/>
    </style:style>
    <style:style style:name="Tabela91.B" style:family="table-column">
      <style:table-column-properties style:column-width="5.309cm"/>
    </style:style>
    <style:style style:name="Tabela91.C" style:family="table-column">
      <style:table-column-properties style:column-width="8.943cm"/>
    </style:style>
    <style:style style:name="Tabela91.A1" style:family="table-cell">
      <style:table-cell-properties style:vertical-align="middle" fo:padding="0.049cm" fo:border="none"/>
    </style:style>
    <style:style style:name="Tabela92" style:family="table">
      <style:table-properties style:width="16cm" fo:margin-left="1cm" table:align="left"/>
    </style:style>
    <style:style style:name="Tabela92.A" style:family="table-column">
      <style:table-column-properties style:column-width="1.748cm"/>
    </style:style>
    <style:style style:name="Tabela92.B" style:family="table-column">
      <style:table-column-properties style:column-width="5.308cm"/>
    </style:style>
    <style:style style:name="Tabela92.C" style:family="table-column">
      <style:table-column-properties style:column-width="8.945cm"/>
    </style:style>
    <style:style style:name="Tabela92.A1" style:family="table-cell">
      <style:table-cell-properties style:vertical-align="middle" fo:padding="0.049cm" fo:border="none"/>
    </style:style>
    <style:style style:name="Tabela93" style:family="table">
      <style:table-properties style:width="14.907cm" fo:margin-left="1cm" table:align="left"/>
    </style:style>
    <style:style style:name="Tabela93.A" style:family="table-column">
      <style:table-column-properties style:column-width="1.494cm"/>
    </style:style>
    <style:style style:name="Tabela93.B" style:family="table-column">
      <style:table-column-properties style:column-width="4.124cm"/>
    </style:style>
    <style:style style:name="Tabela93.C" style:family="table-column">
      <style:table-column-properties style:column-width="9.289cm"/>
    </style:style>
    <style:style style:name="Tabela93.A1" style:family="table-cell">
      <style:table-cell-properties style:vertical-align="middle" fo:padding="0.049cm" fo:border="none"/>
    </style:style>
    <style:style style:name="Tabela94" style:family="table">
      <style:table-properties style:width="15.401cm" fo:margin-left="1cm" table:align="left"/>
    </style:style>
    <style:style style:name="Tabela94.A" style:family="table-column">
      <style:table-column-properties style:column-width="1.494cm"/>
    </style:style>
    <style:style style:name="Tabela94.B" style:family="table-column">
      <style:table-column-properties style:column-width="4.124cm"/>
    </style:style>
    <style:style style:name="Tabela94.C" style:family="table-column">
      <style:table-column-properties style:column-width="9.783cm"/>
    </style:style>
    <style:style style:name="Tabela94.A1" style:family="table-cell">
      <style:table-cell-properties style:vertical-align="middle" fo:padding="0.049cm" fo:border="none"/>
    </style:style>
    <style:style style:name="Tabela95" style:family="table">
      <style:table-properties style:width="16cm" fo:margin-left="1cm" table:align="left"/>
    </style:style>
    <style:style style:name="Tabela95.A" style:family="table-column">
      <style:table-column-properties style:column-width="1.748cm"/>
    </style:style>
    <style:style style:name="Tabela95.B" style:family="table-column">
      <style:table-column-properties style:column-width="5.309cm"/>
    </style:style>
    <style:style style:name="Tabela95.C" style:family="table-column">
      <style:table-column-properties style:column-width="8.943cm"/>
    </style:style>
    <style:style style:name="Tabela95.A1" style:family="table-cell">
      <style:table-cell-properties style:vertical-align="middle" fo:padding="0.049cm" fo:border="none"/>
    </style:style>
    <style:style style:name="Tabela96" style:family="table">
      <style:table-properties style:width="16cm" fo:margin-left="1cm" table:align="left"/>
    </style:style>
    <style:style style:name="Tabela96.A" style:family="table-column">
      <style:table-column-properties style:column-width="1.748cm"/>
    </style:style>
    <style:style style:name="Tabela96.B" style:family="table-column">
      <style:table-column-properties style:column-width="5.308cm"/>
    </style:style>
    <style:style style:name="Tabela96.C" style:family="table-column">
      <style:table-column-properties style:column-width="8.945cm"/>
    </style:style>
    <style:style style:name="Tabela96.A1" style:family="table-cell">
      <style:table-cell-properties style:vertical-align="middle" fo:padding="0.049cm" fo:border="none"/>
    </style:style>
    <style:style style:name="Tabela97" style:family="table">
      <style:table-properties style:width="16cm" fo:margin-left="1cm" table:align="left"/>
    </style:style>
    <style:style style:name="Tabela97.A" style:family="table-column">
      <style:table-column-properties style:column-width="1.494cm"/>
    </style:style>
    <style:style style:name="Tabela97.B" style:family="table-column">
      <style:table-column-properties style:column-width="2.889cm"/>
    </style:style>
    <style:style style:name="Tabela97.C" style:family="table-column">
      <style:table-column-properties style:column-width="11.617cm"/>
    </style:style>
    <style:style style:name="Tabela97.A1" style:family="table-cell">
      <style:table-cell-properties style:vertical-align="middle" fo:padding="0.049cm" fo:border="none"/>
    </style:style>
    <style:style style:name="Tabela98" style:family="table">
      <style:table-properties style:width="16cm" fo:margin-left="1cm" table:align="left"/>
    </style:style>
    <style:style style:name="Tabela98.A" style:family="table-column">
      <style:table-column-properties style:column-width="1.494cm"/>
    </style:style>
    <style:style style:name="Tabela98.B" style:family="table-column">
      <style:table-column-properties style:column-width="2.889cm"/>
    </style:style>
    <style:style style:name="Tabela98.C" style:family="table-column">
      <style:table-column-properties style:column-width="11.617cm"/>
    </style:style>
    <style:style style:name="Tabela98.A1" style:family="table-cell">
      <style:table-cell-properties style:vertical-align="middle" fo:padding="0.049cm" fo:border="none"/>
    </style:style>
    <style:style style:name="Tabela99" style:family="table">
      <style:table-properties style:width="16cm" fo:margin-left="1cm" table:align="left"/>
    </style:style>
    <style:style style:name="Tabela99.A" style:family="table-column">
      <style:table-column-properties style:column-width="2.256cm"/>
    </style:style>
    <style:style style:name="Tabela99.B" style:family="table-column">
      <style:table-column-properties style:column-width="6.151cm"/>
    </style:style>
    <style:style style:name="Tabela99.C" style:family="table-column">
      <style:table-column-properties style:column-width="7.594cm"/>
    </style:style>
    <style:style style:name="Tabela99.A1" style:family="table-cell">
      <style:table-cell-properties style:vertical-align="middle" fo:padding="0.049cm" fo:border="none"/>
    </style:style>
    <style:style style:name="Tabela100" style:family="table">
      <style:table-properties style:width="16cm" fo:margin-left="1cm" table:align="left"/>
    </style:style>
    <style:style style:name="Tabela100.A" style:family="table-column">
      <style:table-column-properties style:column-width="1.494cm"/>
    </style:style>
    <style:style style:name="Tabela100.B" style:family="table-column">
      <style:table-column-properties style:column-width="4.932cm"/>
    </style:style>
    <style:style style:name="Tabela100.C" style:family="table-column">
      <style:table-column-properties style:column-width="9.574cm"/>
    </style:style>
    <style:style style:name="Tabela100.A1" style:family="table-cell">
      <style:table-cell-properties style:vertical-align="middle" fo:padding="0.049cm" fo:border="none"/>
    </style:style>
    <style:style style:name="Tabela101" style:family="table">
      <style:table-properties style:width="16cm" fo:margin-left="1cm" table:align="left"/>
    </style:style>
    <style:style style:name="Tabela101.A" style:family="table-column">
      <style:table-column-properties style:column-width="1.494cm"/>
    </style:style>
    <style:style style:name="Tabela101.B" style:family="table-column">
      <style:table-column-properties style:column-width="2.889cm"/>
    </style:style>
    <style:style style:name="Tabela101.C" style:family="table-column">
      <style:table-column-properties style:column-width="11.617cm"/>
    </style:style>
    <style:style style:name="Tabela101.A1" style:family="table-cell">
      <style:table-cell-properties style:vertical-align="middle" fo:padding="0.049cm" fo:border="none"/>
    </style:style>
    <style:style style:name="Tabela102" style:family="table">
      <style:table-properties style:width="16cm" fo:margin-left="1cm" table:align="left"/>
    </style:style>
    <style:style style:name="Tabela102.A" style:family="table-column">
      <style:table-column-properties style:column-width="1.494cm"/>
    </style:style>
    <style:style style:name="Tabela102.B" style:family="table-column">
      <style:table-column-properties style:column-width="2.889cm"/>
    </style:style>
    <style:style style:name="Tabela102.C" style:family="table-column">
      <style:table-column-properties style:column-width="11.617cm"/>
    </style:style>
    <style:style style:name="Tabela102.A1" style:family="table-cell">
      <style:table-cell-properties style:vertical-align="middle" fo:padding="0.049cm" fo:border="none"/>
    </style:style>
    <style:style style:name="Tabela103" style:family="table">
      <style:table-properties style:width="16cm" fo:margin-left="1cm" table:align="left"/>
    </style:style>
    <style:style style:name="Tabela103.A" style:family="table-column">
      <style:table-column-properties style:column-width="1.494cm"/>
    </style:style>
    <style:style style:name="Tabela103.B" style:family="table-column">
      <style:table-column-properties style:column-width="4.932cm"/>
    </style:style>
    <style:style style:name="Tabela103.C" style:family="table-column">
      <style:table-column-properties style:column-width="9.574cm"/>
    </style:style>
    <style:style style:name="Tabela103.A1" style:family="table-cell">
      <style:table-cell-properties style:vertical-align="middle" fo:padding="0.049cm" fo:border="none"/>
    </style:style>
    <style:style style:name="Tabela104" style:family="table">
      <style:table-properties style:width="16cm" fo:margin-left="1cm" table:align="left"/>
    </style:style>
    <style:style style:name="Tabela104.A" style:family="table-column">
      <style:table-column-properties style:column-width="1.748cm"/>
    </style:style>
    <style:style style:name="Tabela104.B" style:family="table-column">
      <style:table-column-properties style:column-width="5.05cm"/>
    </style:style>
    <style:style style:name="Tabela104.C" style:family="table-column">
      <style:table-column-properties style:column-width="9.202cm"/>
    </style:style>
    <style:style style:name="Tabela104.A1" style:family="table-cell">
      <style:table-cell-properties style:vertical-align="middle" fo:padding="0.049cm" fo:border="none"/>
    </style:style>
    <style:style style:name="Tabela105" style:family="table">
      <style:table-properties style:width="16cm" fo:margin-left="1cm" table:align="left"/>
    </style:style>
    <style:style style:name="Tabela105.A" style:family="table-column">
      <style:table-column-properties style:column-width="3.526cm"/>
    </style:style>
    <style:style style:name="Tabela105.B" style:family="table-column">
      <style:table-column-properties style:column-width="5.046cm"/>
    </style:style>
    <style:style style:name="Tabela105.C" style:family="table-column">
      <style:table-column-properties style:column-width="7.428cm"/>
    </style:style>
    <style:style style:name="Tabela105.A1" style:family="table-cell">
      <style:table-cell-properties style:vertical-align="middle" fo:padding="0.049cm" fo:border="none"/>
    </style:style>
    <style:style style:name="Tabela106" style:family="table">
      <style:table-properties style:width="12.772cm" fo:margin-left="1cm" table:align="left"/>
    </style:style>
    <style:style style:name="Tabela106.A" style:family="table-column">
      <style:table-column-properties style:column-width="1.268cm"/>
    </style:style>
    <style:style style:name="Tabela106.B" style:family="table-column">
      <style:table-column-properties style:column-width="1.254cm"/>
    </style:style>
    <style:style style:name="Tabela106.C" style:family="table-column">
      <style:table-column-properties style:column-width="10.25cm"/>
    </style:style>
    <style:style style:name="Tabela106.A1" style:family="table-cell">
      <style:table-cell-properties style:vertical-align="middle" fo:padding="0.049cm" fo:border="none"/>
    </style:style>
    <style:style style:name="Tabela107" style:family="table">
      <style:table-properties style:width="12.772cm" fo:margin-left="1cm" table:align="left"/>
    </style:style>
    <style:style style:name="Tabela107.A" style:family="table-column">
      <style:table-column-properties style:column-width="1.268cm"/>
    </style:style>
    <style:style style:name="Tabela107.B" style:family="table-column">
      <style:table-column-properties style:column-width="1.254cm"/>
    </style:style>
    <style:style style:name="Tabela107.C" style:family="table-column">
      <style:table-column-properties style:column-width="10.25cm"/>
    </style:style>
    <style:style style:name="Tabela107.A1" style:family="table-cell">
      <style:table-cell-properties style:vertical-align="middle" fo:padding="0.049cm" fo:border="none"/>
    </style:style>
    <style:style style:name="Tabela108" style:family="table">
      <style:table-properties style:width="13.566cm" fo:margin-left="1cm" table:align="left"/>
    </style:style>
    <style:style style:name="Tabela108.A" style:family="table-column">
      <style:table-column-properties style:column-width="1.268cm"/>
    </style:style>
    <style:style style:name="Tabela108.B" style:family="table-column">
      <style:table-column-properties style:column-width="3.438cm"/>
    </style:style>
    <style:style style:name="Tabela108.C" style:family="table-column">
      <style:table-column-properties style:column-width="8.86cm"/>
    </style:style>
    <style:style style:name="Tabela108.A1" style:family="table-cell">
      <style:table-cell-properties style:vertical-align="middle" fo:padding="0.049cm" fo:border="none"/>
    </style:style>
    <style:style style:name="Tabela109" style:family="table">
      <style:table-properties style:width="13.383cm" fo:margin-left="1cm" table:align="left"/>
    </style:style>
    <style:style style:name="Tabela109.A" style:family="table-column">
      <style:table-column-properties style:column-width="1.268cm"/>
    </style:style>
    <style:style style:name="Tabela109.B" style:family="table-column">
      <style:table-column-properties style:column-width="3.438cm"/>
    </style:style>
    <style:style style:name="Tabela109.C" style:family="table-column">
      <style:table-column-properties style:column-width="8.677cm"/>
    </style:style>
    <style:style style:name="Tabela109.A1" style:family="table-cell">
      <style:table-cell-properties style:vertical-align="middle" fo:padding="0.049cm" fo:border="none"/>
    </style:style>
    <style:style style:name="Tabela110" style:family="table">
      <style:table-properties style:width="16cm" fo:margin-left="1cm" table:align="left"/>
    </style:style>
    <style:style style:name="Tabela110.A" style:family="table-column">
      <style:table-column-properties style:column-width="4.034cm"/>
    </style:style>
    <style:style style:name="Tabela110.B" style:family="table-column">
      <style:table-column-properties style:column-width="3.41cm"/>
    </style:style>
    <style:style style:name="Tabela110.C" style:family="table-column">
      <style:table-column-properties style:column-width="8.557cm"/>
    </style:style>
    <style:style style:name="Tabela110.A1" style:family="table-cell">
      <style:table-cell-properties style:vertical-align="middle" fo:padding="0.049cm" fo:border="none"/>
    </style:style>
    <style:style style:name="Tabela111" style:family="table">
      <style:table-properties style:width="16cm" fo:margin-left="1cm" table:align="left"/>
    </style:style>
    <style:style style:name="Tabela111.A" style:family="table-column">
      <style:table-column-properties style:column-width="1.748cm"/>
    </style:style>
    <style:style style:name="Tabela111.B" style:family="table-column">
      <style:table-column-properties style:column-width="5.069cm"/>
    </style:style>
    <style:style style:name="Tabela111.C" style:family="table-column">
      <style:table-column-properties style:column-width="9.183cm"/>
    </style:style>
    <style:style style:name="Tabela111.A1" style:family="table-cell">
      <style:table-cell-properties style:vertical-align="middle" fo:padding="0.049cm" fo:border="none"/>
    </style:style>
    <style:style style:name="Tabela112" style:family="table">
      <style:table-properties style:width="14.014cm" fo:margin-left="1cm" table:align="left"/>
    </style:style>
    <style:style style:name="Tabela112.A" style:family="table-column">
      <style:table-column-properties style:column-width="2.256cm"/>
    </style:style>
    <style:style style:name="Tabela112.B" style:family="table-column">
      <style:table-column-properties style:column-width="1.579cm"/>
    </style:style>
    <style:style style:name="Tabela112.C" style:family="table-column">
      <style:table-column-properties style:column-width="10.179cm"/>
    </style:style>
    <style:style style:name="Tabela112.A1" style:family="table-cell">
      <style:table-cell-properties style:vertical-align="middle" fo:padding="0.049cm" fo:border="none"/>
    </style:style>
    <style:style style:name="Tabela113" style:family="table">
      <style:table-properties style:width="16cm" fo:margin-left="1cm" table:align="left"/>
    </style:style>
    <style:style style:name="Tabela113.A" style:family="table-column">
      <style:table-column-properties style:column-width="1.748cm"/>
    </style:style>
    <style:style style:name="Tabela113.B" style:family="table-column">
      <style:table-column-properties style:column-width="5.069cm"/>
    </style:style>
    <style:style style:name="Tabela113.C" style:family="table-column">
      <style:table-column-properties style:column-width="9.183cm"/>
    </style:style>
    <style:style style:name="Tabela113.A1" style:family="table-cell">
      <style:table-cell-properties style:vertical-align="middle" fo:padding="0.049cm" fo:border="none"/>
    </style:style>
    <style:style style:name="Tabela114" style:family="table">
      <style:table-properties style:width="16cm" fo:margin-left="1cm" table:align="left"/>
    </style:style>
    <style:style style:name="Tabela114.A" style:family="table-column">
      <style:table-column-properties style:column-width="3.018cm"/>
    </style:style>
    <style:style style:name="Tabela114.B" style:family="table-column">
      <style:table-column-properties style:column-width="7.459cm"/>
    </style:style>
    <style:style style:name="Tabela114.C" style:family="table-column">
      <style:table-column-properties style:column-width="5.523cm"/>
    </style:style>
    <style:style style:name="Tabela114.A1" style:family="table-cell">
      <style:table-cell-properties style:vertical-align="middle" fo:padding="0.049cm" fo:border="none"/>
    </style:style>
    <style:style style:name="Tabela115" style:family="table">
      <style:table-properties style:width="16cm" fo:margin-left="1cm" table:align="left"/>
    </style:style>
    <style:style style:name="Tabela115.A" style:family="table-column">
      <style:table-column-properties style:column-width="3.018cm"/>
    </style:style>
    <style:style style:name="Tabela115.B" style:family="table-column">
      <style:table-column-properties style:column-width="7.477cm"/>
    </style:style>
    <style:style style:name="Tabela115.C" style:family="table-column">
      <style:table-column-properties style:column-width="5.505cm"/>
    </style:style>
    <style:style style:name="Tabela115.A1" style:family="table-cell">
      <style:table-cell-properties style:vertical-align="middle" fo:padding="0.049cm" fo:border="none"/>
    </style:style>
    <style:style style:name="Tabela116" style:family="table">
      <style:table-properties style:width="16cm" fo:margin-left="1cm" table:align="left"/>
    </style:style>
    <style:style style:name="Tabela116.A" style:family="table-column">
      <style:table-column-properties style:column-width="2.764cm"/>
    </style:style>
    <style:style style:name="Tabela116.B" style:family="table-column">
      <style:table-column-properties style:column-width="5.99cm"/>
    </style:style>
    <style:style style:name="Tabela116.C" style:family="table-column">
      <style:table-column-properties style:column-width="7.246cm"/>
    </style:style>
    <style:style style:name="Tabela116.A1" style:family="table-cell">
      <style:table-cell-properties style:vertical-align="middle" fo:padding="0.049cm" fo:border="none"/>
    </style:style>
    <style:style style:name="Tabela117" style:family="table">
      <style:table-properties style:width="16cm" fo:margin-left="1cm" table:align="left"/>
    </style:style>
    <style:style style:name="Tabela117.A" style:family="table-column">
      <style:table-column-properties style:column-width="2.764cm"/>
    </style:style>
    <style:style style:name="Tabela117.B" style:family="table-column">
      <style:table-column-properties style:column-width="5.99cm"/>
    </style:style>
    <style:style style:name="Tabela117.C" style:family="table-column">
      <style:table-column-properties style:column-width="7.246cm"/>
    </style:style>
    <style:style style:name="Tabela117.A1" style:family="table-cell">
      <style:table-cell-properties style:vertical-align="middle" fo:padding="0.049cm" fo:border="none"/>
    </style:style>
    <style:style style:name="Tabela118" style:family="table">
      <style:table-properties style:width="16cm" fo:margin-left="1cm" table:align="left"/>
    </style:style>
    <style:style style:name="Tabela118.A" style:family="table-column">
      <style:table-column-properties style:column-width="1.494cm"/>
    </style:style>
    <style:style style:name="Tabela118.B" style:family="table-column">
      <style:table-column-properties style:column-width="5.11cm"/>
    </style:style>
    <style:style style:name="Tabela118.C" style:family="table-column">
      <style:table-column-properties style:column-width="9.396cm"/>
    </style:style>
    <style:style style:name="Tabela118.A1" style:family="table-cell">
      <style:table-cell-properties style:vertical-align="middle" fo:padding="0.049cm" fo:border="none"/>
    </style:style>
    <style:style style:name="Tabela119" style:family="table">
      <style:table-properties style:width="11.167cm" fo:margin-left="1cm" table:align="left"/>
    </style:style>
    <style:style style:name="Tabela119.A" style:family="table-column">
      <style:table-column-properties style:column-width="1.494cm"/>
    </style:style>
    <style:style style:name="Tabela119.B" style:family="table-column">
      <style:table-column-properties style:column-width="1.579cm"/>
    </style:style>
    <style:style style:name="Tabela119.C" style:family="table-column">
      <style:table-column-properties style:column-width="8.094cm"/>
    </style:style>
    <style:style style:name="Tabela119.A1" style:family="table-cell">
      <style:table-cell-properties style:vertical-align="middle" fo:padding="0.049cm" fo:border="none"/>
    </style:style>
    <style:style style:name="Tabela120" style:family="table">
      <style:table-properties style:width="13.555cm" fo:margin-left="1cm" table:align="left"/>
    </style:style>
    <style:style style:name="Tabela120.A" style:family="table-column">
      <style:table-column-properties style:column-width="1.494cm"/>
    </style:style>
    <style:style style:name="Tabela120.B" style:family="table-column">
      <style:table-column-properties style:column-width="7.975cm"/>
    </style:style>
    <style:style style:name="Tabela120.C" style:family="table-column">
      <style:table-column-properties style:column-width="4.087cm"/>
    </style:style>
    <style:style style:name="Tabela120.A1" style:family="table-cell">
      <style:table-cell-properties style:vertical-align="middle" fo:padding="0.049cm" fo:border="none"/>
    </style:style>
    <style:style style:name="Tabela121" style:family="table">
      <style:table-properties style:width="14.914cm" fo:margin-left="1cm" table:align="left"/>
    </style:style>
    <style:style style:name="Tabela121.A" style:family="table-column">
      <style:table-column-properties style:column-width="1.494cm"/>
    </style:style>
    <style:style style:name="Tabela121.B" style:family="table-column">
      <style:table-column-properties style:column-width="8.655cm"/>
    </style:style>
    <style:style style:name="Tabela121.C" style:family="table-column">
      <style:table-column-properties style:column-width="4.764cm"/>
    </style:style>
    <style:style style:name="Tabela121.A1" style:family="table-cell">
      <style:table-cell-properties style:vertical-align="middle" fo:padding="0.049cm" fo:border="none"/>
    </style:style>
    <style:style style:name="Tabela122" style:family="table">
      <style:table-properties style:width="14.536cm" fo:margin-left="1cm" table:align="left"/>
    </style:style>
    <style:style style:name="Tabela122.A" style:family="table-column">
      <style:table-column-properties style:column-width="1.494cm"/>
    </style:style>
    <style:style style:name="Tabela122.B" style:family="table-column">
      <style:table-column-properties style:column-width="8.468cm"/>
    </style:style>
    <style:style style:name="Tabela122.C" style:family="table-column">
      <style:table-column-properties style:column-width="4.574cm"/>
    </style:style>
    <style:style style:name="Tabela122.A1" style:family="table-cell">
      <style:table-cell-properties style:vertical-align="middle" fo:padding="0.049cm" fo:border="none"/>
    </style:style>
    <style:style style:name="Tabela123" style:family="table">
      <style:table-properties style:width="13.815cm" fo:margin-left="1cm" table:align="left"/>
    </style:style>
    <style:style style:name="Tabela123.A" style:family="table-column">
      <style:table-column-properties style:column-width="1.494cm"/>
    </style:style>
    <style:style style:name="Tabela123.B" style:family="table-column">
      <style:table-column-properties style:column-width="8.234cm"/>
    </style:style>
    <style:style style:name="Tabela123.C" style:family="table-column">
      <style:table-column-properties style:column-width="4.087cm"/>
    </style:style>
    <style:style style:name="Tabela123.A1" style:family="table-cell">
      <style:table-cell-properties style:vertical-align="middle" fo:padding="0.049cm" fo:border="none"/>
    </style:style>
    <style:style style:name="Tabela124" style:family="table">
      <style:table-properties style:width="15.173cm" fo:margin-left="1cm" table:align="left"/>
    </style:style>
    <style:style style:name="Tabela124.A" style:family="table-column">
      <style:table-column-properties style:column-width="1.494cm"/>
    </style:style>
    <style:style style:name="Tabela124.B" style:family="table-column">
      <style:table-column-properties style:column-width="8.915cm"/>
    </style:style>
    <style:style style:name="Tabela124.C" style:family="table-column">
      <style:table-column-properties style:column-width="4.764cm"/>
    </style:style>
    <style:style style:name="Tabela124.A1" style:family="table-cell">
      <style:table-cell-properties style:vertical-align="middle" fo:padding="0.049cm" fo:border="none"/>
    </style:style>
    <style:style style:name="Tabela125" style:family="table">
      <style:table-properties style:width="14.794cm" fo:margin-left="1cm" table:align="left"/>
    </style:style>
    <style:style style:name="Tabela125.A" style:family="table-column">
      <style:table-column-properties style:column-width="1.494cm"/>
    </style:style>
    <style:style style:name="Tabela125.B" style:family="table-column">
      <style:table-column-properties style:column-width="8.726cm"/>
    </style:style>
    <style:style style:name="Tabela125.C" style:family="table-column">
      <style:table-column-properties style:column-width="4.574cm"/>
    </style:style>
    <style:style style:name="Tabela125.A1" style:family="table-cell">
      <style:table-cell-properties style:vertical-align="middle" fo:padding="0.049cm" fo:border="none"/>
    </style:style>
    <style:style style:name="Tabela126" style:family="table">
      <style:table-properties style:width="16cm" fo:margin-left="1cm" table:align="left"/>
    </style:style>
    <style:style style:name="Tabela126.A" style:family="table-column">
      <style:table-column-properties style:column-width="1.494cm"/>
    </style:style>
    <style:style style:name="Tabela126.B" style:family="table-column">
      <style:table-column-properties style:column-width="8.943cm"/>
    </style:style>
    <style:style style:name="Tabela126.C" style:family="table-column">
      <style:table-column-properties style:column-width="5.563cm"/>
    </style:style>
    <style:style style:name="Tabela126.A1" style:family="table-cell">
      <style:table-cell-properties style:vertical-align="middle" fo:padding="0.049cm" fo:border="none"/>
    </style:style>
    <style:style style:name="Tabela127" style:family="table">
      <style:table-properties style:width="16cm" fo:margin-left="1cm" table:align="left"/>
    </style:style>
    <style:style style:name="Tabela127.A" style:family="table-column">
      <style:table-column-properties style:column-width="1.494cm"/>
    </style:style>
    <style:style style:name="Tabela127.B" style:family="table-column">
      <style:table-column-properties style:column-width="8.5cm"/>
    </style:style>
    <style:style style:name="Tabela127.C" style:family="table-column">
      <style:table-column-properties style:column-width="6.006cm"/>
    </style:style>
    <style:style style:name="Tabela127.A1" style:family="table-cell">
      <style:table-cell-properties style:vertical-align="middle" fo:padding="0.049cm" fo:border="none"/>
    </style:style>
    <style:style style:name="Tabela128" style:family="table">
      <style:table-properties style:width="16cm" fo:margin-left="1cm" table:align="left"/>
    </style:style>
    <style:style style:name="Tabela128.A" style:family="table-column">
      <style:table-column-properties style:column-width="1.494cm"/>
    </style:style>
    <style:style style:name="Tabela128.B" style:family="table-column">
      <style:table-column-properties style:column-width="8.618cm"/>
    </style:style>
    <style:style style:name="Tabela128.C" style:family="table-column">
      <style:table-column-properties style:column-width="5.888cm"/>
    </style:style>
    <style:style style:name="Tabela128.A1" style:family="table-cell">
      <style:table-cell-properties style:vertical-align="middle" fo:padding="0.049cm" fo:border="none"/>
    </style:style>
    <style:style style:name="Tabela129" style:family="table">
      <style:table-properties style:width="16cm" fo:margin-left="1cm" table:align="left"/>
    </style:style>
    <style:style style:name="Tabela129.A" style:family="table-column">
      <style:table-column-properties style:column-width="2.764cm"/>
    </style:style>
    <style:style style:name="Tabela129.B" style:family="table-column">
      <style:table-column-properties style:column-width="7.019cm"/>
    </style:style>
    <style:style style:name="Tabela129.C" style:family="table-column">
      <style:table-column-properties style:column-width="6.218cm"/>
    </style:style>
    <style:style style:name="Tabela129.A1" style:family="table-cell">
      <style:table-cell-properties style:vertical-align="middle" fo:padding="0.049cm" fo:border="none"/>
    </style:style>
    <style:style style:name="Tabela130" style:family="table">
      <style:table-properties style:width="16cm" fo:margin-left="1cm" table:align="left"/>
    </style:style>
    <style:style style:name="Tabela130.A" style:family="table-column">
      <style:table-column-properties style:column-width="2.764cm"/>
    </style:style>
    <style:style style:name="Tabela130.B" style:family="table-column">
      <style:table-column-properties style:column-width="7.015cm"/>
    </style:style>
    <style:style style:name="Tabela130.C" style:family="table-column">
      <style:table-column-properties style:column-width="6.221cm"/>
    </style:style>
    <style:style style:name="Tabela130.A1" style:family="table-cell">
      <style:table-cell-properties style:vertical-align="middle" fo:padding="0.049cm" fo:border="none"/>
    </style:style>
    <style:style style:name="Tabela131" style:family="table">
      <style:table-properties style:width="16cm" fo:margin-left="1cm" table:align="left"/>
    </style:style>
    <style:style style:name="Tabela131.A" style:family="table-column">
      <style:table-column-properties style:column-width="2.764cm"/>
    </style:style>
    <style:style style:name="Tabela131.B" style:family="table-column">
      <style:table-column-properties style:column-width="7.015cm"/>
    </style:style>
    <style:style style:name="Tabela131.C" style:family="table-column">
      <style:table-column-properties style:column-width="6.221cm"/>
    </style:style>
    <style:style style:name="Tabela131.A1" style:family="table-cell">
      <style:table-cell-properties style:vertical-align="middle" fo:padding="0.049cm" fo:border="none"/>
    </style:style>
    <style:style style:name="Tabela132" style:family="table">
      <style:table-properties style:width="15.787cm" fo:margin-left="1cm" table:align="left"/>
    </style:style>
    <style:style style:name="Tabela132.A" style:family="table-column">
      <style:table-column-properties style:column-width="1.494cm"/>
    </style:style>
    <style:style style:name="Tabela132.B" style:family="table-column">
      <style:table-column-properties style:column-width="7.975cm"/>
    </style:style>
    <style:style style:name="Tabela132.C" style:family="table-column">
      <style:table-column-properties style:column-width="6.318cm"/>
    </style:style>
    <style:style style:name="Tabela132.A1" style:family="table-cell">
      <style:table-cell-properties style:vertical-align="middle" fo:padding="0.049cm" fo:border="none"/>
    </style:style>
    <style:style style:name="Tabela133" style:family="table">
      <style:table-properties style:width="15.298cm" fo:margin-left="1cm" table:align="left"/>
    </style:style>
    <style:style style:name="Tabela133.A" style:family="table-column">
      <style:table-column-properties style:column-width="1.494cm"/>
    </style:style>
    <style:style style:name="Tabela133.B" style:family="table-column">
      <style:table-column-properties style:column-width="8.093cm"/>
    </style:style>
    <style:style style:name="Tabela133.C" style:family="table-column">
      <style:table-column-properties style:column-width="5.711cm"/>
    </style:style>
    <style:style style:name="Tabela133.A1" style:family="table-cell">
      <style:table-cell-properties style:vertical-align="middle" fo:padding="0.049cm" fo:border="none"/>
    </style:style>
    <style:style style:name="Tabela134" style:family="table">
      <style:table-properties style:width="13.975cm" fo:margin-left="1cm" table:align="left"/>
    </style:style>
    <style:style style:name="Tabela134.A" style:family="table-column">
      <style:table-column-properties style:column-width="1.748cm"/>
    </style:style>
    <style:style style:name="Tabela134.B" style:family="table-column">
      <style:table-column-properties style:column-width="6.036cm"/>
    </style:style>
    <style:style style:name="Tabela134.C" style:family="table-column">
      <style:table-column-properties style:column-width="6.191cm"/>
    </style:style>
    <style:style style:name="Tabela134.A1" style:family="table-cell">
      <style:table-cell-properties style:vertical-align="middle" fo:padding="0.049cm" fo:border="none"/>
    </style:style>
    <style:style style:name="Tabela135" style:family="table">
      <style:table-properties style:width="8.899cm" fo:margin-left="1cm" table:align="left"/>
    </style:style>
    <style:style style:name="Tabela135.A" style:family="table-column">
      <style:table-column-properties style:column-width="1.748cm"/>
    </style:style>
    <style:style style:name="Tabela135.B" style:family="table-column">
      <style:table-column-properties style:column-width="1.579cm"/>
    </style:style>
    <style:style style:name="Tabela135.C" style:family="table-column">
      <style:table-column-properties style:column-width="5.572cm"/>
    </style:style>
    <style:style style:name="Tabela135.A1" style:family="table-cell">
      <style:table-cell-properties style:vertical-align="middle" fo:padding="0.049cm" fo:border="none"/>
    </style:style>
    <style:style style:name="Tabela136" style:family="table">
      <style:table-properties style:width="16cm" fo:margin-left="1cm" table:align="left"/>
    </style:style>
    <style:style style:name="Tabela136.A" style:family="table-column">
      <style:table-column-properties style:column-width="3.018cm"/>
    </style:style>
    <style:style style:name="Tabela136.B" style:family="table-column">
      <style:table-column-properties style:column-width="7.227cm"/>
    </style:style>
    <style:style style:name="Tabela136.C" style:family="table-column">
      <style:table-column-properties style:column-width="5.756cm"/>
    </style:style>
    <style:style style:name="Tabela136.A1" style:family="table-cell">
      <style:table-cell-properties style:vertical-align="middle" fo:padding="0.049cm" fo:border="none"/>
    </style:style>
    <style:style style:name="Tabela137" style:family="table">
      <style:table-properties style:width="16cm" fo:margin-left="1cm" table:align="left"/>
    </style:style>
    <style:style style:name="Tabela137.A" style:family="table-column">
      <style:table-column-properties style:column-width="3.018cm"/>
    </style:style>
    <style:style style:name="Tabela137.B" style:family="table-column">
      <style:table-column-properties style:column-width="7.227cm"/>
    </style:style>
    <style:style style:name="Tabela137.C" style:family="table-column">
      <style:table-column-properties style:column-width="5.756cm"/>
    </style:style>
    <style:style style:name="Tabela137.A1" style:family="table-cell">
      <style:table-cell-properties style:vertical-align="middle" fo:padding="0.049cm" fo:border="none"/>
    </style:style>
    <style:style style:name="Tabela138" style:family="table">
      <style:table-properties style:width="16cm" fo:margin-left="1cm" table:align="left"/>
    </style:style>
    <style:style style:name="Tabela138.A" style:family="table-column">
      <style:table-column-properties style:column-width="3.526cm"/>
    </style:style>
    <style:style style:name="Tabela138.B" style:family="table-column">
      <style:table-column-properties style:column-width="7.243cm"/>
    </style:style>
    <style:style style:name="Tabela138.C" style:family="table-column">
      <style:table-column-properties style:column-width="5.232cm"/>
    </style:style>
    <style:style style:name="Tabela138.A1" style:family="table-cell">
      <style:table-cell-properties style:vertical-align="middle" fo:padding="0.049cm" fo:border="none"/>
    </style:style>
    <style:style style:name="Tabela139" style:family="table">
      <style:table-properties style:width="14.025cm" fo:margin-left="1cm" table:align="left"/>
    </style:style>
    <style:style style:name="Tabela139.A" style:family="table-column">
      <style:table-column-properties style:column-width="2.256cm"/>
    </style:style>
    <style:style style:name="Tabela139.B" style:family="table-column">
      <style:table-column-properties style:column-width="7.285cm"/>
    </style:style>
    <style:style style:name="Tabela139.C" style:family="table-column">
      <style:table-column-properties style:column-width="4.484cm"/>
    </style:style>
    <style:style style:name="Tabela139.A1" style:family="table-cell">
      <style:table-cell-properties style:vertical-align="middle" fo:padding="0.049cm" fo:border="none"/>
    </style:style>
    <style:style style:name="Tabela140" style:family="table">
      <style:table-properties style:width="14.787cm" fo:margin-left="1cm" table:align="left"/>
    </style:style>
    <style:style style:name="Tabela140.A" style:family="table-column">
      <style:table-column-properties style:column-width="2.256cm"/>
    </style:style>
    <style:style style:name="Tabela140.B" style:family="table-column">
      <style:table-column-properties style:column-width="7.285cm"/>
    </style:style>
    <style:style style:name="Tabela140.C" style:family="table-column">
      <style:table-column-properties style:column-width="5.246cm"/>
    </style:style>
    <style:style style:name="Tabela140.A1" style:family="table-cell">
      <style:table-cell-properties style:vertical-align="middle" fo:padding="0.049cm" fo:border="none"/>
    </style:style>
    <style:style style:name="Tabela141" style:family="table">
      <style:table-properties style:width="16cm" fo:margin-left="1cm" table:align="left"/>
    </style:style>
    <style:style style:name="Tabela141.A" style:family="table-column">
      <style:table-column-properties style:column-width="3.526cm"/>
    </style:style>
    <style:style style:name="Tabela141.B" style:family="table-column">
      <style:table-column-properties style:column-width="7.243cm"/>
    </style:style>
    <style:style style:name="Tabela141.C" style:family="table-column">
      <style:table-column-properties style:column-width="5.232cm"/>
    </style:style>
    <style:style style:name="Tabela141.A1" style:family="table-cell">
      <style:table-cell-properties style:vertical-align="middle" fo:padding="0.049cm" fo:border="none"/>
    </style:style>
    <style:style style:name="Tabela142" style:family="table">
      <style:table-properties style:width="15.083cm" fo:margin-left="1cm" table:align="left"/>
    </style:style>
    <style:style style:name="Tabela142.A" style:family="table-column">
      <style:table-column-properties style:column-width="2.256cm"/>
    </style:style>
    <style:style style:name="Tabela142.B" style:family="table-column">
      <style:table-column-properties style:column-width="7.285cm"/>
    </style:style>
    <style:style style:name="Tabela142.C" style:family="table-column">
      <style:table-column-properties style:column-width="5.542cm"/>
    </style:style>
    <style:style style:name="Tabela142.A1" style:family="table-cell">
      <style:table-cell-properties style:vertical-align="middle" fo:padding="0.049cm" fo:border="none"/>
    </style:style>
    <style:style style:name="Tabela143" style:family="table">
      <style:table-properties style:width="16cm" fo:margin-left="1cm" table:align="left"/>
    </style:style>
    <style:style style:name="Tabela143.A" style:family="table-column">
      <style:table-column-properties style:column-width="3.018cm"/>
    </style:style>
    <style:style style:name="Tabela143.B" style:family="table-column">
      <style:table-column-properties style:column-width="1.168cm"/>
    </style:style>
    <style:style style:name="Tabela143.C" style:family="table-column">
      <style:table-column-properties style:column-width="11.815cm"/>
    </style:style>
    <style:style style:name="Tabela143.A1" style:family="table-cell">
      <style:table-cell-properties style:vertical-align="middle" fo:padding="0.049cm" fo:border="none"/>
    </style:style>
    <style:style style:name="Tabela144" style:family="table">
      <style:table-properties style:width="16cm" fo:margin-left="1cm" table:align="left"/>
    </style:style>
    <style:style style:name="Tabela144.A" style:family="table-column">
      <style:table-column-properties style:column-width="3.78cm"/>
    </style:style>
    <style:style style:name="Tabela144.B" style:family="table-column">
      <style:table-column-properties style:column-width="3.445cm"/>
    </style:style>
    <style:style style:name="Tabela144.C" style:family="table-column">
      <style:table-column-properties style:column-width="8.775cm"/>
    </style:style>
    <style:style style:name="Tabela144.A1" style:family="table-cell">
      <style:table-cell-properties style:vertical-align="middle" fo:padding="0.049cm" fo:border="none"/>
    </style:style>
    <style:style style:name="Tabela145" style:family="table">
      <style:table-properties style:width="16cm" fo:margin-left="1cm" table:align="left"/>
    </style:style>
    <style:style style:name="Tabela145.A" style:family="table-column">
      <style:table-column-properties style:column-width="2.764cm"/>
    </style:style>
    <style:style style:name="Tabela145.B" style:family="table-column">
      <style:table-column-properties style:column-width="6.022cm"/>
    </style:style>
    <style:style style:name="Tabela145.C" style:family="table-column">
      <style:table-column-properties style:column-width="7.214cm"/>
    </style:style>
    <style:style style:name="Tabela145.A1" style:family="table-cell">
      <style:table-cell-properties style:vertical-align="middle" fo:padding="0.049cm" fo:border="none"/>
    </style:style>
    <style:style style:name="Tabela146" style:family="table">
      <style:table-properties style:width="16cm" fo:margin-left="1cm" table:align="left"/>
    </style:style>
    <style:style style:name="Tabela146.A" style:family="table-column">
      <style:table-column-properties style:column-width="1.268cm"/>
    </style:style>
    <style:style style:name="Tabela146.B" style:family="table-column">
      <style:table-column-properties style:column-width="4.165cm"/>
    </style:style>
    <style:style style:name="Tabela146.C" style:family="table-column">
      <style:table-column-properties style:column-width="10.567cm"/>
    </style:style>
    <style:style style:name="Tabela146.A1" style:family="table-cell">
      <style:table-cell-properties style:vertical-align="middle" fo:padding="0.049cm" fo:border="none"/>
    </style:style>
    <style:style style:name="Tabela147" style:family="table">
      <style:table-properties style:width="12.365cm" fo:margin-left="1cm" table:align="left"/>
    </style:style>
    <style:style style:name="Tabela147.A" style:family="table-column">
      <style:table-column-properties style:column-width="1.494cm"/>
    </style:style>
    <style:style style:name="Tabela147.B" style:family="table-column">
      <style:table-column-properties style:column-width="2.512cm"/>
    </style:style>
    <style:style style:name="Tabela147.C" style:family="table-column">
      <style:table-column-properties style:column-width="8.359cm"/>
    </style:style>
    <style:style style:name="Tabela147.A1" style:family="table-cell">
      <style:table-cell-properties style:vertical-align="middle" fo:padding="0.049cm" fo:border="none"/>
    </style:style>
    <style:style style:name="Tabela148" style:family="table">
      <style:table-properties style:width="16cm" fo:margin-left="1cm" table:align="left"/>
    </style:style>
    <style:style style:name="Tabela148.A" style:family="table-column">
      <style:table-column-properties style:column-width="1.268cm"/>
    </style:style>
    <style:style style:name="Tabela148.B" style:family="table-column">
      <style:table-column-properties style:column-width="4.165cm"/>
    </style:style>
    <style:style style:name="Tabela148.C" style:family="table-column">
      <style:table-column-properties style:column-width="10.567cm"/>
    </style:style>
    <style:style style:name="Tabela148.A1" style:family="table-cell">
      <style:table-cell-properties style:vertical-align="middle" fo:padding="0.049cm" fo:border="none"/>
    </style:style>
    <style:style style:name="Tabela149" style:family="table">
      <style:table-properties style:width="16cm" fo:margin-left="1cm" table:align="left"/>
    </style:style>
    <style:style style:name="Tabela149.A" style:family="table-column">
      <style:table-column-properties style:column-width="1.268cm"/>
    </style:style>
    <style:style style:name="Tabela149.B" style:family="table-column">
      <style:table-column-properties style:column-width="4.143cm"/>
    </style:style>
    <style:style style:name="Tabela149.C" style:family="table-column">
      <style:table-column-properties style:column-width="2.041cm"/>
    </style:style>
    <style:style style:name="Tabela149.D" style:family="table-column">
      <style:table-column-properties style:column-width="8.548cm"/>
    </style:style>
    <style:style style:name="Tabela149.A1" style:family="table-cell">
      <style:table-cell-properties style:vertical-align="middle" fo:padding="0.049cm" fo:border="none"/>
    </style:style>
    <style:style style:name="Tabela150" style:family="table">
      <style:table-properties style:width="16cm" fo:margin-left="1cm" table:align="left"/>
    </style:style>
    <style:style style:name="Tabela150.A" style:family="table-column">
      <style:table-column-properties style:column-width="1.494cm"/>
    </style:style>
    <style:style style:name="Tabela150.B" style:family="table-column">
      <style:table-column-properties style:column-width="4.124cm"/>
    </style:style>
    <style:style style:name="Tabela150.C" style:family="table-column">
      <style:table-column-properties style:column-width="10.382cm"/>
    </style:style>
    <style:style style:name="Tabela150.A1" style:family="table-cell">
      <style:table-cell-properties style:vertical-align="middle" fo:padding="0.049cm" fo:border="none"/>
    </style:style>
    <style:style style:name="Tabela151" style:family="table">
      <style:table-properties style:width="16cm" fo:margin-left="1cm" table:align="left"/>
    </style:style>
    <style:style style:name="Tabela151.A" style:family="table-column">
      <style:table-column-properties style:column-width="1.494cm"/>
    </style:style>
    <style:style style:name="Tabela151.B" style:family="table-column">
      <style:table-column-properties style:column-width="4.124cm"/>
    </style:style>
    <style:style style:name="Tabela151.C" style:family="table-column">
      <style:table-column-properties style:column-width="10.382cm"/>
    </style:style>
    <style:style style:name="Tabela151.A1" style:family="table-cell">
      <style:table-cell-properties style:vertical-align="middle" fo:padding="0.049cm" fo:border="none"/>
    </style:style>
    <style:style style:name="Tabela152" style:family="table">
      <style:table-properties style:width="16cm" fo:margin-left="1cm" table:align="left"/>
    </style:style>
    <style:style style:name="Tabela152.A" style:family="table-column">
      <style:table-column-properties style:column-width="1.268cm"/>
    </style:style>
    <style:style style:name="Tabela152.B" style:family="table-column">
      <style:table-column-properties style:column-width="4.143cm"/>
    </style:style>
    <style:style style:name="Tabela152.C" style:family="table-column">
      <style:table-column-properties style:column-width="2.041cm"/>
    </style:style>
    <style:style style:name="Tabela152.D" style:family="table-column">
      <style:table-column-properties style:column-width="8.548cm"/>
    </style:style>
    <style:style style:name="Tabela152.A1" style:family="table-cell">
      <style:table-cell-properties style:vertical-align="middle" fo:padding="0.049cm" fo:border="none"/>
    </style:style>
    <style:style style:name="Tabela153" style:family="table">
      <style:table-properties style:width="16cm" fo:margin-left="1cm" table:align="left"/>
    </style:style>
    <style:style style:name="Tabela153.A" style:family="table-column">
      <style:table-column-properties style:column-width="2.764cm"/>
    </style:style>
    <style:style style:name="Tabela153.B" style:family="table-column">
      <style:table-column-properties style:column-width="6.01cm"/>
    </style:style>
    <style:style style:name="Tabela153.C" style:family="table-column">
      <style:table-column-properties style:column-width="7.227cm"/>
    </style:style>
    <style:style style:name="Tabela153.A1" style:family="table-cell">
      <style:table-cell-properties style:vertical-align="middle" fo:padding="0.049cm" fo:border="none"/>
    </style:style>
    <style:style style:name="Tabela154" style:family="table">
      <style:table-properties style:width="16cm" fo:margin-left="1cm" table:align="left"/>
    </style:style>
    <style:style style:name="Tabela154.A" style:family="table-column">
      <style:table-column-properties style:column-width="2.256cm"/>
    </style:style>
    <style:style style:name="Tabela154.B" style:family="table-column">
      <style:table-column-properties style:column-width="9.913cm"/>
    </style:style>
    <style:style style:name="Tabela154.C" style:family="table-column">
      <style:table-column-properties style:column-width="3.831cm"/>
    </style:style>
    <style:style style:name="Tabela154.A1" style:family="table-cell">
      <style:table-cell-properties style:vertical-align="middle" fo:padding="0.049cm" fo:border="none"/>
    </style:style>
    <style:style style:name="Tabela155" style:family="table">
      <style:table-properties style:width="16cm" fo:margin-left="1cm" table:align="left"/>
    </style:style>
    <style:style style:name="Tabela155.A" style:family="table-column">
      <style:table-column-properties style:column-width="1.268cm"/>
    </style:style>
    <style:style style:name="Tabela155.B" style:family="table-column">
      <style:table-column-properties style:column-width="4.143cm"/>
    </style:style>
    <style:style style:name="Tabela155.C" style:family="table-column">
      <style:table-column-properties style:column-width="2.041cm"/>
    </style:style>
    <style:style style:name="Tabela155.D" style:family="table-column">
      <style:table-column-properties style:column-width="8.548cm"/>
    </style:style>
    <style:style style:name="Tabela155.A1" style:family="table-cell">
      <style:table-cell-properties style:vertical-align="middle" fo:padding="0.049cm" fo:border="none"/>
    </style:style>
    <style:style style:name="Tabela156" style:family="table">
      <style:table-properties style:width="16cm" fo:margin-left="1cm" table:align="left"/>
    </style:style>
    <style:style style:name="Tabela156.A" style:family="table-column">
      <style:table-column-properties style:column-width="1.268cm"/>
    </style:style>
    <style:style style:name="Tabela156.B" style:family="table-column">
      <style:table-column-properties style:column-width="4.143cm"/>
    </style:style>
    <style:style style:name="Tabela156.C" style:family="table-column">
      <style:table-column-properties style:column-width="2.041cm"/>
    </style:style>
    <style:style style:name="Tabela156.D" style:family="table-column">
      <style:table-column-properties style:column-width="8.548cm"/>
    </style:style>
    <style:style style:name="Tabela156.A1" style:family="table-cell">
      <style:table-cell-properties style:vertical-align="middle" fo:padding="0.049cm" fo:border="none"/>
    </style:style>
    <style:style style:name="Tabela157" style:family="table">
      <style:table-properties style:width="16cm" fo:margin-left="1cm" table:align="left"/>
    </style:style>
    <style:style style:name="Tabela157.A" style:family="table-column">
      <style:table-column-properties style:column-width="1.268cm"/>
    </style:style>
    <style:style style:name="Tabela157.B" style:family="table-column">
      <style:table-column-properties style:column-width="4.142cm"/>
    </style:style>
    <style:style style:name="Tabela157.C" style:family="table-column">
      <style:table-column-properties style:column-width="2.041cm"/>
    </style:style>
    <style:style style:name="Tabela157.D" style:family="table-column">
      <style:table-column-properties style:column-width="8.55cm"/>
    </style:style>
    <style:style style:name="Tabela157.A1" style:family="table-cell">
      <style:table-cell-properties style:vertical-align="middle" fo:padding="0.049cm" fo:border="none"/>
    </style:style>
    <style:style style:name="Tabela158" style:family="table">
      <style:table-properties style:width="16cm" fo:margin-left="1cm" table:align="left"/>
    </style:style>
    <style:style style:name="Tabela158.A" style:family="table-column">
      <style:table-column-properties style:column-width="1.268cm"/>
    </style:style>
    <style:style style:name="Tabela158.B" style:family="table-column">
      <style:table-column-properties style:column-width="4.165cm"/>
    </style:style>
    <style:style style:name="Tabela158.C" style:family="table-column">
      <style:table-column-properties style:column-width="10.567cm"/>
    </style:style>
    <style:style style:name="Tabela158.A1" style:family="table-cell">
      <style:table-cell-properties style:vertical-align="middle" fo:padding="0.049cm" fo:border="none"/>
    </style:style>
    <style:style style:name="Tabela159" style:family="table">
      <style:table-properties style:width="12.407cm" fo:margin-left="1cm" table:align="left"/>
    </style:style>
    <style:style style:name="Tabela159.A" style:family="table-column">
      <style:table-column-properties style:column-width="1.494cm"/>
    </style:style>
    <style:style style:name="Tabela159.B" style:family="table-column">
      <style:table-column-properties style:column-width="2.512cm"/>
    </style:style>
    <style:style style:name="Tabela159.C" style:family="table-column">
      <style:table-column-properties style:column-width="8.401cm"/>
    </style:style>
    <style:style style:name="Tabela159.A1" style:family="table-cell">
      <style:table-cell-properties style:vertical-align="middle" fo:padding="0.049cm" fo:border="none"/>
    </style:style>
    <style:style style:name="Tabela160" style:family="table">
      <style:table-properties style:width="14.478cm" fo:margin-left="1cm" table:align="left"/>
    </style:style>
    <style:style style:name="Tabela160.A" style:family="table-column">
      <style:table-column-properties style:column-width="2.256cm"/>
    </style:style>
    <style:style style:name="Tabela160.B" style:family="table-column">
      <style:table-column-properties style:column-width="2.512cm"/>
    </style:style>
    <style:style style:name="Tabela160.C" style:family="table-column">
      <style:table-column-properties style:column-width="9.71cm"/>
    </style:style>
    <style:style style:name="Tabela160.A1" style:family="table-cell">
      <style:table-cell-properties style:vertical-align="middle" fo:padding="0.049cm" fo:border="none"/>
    </style:style>
    <style:style style:name="Tabela161" style:family="table">
      <style:table-properties style:width="13.986cm" fo:margin-left="1cm" table:align="left"/>
    </style:style>
    <style:style style:name="Tabela161.A" style:family="table-column">
      <style:table-column-properties style:column-width="2.256cm"/>
    </style:style>
    <style:style style:name="Tabela161.B" style:family="table-column">
      <style:table-column-properties style:column-width="2.512cm"/>
    </style:style>
    <style:style style:name="Tabela161.C" style:family="table-column">
      <style:table-column-properties style:column-width="9.218cm"/>
    </style:style>
    <style:style style:name="Tabela161.A1" style:family="table-cell">
      <style:table-cell-properties style:vertical-align="middle" fo:padding="0.049cm" fo:border="none"/>
    </style:style>
    <style:style style:name="Tabela162" style:family="table">
      <style:table-properties style:width="14.478cm" fo:margin-left="1cm" table:align="left"/>
    </style:style>
    <style:style style:name="Tabela162.A" style:family="table-column">
      <style:table-column-properties style:column-width="2.256cm"/>
    </style:style>
    <style:style style:name="Tabela162.B" style:family="table-column">
      <style:table-column-properties style:column-width="2.512cm"/>
    </style:style>
    <style:style style:name="Tabela162.C" style:family="table-column">
      <style:table-column-properties style:column-width="9.71cm"/>
    </style:style>
    <style:style style:name="Tabela162.A1" style:family="table-cell">
      <style:table-cell-properties style:vertical-align="middle" fo:padding="0.049cm" fo:border="none"/>
    </style:style>
    <style:style style:name="Tabela163" style:family="table">
      <style:table-properties style:width="14.478cm" fo:margin-left="1cm" table:align="left"/>
    </style:style>
    <style:style style:name="Tabela163.A" style:family="table-column">
      <style:table-column-properties style:column-width="2.256cm"/>
    </style:style>
    <style:style style:name="Tabela163.B" style:family="table-column">
      <style:table-column-properties style:column-width="2.512cm"/>
    </style:style>
    <style:style style:name="Tabela163.C" style:family="table-column">
      <style:table-column-properties style:column-width="9.71cm"/>
    </style:style>
    <style:style style:name="Tabela163.A1" style:family="table-cell">
      <style:table-cell-properties style:vertical-align="middle" fo:padding="0.049cm" fo:border="none"/>
    </style:style>
    <style:style style:name="Tabela164" style:family="table">
      <style:table-properties style:width="16cm" fo:margin-left="1cm" table:align="left"/>
    </style:style>
    <style:style style:name="Tabela164.A" style:family="table-column">
      <style:table-column-properties style:column-width="1.494cm"/>
    </style:style>
    <style:style style:name="Tabela164.B" style:family="table-column">
      <style:table-column-properties style:column-width="4.124cm"/>
    </style:style>
    <style:style style:name="Tabela164.C" style:family="table-column">
      <style:table-column-properties style:column-width="10.382cm"/>
    </style:style>
    <style:style style:name="Tabela164.A1" style:family="table-cell">
      <style:table-cell-properties style:vertical-align="middle" fo:padding="0.049cm" fo:border="none"/>
    </style:style>
    <style:style style:name="Tabela165" style:family="table">
      <style:table-properties style:width="16cm" fo:margin-left="1cm" table:align="left"/>
    </style:style>
    <style:style style:name="Tabela165.A" style:family="table-column">
      <style:table-column-properties style:column-width="1.268cm"/>
    </style:style>
    <style:style style:name="Tabela165.B" style:family="table-column">
      <style:table-column-properties style:column-width="4.143cm"/>
    </style:style>
    <style:style style:name="Tabela165.C" style:family="table-column">
      <style:table-column-properties style:column-width="2.041cm"/>
    </style:style>
    <style:style style:name="Tabela165.D" style:family="table-column">
      <style:table-column-properties style:column-width="8.548cm"/>
    </style:style>
    <style:style style:name="Tabela165.A1" style:family="table-cell">
      <style:table-cell-properties style:vertical-align="middle" fo:padding="0.049cm" fo:border="none"/>
    </style:style>
    <style:style style:name="Tabela166" style:family="table">
      <style:table-properties style:width="16cm" fo:margin-left="1cm" table:align="left"/>
    </style:style>
    <style:style style:name="Tabela166.A" style:family="table-column">
      <style:table-column-properties style:column-width="1.494cm"/>
    </style:style>
    <style:style style:name="Tabela166.B" style:family="table-column">
      <style:table-column-properties style:column-width="9.07cm"/>
    </style:style>
    <style:style style:name="Tabela166.C" style:family="table-column">
      <style:table-column-properties style:column-width="5.436cm"/>
    </style:style>
    <style:style style:name="Tabela166.A1" style:family="table-cell">
      <style:table-cell-properties style:vertical-align="middle" fo:padding="0.049cm" fo:border="none"/>
    </style:style>
    <style:style style:name="Tabela167" style:family="table">
      <style:table-properties style:width="15.041cm" fo:margin-left="1cm" table:align="left"/>
    </style:style>
    <style:style style:name="Tabela167.A" style:family="table-column">
      <style:table-column-properties style:column-width="1.268cm"/>
    </style:style>
    <style:style style:name="Tabela167.B" style:family="table-column">
      <style:table-column-properties style:column-width="1.254cm"/>
    </style:style>
    <style:style style:name="Tabela167.C" style:family="table-column">
      <style:table-column-properties style:column-width="12.518cm"/>
    </style:style>
    <style:style style:name="Tabela167.A1" style:family="table-cell">
      <style:table-cell-properties style:vertical-align="middle" fo:padding="0.049cm" fo:border="none"/>
    </style:style>
    <style:style style:name="Tabela168" style:family="table">
      <style:table-properties style:width="16cm" fo:margin-left="1cm" table:align="left"/>
    </style:style>
    <style:style style:name="Tabela168.A" style:family="table-column">
      <style:table-column-properties style:column-width="1.494cm"/>
    </style:style>
    <style:style style:name="Tabela168.B" style:family="table-column">
      <style:table-column-properties style:column-width="9.07cm"/>
    </style:style>
    <style:style style:name="Tabela168.C" style:family="table-column">
      <style:table-column-properties style:column-width="5.436cm"/>
    </style:style>
    <style:style style:name="Tabela168.A1" style:family="table-cell">
      <style:table-cell-properties style:vertical-align="middle" fo:padding="0.049cm" fo:border="none"/>
    </style:style>
    <style:style style:name="Tabela169" style:family="table">
      <style:table-properties style:width="16cm" fo:margin-left="1cm" table:align="left"/>
    </style:style>
    <style:style style:name="Tabela169.A" style:family="table-column">
      <style:table-column-properties style:column-width="1.748cm"/>
    </style:style>
    <style:style style:name="Tabela169.B" style:family="table-column">
      <style:table-column-properties style:column-width="8.946cm"/>
    </style:style>
    <style:style style:name="Tabela169.C" style:family="table-column">
      <style:table-column-properties style:column-width="5.306cm"/>
    </style:style>
    <style:style style:name="Tabela169.A1" style:family="table-cell">
      <style:table-cell-properties style:vertical-align="middle" fo:padding="0.049cm" fo:border="none"/>
    </style:style>
    <style:style style:name="Tabela170" style:family="table">
      <style:table-properties style:width="16cm" fo:margin-left="1cm" table:align="left"/>
    </style:style>
    <style:style style:name="Tabela170.A" style:family="table-column">
      <style:table-column-properties style:column-width="3.272cm"/>
    </style:style>
    <style:style style:name="Tabela170.B" style:family="table-column">
      <style:table-column-properties style:column-width="6.048cm"/>
    </style:style>
    <style:style style:name="Tabela170.C" style:family="table-column">
      <style:table-column-properties style:column-width="6.68cm"/>
    </style:style>
    <style:style style:name="Tabela170.A1" style:family="table-cell">
      <style:table-cell-properties style:vertical-align="middle" fo:padding="0.049cm" fo:border="none"/>
    </style:style>
    <style:style style:name="Tabela171" style:family="table">
      <style:table-properties style:width="16cm" fo:margin-left="1cm" table:align="left"/>
    </style:style>
    <style:style style:name="Tabela171.A" style:family="table-column">
      <style:table-column-properties style:column-width="3.272cm"/>
    </style:style>
    <style:style style:name="Tabela171.B" style:family="table-column">
      <style:table-column-properties style:column-width="8.701cm"/>
    </style:style>
    <style:style style:name="Tabela171.C" style:family="table-column">
      <style:table-column-properties style:column-width="4.027cm"/>
    </style:style>
    <style:style style:name="Tabela171.A1" style:family="table-cell">
      <style:table-cell-properties style:vertical-align="middle" fo:padding="0.049cm" fo:border="none"/>
    </style:style>
    <style:style style:name="Tabela172" style:family="table">
      <style:table-properties style:width="16cm" fo:margin-left="1cm" table:align="left"/>
    </style:style>
    <style:style style:name="Tabela172.A" style:family="table-column">
      <style:table-column-properties style:column-width="3.272cm"/>
    </style:style>
    <style:style style:name="Tabela172.B" style:family="table-column">
      <style:table-column-properties style:column-width="6.048cm"/>
    </style:style>
    <style:style style:name="Tabela172.C" style:family="table-column">
      <style:table-column-properties style:column-width="6.68cm"/>
    </style:style>
    <style:style style:name="Tabela172.A1" style:family="table-cell">
      <style:table-cell-properties style:vertical-align="middle" fo:padding="0.049cm" fo:border="none"/>
    </style:style>
    <style:style style:name="Tabela173" style:family="table">
      <style:table-properties style:width="16cm" fo:margin-left="1cm" table:align="left"/>
    </style:style>
    <style:style style:name="Tabela173.A" style:family="table-column">
      <style:table-column-properties style:column-width="3.272cm"/>
    </style:style>
    <style:style style:name="Tabela173.B" style:family="table-column">
      <style:table-column-properties style:column-width="8.978cm"/>
    </style:style>
    <style:style style:name="Tabela173.C" style:family="table-column">
      <style:table-column-properties style:column-width="3.75cm"/>
    </style:style>
    <style:style style:name="Tabela173.A1" style:family="table-cell">
      <style:table-cell-properties style:vertical-align="middle" fo:padding="0.049cm" fo:border="none"/>
    </style:style>
    <style:style style:name="Tabela174" style:family="table">
      <style:table-properties style:width="16cm" fo:margin-left="1cm" table:align="left"/>
    </style:style>
    <style:style style:name="Tabela174.A" style:family="table-column">
      <style:table-column-properties style:column-width="1.494cm"/>
    </style:style>
    <style:style style:name="Tabela174.B" style:family="table-column">
      <style:table-column-properties style:column-width="8.375cm"/>
    </style:style>
    <style:style style:name="Tabela174.C" style:family="table-column">
      <style:table-column-properties style:column-width="6.131cm"/>
    </style:style>
    <style:style style:name="Tabela174.A1" style:family="table-cell">
      <style:table-cell-properties style:vertical-align="middle" fo:padding="0.049cm" fo:border="none"/>
    </style:style>
    <style:style style:name="Tabela175" style:family="table">
      <style:table-properties style:width="16cm" fo:margin-left="1cm" table:align="left"/>
    </style:style>
    <style:style style:name="Tabela175.A" style:family="table-column">
      <style:table-column-properties style:column-width="1.494cm"/>
    </style:style>
    <style:style style:name="Tabela175.B" style:family="table-column">
      <style:table-column-properties style:column-width="9.07cm"/>
    </style:style>
    <style:style style:name="Tabela175.C" style:family="table-column">
      <style:table-column-properties style:column-width="5.436cm"/>
    </style:style>
    <style:style style:name="Tabela175.A1" style:family="table-cell">
      <style:table-cell-properties style:vertical-align="middle" fo:padding="0.049cm" fo:border="none"/>
    </style:style>
    <style:style style:name="Tabela176" style:family="table">
      <style:table-properties style:width="16cm" fo:margin-left="1cm" table:align="left"/>
    </style:style>
    <style:style style:name="Tabela176.A" style:family="table-column">
      <style:table-column-properties style:column-width="1.494cm"/>
    </style:style>
    <style:style style:name="Tabela176.B" style:family="table-column">
      <style:table-column-properties style:column-width="8.368cm"/>
    </style:style>
    <style:style style:name="Tabela176.C" style:family="table-column">
      <style:table-column-properties style:column-width="6.138cm"/>
    </style:style>
    <style:style style:name="Tabela176.A1" style:family="table-cell">
      <style:table-cell-properties style:vertical-align="middle" fo:padding="0.049cm" fo:border="none"/>
    </style:style>
    <style:style style:name="Tabela177" style:family="table">
      <style:table-properties style:width="16cm" fo:margin-left="1cm" table:align="left"/>
    </style:style>
    <style:style style:name="Tabela177.A" style:family="table-column">
      <style:table-column-properties style:column-width="1.494cm"/>
    </style:style>
    <style:style style:name="Tabela177.B" style:family="table-column">
      <style:table-column-properties style:column-width="9.07cm"/>
    </style:style>
    <style:style style:name="Tabela177.C" style:family="table-column">
      <style:table-column-properties style:column-width="5.436cm"/>
    </style:style>
    <style:style style:name="Tabela177.A1" style:family="table-cell">
      <style:table-cell-properties style:vertical-align="middle" fo:padding="0.049cm" fo:border="none"/>
    </style:style>
    <style:style style:name="Tabela178" style:family="table">
      <style:table-properties style:width="16cm" fo:margin-left="1cm" table:align="left"/>
    </style:style>
    <style:style style:name="Tabela178.A" style:family="table-column">
      <style:table-column-properties style:column-width="1.494cm"/>
    </style:style>
    <style:style style:name="Tabela178.B" style:family="table-column">
      <style:table-column-properties style:column-width="9.07cm"/>
    </style:style>
    <style:style style:name="Tabela178.C" style:family="table-column">
      <style:table-column-properties style:column-width="5.436cm"/>
    </style:style>
    <style:style style:name="Tabela178.A1" style:family="table-cell">
      <style:table-cell-properties style:vertical-align="middle" fo:padding="0.049cm" fo:border="none"/>
    </style:style>
    <style:style style:name="Tabela179" style:family="table">
      <style:table-properties style:width="16cm" fo:margin-left="1cm" table:align="left"/>
    </style:style>
    <style:style style:name="Tabela179.A" style:family="table-column">
      <style:table-column-properties style:column-width="3.272cm"/>
    </style:style>
    <style:style style:name="Tabela179.B" style:family="table-column">
      <style:table-column-properties style:column-width="6.048cm"/>
    </style:style>
    <style:style style:name="Tabela179.C" style:family="table-column">
      <style:table-column-properties style:column-width="6.68cm"/>
    </style:style>
    <style:style style:name="Tabela179.A1" style:family="table-cell">
      <style:table-cell-properties style:vertical-align="middle" fo:padding="0.049cm" fo:border="none"/>
    </style:style>
    <style:style style:name="Tabela180" style:family="table">
      <style:table-properties style:width="16cm" fo:margin-left="1cm" table:align="left"/>
    </style:style>
    <style:style style:name="Tabela180.A" style:family="table-column">
      <style:table-column-properties style:column-width="1.494cm"/>
    </style:style>
    <style:style style:name="Tabela180.B" style:family="table-column">
      <style:table-column-properties style:column-width="9.07cm"/>
    </style:style>
    <style:style style:name="Tabela180.C" style:family="table-column">
      <style:table-column-properties style:column-width="5.436cm"/>
    </style:style>
    <style:style style:name="Tabela180.A1" style:family="table-cell">
      <style:table-cell-properties style:vertical-align="middle" fo:padding="0.049cm" fo:border="none"/>
    </style:style>
    <style:style style:name="Tabela181" style:family="table">
      <style:table-properties style:width="16cm" fo:margin-left="1cm" table:align="left"/>
    </style:style>
    <style:style style:name="Tabela181.A" style:family="table-column">
      <style:table-column-properties style:column-width="1.494cm"/>
    </style:style>
    <style:style style:name="Tabela181.B" style:family="table-column">
      <style:table-column-properties style:column-width="9.07cm"/>
    </style:style>
    <style:style style:name="Tabela181.C" style:family="table-column">
      <style:table-column-properties style:column-width="5.436cm"/>
    </style:style>
    <style:style style:name="Tabela181.A1" style:family="table-cell">
      <style:table-cell-properties style:vertical-align="middle" fo:padding="0.049cm" fo:border="none"/>
    </style:style>
    <style:style style:name="Tabela182" style:family="table">
      <style:table-properties style:width="16cm" fo:margin-left="1cm" table:align="left"/>
    </style:style>
    <style:style style:name="Tabela182.A" style:family="table-column">
      <style:table-column-properties style:column-width="1.494cm"/>
    </style:style>
    <style:style style:name="Tabela182.B" style:family="table-column">
      <style:table-column-properties style:column-width="9.07cm"/>
    </style:style>
    <style:style style:name="Tabela182.C" style:family="table-column">
      <style:table-column-properties style:column-width="5.436cm"/>
    </style:style>
    <style:style style:name="Tabela182.A1" style:family="table-cell">
      <style:table-cell-properties style:vertical-align="middle" fo:padding="0.049cm" fo:border="none"/>
    </style:style>
    <style:style style:name="Tabela183" style:family="table">
      <style:table-properties style:width="16cm" fo:margin-left="1cm" table:align="left"/>
    </style:style>
    <style:style style:name="Tabela183.A" style:family="table-column">
      <style:table-column-properties style:column-width="3.272cm"/>
    </style:style>
    <style:style style:name="Tabela183.B" style:family="table-column">
      <style:table-column-properties style:column-width="6.048cm"/>
    </style:style>
    <style:style style:name="Tabela183.C" style:family="table-column">
      <style:table-column-properties style:column-width="6.68cm"/>
    </style:style>
    <style:style style:name="Tabela183.A1" style:family="table-cell">
      <style:table-cell-properties style:vertical-align="middle" fo:padding="0.049cm" fo:border="none"/>
    </style:style>
    <style:style style:name="Tabela184" style:family="table">
      <style:table-properties style:width="16cm" fo:margin-left="1cm" table:align="left"/>
    </style:style>
    <style:style style:name="Tabela184.A" style:family="table-column">
      <style:table-column-properties style:column-width="1.748cm"/>
    </style:style>
    <style:style style:name="Tabela184.B" style:family="table-column">
      <style:table-column-properties style:column-width="8.946cm"/>
    </style:style>
    <style:style style:name="Tabela184.C" style:family="table-column">
      <style:table-column-properties style:column-width="5.306cm"/>
    </style:style>
    <style:style style:name="Tabela184.A1" style:family="table-cell">
      <style:table-cell-properties style:vertical-align="middle" fo:padding="0.049cm" fo:border="none"/>
    </style:style>
    <style:style style:name="Tabela185" style:family="table">
      <style:table-properties style:width="16cm" fo:margin-left="1cm" table:align="left"/>
    </style:style>
    <style:style style:name="Tabela185.A" style:family="table-column">
      <style:table-column-properties style:column-width="1.494cm"/>
    </style:style>
    <style:style style:name="Tabela185.B" style:family="table-column">
      <style:table-column-properties style:column-width="9.07cm"/>
    </style:style>
    <style:style style:name="Tabela185.C" style:family="table-column">
      <style:table-column-properties style:column-width="5.436cm"/>
    </style:style>
    <style:style style:name="Tabela185.A1" style:family="table-cell">
      <style:table-cell-properties style:vertical-align="middle" fo:padding="0.049cm" fo:border="none"/>
    </style:style>
    <style:style style:name="Tabela186" style:family="table">
      <style:table-properties style:width="16cm" fo:margin-left="1cm" table:align="left"/>
    </style:style>
    <style:style style:name="Tabela186.A" style:family="table-column">
      <style:table-column-properties style:column-width="3.272cm"/>
    </style:style>
    <style:style style:name="Tabela186.B" style:family="table-column">
      <style:table-column-properties style:column-width="6.048cm"/>
    </style:style>
    <style:style style:name="Tabela186.C" style:family="table-column">
      <style:table-column-properties style:column-width="6.68cm"/>
    </style:style>
    <style:style style:name="Tabela186.A1" style:family="table-cell">
      <style:table-cell-properties style:vertical-align="middle" fo:padding="0.049cm" fo:border="none"/>
    </style:style>
    <style:style style:name="Tabela187" style:family="table">
      <style:table-properties style:width="16cm" fo:margin-left="1cm" table:align="left"/>
    </style:style>
    <style:style style:name="Tabela187.A" style:family="table-column">
      <style:table-column-properties style:column-width="3.272cm"/>
    </style:style>
    <style:style style:name="Tabela187.B" style:family="table-column">
      <style:table-column-properties style:column-width="6.048cm"/>
    </style:style>
    <style:style style:name="Tabela187.C" style:family="table-column">
      <style:table-column-properties style:column-width="6.68cm"/>
    </style:style>
    <style:style style:name="Tabela187.A1" style:family="table-cell">
      <style:table-cell-properties style:vertical-align="middle" fo:padding="0.049cm" fo:border="none"/>
    </style:style>
    <style:style style:name="Tabela188" style:family="table">
      <style:table-properties style:width="16cm" fo:margin-left="1cm" table:align="left"/>
    </style:style>
    <style:style style:name="Tabela188.A" style:family="table-column">
      <style:table-column-properties style:column-width="1.748cm"/>
    </style:style>
    <style:style style:name="Tabela188.B" style:family="table-column">
      <style:table-column-properties style:column-width="8.946cm"/>
    </style:style>
    <style:style style:name="Tabela188.C" style:family="table-column">
      <style:table-column-properties style:column-width="5.306cm"/>
    </style:style>
    <style:style style:name="Tabela188.A1" style:family="table-cell">
      <style:table-cell-properties style:vertical-align="middle" fo:padding="0.049cm" fo:border="none"/>
    </style:style>
    <style:style style:name="Tabela189" style:family="table">
      <style:table-properties style:width="10.472cm" fo:margin-left="1cm" table:align="left"/>
    </style:style>
    <style:style style:name="Tabela189.A" style:family="table-column">
      <style:table-column-properties style:column-width="1.268cm"/>
    </style:style>
    <style:style style:name="Tabela189.B" style:family="table-column">
      <style:table-column-properties style:column-width="1.069cm"/>
    </style:style>
    <style:style style:name="Tabela189.C" style:family="table-column">
      <style:table-column-properties style:column-width="8.135cm"/>
    </style:style>
    <style:style style:name="Tabela189.A1" style:family="table-cell">
      <style:table-cell-properties style:vertical-align="middle" fo:padding="0.049cm" fo:border="none"/>
    </style:style>
    <style:style style:name="Tabela190" style:family="table">
      <style:table-properties style:width="11.435cm" fo:margin-left="1cm" table:align="left"/>
    </style:style>
    <style:style style:name="Tabela190.A" style:family="table-column">
      <style:table-column-properties style:column-width="1.268cm"/>
    </style:style>
    <style:style style:name="Tabela190.B" style:family="table-column">
      <style:table-column-properties style:column-width="1.069cm"/>
    </style:style>
    <style:style style:name="Tabela190.C" style:family="table-column">
      <style:table-column-properties style:column-width="9.098cm"/>
    </style:style>
    <style:style style:name="Tabela190.A1" style:family="table-cell">
      <style:table-cell-properties style:vertical-align="middle" fo:padding="0.049cm" fo:border="none"/>
    </style:style>
    <style:style style:name="Tabela191" style:family="table">
      <style:table-properties style:width="16cm" fo:margin-left="1cm" table:align="left"/>
    </style:style>
    <style:style style:name="Tabela191.A" style:family="table-column">
      <style:table-column-properties style:column-width="2.002cm"/>
    </style:style>
    <style:style style:name="Tabela191.B" style:family="table-column">
      <style:table-column-properties style:column-width="4.322cm"/>
    </style:style>
    <style:style style:name="Tabela191.C" style:family="table-column">
      <style:table-column-properties style:column-width="9.677cm"/>
    </style:style>
    <style:style style:name="Tabela191.A1" style:family="table-cell">
      <style:table-cell-properties style:vertical-align="middle" fo:padding="0.049cm" fo:border="none"/>
    </style:style>
    <style:style style:name="Tabela192" style:family="table">
      <style:table-properties style:width="14.141cm" fo:margin-left="1cm" table:align="left"/>
    </style:style>
    <style:style style:name="Tabela192.A" style:family="table-column">
      <style:table-column-properties style:column-width="1.268cm"/>
    </style:style>
    <style:style style:name="Tabela192.B" style:family="table-column">
      <style:table-column-properties style:column-width="1.254cm"/>
    </style:style>
    <style:style style:name="Tabela192.C" style:family="table-column">
      <style:table-column-properties style:column-width="11.619cm"/>
    </style:style>
    <style:style style:name="Tabela192.A1" style:family="table-cell">
      <style:table-cell-properties style:vertical-align="middle" fo:padding="0.049cm" fo:border="none"/>
    </style:style>
    <style:style style:name="Tabela193" style:family="table">
      <style:table-properties style:width="16cm" fo:margin-left="1cm" table:align="left"/>
    </style:style>
    <style:style style:name="Tabela193.A" style:family="table-column">
      <style:table-column-properties style:column-width="2.002cm"/>
    </style:style>
    <style:style style:name="Tabela193.B" style:family="table-column">
      <style:table-column-properties style:column-width="4.32cm"/>
    </style:style>
    <style:style style:name="Tabela193.C" style:family="table-column">
      <style:table-column-properties style:column-width="9.678cm"/>
    </style:style>
    <style:style style:name="Tabela193.A1" style:family="table-cell">
      <style:table-cell-properties style:vertical-align="middle" fo:padding="0.049cm" fo:border="none"/>
    </style:style>
    <style:style style:name="Tabela194" style:family="table">
      <style:table-properties style:width="14.326cm" fo:margin-left="1cm" table:align="left"/>
    </style:style>
    <style:style style:name="Tabela194.A" style:family="table-column">
      <style:table-column-properties style:column-width="1.268cm"/>
    </style:style>
    <style:style style:name="Tabela194.B" style:family="table-column">
      <style:table-column-properties style:column-width="1.254cm"/>
    </style:style>
    <style:style style:name="Tabela194.C" style:family="table-column">
      <style:table-column-properties style:column-width="11.804cm"/>
    </style:style>
    <style:style style:name="Tabela194.A1" style:family="table-cell">
      <style:table-cell-properties style:vertical-align="middle" fo:padding="0.049cm" fo:border="none"/>
    </style:style>
    <style:style style:name="Tabela195" style:family="table">
      <style:table-properties style:width="16cm" fo:margin-left="1cm" table:align="left"/>
    </style:style>
    <style:style style:name="Tabela195.A" style:family="table-column">
      <style:table-column-properties style:column-width="2.256cm"/>
    </style:style>
    <style:style style:name="Tabela195.B" style:family="table-column">
      <style:table-column-properties style:column-width="4.392cm"/>
    </style:style>
    <style:style style:name="Tabela195.C" style:family="table-column">
      <style:table-column-properties style:column-width="9.352cm"/>
    </style:style>
    <style:style style:name="Tabela195.A1" style:family="table-cell">
      <style:table-cell-properties style:vertical-align="middle" fo:padding="0.049cm" fo:border="none"/>
    </style:style>
    <style:style style:name="Tabela196" style:family="table">
      <style:table-properties style:width="16cm" fo:margin-left="1cm" table:align="left"/>
    </style:style>
    <style:style style:name="Tabela196.A" style:family="table-column">
      <style:table-column-properties style:column-width="2.256cm"/>
    </style:style>
    <style:style style:name="Tabela196.B" style:family="table-column">
      <style:table-column-properties style:column-width="4.392cm"/>
    </style:style>
    <style:style style:name="Tabela196.C" style:family="table-column">
      <style:table-column-properties style:column-width="9.352cm"/>
    </style:style>
    <style:style style:name="Tabela196.A1" style:family="table-cell">
      <style:table-cell-properties style:vertical-align="middle" fo:padding="0.049cm" fo:border="none"/>
    </style:style>
    <style:style style:name="Tabela197" style:family="table">
      <style:table-properties style:width="16cm" fo:margin-left="1cm" table:align="left"/>
    </style:style>
    <style:style style:name="Tabela197.A" style:family="table-column">
      <style:table-column-properties style:column-width="2.256cm"/>
    </style:style>
    <style:style style:name="Tabela197.B" style:family="table-column">
      <style:table-column-properties style:column-width="4.392cm"/>
    </style:style>
    <style:style style:name="Tabela197.C" style:family="table-column">
      <style:table-column-properties style:column-width="9.352cm"/>
    </style:style>
    <style:style style:name="Tabela197.A1" style:family="table-cell">
      <style:table-cell-properties style:vertical-align="middle" fo:padding="0.049cm" fo:border="none"/>
    </style:style>
    <style:style style:name="Tabela198" style:family="table">
      <style:table-properties style:width="16cm" fo:margin-left="1cm" table:align="left"/>
    </style:style>
    <style:style style:name="Tabela198.A" style:family="table-column">
      <style:table-column-properties style:column-width="2.256cm"/>
    </style:style>
    <style:style style:name="Tabela198.B" style:family="table-column">
      <style:table-column-properties style:column-width="4.392cm"/>
    </style:style>
    <style:style style:name="Tabela198.C" style:family="table-column">
      <style:table-column-properties style:column-width="9.352cm"/>
    </style:style>
    <style:style style:name="Tabela198.A1" style:family="table-cell">
      <style:table-cell-properties style:vertical-align="middle" fo:padding="0.049cm" fo:border="none"/>
    </style:style>
    <style:style style:name="Tabela199" style:family="table">
      <style:table-properties style:width="16cm" fo:margin-left="1cm" table:align="left"/>
    </style:style>
    <style:style style:name="Tabela199.A" style:family="table-column">
      <style:table-column-properties style:column-width="2.256cm"/>
    </style:style>
    <style:style style:name="Tabela199.B" style:family="table-column">
      <style:table-column-properties style:column-width="4.392cm"/>
    </style:style>
    <style:style style:name="Tabela199.C" style:family="table-column">
      <style:table-column-properties style:column-width="9.352cm"/>
    </style:style>
    <style:style style:name="Tabela199.A1" style:family="table-cell">
      <style:table-cell-properties style:vertical-align="middle" fo:padding="0.049cm" fo:border="none"/>
    </style:style>
    <style:style style:name="Tabela200" style:family="table">
      <style:table-properties style:width="16cm" fo:margin-left="1cm" table:align="left"/>
    </style:style>
    <style:style style:name="Tabela200.A" style:family="table-column">
      <style:table-column-properties style:column-width="2.256cm"/>
    </style:style>
    <style:style style:name="Tabela200.B" style:family="table-column">
      <style:table-column-properties style:column-width="4.392cm"/>
    </style:style>
    <style:style style:name="Tabela200.C" style:family="table-column">
      <style:table-column-properties style:column-width="9.352cm"/>
    </style:style>
    <style:style style:name="Tabela200.A1" style:family="table-cell">
      <style:table-cell-properties style:vertical-align="middle" fo:padding="0.049cm" fo:border="none"/>
    </style:style>
    <style:style style:name="Tabela201" style:family="table">
      <style:table-properties style:width="16cm" fo:margin-left="1cm" table:align="left"/>
    </style:style>
    <style:style style:name="Tabela201.A" style:family="table-column">
      <style:table-column-properties style:column-width="2.002cm"/>
    </style:style>
    <style:style style:name="Tabela201.B" style:family="table-column">
      <style:table-column-properties style:column-width="4.004cm"/>
    </style:style>
    <style:style style:name="Tabela201.C" style:family="table-column">
      <style:table-column-properties style:column-width="9.994cm"/>
    </style:style>
    <style:style style:name="Tabela201.A1" style:family="table-cell">
      <style:table-cell-properties style:vertical-align="middle" fo:padding="0.049cm" fo:border="none"/>
    </style:style>
    <style:style style:name="Tabela202" style:family="table">
      <style:table-properties style:width="16cm" fo:margin-left="1cm" table:align="left"/>
    </style:style>
    <style:style style:name="Tabela202.A" style:family="table-column">
      <style:table-column-properties style:column-width="2.002cm"/>
    </style:style>
    <style:style style:name="Tabela202.B" style:family="table-column">
      <style:table-column-properties style:column-width="4.004cm"/>
    </style:style>
    <style:style style:name="Tabela202.C" style:family="table-column">
      <style:table-column-properties style:column-width="9.994cm"/>
    </style:style>
    <style:style style:name="Tabela202.A1" style:family="table-cell">
      <style:table-cell-properties style:vertical-align="middle" fo:padding="0.049cm" fo:border="none"/>
    </style:style>
    <style:style style:name="Tabela203" style:family="table">
      <style:table-properties style:width="16cm" fo:margin-left="1cm" table:align="left"/>
    </style:style>
    <style:style style:name="Tabela203.A" style:family="table-column">
      <style:table-column-properties style:column-width="2.002cm"/>
    </style:style>
    <style:style style:name="Tabela203.B" style:family="table-column">
      <style:table-column-properties style:column-width="4.004cm"/>
    </style:style>
    <style:style style:name="Tabela203.C" style:family="table-column">
      <style:table-column-properties style:column-width="9.994cm"/>
    </style:style>
    <style:style style:name="Tabela203.A1" style:family="table-cell">
      <style:table-cell-properties style:vertical-align="middle" fo:padding="0.049cm" fo:border="none"/>
    </style:style>
    <style:style style:name="Tabela204" style:family="table">
      <style:table-properties style:width="15.632cm" fo:margin-left="1cm" table:align="left"/>
    </style:style>
    <style:style style:name="Tabela204.A" style:family="table-column">
      <style:table-column-properties style:column-width="1.748cm"/>
    </style:style>
    <style:style style:name="Tabela204.B" style:family="table-column">
      <style:table-column-properties style:column-width="4.016cm"/>
    </style:style>
    <style:style style:name="Tabela204.C" style:family="table-column">
      <style:table-column-properties style:column-width="9.867cm"/>
    </style:style>
    <style:style style:name="Tabela204.A1" style:family="table-cell">
      <style:table-cell-properties style:vertical-align="middle" fo:padding="0.049cm" fo:border="none"/>
    </style:style>
    <style:style style:name="Tabela205" style:family="table">
      <style:table-properties style:width="16cm" fo:margin-left="1cm" table:align="left"/>
    </style:style>
    <style:style style:name="Tabela205.A" style:family="table-column">
      <style:table-column-properties style:column-width="2.002cm"/>
    </style:style>
    <style:style style:name="Tabela205.B" style:family="table-column">
      <style:table-column-properties style:column-width="4.004cm"/>
    </style:style>
    <style:style style:name="Tabela205.C" style:family="table-column">
      <style:table-column-properties style:column-width="9.994cm"/>
    </style:style>
    <style:style style:name="Tabela205.A1" style:family="table-cell">
      <style:table-cell-properties style:vertical-align="middle" fo:padding="0.049cm" fo:border="none"/>
    </style:style>
    <style:style style:name="Tabela206" style:family="table">
      <style:table-properties style:width="16cm" fo:margin-left="1cm" table:align="left"/>
    </style:style>
    <style:style style:name="Tabela206.A" style:family="table-column">
      <style:table-column-properties style:column-width="2.002cm"/>
    </style:style>
    <style:style style:name="Tabela206.B" style:family="table-column">
      <style:table-column-properties style:column-width="4.004cm"/>
    </style:style>
    <style:style style:name="Tabela206.C" style:family="table-column">
      <style:table-column-properties style:column-width="9.994cm"/>
    </style:style>
    <style:style style:name="Tabela206.A1" style:family="table-cell">
      <style:table-cell-properties style:vertical-align="middle" fo:padding="0.049cm" fo:border="none"/>
    </style:style>
    <style:style style:name="Tabela207" style:family="table">
      <style:table-properties style:width="16cm" fo:margin-left="1cm" table:align="left"/>
    </style:style>
    <style:style style:name="Tabela207.A" style:family="table-column">
      <style:table-column-properties style:column-width="2.256cm"/>
    </style:style>
    <style:style style:name="Tabela207.B" style:family="table-column">
      <style:table-column-properties style:column-width="3.976cm"/>
    </style:style>
    <style:style style:name="Tabela207.C" style:family="table-column">
      <style:table-column-properties style:column-width="9.768cm"/>
    </style:style>
    <style:style style:name="Tabela207.A1" style:family="table-cell">
      <style:table-cell-properties style:vertical-align="middle" fo:padding="0.049cm" fo:border="none"/>
    </style:style>
    <style:style style:name="Tabela208" style:family="table">
      <style:table-properties style:width="16cm" fo:margin-left="1cm" table:align="left"/>
    </style:style>
    <style:style style:name="Tabela208.A" style:family="table-column">
      <style:table-column-properties style:column-width="1.748cm"/>
    </style:style>
    <style:style style:name="Tabela208.B" style:family="table-column">
      <style:table-column-properties style:column-width="3.981cm"/>
    </style:style>
    <style:style style:name="Tabela208.C" style:family="table-column">
      <style:table-column-properties style:column-width="10.271cm"/>
    </style:style>
    <style:style style:name="Tabela208.A1" style:family="table-cell">
      <style:table-cell-properties style:vertical-align="middle" fo:padding="0.049cm" fo:border="none"/>
    </style:style>
    <style:style style:name="P1" style:family="paragraph" style:parent-style-name="Heading_20_4">
      <style:paragraph-properties fo:margin-left="0cm" fo:margin-right="0cm" fo:text-indent="0cm" style:auto-text-indent="false"/>
    </style:style>
    <style:style style:name="P2" style:family="paragraph" style:parent-style-name="Heading_20_5">
      <style:paragraph-properties fo:margin-left="1cm" fo:margin-right="0cm" fo:text-indent="0cm" style:auto-text-indent="false"/>
    </style:style>
    <style:style style:name="P3" style:family="paragraph" style:parent-style-name="List_20_Contents">
      <style:paragraph-properties fo:margin-top="0cm" fo:margin-bottom="0.499cm" style:contextual-spacing="false"/>
    </style:style>
    <style:style style:name="P4" style:family="paragraph" style:parent-style-name="List_20_Contents" style:list-style-name="L1"/>
    <style:style style:name="P5" style:family="paragraph" style:parent-style-name="List_20_Contents" style:list-style-name="L1">
      <style:paragraph-properties fo:margin-top="0cm" fo:margin-bottom="0.499cm" style:contextual-spacing="false"/>
    </style:style>
    <style:style style:name="P6" style:family="paragraph" style:parent-style-name="List_20_Contents" style:list-style-name="L2"/>
    <style:style style:name="P7" style:family="paragraph" style:parent-style-name="List_20_Contents" style:list-style-name="L2">
      <style:paragraph-properties fo:margin-top="0cm" fo:margin-bottom="0.499cm" style:contextual-spacing="false"/>
    </style:style>
    <style:style style:name="P8" style:family="paragraph" style:parent-style-name="List_20_Contents" style:list-style-name="L3"/>
    <style:style style:name="P9" style:family="paragraph" style:parent-style-name="List_20_Contents" style:list-style-name="L3">
      <style:paragraph-properties fo:margin-top="0cm" fo:margin-bottom="0.499cm" style:contextual-spacing="false"/>
    </style:style>
    <style:style style:name="P10" style:family="paragraph" style:parent-style-name="List_20_Contents" style:list-style-name="L4"/>
    <style:style style:name="P11" style:family="paragraph" style:parent-style-name="List_20_Contents" style:list-style-name="L4">
      <style:paragraph-properties fo:margin-top="0cm" fo:margin-bottom="0.499cm" style:contextual-spacing="false"/>
    </style:style>
    <style:style style:name="P12" style:family="paragraph" style:parent-style-name="List_20_Contents" style:list-style-name="L5"/>
    <style:style style:name="P13" style:family="paragraph" style:parent-style-name="List_20_Contents" style:list-style-name="L5">
      <style:paragraph-properties fo:margin-top="0cm" fo:margin-bottom="0.499cm" style:contextual-spacing="false"/>
    </style:style>
    <style:style style:name="P14" style:family="paragraph" style:parent-style-name="List_20_Contents" style:list-style-name="L6"/>
    <style:style style:name="P15" style:family="paragraph" style:parent-style-name="List_20_Contents" style:list-style-name="L6">
      <style:paragraph-properties fo:margin-top="0cm" fo:margin-bottom="0.499cm" style:contextual-spacing="false"/>
    </style:style>
    <style:style style:name="P16" style:family="paragraph" style:parent-style-name="List_20_Contents" style:list-style-name="L7"/>
    <style:style style:name="P17" style:family="paragraph" style:parent-style-name="List_20_Contents" style:list-style-name="L7">
      <style:paragraph-properties fo:margin-top="0cm" fo:margin-bottom="0.499cm" style:contextual-spacing="false"/>
    </style:style>
    <style:style style:name="P18" style:family="paragraph" style:parent-style-name="List_20_Contents" style:list-style-name="L8"/>
    <style:style style:name="P19" style:family="paragraph" style:parent-style-name="List_20_Contents" style:list-style-name="L9"/>
    <style:style style:name="P20" style:family="paragraph" style:parent-style-name="List_20_Contents" style:list-style-name="L10"/>
    <style:style style:name="P21" style:family="paragraph" style:parent-style-name="List_20_Contents" style:list-style-name="L10">
      <style:paragraph-properties fo:margin-top="0cm" fo:margin-bottom="0.499cm" style:contextual-spacing="false"/>
    </style:style>
    <style:style style:name="P22" style:family="paragraph" style:parent-style-name="List_20_Contents" style:list-style-name="L11"/>
    <style:style style:name="P23" style:family="paragraph" style:parent-style-name="List_20_Contents" style:list-style-name="L11">
      <style:paragraph-properties fo:margin-top="0cm" fo:margin-bottom="0.499cm" style:contextual-spacing="false"/>
    </style:style>
    <style:style style:name="P24" style:family="paragraph" style:parent-style-name="List_20_Contents" style:list-style-name="L12"/>
    <style:style style:name="P25" style:family="paragraph" style:parent-style-name="List_20_Contents" style:list-style-name="L12">
      <style:paragraph-properties fo:margin-top="0cm" fo:margin-bottom="0.499cm" style:contextual-spacing="false"/>
    </style:style>
    <style:style style:name="P26" style:family="paragraph" style:parent-style-name="List_20_Contents" style:list-style-name="L13"/>
    <style:style style:name="P27" style:family="paragraph" style:parent-style-name="List_20_Contents" style:list-style-name="L13">
      <style:paragraph-properties fo:margin-top="0cm" fo:margin-bottom="0.499cm" style:contextual-spacing="false"/>
    </style:style>
    <style:style style:name="P28" style:family="paragraph" style:parent-style-name="List_20_Contents" style:list-style-name="L14"/>
    <style:style style:name="P29" style:family="paragraph" style:parent-style-name="List_20_Contents" style:list-style-name="L14">
      <style:paragraph-properties fo:margin-top="0cm" fo:margin-bottom="0.499cm" style:contextual-spacing="false"/>
    </style:style>
    <style:style style:name="P30" style:family="paragraph" style:parent-style-name="List_20_Contents" style:list-style-name="L15"/>
    <style:style style:name="P31" style:family="paragraph" style:parent-style-name="List_20_Contents" style:list-style-name="L15">
      <style:paragraph-properties fo:margin-top="0cm" fo:margin-bottom="0.499cm" style:contextual-spacing="false"/>
    </style:style>
    <style:style style:name="P32" style:family="paragraph" style:parent-style-name="List_20_Contents" style:list-style-name="L16"/>
    <style:style style:name="P33" style:family="paragraph" style:parent-style-name="List_20_Contents" style:list-style-name="L16">
      <style:paragraph-properties fo:margin-top="0cm" fo:margin-bottom="0.499cm" style:contextual-spacing="false"/>
    </style:style>
    <style:style style:name="P34" style:family="paragraph" style:parent-style-name="List_20_Contents" style:list-style-name="L17"/>
    <style:style style:name="P35" style:family="paragraph" style:parent-style-name="List_20_Contents" style:list-style-name="L17">
      <style:paragraph-properties fo:margin-top="0cm" fo:margin-bottom="0.499cm" style:contextual-spacing="false"/>
    </style:style>
    <style:style style:name="P36" style:family="paragraph" style:parent-style-name="List_20_Contents" style:list-style-name="L18"/>
    <style:style style:name="P37" style:family="paragraph" style:parent-style-name="List_20_Contents" style:list-style-name="L18">
      <style:paragraph-properties fo:margin-top="0cm" fo:margin-bottom="0.499cm" style:contextual-spacing="false"/>
    </style:style>
    <style:style style:name="P38" style:family="paragraph" style:parent-style-name="List_20_Contents" style:list-style-name="L19"/>
    <style:style style:name="P39" style:family="paragraph" style:parent-style-name="List_20_Contents" style:list-style-name="L19">
      <style:paragraph-properties fo:margin-top="0cm" fo:margin-bottom="0.499cm" style:contextual-spacing="false"/>
    </style:style>
    <style:style style:name="P40" style:family="paragraph" style:parent-style-name="List_20_Contents" style:list-style-name="L20"/>
    <style:style style:name="P41" style:family="paragraph" style:parent-style-name="List_20_Contents" style:list-style-name="L20">
      <style:paragraph-properties fo:margin-top="0cm" fo:margin-bottom="0.499cm" style:contextual-spacing="false"/>
    </style:style>
    <style:style style:name="P42" style:family="paragraph" style:parent-style-name="List_20_Contents" style:list-style-name="L21"/>
    <style:style style:name="P43" style:family="paragraph" style:parent-style-name="List_20_Contents" style:list-style-name="L21">
      <style:paragraph-properties fo:margin-top="0cm" fo:margin-bottom="0.499cm" style:contextual-spacing="false"/>
    </style:style>
    <style:style style:name="P44" style:family="paragraph" style:parent-style-name="List_20_Contents" style:list-style-name="L22"/>
    <style:style style:name="P45" style:family="paragraph" style:parent-style-name="List_20_Contents" style:list-style-name="L22">
      <style:paragraph-properties fo:margin-top="0cm" fo:margin-bottom="0.499cm" style:contextual-spacing="false"/>
    </style:style>
    <style:style style:name="P46" style:family="paragraph" style:parent-style-name="List_20_Contents" style:list-style-name="L23"/>
    <style:style style:name="P47" style:family="paragraph" style:parent-style-name="List_20_Contents" style:list-style-name="L23">
      <style:paragraph-properties fo:margin-top="0cm" fo:margin-bottom="0.499cm" style:contextual-spacing="false"/>
    </style:style>
    <style:style style:name="P48" style:family="paragraph" style:parent-style-name="List_20_Contents" style:list-style-name="L24"/>
    <style:style style:name="P49" style:family="paragraph" style:parent-style-name="List_20_Contents" style:list-style-name="L24">
      <style:paragraph-properties fo:margin-top="0cm" fo:margin-bottom="0.499cm" style:contextual-spacing="false"/>
    </style:style>
    <style:style style:name="P50" style:family="paragraph" style:parent-style-name="List_20_Contents" style:list-style-name="L25"/>
    <style:style style:name="P51" style:family="paragraph" style:parent-style-name="List_20_Contents" style:list-style-name="L25">
      <style:paragraph-properties fo:margin-top="0cm" fo:margin-bottom="0.499cm" style:contextual-spacing="false"/>
    </style:style>
    <style:style style:name="P52" style:family="paragraph" style:parent-style-name="List_20_Contents" style:list-style-name="L26"/>
    <style:style style:name="P53" style:family="paragraph" style:parent-style-name="List_20_Contents" style:list-style-name="L26">
      <style:paragraph-properties fo:margin-top="0cm" fo:margin-bottom="0.499cm" style:contextual-spacing="false"/>
    </style:style>
    <style:style style:name="P54" style:family="paragraph" style:parent-style-name="List_20_Contents" style:list-style-name="L27"/>
    <style:style style:name="P55" style:family="paragraph" style:parent-style-name="List_20_Contents" style:list-style-name="L27">
      <style:paragraph-properties fo:margin-top="0cm" fo:margin-bottom="0.499cm" style:contextual-spacing="false"/>
    </style:style>
    <style:style style:name="P56" style:family="paragraph" style:parent-style-name="List_20_Contents" style:list-style-name="L28"/>
    <style:style style:name="P57" style:family="paragraph" style:parent-style-name="List_20_Contents" style:list-style-name="L28">
      <style:paragraph-properties fo:margin-top="0cm" fo:margin-bottom="0.499cm" style:contextual-spacing="false"/>
    </style:style>
    <style:style style:name="P58" style:family="paragraph" style:parent-style-name="List_20_Contents" style:list-style-name="L29"/>
    <style:style style:name="P59" style:family="paragraph" style:parent-style-name="List_20_Contents" style:list-style-name="L29">
      <style:paragraph-properties fo:margin-top="0cm" fo:margin-bottom="0.499cm" style:contextual-spacing="false"/>
    </style:style>
    <style:style style:name="P60" style:family="paragraph" style:parent-style-name="List_20_Contents" style:list-style-name="L30"/>
    <style:style style:name="P61" style:family="paragraph" style:parent-style-name="List_20_Contents" style:list-style-name="L31"/>
    <style:style style:name="P62" style:family="paragraph" style:parent-style-name="List_20_Contents" style:list-style-name="L31">
      <style:paragraph-properties fo:margin-top="0cm" fo:margin-bottom="0.499cm" style:contextual-spacing="false"/>
    </style:style>
    <style:style style:name="P63" style:family="paragraph" style:parent-style-name="List_20_Contents" style:list-style-name="L32"/>
    <style:style style:name="P64" style:family="paragraph" style:parent-style-name="List_20_Contents" style:list-style-name="L32">
      <style:paragraph-properties fo:margin-top="0cm" fo:margin-bottom="0.499cm" style:contextual-spacing="false"/>
    </style:style>
    <style:style style:name="P65" style:family="paragraph" style:parent-style-name="List_20_Contents" style:list-style-name="L33"/>
    <style:style style:name="P66" style:family="paragraph" style:parent-style-name="List_20_Contents" style:list-style-name="L33">
      <style:paragraph-properties fo:margin-top="0cm" fo:margin-bottom="0.499cm" style:contextual-spacing="false"/>
    </style:style>
    <style:style style:name="P67" style:family="paragraph" style:parent-style-name="List_20_Contents" style:list-style-name="L34"/>
    <style:style style:name="P68" style:family="paragraph" style:parent-style-name="List_20_Contents" style:list-style-name="L34">
      <style:paragraph-properties fo:margin-top="0cm" fo:margin-bottom="0.499cm" style:contextual-spacing="false"/>
    </style:style>
    <style:style style:name="P69" style:family="paragraph" style:parent-style-name="List_20_Contents" style:list-style-name="L35"/>
    <style:style style:name="P70" style:family="paragraph" style:parent-style-name="List_20_Contents" style:list-style-name="L35">
      <style:paragraph-properties fo:margin-top="0cm" fo:margin-bottom="0.499cm" style:contextual-spacing="false"/>
    </style:style>
    <style:style style:name="P71" style:family="paragraph" style:parent-style-name="List_20_Contents" style:list-style-name="L36"/>
    <style:style style:name="P72" style:family="paragraph" style:parent-style-name="List_20_Contents" style:list-style-name="L36">
      <style:paragraph-properties fo:margin-top="0cm" fo:margin-bottom="0.499cm" style:contextual-spacing="false"/>
    </style:style>
    <style:style style:name="P73" style:family="paragraph" style:parent-style-name="List_20_Contents" style:list-style-name="L37"/>
    <style:style style:name="P74" style:family="paragraph" style:parent-style-name="List_20_Contents" style:list-style-name="L37">
      <style:paragraph-properties fo:margin-top="0cm" fo:margin-bottom="0.499cm" style:contextual-spacing="false"/>
    </style:style>
    <style:style style:name="P75" style:family="paragraph" style:parent-style-name="List_20_Contents" style:list-style-name="L38"/>
    <style:style style:name="P76" style:family="paragraph" style:parent-style-name="List_20_Contents" style:list-style-name="L38">
      <style:paragraph-properties fo:margin-top="0cm" fo:margin-bottom="0.499cm" style:contextual-spacing="false"/>
    </style:style>
    <style:style style:name="P77" style:family="paragraph" style:parent-style-name="List_20_Contents" style:list-style-name="L39"/>
    <style:style style:name="P78" style:family="paragraph" style:parent-style-name="List_20_Contents" style:list-style-name="L39">
      <style:paragraph-properties fo:margin-top="0cm" fo:margin-bottom="0.499cm" style:contextual-spacing="false"/>
    </style:style>
    <style:style style:name="P79" style:family="paragraph" style:parent-style-name="List_20_Contents" style:list-style-name="L40"/>
    <style:style style:name="P80" style:family="paragraph" style:parent-style-name="List_20_Contents" style:list-style-name="L40">
      <style:paragraph-properties fo:margin-top="0cm" fo:margin-bottom="0.499cm" style:contextual-spacing="false"/>
    </style:style>
    <style:style style:name="P81" style:family="paragraph" style:parent-style-name="List_20_Contents" style:list-style-name="L41"/>
    <style:style style:name="P82" style:family="paragraph" style:parent-style-name="List_20_Contents" style:list-style-name="L41">
      <style:paragraph-properties fo:margin-top="0cm" fo:margin-bottom="0.499cm" style:contextual-spacing="false"/>
    </style:style>
    <style:style style:name="P83" style:family="paragraph" style:parent-style-name="List_20_Contents" style:list-style-name="L42"/>
    <style:style style:name="P84" style:family="paragraph" style:parent-style-name="List_20_Contents" style:list-style-name="L42">
      <style:paragraph-properties fo:margin-top="0cm" fo:margin-bottom="0.499cm" style:contextual-spacing="false"/>
    </style:style>
    <style:style style:name="P85" style:family="paragraph" style:parent-style-name="List_20_Contents" style:list-style-name="L43"/>
    <style:style style:name="P86" style:family="paragraph" style:parent-style-name="List_20_Contents" style:list-style-name="L43">
      <style:paragraph-properties fo:margin-top="0cm" fo:margin-bottom="0.499cm" style:contextual-spacing="false"/>
    </style:style>
    <style:style style:name="P87" style:family="paragraph" style:parent-style-name="List_20_Contents" style:list-style-name="L44"/>
    <style:style style:name="P88" style:family="paragraph" style:parent-style-name="List_20_Contents" style:list-style-name="L44">
      <style:paragraph-properties fo:margin-top="0cm" fo:margin-bottom="0.499cm" style:contextual-spacing="false"/>
    </style:style>
    <style:style style:name="P89" style:family="paragraph" style:parent-style-name="List_20_Contents" style:list-style-name="L45"/>
    <style:style style:name="P90" style:family="paragraph" style:parent-style-name="List_20_Contents" style:list-style-name="L45">
      <style:paragraph-properties fo:margin-top="0cm" fo:margin-bottom="0.499cm" style:contextual-spacing="false"/>
    </style:style>
    <style:style style:name="P91" style:family="paragraph" style:parent-style-name="List_20_Contents" style:list-style-name="L46"/>
    <style:style style:name="P92" style:family="paragraph" style:parent-style-name="List_20_Contents" style:list-style-name="L46">
      <style:paragraph-properties fo:margin-top="0cm" fo:margin-bottom="0.499cm" style:contextual-spacing="false"/>
    </style:style>
    <style:style style:name="P93" style:family="paragraph" style:parent-style-name="List_20_Contents" style:list-style-name="L47"/>
    <style:style style:name="P94" style:family="paragraph" style:parent-style-name="List_20_Contents" style:list-style-name="L48"/>
    <style:style style:name="P95" style:family="paragraph" style:parent-style-name="List_20_Contents" style:list-style-name="L48">
      <style:paragraph-properties fo:margin-top="0cm" fo:margin-bottom="0.499cm" style:contextual-spacing="false"/>
    </style:style>
    <style:style style:name="P96" style:family="paragraph" style:parent-style-name="List_20_Contents" style:list-style-name="L49"/>
    <style:style style:name="P97" style:family="paragraph" style:parent-style-name="List_20_Contents" style:list-style-name="L49">
      <style:paragraph-properties fo:margin-top="0cm" fo:margin-bottom="0.499cm" style:contextual-spacing="false"/>
    </style:style>
    <style:style style:name="P98" style:family="paragraph" style:parent-style-name="List_20_Contents" style:list-style-name="L50"/>
    <style:style style:name="P99" style:family="paragraph" style:parent-style-name="List_20_Contents" style:list-style-name="L50">
      <style:paragraph-properties fo:margin-top="0cm" fo:margin-bottom="0.499cm" style:contextual-spacing="false"/>
    </style:style>
    <style:style style:name="P100" style:family="paragraph" style:parent-style-name="List_20_Contents" style:list-style-name="L51"/>
    <style:style style:name="P101" style:family="paragraph" style:parent-style-name="List_20_Contents" style:list-style-name="L51">
      <style:paragraph-properties fo:margin-top="0cm" fo:margin-bottom="0.499cm" style:contextual-spacing="false"/>
    </style:style>
    <style:style style:name="P102" style:family="paragraph" style:parent-style-name="List_20_Contents" style:list-style-name="L52"/>
    <style:style style:name="P103" style:family="paragraph" style:parent-style-name="List_20_Contents" style:list-style-name="L52">
      <style:paragraph-properties fo:margin-top="0cm" fo:margin-bottom="0.499cm" style:contextual-spacing="false"/>
    </style:style>
    <style:style style:name="P104" style:family="paragraph" style:parent-style-name="List_20_Contents" style:list-style-name="L53"/>
    <style:style style:name="P105" style:family="paragraph" style:parent-style-name="List_20_Contents" style:list-style-name="L53">
      <style:paragraph-properties fo:margin-top="0cm" fo:margin-bottom="0.499cm" style:contextual-spacing="false"/>
    </style:style>
    <style:style style:name="P106" style:family="paragraph" style:parent-style-name="List_20_Contents" style:list-style-name="L54"/>
    <style:style style:name="P107" style:family="paragraph" style:parent-style-name="List_20_Contents" style:list-style-name="L54">
      <style:paragraph-properties fo:margin-top="0cm" fo:margin-bottom="0.499cm" style:contextual-spacing="false"/>
    </style:style>
    <style:style style:name="P108" style:family="paragraph" style:parent-style-name="List_20_Contents" style:list-style-name="L55"/>
    <style:style style:name="P109" style:family="paragraph" style:parent-style-name="List_20_Contents" style:list-style-name="L55">
      <style:paragraph-properties fo:margin-top="0cm" fo:margin-bottom="0.499cm" style:contextual-spacing="false"/>
    </style:style>
    <style:style style:name="P110" style:family="paragraph" style:parent-style-name="List_20_Contents" style:list-style-name="L56"/>
    <style:style style:name="P111" style:family="paragraph" style:parent-style-name="List_20_Contents" style:list-style-name="L56">
      <style:paragraph-properties fo:margin-top="0cm" fo:margin-bottom="0.499cm" style:contextual-spacing="false"/>
    </style:style>
    <style:style style:name="P112" style:family="paragraph" style:parent-style-name="List_20_Contents" style:list-style-name="L57"/>
    <style:style style:name="P113" style:family="paragraph" style:parent-style-name="List_20_Contents" style:list-style-name="L57">
      <style:paragraph-properties fo:margin-top="0cm" fo:margin-bottom="0.499cm" style:contextual-spacing="false"/>
    </style:style>
    <style:style style:name="P114" style:family="paragraph" style:parent-style-name="List_20_Contents" style:list-style-name="L58"/>
    <style:style style:name="P115" style:family="paragraph" style:parent-style-name="List_20_Contents" style:list-style-name="L58">
      <style:paragraph-properties fo:margin-top="0cm" fo:margin-bottom="0.499cm" style:contextual-spacing="false"/>
    </style:style>
    <style:style style:name="P116" style:family="paragraph" style:parent-style-name="List_20_Contents" style:list-style-name="L59"/>
    <style:style style:name="P117" style:family="paragraph" style:parent-style-name="List_20_Contents" style:list-style-name="L59">
      <style:paragraph-properties fo:margin-top="0cm" fo:margin-bottom="0.499cm" style:contextual-spacing="false"/>
    </style:style>
    <style:style style:name="P118" style:family="paragraph" style:parent-style-name="List_20_Contents" style:list-style-name="L60"/>
    <style:style style:name="P119" style:family="paragraph" style:parent-style-name="List_20_Contents" style:list-style-name="L60">
      <style:paragraph-properties fo:margin-top="0cm" fo:margin-bottom="0.499cm" style:contextual-spacing="false"/>
    </style:style>
    <style:style style:name="P120" style:family="paragraph" style:parent-style-name="List_20_Contents" style:list-style-name="L61"/>
    <style:style style:name="P121" style:family="paragraph" style:parent-style-name="List_20_Contents" style:list-style-name="L61">
      <style:paragraph-properties fo:margin-top="0cm" fo:margin-bottom="0.499cm" style:contextual-spacing="false"/>
    </style:style>
    <style:style style:name="P122" style:family="paragraph" style:parent-style-name="List_20_Contents" style:list-style-name="L62"/>
    <style:style style:name="P123" style:family="paragraph" style:parent-style-name="List_20_Contents" style:list-style-name="L62">
      <style:paragraph-properties fo:margin-top="0cm" fo:margin-bottom="0.499cm" style:contextual-spacing="false"/>
    </style:style>
    <style:style style:name="P124" style:family="paragraph" style:parent-style-name="List_20_Contents" style:list-style-name="L63"/>
    <style:style style:name="P125" style:family="paragraph" style:parent-style-name="List_20_Contents" style:list-style-name="L64"/>
    <style:style style:name="P126" style:family="paragraph" style:parent-style-name="List_20_Contents" style:list-style-name="L64">
      <style:paragraph-properties fo:margin-top="0cm" fo:margin-bottom="0.499cm" style:contextual-spacing="false"/>
    </style:style>
    <style:style style:name="P127" style:family="paragraph" style:parent-style-name="List_20_Contents" style:list-style-name="L65"/>
    <style:style style:name="P128" style:family="paragraph" style:parent-style-name="List_20_Contents" style:list-style-name="L65">
      <style:paragraph-properties fo:margin-top="0cm" fo:margin-bottom="0.499cm" style:contextual-spacing="false"/>
    </style:style>
    <style:style style:name="P129" style:family="paragraph" style:parent-style-name="List_20_Contents" style:list-style-name="L66"/>
    <style:style style:name="P130" style:family="paragraph" style:parent-style-name="List_20_Contents" style:list-style-name="L66">
      <style:paragraph-properties fo:margin-top="0cm" fo:margin-bottom="0.499cm" style:contextual-spacing="false"/>
    </style:style>
    <style:style style:name="P131" style:family="paragraph" style:parent-style-name="List_20_Contents" style:list-style-name="L67"/>
    <style:style style:name="P132" style:family="paragraph" style:parent-style-name="List_20_Contents" style:list-style-name="L67">
      <style:paragraph-properties fo:margin-top="0cm" fo:margin-bottom="0.499cm" style:contextual-spacing="false"/>
    </style:style>
    <style:style style:name="P133" style:family="paragraph" style:parent-style-name="List_20_Contents" style:list-style-name="L68"/>
    <style:style style:name="P134" style:family="paragraph" style:parent-style-name="List_20_Contents" style:list-style-name="L68">
      <style:paragraph-properties fo:margin-top="0cm" fo:margin-bottom="0.499cm" style:contextual-spacing="false"/>
    </style:style>
    <style:style style:name="P135" style:family="paragraph" style:parent-style-name="List_20_Contents" style:list-style-name="L69"/>
    <style:style style:name="P136" style:family="paragraph" style:parent-style-name="List_20_Contents" style:list-style-name="L69">
      <style:paragraph-properties fo:margin-top="0cm" fo:margin-bottom="0.499cm" style:contextual-spacing="false"/>
    </style:style>
    <style:style style:name="P137" style:family="paragraph" style:parent-style-name="List_20_Contents" style:list-style-name="L70"/>
    <style:style style:name="P138" style:family="paragraph" style:parent-style-name="List_20_Contents" style:list-style-name="L70">
      <style:paragraph-properties fo:margin-top="0cm" fo:margin-bottom="0.499cm" style:contextual-spacing="false"/>
    </style:style>
    <style:style style:name="P139" style:family="paragraph" style:parent-style-name="List_20_Contents" style:list-style-name="L71"/>
    <style:style style:name="P140" style:family="paragraph" style:parent-style-name="List_20_Contents" style:list-style-name="L71">
      <style:paragraph-properties fo:margin-top="0cm" fo:margin-bottom="0.499cm" style:contextual-spacing="false"/>
    </style:style>
    <style:style style:name="P141" style:family="paragraph" style:parent-style-name="List_20_Contents" style:list-style-name="L72"/>
    <style:style style:name="P142" style:family="paragraph" style:parent-style-name="List_20_Contents" style:list-style-name="L72">
      <style:paragraph-properties fo:margin-top="0cm" fo:margin-bottom="0.499cm" style:contextual-spacing="false"/>
    </style:style>
    <style:style style:name="P143" style:family="paragraph" style:parent-style-name="List_20_Contents" style:list-style-name="L73"/>
    <style:style style:name="P144" style:family="paragraph" style:parent-style-name="List_20_Contents" style:list-style-name="L73">
      <style:paragraph-properties fo:margin-top="0cm" fo:margin-bottom="0.499cm" style:contextual-spacing="false"/>
    </style:style>
    <style:style style:name="P145" style:family="paragraph" style:parent-style-name="List_20_Contents" style:list-style-name="L74"/>
    <style:style style:name="P146" style:family="paragraph" style:parent-style-name="List_20_Contents" style:list-style-name="L74">
      <style:paragraph-properties fo:margin-top="0cm" fo:margin-bottom="0.499cm" style:contextual-spacing="false"/>
    </style:style>
    <style:style style:name="P147" style:family="paragraph" style:parent-style-name="List_20_Contents" style:list-style-name="L75"/>
    <style:style style:name="P148" style:family="paragraph" style:parent-style-name="List_20_Contents" style:list-style-name="L75">
      <style:paragraph-properties fo:margin-top="0cm" fo:margin-bottom="0.499cm" style:contextual-spacing="false"/>
    </style:style>
    <style:style style:name="P149" style:family="paragraph" style:parent-style-name="List_20_Contents" style:list-style-name="L76"/>
    <style:style style:name="P150" style:family="paragraph" style:parent-style-name="List_20_Contents" style:list-style-name="L76">
      <style:paragraph-properties fo:margin-top="0cm" fo:margin-bottom="0.499cm" style:contextual-spacing="false"/>
    </style:style>
    <style:style style:name="P151" style:family="paragraph" style:parent-style-name="List_20_Contents" style:list-style-name="L77"/>
    <style:style style:name="P152" style:family="paragraph" style:parent-style-name="List_20_Contents" style:list-style-name="L77">
      <style:paragraph-properties fo:margin-top="0cm" fo:margin-bottom="0.499cm" style:contextual-spacing="false"/>
    </style:style>
    <style:style style:name="P153" style:family="paragraph" style:parent-style-name="List_20_Heading">
      <style:paragraph-properties fo:margin-top="0cm" fo:margin-bottom="0.499cm" style:contextual-spacing="false"/>
    </style:style>
    <style:style style:name="P154" style:family="paragraph" style:parent-style-name="List_20_Heading">
      <style:paragraph-properties fo:margin-left="1cm" fo:margin-right="0cm" fo:text-indent="0cm" style:auto-text-indent="false"/>
    </style:style>
    <style:style style:name="P155" style:family="paragraph" style:parent-style-name="List_20_Heading">
      <style:paragraph-properties fo:margin-left="1cm" fo:margin-right="0cm" fo:margin-top="0cm" fo:margin-bottom="0.499cm" style:contextual-spacing="false" fo:text-indent="0cm" style:auto-text-indent="false"/>
    </style:style>
    <style:style style:name="P156" style:family="paragraph" style:parent-style-name="Preformatted_20_Text">
      <style:paragraph-properties fo:margin-left="1cm" fo:margin-right="0cm" fo:text-indent="0cm" style:auto-text-indent="false"/>
    </style:style>
    <style:style style:name="P157" style:family="paragraph" style:parent-style-name="Preformatted_20_Text">
      <style:paragraph-properties fo:margin-left="1cm" fo:margin-right="0cm" fo:margin-top="0cm" fo:margin-bottom="0.499cm" style:contextual-spacing="false" fo:text-indent="0cm" style:auto-text-indent="false"/>
    </style:style>
    <style:style style:name="P158" style:family="paragraph" style:parent-style-name="Preformatted_20_Text">
      <style:paragraph-properties fo:margin-left="1cm" fo:margin-right="0cm" fo:text-indent="0cm" style:auto-text-indent="false"/>
      <style:text-properties loext:padding="0.049cm" loext:border="0.74pt solid #000000"/>
    </style:style>
    <style:style style:name="P159" style:family="paragraph" style:parent-style-name="Preformatted_20_Text">
      <style:paragraph-properties fo:margin-left="1cm" fo:margin-right="0cm" fo:margin-top="0cm" fo:margin-bottom="0.499cm" style:contextual-spacing="false" fo:text-indent="0cm" style:auto-text-indent="false"/>
      <style:text-properties loext:padding="0.049cm" loext:border="0.74pt solid #000000"/>
    </style:style>
    <style:style style:name="P160" style:family="paragraph" style:parent-style-name="Table_20_Contents">
      <style:paragraph-properties fo:margin-top="0cm" fo:margin-bottom="0.499cm" style:contextual-spacing="false"/>
    </style:style>
    <style:style style:name="P161" style:family="paragraph" style:parent-style-name="Table_20_Contents">
      <style:text-properties fo:font-size="2pt" style:font-size-asian="2pt" style:font-size-complex="2pt"/>
    </style:style>
    <style:style style:name="T1" style:family="text">
      <style:text-properties loext:padding="0.049cm" loext:border="0.74pt solid #000000"/>
    </style:style>
    <style:style style:name="T2" style:family="text"/>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sses</text:h>
      <text:h text:style-name="Heading_20_3" text:outline-level="3"><text:bookmark text:name="toc1__anchor"/><text:bookmark text:name="toc2__anchor"/>Classes</text:h>
      <text:p text:style-name="List_20_Heading"><text:a xlink:type="simple" xlink:href="https://photonstorm.github.io/phaser3-docs/Camera3DPlugin.html" text:style-name="Internet_20_link" text:visited-style-name="Visited_20_Internet_20_Link">Camera3DPlugin</text:a> </text:p>
      <text:p text:style-name="List_20_Heading"><text:a xlink:type="simple" xlink:href="https://photonstorm.github.io/phaser3-docs/global.html#Class" text:style-name="Internet_20_link" text:visited-style-name="Visited_20_Internet_20_Link">Class</text:a> </text:p>
      <text:p text:style-name="List_20_Heading"><text:a xlink:type="simple" xlink:href="https://photonstorm.github.io/phaser3-docs/Phaser.Animations.Animation.html" text:style-name="Internet_20_link" text:visited-style-name="Visited_20_Internet_20_Link">Animation</text:a> </text:p>
      <text:p text:style-name="List_20_Heading"><text:a xlink:type="simple" xlink:href="https://photonstorm.github.io/phaser3-docs/Phaser.Animations.AnimationFrame.html" text:style-name="Internet_20_link" text:visited-style-name="Visited_20_Internet_20_Link">AnimationFrame</text:a> </text:p>
      <text:p text:style-name="List_20_Heading"><text:a xlink:type="simple" xlink:href="https://photonstorm.github.io/phaser3-docs/Phaser.Animations.AnimationManager.html" text:style-name="Internet_20_link" text:visited-style-name="Visited_20_Internet_20_Link">AnimationManager</text:a> </text:p>
      <text:p text:style-name="List_20_Heading"><text:a xlink:type="simple" xlink:href="https://photonstorm.github.io/phaser3-docs/Phaser.Animations.AnimationState.html" text:style-name="Internet_20_link" text:visited-style-name="Visited_20_Internet_20_Link">AnimationState</text:a> </text:p>
      <text:p text:style-name="List_20_Heading"><text:a xlink:type="simple" xlink:href="https://photonstorm.github.io/phaser3-docs/Phaser.Cache.BaseCache.html" text:style-name="Internet_20_link" text:visited-style-name="Visited_20_Internet_20_Link">BaseCache</text:a> </text:p>
      <text:p text:style-name="List_20_Heading"><text:a xlink:type="simple" xlink:href="https://photonstorm.github.io/phaser3-docs/Phaser.Cache.CacheManager.html" text:style-name="Internet_20_link" text:visited-style-name="Visited_20_Internet_20_Link">CacheManager</text:a> </text:p>
      <text:p text:style-name="List_20_Heading"><text:a xlink:type="simple" xlink:href="https://photonstorm.github.io/phaser3-docs/Phaser.Cameras.Controls.FixedKeyControl.html" text:style-name="Internet_20_link" text:visited-style-name="Visited_20_Internet_20_Link">FixedKeyControl</text:a> </text:p>
      <text:p text:style-name="List_20_Heading"><text:a xlink:type="simple" xlink:href="https://photonstorm.github.io/phaser3-docs/Phaser.Cameras.Controls.SmoothedKeyControl.html" text:style-name="Internet_20_link" text:visited-style-name="Visited_20_Internet_20_Link">SmoothedKeyControl</text:a> </text:p>
      <text:p text:style-name="List_20_Heading"><text:a xlink:type="simple" xlink:href="https://photonstorm.github.io/phaser3-docs/Phaser.Cameras.Scene2D.BaseCamera.html" text:style-name="Internet_20_link" text:visited-style-name="Visited_20_Internet_20_Link">BaseCamera</text:a> </text:p>
      <text:p text:style-name="List_20_Heading"><text:a xlink:type="simple" xlink:href="https://photonstorm.github.io/phaser3-docs/Phaser.Cameras.Scene2D.Camera.html" text:style-name="Internet_20_link" text:visited-style-name="Visited_20_Internet_20_Link">Camera</text:a> </text:p>
      <text:p text:style-name="List_20_Heading"><text:a xlink:type="simple" xlink:href="https://photonstorm.github.io/phaser3-docs/Phaser.Cameras.Scene2D.CameraManager.html" text:style-name="Internet_20_link" text:visited-style-name="Visited_20_Internet_20_Link">CameraManager</text:a> </text:p>
      <text:p text:style-name="List_20_Heading"><text:a xlink:type="simple" xlink:href="https://photonstorm.github.io/phaser3-docs/Phaser.Cameras.Scene2D.Effects.Fade.html" text:style-name="Internet_20_link" text:visited-style-name="Visited_20_Internet_20_Link">Fade</text:a> </text:p>
      <text:p text:style-name="List_20_Heading"><text:a xlink:type="simple" xlink:href="https://photonstorm.github.io/phaser3-docs/Phaser.Cameras.Scene2D.Effects.Flash.html" text:style-name="Internet_20_link" text:visited-style-name="Visited_20_Internet_20_Link">Flash</text:a> </text:p>
      <text:p text:style-name="List_20_Heading"><text:a xlink:type="simple" xlink:href="https://photonstorm.github.io/phaser3-docs/Phaser.Cameras.Scene2D.Effects.Pan.html" text:style-name="Internet_20_link" text:visited-style-name="Visited_20_Internet_20_Link">Pan</text:a> </text:p>
      <text:p text:style-name="List_20_Heading"><text:a xlink:type="simple" xlink:href="https://photonstorm.github.io/phaser3-docs/Phaser.Cameras.Scene2D.Effects.RotateTo.html" text:style-name="Internet_20_link" text:visited-style-name="Visited_20_Internet_20_Link">RotateTo</text:a> </text:p>
      <text:p text:style-name="List_20_Heading"><text:a xlink:type="simple" xlink:href="https://photonstorm.github.io/phaser3-docs/Phaser.Cameras.Scene2D.Effects.Shake.html" text:style-name="Internet_20_link" text:visited-style-name="Visited_20_Internet_20_Link">Shake</text:a> </text:p>
      <text:p text:style-name="List_20_Heading"><text:a xlink:type="simple" xlink:href="https://photonstorm.github.io/phaser3-docs/Phaser.Cameras.Scene2D.Effects.Zoom.html" text:style-name="Internet_20_link" text:visited-style-name="Visited_20_Internet_20_Link">Zoom</text:a> </text:p>
      <text:p text:style-name="List_20_Heading"><text:a xlink:type="simple" xlink:href="https://photonstorm.github.io/phaser3-docs/Phaser.Cameras.Sprite3D.Camera.html" text:style-name="Internet_20_link" text:visited-style-name="Visited_20_Internet_20_Link">Camera</text:a> </text:p>
      <text:p text:style-name="List_20_Heading"><text:a xlink:type="simple" xlink:href="https://photonstorm.github.io/phaser3-docs/Phaser.Cameras.Sprite3D.CameraManager.html" text:style-name="Internet_20_link" text:visited-style-name="Visited_20_Internet_20_Link">CameraManager</text:a> </text:p>
      <text:p text:style-name="List_20_Heading"><text:a xlink:type="simple" xlink:href="https://photonstorm.github.io/phaser3-docs/Phaser.Cameras.Sprite3D.OrthographicCamera.html" text:style-name="Internet_20_link" text:visited-style-name="Visited_20_Internet_20_Link">OrthographicCamera</text:a> </text:p>
      <text:p text:style-name="List_20_Heading"><text:a xlink:type="simple" xlink:href="https://photonstorm.github.io/phaser3-docs/Phaser.Cameras.Sprite3D.PerspectiveCamera.html" text:style-name="Internet_20_link" text:visited-style-name="Visited_20_Internet_20_Link">PerspectiveCamera</text:a> </text:p>
      <text:p text:style-name="List_20_Heading"><text:a xlink:type="simple" xlink:href="https://photonstorm.github.io/phaser3-docs/Phaser.Core.Config.html" text:style-name="Internet_20_link" text:visited-style-name="Visited_20_Internet_20_Link">Config</text:a> </text:p>
      <text:p text:style-name="List_20_Heading"><text:a xlink:type="simple" xlink:href="https://photonstorm.github.io/phaser3-docs/Phaser.Core.TimeStep.html" text:style-name="Internet_20_link" text:visited-style-name="Visited_20_Internet_20_Link">TimeStep</text:a> </text:p>
      <text:p text:style-name="List_20_Heading"><text:a xlink:type="simple" xlink:href="https://photonstorm.github.io/phaser3-docs/Phaser.Curves.CubicBezier.html" text:style-name="Internet_20_link" text:visited-style-name="Visited_20_Internet_20_Link">CubicBezier</text:a> </text:p>
      <text:p text:style-name="List_20_Heading"><text:a xlink:type="simple" xlink:href="https://photonstorm.github.io/phaser3-docs/Phaser.Curves.Curve.html" text:style-name="Internet_20_link" text:visited-style-name="Visited_20_Internet_20_Link">Curve</text:a> </text:p>
      <text:p text:style-name="List_20_Heading"><text:a xlink:type="simple" xlink:href="https://photonstorm.github.io/phaser3-docs/Phaser.Curves.Ellipse.html" text:style-name="Internet_20_link" text:visited-style-name="Visited_20_Internet_20_Link">Ellipse</text:a> </text:p>
      <text:p text:style-name="List_20_Heading"><text:a xlink:type="simple" xlink:href="https://photonstorm.github.io/phaser3-docs/Phaser.Curves.Line.html" text:style-name="Internet_20_link" text:visited-style-name="Visited_20_Internet_20_Link">Line</text:a> </text:p>
      <text:p text:style-name="List_20_Heading"><text:a xlink:type="simple" xlink:href="https://photonstorm.github.io/phaser3-docs/Phaser.Curves.MoveTo.html" text:style-name="Internet_20_link" text:visited-style-name="Visited_20_Internet_20_Link">MoveTo</text:a> </text:p>
      <text:p text:style-name="List_20_Heading"><text:a xlink:type="simple" xlink:href="https://photonstorm.github.io/phaser3-docs/Phaser.Curves.Path.html" text:style-name="Internet_20_link" text:visited-style-name="Visited_20_Internet_20_Link">Path</text:a> </text:p>
      <text:p text:style-name="List_20_Heading"><text:a xlink:type="simple" xlink:href="https://photonstorm.github.io/phaser3-docs/Phaser.Curves.QuadraticBezier.html" text:style-name="Internet_20_link" text:visited-style-name="Visited_20_Internet_20_Link">QuadraticBezier</text:a> </text:p>
      <text:p text:style-name="List_20_Heading"><text:a xlink:type="simple" xlink:href="https://photonstorm.github.io/phaser3-docs/Phaser.Curves.Spline.html" text:style-name="Internet_20_link" text:visited-style-name="Visited_20_Internet_20_Link">Spline</text:a> </text:p>
      <text:p text:style-name="List_20_Heading"><text:a xlink:type="simple" xlink:href="https://photonstorm.github.io/phaser3-docs/Phaser.Data.DataManager.html" text:style-name="Internet_20_link" text:visited-style-name="Visited_20_Internet_20_Link">DataManager</text:a> </text:p>
      <text:p text:style-name="List_20_Heading"><text:a xlink:type="simple" xlink:href="https://photonstorm.github.io/phaser3-docs/Phaser.Data.DataManagerPlugin.html" text:style-name="Internet_20_link" text:visited-style-name="Visited_20_Internet_20_Link">DataManagerPlugin</text:a> </text:p>
      <text:p text:style-name="List_20_Heading"><text:a xlink:type="simple" xlink:href="https://photonstorm.github.io/phaser3-docs/Phaser.Display.BaseShader.html" text:style-name="Internet_20_link" text:visited-style-name="Visited_20_Internet_20_Link">BaseShader</text:a> </text:p>
      <text:p text:style-name="List_20_Heading"><text:a xlink:type="simple" xlink:href="https://photonstorm.github.io/phaser3-docs/Phaser.Display.Color.html" text:style-name="Internet_20_link" text:visited-style-name="Visited_20_Internet_20_Link">Color</text:a> </text:p>
      <text:p text:style-name="List_20_Heading"><text:a xlink:type="simple" xlink:href="https://photonstorm.github.io/phaser3-docs/Phaser.Display.ColorMatrix.html" text:style-name="Internet_20_link" text:visited-style-name="Visited_20_Internet_20_Link">ColorMatrix</text:a> </text:p>
      <text:p text:style-name="List_20_Heading"><text:a xlink:type="simple" xlink:href="https://photonstorm.github.io/phaser3-docs/Phaser.Display.Masks.BitmapMask.html" text:style-name="Internet_20_link" text:visited-style-name="Visited_20_Internet_20_Link">BitmapMask</text:a> </text:p>
      <text:p text:style-name="List_20_Heading"><text:a xlink:type="simple" xlink:href="https://photonstorm.github.io/phaser3-docs/Phaser.Display.Masks.GeometryMask.html" text:style-name="Internet_20_link" text:visited-style-name="Visited_20_Internet_20_Link">GeometryMask</text:a> </text:p>
      <text:p text:style-name="List_20_Heading"><text:a xlink:type="simple" xlink:href="https://photonstorm.github.io/phaser3-docs/Phaser.Display.RGB.html" text:style-name="Internet_20_link" text:visited-style-name="Visited_20_Internet_20_Link">RGB</text:a> </text:p>
      <text:p text:style-name="List_20_Heading"><text:a xlink:type="simple" xlink:href="https://photonstorm.github.io/phaser3-docs/Phaser.DOM.RequestAnimationFrame.html" text:style-name="Internet_20_link" text:visited-style-name="Visited_20_Internet_20_Link">RequestAnimationFrame</text:a> </text:p>
      <text:p text:style-name="List_20_Heading"><text:a xlink:type="simple" xlink:href="https://photonstorm.github.io/phaser3-docs/Phaser.Events.EventEmitter.html" text:style-name="Internet_20_link" text:visited-style-name="Visited_20_Internet_20_Link">EventEmitter</text:a> </text:p>
      <text:p text:style-name="List_20_Heading"><text:a xlink:type="simple" xlink:href="https://photonstorm.github.io/phaser3-docs/Phaser.FacebookInstantGamesLeaderboard.html" text:style-name="Internet_20_link" text:visited-style-name="Visited_20_Internet_20_Link">FacebookInstantGamesLeaderboard</text:a> </text:p>
      <text:p text:style-name="List_20_Heading"><text:a xlink:type="simple" xlink:href="https://photonstorm.github.io/phaser3-docs/Phaser.FacebookInstantGamesPlugin.html" text:style-name="Internet_20_link" text:visited-style-name="Visited_20_Internet_20_Link">FacebookInstantGamesPlugin</text:a> </text:p>
      <text:p text:style-name="List_20_Heading"><text:a xlink:type="simple" xlink:href="https://photonstorm.github.io/phaser3-docs/Phaser.Game.html" text:style-name="Internet_20_link" text:visited-style-name="Visited_20_Internet_20_Link">Game</text:a> </text:p>
      <text:p text:style-name="List_20_Heading"><text:a xlink:type="simple" xlink:href="https://photonstorm.github.io/phaser3-docs/Phaser.GameObjects.Arc.html" text:style-name="Internet_20_link" text:visited-style-name="Visited_20_Internet_20_Link">Arc</text:a> </text:p>
      <text:p text:style-name="List_20_Heading"><text:soft-page-break/><text:a xlink:type="simple" xlink:href="https://photonstorm.github.io/phaser3-docs/Phaser.GameObjects.BitmapText.html" text:style-name="Internet_20_link" text:visited-style-name="Visited_20_Internet_20_Link">BitmapText</text:a> </text:p>
      <text:p text:style-name="List_20_Heading"><text:a xlink:type="simple" xlink:href="https://photonstorm.github.io/phaser3-docs/Phaser.GameObjects.Blitter.html" text:style-name="Internet_20_link" text:visited-style-name="Visited_20_Internet_20_Link">Blitter</text:a> </text:p>
      <text:p text:style-name="List_20_Heading"><text:a xlink:type="simple" xlink:href="https://photonstorm.github.io/phaser3-docs/Phaser.GameObjects.Bob.html" text:style-name="Internet_20_link" text:visited-style-name="Visited_20_Internet_20_Link">Bob</text:a> </text:p>
      <text:p text:style-name="List_20_Heading"><text:a xlink:type="simple" xlink:href="https://photonstorm.github.io/phaser3-docs/Phaser.GameObjects.Components.TransformMatrix.html" text:style-name="Internet_20_link" text:visited-style-name="Visited_20_Internet_20_Link">TransformMatrix</text:a> </text:p>
      <text:p text:style-name="List_20_Heading"><text:a xlink:type="simple" xlink:href="https://photonstorm.github.io/phaser3-docs/Phaser.GameObjects.Container.html" text:style-name="Internet_20_link" text:visited-style-name="Visited_20_Internet_20_Link">Container</text:a> </text:p>
      <text:p text:style-name="List_20_Heading"><text:a xlink:type="simple" xlink:href="https://photonstorm.github.io/phaser3-docs/Phaser.GameObjects.Curve.html" text:style-name="Internet_20_link" text:visited-style-name="Visited_20_Internet_20_Link">Curve</text:a> </text:p>
      <text:p text:style-name="List_20_Heading"><text:a xlink:type="simple" xlink:href="https://photonstorm.github.io/phaser3-docs/Phaser.GameObjects.DisplayList.html" text:style-name="Internet_20_link" text:visited-style-name="Visited_20_Internet_20_Link">DisplayList</text:a> </text:p>
      <text:p text:style-name="List_20_Heading"><text:a xlink:type="simple" xlink:href="https://photonstorm.github.io/phaser3-docs/Phaser.GameObjects.DOMElement.html" text:style-name="Internet_20_link" text:visited-style-name="Visited_20_Internet_20_Link">DOMElement</text:a> </text:p>
      <text:p text:style-name="List_20_Heading"><text:a xlink:type="simple" xlink:href="https://photonstorm.github.io/phaser3-docs/Phaser.GameObjects.DynamicBitmapText.html" text:style-name="Internet_20_link" text:visited-style-name="Visited_20_Internet_20_Link">DynamicBitmapText</text:a> </text:p>
      <text:p text:style-name="List_20_Heading"><text:a xlink:type="simple" xlink:href="https://photonstorm.github.io/phaser3-docs/Phaser.GameObjects.Ellipse.html" text:style-name="Internet_20_link" text:visited-style-name="Visited_20_Internet_20_Link">Ellipse</text:a> </text:p>
      <text:p text:style-name="List_20_Heading"><text:a xlink:type="simple" xlink:href="https://photonstorm.github.io/phaser3-docs/Phaser.GameObjects.Extern.html" text:style-name="Internet_20_link" text:visited-style-name="Visited_20_Internet_20_Link">Extern</text:a> </text:p>
      <text:p text:style-name="List_20_Heading"><text:a xlink:type="simple" xlink:href="https://photonstorm.github.io/phaser3-docs/Phaser.GameObjects.GameObject.html" text:style-name="Internet_20_link" text:visited-style-name="Visited_20_Internet_20_Link">GameObject</text:a> </text:p>
      <text:p text:style-name="List_20_Heading"><text:a xlink:type="simple" xlink:href="https://photonstorm.github.io/phaser3-docs/Phaser.GameObjects.GameObjectCreator.html" text:style-name="Internet_20_link" text:visited-style-name="Visited_20_Internet_20_Link">GameObjectCreator</text:a> </text:p>
      <text:p text:style-name="List_20_Heading"><text:a xlink:type="simple" xlink:href="https://photonstorm.github.io/phaser3-docs/Phaser.GameObjects.GameObjectFactory.html" text:style-name="Internet_20_link" text:visited-style-name="Visited_20_Internet_20_Link">GameObjectFactory</text:a> </text:p>
      <text:p text:style-name="List_20_Heading"><text:a xlink:type="simple" xlink:href="https://photonstorm.github.io/phaser3-docs/Phaser.GameObjects.Graphics.html" text:style-name="Internet_20_link" text:visited-style-name="Visited_20_Internet_20_Link">Graphics</text:a> </text:p>
      <text:p text:style-name="List_20_Heading"><text:a xlink:type="simple" xlink:href="https://photonstorm.github.io/phaser3-docs/Phaser.GameObjects.Grid.html" text:style-name="Internet_20_link" text:visited-style-name="Visited_20_Internet_20_Link">Grid</text:a> </text:p>
      <text:p text:style-name="List_20_Heading"><text:a xlink:type="simple" xlink:href="https://photonstorm.github.io/phaser3-docs/Phaser.GameObjects.Group.html" text:style-name="Internet_20_link" text:visited-style-name="Visited_20_Internet_20_Link">Group</text:a> </text:p>
      <text:p text:style-name="List_20_Heading"><text:a xlink:type="simple" xlink:href="https://photonstorm.github.io/phaser3-docs/Phaser.GameObjects.Image.html" text:style-name="Internet_20_link" text:visited-style-name="Visited_20_Internet_20_Link">Image</text:a> </text:p>
      <text:p text:style-name="List_20_Heading"><text:a xlink:type="simple" xlink:href="https://photonstorm.github.io/phaser3-docs/Phaser.GameObjects.IsoBox.html" text:style-name="Internet_20_link" text:visited-style-name="Visited_20_Internet_20_Link">IsoBox</text:a> </text:p>
      <text:p text:style-name="List_20_Heading"><text:a xlink:type="simple" xlink:href="https://photonstorm.github.io/phaser3-docs/Phaser.GameObjects.IsoTriangle.html" text:style-name="Internet_20_link" text:visited-style-name="Visited_20_Internet_20_Link">IsoTriangle</text:a> </text:p>
      <text:p text:style-name="List_20_Heading"><text:a xlink:type="simple" xlink:href="https://photonstorm.github.io/phaser3-docs/Phaser.GameObjects.Layer.html" text:style-name="Internet_20_link" text:visited-style-name="Visited_20_Internet_20_Link">Layer</text:a> </text:p>
      <text:p text:style-name="List_20_Heading"><text:a xlink:type="simple" xlink:href="https://photonstorm.github.io/phaser3-docs/Phaser.GameObjects.Light.html" text:style-name="Internet_20_link" text:visited-style-name="Visited_20_Internet_20_Link">Light</text:a> </text:p>
      <text:p text:style-name="List_20_Heading"><text:a xlink:type="simple" xlink:href="https://photonstorm.github.io/phaser3-docs/Phaser.GameObjects.LightsManager.html" text:style-name="Internet_20_link" text:visited-style-name="Visited_20_Internet_20_Link">LightsManager</text:a> </text:p>
      <text:p text:style-name="List_20_Heading"><text:a xlink:type="simple" xlink:href="https://photonstorm.github.io/phaser3-docs/Phaser.GameObjects.LightsPlugin.html" text:style-name="Internet_20_link" text:visited-style-name="Visited_20_Internet_20_Link">LightsPlugin</text:a> </text:p>
      <text:p text:style-name="List_20_Heading"><text:a xlink:type="simple" xlink:href="https://photonstorm.github.io/phaser3-docs/Phaser.GameObjects.Line.html" text:style-name="Internet_20_link" text:visited-style-name="Visited_20_Internet_20_Link">Line</text:a> </text:p>
      <text:p text:style-name="List_20_Heading"><text:a xlink:type="simple" xlink:href="https://photonstorm.github.io/phaser3-docs/Phaser.GameObjects.Mesh.html" text:style-name="Internet_20_link" text:visited-style-name="Visited_20_Internet_20_Link">Mesh</text:a> </text:p>
      <text:p text:style-name="List_20_Heading"><text:a xlink:type="simple" xlink:href="https://photonstorm.github.io/phaser3-docs/Phaser.GameObjects.Particles.EmitterOp.html" text:style-name="Internet_20_link" text:visited-style-name="Visited_20_Internet_20_Link">EmitterOp</text:a> </text:p>
      <text:p text:style-name="List_20_Heading"><text:a xlink:type="simple" xlink:href="https://photonstorm.github.io/phaser3-docs/Phaser.GameObjects.Particles.GravityWell.html" text:style-name="Internet_20_link" text:visited-style-name="Visited_20_Internet_20_Link">GravityWell</text:a> </text:p>
      <text:p text:style-name="List_20_Heading"><text:a xlink:type="simple" xlink:href="https://photonstorm.github.io/phaser3-docs/Phaser.GameObjects.Particles.Particle.html" text:style-name="Internet_20_link" text:visited-style-name="Visited_20_Internet_20_Link">Particle</text:a> </text:p>
      <text:p text:style-name="List_20_Heading"><text:a xlink:type="simple" xlink:href="https://photonstorm.github.io/phaser3-docs/Phaser.GameObjects.Particles.ParticleEmitter.html" text:style-name="Internet_20_link" text:visited-style-name="Visited_20_Internet_20_Link">ParticleEmitter</text:a> </text:p>
      <text:p text:style-name="List_20_Heading"><text:a xlink:type="simple" xlink:href="https://photonstorm.github.io/phaser3-docs/Phaser.GameObjects.Particles.ParticleEmitterManager.html" text:style-name="Internet_20_link" text:visited-style-name="Visited_20_Internet_20_Link">ParticleEmitterManager</text:a> </text:p>
      <text:p text:style-name="List_20_Heading"><text:a xlink:type="simple" xlink:href="https://photonstorm.github.io/phaser3-docs/Phaser.GameObjects.Particles.Zones.DeathZone.html" text:style-name="Internet_20_link" text:visited-style-name="Visited_20_Internet_20_Link">DeathZone</text:a> </text:p>
      <text:p text:style-name="List_20_Heading"><text:a xlink:type="simple" xlink:href="https://photonstorm.github.io/phaser3-docs/Phaser.GameObjects.Particles.Zones.EdgeZone.html" text:style-name="Internet_20_link" text:visited-style-name="Visited_20_Internet_20_Link">EdgeZone</text:a> </text:p>
      <text:p text:style-name="List_20_Heading"><text:a xlink:type="simple" xlink:href="https://photonstorm.github.io/phaser3-docs/Phaser.GameObjects.Particles.Zones.RandomZone.html" text:style-name="Internet_20_link" text:visited-style-name="Visited_20_Internet_20_Link">RandomZone</text:a> </text:p>
      <text:p text:style-name="List_20_Heading"><text:a xlink:type="simple" xlink:href="https://photonstorm.github.io/phaser3-docs/Phaser.GameObjects.PathFollower.html" text:style-name="Internet_20_link" text:visited-style-name="Visited_20_Internet_20_Link">PathFollower</text:a> </text:p>
      <text:p text:style-name="List_20_Heading"><text:a xlink:type="simple" xlink:href="https://photonstorm.github.io/phaser3-docs/Phaser.GameObjects.PointLight.html" text:style-name="Internet_20_link" text:visited-style-name="Visited_20_Internet_20_Link">PointLight</text:a> </text:p>
      <text:p text:style-name="List_20_Heading"><text:a xlink:type="simple" xlink:href="https://photonstorm.github.io/phaser3-docs/Phaser.GameObjects.Polygon.html" text:style-name="Internet_20_link" text:visited-style-name="Visited_20_Internet_20_Link">Polygon</text:a> </text:p>
      <text:p text:style-name="List_20_Heading"><text:a xlink:type="simple" xlink:href="https://photonstorm.github.io/phaser3-docs/Phaser.GameObjects.Rectangle.html" text:style-name="Internet_20_link" text:visited-style-name="Visited_20_Internet_20_Link">Rectangle</text:a> </text:p>
      <text:p text:style-name="List_20_Heading"><text:a xlink:type="simple" xlink:href="https://photonstorm.github.io/phaser3-docs/Phaser.GameObjects.RenderTexture.html" text:style-name="Internet_20_link" text:visited-style-name="Visited_20_Internet_20_Link">RenderTexture</text:a> </text:p>
      <text:p text:style-name="List_20_Heading"><text:a xlink:type="simple" xlink:href="https://photonstorm.github.io/phaser3-docs/Phaser.GameObjects.Rope.html" text:style-name="Internet_20_link" text:visited-style-name="Visited_20_Internet_20_Link">Rope</text:a> </text:p>
      <text:p text:style-name="List_20_Heading"><text:a xlink:type="simple" xlink:href="https://photonstorm.github.io/phaser3-docs/Phaser.GameObjects.Shader.html" text:style-name="Internet_20_link" text:visited-style-name="Visited_20_Internet_20_Link">Shader</text:a> </text:p>
      <text:p text:style-name="List_20_Heading"><text:a xlink:type="simple" xlink:href="https://photonstorm.github.io/phaser3-docs/Phaser.GameObjects.Shape.html" text:style-name="Internet_20_link" text:visited-style-name="Visited_20_Internet_20_Link">Shape</text:a> </text:p>
      <text:p text:style-name="List_20_Heading"><text:a xlink:type="simple" xlink:href="https://photonstorm.github.io/phaser3-docs/Phaser.GameObjects.Sprite.html" text:style-name="Internet_20_link" text:visited-style-name="Visited_20_Internet_20_Link">Sprite</text:a> </text:p>
      <text:p text:style-name="List_20_Heading"><text:a xlink:type="simple" xlink:href="https://photonstorm.github.io/phaser3-docs/Phaser.GameObjects.Sprite3D.html" text:style-name="Internet_20_link" text:visited-style-name="Visited_20_Internet_20_Link">Sprite3D</text:a> </text:p>
      <text:p text:style-name="List_20_Heading"><text:a xlink:type="simple" xlink:href="https://photonstorm.github.io/phaser3-docs/Phaser.GameObjects.Star.html" text:style-name="Internet_20_link" text:visited-style-name="Visited_20_Internet_20_Link">Star</text:a> </text:p>
      <text:p text:style-name="List_20_Heading"><text:a xlink:type="simple" xlink:href="https://photonstorm.github.io/phaser3-docs/Phaser.GameObjects.Text.html" text:style-name="Internet_20_link" text:visited-style-name="Visited_20_Internet_20_Link">Text</text:a> </text:p>
      <text:p text:style-name="List_20_Heading"><text:a xlink:type="simple" xlink:href="https://photonstorm.github.io/phaser3-docs/Phaser.GameObjects.TextStyle.html" text:style-name="Internet_20_link" text:visited-style-name="Visited_20_Internet_20_Link">TextStyle</text:a> </text:p>
      <text:p text:style-name="List_20_Heading"><text:a xlink:type="simple" xlink:href="https://photonstorm.github.io/phaser3-docs/Phaser.GameObjects.TileSprite.html" text:style-name="Internet_20_link" text:visited-style-name="Visited_20_Internet_20_Link">TileSprite</text:a> </text:p>
      <text:p text:style-name="List_20_Heading"><text:a xlink:type="simple" xlink:href="https://photonstorm.github.io/phaser3-docs/Phaser.GameObjects.Triangle.html" text:style-name="Internet_20_link" text:visited-style-name="Visited_20_Internet_20_Link">Triangle</text:a> </text:p>
      <text:p text:style-name="List_20_Heading"><text:a xlink:type="simple" xlink:href="https://photonstorm.github.io/phaser3-docs/Phaser.GameObjects.UpdateList.html" text:style-name="Internet_20_link" text:visited-style-name="Visited_20_Internet_20_Link">UpdateList</text:a> </text:p>
      <text:p text:style-name="List_20_Heading"><text:a xlink:type="simple" xlink:href="https://photonstorm.github.io/phaser3-docs/Phaser.GameObjects.Video.html" text:style-name="Internet_20_link" text:visited-style-name="Visited_20_Internet_20_Link">Video</text:a> </text:p>
      <text:p text:style-name="List_20_Heading"><text:a xlink:type="simple" xlink:href="https://photonstorm.github.io/phaser3-docs/Phaser.GameObjects.Zone.html" text:style-name="Internet_20_link" text:visited-style-name="Visited_20_Internet_20_Link">Zone</text:a> </text:p>
      <text:p text:style-name="List_20_Heading"><text:soft-page-break/><text:a xlink:type="simple" xlink:href="https://photonstorm.github.io/phaser3-docs/Phaser.Geom.Circle.html" text:style-name="Internet_20_link" text:visited-style-name="Visited_20_Internet_20_Link">Circle</text:a> </text:p>
      <text:p text:style-name="List_20_Heading"><text:a xlink:type="simple" xlink:href="https://photonstorm.github.io/phaser3-docs/Phaser.Geom.Ellipse.html" text:style-name="Internet_20_link" text:visited-style-name="Visited_20_Internet_20_Link">Ellipse</text:a> </text:p>
      <text:p text:style-name="List_20_Heading"><text:a xlink:type="simple" xlink:href="https://photonstorm.github.io/phaser3-docs/Phaser.Geom.Line.html" text:style-name="Internet_20_link" text:visited-style-name="Visited_20_Internet_20_Link">Line</text:a> </text:p>
      <text:p text:style-name="List_20_Heading"><text:a xlink:type="simple" xlink:href="https://photonstorm.github.io/phaser3-docs/Phaser.Geom.Mesh.Face.html" text:style-name="Internet_20_link" text:visited-style-name="Visited_20_Internet_20_Link">Face</text:a> </text:p>
      <text:p text:style-name="List_20_Heading"><text:a xlink:type="simple" xlink:href="https://photonstorm.github.io/phaser3-docs/Phaser.Geom.Mesh.Vertex.html" text:style-name="Internet_20_link" text:visited-style-name="Visited_20_Internet_20_Link">Vertex</text:a> </text:p>
      <text:p text:style-name="List_20_Heading"><text:a xlink:type="simple" xlink:href="https://photonstorm.github.io/phaser3-docs/Phaser.Geom.Point.html" text:style-name="Internet_20_link" text:visited-style-name="Visited_20_Internet_20_Link">Point</text:a> </text:p>
      <text:p text:style-name="List_20_Heading"><text:a xlink:type="simple" xlink:href="https://photonstorm.github.io/phaser3-docs/Phaser.Geom.Polygon.html" text:style-name="Internet_20_link" text:visited-style-name="Visited_20_Internet_20_Link">Polygon</text:a> </text:p>
      <text:p text:style-name="List_20_Heading"><text:a xlink:type="simple" xlink:href="https://photonstorm.github.io/phaser3-docs/Phaser.Geom.Rectangle.html" text:style-name="Internet_20_link" text:visited-style-name="Visited_20_Internet_20_Link">Rectangle</text:a> </text:p>
      <text:p text:style-name="List_20_Heading"><text:a xlink:type="simple" xlink:href="https://photonstorm.github.io/phaser3-docs/Phaser.Geom.Triangle.html" text:style-name="Internet_20_link" text:visited-style-name="Visited_20_Internet_20_Link">Triangle</text:a> </text:p>
      <text:p text:style-name="List_20_Heading"><text:a xlink:type="simple" xlink:href="https://photonstorm.github.io/phaser3-docs/Phaser.Input.Gamepad.Axis.html" text:style-name="Internet_20_link" text:visited-style-name="Visited_20_Internet_20_Link">Axis</text:a> </text:p>
      <text:p text:style-name="List_20_Heading"><text:a xlink:type="simple" xlink:href="https://photonstorm.github.io/phaser3-docs/Phaser.Input.Gamepad.Button.html" text:style-name="Internet_20_link" text:visited-style-name="Visited_20_Internet_20_Link">Button</text:a> </text:p>
      <text:p text:style-name="List_20_Heading"><text:a xlink:type="simple" xlink:href="https://photonstorm.github.io/phaser3-docs/Phaser.Input.Gamepad.Gamepad.html" text:style-name="Internet_20_link" text:visited-style-name="Visited_20_Internet_20_Link">Gamepad</text:a> </text:p>
      <text:p text:style-name="List_20_Heading"><text:a xlink:type="simple" xlink:href="https://photonstorm.github.io/phaser3-docs/Phaser.Input.Gamepad.GamepadPlugin.html" text:style-name="Internet_20_link" text:visited-style-name="Visited_20_Internet_20_Link">GamepadPlugin</text:a> </text:p>
      <text:p text:style-name="List_20_Heading"><text:a xlink:type="simple" xlink:href="https://photonstorm.github.io/phaser3-docs/Phaser.Input.InputManager.html" text:style-name="Internet_20_link" text:visited-style-name="Visited_20_Internet_20_Link">InputManager</text:a> </text:p>
      <text:p text:style-name="List_20_Heading"><text:a xlink:type="simple" xlink:href="https://photonstorm.github.io/phaser3-docs/Phaser.Input.InputPlugin.html" text:style-name="Internet_20_link" text:visited-style-name="Visited_20_Internet_20_Link">InputPlugin</text:a> </text:p>
      <text:p text:style-name="List_20_Heading"><text:a xlink:type="simple" xlink:href="https://photonstorm.github.io/phaser3-docs/Phaser.Input.Keyboard.Key.html" text:style-name="Internet_20_link" text:visited-style-name="Visited_20_Internet_20_Link">Key</text:a> </text:p>
      <text:p text:style-name="List_20_Heading"><text:a xlink:type="simple" xlink:href="https://photonstorm.github.io/phaser3-docs/Phaser.Input.Keyboard.KeyboardManager.html" text:style-name="Internet_20_link" text:visited-style-name="Visited_20_Internet_20_Link">KeyboardManager</text:a> </text:p>
      <text:p text:style-name="List_20_Heading"><text:a xlink:type="simple" xlink:href="https://photonstorm.github.io/phaser3-docs/Phaser.Input.Keyboard.KeyboardPlugin.html" text:style-name="Internet_20_link" text:visited-style-name="Visited_20_Internet_20_Link">KeyboardPlugin</text:a> </text:p>
      <text:p text:style-name="List_20_Heading"><text:a xlink:type="simple" xlink:href="https://photonstorm.github.io/phaser3-docs/Phaser.Input.Keyboard.KeyCombo.html" text:style-name="Internet_20_link" text:visited-style-name="Visited_20_Internet_20_Link">KeyCombo</text:a> </text:p>
      <text:p text:style-name="List_20_Heading"><text:a xlink:type="simple" xlink:href="https://photonstorm.github.io/phaser3-docs/Phaser.Input.Mouse.MouseManager.html" text:style-name="Internet_20_link" text:visited-style-name="Visited_20_Internet_20_Link">MouseManager</text:a> </text:p>
      <text:p text:style-name="List_20_Heading"><text:a xlink:type="simple" xlink:href="https://photonstorm.github.io/phaser3-docs/Phaser.Input.Pointer.html" text:style-name="Internet_20_link" text:visited-style-name="Visited_20_Internet_20_Link">Pointer</text:a> </text:p>
      <text:p text:style-name="List_20_Heading"><text:a xlink:type="simple" xlink:href="https://photonstorm.github.io/phaser3-docs/Phaser.Input.Touch.TouchManager.html" text:style-name="Internet_20_link" text:visited-style-name="Visited_20_Internet_20_Link">TouchManager</text:a> </text:p>
      <text:p text:style-name="List_20_Heading"><text:a xlink:type="simple" xlink:href="https://photonstorm.github.io/phaser3-docs/Phaser.Loader.File.html" text:style-name="Internet_20_link" text:visited-style-name="Visited_20_Internet_20_Link">File</text:a> </text:p>
      <text:p text:style-name="List_20_Heading"><text:a xlink:type="simple" xlink:href="https://photonstorm.github.io/phaser3-docs/Phaser.Loader.FileTypes.AnimationJSONFile.html" text:style-name="Internet_20_link" text:visited-style-name="Visited_20_Internet_20_Link">AnimationJSONFile</text:a> </text:p>
      <text:p text:style-name="List_20_Heading"><text:a xlink:type="simple" xlink:href="https://photonstorm.github.io/phaser3-docs/Phaser.Loader.FileTypes.AsepriteFile.html" text:style-name="Internet_20_link" text:visited-style-name="Visited_20_Internet_20_Link">AsepriteFile</text:a> </text:p>
      <text:p text:style-name="List_20_Heading"><text:a xlink:type="simple" xlink:href="https://photonstorm.github.io/phaser3-docs/Phaser.Loader.FileTypes.AtlasJSONFile.html" text:style-name="Internet_20_link" text:visited-style-name="Visited_20_Internet_20_Link">AtlasJSONFile</text:a> </text:p>
      <text:p text:style-name="List_20_Heading"><text:a xlink:type="simple" xlink:href="https://photonstorm.github.io/phaser3-docs/Phaser.Loader.FileTypes.AtlasXMLFile.html" text:style-name="Internet_20_link" text:visited-style-name="Visited_20_Internet_20_Link">AtlasXMLFile</text:a> </text:p>
      <text:p text:style-name="List_20_Heading"><text:a xlink:type="simple" xlink:href="https://photonstorm.github.io/phaser3-docs/Phaser.Loader.FileTypes.AudioFile.html" text:style-name="Internet_20_link" text:visited-style-name="Visited_20_Internet_20_Link">AudioFile</text:a> </text:p>
      <text:p text:style-name="List_20_Heading"><text:a xlink:type="simple" xlink:href="https://photonstorm.github.io/phaser3-docs/Phaser.Loader.FileTypes.AudioSpriteFile.html" text:style-name="Internet_20_link" text:visited-style-name="Visited_20_Internet_20_Link">AudioSpriteFile</text:a> </text:p>
      <text:p text:style-name="List_20_Heading"><text:a xlink:type="simple" xlink:href="https://photonstorm.github.io/phaser3-docs/Phaser.Loader.FileTypes.BinaryFile.html" text:style-name="Internet_20_link" text:visited-style-name="Visited_20_Internet_20_Link">BinaryFile</text:a> </text:p>
      <text:p text:style-name="List_20_Heading"><text:a xlink:type="simple" xlink:href="https://photonstorm.github.io/phaser3-docs/Phaser.Loader.FileTypes.BitmapFontFile.html" text:style-name="Internet_20_link" text:visited-style-name="Visited_20_Internet_20_Link">BitmapFontFile</text:a> </text:p>
      <text:p text:style-name="List_20_Heading"><text:a xlink:type="simple" xlink:href="https://photonstorm.github.io/phaser3-docs/Phaser.Loader.FileTypes.CSSFile.html" text:style-name="Internet_20_link" text:visited-style-name="Visited_20_Internet_20_Link">CSSFile</text:a> </text:p>
      <text:p text:style-name="List_20_Heading"><text:a xlink:type="simple" xlink:href="https://photonstorm.github.io/phaser3-docs/Phaser.Loader.FileTypes.GLSLFile.html" text:style-name="Internet_20_link" text:visited-style-name="Visited_20_Internet_20_Link">GLSLFile</text:a> </text:p>
      <text:p text:style-name="List_20_Heading"><text:a xlink:type="simple" xlink:href="https://photonstorm.github.io/phaser3-docs/Phaser.Loader.FileTypes.HTML5AudioFile.html" text:style-name="Internet_20_link" text:visited-style-name="Visited_20_Internet_20_Link">HTML5AudioFile</text:a> </text:p>
      <text:p text:style-name="List_20_Heading"><text:a xlink:type="simple" xlink:href="https://photonstorm.github.io/phaser3-docs/Phaser.Loader.FileTypes.HTMLFile.html" text:style-name="Internet_20_link" text:visited-style-name="Visited_20_Internet_20_Link">HTMLFile</text:a> </text:p>
      <text:p text:style-name="List_20_Heading"><text:a xlink:type="simple" xlink:href="https://photonstorm.github.io/phaser3-docs/Phaser.Loader.FileTypes.HTMLTextureFile.html" text:style-name="Internet_20_link" text:visited-style-name="Visited_20_Internet_20_Link">HTMLTextureFile</text:a> </text:p>
      <text:p text:style-name="List_20_Heading"><text:a xlink:type="simple" xlink:href="https://photonstorm.github.io/phaser3-docs/Phaser.Loader.FileTypes.ImageFile.html" text:style-name="Internet_20_link" text:visited-style-name="Visited_20_Internet_20_Link">ImageFile</text:a> </text:p>
      <text:p text:style-name="List_20_Heading"><text:a xlink:type="simple" xlink:href="https://photonstorm.github.io/phaser3-docs/Phaser.Loader.FileTypes.JSONFile.html" text:style-name="Internet_20_link" text:visited-style-name="Visited_20_Internet_20_Link">JSONFile</text:a> </text:p>
      <text:p text:style-name="List_20_Heading"><text:a xlink:type="simple" xlink:href="https://photonstorm.github.io/phaser3-docs/Phaser.Loader.FileTypes.MultiAtlasFile.html" text:style-name="Internet_20_link" text:visited-style-name="Visited_20_Internet_20_Link">MultiAtlasFile</text:a> </text:p>
      <text:p text:style-name="List_20_Heading"><text:a xlink:type="simple" xlink:href="https://photonstorm.github.io/phaser3-docs/Phaser.Loader.FileTypes.MultiScriptFile.html" text:style-name="Internet_20_link" text:visited-style-name="Visited_20_Internet_20_Link">MultiScriptFile</text:a> </text:p>
      <text:p text:style-name="List_20_Heading"><text:a xlink:type="simple" xlink:href="https://photonstorm.github.io/phaser3-docs/Phaser.Loader.FileTypes.OBJFile.html" text:style-name="Internet_20_link" text:visited-style-name="Visited_20_Internet_20_Link">OBJFile</text:a> </text:p>
      <text:p text:style-name="List_20_Heading"><text:a xlink:type="simple" xlink:href="https://photonstorm.github.io/phaser3-docs/Phaser.Loader.FileTypes.PackFile.html" text:style-name="Internet_20_link" text:visited-style-name="Visited_20_Internet_20_Link">PackFile</text:a> </text:p>
      <text:p text:style-name="List_20_Heading"><text:a xlink:type="simple" xlink:href="https://photonstorm.github.io/phaser3-docs/Phaser.Loader.FileTypes.PluginFile.html" text:style-name="Internet_20_link" text:visited-style-name="Visited_20_Internet_20_Link">PluginFile</text:a> </text:p>
      <text:p text:style-name="List_20_Heading"><text:a xlink:type="simple" xlink:href="https://photonstorm.github.io/phaser3-docs/Phaser.Loader.FileTypes.SceneFile.html" text:style-name="Internet_20_link" text:visited-style-name="Visited_20_Internet_20_Link">SceneFile</text:a> </text:p>
      <text:p text:style-name="List_20_Heading"><text:a xlink:type="simple" xlink:href="https://photonstorm.github.io/phaser3-docs/Phaser.Loader.FileTypes.ScenePluginFile.html" text:style-name="Internet_20_link" text:visited-style-name="Visited_20_Internet_20_Link">ScenePluginFile</text:a> </text:p>
      <text:p text:style-name="List_20_Heading"><text:a xlink:type="simple" xlink:href="https://photonstorm.github.io/phaser3-docs/Phaser.Loader.FileTypes.ScriptFile.html" text:style-name="Internet_20_link" text:visited-style-name="Visited_20_Internet_20_Link">ScriptFile</text:a> </text:p>
      <text:p text:style-name="List_20_Heading"><text:a xlink:type="simple" xlink:href="https://photonstorm.github.io/phaser3-docs/Phaser.Loader.FileTypes.SpineFile.html" text:style-name="Internet_20_link" text:visited-style-name="Visited_20_Internet_20_Link">SpineFile</text:a> </text:p>
      <text:p text:style-name="List_20_Heading"><text:a xlink:type="simple" xlink:href="https://photonstorm.github.io/phaser3-docs/Phaser.Loader.FileTypes.SpriteSheetFile.html" text:style-name="Internet_20_link" text:visited-style-name="Visited_20_Internet_20_Link">SpriteSheetFile</text:a> </text:p>
      <text:p text:style-name="List_20_Heading"><text:a xlink:type="simple" xlink:href="https://photonstorm.github.io/phaser3-docs/Phaser.Loader.FileTypes.SVGFile.html" text:style-name="Internet_20_link" text:visited-style-name="Visited_20_Internet_20_Link">SVGFile</text:a> </text:p>
      <text:p text:style-name="List_20_Heading"><text:a xlink:type="simple" xlink:href="https://photonstorm.github.io/phaser3-docs/Phaser.Loader.FileTypes.TextFile.html" text:style-name="Internet_20_link" text:visited-style-name="Visited_20_Internet_20_Link">TextFile</text:a> </text:p>
      <text:p text:style-name="List_20_Heading"><text:a xlink:type="simple" xlink:href="https://photonstorm.github.io/phaser3-docs/Phaser.Loader.FileTypes.TilemapCSVFile.html" text:style-name="Internet_20_link" text:visited-style-name="Visited_20_Internet_20_Link">TilemapCSVFile</text:a> </text:p>
      <text:p text:style-name="List_20_Heading"><text:a xlink:type="simple" xlink:href="https://photonstorm.github.io/phaser3-docs/Phaser.Loader.FileTypes.TilemapImpactFile.html" text:style-name="Internet_20_link" text:visited-style-name="Visited_20_Internet_20_Link">TilemapImpactFile</text:a> </text:p>
      <text:p text:style-name="List_20_Heading"><text:soft-page-break/><text:a xlink:type="simple" xlink:href="https://photonstorm.github.io/phaser3-docs/Phaser.Loader.FileTypes.TilemapJSONFile.html" text:style-name="Internet_20_link" text:visited-style-name="Visited_20_Internet_20_Link">TilemapJSONFile</text:a> </text:p>
      <text:p text:style-name="List_20_Heading"><text:a xlink:type="simple" xlink:href="https://photonstorm.github.io/phaser3-docs/Phaser.Loader.FileTypes.UnityAtlasFile.html" text:style-name="Internet_20_link" text:visited-style-name="Visited_20_Internet_20_Link">UnityAtlasFile</text:a> </text:p>
      <text:p text:style-name="List_20_Heading"><text:a xlink:type="simple" xlink:href="https://photonstorm.github.io/phaser3-docs/Phaser.Loader.FileTypes.VideoFile.html" text:style-name="Internet_20_link" text:visited-style-name="Visited_20_Internet_20_Link">VideoFile</text:a> </text:p>
      <text:p text:style-name="List_20_Heading"><text:a xlink:type="simple" xlink:href="https://photonstorm.github.io/phaser3-docs/Phaser.Loader.FileTypes.XMLFile.html" text:style-name="Internet_20_link" text:visited-style-name="Visited_20_Internet_20_Link">XMLFile</text:a> </text:p>
      <text:p text:style-name="List_20_Heading"><text:a xlink:type="simple" xlink:href="https://photonstorm.github.io/phaser3-docs/Phaser.Loader.LoaderPlugin.html" text:style-name="Internet_20_link" text:visited-style-name="Visited_20_Internet_20_Link">LoaderPlugin</text:a> </text:p>
      <text:p text:style-name="List_20_Heading"><text:a xlink:type="simple" xlink:href="https://photonstorm.github.io/phaser3-docs/Phaser.Loader.MultiFile.html" text:style-name="Internet_20_link" text:visited-style-name="Visited_20_Internet_20_Link">MultiFile</text:a> </text:p>
      <text:p text:style-name="List_20_Heading"><text:a xlink:type="simple" xlink:href="https://photonstorm.github.io/phaser3-docs/Phaser.Math.Euler.html" text:style-name="Internet_20_link" text:visited-style-name="Visited_20_Internet_20_Link">Euler</text:a> </text:p>
      <text:p text:style-name="List_20_Heading"><text:a xlink:type="simple" xlink:href="https://photonstorm.github.io/phaser3-docs/Phaser.Math.Matrix3.html" text:style-name="Internet_20_link" text:visited-style-name="Visited_20_Internet_20_Link">Matrix3</text:a> </text:p>
      <text:p text:style-name="List_20_Heading"><text:a xlink:type="simple" xlink:href="https://photonstorm.github.io/phaser3-docs/Phaser.Math.Matrix4.html" text:style-name="Internet_20_link" text:visited-style-name="Visited_20_Internet_20_Link">Matrix4</text:a> </text:p>
      <text:p text:style-name="List_20_Heading"><text:a xlink:type="simple" xlink:href="https://photonstorm.github.io/phaser3-docs/Phaser.Math.Quaternion.html" text:style-name="Internet_20_link" text:visited-style-name="Visited_20_Internet_20_Link">Quaternion</text:a> </text:p>
      <text:p text:style-name="List_20_Heading"><text:a xlink:type="simple" xlink:href="https://photonstorm.github.io/phaser3-docs/Phaser.Math.RandomDataGenerator.html" text:style-name="Internet_20_link" text:visited-style-name="Visited_20_Internet_20_Link">RandomDataGenerator</text:a> </text:p>
      <text:p text:style-name="List_20_Heading"><text:a xlink:type="simple" xlink:href="https://photonstorm.github.io/phaser3-docs/Phaser.Math.Vector2.html" text:style-name="Internet_20_link" text:visited-style-name="Visited_20_Internet_20_Link">Vector2</text:a> </text:p>
      <text:p text:style-name="List_20_Heading"><text:a xlink:type="simple" xlink:href="https://photonstorm.github.io/phaser3-docs/Phaser.Math.Vector3.html" text:style-name="Internet_20_link" text:visited-style-name="Visited_20_Internet_20_Link">Vector3</text:a> </text:p>
      <text:p text:style-name="List_20_Heading"><text:a xlink:type="simple" xlink:href="https://photonstorm.github.io/phaser3-docs/Phaser.Math.Vector4.html" text:style-name="Internet_20_link" text:visited-style-name="Visited_20_Internet_20_Link">Vector4</text:a> </text:p>
      <text:p text:style-name="List_20_Heading"><text:a xlink:type="simple" xlink:href="https://photonstorm.github.io/phaser3-docs/Phaser.Physics.Arcade.ArcadePhysics.html" text:style-name="Internet_20_link" text:visited-style-name="Visited_20_Internet_20_Link">ArcadePhysics</text:a> </text:p>
      <text:p text:style-name="List_20_Heading"><text:a xlink:type="simple" xlink:href="https://photonstorm.github.io/phaser3-docs/Phaser.Physics.Arcade.Body.html" text:style-name="Internet_20_link" text:visited-style-name="Visited_20_Internet_20_Link">Body</text:a> </text:p>
      <text:p text:style-name="List_20_Heading"><text:a xlink:type="simple" xlink:href="https://photonstorm.github.io/phaser3-docs/Phaser.Physics.Arcade.Collider.html" text:style-name="Internet_20_link" text:visited-style-name="Visited_20_Internet_20_Link">Collider</text:a> </text:p>
      <text:p text:style-name="List_20_Heading"><text:a xlink:type="simple" xlink:href="https://photonstorm.github.io/phaser3-docs/Phaser.Physics.Arcade.Factory.html" text:style-name="Internet_20_link" text:visited-style-name="Visited_20_Internet_20_Link">Factory</text:a> </text:p>
      <text:p text:style-name="List_20_Heading"><text:a xlink:type="simple" xlink:href="https://photonstorm.github.io/phaser3-docs/Phaser.Physics.Arcade.Group.html" text:style-name="Internet_20_link" text:visited-style-name="Visited_20_Internet_20_Link">Group</text:a> </text:p>
      <text:p text:style-name="List_20_Heading"><text:a xlink:type="simple" xlink:href="https://photonstorm.github.io/phaser3-docs/Phaser.Physics.Arcade.Image.html" text:style-name="Internet_20_link" text:visited-style-name="Visited_20_Internet_20_Link">Image</text:a> </text:p>
      <text:p text:style-name="List_20_Heading"><text:a xlink:type="simple" xlink:href="https://photonstorm.github.io/phaser3-docs/Phaser.Physics.Arcade.Sprite.html" text:style-name="Internet_20_link" text:visited-style-name="Visited_20_Internet_20_Link">Sprite</text:a> </text:p>
      <text:p text:style-name="List_20_Heading"><text:a xlink:type="simple" xlink:href="https://photonstorm.github.io/phaser3-docs/Phaser.Physics.Arcade.StaticBody.html" text:style-name="Internet_20_link" text:visited-style-name="Visited_20_Internet_20_Link">StaticBody</text:a> </text:p>
      <text:p text:style-name="List_20_Heading"><text:a xlink:type="simple" xlink:href="https://photonstorm.github.io/phaser3-docs/Phaser.Physics.Arcade.StaticGroup.html" text:style-name="Internet_20_link" text:visited-style-name="Visited_20_Internet_20_Link">StaticGroup</text:a> </text:p>
      <text:p text:style-name="List_20_Heading"><text:a xlink:type="simple" xlink:href="https://photonstorm.github.io/phaser3-docs/Phaser.Physics.Arcade.World.html" text:style-name="Internet_20_link" text:visited-style-name="Visited_20_Internet_20_Link">World</text:a> </text:p>
      <text:p text:style-name="List_20_Heading"><text:a xlink:type="simple" xlink:href="https://photonstorm.github.io/phaser3-docs/Phaser.Physics.Matter.BodyBounds.html" text:style-name="Internet_20_link" text:visited-style-name="Visited_20_Internet_20_Link">BodyBounds</text:a> </text:p>
      <text:p text:style-name="List_20_Heading"><text:a xlink:type="simple" xlink:href="https://photonstorm.github.io/phaser3-docs/Phaser.Physics.Matter.Factory.html" text:style-name="Internet_20_link" text:visited-style-name="Visited_20_Internet_20_Link">Factory</text:a> </text:p>
      <text:p text:style-name="List_20_Heading"><text:a xlink:type="simple" xlink:href="https://photonstorm.github.io/phaser3-docs/Phaser.Physics.Matter.Image.html" text:style-name="Internet_20_link" text:visited-style-name="Visited_20_Internet_20_Link">Image</text:a> </text:p>
      <text:p text:style-name="List_20_Heading"><text:a xlink:type="simple" xlink:href="https://photonstorm.github.io/phaser3-docs/Phaser.Physics.Matter.MatterPhysics.html" text:style-name="Internet_20_link" text:visited-style-name="Visited_20_Internet_20_Link">MatterPhysics</text:a> </text:p>
      <text:p text:style-name="List_20_Heading"><text:a xlink:type="simple" xlink:href="https://photonstorm.github.io/phaser3-docs/Phaser.Physics.Matter.PointerConstraint.html" text:style-name="Internet_20_link" text:visited-style-name="Visited_20_Internet_20_Link">PointerConstraint</text:a> </text:p>
      <text:p text:style-name="List_20_Heading"><text:a xlink:type="simple" xlink:href="https://photonstorm.github.io/phaser3-docs/Phaser.Physics.Matter.Sprite.html" text:style-name="Internet_20_link" text:visited-style-name="Visited_20_Internet_20_Link">Sprite</text:a> </text:p>
      <text:p text:style-name="List_20_Heading"><text:a xlink:type="simple" xlink:href="https://photonstorm.github.io/phaser3-docs/Phaser.Physics.Matter.TileBody.html" text:style-name="Internet_20_link" text:visited-style-name="Visited_20_Internet_20_Link">TileBody</text:a> </text:p>
      <text:p text:style-name="List_20_Heading"><text:a xlink:type="simple" xlink:href="https://photonstorm.github.io/phaser3-docs/Phaser.Physics.Matter.World.html" text:style-name="Internet_20_link" text:visited-style-name="Visited_20_Internet_20_Link">World</text:a> </text:p>
      <text:p text:style-name="List_20_Heading"><text:a xlink:type="simple" xlink:href="https://photonstorm.github.io/phaser3-docs/Phaser.Plugins.BasePlugin.html" text:style-name="Internet_20_link" text:visited-style-name="Visited_20_Internet_20_Link">BasePlugin</text:a> </text:p>
      <text:p text:style-name="List_20_Heading"><text:a xlink:type="simple" xlink:href="https://photonstorm.github.io/phaser3-docs/Phaser.Plugins.PluginManager.html" text:style-name="Internet_20_link" text:visited-style-name="Visited_20_Internet_20_Link">PluginManager</text:a> </text:p>
      <text:p text:style-name="List_20_Heading"><text:a xlink:type="simple" xlink:href="https://photonstorm.github.io/phaser3-docs/Phaser.Plugins.ScenePlugin.html" text:style-name="Internet_20_link" text:visited-style-name="Visited_20_Internet_20_Link">ScenePlugin</text:a> </text:p>
      <text:p text:style-name="List_20_Heading"><text:a xlink:type="simple" xlink:href="https://photonstorm.github.io/phaser3-docs/Phaser.Renderer.Canvas.CanvasRenderer.html" text:style-name="Internet_20_link" text:visited-style-name="Visited_20_Internet_20_Link">CanvasRenderer</text:a> </text:p>
      <text:p text:style-name="List_20_Heading"><text:a xlink:type="simple" xlink:href="https://photonstorm.github.io/phaser3-docs/Phaser.Renderer.WebGL.PipelineManager.html" text:style-name="Internet_20_link" text:visited-style-name="Visited_20_Internet_20_Link">PipelineManager</text:a> </text:p>
      <text:p text:style-name="List_20_Heading"><text:a xlink:type="simple" xlink:href="https://photonstorm.github.io/phaser3-docs/Phaser.Renderer.WebGL.Pipelines.BitmapMaskPipeline.html" text:style-name="Internet_20_link" text:visited-style-name="Visited_20_Internet_20_Link">BitmapMaskPipeline</text:a> </text:p>
      <text:p text:style-name="List_20_Heading"><text:a xlink:type="simple" xlink:href="https://photonstorm.github.io/phaser3-docs/Phaser.Renderer.WebGL.Pipelines.GraphicsPipeline.html" text:style-name="Internet_20_link" text:visited-style-name="Visited_20_Internet_20_Link">GraphicsPipeline</text:a> </text:p>
      <text:p text:style-name="List_20_Heading"><text:a xlink:type="simple" xlink:href="https://photonstorm.github.io/phaser3-docs/Phaser.Renderer.WebGL.Pipelines.LightPipeline.html" text:style-name="Internet_20_link" text:visited-style-name="Visited_20_Internet_20_Link">LightPipeline</text:a> </text:p>
      <text:p text:style-name="List_20_Heading"><text:a xlink:type="simple" xlink:href="https://photonstorm.github.io/phaser3-docs/Phaser.Renderer.WebGL.Pipelines.MultiPipeline.html" text:style-name="Internet_20_link" text:visited-style-name="Visited_20_Internet_20_Link">MultiPipeline</text:a> </text:p>
      <text:p text:style-name="List_20_Heading"><text:a xlink:type="simple" xlink:href="https://photonstorm.github.io/phaser3-docs/Phaser.Renderer.WebGL.Pipelines.PointLightPipeline.html" text:style-name="Internet_20_link" text:visited-style-name="Visited_20_Internet_20_Link">PointLightPipeline</text:a> </text:p>
      <text:p text:style-name="List_20_Heading"><text:a xlink:type="simple" xlink:href="https://photonstorm.github.io/phaser3-docs/Phaser.Renderer.WebGL.Pipelines.PostFXPipeline.html" text:style-name="Internet_20_link" text:visited-style-name="Visited_20_Internet_20_Link">PostFXPipeline</text:a> </text:p>
      <text:p text:style-name="List_20_Heading"><text:a xlink:type="simple" xlink:href="https://photonstorm.github.io/phaser3-docs/Phaser.Renderer.WebGL.Pipelines.RopePipeline.html" text:style-name="Internet_20_link" text:visited-style-name="Visited_20_Internet_20_Link">RopePipeline</text:a> </text:p>
      <text:p text:style-name="List_20_Heading"><text:a xlink:type="simple" xlink:href="https://photonstorm.github.io/phaser3-docs/Phaser.Renderer.WebGL.Pipelines.SinglePipeline.html" text:style-name="Internet_20_link" text:visited-style-name="Visited_20_Internet_20_Link">SinglePipeline</text:a> </text:p>
      <text:p text:style-name="List_20_Heading"><text:a xlink:type="simple" xlink:href="https://photonstorm.github.io/phaser3-docs/Phaser.Renderer.WebGL.Pipelines.UtilityPipeline.html" text:style-name="Internet_20_link" text:visited-style-name="Visited_20_Internet_20_Link">UtilityPipeline</text:a> </text:p>
      <text:p text:style-name="List_20_Heading"><text:a xlink:type="simple" xlink:href="https://photonstorm.github.io/phaser3-docs/Phaser.Renderer.WebGL.RenderTarget.html" text:style-name="Internet_20_link" text:visited-style-name="Visited_20_Internet_20_Link">RenderTarget</text:a> </text:p>
      <text:p text:style-name="List_20_Heading"><text:a xlink:type="simple" xlink:href="https://photonstorm.github.io/phaser3-docs/Phaser.Renderer.WebGL.WebGLPipeline.html" text:style-name="Internet_20_link" text:visited-style-name="Visited_20_Internet_20_Link">WebGLPipeline</text:a> </text:p>
      <text:p text:style-name="List_20_Heading"><text:a xlink:type="simple" xlink:href="https://photonstorm.github.io/phaser3-docs/Phaser.Renderer.WebGL.WebGLRenderer.html" text:style-name="Internet_20_link" text:visited-style-name="Visited_20_Internet_20_Link">WebGLRenderer</text:a> </text:p>
      <text:p text:style-name="List_20_Heading"><text:a xlink:type="simple" xlink:href="https://photonstorm.github.io/phaser3-docs/Phaser.Renderer.WebGL.WebGLShader.html" text:style-name="Internet_20_link" text:visited-style-name="Visited_20_Internet_20_Link">WebGLShader</text:a> </text:p>
      <text:p text:style-name="List_20_Heading"><text:a xlink:type="simple" xlink:href="https://photonstorm.github.io/phaser3-docs/Phaser.Scale.ScaleManager.html" text:style-name="Internet_20_link" text:visited-style-name="Visited_20_Internet_20_Link">ScaleManager</text:a> </text:p>
      <text:p text:style-name="List_20_Heading"><text:a xlink:type="simple" xlink:href="https://photonstorm.github.io/phaser3-docs/Phaser.Scene.html" text:style-name="Internet_20_link" text:visited-style-name="Visited_20_Internet_20_Link">Scene</text:a> </text:p>
      <text:p text:style-name="List_20_Heading"><text:soft-page-break/><text:a xlink:type="simple" xlink:href="https://photonstorm.github.io/phaser3-docs/Phaser.Scenes.SceneManager.html" text:style-name="Internet_20_link" text:visited-style-name="Visited_20_Internet_20_Link">SceneManager</text:a> </text:p>
      <text:p text:style-name="List_20_Heading"><text:a xlink:type="simple" xlink:href="https://photonstorm.github.io/phaser3-docs/Phaser.Scenes.ScenePlugin.html" text:style-name="Internet_20_link" text:visited-style-name="Visited_20_Internet_20_Link">ScenePlugin</text:a> </text:p>
      <text:p text:style-name="List_20_Heading"><text:a xlink:type="simple" xlink:href="https://photonstorm.github.io/phaser3-docs/Phaser.Scenes.Systems.html" text:style-name="Internet_20_link" text:visited-style-name="Visited_20_Internet_20_Link">Systems</text:a> </text:p>
      <text:p text:style-name="List_20_Heading"><text:a xlink:type="simple" xlink:href="https://photonstorm.github.io/phaser3-docs/Phaser.Sound.BaseSound.html" text:style-name="Internet_20_link" text:visited-style-name="Visited_20_Internet_20_Link">BaseSound</text:a> </text:p>
      <text:p text:style-name="List_20_Heading"><text:a xlink:type="simple" xlink:href="https://photonstorm.github.io/phaser3-docs/Phaser.Sound.BaseSoundManager.html" text:style-name="Internet_20_link" text:visited-style-name="Visited_20_Internet_20_Link">BaseSoundManager</text:a> </text:p>
      <text:p text:style-name="List_20_Heading"><text:a xlink:type="simple" xlink:href="https://photonstorm.github.io/phaser3-docs/Phaser.Sound.HTML5AudioSound.html" text:style-name="Internet_20_link" text:visited-style-name="Visited_20_Internet_20_Link">HTML5AudioSound</text:a> </text:p>
      <text:p text:style-name="List_20_Heading"><text:a xlink:type="simple" xlink:href="https://photonstorm.github.io/phaser3-docs/Phaser.Sound.HTML5AudioSoundManager.html" text:style-name="Internet_20_link" text:visited-style-name="Visited_20_Internet_20_Link">HTML5AudioSoundManager</text:a> </text:p>
      <text:p text:style-name="List_20_Heading"><text:a xlink:type="simple" xlink:href="https://photonstorm.github.io/phaser3-docs/Phaser.Sound.NoAudioSound.html" text:style-name="Internet_20_link" text:visited-style-name="Visited_20_Internet_20_Link">NoAudioSound</text:a> </text:p>
      <text:p text:style-name="List_20_Heading"><text:a xlink:type="simple" xlink:href="https://photonstorm.github.io/phaser3-docs/Phaser.Sound.NoAudioSoundManager.html" text:style-name="Internet_20_link" text:visited-style-name="Visited_20_Internet_20_Link">NoAudioSoundManager</text:a> </text:p>
      <text:p text:style-name="List_20_Heading"><text:a xlink:type="simple" xlink:href="https://photonstorm.github.io/phaser3-docs/Phaser.Sound.WebAudioSound.html" text:style-name="Internet_20_link" text:visited-style-name="Visited_20_Internet_20_Link">WebAudioSound</text:a> </text:p>
      <text:p text:style-name="List_20_Heading"><text:a xlink:type="simple" xlink:href="https://photonstorm.github.io/phaser3-docs/Phaser.Sound.WebAudioSoundManager.html" text:style-name="Internet_20_link" text:visited-style-name="Visited_20_Internet_20_Link">WebAudioSoundManager</text:a> </text:p>
      <text:p text:style-name="List_20_Heading"><text:a xlink:type="simple" xlink:href="https://photonstorm.github.io/phaser3-docs/Phaser.Structs.List.html" text:style-name="Internet_20_link" text:visited-style-name="Visited_20_Internet_20_Link">List</text:a> </text:p>
      <text:p text:style-name="List_20_Heading"><text:a xlink:type="simple" xlink:href="https://photonstorm.github.io/phaser3-docs/Phaser.Structs.Map.html" text:style-name="Internet_20_link" text:visited-style-name="Visited_20_Internet_20_Link">Map</text:a> </text:p>
      <text:p text:style-name="List_20_Heading"><text:a xlink:type="simple" xlink:href="https://photonstorm.github.io/phaser3-docs/Phaser.Structs.ProcessQueue.html" text:style-name="Internet_20_link" text:visited-style-name="Visited_20_Internet_20_Link">ProcessQueue</text:a> </text:p>
      <text:p text:style-name="List_20_Heading"><text:a xlink:type="simple" xlink:href="https://photonstorm.github.io/phaser3-docs/Phaser.Structs.RTree.html" text:style-name="Internet_20_link" text:visited-style-name="Visited_20_Internet_20_Link">RTree</text:a> </text:p>
      <text:p text:style-name="List_20_Heading"><text:a xlink:type="simple" xlink:href="https://photonstorm.github.io/phaser3-docs/Phaser.Structs.Set.html" text:style-name="Internet_20_link" text:visited-style-name="Visited_20_Internet_20_Link">Set</text:a> </text:p>
      <text:p text:style-name="List_20_Heading"><text:a xlink:type="simple" xlink:href="https://photonstorm.github.io/phaser3-docs/Phaser.Structs.Size.html" text:style-name="Internet_20_link" text:visited-style-name="Visited_20_Internet_20_Link">Size</text:a> </text:p>
      <text:p text:style-name="List_20_Heading"><text:a xlink:type="simple" xlink:href="https://photonstorm.github.io/phaser3-docs/Phaser.Textures.CanvasTexture.html" text:style-name="Internet_20_link" text:visited-style-name="Visited_20_Internet_20_Link">CanvasTexture</text:a> </text:p>
      <text:p text:style-name="List_20_Heading"><text:a xlink:type="simple" xlink:href="https://photonstorm.github.io/phaser3-docs/Phaser.Textures.Frame.html" text:style-name="Internet_20_link" text:visited-style-name="Visited_20_Internet_20_Link">Frame</text:a> </text:p>
      <text:p text:style-name="List_20_Heading"><text:a xlink:type="simple" xlink:href="https://photonstorm.github.io/phaser3-docs/Phaser.Textures.Texture.html" text:style-name="Internet_20_link" text:visited-style-name="Visited_20_Internet_20_Link">Texture</text:a> </text:p>
      <text:p text:style-name="List_20_Heading"><text:a xlink:type="simple" xlink:href="https://photonstorm.github.io/phaser3-docs/Phaser.Textures.TextureManager.html" text:style-name="Internet_20_link" text:visited-style-name="Visited_20_Internet_20_Link">TextureManager</text:a> </text:p>
      <text:p text:style-name="List_20_Heading"><text:a xlink:type="simple" xlink:href="https://photonstorm.github.io/phaser3-docs/Phaser.Textures.TextureSource.html" text:style-name="Internet_20_link" text:visited-style-name="Visited_20_Internet_20_Link">TextureSource</text:a> </text:p>
      <text:p text:style-name="List_20_Heading"><text:a xlink:type="simple" xlink:href="https://photonstorm.github.io/phaser3-docs/Phaser.Tilemaps.ImageCollection.html" text:style-name="Internet_20_link" text:visited-style-name="Visited_20_Internet_20_Link">ImageCollection</text:a> </text:p>
      <text:p text:style-name="List_20_Heading"><text:a xlink:type="simple" xlink:href="https://photonstorm.github.io/phaser3-docs/Phaser.Tilemaps.LayerData.html" text:style-name="Internet_20_link" text:visited-style-name="Visited_20_Internet_20_Link">LayerData</text:a> </text:p>
      <text:p text:style-name="List_20_Heading"><text:a xlink:type="simple" xlink:href="https://photonstorm.github.io/phaser3-docs/Phaser.Tilemaps.MapData.html" text:style-name="Internet_20_link" text:visited-style-name="Visited_20_Internet_20_Link">MapData</text:a> </text:p>
      <text:p text:style-name="List_20_Heading"><text:a xlink:type="simple" xlink:href="https://photonstorm.github.io/phaser3-docs/Phaser.Tilemaps.ObjectLayer.html" text:style-name="Internet_20_link" text:visited-style-name="Visited_20_Internet_20_Link">ObjectLayer</text:a> </text:p>
      <text:p text:style-name="List_20_Heading"><text:a xlink:type="simple" xlink:href="https://photonstorm.github.io/phaser3-docs/Phaser.Tilemaps.Tile.html" text:style-name="Internet_20_link" text:visited-style-name="Visited_20_Internet_20_Link">Tile</text:a> </text:p>
      <text:p text:style-name="List_20_Heading"><text:a xlink:type="simple" xlink:href="https://photonstorm.github.io/phaser3-docs/Phaser.Tilemaps.Tilemap.html" text:style-name="Internet_20_link" text:visited-style-name="Visited_20_Internet_20_Link">Tilemap</text:a> </text:p>
      <text:p text:style-name="List_20_Heading"><text:a xlink:type="simple" xlink:href="https://photonstorm.github.io/phaser3-docs/Phaser.Tilemaps.TilemapLayer.html" text:style-name="Internet_20_link" text:visited-style-name="Visited_20_Internet_20_Link">TilemapLayer</text:a> </text:p>
      <text:p text:style-name="List_20_Heading"><text:a xlink:type="simple" xlink:href="https://photonstorm.github.io/phaser3-docs/Phaser.Tilemaps.Tileset.html" text:style-name="Internet_20_link" text:visited-style-name="Visited_20_Internet_20_Link">Tileset</text:a> </text:p>
      <text:p text:style-name="List_20_Heading"><text:a xlink:type="simple" xlink:href="https://photonstorm.github.io/phaser3-docs/Phaser.Time.Clock.html" text:style-name="Internet_20_link" text:visited-style-name="Visited_20_Internet_20_Link">Clock</text:a> </text:p>
      <text:p text:style-name="List_20_Heading"><text:a xlink:type="simple" xlink:href="https://photonstorm.github.io/phaser3-docs/Phaser.Time.TimerEvent.html" text:style-name="Internet_20_link" text:visited-style-name="Visited_20_Internet_20_Link">TimerEvent</text:a> </text:p>
      <text:p text:style-name="List_20_Heading"><text:a xlink:type="simple" xlink:href="https://photonstorm.github.io/phaser3-docs/Phaser.Tweens.Timeline.html" text:style-name="Internet_20_link" text:visited-style-name="Visited_20_Internet_20_Link">Timeline</text:a> </text:p>
      <text:p text:style-name="List_20_Heading"><text:a xlink:type="simple" xlink:href="https://photonstorm.github.io/phaser3-docs/Phaser.Tweens.Tween.html" text:style-name="Internet_20_link" text:visited-style-name="Visited_20_Internet_20_Link">Tween</text:a> </text:p>
      <text:p text:style-name="List_20_Heading"><text:a xlink:type="simple" xlink:href="https://photonstorm.github.io/phaser3-docs/Phaser.Tweens.TweenManager.html" text:style-name="Internet_20_link" text:visited-style-name="Visited_20_Internet_20_Link">TweenManager</text:a> </text:p>
      <text:p text:style-name="List_20_Heading"><text:a xlink:type="simple" xlink:href="https://photonstorm.github.io/phaser3-docs/SpineContainer.html" text:style-name="Internet_20_link" text:visited-style-name="Visited_20_Internet_20_Link">SpineContainer</text:a> </text:p>
      <text:p text:style-name="List_20_Heading"><text:a xlink:type="simple" xlink:href="https://photonstorm.github.io/phaser3-docs/SpineGameObject.html" text:style-name="Internet_20_link" text:visited-style-name="Visited_20_Internet_20_Link">SpineGameObject</text:a> </text:p>
      <text:p text:style-name="P153"><text:a xlink:type="simple" xlink:href="https://photonstorm.github.io/phaser3-docs/SpinePlugin.html" text:style-name="Internet_20_link" text:visited-style-name="Visited_20_Internet_20_Link">SpinePlugin</text:a> </text:p>
      <text:h text:style-name="Heading_20_3" text:outline-level="3"><text:bookmark text:name="toc3__anchor"/>Namespaces</text:h>
      <text:p text:style-name="List_20_Heading"><text:a xlink:type="simple" xlink:href="https://photonstorm.github.io/phaser3-docs/Phaser.html" text:style-name="Internet_20_link" text:visited-style-name="Visited_20_Internet_20_Link">Phaser</text:a> </text:p>
      <text:p text:style-name="List_20_Heading"><text:a xlink:type="simple" xlink:href="https://photonstorm.github.io/phaser3-docs/Phaser.Actions.html" text:style-name="Internet_20_link" text:visited-style-name="Visited_20_Internet_20_Link">Actions</text:a> </text:p>
      <text:p text:style-name="List_20_Heading"><text:a xlink:type="simple" xlink:href="https://photonstorm.github.io/phaser3-docs/Phaser.Animations.html" text:style-name="Internet_20_link" text:visited-style-name="Visited_20_Internet_20_Link">Animations</text:a> </text:p>
      <text:p text:style-name="List_20_Heading"><text:a xlink:type="simple" xlink:href="https://photonstorm.github.io/phaser3-docs/Phaser.Animations.Events.html" text:style-name="Internet_20_link" text:visited-style-name="Visited_20_Internet_20_Link">Events</text:a> </text:p>
      <text:p text:style-name="List_20_Heading"><text:a xlink:type="simple" xlink:href="https://photonstorm.github.io/phaser3-docs/Phaser.BlendModes.html" text:style-name="Internet_20_link" text:visited-style-name="Visited_20_Internet_20_Link">BlendModes</text:a> </text:p>
      <text:p text:style-name="List_20_Heading"><text:a xlink:type="simple" xlink:href="https://photonstorm.github.io/phaser3-docs/Phaser.Cache.html" text:style-name="Internet_20_link" text:visited-style-name="Visited_20_Internet_20_Link">Cache</text:a> </text:p>
      <text:p text:style-name="List_20_Heading"><text:a xlink:type="simple" xlink:href="https://photonstorm.github.io/phaser3-docs/Phaser.Cache.Events.html" text:style-name="Internet_20_link" text:visited-style-name="Visited_20_Internet_20_Link">Events</text:a> </text:p>
      <text:p text:style-name="List_20_Heading"><text:a xlink:type="simple" xlink:href="https://photonstorm.github.io/phaser3-docs/Phaser.Cameras.html" text:style-name="Internet_20_link" text:visited-style-name="Visited_20_Internet_20_Link">Cameras</text:a> </text:p>
      <text:p text:style-name="List_20_Heading"><text:a xlink:type="simple" xlink:href="https://photonstorm.github.io/phaser3-docs/Phaser.Cameras.Controls.html" text:style-name="Internet_20_link" text:visited-style-name="Visited_20_Internet_20_Link">Controls</text:a> </text:p>
      <text:p text:style-name="List_20_Heading"><text:a xlink:type="simple" xlink:href="https://photonstorm.github.io/phaser3-docs/Phaser.Cameras.Scene2D.html" text:style-name="Internet_20_link" text:visited-style-name="Visited_20_Internet_20_Link">Scene2D</text:a> </text:p>
      <text:p text:style-name="List_20_Heading"><text:a xlink:type="simple" xlink:href="https://photonstorm.github.io/phaser3-docs/Phaser.Cameras.Scene2D.Effects.html" text:style-name="Internet_20_link" text:visited-style-name="Visited_20_Internet_20_Link">Effects</text:a> </text:p>
      <text:p text:style-name="List_20_Heading"><text:soft-page-break/><text:a xlink:type="simple" xlink:href="https://photonstorm.github.io/phaser3-docs/Phaser.Cameras.Scene2D.Events.html" text:style-name="Internet_20_link" text:visited-style-name="Visited_20_Internet_20_Link">Events</text:a> </text:p>
      <text:p text:style-name="List_20_Heading"><text:a xlink:type="simple" xlink:href="https://photonstorm.github.io/phaser3-docs/Phaser.Cameras.Sprite3D.html" text:style-name="Internet_20_link" text:visited-style-name="Visited_20_Internet_20_Link">Sprite3D</text:a> </text:p>
      <text:p text:style-name="List_20_Heading"><text:a xlink:type="simple" xlink:href="https://photonstorm.github.io/phaser3-docs/Phaser.Core.html" text:style-name="Internet_20_link" text:visited-style-name="Visited_20_Internet_20_Link">Core</text:a> </text:p>
      <text:p text:style-name="List_20_Heading"><text:a xlink:type="simple" xlink:href="https://photonstorm.github.io/phaser3-docs/Phaser.Core.Events.html" text:style-name="Internet_20_link" text:visited-style-name="Visited_20_Internet_20_Link">Events</text:a> </text:p>
      <text:p text:style-name="List_20_Heading"><text:a xlink:type="simple" xlink:href="https://photonstorm.github.io/phaser3-docs/Phaser.Create.html" text:style-name="Internet_20_link" text:visited-style-name="Visited_20_Internet_20_Link">Create</text:a> </text:p>
      <text:p text:style-name="List_20_Heading"><text:a xlink:type="simple" xlink:href="https://photonstorm.github.io/phaser3-docs/Phaser.Create.Palettes.html" text:style-name="Internet_20_link" text:visited-style-name="Visited_20_Internet_20_Link">Palettes</text:a> </text:p>
      <text:p text:style-name="List_20_Heading"><text:a xlink:type="simple" xlink:href="https://photonstorm.github.io/phaser3-docs/Phaser.Curves.html" text:style-name="Internet_20_link" text:visited-style-name="Visited_20_Internet_20_Link">Curves</text:a> </text:p>
      <text:p text:style-name="List_20_Heading"><text:a xlink:type="simple" xlink:href="https://photonstorm.github.io/phaser3-docs/Phaser.Data.html" text:style-name="Internet_20_link" text:visited-style-name="Visited_20_Internet_20_Link">Data</text:a> </text:p>
      <text:p text:style-name="List_20_Heading"><text:a xlink:type="simple" xlink:href="https://photonstorm.github.io/phaser3-docs/Phaser.Data.Events.html" text:style-name="Internet_20_link" text:visited-style-name="Visited_20_Internet_20_Link">Events</text:a> </text:p>
      <text:p text:style-name="List_20_Heading"><text:a xlink:type="simple" xlink:href="https://photonstorm.github.io/phaser3-docs/Phaser.Device.html" text:style-name="Internet_20_link" text:visited-style-name="Visited_20_Internet_20_Link">Device</text:a> </text:p>
      <text:p text:style-name="List_20_Heading"><text:a xlink:type="simple" xlink:href="https://photonstorm.github.io/phaser3-docs/Phaser.Display.html" text:style-name="Internet_20_link" text:visited-style-name="Visited_20_Internet_20_Link">Display</text:a> </text:p>
      <text:p text:style-name="List_20_Heading"><text:a xlink:type="simple" xlink:href="https://photonstorm.github.io/phaser3-docs/Phaser.Display.Align.html" text:style-name="Internet_20_link" text:visited-style-name="Visited_20_Internet_20_Link">Align</text:a> </text:p>
      <text:p text:style-name="List_20_Heading"><text:a xlink:type="simple" xlink:href="https://photonstorm.github.io/phaser3-docs/Phaser.Display.Align.In.html" text:style-name="Internet_20_link" text:visited-style-name="Visited_20_Internet_20_Link">In</text:a> </text:p>
      <text:p text:style-name="List_20_Heading"><text:a xlink:type="simple" xlink:href="https://photonstorm.github.io/phaser3-docs/Phaser.Display.Align.To.html" text:style-name="Internet_20_link" text:visited-style-name="Visited_20_Internet_20_Link">To</text:a> </text:p>
      <text:p text:style-name="List_20_Heading"><text:a xlink:type="simple" xlink:href="https://photonstorm.github.io/phaser3-docs/Phaser.Display.Bounds.html" text:style-name="Internet_20_link" text:visited-style-name="Visited_20_Internet_20_Link">Bounds</text:a> </text:p>
      <text:p text:style-name="List_20_Heading"><text:a xlink:type="simple" xlink:href="https://photonstorm.github.io/phaser3-docs/Phaser.Display.Canvas.html" text:style-name="Internet_20_link" text:visited-style-name="Visited_20_Internet_20_Link">Canvas</text:a> </text:p>
      <text:p text:style-name="List_20_Heading"><text:a xlink:type="simple" xlink:href="https://photonstorm.github.io/phaser3-docs/Phaser.Display.Canvas.CanvasInterpolation.html" text:style-name="Internet_20_link" text:visited-style-name="Visited_20_Internet_20_Link">CanvasInterpolation</text:a> </text:p>
      <text:p text:style-name="List_20_Heading"><text:a xlink:type="simple" xlink:href="https://photonstorm.github.io/phaser3-docs/Phaser.Display.Canvas.CanvasPool.html" text:style-name="Internet_20_link" text:visited-style-name="Visited_20_Internet_20_Link">CanvasPool</text:a> </text:p>
      <text:p text:style-name="List_20_Heading"><text:a xlink:type="simple" xlink:href="https://photonstorm.github.io/phaser3-docs/Phaser.Display.Canvas.Smoothing.html" text:style-name="Internet_20_link" text:visited-style-name="Visited_20_Internet_20_Link">Smoothing</text:a> </text:p>
      <text:p text:style-name="List_20_Heading"><text:a xlink:type="simple" xlink:href="https://photonstorm.github.io/phaser3-docs/Phaser.Display.Color.html" text:style-name="Internet_20_link" text:visited-style-name="Visited_20_Internet_20_Link">Color</text:a> </text:p>
      <text:p text:style-name="List_20_Heading"><text:a xlink:type="simple" xlink:href="https://photonstorm.github.io/phaser3-docs/Phaser.Display.Color.Interpolate.html" text:style-name="Internet_20_link" text:visited-style-name="Visited_20_Internet_20_Link">Interpolate</text:a> </text:p>
      <text:p text:style-name="List_20_Heading"><text:a xlink:type="simple" xlink:href="https://photonstorm.github.io/phaser3-docs/Phaser.Display.Masks.html" text:style-name="Internet_20_link" text:visited-style-name="Visited_20_Internet_20_Link">Masks</text:a> </text:p>
      <text:p text:style-name="List_20_Heading"><text:a xlink:type="simple" xlink:href="https://photonstorm.github.io/phaser3-docs/Phaser.DOM.html" text:style-name="Internet_20_link" text:visited-style-name="Visited_20_Internet_20_Link">DOM</text:a> </text:p>
      <text:p text:style-name="List_20_Heading"><text:a xlink:type="simple" xlink:href="https://photonstorm.github.io/phaser3-docs/Phaser.Events.html" text:style-name="Internet_20_link" text:visited-style-name="Visited_20_Internet_20_Link">Events</text:a> </text:p>
      <text:p text:style-name="List_20_Heading"><text:a xlink:type="simple" xlink:href="https://photonstorm.github.io/phaser3-docs/Phaser.GameObjects.html" text:style-name="Internet_20_link" text:visited-style-name="Visited_20_Internet_20_Link">GameObjects</text:a> </text:p>
      <text:p text:style-name="List_20_Heading"><text:a xlink:type="simple" xlink:href="https://photonstorm.github.io/phaser3-docs/Phaser.GameObjects.Components.html" text:style-name="Internet_20_link" text:visited-style-name="Visited_20_Internet_20_Link">Components</text:a> </text:p>
      <text:p text:style-name="List_20_Heading"><text:a xlink:type="simple" xlink:href="https://photonstorm.github.io/phaser3-docs/Phaser.GameObjects.Components.Alpha.html" text:style-name="Internet_20_link" text:visited-style-name="Visited_20_Internet_20_Link">Alpha</text:a> </text:p>
      <text:p text:style-name="List_20_Heading"><text:a xlink:type="simple" xlink:href="https://photonstorm.github.io/phaser3-docs/Phaser.GameObjects.Components.AlphaSingle.html" text:style-name="Internet_20_link" text:visited-style-name="Visited_20_Internet_20_Link">AlphaSingle</text:a> </text:p>
      <text:p text:style-name="List_20_Heading"><text:a xlink:type="simple" xlink:href="https://photonstorm.github.io/phaser3-docs/Phaser.GameObjects.Components.BlendMode.html" text:style-name="Internet_20_link" text:visited-style-name="Visited_20_Internet_20_Link">BlendMode</text:a> </text:p>
      <text:p text:style-name="List_20_Heading"><text:a xlink:type="simple" xlink:href="https://photonstorm.github.io/phaser3-docs/Phaser.GameObjects.Components.ComputedSize.html" text:style-name="Internet_20_link" text:visited-style-name="Visited_20_Internet_20_Link">ComputedSize</text:a> </text:p>
      <text:p text:style-name="List_20_Heading"><text:a xlink:type="simple" xlink:href="https://photonstorm.github.io/phaser3-docs/Phaser.GameObjects.Components.Crop.html" text:style-name="Internet_20_link" text:visited-style-name="Visited_20_Internet_20_Link">Crop</text:a> </text:p>
      <text:p text:style-name="List_20_Heading"><text:a xlink:type="simple" xlink:href="https://photonstorm.github.io/phaser3-docs/Phaser.GameObjects.Components.Depth.html" text:style-name="Internet_20_link" text:visited-style-name="Visited_20_Internet_20_Link">Depth</text:a> </text:p>
      <text:p text:style-name="List_20_Heading"><text:a xlink:type="simple" xlink:href="https://photonstorm.github.io/phaser3-docs/Phaser.GameObjects.Components.Flip.html" text:style-name="Internet_20_link" text:visited-style-name="Visited_20_Internet_20_Link">Flip</text:a> </text:p>
      <text:p text:style-name="List_20_Heading"><text:a xlink:type="simple" xlink:href="https://photonstorm.github.io/phaser3-docs/Phaser.GameObjects.Components.GetBounds.html" text:style-name="Internet_20_link" text:visited-style-name="Visited_20_Internet_20_Link">GetBounds</text:a> </text:p>
      <text:p text:style-name="List_20_Heading"><text:a xlink:type="simple" xlink:href="https://photonstorm.github.io/phaser3-docs/Phaser.GameObjects.Components.Mask.html" text:style-name="Internet_20_link" text:visited-style-name="Visited_20_Internet_20_Link">Mask</text:a> </text:p>
      <text:p text:style-name="List_20_Heading"><text:a xlink:type="simple" xlink:href="https://photonstorm.github.io/phaser3-docs/Phaser.GameObjects.Components.Origin.html" text:style-name="Internet_20_link" text:visited-style-name="Visited_20_Internet_20_Link">Origin</text:a> </text:p>
      <text:p text:style-name="List_20_Heading"><text:a xlink:type="simple" xlink:href="https://photonstorm.github.io/phaser3-docs/Phaser.GameObjects.Components.PathFollower.html" text:style-name="Internet_20_link" text:visited-style-name="Visited_20_Internet_20_Link">PathFollower</text:a> </text:p>
      <text:p text:style-name="List_20_Heading"><text:a xlink:type="simple" xlink:href="https://photonstorm.github.io/phaser3-docs/Phaser.GameObjects.Components.Pipeline.html" text:style-name="Internet_20_link" text:visited-style-name="Visited_20_Internet_20_Link">Pipeline</text:a> </text:p>
      <text:p text:style-name="List_20_Heading"><text:a xlink:type="simple" xlink:href="https://photonstorm.github.io/phaser3-docs/Phaser.GameObjects.Components.ScrollFactor.html" text:style-name="Internet_20_link" text:visited-style-name="Visited_20_Internet_20_Link">ScrollFactor</text:a> </text:p>
      <text:p text:style-name="List_20_Heading"><text:a xlink:type="simple" xlink:href="https://photonstorm.github.io/phaser3-docs/Phaser.GameObjects.Components.Size.html" text:style-name="Internet_20_link" text:visited-style-name="Visited_20_Internet_20_Link">Size</text:a> </text:p>
      <text:p text:style-name="List_20_Heading"><text:a xlink:type="simple" xlink:href="https://photonstorm.github.io/phaser3-docs/Phaser.GameObjects.Components.Texture.html" text:style-name="Internet_20_link" text:visited-style-name="Visited_20_Internet_20_Link">Texture</text:a> </text:p>
      <text:p text:style-name="List_20_Heading"><text:a xlink:type="simple" xlink:href="https://photonstorm.github.io/phaser3-docs/Phaser.GameObjects.Components.TextureCrop.html" text:style-name="Internet_20_link" text:visited-style-name="Visited_20_Internet_20_Link">TextureCrop</text:a> </text:p>
      <text:p text:style-name="List_20_Heading"><text:a xlink:type="simple" xlink:href="https://photonstorm.github.io/phaser3-docs/Phaser.GameObjects.Components.Tint.html" text:style-name="Internet_20_link" text:visited-style-name="Visited_20_Internet_20_Link">Tint</text:a> </text:p>
      <text:p text:style-name="List_20_Heading"><text:a xlink:type="simple" xlink:href="https://photonstorm.github.io/phaser3-docs/Phaser.GameObjects.Components.Transform.html" text:style-name="Internet_20_link" text:visited-style-name="Visited_20_Internet_20_Link">Transform</text:a> </text:p>
      <text:p text:style-name="List_20_Heading"><text:a xlink:type="simple" xlink:href="https://photonstorm.github.io/phaser3-docs/Phaser.GameObjects.Components.Visible.html" text:style-name="Internet_20_link" text:visited-style-name="Visited_20_Internet_20_Link">Visible</text:a> </text:p>
      <text:p text:style-name="List_20_Heading"><text:a xlink:type="simple" xlink:href="https://photonstorm.github.io/phaser3-docs/Phaser.GameObjects.Events.html" text:style-name="Internet_20_link" text:visited-style-name="Visited_20_Internet_20_Link">Events</text:a> </text:p>
      <text:p text:style-name="List_20_Heading"><text:a xlink:type="simple" xlink:href="https://photonstorm.github.io/phaser3-docs/Phaser.GameObjects.Particles.html" text:style-name="Internet_20_link" text:visited-style-name="Visited_20_Internet_20_Link">Particles</text:a> </text:p>
      <text:p text:style-name="List_20_Heading"><text:a xlink:type="simple" xlink:href="https://photonstorm.github.io/phaser3-docs/Phaser.GameObjects.Particles.Zones.html" text:style-name="Internet_20_link" text:visited-style-name="Visited_20_Internet_20_Link">Zones</text:a> </text:p>
      <text:p text:style-name="List_20_Heading"><text:a xlink:type="simple" xlink:href="https://photonstorm.github.io/phaser3-docs/Phaser.GameObjects.RetroFont.html" text:style-name="Internet_20_link" text:visited-style-name="Visited_20_Internet_20_Link">RetroFont</text:a> </text:p>
      <text:p text:style-name="List_20_Heading"><text:a xlink:type="simple" xlink:href="https://photonstorm.github.io/phaser3-docs/Phaser.Geom.html" text:style-name="Internet_20_link" text:visited-style-name="Visited_20_Internet_20_Link">Geom</text:a> </text:p>
      <text:p text:style-name="List_20_Heading"><text:a xlink:type="simple" xlink:href="https://photonstorm.github.io/phaser3-docs/Phaser.Geom.Intersects.html" text:style-name="Internet_20_link" text:visited-style-name="Visited_20_Internet_20_Link">Intersects</text:a> </text:p>
      <text:p text:style-name="List_20_Heading"><text:a xlink:type="simple" xlink:href="https://photonstorm.github.io/phaser3-docs/Phaser.Geom.Mesh.html" text:style-name="Internet_20_link" text:visited-style-name="Visited_20_Internet_20_Link">Mesh</text:a> </text:p>
      <text:p text:style-name="List_20_Heading"><text:soft-page-break/><text:a xlink:type="simple" xlink:href="https://photonstorm.github.io/phaser3-docs/Phaser.Input.html" text:style-name="Internet_20_link" text:visited-style-name="Visited_20_Internet_20_Link">Input</text:a> </text:p>
      <text:p text:style-name="List_20_Heading"><text:a xlink:type="simple" xlink:href="https://photonstorm.github.io/phaser3-docs/Phaser.Input.Events.html" text:style-name="Internet_20_link" text:visited-style-name="Visited_20_Internet_20_Link">Events</text:a> </text:p>
      <text:p text:style-name="List_20_Heading"><text:a xlink:type="simple" xlink:href="https://photonstorm.github.io/phaser3-docs/Phaser.Input.Gamepad.html" text:style-name="Internet_20_link" text:visited-style-name="Visited_20_Internet_20_Link">Gamepad</text:a> </text:p>
      <text:p text:style-name="List_20_Heading"><text:a xlink:type="simple" xlink:href="https://photonstorm.github.io/phaser3-docs/Phaser.Input.Gamepad.Configs.html" text:style-name="Internet_20_link" text:visited-style-name="Visited_20_Internet_20_Link">Configs</text:a> </text:p>
      <text:p text:style-name="List_20_Heading"><text:a xlink:type="simple" xlink:href="https://photonstorm.github.io/phaser3-docs/Phaser.Input.Gamepad.Events.html" text:style-name="Internet_20_link" text:visited-style-name="Visited_20_Internet_20_Link">Events</text:a> </text:p>
      <text:p text:style-name="List_20_Heading"><text:a xlink:type="simple" xlink:href="https://photonstorm.github.io/phaser3-docs/Phaser.Input.InputPluginCache.html" text:style-name="Internet_20_link" text:visited-style-name="Visited_20_Internet_20_Link">InputPluginCache</text:a> </text:p>
      <text:p text:style-name="List_20_Heading"><text:a xlink:type="simple" xlink:href="https://photonstorm.github.io/phaser3-docs/Phaser.Input.Keyboard.html" text:style-name="Internet_20_link" text:visited-style-name="Visited_20_Internet_20_Link">Keyboard</text:a> </text:p>
      <text:p text:style-name="List_20_Heading"><text:a xlink:type="simple" xlink:href="https://photonstorm.github.io/phaser3-docs/Phaser.Input.Keyboard.Events.html" text:style-name="Internet_20_link" text:visited-style-name="Visited_20_Internet_20_Link">Events</text:a> </text:p>
      <text:p text:style-name="List_20_Heading"><text:a xlink:type="simple" xlink:href="https://photonstorm.github.io/phaser3-docs/Phaser.Input.Keyboard.KeyCodes.html" text:style-name="Internet_20_link" text:visited-style-name="Visited_20_Internet_20_Link">KeyCodes</text:a> </text:p>
      <text:p text:style-name="List_20_Heading"><text:a xlink:type="simple" xlink:href="https://photonstorm.github.io/phaser3-docs/Phaser.Input.Mouse.html" text:style-name="Internet_20_link" text:visited-style-name="Visited_20_Internet_20_Link">Mouse</text:a> </text:p>
      <text:p text:style-name="List_20_Heading"><text:a xlink:type="simple" xlink:href="https://photonstorm.github.io/phaser3-docs/Phaser.Input.Touch.html" text:style-name="Internet_20_link" text:visited-style-name="Visited_20_Internet_20_Link">Touch</text:a> </text:p>
      <text:p text:style-name="List_20_Heading"><text:a xlink:type="simple" xlink:href="https://photonstorm.github.io/phaser3-docs/Phaser.Loader.html" text:style-name="Internet_20_link" text:visited-style-name="Visited_20_Internet_20_Link">Loader</text:a> </text:p>
      <text:p text:style-name="List_20_Heading"><text:a xlink:type="simple" xlink:href="https://photonstorm.github.io/phaser3-docs/Phaser.Loader.Events.html" text:style-name="Internet_20_link" text:visited-style-name="Visited_20_Internet_20_Link">Events</text:a> </text:p>
      <text:p text:style-name="List_20_Heading"><text:a xlink:type="simple" xlink:href="https://photonstorm.github.io/phaser3-docs/Phaser.Loader.FileTypes.html" text:style-name="Internet_20_link" text:visited-style-name="Visited_20_Internet_20_Link">FileTypes</text:a> </text:p>
      <text:p text:style-name="List_20_Heading"><text:a xlink:type="simple" xlink:href="https://photonstorm.github.io/phaser3-docs/Phaser.Loader.FileTypesManager.html" text:style-name="Internet_20_link" text:visited-style-name="Visited_20_Internet_20_Link">FileTypesManager</text:a> </text:p>
      <text:p text:style-name="List_20_Heading"><text:a xlink:type="simple" xlink:href="https://photonstorm.github.io/phaser3-docs/Phaser.Math.html" text:style-name="Internet_20_link" text:visited-style-name="Visited_20_Internet_20_Link">Math</text:a> </text:p>
      <text:p text:style-name="List_20_Heading"><text:a xlink:type="simple" xlink:href="https://photonstorm.github.io/phaser3-docs/Phaser.Math.Angle.html" text:style-name="Internet_20_link" text:visited-style-name="Visited_20_Internet_20_Link">Angle</text:a> </text:p>
      <text:p text:style-name="List_20_Heading"><text:a xlink:type="simple" xlink:href="https://photonstorm.github.io/phaser3-docs/Phaser.Math.Distance.html" text:style-name="Internet_20_link" text:visited-style-name="Visited_20_Internet_20_Link">Distance</text:a> </text:p>
      <text:p text:style-name="List_20_Heading"><text:a xlink:type="simple" xlink:href="https://photonstorm.github.io/phaser3-docs/Phaser.Math.Easing.html" text:style-name="Internet_20_link" text:visited-style-name="Visited_20_Internet_20_Link">Easing</text:a> </text:p>
      <text:p text:style-name="List_20_Heading"><text:a xlink:type="simple" xlink:href="https://photonstorm.github.io/phaser3-docs/Phaser.Math.Easing.Back.html" text:style-name="Internet_20_link" text:visited-style-name="Visited_20_Internet_20_Link">Back</text:a> </text:p>
      <text:p text:style-name="List_20_Heading"><text:a xlink:type="simple" xlink:href="https://photonstorm.github.io/phaser3-docs/Phaser.Math.Easing.Bounce.html" text:style-name="Internet_20_link" text:visited-style-name="Visited_20_Internet_20_Link">Bounce</text:a> </text:p>
      <text:p text:style-name="List_20_Heading"><text:a xlink:type="simple" xlink:href="https://photonstorm.github.io/phaser3-docs/Phaser.Math.Easing.Circular.html" text:style-name="Internet_20_link" text:visited-style-name="Visited_20_Internet_20_Link">Circular</text:a> </text:p>
      <text:p text:style-name="List_20_Heading"><text:a xlink:type="simple" xlink:href="https://photonstorm.github.io/phaser3-docs/Phaser.Math.Easing.Cubic.html" text:style-name="Internet_20_link" text:visited-style-name="Visited_20_Internet_20_Link">Cubic</text:a> </text:p>
      <text:p text:style-name="List_20_Heading"><text:a xlink:type="simple" xlink:href="https://photonstorm.github.io/phaser3-docs/Phaser.Math.Easing.Elastic.html" text:style-name="Internet_20_link" text:visited-style-name="Visited_20_Internet_20_Link">Elastic</text:a> </text:p>
      <text:p text:style-name="List_20_Heading"><text:a xlink:type="simple" xlink:href="https://photonstorm.github.io/phaser3-docs/Phaser.Math.Easing.Expo.html" text:style-name="Internet_20_link" text:visited-style-name="Visited_20_Internet_20_Link">Expo</text:a> </text:p>
      <text:p text:style-name="List_20_Heading"><text:a xlink:type="simple" xlink:href="https://photonstorm.github.io/phaser3-docs/Phaser.Math.Easing.Quadratic.html" text:style-name="Internet_20_link" text:visited-style-name="Visited_20_Internet_20_Link">Quadratic</text:a> </text:p>
      <text:p text:style-name="List_20_Heading"><text:a xlink:type="simple" xlink:href="https://photonstorm.github.io/phaser3-docs/Phaser.Math.Easing.Quartic.html" text:style-name="Internet_20_link" text:visited-style-name="Visited_20_Internet_20_Link">Quartic</text:a> </text:p>
      <text:p text:style-name="List_20_Heading"><text:a xlink:type="simple" xlink:href="https://photonstorm.github.io/phaser3-docs/Phaser.Math.Easing.Quintic.html" text:style-name="Internet_20_link" text:visited-style-name="Visited_20_Internet_20_Link">Quintic</text:a> </text:p>
      <text:p text:style-name="List_20_Heading"><text:a xlink:type="simple" xlink:href="https://photonstorm.github.io/phaser3-docs/Phaser.Math.Easing.Sine.html" text:style-name="Internet_20_link" text:visited-style-name="Visited_20_Internet_20_Link">Sine</text:a> </text:p>
      <text:p text:style-name="List_20_Heading"><text:a xlink:type="simple" xlink:href="https://photonstorm.github.io/phaser3-docs/Phaser.Math.Easing.html#.Stepped" text:style-name="Internet_20_link" text:visited-style-name="Visited_20_Internet_20_Link">Stepped</text:a> </text:p>
      <text:p text:style-name="List_20_Heading"><text:a xlink:type="simple" xlink:href="https://photonstorm.github.io/phaser3-docs/Phaser.Math.Fuzzy.html" text:style-name="Internet_20_link" text:visited-style-name="Visited_20_Internet_20_Link">Fuzzy</text:a> </text:p>
      <text:p text:style-name="List_20_Heading"><text:a xlink:type="simple" xlink:href="https://photonstorm.github.io/phaser3-docs/Phaser.Math.Interpolation.html" text:style-name="Internet_20_link" text:visited-style-name="Visited_20_Internet_20_Link">Interpolation</text:a> </text:p>
      <text:p text:style-name="List_20_Heading"><text:a xlink:type="simple" xlink:href="https://photonstorm.github.io/phaser3-docs/Phaser.Math.Pow2.html" text:style-name="Internet_20_link" text:visited-style-name="Visited_20_Internet_20_Link">Pow2</text:a> </text:p>
      <text:p text:style-name="List_20_Heading"><text:a xlink:type="simple" xlink:href="https://photonstorm.github.io/phaser3-docs/Phaser.Math.Snap.html" text:style-name="Internet_20_link" text:visited-style-name="Visited_20_Internet_20_Link">Snap</text:a> </text:p>
      <text:p text:style-name="List_20_Heading"><text:a xlink:type="simple" xlink:href="https://photonstorm.github.io/phaser3-docs/Phaser.Physics.html" text:style-name="Internet_20_link" text:visited-style-name="Visited_20_Internet_20_Link">Physics</text:a> </text:p>
      <text:p text:style-name="List_20_Heading"><text:a xlink:type="simple" xlink:href="https://photonstorm.github.io/phaser3-docs/Phaser.Physics.Arcade.html" text:style-name="Internet_20_link" text:visited-style-name="Visited_20_Internet_20_Link">Arcade</text:a> </text:p>
      <text:p text:style-name="List_20_Heading"><text:a xlink:type="simple" xlink:href="https://photonstorm.github.io/phaser3-docs/Phaser.Physics.Arcade.Components.html" text:style-name="Internet_20_link" text:visited-style-name="Visited_20_Internet_20_Link">Components</text:a> </text:p>
      <text:p text:style-name="List_20_Heading"><text:a xlink:type="simple" xlink:href="https://photonstorm.github.io/phaser3-docs/Phaser.Physics.Arcade.Components.Acceleration.html" text:style-name="Internet_20_link" text:visited-style-name="Visited_20_Internet_20_Link">Acceleration</text:a> </text:p>
      <text:p text:style-name="List_20_Heading"><text:a xlink:type="simple" xlink:href="https://photonstorm.github.io/phaser3-docs/Phaser.Physics.Arcade.Components.Angular.html" text:style-name="Internet_20_link" text:visited-style-name="Visited_20_Internet_20_Link">Angular</text:a> </text:p>
      <text:p text:style-name="List_20_Heading"><text:a xlink:type="simple" xlink:href="https://photonstorm.github.io/phaser3-docs/Phaser.Physics.Arcade.Components.Bounce.html" text:style-name="Internet_20_link" text:visited-style-name="Visited_20_Internet_20_Link">Bounce</text:a> </text:p>
      <text:p text:style-name="List_20_Heading"><text:a xlink:type="simple" xlink:href="https://photonstorm.github.io/phaser3-docs/Phaser.Physics.Arcade.Components.Debug.html" text:style-name="Internet_20_link" text:visited-style-name="Visited_20_Internet_20_Link">Debug</text:a> </text:p>
      <text:p text:style-name="List_20_Heading"><text:a xlink:type="simple" xlink:href="https://photonstorm.github.io/phaser3-docs/Phaser.Physics.Arcade.Components.Drag.html" text:style-name="Internet_20_link" text:visited-style-name="Visited_20_Internet_20_Link">Drag</text:a> </text:p>
      <text:p text:style-name="List_20_Heading"><text:a xlink:type="simple" xlink:href="https://photonstorm.github.io/phaser3-docs/Phaser.Physics.Arcade.Components.Enable.html" text:style-name="Internet_20_link" text:visited-style-name="Visited_20_Internet_20_Link">Enable</text:a> </text:p>
      <text:p text:style-name="List_20_Heading"><text:a xlink:type="simple" xlink:href="https://photonstorm.github.io/phaser3-docs/Phaser.Physics.Arcade.Components.Friction.html" text:style-name="Internet_20_link" text:visited-style-name="Visited_20_Internet_20_Link">Friction</text:a> </text:p>
      <text:p text:style-name="List_20_Heading"><text:a xlink:type="simple" xlink:href="https://photonstorm.github.io/phaser3-docs/Phaser.Physics.Arcade.Components.Gravity.html" text:style-name="Internet_20_link" text:visited-style-name="Visited_20_Internet_20_Link">Gravity</text:a> </text:p>
      <text:p text:style-name="List_20_Heading"><text:a xlink:type="simple" xlink:href="https://photonstorm.github.io/phaser3-docs/Phaser.Physics.Arcade.Components.Immovable.html" text:style-name="Internet_20_link" text:visited-style-name="Visited_20_Internet_20_Link">Immovable</text:a> </text:p>
      <text:p text:style-name="List_20_Heading"><text:a xlink:type="simple" xlink:href="https://photonstorm.github.io/phaser3-docs/Phaser.Physics.Arcade.Components.Mass.html" text:style-name="Internet_20_link" text:visited-style-name="Visited_20_Internet_20_Link">Mass</text:a> </text:p>
      <text:p text:style-name="List_20_Heading"><text:a xlink:type="simple" xlink:href="https://photonstorm.github.io/phaser3-docs/Phaser.Physics.Arcade.Components.Pushable.html" text:style-name="Internet_20_link" text:visited-style-name="Visited_20_Internet_20_Link">Pushable</text:a> </text:p>
      <text:p text:style-name="List_20_Heading"><text:a xlink:type="simple" xlink:href="https://photonstorm.github.io/phaser3-docs/Phaser.Physics.Arcade.Components.Size.html" text:style-name="Internet_20_link" text:visited-style-name="Visited_20_Internet_20_Link">Size</text:a> </text:p>
      <text:p text:style-name="List_20_Heading"><text:a xlink:type="simple" xlink:href="https://photonstorm.github.io/phaser3-docs/Phaser.Physics.Arcade.Components.Velocity.html" text:style-name="Internet_20_link" text:visited-style-name="Visited_20_Internet_20_Link">Velocity</text:a> </text:p>
      <text:p text:style-name="List_20_Heading"><text:a xlink:type="simple" xlink:href="https://photonstorm.github.io/phaser3-docs/Phaser.Physics.Arcade.Events.html" text:style-name="Internet_20_link" text:visited-style-name="Visited_20_Internet_20_Link">Events</text:a> </text:p>
      <text:p text:style-name="List_20_Heading"><text:a xlink:type="simple" xlink:href="https://photonstorm.github.io/phaser3-docs/Phaser.Physics.Arcade.Tilemap.html" text:style-name="Internet_20_link" text:visited-style-name="Visited_20_Internet_20_Link">Tilemap</text:a> </text:p>
      <text:p text:style-name="List_20_Heading"><text:soft-page-break/><text:a xlink:type="simple" xlink:href="https://photonstorm.github.io/phaser3-docs/Phaser.Physics.Matter.html" text:style-name="Internet_20_link" text:visited-style-name="Visited_20_Internet_20_Link">Matter</text:a> </text:p>
      <text:p text:style-name="List_20_Heading"><text:a xlink:type="simple" xlink:href="https://photonstorm.github.io/phaser3-docs/Phaser.Physics.Matter.Components.html" text:style-name="Internet_20_link" text:visited-style-name="Visited_20_Internet_20_Link">Components</text:a> </text:p>
      <text:p text:style-name="List_20_Heading"><text:a xlink:type="simple" xlink:href="https://photonstorm.github.io/phaser3-docs/Phaser.Physics.Matter.Components.Bounce.html" text:style-name="Internet_20_link" text:visited-style-name="Visited_20_Internet_20_Link">Bounce</text:a> </text:p>
      <text:p text:style-name="List_20_Heading"><text:a xlink:type="simple" xlink:href="https://photonstorm.github.io/phaser3-docs/Phaser.Physics.Matter.Components.Collision.html" text:style-name="Internet_20_link" text:visited-style-name="Visited_20_Internet_20_Link">Collision</text:a> </text:p>
      <text:p text:style-name="List_20_Heading"><text:a xlink:type="simple" xlink:href="https://photonstorm.github.io/phaser3-docs/Phaser.Physics.Matter.Components.Force.html" text:style-name="Internet_20_link" text:visited-style-name="Visited_20_Internet_20_Link">Force</text:a> </text:p>
      <text:p text:style-name="List_20_Heading"><text:a xlink:type="simple" xlink:href="https://photonstorm.github.io/phaser3-docs/Phaser.Physics.Matter.Components.Friction.html" text:style-name="Internet_20_link" text:visited-style-name="Visited_20_Internet_20_Link">Friction</text:a> </text:p>
      <text:p text:style-name="List_20_Heading"><text:a xlink:type="simple" xlink:href="https://photonstorm.github.io/phaser3-docs/Phaser.Physics.Matter.Components.Gravity.html" text:style-name="Internet_20_link" text:visited-style-name="Visited_20_Internet_20_Link">Gravity</text:a> </text:p>
      <text:p text:style-name="List_20_Heading"><text:a xlink:type="simple" xlink:href="https://photonstorm.github.io/phaser3-docs/Phaser.Physics.Matter.Components.Mass.html" text:style-name="Internet_20_link" text:visited-style-name="Visited_20_Internet_20_Link">Mass</text:a> </text:p>
      <text:p text:style-name="List_20_Heading"><text:a xlink:type="simple" xlink:href="https://photonstorm.github.io/phaser3-docs/Phaser.Physics.Matter.Components.Sensor.html" text:style-name="Internet_20_link" text:visited-style-name="Visited_20_Internet_20_Link">Sensor</text:a> </text:p>
      <text:p text:style-name="List_20_Heading"><text:a xlink:type="simple" xlink:href="https://photonstorm.github.io/phaser3-docs/Phaser.Physics.Matter.Components.SetBody.html" text:style-name="Internet_20_link" text:visited-style-name="Visited_20_Internet_20_Link">SetBody</text:a> </text:p>
      <text:p text:style-name="List_20_Heading"><text:a xlink:type="simple" xlink:href="https://photonstorm.github.io/phaser3-docs/Phaser.Physics.Matter.Components.Sleep.html" text:style-name="Internet_20_link" text:visited-style-name="Visited_20_Internet_20_Link">Sleep</text:a> </text:p>
      <text:p text:style-name="List_20_Heading"><text:a xlink:type="simple" xlink:href="https://photonstorm.github.io/phaser3-docs/Phaser.Physics.Matter.Components.Static.html" text:style-name="Internet_20_link" text:visited-style-name="Visited_20_Internet_20_Link">Static</text:a> </text:p>
      <text:p text:style-name="List_20_Heading"><text:a xlink:type="simple" xlink:href="https://photonstorm.github.io/phaser3-docs/Phaser.Physics.Matter.Components.Transform.html" text:style-name="Internet_20_link" text:visited-style-name="Visited_20_Internet_20_Link">Transform</text:a> </text:p>
      <text:p text:style-name="List_20_Heading"><text:a xlink:type="simple" xlink:href="https://photonstorm.github.io/phaser3-docs/Phaser.Physics.Matter.Components.Velocity.html" text:style-name="Internet_20_link" text:visited-style-name="Visited_20_Internet_20_Link">Velocity</text:a> </text:p>
      <text:p text:style-name="List_20_Heading"><text:a xlink:type="simple" xlink:href="https://photonstorm.github.io/phaser3-docs/Phaser.Physics.Matter.Events.html" text:style-name="Internet_20_link" text:visited-style-name="Visited_20_Internet_20_Link">Events</text:a> </text:p>
      <text:p text:style-name="List_20_Heading"><text:a xlink:type="simple" xlink:href="https://photonstorm.github.io/phaser3-docs/Phaser.Physics.Matter.Matter.html" text:style-name="Internet_20_link" text:visited-style-name="Visited_20_Internet_20_Link">Matter</text:a> </text:p>
      <text:p text:style-name="List_20_Heading"><text:a xlink:type="simple" xlink:href="https://photonstorm.github.io/phaser3-docs/Phaser.Physics.Matter.PhysicsEditorParser.html" text:style-name="Internet_20_link" text:visited-style-name="Visited_20_Internet_20_Link">PhysicsEditorParser</text:a> </text:p>
      <text:p text:style-name="List_20_Heading"><text:a xlink:type="simple" xlink:href="https://photonstorm.github.io/phaser3-docs/Phaser.Physics.Matter.PhysicsJSONParser.html" text:style-name="Internet_20_link" text:visited-style-name="Visited_20_Internet_20_Link">PhysicsJSONParser</text:a> </text:p>
      <text:p text:style-name="List_20_Heading"><text:a xlink:type="simple" xlink:href="https://photonstorm.github.io/phaser3-docs/Phaser.Plugins.html" text:style-name="Internet_20_link" text:visited-style-name="Visited_20_Internet_20_Link">Plugins</text:a> </text:p>
      <text:p text:style-name="List_20_Heading"><text:a xlink:type="simple" xlink:href="https://photonstorm.github.io/phaser3-docs/Phaser.Plugins.DefaultPlugins.html" text:style-name="Internet_20_link" text:visited-style-name="Visited_20_Internet_20_Link">DefaultPlugins</text:a> </text:p>
      <text:p text:style-name="List_20_Heading"><text:a xlink:type="simple" xlink:href="https://photonstorm.github.io/phaser3-docs/Phaser.Plugins.PluginCache.html" text:style-name="Internet_20_link" text:visited-style-name="Visited_20_Internet_20_Link">PluginCache</text:a> </text:p>
      <text:p text:style-name="List_20_Heading"><text:a xlink:type="simple" xlink:href="https://photonstorm.github.io/phaser3-docs/Phaser.Renderer.html" text:style-name="Internet_20_link" text:visited-style-name="Visited_20_Internet_20_Link">Renderer</text:a> </text:p>
      <text:p text:style-name="List_20_Heading"><text:a xlink:type="simple" xlink:href="https://photonstorm.github.io/phaser3-docs/Phaser.Renderer.Canvas.html" text:style-name="Internet_20_link" text:visited-style-name="Visited_20_Internet_20_Link">Canvas</text:a> </text:p>
      <text:p text:style-name="List_20_Heading"><text:a xlink:type="simple" xlink:href="https://photonstorm.github.io/phaser3-docs/Phaser.Renderer.Events.html" text:style-name="Internet_20_link" text:visited-style-name="Visited_20_Internet_20_Link">Events</text:a> </text:p>
      <text:p text:style-name="List_20_Heading"><text:a xlink:type="simple" xlink:href="https://photonstorm.github.io/phaser3-docs/Phaser.Renderer.Snapshot.html" text:style-name="Internet_20_link" text:visited-style-name="Visited_20_Internet_20_Link">Snapshot</text:a> </text:p>
      <text:p text:style-name="List_20_Heading"><text:a xlink:type="simple" xlink:href="https://photonstorm.github.io/phaser3-docs/Phaser.Renderer.WebGL.html" text:style-name="Internet_20_link" text:visited-style-name="Visited_20_Internet_20_Link">WebGL</text:a> </text:p>
      <text:p text:style-name="List_20_Heading"><text:a xlink:type="simple" xlink:href="https://photonstorm.github.io/phaser3-docs/Phaser.Renderer.WebGL.Pipelines.html" text:style-name="Internet_20_link" text:visited-style-name="Visited_20_Internet_20_Link">Pipelines</text:a> </text:p>
      <text:p text:style-name="List_20_Heading"><text:a xlink:type="simple" xlink:href="https://photonstorm.github.io/phaser3-docs/Phaser.Renderer.WebGL.Pipelines.Events.html" text:style-name="Internet_20_link" text:visited-style-name="Visited_20_Internet_20_Link">Events</text:a> </text:p>
      <text:p text:style-name="List_20_Heading"><text:a xlink:type="simple" xlink:href="https://photonstorm.github.io/phaser3-docs/Phaser.Renderer.WebGL.Utils.html" text:style-name="Internet_20_link" text:visited-style-name="Visited_20_Internet_20_Link">Utils</text:a> </text:p>
      <text:p text:style-name="List_20_Heading"><text:a xlink:type="simple" xlink:href="https://photonstorm.github.io/phaser3-docs/Phaser.Scale.html" text:style-name="Internet_20_link" text:visited-style-name="Visited_20_Internet_20_Link">Scale</text:a> </text:p>
      <text:p text:style-name="List_20_Heading"><text:a xlink:type="simple" xlink:href="https://photonstorm.github.io/phaser3-docs/Phaser.Scale.Center.html" text:style-name="Internet_20_link" text:visited-style-name="Visited_20_Internet_20_Link">Center</text:a> </text:p>
      <text:p text:style-name="List_20_Heading"><text:a xlink:type="simple" xlink:href="https://photonstorm.github.io/phaser3-docs/Phaser.Scale.Events.html" text:style-name="Internet_20_link" text:visited-style-name="Visited_20_Internet_20_Link">Events</text:a> </text:p>
      <text:p text:style-name="List_20_Heading"><text:a xlink:type="simple" xlink:href="https://photonstorm.github.io/phaser3-docs/Phaser.Scale.Orientation.html" text:style-name="Internet_20_link" text:visited-style-name="Visited_20_Internet_20_Link">Orientation</text:a> </text:p>
      <text:p text:style-name="List_20_Heading"><text:a xlink:type="simple" xlink:href="https://photonstorm.github.io/phaser3-docs/Phaser.Scale.ScaleModes.html" text:style-name="Internet_20_link" text:visited-style-name="Visited_20_Internet_20_Link">ScaleModes</text:a> </text:p>
      <text:p text:style-name="List_20_Heading"><text:a xlink:type="simple" xlink:href="https://photonstorm.github.io/phaser3-docs/Phaser.Scale.Zoom.html" text:style-name="Internet_20_link" text:visited-style-name="Visited_20_Internet_20_Link">Zoom</text:a> </text:p>
      <text:p text:style-name="List_20_Heading"><text:a xlink:type="simple" xlink:href="https://photonstorm.github.io/phaser3-docs/Phaser.ScaleModes.html" text:style-name="Internet_20_link" text:visited-style-name="Visited_20_Internet_20_Link">ScaleModes</text:a> </text:p>
      <text:p text:style-name="List_20_Heading"><text:a xlink:type="simple" xlink:href="https://photonstorm.github.io/phaser3-docs/Phaser.Scenes.html" text:style-name="Internet_20_link" text:visited-style-name="Visited_20_Internet_20_Link">Scenes</text:a> </text:p>
      <text:p text:style-name="List_20_Heading"><text:a xlink:type="simple" xlink:href="https://photonstorm.github.io/phaser3-docs/Phaser.Scenes.Events.html" text:style-name="Internet_20_link" text:visited-style-name="Visited_20_Internet_20_Link">Events</text:a> </text:p>
      <text:p text:style-name="List_20_Heading"><text:a xlink:type="simple" xlink:href="https://photonstorm.github.io/phaser3-docs/Phaser.Scenes.Settings.html" text:style-name="Internet_20_link" text:visited-style-name="Visited_20_Internet_20_Link">Settings</text:a> </text:p>
      <text:p text:style-name="List_20_Heading"><text:a xlink:type="simple" xlink:href="https://photonstorm.github.io/phaser3-docs/Phaser.Sound.html" text:style-name="Internet_20_link" text:visited-style-name="Visited_20_Internet_20_Link">Sound</text:a> </text:p>
      <text:p text:style-name="List_20_Heading"><text:a xlink:type="simple" xlink:href="https://photonstorm.github.io/phaser3-docs/Phaser.Sound.Events.html" text:style-name="Internet_20_link" text:visited-style-name="Visited_20_Internet_20_Link">Events</text:a> </text:p>
      <text:p text:style-name="List_20_Heading"><text:a xlink:type="simple" xlink:href="https://photonstorm.github.io/phaser3-docs/Phaser.Structs.html" text:style-name="Internet_20_link" text:visited-style-name="Visited_20_Internet_20_Link">Structs</text:a> </text:p>
      <text:p text:style-name="List_20_Heading"><text:a xlink:type="simple" xlink:href="https://photonstorm.github.io/phaser3-docs/Phaser.Structs.Events.html" text:style-name="Internet_20_link" text:visited-style-name="Visited_20_Internet_20_Link">Events</text:a> </text:p>
      <text:p text:style-name="List_20_Heading"><text:a xlink:type="simple" xlink:href="https://photonstorm.github.io/phaser3-docs/Phaser.Textures.html" text:style-name="Internet_20_link" text:visited-style-name="Visited_20_Internet_20_Link">Textures</text:a> </text:p>
      <text:p text:style-name="List_20_Heading"><text:a xlink:type="simple" xlink:href="https://photonstorm.github.io/phaser3-docs/Phaser.Textures.Events.html" text:style-name="Internet_20_link" text:visited-style-name="Visited_20_Internet_20_Link">Events</text:a> </text:p>
      <text:p text:style-name="List_20_Heading"><text:a xlink:type="simple" xlink:href="https://photonstorm.github.io/phaser3-docs/Phaser.Textures.FilterMode.html" text:style-name="Internet_20_link" text:visited-style-name="Visited_20_Internet_20_Link">FilterMode</text:a> </text:p>
      <text:p text:style-name="List_20_Heading"><text:a xlink:type="simple" xlink:href="https://photonstorm.github.io/phaser3-docs/Phaser.Textures.Parsers.html" text:style-name="Internet_20_link" text:visited-style-name="Visited_20_Internet_20_Link">Parsers</text:a> </text:p>
      <text:p text:style-name="List_20_Heading"><text:a xlink:type="simple" xlink:href="https://photonstorm.github.io/phaser3-docs/Phaser.Tilemaps.html" text:style-name="Internet_20_link" text:visited-style-name="Visited_20_Internet_20_Link">Tilemaps</text:a> </text:p>
      <text:p text:style-name="List_20_Heading"><text:a xlink:type="simple" xlink:href="https://photonstorm.github.io/phaser3-docs/Phaser.Tilemaps.Components.html" text:style-name="Internet_20_link" text:visited-style-name="Visited_20_Internet_20_Link">Components</text:a> </text:p>
      <text:p text:style-name="List_20_Heading"><text:a xlink:type="simple" xlink:href="https://photonstorm.github.io/phaser3-docs/Phaser.Tilemaps.Formats.html" text:style-name="Internet_20_link" text:visited-style-name="Visited_20_Internet_20_Link">Formats</text:a> </text:p>
      <text:p text:style-name="List_20_Heading"><text:a xlink:type="simple" xlink:href="https://photonstorm.github.io/phaser3-docs/Phaser.Tilemaps.Orientation.html" text:style-name="Internet_20_link" text:visited-style-name="Visited_20_Internet_20_Link">Orientation</text:a> </text:p>
      <text:p text:style-name="List_20_Heading"><text:a xlink:type="simple" xlink:href="https://photonstorm.github.io/phaser3-docs/Phaser.Tilemaps.Parsers.html" text:style-name="Internet_20_link" text:visited-style-name="Visited_20_Internet_20_Link">Parsers</text:a> </text:p>
      <text:p text:style-name="List_20_Heading"><text:soft-page-break/><text:a xlink:type="simple" xlink:href="https://photonstorm.github.io/phaser3-docs/Phaser.Tilemaps.Parsers.Impact.html" text:style-name="Internet_20_link" text:visited-style-name="Visited_20_Internet_20_Link">Impact</text:a> </text:p>
      <text:p text:style-name="List_20_Heading"><text:a xlink:type="simple" xlink:href="https://photonstorm.github.io/phaser3-docs/Phaser.Tilemaps.Parsers.Tiled.html" text:style-name="Internet_20_link" text:visited-style-name="Visited_20_Internet_20_Link">Tiled</text:a> </text:p>
      <text:p text:style-name="List_20_Heading"><text:a xlink:type="simple" xlink:href="https://photonstorm.github.io/phaser3-docs/Phaser.Time.html" text:style-name="Internet_20_link" text:visited-style-name="Visited_20_Internet_20_Link">Time</text:a> </text:p>
      <text:p text:style-name="List_20_Heading"><text:a xlink:type="simple" xlink:href="https://photonstorm.github.io/phaser3-docs/Phaser.Tweens.html" text:style-name="Internet_20_link" text:visited-style-name="Visited_20_Internet_20_Link">Tweens</text:a> </text:p>
      <text:p text:style-name="List_20_Heading"><text:a xlink:type="simple" xlink:href="https://photonstorm.github.io/phaser3-docs/Phaser.Tweens.Builders.html" text:style-name="Internet_20_link" text:visited-style-name="Visited_20_Internet_20_Link">Builders</text:a> </text:p>
      <text:p text:style-name="List_20_Heading"><text:a xlink:type="simple" xlink:href="https://photonstorm.github.io/phaser3-docs/Phaser.Tweens.Events.html" text:style-name="Internet_20_link" text:visited-style-name="Visited_20_Internet_20_Link">Events</text:a> </text:p>
      <text:p text:style-name="List_20_Heading"><text:a xlink:type="simple" xlink:href="https://photonstorm.github.io/phaser3-docs/Phaser.Types.html" text:style-name="Internet_20_link" text:visited-style-name="Visited_20_Internet_20_Link">Types</text:a> </text:p>
      <text:p text:style-name="List_20_Heading"><text:a xlink:type="simple" xlink:href="https://photonstorm.github.io/phaser3-docs/Phaser.Types.Actions.html" text:style-name="Internet_20_link" text:visited-style-name="Visited_20_Internet_20_Link">Actions</text:a> </text:p>
      <text:p text:style-name="List_20_Heading"><text:a xlink:type="simple" xlink:href="https://photonstorm.github.io/phaser3-docs/Phaser.Types.Animations.html" text:style-name="Internet_20_link" text:visited-style-name="Visited_20_Internet_20_Link">Animations</text:a> </text:p>
      <text:p text:style-name="List_20_Heading"><text:a xlink:type="simple" xlink:href="https://photonstorm.github.io/phaser3-docs/Phaser.Types.Cameras.html" text:style-name="Internet_20_link" text:visited-style-name="Visited_20_Internet_20_Link">Cameras</text:a> </text:p>
      <text:p text:style-name="List_20_Heading"><text:a xlink:type="simple" xlink:href="https://photonstorm.github.io/phaser3-docs/Phaser.Types.Cameras.Controls.html" text:style-name="Internet_20_link" text:visited-style-name="Visited_20_Internet_20_Link">Controls</text:a> </text:p>
      <text:p text:style-name="List_20_Heading"><text:a xlink:type="simple" xlink:href="https://photonstorm.github.io/phaser3-docs/Phaser.Types.Cameras.Scene2D.html" text:style-name="Internet_20_link" text:visited-style-name="Visited_20_Internet_20_Link">Scene2D</text:a> </text:p>
      <text:p text:style-name="List_20_Heading"><text:a xlink:type="simple" xlink:href="https://photonstorm.github.io/phaser3-docs/Phaser.Types.Core.html" text:style-name="Internet_20_link" text:visited-style-name="Visited_20_Internet_20_Link">Core</text:a> </text:p>
      <text:p text:style-name="List_20_Heading"><text:a xlink:type="simple" xlink:href="https://photonstorm.github.io/phaser3-docs/Phaser.Types.Create.html" text:style-name="Internet_20_link" text:visited-style-name="Visited_20_Internet_20_Link">Create</text:a> </text:p>
      <text:p text:style-name="List_20_Heading"><text:a xlink:type="simple" xlink:href="https://photonstorm.github.io/phaser3-docs/Phaser.Types.Curves.html" text:style-name="Internet_20_link" text:visited-style-name="Visited_20_Internet_20_Link">Curves</text:a> </text:p>
      <text:p text:style-name="List_20_Heading"><text:a xlink:type="simple" xlink:href="https://photonstorm.github.io/phaser3-docs/Phaser.Types.Display.html" text:style-name="Internet_20_link" text:visited-style-name="Visited_20_Internet_20_Link">Display</text:a> </text:p>
      <text:p text:style-name="List_20_Heading"><text:a xlink:type="simple" xlink:href="https://photonstorm.github.io/phaser3-docs/Phaser.Types.GameObjects.html" text:style-name="Internet_20_link" text:visited-style-name="Visited_20_Internet_20_Link">GameObjects</text:a> </text:p>
      <text:p text:style-name="List_20_Heading"><text:a xlink:type="simple" xlink:href="https://photonstorm.github.io/phaser3-docs/Phaser.Types.GameObjects.BitmapText.html" text:style-name="Internet_20_link" text:visited-style-name="Visited_20_Internet_20_Link">BitmapText</text:a> </text:p>
      <text:p text:style-name="List_20_Heading"><text:a xlink:type="simple" xlink:href="https://photonstorm.github.io/phaser3-docs/Phaser.Types.GameObjects.Graphics.html" text:style-name="Internet_20_link" text:visited-style-name="Visited_20_Internet_20_Link">Graphics</text:a> </text:p>
      <text:p text:style-name="List_20_Heading"><text:a xlink:type="simple" xlink:href="https://photonstorm.github.io/phaser3-docs/Phaser.Types.GameObjects.Group.html" text:style-name="Internet_20_link" text:visited-style-name="Visited_20_Internet_20_Link">Group</text:a> </text:p>
      <text:p text:style-name="List_20_Heading"><text:a xlink:type="simple" xlink:href="https://photonstorm.github.io/phaser3-docs/Phaser.Types.GameObjects.Particles.html" text:style-name="Internet_20_link" text:visited-style-name="Visited_20_Internet_20_Link">Particles</text:a> </text:p>
      <text:p text:style-name="List_20_Heading"><text:a xlink:type="simple" xlink:href="https://photonstorm.github.io/phaser3-docs/Phaser.Types.GameObjects.PathFollower.html" text:style-name="Internet_20_link" text:visited-style-name="Visited_20_Internet_20_Link">PathFollower</text:a> </text:p>
      <text:p text:style-name="List_20_Heading"><text:a xlink:type="simple" xlink:href="https://photonstorm.github.io/phaser3-docs/Phaser.Types.GameObjects.RenderTexture.html" text:style-name="Internet_20_link" text:visited-style-name="Visited_20_Internet_20_Link">RenderTexture</text:a> </text:p>
      <text:p text:style-name="List_20_Heading"><text:a xlink:type="simple" xlink:href="https://photonstorm.github.io/phaser3-docs/Phaser.Types.GameObjects.Sprite.html" text:style-name="Internet_20_link" text:visited-style-name="Visited_20_Internet_20_Link">Sprite</text:a> </text:p>
      <text:p text:style-name="List_20_Heading"><text:a xlink:type="simple" xlink:href="https://photonstorm.github.io/phaser3-docs/Phaser.Types.GameObjects.Text.html" text:style-name="Internet_20_link" text:visited-style-name="Visited_20_Internet_20_Link">Text</text:a> </text:p>
      <text:p text:style-name="List_20_Heading"><text:a xlink:type="simple" xlink:href="https://photonstorm.github.io/phaser3-docs/Phaser.Types.GameObjects.TileSprite.html" text:style-name="Internet_20_link" text:visited-style-name="Visited_20_Internet_20_Link">TileSprite</text:a> </text:p>
      <text:p text:style-name="List_20_Heading"><text:a xlink:type="simple" xlink:href="https://photonstorm.github.io/phaser3-docs/Phaser.Types.Geom.html" text:style-name="Internet_20_link" text:visited-style-name="Visited_20_Internet_20_Link">Geom</text:a> </text:p>
      <text:p text:style-name="List_20_Heading"><text:a xlink:type="simple" xlink:href="https://photonstorm.github.io/phaser3-docs/Phaser.Types.Geom.Mesh.html" text:style-name="Internet_20_link" text:visited-style-name="Visited_20_Internet_20_Link">Mesh</text:a> </text:p>
      <text:p text:style-name="List_20_Heading"><text:a xlink:type="simple" xlink:href="https://photonstorm.github.io/phaser3-docs/Phaser.Types.Input.html" text:style-name="Internet_20_link" text:visited-style-name="Visited_20_Internet_20_Link">Input</text:a> </text:p>
      <text:p text:style-name="List_20_Heading"><text:a xlink:type="simple" xlink:href="https://photonstorm.github.io/phaser3-docs/Phaser.Types.Input.Gamepad.html" text:style-name="Internet_20_link" text:visited-style-name="Visited_20_Internet_20_Link">Gamepad</text:a> </text:p>
      <text:p text:style-name="List_20_Heading"><text:a xlink:type="simple" xlink:href="https://photonstorm.github.io/phaser3-docs/Phaser.Types.Input.Keyboard.html" text:style-name="Internet_20_link" text:visited-style-name="Visited_20_Internet_20_Link">Keyboard</text:a> </text:p>
      <text:p text:style-name="List_20_Heading"><text:a xlink:type="simple" xlink:href="https://photonstorm.github.io/phaser3-docs/Phaser.Types.Loader.html" text:style-name="Internet_20_link" text:visited-style-name="Visited_20_Internet_20_Link">Loader</text:a> </text:p>
      <text:p text:style-name="List_20_Heading"><text:a xlink:type="simple" xlink:href="https://photonstorm.github.io/phaser3-docs/Phaser.Types.Loader.FileTypes.html" text:style-name="Internet_20_link" text:visited-style-name="Visited_20_Internet_20_Link">FileTypes</text:a> </text:p>
      <text:p text:style-name="List_20_Heading"><text:a xlink:type="simple" xlink:href="https://photonstorm.github.io/phaser3-docs/Phaser.Types.Math.html" text:style-name="Internet_20_link" text:visited-style-name="Visited_20_Internet_20_Link">Math</text:a> </text:p>
      <text:p text:style-name="List_20_Heading"><text:a xlink:type="simple" xlink:href="https://photonstorm.github.io/phaser3-docs/Phaser.Types.Physics.html" text:style-name="Internet_20_link" text:visited-style-name="Visited_20_Internet_20_Link">Physics</text:a> </text:p>
      <text:p text:style-name="List_20_Heading"><text:a xlink:type="simple" xlink:href="https://photonstorm.github.io/phaser3-docs/Phaser.Types.Physics.Arcade.html" text:style-name="Internet_20_link" text:visited-style-name="Visited_20_Internet_20_Link">Arcade</text:a> </text:p>
      <text:p text:style-name="List_20_Heading"><text:a xlink:type="simple" xlink:href="https://photonstorm.github.io/phaser3-docs/Phaser.Types.Physics.Matter.html" text:style-name="Internet_20_link" text:visited-style-name="Visited_20_Internet_20_Link">Matter</text:a> </text:p>
      <text:p text:style-name="List_20_Heading"><text:a xlink:type="simple" xlink:href="https://photonstorm.github.io/phaser3-docs/Phaser.Types.Plugins.html" text:style-name="Internet_20_link" text:visited-style-name="Visited_20_Internet_20_Link">Plugins</text:a> </text:p>
      <text:p text:style-name="List_20_Heading"><text:a xlink:type="simple" xlink:href="https://photonstorm.github.io/phaser3-docs/Phaser.Types.Renderer.html" text:style-name="Internet_20_link" text:visited-style-name="Visited_20_Internet_20_Link">Renderer</text:a> </text:p>
      <text:p text:style-name="List_20_Heading"><text:a xlink:type="simple" xlink:href="https://photonstorm.github.io/phaser3-docs/Phaser.Types.Renderer.Snapshot.html" text:style-name="Internet_20_link" text:visited-style-name="Visited_20_Internet_20_Link">Snapshot</text:a> </text:p>
      <text:p text:style-name="List_20_Heading"><text:a xlink:type="simple" xlink:href="https://photonstorm.github.io/phaser3-docs/Phaser.Types.Renderer.WebGL.html" text:style-name="Internet_20_link" text:visited-style-name="Visited_20_Internet_20_Link">WebGL</text:a> </text:p>
      <text:p text:style-name="List_20_Heading"><text:a xlink:type="simple" xlink:href="https://photonstorm.github.io/phaser3-docs/Phaser.Types.Scenes.html" text:style-name="Internet_20_link" text:visited-style-name="Visited_20_Internet_20_Link">Scenes</text:a> </text:p>
      <text:p text:style-name="List_20_Heading"><text:a xlink:type="simple" xlink:href="https://photonstorm.github.io/phaser3-docs/Phaser.Types.Sound.html" text:style-name="Internet_20_link" text:visited-style-name="Visited_20_Internet_20_Link">Sound</text:a> </text:p>
      <text:p text:style-name="List_20_Heading"><text:a xlink:type="simple" xlink:href="https://photonstorm.github.io/phaser3-docs/Phaser.Types.Textures.html" text:style-name="Internet_20_link" text:visited-style-name="Visited_20_Internet_20_Link">Textures</text:a> </text:p>
      <text:p text:style-name="List_20_Heading"><text:a xlink:type="simple" xlink:href="https://photonstorm.github.io/phaser3-docs/Phaser.Types.Tilemaps.html" text:style-name="Internet_20_link" text:visited-style-name="Visited_20_Internet_20_Link">Tilemaps</text:a> </text:p>
      <text:p text:style-name="List_20_Heading"><text:a xlink:type="simple" xlink:href="https://photonstorm.github.io/phaser3-docs/Phaser.Types.Time.html" text:style-name="Internet_20_link" text:visited-style-name="Visited_20_Internet_20_Link">Time</text:a> </text:p>
      <text:p text:style-name="List_20_Heading"><text:a xlink:type="simple" xlink:href="https://photonstorm.github.io/phaser3-docs/Phaser.Types.Tweens.html" text:style-name="Internet_20_link" text:visited-style-name="Visited_20_Internet_20_Link">Tweens</text:a> </text:p>
      <text:p text:style-name="List_20_Heading"><text:a xlink:type="simple" xlink:href="https://photonstorm.github.io/phaser3-docs/Phaser.Utils.html" text:style-name="Internet_20_link" text:visited-style-name="Visited_20_Internet_20_Link">Utils</text:a> </text:p>
      <text:p text:style-name="List_20_Heading"><text:a xlink:type="simple" xlink:href="https://photonstorm.github.io/phaser3-docs/Phaser.Utils.Array.html" text:style-name="Internet_20_link" text:visited-style-name="Visited_20_Internet_20_Link">Array</text:a> </text:p>
      <text:p text:style-name="List_20_Heading"><text:a xlink:type="simple" xlink:href="https://photonstorm.github.io/phaser3-docs/Phaser.Utils.Array.Matrix.html" text:style-name="Internet_20_link" text:visited-style-name="Visited_20_Internet_20_Link">Matrix</text:a> </text:p>
      <text:p text:style-name="List_20_Heading"><text:a xlink:type="simple" xlink:href="https://photonstorm.github.io/phaser3-docs/Phaser.Utils.Base64.html" text:style-name="Internet_20_link" text:visited-style-name="Visited_20_Internet_20_Link">Base64</text:a> </text:p>
      <text:p text:style-name="List_20_Heading"><text:a xlink:type="simple" xlink:href="https://photonstorm.github.io/phaser3-docs/Phaser.Utils.Objects.html" text:style-name="Internet_20_link" text:visited-style-name="Visited_20_Internet_20_Link">Objects</text:a> </text:p>
      <text:p text:style-name="List_20_Heading"><text:soft-page-break/><text:a xlink:type="simple" xlink:href="https://photonstorm.github.io/phaser3-docs/Phaser.Utils.String.html" text:style-name="Internet_20_link" text:visited-style-name="Visited_20_Internet_20_Link">String</text:a> </text:p>
      <text:p text:style-name="P153"><text:a xlink:type="simple" xlink:href="https://photonstorm.github.io/phaser3-docs/SpinePluginEvents.html" text:style-name="Internet_20_link" text:visited-style-name="Visited_20_Internet_20_Link">SpinePluginEvents</text:a> </text:p>
      <text:h text:style-name="Heading_20_3" text:outline-level="3"><text:bookmark text:name="toc4__anchor"/>Events</text:h>
      <text:p text:style-name="Horizontal_20_Line"/>
      <text:h text:style-name="P1" text:outline-level="4"><text:bookmark text:name="event:ADD_ANIMATION__anchor"/><text:bookmark text:name="event:ADD_ANIMATION"/>ADD_ANIMATION</text:h>
      <text:p text:style-name="P3">The Add Animation Event.</text:p>
      <text:p text:style-name="P3">This event is dispatched when a new animation is added to the global Animation Manager.</text:p>
      <text:p text:style-name="P3">This can happen either as a result of an animation instance being added to the Animation Manager, or the Animation Manager creating a new animation directly.</text:p>
      <text:h text:style-name="P2" text:outline-level="5">Parameters:</text:h>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Name</text:p>
            </table:table-cell>
            <table:table-cell table:style-name="Tabela1.A1" office:value-type="string">
              <text:p text:style-name="Table_20_Heading">Type</text:p>
            </table:table-cell>
            <table:table-cell table:style-name="Tabela1.A1" office:value-type="string">
              <text:p text:style-name="Table_20_Heading">Description</text:p>
            </table:table-cell>
          </table:table-row>
        </table:table-header-rows>
        <table:table-row>
          <table:table-cell table:style-name="Tabela1.A1" office:value-type="string">
            <text:p text:style-name="Table_20_Contents"><text:span text:style-name="Source_20_Text">key</text:span></text:p>
          </table:table-cell>
          <table:table-cell table:style-name="Tabela1.A1" office:value-type="string">
            <text:p text:style-name="Table_20_Contents">string </text:p>
          </table:table-cell>
          <table:table-cell table:style-name="Tabela1.A1" office:value-type="string">
            <text:p text:style-name="P160">The key of the Animation that was added to the global Animation Manager.</text:p>
          </table:table-cell>
        </table:table-row>
        <table:table-row>
          <table:table-cell table:style-name="Tabela1.A1" office:value-type="string">
            <text:p text:style-name="Table_20_Contents"><text:span text:style-name="Source_20_Text">animation</text:span></text:p>
          </table:table-cell>
          <table:table-cell table:style-name="Tabela1.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1.A1" office:value-type="string">
            <text:p text:style-name="P160">An instance of the newly created Animation.</text:p>
          </table:table-cell>
        </table:table-row>
      </table:table>
      <text:p text:style-name="P154">Since: 3.0.0 </text:p>
      <text:p text:style-name="P154">Source: <text:a xlink:type="simple" xlink:href="https://github.com/photonstorm/phaser/tree/v3.51.0/src/animations/events/ADD_ANIMATION_EVENT.js" text:style-name="Internet_20_link" text:visited-style-name="Visited_20_Internet_20_Link">src/animations/events/ADD_ANIMATION_EVENT.js</text:a> (<text:a xlink:type="simple" xlink:href="https://github.com/photonstorm/phaser/tree/v3.51.0/src/animations/events/ADD_ANIMATION_EVENT.js#L7" text:style-name="Internet_20_link" text:visited-style-name="Visited_20_Internet_20_Link">Line 7</text:a>) </text:p>
      <text:p text:style-name="Horizontal_20_Line"/>
      <text:h text:style-name="P1" text:outline-level="4"><text:bookmark text:name="event:ANIMATION_COMPLETE__anchor"/><text:bookmark text:name="event:ANIMATION_COMPLETE"/>ANIMATION_COMPLETE</text:h>
      <text:p text:style-name="P3">The Animation Complete Event.</text:p>
      <text:p text:style-name="P3">This event is dispatched by a Sprite when an animation playing on it completes playback. This happens when the animation gets to the end of its sequence, factoring in any delays or repeats it may have to process.</text:p>
      <text:p text:style-name="P3">An animation that is set to loop, or repeat forever, will never fire this event, because it never actually completes. If you need to handle this, listen for the <text:span text:style-name="Source_20_Text">ANIMATION_STOP</text:span> event instead, as this is emitted when the animation is stopped directly.</text:p>
      <text:p text:style-name="P3">Listen for it on the Sprite using <text:span text:style-name="Source_20_Text">sprite.on('animationcomplete', listener)</text:span></text:p>
      <text:p text:style-name="P3">The animation event flow is as follows:</text:p>
      <text:list xml:id="list2232030122" text:style-name="L1">
        <text:list-item>
          <text:p text:style-name="P4"><text:span text:style-name="Source_20_Text">ANIMATION_START</text:span> </text:p>
        </text:list-item>
        <text:list-item>
          <text:p text:style-name="P4"><text:span text:style-name="Source_20_Text">ANIMATION_UPDATE</text:span> (repeated for however many frames the animation has) </text:p>
        </text:list-item>
        <text:list-item>
          <text:p text:style-name="P4"><text:span text:style-name="Source_20_Text">ANIMATION_REPEAT</text:span> (only if the animation is set to repeat, it then emits more update events after this) </text:p>
        </text:list-item>
        <text:list-item>
          <text:p text:style-name="P4"><text:span text:style-name="Source_20_Text">ANIMATION_COMPLETE</text:span> (only if there is a finite, or zero, repeat count) </text:p>
        </text:list-item>
        <text:list-item>
          <text:p text:style-name="P5"><text:span text:style-name="Source_20_Text">ANIMATION_COMPLETE_KEY</text:span> (only if there is a finite, or zero, repeat count) </text:p>
        </text:list-item>
      </text:list>
      <text:p text:style-name="P3"><text:soft-page-break/>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Parameters:</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Table_20_Heading">Name</text:p>
            </table:table-cell>
            <table:table-cell table:style-name="Tabela2.A1" office:value-type="string">
              <text:p text:style-name="Table_20_Heading">Type</text:p>
            </table:table-cell>
            <table:table-cell table:style-name="Tabela2.A1" office:value-type="string">
              <text:p text:style-name="Table_20_Heading">Description</text:p>
            </table:table-cell>
          </table:table-row>
        </table:table-header-rows>
        <table:table-row>
          <table:table-cell table:style-name="Tabela2.A1" office:value-type="string">
            <text:p text:style-name="Table_20_Contents"><text:span text:style-name="Source_20_Text">animation</text:span></text:p>
          </table:table-cell>
          <table:table-cell table:style-name="Tabela2.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2.A1" office:value-type="string">
            <text:p text:style-name="P160">A reference to the Animation that completed.</text:p>
          </table:table-cell>
        </table:table-row>
        <table:table-row>
          <table:table-cell table:style-name="Tabela2.A1" office:value-type="string">
            <text:p text:style-name="Table_20_Contents"><text:span text:style-name="Source_20_Text">frame</text:span></text:p>
          </table:table-cell>
          <table:table-cell table:style-name="Tabela2.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2.A1" office:value-type="string">
            <text:p text:style-name="P160">The current Animation Frame of the Animation.</text:p>
          </table:table-cell>
        </table:table-row>
        <table:table-row>
          <table:table-cell table:style-name="Tabela2.A1" office:value-type="string">
            <text:p text:style-name="Table_20_Contents"><text:span text:style-name="Source_20_Text">gameObject</text:span></text:p>
          </table:table-cell>
          <table:table-cell table:style-name="Tabela2.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2.A1" office:value-type="string">
            <text:p text:style-name="P160">A reference to the Game Object on which the animation updated.</text:p>
          </table:table-cell>
        </table:table-row>
        <table:table-row>
          <table:table-cell table:style-name="Tabela2.A1" office:value-type="string">
            <text:p text:style-name="Table_20_Contents"><text:span text:style-name="Source_20_Text">frameKey</text:span></text:p>
          </table:table-cell>
          <table:table-cell table:style-name="Tabela2.A1" office:value-type="string">
            <text:p text:style-name="Table_20_Contents">string </text:p>
          </table:table-cell>
          <table:table-cell table:style-name="Tabela2.A1" office:value-type="string">
            <text:p text:style-name="P160">The unique key of the Animation Frame within the Animation.</text:p>
          </table:table-cell>
        </table:table-row>
      </table:table>
      <text:p text:style-name="P154">Since: 3.50.0 </text:p>
      <text:p text:style-name="P154">Source: <text:a xlink:type="simple" xlink:href="https://github.com/photonstorm/phaser/tree/v3.51.0/src/animations/events/ANIMATION_COMPLETE_EVENT.js" text:style-name="Internet_20_link" text:visited-style-name="Visited_20_Internet_20_Link">src/animations/events/ANIMATION_COMPLETE_EVENT.js</text:a> (<text:a xlink:type="simple" xlink:href="https://github.com/photonstorm/phaser/tree/v3.51.0/src/animations/events/ANIMATION_COMPLETE_EVENT.js#L7" text:style-name="Internet_20_link" text:visited-style-name="Visited_20_Internet_20_Link">Line 7</text:a>) </text:p>
      <text:p text:style-name="Horizontal_20_Line"/>
      <text:h text:style-name="P1" text:outline-level="4"><text:bookmark text:name="event:ANIMATION_COMPLETE_KEY__anchor"/><text:bookmark text:name="event:ANIMATION_COMPLETE_KEY"/>ANIMATION_COMPLETE_KEY</text:h>
      <text:p text:style-name="P3">The Animation Complete Dynamic Key Event.</text:p>
      <text:p text:style-name="P3">This event is dispatched by a Sprite when an animation playing on it completes playback. This happens when the animation gets to the end of its sequence, factoring in any delays or repeats it may have to process.</text:p>
      <text:p text:style-name="P3">An animation that is set to loop, or repeat forever, will never fire this event, because it never actually completes. If you need to handle this, listen for the <text:span text:style-name="Source_20_Text">ANIMATION_STOP</text:span> event instead, as this is emitted when the animation is stopped directly.</text:p>
      <text:p text:style-name="P3">The difference between this and the <text:span text:style-name="Source_20_Text">ANIMATION_COMPLETE</text:span> event is that this one has a dynamic event name that contains the name of the animation within it. For example, if you had an animation called <text:span text:style-name="Source_20_Text">explode</text:span> you could listen for the completion of that specific animation by using: <text:span text:style-name="Source_20_Text">sprite.on('animationcomplete-explode', listener)</text:span>. Or, if you wish to use types: <text:span text:style-name="Source_20_Text">sprite.on(Phaser.Animations.Events.ANIMATION_COMPLETE_KEY + 'explode', listener)</text:span>.</text:p>
      <text:p text:style-name="P3">The animation event flow is as follows:</text:p>
      <text:list xml:id="list2164915517" text:style-name="L2">
        <text:list-item>
          <text:p text:style-name="P6"><text:span text:style-name="Source_20_Text">ANIMATION_START</text:span> </text:p>
        </text:list-item>
        <text:list-item>
          <text:p text:style-name="P6"><text:span text:style-name="Source_20_Text">ANIMATION_UPDATE</text:span> (repeated for however many frames the animation has) </text:p>
        </text:list-item>
        <text:list-item>
          <text:p text:style-name="P6"><text:span text:style-name="Source_20_Text">ANIMATION_REPEAT</text:span> (only if the animation is set to repeat, it then emits more update events after this) </text:p>
        </text:list-item>
        <text:list-item>
          <text:p text:style-name="P6"><text:span text:style-name="Source_20_Text">ANIMATION_COMPLETE</text:span> (only if there is a finite, or zero, repeat count) </text:p>
        </text:list-item>
        <text:list-item>
          <text:p text:style-name="P7"><text:soft-page-break/><text:span text:style-name="Source_20_Text">ANIMATION_COMPLETE_KEY</text:span> (only if there is a finite, or zero, repeat count) </text:p>
        </text:list-item>
      </text:list>
      <text:p text:style-name="P3">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Parameters:</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Table_20_Heading">Name</text:p>
            </table:table-cell>
            <table:table-cell table:style-name="Tabela3.A1" office:value-type="string">
              <text:p text:style-name="Table_20_Heading">Type</text:p>
            </table:table-cell>
            <table:table-cell table:style-name="Tabela3.A1" office:value-type="string">
              <text:p text:style-name="Table_20_Heading">Description</text:p>
            </table:table-cell>
          </table:table-row>
        </table:table-header-rows>
        <table:table-row>
          <table:table-cell table:style-name="Tabela3.A1" office:value-type="string">
            <text:p text:style-name="Table_20_Contents"><text:span text:style-name="Source_20_Text">animation</text:span></text:p>
          </table:table-cell>
          <table:table-cell table:style-name="Tabela3.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3.A1" office:value-type="string">
            <text:p text:style-name="P160">A reference to the Animation that completed.</text:p>
          </table:table-cell>
        </table:table-row>
        <table:table-row>
          <table:table-cell table:style-name="Tabela3.A1" office:value-type="string">
            <text:p text:style-name="Table_20_Contents"><text:span text:style-name="Source_20_Text">frame</text:span></text:p>
          </table:table-cell>
          <table:table-cell table:style-name="Tabela3.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3.A1" office:value-type="string">
            <text:p text:style-name="P160">The current Animation Frame of the Animation.</text:p>
          </table:table-cell>
        </table:table-row>
        <table:table-row>
          <table:table-cell table:style-name="Tabela3.A1" office:value-type="string">
            <text:p text:style-name="Table_20_Contents"><text:span text:style-name="Source_20_Text">gameObject</text:span></text:p>
          </table:table-cell>
          <table:table-cell table:style-name="Tabela3.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3.A1" office:value-type="string">
            <text:p text:style-name="P160">A reference to the Game Object on which the animation updated.</text:p>
          </table:table-cell>
        </table:table-row>
        <table:table-row>
          <table:table-cell table:style-name="Tabela3.A1" office:value-type="string">
            <text:p text:style-name="Table_20_Contents"><text:span text:style-name="Source_20_Text">frameKey</text:span></text:p>
          </table:table-cell>
          <table:table-cell table:style-name="Tabela3.A1" office:value-type="string">
            <text:p text:style-name="Table_20_Contents">string </text:p>
          </table:table-cell>
          <table:table-cell table:style-name="Tabela3.A1" office:value-type="string">
            <text:p text:style-name="P160">The unique key of the Animation Frame within the Animation.</text:p>
          </table:table-cell>
        </table:table-row>
      </table:table>
      <text:p text:style-name="P154">Since: 3.50.0 </text:p>
      <text:p text:style-name="P154">Source: <text:a xlink:type="simple" xlink:href="https://github.com/photonstorm/phaser/tree/v3.51.0/src/animations/events/ANIMATION_COMPLETE_KEY_EVENT.js" text:style-name="Internet_20_link" text:visited-style-name="Visited_20_Internet_20_Link">src/animations/events/ANIMATION_COMPLETE_KEY_EVENT.js</text:a> (<text:a xlink:type="simple" xlink:href="https://github.com/photonstorm/phaser/tree/v3.51.0/src/animations/events/ANIMATION_COMPLETE_KEY_EVENT.js#L7" text:style-name="Internet_20_link" text:visited-style-name="Visited_20_Internet_20_Link">Line 7</text:a>) </text:p>
      <text:p text:style-name="Horizontal_20_Line"/>
      <text:h text:style-name="P1" text:outline-level="4"><text:bookmark text:name="event:ANIMATION_REPEAT__anchor"/><text:bookmark text:name="event:ANIMATION_REPEAT"/>ANIMATION_REPEAT</text:h>
      <text:p text:style-name="P3">The Animation Repeat Event.</text:p>
      <text:p text:style-name="P3">This event is dispatched by a Sprite when an animation repeats playing on it. This happens if the animation was created, or played, with a <text:span text:style-name="Source_20_Text">repeat</text:span> value specified.</text:p>
      <text:p text:style-name="P3">An animation will repeat when it reaches the end of its sequence.</text:p>
      <text:p text:style-name="P3">Listen for it on the Sprite using <text:span text:style-name="Source_20_Text">sprite.on('animationrepeat', listener)</text:span></text:p>
      <text:p text:style-name="P3">The animation event flow is as follows:</text:p>
      <text:list xml:id="list533340290" text:style-name="L3">
        <text:list-item>
          <text:p text:style-name="P8"><text:span text:style-name="Source_20_Text">ANIMATION_START</text:span> </text:p>
        </text:list-item>
        <text:list-item>
          <text:p text:style-name="P8"><text:span text:style-name="Source_20_Text">ANIMATION_UPDATE</text:span> (repeated for however many frames the animation has) </text:p>
        </text:list-item>
        <text:list-item>
          <text:p text:style-name="P8"><text:span text:style-name="Source_20_Text">ANIMATION_REPEAT</text:span> (only if the animation is set to repeat, it then emits more update events after this) </text:p>
        </text:list-item>
        <text:list-item>
          <text:p text:style-name="P8"><text:span text:style-name="Source_20_Text">ANIMATION_COMPLETE</text:span> (only if there is a finite, or zero, repeat count) </text:p>
        </text:list-item>
        <text:list-item>
          <text:p text:style-name="P9"><text:span text:style-name="Source_20_Text">ANIMATION_COMPLETE_KEY</text:span> (only if there is a finite, or zero, repeat count) </text:p>
        </text:list-item>
      </text:list>
      <text:p text:style-name="P3">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text:soft-page-break/>Parameters:</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Name</text:p>
            </table:table-cell>
            <table:table-cell table:style-name="Tabela4.A1" office:value-type="string">
              <text:p text:style-name="Table_20_Heading">Type</text:p>
            </table:table-cell>
            <table:table-cell table:style-name="Tabela4.A1" office:value-type="string">
              <text:p text:style-name="Table_20_Heading">Description</text:p>
            </table:table-cell>
          </table:table-row>
        </table:table-header-rows>
        <table:table-row>
          <table:table-cell table:style-name="Tabela4.A1" office:value-type="string">
            <text:p text:style-name="Table_20_Contents"><text:span text:style-name="Source_20_Text">animation</text:span></text:p>
          </table:table-cell>
          <table:table-cell table:style-name="Tabela4.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4.A1" office:value-type="string">
            <text:p text:style-name="P160">A reference to the Animation that has repeated.</text:p>
          </table:table-cell>
        </table:table-row>
        <table:table-row>
          <table:table-cell table:style-name="Tabela4.A1" office:value-type="string">
            <text:p text:style-name="Table_20_Contents"><text:span text:style-name="Source_20_Text">frame</text:span></text:p>
          </table:table-cell>
          <table:table-cell table:style-name="Tabela4.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4.A1" office:value-type="string">
            <text:p text:style-name="P160">The current Animation Frame of the Animation.</text:p>
          </table:table-cell>
        </table:table-row>
        <table:table-row>
          <table:table-cell table:style-name="Tabela4.A1" office:value-type="string">
            <text:p text:style-name="Table_20_Contents"><text:span text:style-name="Source_20_Text">gameObject</text:span></text:p>
          </table:table-cell>
          <table:table-cell table:style-name="Tabela4.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4.A1" office:value-type="string">
            <text:p text:style-name="P160">A reference to the Game Object on which the animation repeated.</text:p>
          </table:table-cell>
        </table:table-row>
        <table:table-row>
          <table:table-cell table:style-name="Tabela4.A1" office:value-type="string">
            <text:p text:style-name="Table_20_Contents"><text:span text:style-name="Source_20_Text">frameKey</text:span></text:p>
          </table:table-cell>
          <table:table-cell table:style-name="Tabela4.A1" office:value-type="string">
            <text:p text:style-name="Table_20_Contents">string </text:p>
          </table:table-cell>
          <table:table-cell table:style-name="Tabela4.A1" office:value-type="string">
            <text:p text:style-name="P160">The unique key of the Animation Frame within the Animation.</text:p>
          </table:table-cell>
        </table:table-row>
      </table:table>
      <text:p text:style-name="P154">Since: 3.50.0 </text:p>
      <text:p text:style-name="P154">Source: <text:a xlink:type="simple" xlink:href="https://github.com/photonstorm/phaser/tree/v3.51.0/src/animations/events/ANIMATION_REPEAT_EVENT.js" text:style-name="Internet_20_link" text:visited-style-name="Visited_20_Internet_20_Link">src/animations/events/ANIMATION_REPEAT_EVENT.js</text:a> (<text:a xlink:type="simple" xlink:href="https://github.com/photonstorm/phaser/tree/v3.51.0/src/animations/events/ANIMATION_REPEAT_EVENT.js#L7" text:style-name="Internet_20_link" text:visited-style-name="Visited_20_Internet_20_Link">Line 7</text:a>) </text:p>
      <text:p text:style-name="Horizontal_20_Line"/>
      <text:h text:style-name="P1" text:outline-level="4"><text:bookmark text:name="event:ANIMATION_RESTART__anchor"/><text:bookmark text:name="event:ANIMATION_RESTART"/>ANIMATION_RESTART</text:h>
      <text:p text:style-name="P3">The Animation Restart Event.</text:p>
      <text:p text:style-name="P3">This event is dispatched by a Sprite when an animation restarts playing on it. This only happens when the <text:span text:style-name="Source_20_Text">Sprite.anims.restart</text:span> method is called.</text:p>
      <text:p text:style-name="P3">Listen for it on the Sprite using <text:span text:style-name="Source_20_Text">sprite.on('animationrestart', listener)</text:span></text:p>
      <text:p text:style-name="P3">The animation event flow is as follows:</text:p>
      <text:list xml:id="list843701000" text:style-name="L4">
        <text:list-item>
          <text:p text:style-name="P10"><text:span text:style-name="Source_20_Text">ANIMATION_START</text:span> </text:p>
        </text:list-item>
        <text:list-item>
          <text:p text:style-name="P10"><text:span text:style-name="Source_20_Text">ANIMATION_UPDATE</text:span> (repeated for however many frames the animation has) </text:p>
        </text:list-item>
        <text:list-item>
          <text:p text:style-name="P10"><text:span text:style-name="Source_20_Text">ANIMATION_REPEAT</text:span> (only if the animation is set to repeat, it then emits more update events after this) </text:p>
        </text:list-item>
        <text:list-item>
          <text:p text:style-name="P10"><text:span text:style-name="Source_20_Text">ANIMATION_COMPLETE</text:span> (only if there is a finite, or zero, repeat count) </text:p>
        </text:list-item>
        <text:list-item>
          <text:p text:style-name="P11"><text:span text:style-name="Source_20_Text">ANIMATION_COMPLETE_KEY</text:span> (only if there is a finite, or zero, repeat count) </text:p>
        </text:list-item>
      </text:list>
      <text:p text:style-name="P3">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Parameters:</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Name</text:p>
            </table:table-cell>
            <table:table-cell table:style-name="Tabela5.A1" office:value-type="string">
              <text:p text:style-name="Table_20_Heading">Type</text:p>
            </table:table-cell>
            <table:table-cell table:style-name="Tabela5.A1" office:value-type="string">
              <text:p text:style-name="Table_20_Heading">Description</text:p>
            </table:table-cell>
          </table:table-row>
        </table:table-header-rows>
        <table:table-row>
          <table:table-cell table:style-name="Tabela5.A1" office:value-type="string">
            <text:p text:style-name="Table_20_Contents"><text:span text:style-name="Source_20_Text">animation</text:span></text:p>
          </table:table-cell>
          <table:table-cell table:style-name="Tabela5.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5.A1" office:value-type="string">
            <text:p text:style-name="P160">A reference to the Animation that has restarted.</text:p>
          </table:table-cell>
        </table:table-row>
        <table:table-row>
          <table:table-cell table:style-name="Tabela5.A1" office:value-type="string">
            <text:p text:style-name="Table_20_Contents"><text:span text:style-name="Source_20_Text">frame</text:span></text:p>
          </table:table-cell>
          <table:table-cell table:style-name="Tabela5.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5.A1" office:value-type="string">
            <text:p text:style-name="P160">The current Animation Frame of the Animation.</text:p>
          </table:table-cell>
        </table:table-row>
        <text:soft-page-break/>
        <table:table-row>
          <table:table-cell table:style-name="Tabela5.A1" office:value-type="string">
            <text:p text:style-name="Table_20_Contents"><text:span text:style-name="Source_20_Text">gameObject</text:span></text:p>
          </table:table-cell>
          <table:table-cell table:style-name="Tabela5.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5.A1" office:value-type="string">
            <text:p text:style-name="P160">A reference to the Game Object on which the animation restarted.</text:p>
          </table:table-cell>
        </table:table-row>
        <table:table-row>
          <table:table-cell table:style-name="Tabela5.A1" office:value-type="string">
            <text:p text:style-name="Table_20_Contents"><text:span text:style-name="Source_20_Text">frameKey</text:span></text:p>
          </table:table-cell>
          <table:table-cell table:style-name="Tabela5.A1" office:value-type="string">
            <text:p text:style-name="Table_20_Contents">string </text:p>
          </table:table-cell>
          <table:table-cell table:style-name="Tabela5.A1" office:value-type="string">
            <text:p text:style-name="P160">The unique key of the Animation Frame within the Animation.</text:p>
          </table:table-cell>
        </table:table-row>
      </table:table>
      <text:p text:style-name="P154">Since: 3.50.0 </text:p>
      <text:p text:style-name="P154">Source: <text:a xlink:type="simple" xlink:href="https://github.com/photonstorm/phaser/tree/v3.51.0/src/animations/events/ANIMATION_RESTART_EVENT.js" text:style-name="Internet_20_link" text:visited-style-name="Visited_20_Internet_20_Link">src/animations/events/ANIMATION_RESTART_EVENT.js</text:a> (<text:a xlink:type="simple" xlink:href="https://github.com/photonstorm/phaser/tree/v3.51.0/src/animations/events/ANIMATION_RESTART_EVENT.js#L7" text:style-name="Internet_20_link" text:visited-style-name="Visited_20_Internet_20_Link">Line 7</text:a>) </text:p>
      <text:p text:style-name="Horizontal_20_Line"/>
      <text:h text:style-name="P1" text:outline-level="4"><text:bookmark text:name="event:ANIMATION_START__anchor"/><text:bookmark text:name="event:ANIMATION_START"/>ANIMATION_START</text:h>
      <text:p text:style-name="P3">The Animation Start Event.</text:p>
      <text:p text:style-name="P3">This event is dispatched by a Sprite when an animation starts playing on it. This happens when the animation is played, factoring in any delay that may have been specified. This event happens after the delay has expired and prior to the first update event.</text:p>
      <text:p text:style-name="P3">Listen for it on the Sprite using <text:span text:style-name="Source_20_Text">sprite.on('animationstart', listener)</text:span></text:p>
      <text:p text:style-name="P3">The animation event flow is as follows:</text:p>
      <text:list xml:id="list3985820869" text:style-name="L5">
        <text:list-item>
          <text:p text:style-name="P12"><text:span text:style-name="Source_20_Text">ANIMATION_START</text:span> </text:p>
        </text:list-item>
        <text:list-item>
          <text:p text:style-name="P12"><text:span text:style-name="Source_20_Text">ANIMATION_UPDATE</text:span> (repeated for however many frames the animation has) </text:p>
        </text:list-item>
        <text:list-item>
          <text:p text:style-name="P12"><text:span text:style-name="Source_20_Text">ANIMATION_REPEAT</text:span> (only if the animation is set to repeat, it then emits more update events after this) </text:p>
        </text:list-item>
        <text:list-item>
          <text:p text:style-name="P12"><text:span text:style-name="Source_20_Text">ANIMATION_COMPLETE</text:span> (only if there is a finite, or zero, repeat count) </text:p>
        </text:list-item>
        <text:list-item>
          <text:p text:style-name="P13"><text:span text:style-name="Source_20_Text">ANIMATION_COMPLETE_KEY</text:span> (only if there is a finite, or zero, repeat count) </text:p>
        </text:list-item>
      </text:list>
      <text:p text:style-name="P3">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Parameters:</text:h>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Table_20_Heading">Name</text:p>
            </table:table-cell>
            <table:table-cell table:style-name="Tabela6.A1" office:value-type="string">
              <text:p text:style-name="Table_20_Heading">Type</text:p>
            </table:table-cell>
            <table:table-cell table:style-name="Tabela6.A1" office:value-type="string">
              <text:p text:style-name="Table_20_Heading">Description</text:p>
            </table:table-cell>
          </table:table-row>
        </table:table-header-rows>
        <table:table-row>
          <table:table-cell table:style-name="Tabela6.A1" office:value-type="string">
            <text:p text:style-name="Table_20_Contents"><text:span text:style-name="Source_20_Text">animation</text:span></text:p>
          </table:table-cell>
          <table:table-cell table:style-name="Tabela6.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6.A1" office:value-type="string">
            <text:p text:style-name="P160">A reference to the Animation that has started.</text:p>
          </table:table-cell>
        </table:table-row>
        <table:table-row>
          <table:table-cell table:style-name="Tabela6.A1" office:value-type="string">
            <text:p text:style-name="Table_20_Contents"><text:span text:style-name="Source_20_Text">frame</text:span></text:p>
          </table:table-cell>
          <table:table-cell table:style-name="Tabela6.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6.A1" office:value-type="string">
            <text:p text:style-name="P160">The current Animation Frame of the Animation.</text:p>
          </table:table-cell>
        </table:table-row>
        <table:table-row>
          <table:table-cell table:style-name="Tabela6.A1" office:value-type="string">
            <text:p text:style-name="Table_20_Contents"><text:span text:style-name="Source_20_Text">gameObject</text:span></text:p>
          </table:table-cell>
          <table:table-cell table:style-name="Tabela6.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6.A1" office:value-type="string">
            <text:p text:style-name="P160">A reference to the Game Object on which the animation started.</text:p>
          </table:table-cell>
        </table:table-row>
        <table:table-row>
          <table:table-cell table:style-name="Tabela6.A1" office:value-type="string">
            <text:p text:style-name="Table_20_Contents"><text:span text:style-name="Source_20_Text">frameKey</text:span></text:p>
          </table:table-cell>
          <table:table-cell table:style-name="Tabela6.A1" office:value-type="string">
            <text:p text:style-name="Table_20_Contents">string </text:p>
          </table:table-cell>
          <table:table-cell table:style-name="Tabela6.A1" office:value-type="string">
            <text:p text:style-name="P160">The unique key of the Animation Frame within the Animation.</text:p>
          </table:table-cell>
        </table:table-row>
      </table:table>
      <text:p text:style-name="P154">Since: 3.50.0 </text:p>
      <text:p text:style-name="P154"><text:soft-page-break/>Source: <text:a xlink:type="simple" xlink:href="https://github.com/photonstorm/phaser/tree/v3.51.0/src/animations/events/ANIMATION_START_EVENT.js" text:style-name="Internet_20_link" text:visited-style-name="Visited_20_Internet_20_Link">src/animations/events/ANIMATION_START_EVENT.js</text:a> (<text:a xlink:type="simple" xlink:href="https://github.com/photonstorm/phaser/tree/v3.51.0/src/animations/events/ANIMATION_START_EVENT.js#L7" text:style-name="Internet_20_link" text:visited-style-name="Visited_20_Internet_20_Link">Line 7</text:a>) </text:p>
      <text:p text:style-name="Horizontal_20_Line"/>
      <text:h text:style-name="P1" text:outline-level="4"><text:bookmark text:name="event:ANIMATION_STOP__anchor"/><text:bookmark text:name="event:ANIMATION_STOP"/>ANIMATION_STOP</text:h>
      <text:p text:style-name="P3">The Animation Stop Event.</text:p>
      <text:p text:style-name="P3">This event is dispatched by a Sprite when an animation is stopped on it. An animation will only be stopeed if a method such as <text:span text:style-name="Source_20_Text">Sprite.stop</text:span> or <text:span text:style-name="Source_20_Text">Sprite.anims.stopAfterDelay</text:span> is called. It can also be emitted if a new animation is started before the current one completes.</text:p>
      <text:p text:style-name="P3">Listen for it on the Sprite using <text:span text:style-name="Source_20_Text">sprite.on('animationstop', listener)</text:span></text:p>
      <text:p text:style-name="P3">The animation event flow is as follows:</text:p>
      <text:list xml:id="list427576676" text:style-name="L6">
        <text:list-item>
          <text:p text:style-name="P14"><text:span text:style-name="Source_20_Text">ANIMATION_START</text:span> </text:p>
        </text:list-item>
        <text:list-item>
          <text:p text:style-name="P14"><text:span text:style-name="Source_20_Text">ANIMATION_UPDATE</text:span> (repeated for however many frames the animation has) </text:p>
        </text:list-item>
        <text:list-item>
          <text:p text:style-name="P14"><text:span text:style-name="Source_20_Text">ANIMATION_REPEAT</text:span> (only if the animation is set to repeat, it then emits more update events after this) </text:p>
        </text:list-item>
        <text:list-item>
          <text:p text:style-name="P14"><text:span text:style-name="Source_20_Text">ANIMATION_COMPLETE</text:span> (only if there is a finite, or zero, repeat count) </text:p>
        </text:list-item>
        <text:list-item>
          <text:p text:style-name="P15"><text:span text:style-name="Source_20_Text">ANIMATION_COMPLETE_KEY</text:span> (only if there is a finite, or zero, repeat count) </text:p>
        </text:list-item>
      </text:list>
      <text:p text:style-name="P3">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Parameters:</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Name</text:p>
            </table:table-cell>
            <table:table-cell table:style-name="Tabela7.A1" office:value-type="string">
              <text:p text:style-name="Table_20_Heading">Type</text:p>
            </table:table-cell>
            <table:table-cell table:style-name="Tabela7.A1" office:value-type="string">
              <text:p text:style-name="Table_20_Heading">Description</text:p>
            </table:table-cell>
          </table:table-row>
        </table:table-header-rows>
        <table:table-row>
          <table:table-cell table:style-name="Tabela7.A1" office:value-type="string">
            <text:p text:style-name="Table_20_Contents"><text:span text:style-name="Source_20_Text">animation</text:span></text:p>
          </table:table-cell>
          <table:table-cell table:style-name="Tabela7.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7.A1" office:value-type="string">
            <text:p text:style-name="P160">A reference to the Animation that has stopped.</text:p>
          </table:table-cell>
        </table:table-row>
        <table:table-row>
          <table:table-cell table:style-name="Tabela7.A1" office:value-type="string">
            <text:p text:style-name="Table_20_Contents"><text:span text:style-name="Source_20_Text">frame</text:span></text:p>
          </table:table-cell>
          <table:table-cell table:style-name="Tabela7.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7.A1" office:value-type="string">
            <text:p text:style-name="P160">The current Animation Frame of the Animation.</text:p>
          </table:table-cell>
        </table:table-row>
        <table:table-row>
          <table:table-cell table:style-name="Tabela7.A1" office:value-type="string">
            <text:p text:style-name="Table_20_Contents"><text:span text:style-name="Source_20_Text">gameObject</text:span></text:p>
          </table:table-cell>
          <table:table-cell table:style-name="Tabela7.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7.A1" office:value-type="string">
            <text:p text:style-name="P160">A reference to the Game Object on which the animation stopped.</text:p>
          </table:table-cell>
        </table:table-row>
        <table:table-row>
          <table:table-cell table:style-name="Tabela7.A1" office:value-type="string">
            <text:p text:style-name="Table_20_Contents"><text:span text:style-name="Source_20_Text">frameKey</text:span></text:p>
          </table:table-cell>
          <table:table-cell table:style-name="Tabela7.A1" office:value-type="string">
            <text:p text:style-name="Table_20_Contents">string </text:p>
          </table:table-cell>
          <table:table-cell table:style-name="Tabela7.A1" office:value-type="string">
            <text:p text:style-name="P160">The unique key of the Animation Frame within the Animation.</text:p>
          </table:table-cell>
        </table:table-row>
      </table:table>
      <text:p text:style-name="P154">Since: 3.50.0 </text:p>
      <text:p text:style-name="P154">Source: <text:a xlink:type="simple" xlink:href="https://github.com/photonstorm/phaser/tree/v3.51.0/src/animations/events/ANIMATION_STOP_EVENT.js" text:style-name="Internet_20_link" text:visited-style-name="Visited_20_Internet_20_Link">src/animations/events/ANIMATION_STOP_EVENT.js</text:a> (<text:a xlink:type="simple" xlink:href="https://github.com/photonstorm/phaser/tree/v3.51.0/src/animations/events/ANIMATION_STOP_EVENT.js#L7" text:style-name="Internet_20_link" text:visited-style-name="Visited_20_Internet_20_Link">Line 7</text:a>) </text:p>
      <text:p text:style-name="Horizontal_20_Line"/>
      <text:h text:style-name="P1" text:outline-level="4"><text:bookmark text:name="event:ANIMATION_UPDATE__anchor"/><text:bookmark text:name="event:ANIMATION_UPDATE"/>ANIMATION_UPDATE</text:h>
      <text:p text:style-name="P3">The Animation Update Event.</text:p>
      <text:p text:style-name="P3"><text:soft-page-break/>This event is dispatched by a Sprite when an animation playing on it updates. This happens when the animation changes frame. An animation will change frame based on the frme rate and other factors like <text:span text:style-name="Source_20_Text">timeScale</text:span> and <text:span text:style-name="Source_20_Text">delay</text:span>. It can also change frame when stopped or restarted.</text:p>
      <text:p text:style-name="P3">Listen for it on the Sprite using <text:span text:style-name="Source_20_Text">sprite.on('animationupdate', listener)</text:span></text:p>
      <text:p text:style-name="P3">If an animation is playing faster than the game frame-rate can handle, it's entirely possible for it to emit several update events in a single game frame, so please be aware of this in your code. The <text:span text:style-name="Strong_20_Emphasis">final</text:span> event received that frame is the one that is rendered to the game.</text:p>
      <text:p text:style-name="P3">The animation event flow is as follows:</text:p>
      <text:list xml:id="list1333988479" text:style-name="L7">
        <text:list-item>
          <text:p text:style-name="P16"><text:span text:style-name="Source_20_Text">ANIMATION_START</text:span> </text:p>
        </text:list-item>
        <text:list-item>
          <text:p text:style-name="P16"><text:span text:style-name="Source_20_Text">ANIMATION_UPDATE</text:span> (repeated for however many frames the animation has) </text:p>
        </text:list-item>
        <text:list-item>
          <text:p text:style-name="P16"><text:span text:style-name="Source_20_Text">ANIMATION_REPEAT</text:span> (only if the animation is set to repeat, it then emits more update events after this) </text:p>
        </text:list-item>
        <text:list-item>
          <text:p text:style-name="P16"><text:span text:style-name="Source_20_Text">ANIMATION_COMPLETE</text:span> (only if there is a finite, or zero, repeat count) </text:p>
        </text:list-item>
        <text:list-item>
          <text:p text:style-name="P17"><text:span text:style-name="Source_20_Text">ANIMATION_COMPLETE_KEY</text:span> (only if there is a finite, or zero, repeat count) </text:p>
        </text:list-item>
      </text:list>
      <text:p text:style-name="P3">If the animation is stopped directly, the <text:span text:style-name="Source_20_Text">ANIMATION_STOP</text:span> event is dispatched instead of <text:span text:style-name="Source_20_Text">ANIMATION_COMPLETE</text:span>.</text:p>
      <text:p text:style-name="P3">If the animation is restarted while it is already playing, <text:span text:style-name="Source_20_Text">ANIMATION_RESTART</text:span> is emitted.</text:p>
      <text:h text:style-name="P2" text:outline-level="5">Parameters:</text:h>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Table_20_Heading">Name</text:p>
            </table:table-cell>
            <table:table-cell table:style-name="Tabela8.A1" office:value-type="string">
              <text:p text:style-name="Table_20_Heading">Type</text:p>
            </table:table-cell>
            <table:table-cell table:style-name="Tabela8.A1" office:value-type="string">
              <text:p text:style-name="Table_20_Heading">Description</text:p>
            </table:table-cell>
          </table:table-row>
        </table:table-header-rows>
        <table:table-row>
          <table:table-cell table:style-name="Tabela8.A1" office:value-type="string">
            <text:p text:style-name="Table_20_Contents"><text:span text:style-name="Source_20_Text">animation</text:span></text:p>
          </table:table-cell>
          <table:table-cell table:style-name="Tabela8.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8.A1" office:value-type="string">
            <text:p text:style-name="P160">A reference to the Animation that has updated.</text:p>
          </table:table-cell>
        </table:table-row>
        <table:table-row>
          <table:table-cell table:style-name="Tabela8.A1" office:value-type="string">
            <text:p text:style-name="Table_20_Contents"><text:span text:style-name="Source_20_Text">frame</text:span></text:p>
          </table:table-cell>
          <table:table-cell table:style-name="Tabela8.A1" office:value-type="string">
            <text:p text:style-name="Table_20_Contents"><text:a xlink:type="simple" xlink:href="https://photonstorm.github.io/phaser3-docs/Phaser.Animations.AnimationFrame.html" text:style-name="Internet_20_link" text:visited-style-name="Visited_20_Internet_20_Link">Phaser.Animations.AnimationFrame</text:a> </text:p>
          </table:table-cell>
          <table:table-cell table:style-name="Tabela8.A1" office:value-type="string">
            <text:p text:style-name="P160">The current Animation Frame of the Animation.</text:p>
          </table:table-cell>
        </table:table-row>
        <table:table-row>
          <table:table-cell table:style-name="Tabela8.A1" office:value-type="string">
            <text:p text:style-name="Table_20_Contents"><text:span text:style-name="Source_20_Text">gameObject</text:span></text:p>
          </table:table-cell>
          <table:table-cell table:style-name="Tabela8.A1" office:value-type="string">
            <text:p text:style-name="Table_20_Contents"><text:a xlink:type="simple" xlink:href="https://photonstorm.github.io/phaser3-docs/Phaser.GameObjects.Sprite.html" text:style-name="Internet_20_link" text:visited-style-name="Visited_20_Internet_20_Link">Phaser.GameObjects.Sprite</text:a> </text:p>
          </table:table-cell>
          <table:table-cell table:style-name="Tabela8.A1" office:value-type="string">
            <text:p text:style-name="P160">A reference to the Game Object on which the animation updated.</text:p>
          </table:table-cell>
        </table:table-row>
        <table:table-row>
          <table:table-cell table:style-name="Tabela8.A1" office:value-type="string">
            <text:p text:style-name="Table_20_Contents"><text:span text:style-name="Source_20_Text">frameKey</text:span></text:p>
          </table:table-cell>
          <table:table-cell table:style-name="Tabela8.A1" office:value-type="string">
            <text:p text:style-name="Table_20_Contents">string </text:p>
          </table:table-cell>
          <table:table-cell table:style-name="Tabela8.A1" office:value-type="string">
            <text:p text:style-name="P160">The unique key of the Animation Frame within the Animation.</text:p>
          </table:table-cell>
        </table:table-row>
      </table:table>
      <text:p text:style-name="P154">Since: 3.50.0 </text:p>
      <text:p text:style-name="P154">Source: <text:a xlink:type="simple" xlink:href="https://github.com/photonstorm/phaser/tree/v3.51.0/src/animations/events/ANIMATION_UPDATE_EVENT.js" text:style-name="Internet_20_link" text:visited-style-name="Visited_20_Internet_20_Link">src/animations/events/ANIMATION_UPDATE_EVENT.js</text:a> (<text:a xlink:type="simple" xlink:href="https://github.com/photonstorm/phaser/tree/v3.51.0/src/animations/events/ANIMATION_UPDATE_EVENT.js#L7" text:style-name="Internet_20_link" text:visited-style-name="Visited_20_Internet_20_Link">Line 7</text:a>) </text:p>
      <text:p text:style-name="Horizontal_20_Line"/>
      <text:h text:style-name="P1" text:outline-level="4"><text:bookmark text:name="event:PAUSE_ALL__anchor"/><text:bookmark text:name="event:PAUSE_ALL"/>PAUSE_ALL</text:h>
      <text:p text:style-name="P3">The Pause All Animations Event.</text:p>
      <text:p text:style-name="P3">This event is dispatched when the global Animation Manager is told to pause.</text:p>
      <text:p text:style-name="P3"><text:soft-page-break/>When this happens all current animations will stop updating, although it doesn't necessarily mean that the game has paused as well.</text:p>
      <text:p text:style-name="P154">Since: 3.0.0 </text:p>
      <text:p text:style-name="P154">Source: <text:a xlink:type="simple" xlink:href="https://github.com/photonstorm/phaser/tree/v3.51.0/src/animations/events/PAUSE_ALL_EVENT.js" text:style-name="Internet_20_link" text:visited-style-name="Visited_20_Internet_20_Link">src/animations/events/PAUSE_ALL_EVENT.js</text:a> (<text:a xlink:type="simple" xlink:href="https://github.com/photonstorm/phaser/tree/v3.51.0/src/animations/events/PAUSE_ALL_EVENT.js#L7" text:style-name="Internet_20_link" text:visited-style-name="Visited_20_Internet_20_Link">Line 7</text:a>) </text:p>
      <text:p text:style-name="Horizontal_20_Line"/>
      <text:h text:style-name="P1" text:outline-level="4"><text:bookmark text:name="event:REMOVE_ANIMATION__anchor"/><text:bookmark text:name="event:REMOVE_ANIMATION"/>REMOVE_ANIMATION</text:h>
      <text:p text:style-name="P3">The Remove Animation Event.</text:p>
      <text:p text:style-name="P3">This event is dispatched when an animation is removed from the global Animation Manager.</text:p>
      <text:h text:style-name="P2" text:outline-level="5">Parameters:</text:h>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Table_20_Heading">Name</text:p>
            </table:table-cell>
            <table:table-cell table:style-name="Tabela9.A1" office:value-type="string">
              <text:p text:style-name="Table_20_Heading">Type</text:p>
            </table:table-cell>
            <table:table-cell table:style-name="Tabela9.A1" office:value-type="string">
              <text:p text:style-name="Table_20_Heading">Description</text:p>
            </table:table-cell>
          </table:table-row>
        </table:table-header-rows>
        <table:table-row>
          <table:table-cell table:style-name="Tabela9.A1" office:value-type="string">
            <text:p text:style-name="Table_20_Contents"><text:span text:style-name="Source_20_Text">key</text:span></text:p>
          </table:table-cell>
          <table:table-cell table:style-name="Tabela9.A1" office:value-type="string">
            <text:p text:style-name="Table_20_Contents">string </text:p>
          </table:table-cell>
          <table:table-cell table:style-name="Tabela9.A1" office:value-type="string">
            <text:p text:style-name="P160">The key of the Animation that was removed from the global Animation Manager.</text:p>
          </table:table-cell>
        </table:table-row>
        <table:table-row>
          <table:table-cell table:style-name="Tabela9.A1" office:value-type="string">
            <text:p text:style-name="Table_20_Contents"><text:span text:style-name="Source_20_Text">animation</text:span></text:p>
          </table:table-cell>
          <table:table-cell table:style-name="Tabela9.A1" office:value-type="string">
            <text:p text:style-name="Table_20_Contents"><text:a xlink:type="simple" xlink:href="https://photonstorm.github.io/phaser3-docs/Phaser.Animations.Animation.html" text:style-name="Internet_20_link" text:visited-style-name="Visited_20_Internet_20_Link">Phaser.Animations.Animation</text:a> </text:p>
          </table:table-cell>
          <table:table-cell table:style-name="Tabela9.A1" office:value-type="string">
            <text:p text:style-name="P160">An instance of the removed Animation.</text:p>
          </table:table-cell>
        </table:table-row>
      </table:table>
      <text:p text:style-name="P154">Since: 3.0.0 </text:p>
      <text:p text:style-name="P154">Source: <text:a xlink:type="simple" xlink:href="https://github.com/photonstorm/phaser/tree/v3.51.0/src/animations/events/REMOVE_ANIMATION_EVENT.js" text:style-name="Internet_20_link" text:visited-style-name="Visited_20_Internet_20_Link">src/animations/events/REMOVE_ANIMATION_EVENT.js</text:a> (<text:a xlink:type="simple" xlink:href="https://github.com/photonstorm/phaser/tree/v3.51.0/src/animations/events/REMOVE_ANIMATION_EVENT.js#L7" text:style-name="Internet_20_link" text:visited-style-name="Visited_20_Internet_20_Link">Line 7</text:a>) </text:p>
      <text:p text:style-name="Horizontal_20_Line"/>
      <text:h text:style-name="P1" text:outline-level="4"><text:bookmark text:name="event:RESUME_ALL__anchor"/><text:bookmark text:name="event:RESUME_ALL"/>RESUME_ALL</text:h>
      <text:p text:style-name="P3">The Resume All Animations Event.</text:p>
      <text:p text:style-name="P3">This event is dispatched when the global Animation Manager resumes, having been previously paused.</text:p>
      <text:p text:style-name="P3">When this happens all current animations will continue updating again.</text:p>
      <text:p text:style-name="P154">Since: 3.0.0 </text:p>
      <text:p text:style-name="P154">Source: <text:a xlink:type="simple" xlink:href="https://github.com/photonstorm/phaser/tree/v3.51.0/src/animations/events/RESUME_ALL_EVENT.js" text:style-name="Internet_20_link" text:visited-style-name="Visited_20_Internet_20_Link">src/animations/events/RESUME_ALL_EVENT.js</text:a> (<text:a xlink:type="simple" xlink:href="https://github.com/photonstorm/phaser/tree/v3.51.0/src/animations/events/RESUME_ALL_EVENT.js#L7" text:style-name="Internet_20_link" text:visited-style-name="Visited_20_Internet_20_Link">Line 7</text:a>) </text:p>
      <text:p text:style-name="Horizontal_20_Line"/>
      <text:h text:style-name="P1" text:outline-level="4"><text:bookmark text:name="event:ADD__anchor"/><text:bookmark text:name="event:ADD"/>ADD</text:h>
      <text:p text:style-name="P3">The Cache Add Event.</text:p>
      <text:p text:style-name="P3">This event is dispatched by any Cache that extends the BaseCache each time a new object is added to it.</text:p>
      <text:h text:style-name="P2" text:outline-level="5">Parameters:</text:h>
      <table:table table:name="Tabela10" table:style-name="Tabela10">
        <table:table-column table:style-name="Tabela10.A"/>
        <table:table-column table:style-name="Tabela10.B"/>
        <table:table-column table:style-name="Tabela10.C"/>
        <table:table-header-rows>
          <table:table-row>
            <table:table-cell table:style-name="Tabela10.A1" office:value-type="string">
              <text:p text:style-name="Table_20_Heading">Name</text:p>
            </table:table-cell>
            <table:table-cell table:style-name="Tabela10.A1" office:value-type="string">
              <text:p text:style-name="Table_20_Heading">Type</text:p>
            </table:table-cell>
            <table:table-cell table:style-name="Tabela10.A1" office:value-type="string">
              <text:p text:style-name="Table_20_Heading">Description</text:p>
            </table:table-cell>
          </table:table-row>
        </table:table-header-rows>
        <table:table-row>
          <table:table-cell table:style-name="Tabela10.A1" office:value-type="string">
            <text:p text:style-name="Table_20_Contents"><text:span text:style-name="Source_20_Text">cache</text:span></text:p>
          </table:table-cell>
          <table:table-cell table:style-name="Tabela10.A1" office:value-type="string">
            <text:p text:style-name="Table_20_Contents"><text:a xlink:type="simple" xlink:href="https://photonstorm.github.io/phaser3-docs/Phaser.Cache.BaseCache.html" text:style-name="Internet_20_link" text:visited-style-name="Visited_20_Internet_20_Link">Phaser.Cache.BaseCache</text:a> </text:p>
          </table:table-cell>
          <table:table-cell table:style-name="Tabela10.A1" office:value-type="string">
            <text:p text:style-name="P160">The cache to which the object was added.</text:p>
          </table:table-cell>
        </table:table-row>
        <table:table-row>
          <table:table-cell table:style-name="Tabela10.A1" office:value-type="string">
            <text:p text:style-name="Table_20_Contents"><text:span text:style-name="Source_20_Text">key</text:span></text:p>
          </table:table-cell>
          <table:table-cell table:style-name="Tabela10.A1" office:value-type="string">
            <text:p text:style-name="Table_20_Contents">string </text:p>
          </table:table-cell>
          <table:table-cell table:style-name="Tabela10.A1" office:value-type="string">
            <text:p text:style-name="P160">The key of the object added to the cache.</text:p>
          </table:table-cell>
        </table:table-row>
        <table:table-row>
          <table:table-cell table:style-name="Tabela10.A1" office:value-type="string">
            <text:p text:style-name="Table_20_Contents"><text:span text:style-name="Source_20_Text">object</text:span></text:p>
          </table:table-cell>
          <table:table-cell table:style-name="Tabela10.A1" office:value-type="string">
            <text:p text:style-name="Table_20_Contents">* </text:p>
          </table:table-cell>
          <table:table-cell table:style-name="Tabela10.A1" office:value-type="string">
            <text:p text:style-name="P160">A reference to the object that was added to the cache.<text:soft-page-break/></text:p>
          </table:table-cell>
        </table:table-row>
      </table:table>
      <text:p text:style-name="P154">Since: 3.0.0 </text:p>
      <text:p text:style-name="P154">Source: <text:a xlink:type="simple" xlink:href="https://github.com/photonstorm/phaser/tree/v3.51.0/src/cache/events/ADD_EVENT.js" text:style-name="Internet_20_link" text:visited-style-name="Visited_20_Internet_20_Link">src/cache/events/ADD_EVENT.js</text:a> (<text:a xlink:type="simple" xlink:href="https://github.com/photonstorm/phaser/tree/v3.51.0/src/cache/events/ADD_EVENT.js#L7" text:style-name="Internet_20_link" text:visited-style-name="Visited_20_Internet_20_Link">Line 7</text:a>) </text:p>
      <text:p text:style-name="Horizontal_20_Line"/>
      <text:h text:style-name="P1" text:outline-level="4"><text:bookmark text:name="event:REMOVE__anchor"/><text:bookmark text:name="event:REMOVE"/>REMOVE</text:h>
      <text:p text:style-name="P3">The Cache Remove Event.</text:p>
      <text:p text:style-name="P3">This event is dispatched by any Cache that extends the BaseCache each time an object is removed from it.</text:p>
      <text:h text:style-name="P2" text:outline-level="5">Parameters:</text:h>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Table_20_Heading">Name</text:p>
            </table:table-cell>
            <table:table-cell table:style-name="Tabela11.A1" office:value-type="string">
              <text:p text:style-name="Table_20_Heading">Type</text:p>
            </table:table-cell>
            <table:table-cell table:style-name="Tabela11.A1" office:value-type="string">
              <text:p text:style-name="Table_20_Heading">Description</text:p>
            </table:table-cell>
          </table:table-row>
        </table:table-header-rows>
        <table:table-row>
          <table:table-cell table:style-name="Tabela11.A1" office:value-type="string">
            <text:p text:style-name="Table_20_Contents"><text:span text:style-name="Source_20_Text">cache</text:span></text:p>
          </table:table-cell>
          <table:table-cell table:style-name="Tabela11.A1" office:value-type="string">
            <text:p text:style-name="Table_20_Contents"><text:a xlink:type="simple" xlink:href="https://photonstorm.github.io/phaser3-docs/Phaser.Cache.BaseCache.html" text:style-name="Internet_20_link" text:visited-style-name="Visited_20_Internet_20_Link">Phaser.Cache.BaseCache</text:a> </text:p>
          </table:table-cell>
          <table:table-cell table:style-name="Tabela11.A1" office:value-type="string">
            <text:p text:style-name="P160">The cache from which the object was removed.</text:p>
          </table:table-cell>
        </table:table-row>
        <table:table-row>
          <table:table-cell table:style-name="Tabela11.A1" office:value-type="string">
            <text:p text:style-name="Table_20_Contents"><text:span text:style-name="Source_20_Text">key</text:span></text:p>
          </table:table-cell>
          <table:table-cell table:style-name="Tabela11.A1" office:value-type="string">
            <text:p text:style-name="Table_20_Contents">string </text:p>
          </table:table-cell>
          <table:table-cell table:style-name="Tabela11.A1" office:value-type="string">
            <text:p text:style-name="P160">The key of the object removed from the cache.</text:p>
          </table:table-cell>
        </table:table-row>
        <table:table-row>
          <table:table-cell table:style-name="Tabela11.A1" office:value-type="string">
            <text:p text:style-name="Table_20_Contents"><text:span text:style-name="Source_20_Text">object</text:span></text:p>
          </table:table-cell>
          <table:table-cell table:style-name="Tabela11.A1" office:value-type="string">
            <text:p text:style-name="Table_20_Contents">* </text:p>
          </table:table-cell>
          <table:table-cell table:style-name="Tabela11.A1" office:value-type="string">
            <text:p text:style-name="P160">A reference to the object that was removed from the cache.</text:p>
          </table:table-cell>
        </table:table-row>
      </table:table>
      <text:p text:style-name="P154">Since: 3.0.0 </text:p>
      <text:p text:style-name="P154">Source: <text:a xlink:type="simple" xlink:href="https://github.com/photonstorm/phaser/tree/v3.51.0/src/cache/events/REMOVE_EVENT.js" text:style-name="Internet_20_link" text:visited-style-name="Visited_20_Internet_20_Link">src/cache/events/REMOVE_EVENT.js</text:a> (<text:a xlink:type="simple" xlink:href="https://github.com/photonstorm/phaser/tree/v3.51.0/src/cache/events/REMOVE_EVENT.js#L7" text:style-name="Internet_20_link" text:visited-style-name="Visited_20_Internet_20_Link">Line 7</text:a>) </text:p>
      <text:p text:style-name="Horizontal_20_Line"/>
      <text:h text:style-name="P1" text:outline-level="4"><text:bookmark text:name="event:DESTROY__anchor"/><text:bookmark text:name="event:DESTROY"/>DESTROY</text:h>
      <text:p text:style-name="P3">The Destroy Camera Event.</text:p>
      <text:p text:style-name="P3">This event is dispatched by a Camera instance when it is destroyed by the Camera Manager.</text:p>
      <text:h text:style-name="P2" text:outline-level="5">Parameters:</text:h>
      <table:table table:name="Tabela12" table:style-name="Tabela12">
        <table:table-column table:style-name="Tabela12.A"/>
        <table:table-column table:style-name="Tabela12.B"/>
        <table:table-column table:style-name="Tabela12.C"/>
        <table:table-header-rows>
          <table:table-row>
            <table:table-cell table:style-name="Tabela12.A1" office:value-type="string">
              <text:p text:style-name="Table_20_Heading">Name</text:p>
            </table:table-cell>
            <table:table-cell table:style-name="Tabela12.A1" office:value-type="string">
              <text:p text:style-name="Table_20_Heading">Type</text:p>
            </table:table-cell>
            <table:table-cell table:style-name="Tabela12.A1" office:value-type="string">
              <text:p text:style-name="Table_20_Heading">Description</text:p>
            </table:table-cell>
          </table:table-row>
        </table:table-header-rows>
        <table:table-row>
          <table:table-cell table:style-name="Tabela12.A1" office:value-type="string">
            <text:p text:style-name="Table_20_Contents"><text:span text:style-name="Source_20_Text">camera</text:span></text:p>
          </table:table-cell>
          <table:table-cell table:style-name="Tabela12.A1" office:value-type="string">
            <text:p text:style-name="Table_20_Contents"><text:a xlink:type="simple" xlink:href="https://photonstorm.github.io/phaser3-docs/Phaser.Cameras.Scene2D.BaseCamera.html" text:style-name="Internet_20_link" text:visited-style-name="Visited_20_Internet_20_Link">Phaser.Cameras.Scene2D.BaseCamera</text:a> </text:p>
          </table:table-cell>
          <table:table-cell table:style-name="Tabela12.A1" office:value-type="string">
            <text:p text:style-name="P160">The camera that was destroyed.</text:p>
          </table:table-cell>
        </table:table-row>
      </table:table>
      <text:p text:style-name="P154">Since: 3.0.0 </text:p>
      <text:p text:style-name="P154">Source: <text:a xlink:type="simple" xlink:href="https://github.com/photonstorm/phaser/tree/v3.51.0/src/cameras/2d/events/DESTROY_EVENT.js" text:style-name="Internet_20_link" text:visited-style-name="Visited_20_Internet_20_Link">src/cameras/2d/events/DESTROY_EVENT.js</text:a> (<text:a xlink:type="simple" xlink:href="https://github.com/photonstorm/phaser/tree/v3.51.0/src/cameras/2d/events/DESTROY_EVENT.js#L7" text:style-name="Internet_20_link" text:visited-style-name="Visited_20_Internet_20_Link">Line 7</text:a>) </text:p>
      <text:p text:style-name="Horizontal_20_Line"/>
      <text:h text:style-name="P1" text:outline-level="4"><text:bookmark text:name="event:FADE_IN_COMPLETE__anchor"/><text:bookmark text:name="event:FADE_IN_COMPLETE"/>FADE_IN_COMPLETE</text:h>
      <text:p text:style-name="P3">The Camera Fade In Complete Event.</text:p>
      <text:p text:style-name="P3">This event is dispatched by a Camera instance when the Fade In Effect completes.</text:p>
      <text:p text:style-name="P3">Listen to it from a Camera instance using <text:span text:style-name="Source_20_Text">Camera.on('camerafadeincomplete', listener)</text:span>.</text:p>
      <text:h text:style-name="P2" text:outline-level="5"><text:soft-page-break/>Parameters:</text:h>
      <table:table table:name="Tabela13" table:style-name="Tabela13">
        <table:table-column table:style-name="Tabela13.A"/>
        <table:table-column table:style-name="Tabela13.B"/>
        <table:table-column table:style-name="Tabela13.C"/>
        <table:table-header-rows>
          <table:table-row>
            <table:table-cell table:style-name="Tabela13.A1" office:value-type="string">
              <text:p text:style-name="Table_20_Heading">Name</text:p>
            </table:table-cell>
            <table:table-cell table:style-name="Tabela13.A1" office:value-type="string">
              <text:p text:style-name="Table_20_Heading">Type</text:p>
            </table:table-cell>
            <table:table-cell table:style-name="Tabela13.A1" office:value-type="string">
              <text:p text:style-name="Table_20_Heading">Description</text:p>
            </table:table-cell>
          </table:table-row>
        </table:table-header-rows>
        <table:table-row>
          <table:table-cell table:style-name="Tabela13.A1" office:value-type="string">
            <text:p text:style-name="Table_20_Contents"><text:span text:style-name="Source_20_Text">camera</text:span></text:p>
          </table:table-cell>
          <table:table-cell table:style-name="Tabela13.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3.A1" office:value-type="string">
            <text:p text:style-name="P160">The camera that the effect began on.</text:p>
          </table:table-cell>
        </table:table-row>
        <table:table-row>
          <table:table-cell table:style-name="Tabela13.A1" office:value-type="string">
            <text:p text:style-name="Table_20_Contents"><text:span text:style-name="Source_20_Text">effect</text:span></text:p>
          </table:table-cell>
          <table:table-cell table:style-name="Tabela13.A1" office:value-type="string">
            <text:p text:style-name="Table_20_Contents"><text:a xlink:type="simple" xlink:href="https://photonstorm.github.io/phaser3-docs/Phaser.Cameras.Scene2D.Effects.Fade.html" text:style-name="Internet_20_link" text:visited-style-name="Visited_20_Internet_20_Link">Phaser.Cameras.Scene2D.Effects.Fade</text:a> </text:p>
          </table:table-cell>
          <table:table-cell table:style-name="Tabela13.A1" office:value-type="string">
            <text:p text:style-name="P160">A reference to the effect instance.</text:p>
          </table:table-cell>
        </table:table-row>
      </table:table>
      <text:p text:style-name="P154">Since: 3.3.0 </text:p>
      <text:p text:style-name="P154">Source: <text:a xlink:type="simple" xlink:href="https://github.com/photonstorm/phaser/tree/v3.51.0/src/cameras/2d/events/FADE_IN_COMPLETE_EVENT.js" text:style-name="Internet_20_link" text:visited-style-name="Visited_20_Internet_20_Link">src/cameras/2d/events/FADE_IN_COMPLETE_EVENT.js</text:a> (<text:a xlink:type="simple" xlink:href="https://github.com/photonstorm/phaser/tree/v3.51.0/src/cameras/2d/events/FADE_IN_COMPLETE_EVENT.js#L7" text:style-name="Internet_20_link" text:visited-style-name="Visited_20_Internet_20_Link">Line 7</text:a>) </text:p>
      <text:p text:style-name="Horizontal_20_Line"/>
      <text:h text:style-name="P1" text:outline-level="4"><text:bookmark text:name="event:FADE_IN_START__anchor"/><text:bookmark text:name="event:FADE_IN_START"/>FADE_IN_START</text:h>
      <text:p text:style-name="P3">The Camera Fade In Start Event.</text:p>
      <text:p text:style-name="P3">This event is dispatched by a Camera instance when the Fade In Effect starts.</text:p>
      <text:p text:style-name="P3">Listen to it from a Camera instance using <text:span text:style-name="Source_20_Text">Camera.on('camerafadeinstart', listener)</text:span>.</text:p>
      <text:h text:style-name="P2" text:outline-level="5">Parameters:</text:h>
      <table:table table:name="Tabela14" table:style-name="Tabela14">
        <table:table-column table:style-name="Tabela14.A"/>
        <table:table-column table:style-name="Tabela14.B"/>
        <table:table-column table:style-name="Tabela14.C"/>
        <table:table-header-rows>
          <table:table-row>
            <table:table-cell table:style-name="Tabela14.A1" office:value-type="string">
              <text:p text:style-name="Table_20_Heading">Name</text:p>
            </table:table-cell>
            <table:table-cell table:style-name="Tabela14.A1" office:value-type="string">
              <text:p text:style-name="Table_20_Heading">Type</text:p>
            </table:table-cell>
            <table:table-cell table:style-name="Tabela14.A1" office:value-type="string">
              <text:p text:style-name="Table_20_Heading">Description</text:p>
            </table:table-cell>
          </table:table-row>
        </table:table-header-rows>
        <table:table-row>
          <table:table-cell table:style-name="Tabela14.A1" office:value-type="string">
            <text:p text:style-name="Table_20_Contents"><text:span text:style-name="Source_20_Text">camera</text:span></text:p>
          </table:table-cell>
          <table:table-cell table:style-name="Tabela14.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4.A1" office:value-type="string">
            <text:p text:style-name="P160">The camera that the effect began on.</text:p>
          </table:table-cell>
        </table:table-row>
        <table:table-row>
          <table:table-cell table:style-name="Tabela14.A1" office:value-type="string">
            <text:p text:style-name="Table_20_Contents"><text:span text:style-name="Source_20_Text">effect</text:span></text:p>
          </table:table-cell>
          <table:table-cell table:style-name="Tabela14.A1" office:value-type="string">
            <text:p text:style-name="Table_20_Contents"><text:a xlink:type="simple" xlink:href="https://photonstorm.github.io/phaser3-docs/Phaser.Cameras.Scene2D.Effects.Fade.html" text:style-name="Internet_20_link" text:visited-style-name="Visited_20_Internet_20_Link">Phaser.Cameras.Scene2D.Effects.Fade</text:a> </text:p>
          </table:table-cell>
          <table:table-cell table:style-name="Tabela14.A1" office:value-type="string">
            <text:p text:style-name="P160">A reference to the effect instance.</text:p>
          </table:table-cell>
        </table:table-row>
        <table:table-row>
          <table:table-cell table:style-name="Tabela14.A1" office:value-type="string">
            <text:p text:style-name="Table_20_Contents"><text:span text:style-name="Source_20_Text">duration</text:span></text:p>
          </table:table-cell>
          <table:table-cell table:style-name="Tabela14.A1" office:value-type="string">
            <text:p text:style-name="Table_20_Contents">number </text:p>
          </table:table-cell>
          <table:table-cell table:style-name="Tabela14.A1" office:value-type="string">
            <text:p text:style-name="P160">The duration of the effect.</text:p>
          </table:table-cell>
        </table:table-row>
        <table:table-row>
          <table:table-cell table:style-name="Tabela14.A1" office:value-type="string">
            <text:p text:style-name="Table_20_Contents"><text:span text:style-name="Source_20_Text">red</text:span></text:p>
          </table:table-cell>
          <table:table-cell table:style-name="Tabela14.A1" office:value-type="string">
            <text:p text:style-name="Table_20_Contents">number </text:p>
          </table:table-cell>
          <table:table-cell table:style-name="Tabela14.A1" office:value-type="string">
            <text:p text:style-name="P160">The red color channel value.</text:p>
          </table:table-cell>
        </table:table-row>
        <table:table-row>
          <table:table-cell table:style-name="Tabela14.A1" office:value-type="string">
            <text:p text:style-name="Table_20_Contents"><text:span text:style-name="Source_20_Text">green</text:span></text:p>
          </table:table-cell>
          <table:table-cell table:style-name="Tabela14.A1" office:value-type="string">
            <text:p text:style-name="Table_20_Contents">number </text:p>
          </table:table-cell>
          <table:table-cell table:style-name="Tabela14.A1" office:value-type="string">
            <text:p text:style-name="P160">The green color channel value.</text:p>
          </table:table-cell>
        </table:table-row>
        <table:table-row>
          <table:table-cell table:style-name="Tabela14.A1" office:value-type="string">
            <text:p text:style-name="Table_20_Contents"><text:span text:style-name="Source_20_Text">blue</text:span></text:p>
          </table:table-cell>
          <table:table-cell table:style-name="Tabela14.A1" office:value-type="string">
            <text:p text:style-name="Table_20_Contents">number </text:p>
          </table:table-cell>
          <table:table-cell table:style-name="Tabela14.A1" office:value-type="string">
            <text:p text:style-name="P160">The blue color channel value.</text:p>
          </table:table-cell>
        </table:table-row>
      </table:table>
      <text:p text:style-name="P154">Since: 3.3.0 </text:p>
      <text:p text:style-name="P154">Source: <text:a xlink:type="simple" xlink:href="https://github.com/photonstorm/phaser/tree/v3.51.0/src/cameras/2d/events/FADE_IN_START_EVENT.js" text:style-name="Internet_20_link" text:visited-style-name="Visited_20_Internet_20_Link">src/cameras/2d/events/FADE_IN_START_EVENT.js</text:a> (<text:a xlink:type="simple" xlink:href="https://github.com/photonstorm/phaser/tree/v3.51.0/src/cameras/2d/events/FADE_IN_START_EVENT.js#L7" text:style-name="Internet_20_link" text:visited-style-name="Visited_20_Internet_20_Link">Line 7</text:a>) </text:p>
      <text:p text:style-name="Horizontal_20_Line"/>
      <text:h text:style-name="P1" text:outline-level="4"><text:bookmark text:name="event:FADE_OUT_COMPLETE__anchor"/><text:bookmark text:name="event:FADE_OUT_COMPLETE"/>FADE_OUT_COMPLETE</text:h>
      <text:p text:style-name="P3">The Camera Fade Out Complete Event.</text:p>
      <text:p text:style-name="P3">This event is dispatched by a Camera instance when the Fade Out Effect completes.</text:p>
      <text:p text:style-name="P3">Listen to it from a Camera instance using <text:span text:style-name="Source_20_Text">Camera.on('camerafadeoutcomplete', listener)</text:span>.</text:p>
      <text:h text:style-name="P2" text:outline-level="5">Parameters:</text:h>
      <table:table table:name="Tabela15" table:style-name="Tabela15">
        <table:table-column table:style-name="Tabela15.A"/>
        <table:table-column table:style-name="Tabela15.B"/>
        <table:table-column table:style-name="Tabela15.C"/>
        <table:table-header-rows>
          <table:table-row>
            <table:table-cell table:style-name="Tabela15.A1" office:value-type="string">
              <text:p text:style-name="Table_20_Heading">Name</text:p>
            </table:table-cell>
            <table:table-cell table:style-name="Tabela15.A1" office:value-type="string">
              <text:p text:style-name="Table_20_Heading">Type</text:p>
            </table:table-cell>
            <table:table-cell table:style-name="Tabela15.A1" office:value-type="string">
              <text:p text:style-name="Table_20_Heading">Description</text:p>
            </table:table-cell>
          </table:table-row>
        </table:table-header-rows>
        <table:table-row>
          <table:table-cell table:style-name="Tabela15.A1" office:value-type="string">
            <text:p text:style-name="Table_20_Contents"><text:span text:style-name="Source_20_Text">camera</text:span></text:p>
          </table:table-cell>
          <table:table-cell table:style-name="Tabela15.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5.A1" office:value-type="string">
            <text:p text:style-name="P160">The camera that the effect began on.<text:soft-page-break/></text:p>
          </table:table-cell>
        </table:table-row>
        <table:table-row>
          <table:table-cell table:style-name="Tabela15.A1" office:value-type="string">
            <text:p text:style-name="Table_20_Contents"><text:span text:style-name="Source_20_Text">effect</text:span></text:p>
          </table:table-cell>
          <table:table-cell table:style-name="Tabela15.A1" office:value-type="string">
            <text:p text:style-name="Table_20_Contents"><text:a xlink:type="simple" xlink:href="https://photonstorm.github.io/phaser3-docs/Phaser.Cameras.Scene2D.Effects.Fade.html" text:style-name="Internet_20_link" text:visited-style-name="Visited_20_Internet_20_Link">Phaser.Cameras.Scene2D.Effects.Fade</text:a> </text:p>
          </table:table-cell>
          <table:table-cell table:style-name="Tabela15.A1" office:value-type="string">
            <text:p text:style-name="P160">A reference to the effect instance.</text:p>
          </table:table-cell>
        </table:table-row>
      </table:table>
      <text:p text:style-name="P154">Since: 3.3.0 </text:p>
      <text:p text:style-name="P154">Source: <text:a xlink:type="simple" xlink:href="https://github.com/photonstorm/phaser/tree/v3.51.0/src/cameras/2d/events/FADE_OUT_COMPLETE_EVENT.js" text:style-name="Internet_20_link" text:visited-style-name="Visited_20_Internet_20_Link">src/cameras/2d/events/FADE_OUT_COMPLETE_EVENT.js</text:a> (<text:a xlink:type="simple" xlink:href="https://github.com/photonstorm/phaser/tree/v3.51.0/src/cameras/2d/events/FADE_OUT_COMPLETE_EVENT.js#L7" text:style-name="Internet_20_link" text:visited-style-name="Visited_20_Internet_20_Link">Line 7</text:a>) </text:p>
      <text:p text:style-name="Horizontal_20_Line"/>
      <text:h text:style-name="P1" text:outline-level="4"><text:bookmark text:name="event:FADE_OUT_START__anchor"/><text:bookmark text:name="event:FADE_OUT_START"/>FADE_OUT_START</text:h>
      <text:p text:style-name="P3">The Camera Fade Out Start Event.</text:p>
      <text:p text:style-name="P3">This event is dispatched by a Camera instance when the Fade Out Effect starts.</text:p>
      <text:p text:style-name="P3">Listen to it from a Camera instance using <text:span text:style-name="Source_20_Text">Camera.on('camerafadeoutstart', listener)</text:span>.</text:p>
      <text:h text:style-name="P2" text:outline-level="5">Parameters:</text:h>
      <table:table table:name="Tabela16" table:style-name="Tabela16">
        <table:table-column table:style-name="Tabela16.A"/>
        <table:table-column table:style-name="Tabela16.B"/>
        <table:table-column table:style-name="Tabela16.C"/>
        <table:table-header-rows>
          <table:table-row>
            <table:table-cell table:style-name="Tabela16.A1" office:value-type="string">
              <text:p text:style-name="Table_20_Heading">Name</text:p>
            </table:table-cell>
            <table:table-cell table:style-name="Tabela16.A1" office:value-type="string">
              <text:p text:style-name="Table_20_Heading">Type</text:p>
            </table:table-cell>
            <table:table-cell table:style-name="Tabela16.A1" office:value-type="string">
              <text:p text:style-name="Table_20_Heading">Description</text:p>
            </table:table-cell>
          </table:table-row>
        </table:table-header-rows>
        <table:table-row>
          <table:table-cell table:style-name="Tabela16.A1" office:value-type="string">
            <text:p text:style-name="Table_20_Contents"><text:span text:style-name="Source_20_Text">camera</text:span></text:p>
          </table:table-cell>
          <table:table-cell table:style-name="Tabela16.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6.A1" office:value-type="string">
            <text:p text:style-name="P160">The camera that the effect began on.</text:p>
          </table:table-cell>
        </table:table-row>
        <table:table-row>
          <table:table-cell table:style-name="Tabela16.A1" office:value-type="string">
            <text:p text:style-name="Table_20_Contents"><text:span text:style-name="Source_20_Text">effect</text:span></text:p>
          </table:table-cell>
          <table:table-cell table:style-name="Tabela16.A1" office:value-type="string">
            <text:p text:style-name="Table_20_Contents"><text:a xlink:type="simple" xlink:href="https://photonstorm.github.io/phaser3-docs/Phaser.Cameras.Scene2D.Effects.Fade.html" text:style-name="Internet_20_link" text:visited-style-name="Visited_20_Internet_20_Link">Phaser.Cameras.Scene2D.Effects.Fade</text:a> </text:p>
          </table:table-cell>
          <table:table-cell table:style-name="Tabela16.A1" office:value-type="string">
            <text:p text:style-name="P160">A reference to the effect instance.</text:p>
          </table:table-cell>
        </table:table-row>
        <table:table-row>
          <table:table-cell table:style-name="Tabela16.A1" office:value-type="string">
            <text:p text:style-name="Table_20_Contents"><text:span text:style-name="Source_20_Text">duration</text:span></text:p>
          </table:table-cell>
          <table:table-cell table:style-name="Tabela16.A1" office:value-type="string">
            <text:p text:style-name="Table_20_Contents">number </text:p>
          </table:table-cell>
          <table:table-cell table:style-name="Tabela16.A1" office:value-type="string">
            <text:p text:style-name="P160">The duration of the effect.</text:p>
          </table:table-cell>
        </table:table-row>
        <table:table-row>
          <table:table-cell table:style-name="Tabela16.A1" office:value-type="string">
            <text:p text:style-name="Table_20_Contents"><text:span text:style-name="Source_20_Text">red</text:span></text:p>
          </table:table-cell>
          <table:table-cell table:style-name="Tabela16.A1" office:value-type="string">
            <text:p text:style-name="Table_20_Contents">number </text:p>
          </table:table-cell>
          <table:table-cell table:style-name="Tabela16.A1" office:value-type="string">
            <text:p text:style-name="P160">The red color channel value.</text:p>
          </table:table-cell>
        </table:table-row>
        <table:table-row>
          <table:table-cell table:style-name="Tabela16.A1" office:value-type="string">
            <text:p text:style-name="Table_20_Contents"><text:span text:style-name="Source_20_Text">green</text:span></text:p>
          </table:table-cell>
          <table:table-cell table:style-name="Tabela16.A1" office:value-type="string">
            <text:p text:style-name="Table_20_Contents">number </text:p>
          </table:table-cell>
          <table:table-cell table:style-name="Tabela16.A1" office:value-type="string">
            <text:p text:style-name="P160">The green color channel value.</text:p>
          </table:table-cell>
        </table:table-row>
        <table:table-row>
          <table:table-cell table:style-name="Tabela16.A1" office:value-type="string">
            <text:p text:style-name="Table_20_Contents"><text:span text:style-name="Source_20_Text">blue</text:span></text:p>
          </table:table-cell>
          <table:table-cell table:style-name="Tabela16.A1" office:value-type="string">
            <text:p text:style-name="Table_20_Contents">number </text:p>
          </table:table-cell>
          <table:table-cell table:style-name="Tabela16.A1" office:value-type="string">
            <text:p text:style-name="P160">The blue color channel value.</text:p>
          </table:table-cell>
        </table:table-row>
      </table:table>
      <text:p text:style-name="P154">Since: 3.3.0 </text:p>
      <text:p text:style-name="P154">Source: <text:a xlink:type="simple" xlink:href="https://github.com/photonstorm/phaser/tree/v3.51.0/src/cameras/2d/events/FADE_OUT_START_EVENT.js" text:style-name="Internet_20_link" text:visited-style-name="Visited_20_Internet_20_Link">src/cameras/2d/events/FADE_OUT_START_EVENT.js</text:a> (<text:a xlink:type="simple" xlink:href="https://github.com/photonstorm/phaser/tree/v3.51.0/src/cameras/2d/events/FADE_OUT_START_EVENT.js#L7" text:style-name="Internet_20_link" text:visited-style-name="Visited_20_Internet_20_Link">Line 7</text:a>) </text:p>
      <text:p text:style-name="Horizontal_20_Line"/>
      <text:h text:style-name="P1" text:outline-level="4"><text:bookmark text:name="event:FLASH_COMPLETE__anchor"/><text:bookmark text:name="event:FLASH_COMPLETE"/>FLASH_COMPLETE</text:h>
      <text:p text:style-name="P3">The Camera Flash Complete Event.</text:p>
      <text:p text:style-name="P3">This event is dispatched by a Camera instance when the Flash Effect completes.</text:p>
      <text:h text:style-name="P2" text:outline-level="5">Parameters:</text:h>
      <table:table table:name="Tabela17" table:style-name="Tabela17">
        <table:table-column table:style-name="Tabela17.A"/>
        <table:table-column table:style-name="Tabela17.B"/>
        <table:table-column table:style-name="Tabela17.C"/>
        <table:table-header-rows>
          <table:table-row>
            <table:table-cell table:style-name="Tabela17.A1" office:value-type="string">
              <text:p text:style-name="Table_20_Heading">Name</text:p>
            </table:table-cell>
            <table:table-cell table:style-name="Tabela17.A1" office:value-type="string">
              <text:p text:style-name="Table_20_Heading">Type</text:p>
            </table:table-cell>
            <table:table-cell table:style-name="Tabela17.A1" office:value-type="string">
              <text:p text:style-name="Table_20_Heading">Description</text:p>
            </table:table-cell>
          </table:table-row>
        </table:table-header-rows>
        <table:table-row>
          <table:table-cell table:style-name="Tabela17.A1" office:value-type="string">
            <text:p text:style-name="Table_20_Contents"><text:span text:style-name="Source_20_Text">camera</text:span></text:p>
          </table:table-cell>
          <table:table-cell table:style-name="Tabela17.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7.A1" office:value-type="string">
            <text:p text:style-name="P160">The camera that the effect began on.</text:p>
          </table:table-cell>
        </table:table-row>
        <table:table-row>
          <table:table-cell table:style-name="Tabela17.A1" office:value-type="string">
            <text:p text:style-name="Table_20_Contents"><text:span text:style-name="Source_20_Text">effect</text:span></text:p>
          </table:table-cell>
          <table:table-cell table:style-name="Tabela17.A1" office:value-type="string">
            <text:p text:style-name="Table_20_Contents"><text:a xlink:type="simple" xlink:href="https://photonstorm.github.io/phaser3-docs/Phaser.Cameras.Scene2D.Effects.Flash.html" text:style-name="Internet_20_link" text:visited-style-name="Visited_20_Internet_20_Link">Phaser.Cameras.Scene2D.Effects.Flash</text:a> </text:p>
          </table:table-cell>
          <table:table-cell table:style-name="Tabela17.A1" office:value-type="string">
            <text:p text:style-name="P160">A reference to the effect instance.</text:p>
          </table:table-cell>
        </table:table-row>
      </table:table>
      <text:p text:style-name="P154">Since: 3.3.0 </text:p>
      <text:p text:style-name="P154"><text:soft-page-break/>Source: <text:a xlink:type="simple" xlink:href="https://github.com/photonstorm/phaser/tree/v3.51.0/src/cameras/2d/events/FLASH_COMPLETE_EVENT.js" text:style-name="Internet_20_link" text:visited-style-name="Visited_20_Internet_20_Link">src/cameras/2d/events/FLASH_COMPLETE_EVENT.js</text:a> (<text:a xlink:type="simple" xlink:href="https://github.com/photonstorm/phaser/tree/v3.51.0/src/cameras/2d/events/FLASH_COMPLETE_EVENT.js#L7" text:style-name="Internet_20_link" text:visited-style-name="Visited_20_Internet_20_Link">Line 7</text:a>) </text:p>
      <text:p text:style-name="Horizontal_20_Line"/>
      <text:h text:style-name="P1" text:outline-level="4"><text:bookmark text:name="event:FLASH_START__anchor"/><text:bookmark text:name="event:FLASH_START"/>FLASH_START</text:h>
      <text:p text:style-name="P3">The Camera Flash Start Event.</text:p>
      <text:p text:style-name="P3">This event is dispatched by a Camera instance when the Flash Effect starts.</text:p>
      <text:h text:style-name="P2" text:outline-level="5">Parameters:</text:h>
      <table:table table:name="Tabela18" table:style-name="Tabela18">
        <table:table-column table:style-name="Tabela18.A"/>
        <table:table-column table:style-name="Tabela18.B"/>
        <table:table-column table:style-name="Tabela18.C"/>
        <table:table-header-rows>
          <table:table-row>
            <table:table-cell table:style-name="Tabela18.A1" office:value-type="string">
              <text:p text:style-name="Table_20_Heading">Name</text:p>
            </table:table-cell>
            <table:table-cell table:style-name="Tabela18.A1" office:value-type="string">
              <text:p text:style-name="Table_20_Heading">Type</text:p>
            </table:table-cell>
            <table:table-cell table:style-name="Tabela18.A1" office:value-type="string">
              <text:p text:style-name="Table_20_Heading">Description</text:p>
            </table:table-cell>
          </table:table-row>
        </table:table-header-rows>
        <table:table-row>
          <table:table-cell table:style-name="Tabela18.A1" office:value-type="string">
            <text:p text:style-name="Table_20_Contents"><text:span text:style-name="Source_20_Text">camera</text:span></text:p>
          </table:table-cell>
          <table:table-cell table:style-name="Tabela18.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8.A1" office:value-type="string">
            <text:p text:style-name="P160">The camera that the effect began on.</text:p>
          </table:table-cell>
        </table:table-row>
        <table:table-row>
          <table:table-cell table:style-name="Tabela18.A1" office:value-type="string">
            <text:p text:style-name="Table_20_Contents"><text:span text:style-name="Source_20_Text">effect</text:span></text:p>
          </table:table-cell>
          <table:table-cell table:style-name="Tabela18.A1" office:value-type="string">
            <text:p text:style-name="Table_20_Contents"><text:a xlink:type="simple" xlink:href="https://photonstorm.github.io/phaser3-docs/Phaser.Cameras.Scene2D.Effects.Flash.html" text:style-name="Internet_20_link" text:visited-style-name="Visited_20_Internet_20_Link">Phaser.Cameras.Scene2D.Effects.Flash</text:a> </text:p>
          </table:table-cell>
          <table:table-cell table:style-name="Tabela18.A1" office:value-type="string">
            <text:p text:style-name="P160">A reference to the effect instance.</text:p>
          </table:table-cell>
        </table:table-row>
        <table:table-row>
          <table:table-cell table:style-name="Tabela18.A1" office:value-type="string">
            <text:p text:style-name="Table_20_Contents"><text:span text:style-name="Source_20_Text">duration</text:span></text:p>
          </table:table-cell>
          <table:table-cell table:style-name="Tabela18.A1" office:value-type="string">
            <text:p text:style-name="Table_20_Contents">number </text:p>
          </table:table-cell>
          <table:table-cell table:style-name="Tabela18.A1" office:value-type="string">
            <text:p text:style-name="P160">The duration of the effect.</text:p>
          </table:table-cell>
        </table:table-row>
        <table:table-row>
          <table:table-cell table:style-name="Tabela18.A1" office:value-type="string">
            <text:p text:style-name="Table_20_Contents"><text:span text:style-name="Source_20_Text">red</text:span></text:p>
          </table:table-cell>
          <table:table-cell table:style-name="Tabela18.A1" office:value-type="string">
            <text:p text:style-name="Table_20_Contents">number </text:p>
          </table:table-cell>
          <table:table-cell table:style-name="Tabela18.A1" office:value-type="string">
            <text:p text:style-name="P160">The red color channel value.</text:p>
          </table:table-cell>
        </table:table-row>
        <table:table-row>
          <table:table-cell table:style-name="Tabela18.A1" office:value-type="string">
            <text:p text:style-name="Table_20_Contents"><text:span text:style-name="Source_20_Text">green</text:span></text:p>
          </table:table-cell>
          <table:table-cell table:style-name="Tabela18.A1" office:value-type="string">
            <text:p text:style-name="Table_20_Contents">number </text:p>
          </table:table-cell>
          <table:table-cell table:style-name="Tabela18.A1" office:value-type="string">
            <text:p text:style-name="P160">The green color channel value.</text:p>
          </table:table-cell>
        </table:table-row>
        <table:table-row>
          <table:table-cell table:style-name="Tabela18.A1" office:value-type="string">
            <text:p text:style-name="Table_20_Contents"><text:span text:style-name="Source_20_Text">blue</text:span></text:p>
          </table:table-cell>
          <table:table-cell table:style-name="Tabela18.A1" office:value-type="string">
            <text:p text:style-name="Table_20_Contents">number </text:p>
          </table:table-cell>
          <table:table-cell table:style-name="Tabela18.A1" office:value-type="string">
            <text:p text:style-name="P160">The blue color channel value.</text:p>
          </table:table-cell>
        </table:table-row>
      </table:table>
      <text:p text:style-name="P154">Since: 3.3.0 </text:p>
      <text:p text:style-name="P154">Source: <text:a xlink:type="simple" xlink:href="https://github.com/photonstorm/phaser/tree/v3.51.0/src/cameras/2d/events/FLASH_START_EVENT.js" text:style-name="Internet_20_link" text:visited-style-name="Visited_20_Internet_20_Link">src/cameras/2d/events/FLASH_START_EVENT.js</text:a> (<text:a xlink:type="simple" xlink:href="https://github.com/photonstorm/phaser/tree/v3.51.0/src/cameras/2d/events/FLASH_START_EVENT.js#L7" text:style-name="Internet_20_link" text:visited-style-name="Visited_20_Internet_20_Link">Line 7</text:a>) </text:p>
      <text:p text:style-name="Horizontal_20_Line"/>
      <text:h text:style-name="P1" text:outline-level="4"><text:bookmark text:name="event:FOLLOW_UPDATE__anchor"/><text:bookmark text:name="event:FOLLOW_UPDATE"/>FOLLOW_UPDATE</text:h>
      <text:p text:style-name="P3">The Camera Follower Update Event.</text:p>
      <text:p text:style-name="P3">This event is dispatched by a Camera instance when it is following a Game Object and the Camera position has been updated as a result of that following.</text:p>
      <text:p text:style-name="P3">Listen to it from a Camera instance using: <text:span text:style-name="Source_20_Text">camera.on('followupdate', listener)</text:span>.</text:p>
      <text:h text:style-name="P2" text:outline-level="5">Parameters:</text:h>
      <table:table table:name="Tabela19" table:style-name="Tabela19">
        <table:table-column table:style-name="Tabela19.A"/>
        <table:table-column table:style-name="Tabela19.B"/>
        <table:table-column table:style-name="Tabela19.C"/>
        <table:table-header-rows>
          <table:table-row>
            <table:table-cell table:style-name="Tabela19.A1" office:value-type="string">
              <text:p text:style-name="Table_20_Heading">Name</text:p>
            </table:table-cell>
            <table:table-cell table:style-name="Tabela19.A1" office:value-type="string">
              <text:p text:style-name="Table_20_Heading">Type</text:p>
            </table:table-cell>
            <table:table-cell table:style-name="Tabela19.A1" office:value-type="string">
              <text:p text:style-name="Table_20_Heading">Description</text:p>
            </table:table-cell>
          </table:table-row>
        </table:table-header-rows>
        <table:table-row>
          <table:table-cell table:style-name="Tabela19.A1" office:value-type="string">
            <text:p text:style-name="Table_20_Contents"><text:span text:style-name="Source_20_Text">camera</text:span></text:p>
          </table:table-cell>
          <table:table-cell table:style-name="Tabela19.A1" office:value-type="string">
            <text:p text:style-name="Table_20_Contents"><text:a xlink:type="simple" xlink:href="https://photonstorm.github.io/phaser3-docs/Phaser.Cameras.Scene2D.BaseCamera.html" text:style-name="Internet_20_link" text:visited-style-name="Visited_20_Internet_20_Link">Phaser.Cameras.Scene2D.BaseCamera</text:a> </text:p>
          </table:table-cell>
          <table:table-cell table:style-name="Tabela19.A1" office:value-type="string">
            <text:p text:style-name="P160">The camera that emitted the event.</text:p>
          </table:table-cell>
        </table:table-row>
        <table:table-row>
          <table:table-cell table:style-name="Tabela19.A1" office:value-type="string">
            <text:p text:style-name="Table_20_Contents"><text:span text:style-name="Source_20_Text">gameObject</text:span></text:p>
          </table:table-cell>
          <table:table-cell table:style-name="Tabela19.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9.A1" office:value-type="string">
            <text:p text:style-name="P160">The Game Object the camera is following.</text:p>
          </table:table-cell>
        </table:table-row>
      </table:table>
      <text:p text:style-name="P154">Since: 3.50.0 </text:p>
      <text:p text:style-name="P154">Source: <text:a xlink:type="simple" xlink:href="https://github.com/photonstorm/phaser/tree/v3.51.0/src/cameras/2d/events/FOLLOW_UPDATE_EVENT.js" text:style-name="Internet_20_link" text:visited-style-name="Visited_20_Internet_20_Link">src/cameras/2d/events/FOLLOW_UPDATE_EVENT.js</text:a> (<text:a xlink:type="simple" xlink:href="https://github.com/photonstorm/phaser/tree/v3.51.0/src/cameras/2d/events/FOLLOW_UPDATE_EVENT.js#L7" text:style-name="Internet_20_link" text:visited-style-name="Visited_20_Internet_20_Link">Line 7</text:a>) </text:p>
      <text:p text:style-name="Horizontal_20_Line"/>
      <text:h text:style-name="P1" text:outline-level="4"><text:bookmark text:name="event:PAN_COMPLETE__anchor"/><text:bookmark text:name="event:PAN_COMPLETE"/>PAN_COMPLETE</text:h>
      <text:p text:style-name="P3">The Camera Pan Complete Event.</text:p>
      <text:p text:style-name="P3"><text:soft-page-break/>This event is dispatched by a Camera instance when the Pan Effect completes.</text:p>
      <text:h text:style-name="P2" text:outline-level="5">Parameters:</text:h>
      <table:table table:name="Tabela20" table:style-name="Tabela20">
        <table:table-column table:style-name="Tabela20.A"/>
        <table:table-column table:style-name="Tabela20.B"/>
        <table:table-column table:style-name="Tabela20.C"/>
        <table:table-header-rows>
          <table:table-row>
            <table:table-cell table:style-name="Tabela20.A1" office:value-type="string">
              <text:p text:style-name="Table_20_Heading">Name</text:p>
            </table:table-cell>
            <table:table-cell table:style-name="Tabela20.A1" office:value-type="string">
              <text:p text:style-name="Table_20_Heading">Type</text:p>
            </table:table-cell>
            <table:table-cell table:style-name="Tabela20.A1" office:value-type="string">
              <text:p text:style-name="Table_20_Heading">Description</text:p>
            </table:table-cell>
          </table:table-row>
        </table:table-header-rows>
        <table:table-row>
          <table:table-cell table:style-name="Tabela20.A1" office:value-type="string">
            <text:p text:style-name="Table_20_Contents"><text:span text:style-name="Source_20_Text">camera</text:span></text:p>
          </table:table-cell>
          <table:table-cell table:style-name="Tabela20.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0.A1" office:value-type="string">
            <text:p text:style-name="P160">The camera that the effect began on.</text:p>
          </table:table-cell>
        </table:table-row>
        <table:table-row>
          <table:table-cell table:style-name="Tabela20.A1" office:value-type="string">
            <text:p text:style-name="Table_20_Contents"><text:span text:style-name="Source_20_Text">effect</text:span></text:p>
          </table:table-cell>
          <table:table-cell table:style-name="Tabela20.A1" office:value-type="string">
            <text:p text:style-name="Table_20_Contents"><text:a xlink:type="simple" xlink:href="https://photonstorm.github.io/phaser3-docs/Phaser.Cameras.Scene2D.Effects.Pan.html" text:style-name="Internet_20_link" text:visited-style-name="Visited_20_Internet_20_Link">Phaser.Cameras.Scene2D.Effects.Pan</text:a> </text:p>
          </table:table-cell>
          <table:table-cell table:style-name="Tabela20.A1" office:value-type="string">
            <text:p text:style-name="P160">A reference to the effect instance.</text:p>
          </table:table-cell>
        </table:table-row>
      </table:table>
      <text:p text:style-name="P154">Since: 3.3.0 </text:p>
      <text:p text:style-name="P154">Source: <text:a xlink:type="simple" xlink:href="https://github.com/photonstorm/phaser/tree/v3.51.0/src/cameras/2d/events/PAN_COMPLETE_EVENT.js" text:style-name="Internet_20_link" text:visited-style-name="Visited_20_Internet_20_Link">src/cameras/2d/events/PAN_COMPLETE_EVENT.js</text:a> (<text:a xlink:type="simple" xlink:href="https://github.com/photonstorm/phaser/tree/v3.51.0/src/cameras/2d/events/PAN_COMPLETE_EVENT.js#L7" text:style-name="Internet_20_link" text:visited-style-name="Visited_20_Internet_20_Link">Line 7</text:a>) </text:p>
      <text:p text:style-name="Horizontal_20_Line"/>
      <text:h text:style-name="P1" text:outline-level="4"><text:bookmark text:name="event:PAN_START__anchor"/><text:bookmark text:name="event:PAN_START"/>PAN_START</text:h>
      <text:p text:style-name="P3">The Camera Pan Start Event.</text:p>
      <text:p text:style-name="P3">This event is dispatched by a Camera instance when the Pan Effect starts.</text:p>
      <text:h text:style-name="P2" text:outline-level="5">Parameters:</text:h>
      <table:table table:name="Tabela21" table:style-name="Tabela21">
        <table:table-column table:style-name="Tabela21.A"/>
        <table:table-column table:style-name="Tabela21.B"/>
        <table:table-column table:style-name="Tabela21.C"/>
        <table:table-header-rows>
          <table:table-row>
            <table:table-cell table:style-name="Tabela21.A1" office:value-type="string">
              <text:p text:style-name="Table_20_Heading">Name</text:p>
            </table:table-cell>
            <table:table-cell table:style-name="Tabela21.A1" office:value-type="string">
              <text:p text:style-name="Table_20_Heading">Type</text:p>
            </table:table-cell>
            <table:table-cell table:style-name="Tabela21.A1" office:value-type="string">
              <text:p text:style-name="Table_20_Heading">Description</text:p>
            </table:table-cell>
          </table:table-row>
        </table:table-header-rows>
        <table:table-row>
          <table:table-cell table:style-name="Tabela21.A1" office:value-type="string">
            <text:p text:style-name="Table_20_Contents"><text:span text:style-name="Source_20_Text">camera</text:span></text:p>
          </table:table-cell>
          <table:table-cell table:style-name="Tabela21.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1.A1" office:value-type="string">
            <text:p text:style-name="P160">The camera that the effect began on.</text:p>
          </table:table-cell>
        </table:table-row>
        <table:table-row>
          <table:table-cell table:style-name="Tabela21.A1" office:value-type="string">
            <text:p text:style-name="Table_20_Contents"><text:span text:style-name="Source_20_Text">effect</text:span></text:p>
          </table:table-cell>
          <table:table-cell table:style-name="Tabela21.A1" office:value-type="string">
            <text:p text:style-name="Table_20_Contents"><text:a xlink:type="simple" xlink:href="https://photonstorm.github.io/phaser3-docs/Phaser.Cameras.Scene2D.Effects.Pan.html" text:style-name="Internet_20_link" text:visited-style-name="Visited_20_Internet_20_Link">Phaser.Cameras.Scene2D.Effects.Pan</text:a> </text:p>
          </table:table-cell>
          <table:table-cell table:style-name="Tabela21.A1" office:value-type="string">
            <text:p text:style-name="P160">A reference to the effect instance.</text:p>
          </table:table-cell>
        </table:table-row>
        <table:table-row>
          <table:table-cell table:style-name="Tabela21.A1" office:value-type="string">
            <text:p text:style-name="Table_20_Contents"><text:span text:style-name="Source_20_Text">duration</text:span></text:p>
          </table:table-cell>
          <table:table-cell table:style-name="Tabela21.A1" office:value-type="string">
            <text:p text:style-name="Table_20_Contents">number </text:p>
          </table:table-cell>
          <table:table-cell table:style-name="Tabela21.A1" office:value-type="string">
            <text:p text:style-name="P160">The duration of the effect.</text:p>
          </table:table-cell>
        </table:table-row>
        <table:table-row>
          <table:table-cell table:style-name="Tabela21.A1" office:value-type="string">
            <text:p text:style-name="Table_20_Contents"><text:span text:style-name="Source_20_Text">x</text:span></text:p>
          </table:table-cell>
          <table:table-cell table:style-name="Tabela21.A1" office:value-type="string">
            <text:p text:style-name="Table_20_Contents">number </text:p>
          </table:table-cell>
          <table:table-cell table:style-name="Tabela21.A1" office:value-type="string">
            <text:p text:style-name="P160">The destination scroll x coordinate.</text:p>
          </table:table-cell>
        </table:table-row>
        <table:table-row>
          <table:table-cell table:style-name="Tabela21.A1" office:value-type="string">
            <text:p text:style-name="Table_20_Contents"><text:span text:style-name="Source_20_Text">y</text:span></text:p>
          </table:table-cell>
          <table:table-cell table:style-name="Tabela21.A1" office:value-type="string">
            <text:p text:style-name="Table_20_Contents">number </text:p>
          </table:table-cell>
          <table:table-cell table:style-name="Tabela21.A1" office:value-type="string">
            <text:p text:style-name="P160">The destination scroll y coordinate.</text:p>
          </table:table-cell>
        </table:table-row>
      </table:table>
      <text:p text:style-name="P154">Since: 3.3.0 </text:p>
      <text:p text:style-name="P154">Source: <text:a xlink:type="simple" xlink:href="https://github.com/photonstorm/phaser/tree/v3.51.0/src/cameras/2d/events/PAN_START_EVENT.js" text:style-name="Internet_20_link" text:visited-style-name="Visited_20_Internet_20_Link">src/cameras/2d/events/PAN_START_EVENT.js</text:a> (<text:a xlink:type="simple" xlink:href="https://github.com/photonstorm/phaser/tree/v3.51.0/src/cameras/2d/events/PAN_START_EVENT.js#L7" text:style-name="Internet_20_link" text:visited-style-name="Visited_20_Internet_20_Link">Line 7</text:a>) </text:p>
      <text:p text:style-name="Horizontal_20_Line"/>
      <text:h text:style-name="P1" text:outline-level="4"><text:bookmark text:name="event:POST_RENDER__anchor"/><text:bookmark text:name="event:POST_RENDER"/>POST_RENDER</text:h>
      <text:p text:style-name="P3">The Camera Post-Render Event.</text:p>
      <text:p text:style-name="P3">This event is dispatched by a Camera instance after is has finished rendering. It is only dispatched if the Camera is rendering to a texture.</text:p>
      <text:p text:style-name="P3">Listen to it from a Camera instance using: <text:span text:style-name="Source_20_Text">camera.on('postrender', listener)</text:span>.</text:p>
      <text:h text:style-name="P2" text:outline-level="5">Parameters:</text:h>
      <table:table table:name="Tabela22" table:style-name="Tabela22">
        <table:table-column table:style-name="Tabela22.A"/>
        <table:table-column table:style-name="Tabela22.B"/>
        <table:table-column table:style-name="Tabela22.C"/>
        <table:table-header-rows>
          <table:table-row>
            <table:table-cell table:style-name="Tabela22.A1" office:value-type="string">
              <text:p text:style-name="Table_20_Heading">Name</text:p>
            </table:table-cell>
            <table:table-cell table:style-name="Tabela22.A1" office:value-type="string">
              <text:p text:style-name="Table_20_Heading">Type</text:p>
            </table:table-cell>
            <table:table-cell table:style-name="Tabela22.A1" office:value-type="string">
              <text:p text:style-name="Table_20_Heading">Description</text:p>
            </table:table-cell>
          </table:table-row>
        </table:table-header-rows>
        <table:table-row>
          <table:table-cell table:style-name="Tabela22.A1" office:value-type="string">
            <text:p text:style-name="Table_20_Contents"><text:span text:style-name="Source_20_Text">camera</text:span></text:p>
          </table:table-cell>
          <table:table-cell table:style-name="Tabela22.A1" office:value-type="string">
            <text:p text:style-name="Table_20_Contents"><text:a xlink:type="simple" xlink:href="https://photonstorm.github.io/phaser3-docs/Phaser.Cameras.Scene2D.BaseCamera.html" text:style-name="Internet_20_link" text:visited-style-name="Visited_20_Internet_20_Link">Phaser.Cameras.Scene2D.BaseCamera</text:a> </text:p>
          </table:table-cell>
          <table:table-cell table:style-name="Tabela22.A1" office:value-type="string">
            <text:p text:style-name="P160">The camera that has finished rendering to a texture.</text:p>
          </table:table-cell>
        </table:table-row>
      </table:table>
      <text:p text:style-name="P154">Since: 3.0.0 </text:p>
      <text:p text:style-name="P154"><text:soft-page-break/>Source: <text:a xlink:type="simple" xlink:href="https://github.com/photonstorm/phaser/tree/v3.51.0/src/cameras/2d/events/POST_RENDER_EVENT.js" text:style-name="Internet_20_link" text:visited-style-name="Visited_20_Internet_20_Link">src/cameras/2d/events/POST_RENDER_EVENT.js</text:a> (<text:a xlink:type="simple" xlink:href="https://github.com/photonstorm/phaser/tree/v3.51.0/src/cameras/2d/events/POST_RENDER_EVENT.js#L7" text:style-name="Internet_20_link" text:visited-style-name="Visited_20_Internet_20_Link">Line 7</text:a>) </text:p>
      <text:p text:style-name="Horizontal_20_Line"/>
      <text:h text:style-name="P1" text:outline-level="4"><text:bookmark text:name="event:PRE_RENDER__anchor"/><text:bookmark text:name="event:PRE_RENDER"/>PRE_RENDER</text:h>
      <text:p text:style-name="P3">The Camera Pre-Render Event.</text:p>
      <text:p text:style-name="P3">This event is dispatched by a Camera instance when it is about to render. It is only dispatched if the Camera is rendering to a texture.</text:p>
      <text:p text:style-name="P3">Listen to it from a Camera instance using: <text:span text:style-name="Source_20_Text">camera.on('prerender', listener)</text:span>.</text:p>
      <text:h text:style-name="P2" text:outline-level="5">Parameters:</text:h>
      <table:table table:name="Tabela23" table:style-name="Tabela23">
        <table:table-column table:style-name="Tabela23.A"/>
        <table:table-column table:style-name="Tabela23.B"/>
        <table:table-column table:style-name="Tabela23.C"/>
        <table:table-header-rows>
          <table:table-row>
            <table:table-cell table:style-name="Tabela23.A1" office:value-type="string">
              <text:p text:style-name="Table_20_Heading">Name</text:p>
            </table:table-cell>
            <table:table-cell table:style-name="Tabela23.A1" office:value-type="string">
              <text:p text:style-name="Table_20_Heading">Type</text:p>
            </table:table-cell>
            <table:table-cell table:style-name="Tabela23.A1" office:value-type="string">
              <text:p text:style-name="Table_20_Heading">Description</text:p>
            </table:table-cell>
          </table:table-row>
        </table:table-header-rows>
        <table:table-row>
          <table:table-cell table:style-name="Tabela23.A1" office:value-type="string">
            <text:p text:style-name="Table_20_Contents"><text:span text:style-name="Source_20_Text">camera</text:span></text:p>
          </table:table-cell>
          <table:table-cell table:style-name="Tabela23.A1" office:value-type="string">
            <text:p text:style-name="Table_20_Contents"><text:a xlink:type="simple" xlink:href="https://photonstorm.github.io/phaser3-docs/Phaser.Cameras.Scene2D.BaseCamera.html" text:style-name="Internet_20_link" text:visited-style-name="Visited_20_Internet_20_Link">Phaser.Cameras.Scene2D.BaseCamera</text:a> </text:p>
          </table:table-cell>
          <table:table-cell table:style-name="Tabela23.A1" office:value-type="string">
            <text:p text:style-name="P160">The camera that is about to render to a texture.</text:p>
          </table:table-cell>
        </table:table-row>
      </table:table>
      <text:p text:style-name="P154">Since: 3.0.0 </text:p>
      <text:p text:style-name="P154">Source: <text:a xlink:type="simple" xlink:href="https://github.com/photonstorm/phaser/tree/v3.51.0/src/cameras/2d/events/PRE_RENDER_EVENT.js" text:style-name="Internet_20_link" text:visited-style-name="Visited_20_Internet_20_Link">src/cameras/2d/events/PRE_RENDER_EVENT.js</text:a> (<text:a xlink:type="simple" xlink:href="https://github.com/photonstorm/phaser/tree/v3.51.0/src/cameras/2d/events/PRE_RENDER_EVENT.js#L7" text:style-name="Internet_20_link" text:visited-style-name="Visited_20_Internet_20_Link">Line 7</text:a>) </text:p>
      <text:p text:style-name="Horizontal_20_Line"/>
      <text:h text:style-name="P1" text:outline-level="4"><text:bookmark text:name="event:ROTATE_COMPLETE__anchor"/><text:bookmark text:name="event:ROTATE_COMPLETE"/>ROTATE_COMPLETE</text:h>
      <text:p text:style-name="P3">The Camera Rotate Complete Event.</text:p>
      <text:p text:style-name="P3">This event is dispatched by a Camera instance when the Rotate Effect completes.</text:p>
      <text:h text:style-name="P2" text:outline-level="5">Parameters:</text:h>
      <table:table table:name="Tabela24" table:style-name="Tabela24">
        <table:table-column table:style-name="Tabela24.A"/>
        <table:table-column table:style-name="Tabela24.B"/>
        <table:table-column table:style-name="Tabela24.C"/>
        <table:table-header-rows>
          <table:table-row>
            <table:table-cell table:style-name="Tabela24.A1" office:value-type="string">
              <text:p text:style-name="Table_20_Heading">Name</text:p>
            </table:table-cell>
            <table:table-cell table:style-name="Tabela24.A1" office:value-type="string">
              <text:p text:style-name="Table_20_Heading">Type</text:p>
            </table:table-cell>
            <table:table-cell table:style-name="Tabela24.A1" office:value-type="string">
              <text:p text:style-name="Table_20_Heading">Description</text:p>
            </table:table-cell>
          </table:table-row>
        </table:table-header-rows>
        <table:table-row>
          <table:table-cell table:style-name="Tabela24.A1" office:value-type="string">
            <text:p text:style-name="Table_20_Contents"><text:span text:style-name="Source_20_Text">camera</text:span></text:p>
          </table:table-cell>
          <table:table-cell table:style-name="Tabela24.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4.A1" office:value-type="string">
            <text:p text:style-name="P160">The camera that the effect began on.</text:p>
          </table:table-cell>
        </table:table-row>
        <table:table-row>
          <table:table-cell table:style-name="Tabela24.A1" office:value-type="string">
            <text:p text:style-name="Table_20_Contents"><text:span text:style-name="Source_20_Text">effect</text:span></text:p>
          </table:table-cell>
          <table:table-cell table:style-name="Tabela24.A1" office:value-type="string">
            <text:p text:style-name="Table_20_Contents"><text:a xlink:type="simple" xlink:href="https://photonstorm.github.io/phaser3-docs/Phaser.Cameras.Scene2D.Effects.RotateTo.html" text:style-name="Internet_20_link" text:visited-style-name="Visited_20_Internet_20_Link">Phaser.Cameras.Scene2D.Effects.RotateTo</text:a> </text:p>
          </table:table-cell>
          <table:table-cell table:style-name="Tabela24.A1" office:value-type="string">
            <text:p text:style-name="P160">A reference to the effect instance.</text:p>
          </table:table-cell>
        </table:table-row>
      </table:table>
      <text:p text:style-name="P154">Since: 3.23.0 </text:p>
      <text:p text:style-name="P154">Source: <text:a xlink:type="simple" xlink:href="https://github.com/photonstorm/phaser/tree/v3.51.0/src/cameras/2d/events/ROTATE_COMPLETE_EVENT.js" text:style-name="Internet_20_link" text:visited-style-name="Visited_20_Internet_20_Link">src/cameras/2d/events/ROTATE_COMPLETE_EVENT.js</text:a> (<text:a xlink:type="simple" xlink:href="https://github.com/photonstorm/phaser/tree/v3.51.0/src/cameras/2d/events/ROTATE_COMPLETE_EVENT.js#L7" text:style-name="Internet_20_link" text:visited-style-name="Visited_20_Internet_20_Link">Line 7</text:a>) </text:p>
      <text:p text:style-name="Horizontal_20_Line"/>
      <text:h text:style-name="P1" text:outline-level="4"><text:bookmark text:name="event:ROTATE_START__anchor"/><text:bookmark text:name="event:ROTATE_START"/>ROTATE_START</text:h>
      <text:p text:style-name="P3">The Camera Rotate Start Event.</text:p>
      <text:p text:style-name="P3">This event is dispatched by a Camera instance when the Rotate Effect starts.</text:p>
      <text:h text:style-name="P2" text:outline-level="5">Parameters:</text:h>
      <table:table table:name="Tabela25" table:style-name="Tabela25">
        <table:table-column table:style-name="Tabela25.A"/>
        <table:table-column table:style-name="Tabela25.B"/>
        <table:table-column table:style-name="Tabela25.C"/>
        <table:table-header-rows>
          <table:table-row>
            <table:table-cell table:style-name="Tabela25.A1" office:value-type="string">
              <text:p text:style-name="Table_20_Heading">Name</text:p>
            </table:table-cell>
            <table:table-cell table:style-name="Tabela25.A1" office:value-type="string">
              <text:p text:style-name="Table_20_Heading">Type</text:p>
            </table:table-cell>
            <table:table-cell table:style-name="Tabela25.A1" office:value-type="string">
              <text:p text:style-name="Table_20_Heading">Description</text:p>
            </table:table-cell>
          </table:table-row>
        </table:table-header-rows>
        <table:table-row>
          <table:table-cell table:style-name="Tabela25.A1" office:value-type="string">
            <text:p text:style-name="Table_20_Contents"><text:span text:style-name="Source_20_Text">camera</text:span></text:p>
          </table:table-cell>
          <table:table-cell table:style-name="Tabela25.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5.A1" office:value-type="string">
            <text:p text:style-name="P160">The camera that the effect began on.</text:p>
          </table:table-cell>
        </table:table-row>
        <table:table-row>
          <table:table-cell table:style-name="Tabela25.A1" office:value-type="string">
            <text:p text:style-name="Table_20_Contents"><text:span text:style-name="Source_20_Text">effect</text:span></text:p>
          </table:table-cell>
          <table:table-cell table:style-name="Tabela25.A1" office:value-type="string">
            <text:p text:style-name="Table_20_Contents"><text:a xlink:type="simple" xlink:href="https://photonstorm.github.io/phaser3-docs/Phaser.Cameras.Scene2D.Effects.RotateTo.html" text:style-name="Internet_20_link" text:visited-style-name="Visited_20_Internet_20_Link">Phaser.Cameras.Scene2D.Effects.RotateTo</text:a> </text:p>
          </table:table-cell>
          <table:table-cell table:style-name="Tabela25.A1" office:value-type="string">
            <text:p text:style-name="P160">A reference to the effect instance.</text:p>
          </table:table-cell>
        </table:table-row>
        <text:soft-page-break/>
        <table:table-row>
          <table:table-cell table:style-name="Tabela25.A1" office:value-type="string">
            <text:p text:style-name="Table_20_Contents"><text:span text:style-name="Source_20_Text">duration</text:span></text:p>
          </table:table-cell>
          <table:table-cell table:style-name="Tabela25.A1" office:value-type="string">
            <text:p text:style-name="Table_20_Contents">number </text:p>
          </table:table-cell>
          <table:table-cell table:style-name="Tabela25.A1" office:value-type="string">
            <text:p text:style-name="P160">The duration of the effect.</text:p>
          </table:table-cell>
        </table:table-row>
        <table:table-row>
          <table:table-cell table:style-name="Tabela25.A1" office:value-type="string">
            <text:p text:style-name="Table_20_Contents"><text:span text:style-name="Source_20_Text">destination</text:span></text:p>
          </table:table-cell>
          <table:table-cell table:style-name="Tabela25.A1" office:value-type="string">
            <text:p text:style-name="Table_20_Contents">number </text:p>
          </table:table-cell>
          <table:table-cell table:style-name="Tabela25.A1" office:value-type="string">
            <text:p text:style-name="P160">The destination value.</text:p>
          </table:table-cell>
        </table:table-row>
      </table:table>
      <text:p text:style-name="P154">Since: 3.23.0 </text:p>
      <text:p text:style-name="P154">Source: <text:a xlink:type="simple" xlink:href="https://github.com/photonstorm/phaser/tree/v3.51.0/src/cameras/2d/events/ROTATE_START_EVENT.js" text:style-name="Internet_20_link" text:visited-style-name="Visited_20_Internet_20_Link">src/cameras/2d/events/ROTATE_START_EVENT.js</text:a> (<text:a xlink:type="simple" xlink:href="https://github.com/photonstorm/phaser/tree/v3.51.0/src/cameras/2d/events/ROTATE_START_EVENT.js#L7" text:style-name="Internet_20_link" text:visited-style-name="Visited_20_Internet_20_Link">Line 7</text:a>) </text:p>
      <text:p text:style-name="Horizontal_20_Line"/>
      <text:h text:style-name="P1" text:outline-level="4"><text:bookmark text:name="event:SHAKE_COMPLETE__anchor"/><text:bookmark text:name="event:SHAKE_COMPLETE"/>SHAKE_COMPLETE</text:h>
      <text:p text:style-name="P3">The Camera Shake Complete Event.</text:p>
      <text:p text:style-name="P3">This event is dispatched by a Camera instance when the Shake Effect completes.</text:p>
      <text:h text:style-name="P2" text:outline-level="5">Parameters:</text:h>
      <table:table table:name="Tabela26" table:style-name="Tabela26">
        <table:table-column table:style-name="Tabela26.A"/>
        <table:table-column table:style-name="Tabela26.B"/>
        <table:table-column table:style-name="Tabela26.C"/>
        <table:table-header-rows>
          <table:table-row>
            <table:table-cell table:style-name="Tabela26.A1" office:value-type="string">
              <text:p text:style-name="Table_20_Heading">Name</text:p>
            </table:table-cell>
            <table:table-cell table:style-name="Tabela26.A1" office:value-type="string">
              <text:p text:style-name="Table_20_Heading">Type</text:p>
            </table:table-cell>
            <table:table-cell table:style-name="Tabela26.A1" office:value-type="string">
              <text:p text:style-name="Table_20_Heading">Description</text:p>
            </table:table-cell>
          </table:table-row>
        </table:table-header-rows>
        <table:table-row>
          <table:table-cell table:style-name="Tabela26.A1" office:value-type="string">
            <text:p text:style-name="Table_20_Contents"><text:span text:style-name="Source_20_Text">camera</text:span></text:p>
          </table:table-cell>
          <table:table-cell table:style-name="Tabela26.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6.A1" office:value-type="string">
            <text:p text:style-name="P160">The camera that the effect began on.</text:p>
          </table:table-cell>
        </table:table-row>
        <table:table-row>
          <table:table-cell table:style-name="Tabela26.A1" office:value-type="string">
            <text:p text:style-name="Table_20_Contents"><text:span text:style-name="Source_20_Text">effect</text:span></text:p>
          </table:table-cell>
          <table:table-cell table:style-name="Tabela26.A1" office:value-type="string">
            <text:p text:style-name="Table_20_Contents"><text:a xlink:type="simple" xlink:href="https://photonstorm.github.io/phaser3-docs/Phaser.Cameras.Scene2D.Effects.Shake.html" text:style-name="Internet_20_link" text:visited-style-name="Visited_20_Internet_20_Link">Phaser.Cameras.Scene2D.Effects.Shake</text:a> </text:p>
          </table:table-cell>
          <table:table-cell table:style-name="Tabela26.A1" office:value-type="string">
            <text:p text:style-name="P160">A reference to the effect instance.</text:p>
          </table:table-cell>
        </table:table-row>
      </table:table>
      <text:p text:style-name="P154">Since: 3.3.0 </text:p>
      <text:p text:style-name="P154">Source: <text:a xlink:type="simple" xlink:href="https://github.com/photonstorm/phaser/tree/v3.51.0/src/cameras/2d/events/SHAKE_COMPLETE_EVENT.js" text:style-name="Internet_20_link" text:visited-style-name="Visited_20_Internet_20_Link">src/cameras/2d/events/SHAKE_COMPLETE_EVENT.js</text:a> (<text:a xlink:type="simple" xlink:href="https://github.com/photonstorm/phaser/tree/v3.51.0/src/cameras/2d/events/SHAKE_COMPLETE_EVENT.js#L7" text:style-name="Internet_20_link" text:visited-style-name="Visited_20_Internet_20_Link">Line 7</text:a>) </text:p>
      <text:p text:style-name="Horizontal_20_Line"/>
      <text:h text:style-name="P1" text:outline-level="4"><text:bookmark text:name="event:SHAKE_START__anchor"/><text:bookmark text:name="event:SHAKE_START"/>SHAKE_START</text:h>
      <text:p text:style-name="P3">The Camera Shake Start Event.</text:p>
      <text:p text:style-name="P3">This event is dispatched by a Camera instance when the Shake Effect starts.</text:p>
      <text:h text:style-name="P2" text:outline-level="5">Parameters:</text:h>
      <table:table table:name="Tabela27" table:style-name="Tabela27">
        <table:table-column table:style-name="Tabela27.A"/>
        <table:table-column table:style-name="Tabela27.B"/>
        <table:table-column table:style-name="Tabela27.C"/>
        <table:table-header-rows>
          <table:table-row>
            <table:table-cell table:style-name="Tabela27.A1" office:value-type="string">
              <text:p text:style-name="Table_20_Heading">Name</text:p>
            </table:table-cell>
            <table:table-cell table:style-name="Tabela27.A1" office:value-type="string">
              <text:p text:style-name="Table_20_Heading">Type</text:p>
            </table:table-cell>
            <table:table-cell table:style-name="Tabela27.A1" office:value-type="string">
              <text:p text:style-name="Table_20_Heading">Description</text:p>
            </table:table-cell>
          </table:table-row>
        </table:table-header-rows>
        <table:table-row>
          <table:table-cell table:style-name="Tabela27.A1" office:value-type="string">
            <text:p text:style-name="Table_20_Contents"><text:span text:style-name="Source_20_Text">camera</text:span></text:p>
          </table:table-cell>
          <table:table-cell table:style-name="Tabela27.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7.A1" office:value-type="string">
            <text:p text:style-name="P160">The camera that the effect began on.</text:p>
          </table:table-cell>
        </table:table-row>
        <table:table-row>
          <table:table-cell table:style-name="Tabela27.A1" office:value-type="string">
            <text:p text:style-name="Table_20_Contents"><text:span text:style-name="Source_20_Text">effect</text:span></text:p>
          </table:table-cell>
          <table:table-cell table:style-name="Tabela27.A1" office:value-type="string">
            <text:p text:style-name="Table_20_Contents"><text:a xlink:type="simple" xlink:href="https://photonstorm.github.io/phaser3-docs/Phaser.Cameras.Scene2D.Effects.Shake.html" text:style-name="Internet_20_link" text:visited-style-name="Visited_20_Internet_20_Link">Phaser.Cameras.Scene2D.Effects.Shake</text:a> </text:p>
          </table:table-cell>
          <table:table-cell table:style-name="Tabela27.A1" office:value-type="string">
            <text:p text:style-name="P160">A reference to the effect instance.</text:p>
          </table:table-cell>
        </table:table-row>
        <table:table-row>
          <table:table-cell table:style-name="Tabela27.A1" office:value-type="string">
            <text:p text:style-name="Table_20_Contents"><text:span text:style-name="Source_20_Text">duration</text:span></text:p>
          </table:table-cell>
          <table:table-cell table:style-name="Tabela27.A1" office:value-type="string">
            <text:p text:style-name="Table_20_Contents">number </text:p>
          </table:table-cell>
          <table:table-cell table:style-name="Tabela27.A1" office:value-type="string">
            <text:p text:style-name="P160">The duration of the effect.</text:p>
          </table:table-cell>
        </table:table-row>
        <table:table-row>
          <table:table-cell table:style-name="Tabela27.A1" office:value-type="string">
            <text:p text:style-name="Table_20_Contents"><text:span text:style-name="Source_20_Text">intensity</text:span></text:p>
          </table:table-cell>
          <table:table-cell table:style-name="Tabela27.A1" office:value-type="string">
            <text:p text:style-name="Table_20_Contents">number </text:p>
          </table:table-cell>
          <table:table-cell table:style-name="Tabela27.A1" office:value-type="string">
            <text:p text:style-name="P160">The intensity of the effect.</text:p>
          </table:table-cell>
        </table:table-row>
      </table:table>
      <text:p text:style-name="P154">Since: 3.3.0 </text:p>
      <text:p text:style-name="P154">Source: <text:a xlink:type="simple" xlink:href="https://github.com/photonstorm/phaser/tree/v3.51.0/src/cameras/2d/events/SHAKE_START_EVENT.js" text:style-name="Internet_20_link" text:visited-style-name="Visited_20_Internet_20_Link">src/cameras/2d/events/SHAKE_START_EVENT.js</text:a> (<text:a xlink:type="simple" xlink:href="https://github.com/photonstorm/phaser/tree/v3.51.0/src/cameras/2d/events/SHAKE_START_EVENT.js#L7" text:style-name="Internet_20_link" text:visited-style-name="Visited_20_Internet_20_Link">Line 7</text:a>) </text:p>
      <text:p text:style-name="Horizontal_20_Line"/>
      <text:h text:style-name="P1" text:outline-level="4"><text:bookmark text:name="event:ZOOM_COMPLETE__anchor"/><text:bookmark text:name="event:ZOOM_COMPLETE"/>ZOOM_COMPLETE</text:h>
      <text:p text:style-name="P3">The Camera Zoom Complete Event.</text:p>
      <text:p text:style-name="P3">This event is dispatched by a Camera instance when the Zoom Effect completes.</text:p>
      <text:h text:style-name="P2" text:outline-level="5"><text:soft-page-break/>Parameters:</text:h>
      <table:table table:name="Tabela28" table:style-name="Tabela28">
        <table:table-column table:style-name="Tabela28.A"/>
        <table:table-column table:style-name="Tabela28.B"/>
        <table:table-column table:style-name="Tabela28.C"/>
        <table:table-header-rows>
          <table:table-row>
            <table:table-cell table:style-name="Tabela28.A1" office:value-type="string">
              <text:p text:style-name="Table_20_Heading">Name</text:p>
            </table:table-cell>
            <table:table-cell table:style-name="Tabela28.A1" office:value-type="string">
              <text:p text:style-name="Table_20_Heading">Type</text:p>
            </table:table-cell>
            <table:table-cell table:style-name="Tabela28.A1" office:value-type="string">
              <text:p text:style-name="Table_20_Heading">Description</text:p>
            </table:table-cell>
          </table:table-row>
        </table:table-header-rows>
        <table:table-row>
          <table:table-cell table:style-name="Tabela28.A1" office:value-type="string">
            <text:p text:style-name="Table_20_Contents"><text:span text:style-name="Source_20_Text">camera</text:span></text:p>
          </table:table-cell>
          <table:table-cell table:style-name="Tabela28.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8.A1" office:value-type="string">
            <text:p text:style-name="P160">The camera that the effect began on.</text:p>
          </table:table-cell>
        </table:table-row>
        <table:table-row>
          <table:table-cell table:style-name="Tabela28.A1" office:value-type="string">
            <text:p text:style-name="Table_20_Contents"><text:span text:style-name="Source_20_Text">effect</text:span></text:p>
          </table:table-cell>
          <table:table-cell table:style-name="Tabela28.A1" office:value-type="string">
            <text:p text:style-name="Table_20_Contents"><text:a xlink:type="simple" xlink:href="https://photonstorm.github.io/phaser3-docs/Phaser.Cameras.Scene2D.Effects.Zoom.html" text:style-name="Internet_20_link" text:visited-style-name="Visited_20_Internet_20_Link">Phaser.Cameras.Scene2D.Effects.Zoom</text:a> </text:p>
          </table:table-cell>
          <table:table-cell table:style-name="Tabela28.A1" office:value-type="string">
            <text:p text:style-name="P160">A reference to the effect instance.</text:p>
          </table:table-cell>
        </table:table-row>
      </table:table>
      <text:p text:style-name="P154">Since: 3.3.0 </text:p>
      <text:p text:style-name="P154">Source: <text:a xlink:type="simple" xlink:href="https://github.com/photonstorm/phaser/tree/v3.51.0/src/cameras/2d/events/ZOOM_COMPLETE_EVENT.js" text:style-name="Internet_20_link" text:visited-style-name="Visited_20_Internet_20_Link">src/cameras/2d/events/ZOOM_COMPLETE_EVENT.js</text:a> (<text:a xlink:type="simple" xlink:href="https://github.com/photonstorm/phaser/tree/v3.51.0/src/cameras/2d/events/ZOOM_COMPLETE_EVENT.js#L7" text:style-name="Internet_20_link" text:visited-style-name="Visited_20_Internet_20_Link">Line 7</text:a>) </text:p>
      <text:p text:style-name="Horizontal_20_Line"/>
      <text:h text:style-name="P1" text:outline-level="4"><text:bookmark text:name="event:ZOOM_START__anchor"/><text:bookmark text:name="event:ZOOM_START"/>ZOOM_START</text:h>
      <text:p text:style-name="P3">The Camera Zoom Start Event.</text:p>
      <text:p text:style-name="P3">This event is dispatched by a Camera instance when the Zoom Effect starts.</text:p>
      <text:h text:style-name="P2" text:outline-level="5">Parameters:</text:h>
      <table:table table:name="Tabela29" table:style-name="Tabela29">
        <table:table-column table:style-name="Tabela29.A"/>
        <table:table-column table:style-name="Tabela29.B"/>
        <table:table-column table:style-name="Tabela29.C"/>
        <table:table-header-rows>
          <table:table-row>
            <table:table-cell table:style-name="Tabela29.A1" office:value-type="string">
              <text:p text:style-name="Table_20_Heading">Name</text:p>
            </table:table-cell>
            <table:table-cell table:style-name="Tabela29.A1" office:value-type="string">
              <text:p text:style-name="Table_20_Heading">Type</text:p>
            </table:table-cell>
            <table:table-cell table:style-name="Tabela29.A1" office:value-type="string">
              <text:p text:style-name="Table_20_Heading">Description</text:p>
            </table:table-cell>
          </table:table-row>
        </table:table-header-rows>
        <table:table-row>
          <table:table-cell table:style-name="Tabela29.A1" office:value-type="string">
            <text:p text:style-name="Table_20_Contents"><text:span text:style-name="Source_20_Text">camera</text:span></text:p>
          </table:table-cell>
          <table:table-cell table:style-name="Tabela29.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29.A1" office:value-type="string">
            <text:p text:style-name="P160">The camera that the effect began on.</text:p>
          </table:table-cell>
        </table:table-row>
        <table:table-row>
          <table:table-cell table:style-name="Tabela29.A1" office:value-type="string">
            <text:p text:style-name="Table_20_Contents"><text:span text:style-name="Source_20_Text">effect</text:span></text:p>
          </table:table-cell>
          <table:table-cell table:style-name="Tabela29.A1" office:value-type="string">
            <text:p text:style-name="Table_20_Contents"><text:a xlink:type="simple" xlink:href="https://photonstorm.github.io/phaser3-docs/Phaser.Cameras.Scene2D.Effects.Zoom.html" text:style-name="Internet_20_link" text:visited-style-name="Visited_20_Internet_20_Link">Phaser.Cameras.Scene2D.Effects.Zoom</text:a> </text:p>
          </table:table-cell>
          <table:table-cell table:style-name="Tabela29.A1" office:value-type="string">
            <text:p text:style-name="P160">A reference to the effect instance.</text:p>
          </table:table-cell>
        </table:table-row>
        <table:table-row>
          <table:table-cell table:style-name="Tabela29.A1" office:value-type="string">
            <text:p text:style-name="Table_20_Contents"><text:span text:style-name="Source_20_Text">duration</text:span></text:p>
          </table:table-cell>
          <table:table-cell table:style-name="Tabela29.A1" office:value-type="string">
            <text:p text:style-name="Table_20_Contents">number </text:p>
          </table:table-cell>
          <table:table-cell table:style-name="Tabela29.A1" office:value-type="string">
            <text:p text:style-name="P160">The duration of the effect.</text:p>
          </table:table-cell>
        </table:table-row>
        <table:table-row>
          <table:table-cell table:style-name="Tabela29.A1" office:value-type="string">
            <text:p text:style-name="Table_20_Contents"><text:span text:style-name="Source_20_Text">zoom</text:span></text:p>
          </table:table-cell>
          <table:table-cell table:style-name="Tabela29.A1" office:value-type="string">
            <text:p text:style-name="Table_20_Contents">number </text:p>
          </table:table-cell>
          <table:table-cell table:style-name="Tabela29.A1" office:value-type="string">
            <text:p text:style-name="P160">The destination zoom value.</text:p>
          </table:table-cell>
        </table:table-row>
      </table:table>
      <text:p text:style-name="P154">Since: 3.3.0 </text:p>
      <text:p text:style-name="P154">Source: <text:a xlink:type="simple" xlink:href="https://github.com/photonstorm/phaser/tree/v3.51.0/src/cameras/2d/events/ZOOM_START_EVENT.js" text:style-name="Internet_20_link" text:visited-style-name="Visited_20_Internet_20_Link">src/cameras/2d/events/ZOOM_START_EVENT.js</text:a> (<text:a xlink:type="simple" xlink:href="https://github.com/photonstorm/phaser/tree/v3.51.0/src/cameras/2d/events/ZOOM_START_EVENT.js#L7" text:style-name="Internet_20_link" text:visited-style-name="Visited_20_Internet_20_Link">Line 7</text:a>) </text:p>
      <text:p text:style-name="Horizontal_20_Line"/>
      <text:h text:style-name="P1" text:outline-level="4"><text:bookmark text:name="event:BLUR__anchor"/><text:bookmark text:name="event:BLUR"/>BLUR</text:h>
      <text:p text:style-name="P3">The Game Blur Event.</text:p>
      <text:p text:style-name="P3">This event is dispatched by the Game Visibility Handler when the window in which the Game instance is embedded enters a blurred state. The blur event is raised when the window loses focus. This can happen if a user swaps tab, or if they simply remove focus from the browser to another app.</text:p>
      <text:p text:style-name="P154">Since: 3.0.0 </text:p>
      <text:p text:style-name="P154">Source: <text:a xlink:type="simple" xlink:href="https://github.com/photonstorm/phaser/tree/v3.51.0/src/core/events/BLUR_EVENT.js" text:style-name="Internet_20_link" text:visited-style-name="Visited_20_Internet_20_Link">src/core/events/BLUR_EVENT.js</text:a> (<text:a xlink:type="simple" xlink:href="https://github.com/photonstorm/phaser/tree/v3.51.0/src/core/events/BLUR_EVENT.js#L7" text:style-name="Internet_20_link" text:visited-style-name="Visited_20_Internet_20_Link">Line 7</text:a>) </text:p>
      <text:p text:style-name="Horizontal_20_Line"/>
      <text:h text:style-name="P1" text:outline-level="4"><text:bookmark text:name="event:BOOT__anchor"/><text:bookmark text:name="event:BOOT"/>BOOT</text:h>
      <text:p text:style-name="P3">The Game Boot Event.</text:p>
      <text:p text:style-name="P3">This event is dispatched when the Phaser Game instance has finished booting, but before it is ready to start running. The global systems use this event to know when to set themselves up, dispatching their own <text:span text:style-name="Source_20_Text">ready</text:span> events as required.</text:p>
      <text:p text:style-name="P154">Since: 3.0.0 </text:p>
      <text:p text:style-name="P155"><text:soft-page-break/>Source: <text:a xlink:type="simple" xlink:href="https://github.com/photonstorm/phaser/tree/v3.51.0/src/core/events/BOOT_EVENT.js" text:style-name="Internet_20_link" text:visited-style-name="Visited_20_Internet_20_Link">src/core/events/BOOT_EVENT.js</text:a> (<text:a xlink:type="simple" xlink:href="https://github.com/photonstorm/phaser/tree/v3.51.0/src/core/events/BOOT_EVENT.js#L7" text:style-name="Internet_20_link" text:visited-style-name="Visited_20_Internet_20_Link">Line 7</text:a>) </text:p>
      <text:h text:style-name="P2" text:outline-level="5">Listeners of This Event:</text:h>
      <text:list xml:id="list1462340472" text:style-name="L8">
        <text:list-item>
          <text:p text:style-name="P18"><text:a xlink:type="simple" xlink:href="https://photonstorm.github.io/phaser3-docs/Phaser.Scale.ScaleManager.html#preBoot" text:style-name="Internet_20_link" text:visited-style-name="Visited_20_Internet_20_Link">Phaser.Scale.ScaleManager#preBoot</text:a> </text:p>
        </text:list-item>
      </text:list>
      <text:p text:style-name="Horizontal_20_Line"/>
      <text:h text:style-name="P1" text:outline-level="4"><text:bookmark text:name="event:CONTEXT_LOST__anchor"/><text:bookmark text:name="event:CONTEXT_LOST"/>CONTEXT_LOST</text:h>
      <text:p text:style-name="P3">The Game Context Lost Event.</text:p>
      <text:p text:style-name="P3">This event is dispatched by the Game if the WebGL Renderer it is using encounters a WebGL Context Lost event from the browser.</text:p>
      <text:p text:style-name="P3">The partner event is <text:span text:style-name="Source_20_Text">CONTEXT_RESTORED</text:span>.</text:p>
      <text:p text:style-name="P154">Since: 3.19.0 </text:p>
      <text:p text:style-name="P154">Source: <text:a xlink:type="simple" xlink:href="https://github.com/photonstorm/phaser/tree/v3.51.0/src/core/events/CONTEXT_LOST_EVENT.js" text:style-name="Internet_20_link" text:visited-style-name="Visited_20_Internet_20_Link">src/core/events/CONTEXT_LOST_EVENT.js</text:a> (<text:a xlink:type="simple" xlink:href="https://github.com/photonstorm/phaser/tree/v3.51.0/src/core/events/CONTEXT_LOST_EVENT.js#L7" text:style-name="Internet_20_link" text:visited-style-name="Visited_20_Internet_20_Link">Line 7</text:a>) </text:p>
      <text:p text:style-name="Horizontal_20_Line"/>
      <text:h text:style-name="P1" text:outline-level="4"><text:bookmark text:name="event:CONTEXT_RESTORED__anchor"/><text:bookmark text:name="event:CONTEXT_RESTORED"/>CONTEXT_RESTORED</text:h>
      <text:p text:style-name="P3">The Game Context Restored Event.</text:p>
      <text:p text:style-name="P3">This event is dispatched by the Game if the WebGL Renderer it is using encounters a WebGL Context Restored event from the browser.</text:p>
      <text:p text:style-name="P3">The partner event is <text:span text:style-name="Source_20_Text">CONTEXT_LOST</text:span>.</text:p>
      <text:p text:style-name="P154">Since: 3.19.0 </text:p>
      <text:p text:style-name="P154">Source: <text:a xlink:type="simple" xlink:href="https://github.com/photonstorm/phaser/tree/v3.51.0/src/core/events/CONTEXT_RESTORED_EVENT.js" text:style-name="Internet_20_link" text:visited-style-name="Visited_20_Internet_20_Link">src/core/events/CONTEXT_RESTORED_EVENT.js</text:a> (<text:a xlink:type="simple" xlink:href="https://github.com/photonstorm/phaser/tree/v3.51.0/src/core/events/CONTEXT_RESTORED_EVENT.js#L7" text:style-name="Internet_20_link" text:visited-style-name="Visited_20_Internet_20_Link">Line 7</text:a>) </text:p>
      <text:p text:style-name="Horizontal_20_Line"/>
      <text:h text:style-name="P1" text:outline-level="4"><text:bookmark text:name="event:DESTROY__anchor1"/><text:bookmark text:name="event:DESTROY1"/>DESTROY</text:h>
      <text:p text:style-name="P3">The Game Destroy Event.</text:p>
      <text:p text:style-name="P3">This event is dispatched when the game instance has been told to destroy itself. Lots of internal systems listen to this event in order to clear themselves out. Custom plugins and game code should also do the same.</text:p>
      <text:p text:style-name="P154">Since: 3.0.0 </text:p>
      <text:p text:style-name="P155">Source: <text:a xlink:type="simple" xlink:href="https://github.com/photonstorm/phaser/tree/v3.51.0/src/core/events/DESTROY_EVENT.js" text:style-name="Internet_20_link" text:visited-style-name="Visited_20_Internet_20_Link">src/core/events/DESTROY_EVENT.js</text:a> (<text:a xlink:type="simple" xlink:href="https://github.com/photonstorm/phaser/tree/v3.51.0/src/core/events/DESTROY_EVENT.js#L7" text:style-name="Internet_20_link" text:visited-style-name="Visited_20_Internet_20_Link">Line 7</text:a>) </text:p>
      <text:h text:style-name="P2" text:outline-level="5">Listeners of This Event:</text:h>
      <text:list xml:id="list306917288" text:style-name="L9">
        <text:list-item>
          <text:p text:style-name="P19"><text:a xlink:type="simple" xlink:href="https://photonstorm.github.io/phaser3-docs/Phaser.Animations.AnimationManager.html#boot" text:style-name="Internet_20_link" text:visited-style-name="Visited_20_Internet_20_Link">Phaser.Animations.AnimationManager#boot</text:a> </text:p>
        </text:list-item>
      </text:list>
      <text:p text:style-name="Horizontal_20_Line"/>
      <text:h text:style-name="P1" text:outline-level="4"><text:bookmark text:name="event:FOCUS__anchor"/><text:bookmark text:name="event:FOCUS"/>FOCUS</text:h>
      <text:p text:style-name="P3">The Game Focus Event.</text:p>
      <text:p text:style-name="P3"><text:soft-page-break/>This event is dispatched by the Game Visibility Handler when the window in which the Game instance is embedded enters a focused state. The focus event is raised when the window re-gains focus, having previously lost it.</text:p>
      <text:p text:style-name="P154">Since: 3.0.0 </text:p>
      <text:p text:style-name="P154">Source: <text:a xlink:type="simple" xlink:href="https://github.com/photonstorm/phaser/tree/v3.51.0/src/core/events/FOCUS_EVENT.js" text:style-name="Internet_20_link" text:visited-style-name="Visited_20_Internet_20_Link">src/core/events/FOCUS_EVENT.js</text:a> (<text:a xlink:type="simple" xlink:href="https://github.com/photonstorm/phaser/tree/v3.51.0/src/core/events/FOCUS_EVENT.js#L7" text:style-name="Internet_20_link" text:visited-style-name="Visited_20_Internet_20_Link">Line 7</text:a>) </text:p>
      <text:p text:style-name="Horizontal_20_Line"/>
      <text:h text:style-name="P1" text:outline-level="4"><text:bookmark text:name="event:HIDDEN__anchor"/><text:bookmark text:name="event:HIDDEN"/>HIDDEN</text:h>
      <text:p text:style-name="P3">The Game Hidden Event.</text:p>
      <text:p text:style-name="P3">This event is dispatched by the Game Visibility Handler when the document in which the Game instance is embedded enters a hidden state. Only browsers that support the Visibility API will cause this event to be emitted.</text:p>
      <text:p text:style-name="P3">In most modern browsers, when the document enters a hidden state, the Request Animation Frame and setTimeout, which control the main game loop, will automatically pause. There is no way to stop this from happening. It is something your game should account for in its own code, should the pause be an issue (i.e. for multiplayer games)</text:p>
      <text:p text:style-name="P154">Since: 3.0.0 </text:p>
      <text:p text:style-name="P154">Source: <text:a xlink:type="simple" xlink:href="https://github.com/photonstorm/phaser/tree/v3.51.0/src/core/events/HIDDEN_EVENT.js" text:style-name="Internet_20_link" text:visited-style-name="Visited_20_Internet_20_Link">src/core/events/HIDDEN_EVENT.js</text:a> (<text:a xlink:type="simple" xlink:href="https://github.com/photonstorm/phaser/tree/v3.51.0/src/core/events/HIDDEN_EVENT.js#L7" text:style-name="Internet_20_link" text:visited-style-name="Visited_20_Internet_20_Link">Line 7</text:a>) </text:p>
      <text:p text:style-name="Horizontal_20_Line"/>
      <text:h text:style-name="P1" text:outline-level="4"><text:bookmark text:name="event:PAUSE__anchor"/><text:bookmark text:name="event:PAUSE"/>PAUSE</text:h>
      <text:p text:style-name="P3">The Game Pause Event.</text:p>
      <text:p text:style-name="P3">This event is dispatched when the Game loop enters a paused state, usually as a result of the Visibility Handler.</text:p>
      <text:p text:style-name="P154">Since: 3.0.0 </text:p>
      <text:p text:style-name="P154">Source: <text:a xlink:type="simple" xlink:href="https://github.com/photonstorm/phaser/tree/v3.51.0/src/core/events/PAUSE_EVENT.js" text:style-name="Internet_20_link" text:visited-style-name="Visited_20_Internet_20_Link">src/core/events/PAUSE_EVENT.js</text:a> (<text:a xlink:type="simple" xlink:href="https://github.com/photonstorm/phaser/tree/v3.51.0/src/core/events/PAUSE_EVENT.js#L7" text:style-name="Internet_20_link" text:visited-style-name="Visited_20_Internet_20_Link">Line 7</text:a>) </text:p>
      <text:p text:style-name="Horizontal_20_Line"/>
      <text:h text:style-name="P1" text:outline-level="4"><text:bookmark text:name="event:POST_RENDER__anchor1"/><text:bookmark text:name="event:POST_RENDER1"/>POST_RENDER</text:h>
      <text:p text:style-name="P3">The Game Post-Render Event.</text:p>
      <text:p text:style-name="P3">This event is dispatched right at the end of the render process.</text:p>
      <text:p text:style-name="P3">Every Scene will have rendered and been drawn to the canvas by the time this event is fired. Use it for any last minute post-processing before the next game step begins.</text:p>
      <text:h text:style-name="P2" text:outline-level="5">Parameters:</text:h>
      <table:table table:name="Tabela30" table:style-name="Tabela30">
        <table:table-column table:style-name="Tabela30.A"/>
        <table:table-column table:style-name="Tabela30.B"/>
        <table:table-column table:style-name="Tabela30.C"/>
        <table:table-header-rows>
          <table:table-row>
            <table:table-cell table:style-name="Tabela30.A1" office:value-type="string">
              <text:p text:style-name="Table_20_Heading">Name</text:p>
            </table:table-cell>
            <table:table-cell table:style-name="Tabela30.A1" office:value-type="string">
              <text:p text:style-name="Table_20_Heading">Type</text:p>
            </table:table-cell>
            <table:table-cell table:style-name="Tabela30.A1" office:value-type="string">
              <text:p text:style-name="Table_20_Heading">Description</text:p>
            </table:table-cell>
          </table:table-row>
        </table:table-header-rows>
        <table:table-row>
          <table:table-cell table:style-name="Tabela30.A1" office:value-type="string">
            <text:p text:style-name="Table_20_Contents"><text:span text:style-name="Source_20_Text">renderer</text:span></text:p>
          </table:table-cell>
          <table:table-cell table:style-name="Tabela30.A1" office:value-type="string">
            <text:p text:style-name="Table_20_Contents"><text:a xlink:type="simple" xlink:href="https://photonstorm.github.io/phaser3-docs/Phaser.Renderer.Canvas.CanvasRenderer.html" text:style-name="Internet_20_link" text:visited-style-name="Visited_20_Internet_20_Link">Phaser.Renderer.Canvas.CanvasRenderer</text:a> | <text:a xlink:type="simple" xlink:href="https://photonstorm.github.io/phaser3-docs/Phaser.Renderer.WebGL.WebGLRenderer.html" text:style-name="Internet_20_link" text:visited-style-name="Visited_20_Internet_20_Link">Phaser.Renderer.WebGL.WebGLRenderer</text:a> </text:p>
          </table:table-cell>
          <table:table-cell table:style-name="Tabela30.A1" office:value-type="string">
            <text:p text:style-name="P160">A reference to the current renderer being used by the Game instance.</text:p>
          </table:table-cell>
        </table:table-row>
      </table:table>
      <text:p text:style-name="P154">Since: 3.0.0 </text:p>
      <text:p text:style-name="P154">Source: <text:a xlink:type="simple" xlink:href="https://github.com/photonstorm/phaser/tree/v3.51.0/src/core/events/POST_RENDER_EVENT.js" text:style-name="Internet_20_link" text:visited-style-name="Visited_20_Internet_20_Link">src/core/events/POST_RENDER_EVENT.js</text:a> (<text:a xlink:type="simple" xlink:href="https://github.com/photonstorm/phaser/tree/v3.51.0/src/core/events/POST_RENDER_EVENT.js#L7" text:style-name="Internet_20_link" text:visited-style-name="Visited_20_Internet_20_Link">Line 7</text:a>) </text:p>
      <text:p text:style-name="Horizontal_20_Line"><text:soft-page-break/></text:p>
      <text:h text:style-name="P1" text:outline-level="4"><text:bookmark text:name="event:POST_STEP__anchor"/><text:bookmark text:name="event:POST_STEP"/>POST_STEP</text:h>
      <text:p text:style-name="P3">The Game Post-Step Event.</text:p>
      <text:p text:style-name="P3">This event is dispatched after the Scene Manager has updated. Hook into it from plugins or systems that need to do things before the render starts.</text:p>
      <text:h text:style-name="P2" text:outline-level="5">Parameters:</text:h>
      <table:table table:name="Tabela31" table:style-name="Tabela31">
        <table:table-column table:style-name="Tabela31.A"/>
        <table:table-column table:style-name="Tabela31.B"/>
        <table:table-column table:style-name="Tabela31.C"/>
        <table:table-header-rows>
          <table:table-row>
            <table:table-cell table:style-name="Tabela31.A1" office:value-type="string">
              <text:p text:style-name="Table_20_Heading">Name</text:p>
            </table:table-cell>
            <table:table-cell table:style-name="Tabela31.A1" office:value-type="string">
              <text:p text:style-name="Table_20_Heading">Type</text:p>
            </table:table-cell>
            <table:table-cell table:style-name="Tabela31.A1" office:value-type="string">
              <text:p text:style-name="Table_20_Heading">Description</text:p>
            </table:table-cell>
          </table:table-row>
        </table:table-header-rows>
        <table:table-row>
          <table:table-cell table:style-name="Tabela31.A1" office:value-type="string">
            <text:p text:style-name="Table_20_Contents"><text:span text:style-name="Source_20_Text">time</text:span></text:p>
          </table:table-cell>
          <table:table-cell table:style-name="Tabela31.A1" office:value-type="string">
            <text:p text:style-name="Table_20_Contents">number </text:p>
          </table:table-cell>
          <table:table-cell table:style-name="Tabela31.A1" office:value-type="string">
            <text:p text:style-name="P160">The current time. Either a High Resolution Timer value if it comes from Request Animation Frame, or Date.now if using SetTimeout.</text:p>
          </table:table-cell>
        </table:table-row>
        <table:table-row>
          <table:table-cell table:style-name="Tabela31.A1" office:value-type="string">
            <text:p text:style-name="Table_20_Contents"><text:span text:style-name="Source_20_Text">delta</text:span></text:p>
          </table:table-cell>
          <table:table-cell table:style-name="Tabela31.A1" office:value-type="string">
            <text:p text:style-name="Table_20_Contents">number </text:p>
          </table:table-cell>
          <table:table-cell table:style-name="Tabela31.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core/events/POST_STEP_EVENT.js" text:style-name="Internet_20_link" text:visited-style-name="Visited_20_Internet_20_Link">src/core/events/POST_STEP_EVENT.js</text:a> (<text:a xlink:type="simple" xlink:href="https://github.com/photonstorm/phaser/tree/v3.51.0/src/core/events/POST_STEP_EVENT.js#L7" text:style-name="Internet_20_link" text:visited-style-name="Visited_20_Internet_20_Link">Line 7</text:a>) </text:p>
      <text:p text:style-name="Horizontal_20_Line"/>
      <text:h text:style-name="P1" text:outline-level="4"><text:bookmark text:name="event:PRE_RENDER__anchor1"/><text:bookmark text:name="event:PRE_RENDER1"/>PRE_RENDER</text:h>
      <text:p text:style-name="P3">The Game Pre-Render Event.</text:p>
      <text:p text:style-name="P3">This event is dispatched immediately before any of the Scenes have started to render.</text:p>
      <text:p text:style-name="P3">The renderer will already have been initialized this frame, clearing itself and preparing to receive the Scenes for rendering, but it won't have actually drawn anything yet.</text:p>
      <text:h text:style-name="P2" text:outline-level="5">Parameters:</text:h>
      <table:table table:name="Tabela32" table:style-name="Tabela32">
        <table:table-column table:style-name="Tabela32.A"/>
        <table:table-column table:style-name="Tabela32.B"/>
        <table:table-column table:style-name="Tabela32.C"/>
        <table:table-header-rows>
          <table:table-row>
            <table:table-cell table:style-name="Tabela32.A1" office:value-type="string">
              <text:p text:style-name="Table_20_Heading">Name</text:p>
            </table:table-cell>
            <table:table-cell table:style-name="Tabela32.A1" office:value-type="string">
              <text:p text:style-name="Table_20_Heading">Type</text:p>
            </table:table-cell>
            <table:table-cell table:style-name="Tabela32.A1" office:value-type="string">
              <text:p text:style-name="Table_20_Heading">Description</text:p>
            </table:table-cell>
          </table:table-row>
        </table:table-header-rows>
        <table:table-row>
          <table:table-cell table:style-name="Tabela32.A1" office:value-type="string">
            <text:p text:style-name="Table_20_Contents"><text:span text:style-name="Source_20_Text">renderer</text:span></text:p>
          </table:table-cell>
          <table:table-cell table:style-name="Tabela32.A1" office:value-type="string">
            <text:p text:style-name="Table_20_Contents"><text:a xlink:type="simple" xlink:href="https://photonstorm.github.io/phaser3-docs/Phaser.Renderer.Canvas.CanvasRenderer.html" text:style-name="Internet_20_link" text:visited-style-name="Visited_20_Internet_20_Link">Phaser.Renderer.Canvas.CanvasRenderer</text:a> | <text:a xlink:type="simple" xlink:href="https://photonstorm.github.io/phaser3-docs/Phaser.Renderer.WebGL.WebGLRenderer.html" text:style-name="Internet_20_link" text:visited-style-name="Visited_20_Internet_20_Link">Phaser.Renderer.WebGL.WebGLRenderer</text:a> </text:p>
          </table:table-cell>
          <table:table-cell table:style-name="Tabela32.A1" office:value-type="string">
            <text:p text:style-name="P160">A reference to the current renderer being used by the Game instance.</text:p>
          </table:table-cell>
        </table:table-row>
      </table:table>
      <text:p text:style-name="P154">Since: 3.0.0 </text:p>
      <text:p text:style-name="P154">Source: <text:a xlink:type="simple" xlink:href="https://github.com/photonstorm/phaser/tree/v3.51.0/src/core/events/PRE_RENDER_EVENT.js" text:style-name="Internet_20_link" text:visited-style-name="Visited_20_Internet_20_Link">src/core/events/PRE_RENDER_EVENT.js</text:a> (<text:a xlink:type="simple" xlink:href="https://github.com/photonstorm/phaser/tree/v3.51.0/src/core/events/PRE_RENDER_EVENT.js#L7" text:style-name="Internet_20_link" text:visited-style-name="Visited_20_Internet_20_Link">Line 7</text:a>) </text:p>
      <text:p text:style-name="Horizontal_20_Line"/>
      <text:h text:style-name="P1" text:outline-level="4"><text:bookmark text:name="event:PRE_STEP__anchor"/><text:bookmark text:name="event:PRE_STEP"/>PRE_STEP</text:h>
      <text:p text:style-name="P3">The Game Pre-Step Event.</text:p>
      <text:p text:style-name="P3">This event is dispatched before the main Game Step starts. By this point in the game cycle none of the Scene updates have yet happened. Hook into it from plugins or systems that need to update before the Scene Manager does.</text:p>
      <text:h text:style-name="P2" text:outline-level="5">Parameters:</text:h>
      <table:table table:name="Tabela33" table:style-name="Tabela33">
        <table:table-column table:style-name="Tabela33.A"/>
        <table:table-column table:style-name="Tabela33.B"/>
        <table:table-column table:style-name="Tabela33.C"/>
        <table:table-header-rows>
          <table:table-row>
            <table:table-cell table:style-name="Tabela33.A1" office:value-type="string">
              <text:p text:style-name="Table_20_Heading">Name</text:p>
            </table:table-cell>
            <table:table-cell table:style-name="Tabela33.A1" office:value-type="string">
              <text:p text:style-name="Table_20_Heading">Type</text:p>
            </table:table-cell>
            <table:table-cell table:style-name="Tabela33.A1" office:value-type="string">
              <text:p text:style-name="Table_20_Heading">Description</text:p>
            </table:table-cell>
          </table:table-row>
        </table:table-header-rows>
        <table:table-row>
          <table:table-cell table:style-name="Tabela33.A1" office:value-type="string">
            <text:p text:style-name="Table_20_Contents"><text:span text:style-name="Source_20_Text">time</text:span></text:p>
          </table:table-cell>
          <table:table-cell table:style-name="Tabela33.A1" office:value-type="string">
            <text:p text:style-name="Table_20_Contents">number </text:p>
          </table:table-cell>
          <table:table-cell table:style-name="Tabela33.A1" office:value-type="string">
            <text:p text:style-name="P160">The current time. Either a High Resolution Timer value if it comes from <text:soft-page-break/>Request Animation Frame, or Date.now if using SetTimeout.</text:p>
          </table:table-cell>
        </table:table-row>
        <table:table-row>
          <table:table-cell table:style-name="Tabela33.A1" office:value-type="string">
            <text:p text:style-name="Table_20_Contents"><text:span text:style-name="Source_20_Text">delta</text:span></text:p>
          </table:table-cell>
          <table:table-cell table:style-name="Tabela33.A1" office:value-type="string">
            <text:p text:style-name="Table_20_Contents">number </text:p>
          </table:table-cell>
          <table:table-cell table:style-name="Tabela33.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core/events/PRE_STEP_EVENT.js" text:style-name="Internet_20_link" text:visited-style-name="Visited_20_Internet_20_Link">src/core/events/PRE_STEP_EVENT.js</text:a> (<text:a xlink:type="simple" xlink:href="https://github.com/photonstorm/phaser/tree/v3.51.0/src/core/events/PRE_STEP_EVENT.js#L7" text:style-name="Internet_20_link" text:visited-style-name="Visited_20_Internet_20_Link">Line 7</text:a>) </text:p>
      <text:p text:style-name="Horizontal_20_Line"/>
      <text:h text:style-name="P1" text:outline-level="4"><text:bookmark text:name="event:READY__anchor"/><text:bookmark text:name="event:READY"/>READY</text:h>
      <text:p text:style-name="P3">The Game Ready Event.</text:p>
      <text:p text:style-name="P3">This event is dispatched when the Phaser Game instance has finished booting, the Texture Manager is fully ready, and all local systems are now able to start.</text:p>
      <text:p text:style-name="P154">Since: 3.0.0 </text:p>
      <text:p text:style-name="P154">Source: <text:a xlink:type="simple" xlink:href="https://github.com/photonstorm/phaser/tree/v3.51.0/src/core/events/READY_EVENT.js" text:style-name="Internet_20_link" text:visited-style-name="Visited_20_Internet_20_Link">src/core/events/READY_EVENT.js</text:a> (<text:a xlink:type="simple" xlink:href="https://github.com/photonstorm/phaser/tree/v3.51.0/src/core/events/READY_EVENT.js#L7" text:style-name="Internet_20_link" text:visited-style-name="Visited_20_Internet_20_Link">Line 7</text:a>) </text:p>
      <text:p text:style-name="Horizontal_20_Line"/>
      <text:h text:style-name="P1" text:outline-level="4"><text:bookmark text:name="event:RESUME__anchor"/><text:bookmark text:name="event:RESUME"/>RESUME</text:h>
      <text:p text:style-name="P3">The Game Resume Event.</text:p>
      <text:p text:style-name="P3">This event is dispatched when the game loop leaves a paused state and resumes running.</text:p>
      <text:p text:style-name="P154">Since: 3.0.0 </text:p>
      <text:p text:style-name="P154">Source: <text:a xlink:type="simple" xlink:href="https://github.com/photonstorm/phaser/tree/v3.51.0/src/core/events/RESUME_EVENT.js" text:style-name="Internet_20_link" text:visited-style-name="Visited_20_Internet_20_Link">src/core/events/RESUME_EVENT.js</text:a> (<text:a xlink:type="simple" xlink:href="https://github.com/photonstorm/phaser/tree/v3.51.0/src/core/events/RESUME_EVENT.js#L7" text:style-name="Internet_20_link" text:visited-style-name="Visited_20_Internet_20_Link">Line 7</text:a>) </text:p>
      <text:p text:style-name="Horizontal_20_Line"/>
      <text:h text:style-name="P1" text:outline-level="4"><text:bookmark text:name="event:STEP__anchor"/><text:bookmark text:name="event:STEP"/>STEP</text:h>
      <text:p text:style-name="P3">The Game Step Event.</text:p>
      <text:p text:style-name="P3">This event is dispatched after the Game Pre-Step and before the Scene Manager steps. Hook into it from plugins or systems that need to update before the Scene Manager does, but after the core Systems have.</text:p>
      <text:h text:style-name="P2" text:outline-level="5">Parameters:</text:h>
      <table:table table:name="Tabela34" table:style-name="Tabela34">
        <table:table-column table:style-name="Tabela34.A"/>
        <table:table-column table:style-name="Tabela34.B"/>
        <table:table-column table:style-name="Tabela34.C"/>
        <table:table-header-rows>
          <table:table-row>
            <table:table-cell table:style-name="Tabela34.A1" office:value-type="string">
              <text:p text:style-name="Table_20_Heading">Name</text:p>
            </table:table-cell>
            <table:table-cell table:style-name="Tabela34.A1" office:value-type="string">
              <text:p text:style-name="Table_20_Heading">Type</text:p>
            </table:table-cell>
            <table:table-cell table:style-name="Tabela34.A1" office:value-type="string">
              <text:p text:style-name="Table_20_Heading">Description</text:p>
            </table:table-cell>
          </table:table-row>
        </table:table-header-rows>
        <table:table-row>
          <table:table-cell table:style-name="Tabela34.A1" office:value-type="string">
            <text:p text:style-name="Table_20_Contents"><text:span text:style-name="Source_20_Text">time</text:span></text:p>
          </table:table-cell>
          <table:table-cell table:style-name="Tabela34.A1" office:value-type="string">
            <text:p text:style-name="Table_20_Contents">number </text:p>
          </table:table-cell>
          <table:table-cell table:style-name="Tabela34.A1" office:value-type="string">
            <text:p text:style-name="P160">The current time. Either a High Resolution Timer value if it comes from Request Animation Frame, or Date.now if using SetTimeout.</text:p>
          </table:table-cell>
        </table:table-row>
        <table:table-row>
          <table:table-cell table:style-name="Tabela34.A1" office:value-type="string">
            <text:p text:style-name="Table_20_Contents"><text:span text:style-name="Source_20_Text">delta</text:span></text:p>
          </table:table-cell>
          <table:table-cell table:style-name="Tabela34.A1" office:value-type="string">
            <text:p text:style-name="Table_20_Contents">number </text:p>
          </table:table-cell>
          <table:table-cell table:style-name="Tabela34.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core/events/STEP_EVENT.js" text:style-name="Internet_20_link" text:visited-style-name="Visited_20_Internet_20_Link">src/core/events/STEP_EVENT.js</text:a> (<text:a xlink:type="simple" xlink:href="https://github.com/photonstorm/phaser/tree/v3.51.0/src/core/events/STEP_EVENT.js#L7" text:style-name="Internet_20_link" text:visited-style-name="Visited_20_Internet_20_Link">Line 7</text:a>) </text:p>
      <text:p text:style-name="Horizontal_20_Line"/>
      <text:h text:style-name="P1" text:outline-level="4"><text:bookmark text:name="event:VISIBLE__anchor"/><text:bookmark text:name="event:VISIBLE"/><text:soft-page-break/>VISIBLE</text:h>
      <text:p text:style-name="P3">The Game Visible Event.</text:p>
      <text:p text:style-name="P3">This event is dispatched by the Game Visibility Handler when the document in which the Game instance is embedded enters a visible state, previously having been hidden.</text:p>
      <text:p text:style-name="P3">Only browsers that support the Visibility API will cause this event to be emitted.</text:p>
      <text:p text:style-name="P154">Since: 3.0.0 </text:p>
      <text:p text:style-name="P154">Source: <text:a xlink:type="simple" xlink:href="https://github.com/photonstorm/phaser/tree/v3.51.0/src/core/events/VISIBLE_EVENT.js" text:style-name="Internet_20_link" text:visited-style-name="Visited_20_Internet_20_Link">src/core/events/VISIBLE_EVENT.js</text:a> (<text:a xlink:type="simple" xlink:href="https://github.com/photonstorm/phaser/tree/v3.51.0/src/core/events/VISIBLE_EVENT.js#L7" text:style-name="Internet_20_link" text:visited-style-name="Visited_20_Internet_20_Link">Line 7</text:a>) </text:p>
      <text:p text:style-name="Horizontal_20_Line"/>
      <text:h text:style-name="P1" text:outline-level="4"><text:bookmark text:name="event:CHANGE_DATA__anchor"/><text:bookmark text:name="event:CHANGE_DATA"/>CHANGE_DATA</text:h>
      <text:p text:style-name="P3">The Change Data Event.</text:p>
      <text:p text:style-name="P3">This event is dispatched by a Data Manager when an item in the data store is changed.</text:p>
      <text:p text:style-name="P3">Game Objects with data enabled have an instance of a Data Manager under the <text:span text:style-name="Source_20_Text">data</text:span> property. So, to listen for a change data event from a Game Object you would use: <text:span text:style-name="Source_20_Text">sprite.data.on('changedata', listener)</text:span>.</text:p>
      <text:p text:style-name="P3">This event is dispatched for all items that change in the Data Manager. To listen for the change of a specific item, use the <text:span text:style-name="Source_20_Text">CHANGE_DATA_KEY_EVENT</text:span> event.</text:p>
      <text:h text:style-name="P2" text:outline-level="5">Parameters:</text:h>
      <table:table table:name="Tabela35" table:style-name="Tabela35">
        <table:table-column table:style-name="Tabela35.A"/>
        <table:table-column table:style-name="Tabela35.B"/>
        <table:table-column table:style-name="Tabela35.C"/>
        <table:table-header-rows>
          <table:table-row>
            <table:table-cell table:style-name="Tabela35.A1" office:value-type="string">
              <text:p text:style-name="Table_20_Heading">Name</text:p>
            </table:table-cell>
            <table:table-cell table:style-name="Tabela35.A1" office:value-type="string">
              <text:p text:style-name="Table_20_Heading">Type</text:p>
            </table:table-cell>
            <table:table-cell table:style-name="Tabela35.A1" office:value-type="string">
              <text:p text:style-name="Table_20_Heading">Description</text:p>
            </table:table-cell>
          </table:table-row>
        </table:table-header-rows>
        <table:table-row>
          <table:table-cell table:style-name="Tabela35.A1" office:value-type="string">
            <text:p text:style-name="Table_20_Contents"><text:span text:style-name="Source_20_Text">parent</text:span></text:p>
          </table:table-cell>
          <table:table-cell table:style-name="Tabela35.A1" office:value-type="string">
            <text:p text:style-name="Table_20_Contents">any </text:p>
          </table:table-cell>
          <table:table-cell table:style-name="Tabela35.A1" office:value-type="string">
            <text:p text:style-name="P160">A reference to the object that the Data Manager responsible for this event belongs to.</text:p>
          </table:table-cell>
        </table:table-row>
        <table:table-row>
          <table:table-cell table:style-name="Tabela35.A1" office:value-type="string">
            <text:p text:style-name="Table_20_Contents"><text:span text:style-name="Source_20_Text">key</text:span></text:p>
          </table:table-cell>
          <table:table-cell table:style-name="Tabela35.A1" office:value-type="string">
            <text:p text:style-name="Table_20_Contents">string </text:p>
          </table:table-cell>
          <table:table-cell table:style-name="Tabela35.A1" office:value-type="string">
            <text:p text:style-name="P160">The unique key of the data item within the Data Manager.</text:p>
          </table:table-cell>
        </table:table-row>
        <table:table-row>
          <table:table-cell table:style-name="Tabela35.A1" office:value-type="string">
            <text:p text:style-name="Table_20_Contents"><text:span text:style-name="Source_20_Text">value</text:span></text:p>
          </table:table-cell>
          <table:table-cell table:style-name="Tabela35.A1" office:value-type="string">
            <text:p text:style-name="Table_20_Contents">any </text:p>
          </table:table-cell>
          <table:table-cell table:style-name="Tabela35.A1" office:value-type="string">
            <text:p text:style-name="P160">The new value of the item in the Data Manager.</text:p>
          </table:table-cell>
        </table:table-row>
        <table:table-row>
          <table:table-cell table:style-name="Tabela35.A1" office:value-type="string">
            <text:p text:style-name="Table_20_Contents"><text:span text:style-name="Source_20_Text">previousValue</text:span></text:p>
          </table:table-cell>
          <table:table-cell table:style-name="Tabela35.A1" office:value-type="string">
            <text:p text:style-name="Table_20_Contents">any </text:p>
          </table:table-cell>
          <table:table-cell table:style-name="Tabela35.A1" office:value-type="string">
            <text:p text:style-name="P160">The previous value of the item in the Data Manager.</text:p>
          </table:table-cell>
        </table:table-row>
      </table:table>
      <text:p text:style-name="P154">Since: 3.0.0 </text:p>
      <text:p text:style-name="P154">Source: <text:a xlink:type="simple" xlink:href="https://github.com/photonstorm/phaser/tree/v3.51.0/src/data/events/CHANGE_DATA_EVENT.js" text:style-name="Internet_20_link" text:visited-style-name="Visited_20_Internet_20_Link">src/data/events/CHANGE_DATA_EVENT.js</text:a> (<text:a xlink:type="simple" xlink:href="https://github.com/photonstorm/phaser/tree/v3.51.0/src/data/events/CHANGE_DATA_EVENT.js#L7" text:style-name="Internet_20_link" text:visited-style-name="Visited_20_Internet_20_Link">Line 7</text:a>) </text:p>
      <text:p text:style-name="Horizontal_20_Line"/>
      <text:h text:style-name="P1" text:outline-level="4"><text:bookmark text:name="event:CHANGE_DATA_KEY__anchor"/><text:bookmark text:name="event:CHANGE_DATA_KEY"/>CHANGE_DATA_KEY</text:h>
      <text:p text:style-name="P3">The Change Data Key Event.</text:p>
      <text:p text:style-name="P3">This event is dispatched by a Data Manager when an item in the data store is changed.</text:p>
      <text:p text:style-name="P3">Game Objects with data enabled have an instance of a Data Manager under the <text:span text:style-name="Source_20_Text">data</text:span> property. So, to listen for the change of a specific data item from a Game Object you would use: <text:span text:style-name="Source_20_Text">sprite.data.on('changedata-key', listener)</text:span>, where <text:span text:style-name="Source_20_Text">key</text:span> is the unique string key of the data item. For example, if you have a data item stored called <text:span text:style-name="Source_20_Text">gold</text:span> then you can listen for <text:span text:style-name="Source_20_Text">sprite.data.on('changedata-gold')</text:span>.</text:p>
      <text:h text:style-name="P2" text:outline-level="5"><text:soft-page-break/>Parameters:</text:h>
      <table:table table:name="Tabela36" table:style-name="Tabela36">
        <table:table-column table:style-name="Tabela36.A"/>
        <table:table-column table:style-name="Tabela36.B"/>
        <table:table-column table:style-name="Tabela36.C"/>
        <table:table-header-rows>
          <table:table-row>
            <table:table-cell table:style-name="Tabela36.A1" office:value-type="string">
              <text:p text:style-name="Table_20_Heading">Name</text:p>
            </table:table-cell>
            <table:table-cell table:style-name="Tabela36.A1" office:value-type="string">
              <text:p text:style-name="Table_20_Heading">Type</text:p>
            </table:table-cell>
            <table:table-cell table:style-name="Tabela36.A1" office:value-type="string">
              <text:p text:style-name="Table_20_Heading">Description</text:p>
            </table:table-cell>
          </table:table-row>
        </table:table-header-rows>
        <table:table-row>
          <table:table-cell table:style-name="Tabela36.A1" office:value-type="string">
            <text:p text:style-name="Table_20_Contents"><text:span text:style-name="Source_20_Text">parent</text:span></text:p>
          </table:table-cell>
          <table:table-cell table:style-name="Tabela36.A1" office:value-type="string">
            <text:p text:style-name="Table_20_Contents">any </text:p>
          </table:table-cell>
          <table:table-cell table:style-name="Tabela36.A1" office:value-type="string">
            <text:p text:style-name="P160">A reference to the object that owns the instance of the Data Manager responsible for this event.</text:p>
          </table:table-cell>
        </table:table-row>
        <table:table-row>
          <table:table-cell table:style-name="Tabela36.A1" office:value-type="string">
            <text:p text:style-name="Table_20_Contents"><text:span text:style-name="Source_20_Text">value</text:span></text:p>
          </table:table-cell>
          <table:table-cell table:style-name="Tabela36.A1" office:value-type="string">
            <text:p text:style-name="Table_20_Contents">any </text:p>
          </table:table-cell>
          <table:table-cell table:style-name="Tabela36.A1" office:value-type="string">
            <text:p text:style-name="P160">The item that was updated in the Data Manager. This can be of any data type, i.e. a string, boolean, number, object or instance.</text:p>
          </table:table-cell>
        </table:table-row>
        <table:table-row>
          <table:table-cell table:style-name="Tabela36.A1" office:value-type="string">
            <text:p text:style-name="Table_20_Contents"><text:span text:style-name="Source_20_Text">previousValue</text:span></text:p>
          </table:table-cell>
          <table:table-cell table:style-name="Tabela36.A1" office:value-type="string">
            <text:p text:style-name="Table_20_Contents">any </text:p>
          </table:table-cell>
          <table:table-cell table:style-name="Tabela36.A1" office:value-type="string">
            <text:p text:style-name="P160">The previous item that was updated in the Data Manager. This can be of any data type, i.e. a string, boolean, number, object or instance.</text:p>
          </table:table-cell>
        </table:table-row>
      </table:table>
      <text:p text:style-name="P154">Since: 3.16.1 </text:p>
      <text:p text:style-name="P154">Source: <text:a xlink:type="simple" xlink:href="https://github.com/photonstorm/phaser/tree/v3.51.0/src/data/events/CHANGE_DATA_KEY_EVENT.js" text:style-name="Internet_20_link" text:visited-style-name="Visited_20_Internet_20_Link">src/data/events/CHANGE_DATA_KEY_EVENT.js</text:a> (<text:a xlink:type="simple" xlink:href="https://github.com/photonstorm/phaser/tree/v3.51.0/src/data/events/CHANGE_DATA_KEY_EVENT.js#L7" text:style-name="Internet_20_link" text:visited-style-name="Visited_20_Internet_20_Link">Line 7</text:a>) </text:p>
      <text:p text:style-name="Horizontal_20_Line"/>
      <text:h text:style-name="P1" text:outline-level="4"><text:bookmark text:name="event:DESTROY__anchor2"/><text:bookmark text:name="event:DESTROY2"/>DESTROY</text:h>
      <text:p text:style-name="P3">The Data Manager Destroy Event.</text:p>
      <text:p text:style-name="P3">The Data Manager will listen for the destroy event from its parent, and then close itself down.</text:p>
      <text:p text:style-name="P154">Since: 3.50.0 </text:p>
      <text:p text:style-name="P154">Source: <text:a xlink:type="simple" xlink:href="https://github.com/photonstorm/phaser/tree/v3.51.0/src/data/events/DESTROY_EVENT.js" text:style-name="Internet_20_link" text:visited-style-name="Visited_20_Internet_20_Link">src/data/events/DESTROY_EVENT.js</text:a> (<text:a xlink:type="simple" xlink:href="https://github.com/photonstorm/phaser/tree/v3.51.0/src/data/events/DESTROY_EVENT.js#L7" text:style-name="Internet_20_link" text:visited-style-name="Visited_20_Internet_20_Link">Line 7</text:a>) </text:p>
      <text:p text:style-name="Horizontal_20_Line"/>
      <text:h text:style-name="P1" text:outline-level="4"><text:bookmark text:name="event:REMOVE_DATA__anchor"/><text:bookmark text:name="event:REMOVE_DATA"/>REMOVE_DATA</text:h>
      <text:p text:style-name="P3">The Remove Data Event.</text:p>
      <text:p text:style-name="P3">This event is dispatched by a Data Manager when an item is removed from it.</text:p>
      <text:p text:style-name="P3">Game Objects with data enabled have an instance of a Data Manager under the <text:span text:style-name="Source_20_Text">data</text:span> property. So, to listen for the removal of a data item on a Game Object you would use: <text:span text:style-name="Source_20_Text">sprite.data.on('removedata', listener)</text:span>.</text:p>
      <text:h text:style-name="P2" text:outline-level="5">Parameters:</text:h>
      <table:table table:name="Tabela37" table:style-name="Tabela37">
        <table:table-column table:style-name="Tabela37.A"/>
        <table:table-column table:style-name="Tabela37.B"/>
        <table:table-column table:style-name="Tabela37.C"/>
        <table:table-header-rows>
          <table:table-row>
            <table:table-cell table:style-name="Tabela37.A1" office:value-type="string">
              <text:p text:style-name="Table_20_Heading">Name</text:p>
            </table:table-cell>
            <table:table-cell table:style-name="Tabela37.A1" office:value-type="string">
              <text:p text:style-name="Table_20_Heading">Type</text:p>
            </table:table-cell>
            <table:table-cell table:style-name="Tabela37.A1" office:value-type="string">
              <text:p text:style-name="Table_20_Heading">Description</text:p>
            </table:table-cell>
          </table:table-row>
        </table:table-header-rows>
        <table:table-row>
          <table:table-cell table:style-name="Tabela37.A1" office:value-type="string">
            <text:p text:style-name="Table_20_Contents"><text:span text:style-name="Source_20_Text">parent</text:span></text:p>
          </table:table-cell>
          <table:table-cell table:style-name="Tabela37.A1" office:value-type="string">
            <text:p text:style-name="Table_20_Contents">any </text:p>
          </table:table-cell>
          <table:table-cell table:style-name="Tabela37.A1" office:value-type="string">
            <text:p text:style-name="P160">A reference to the object that owns the instance of the Data Manager responsible for this event.</text:p>
          </table:table-cell>
        </table:table-row>
        <table:table-row>
          <table:table-cell table:style-name="Tabela37.A1" office:value-type="string">
            <text:p text:style-name="Table_20_Contents"><text:span text:style-name="Source_20_Text">key</text:span></text:p>
          </table:table-cell>
          <table:table-cell table:style-name="Tabela37.A1" office:value-type="string">
            <text:p text:style-name="Table_20_Contents">string </text:p>
          </table:table-cell>
          <table:table-cell table:style-name="Tabela37.A1" office:value-type="string">
            <text:p text:style-name="P160">The unique key of the data item within the Data Manager.</text:p>
          </table:table-cell>
        </table:table-row>
        <table:table-row>
          <table:table-cell table:style-name="Tabela37.A1" office:value-type="string">
            <text:p text:style-name="Table_20_Contents"><text:span text:style-name="Source_20_Text">data</text:span></text:p>
          </table:table-cell>
          <table:table-cell table:style-name="Tabela37.A1" office:value-type="string">
            <text:p text:style-name="Table_20_Contents">any </text:p>
          </table:table-cell>
          <table:table-cell table:style-name="Tabela37.A1" office:value-type="string">
            <text:p text:style-name="P160">The item that was removed from the Data Manager. This can be of any data type, i.e. a string, boolean, number, object or instance.</text:p>
          </table:table-cell>
        </table:table-row>
      </table:table>
      <text:p text:style-name="P154">Since: 3.0.0 </text:p>
      <text:p text:style-name="P154">Source: <text:a xlink:type="simple" xlink:href="https://github.com/photonstorm/phaser/tree/v3.51.0/src/data/events/REMOVE_DATA_EVENT.js" text:style-name="Internet_20_link" text:visited-style-name="Visited_20_Internet_20_Link">src/data/events/REMOVE_DATA_EVENT.js</text:a> (<text:a xlink:type="simple" xlink:href="https://github.com/photonstorm/phaser/tree/v3.51.0/src/data/events/REMOVE_DATA_EVENT.js#L7" text:style-name="Internet_20_link" text:visited-style-name="Visited_20_Internet_20_Link">Line 7</text:a>) </text:p>
      <text:p text:style-name="Horizontal_20_Line"/>
      <text:h text:style-name="P1" text:outline-level="4"><text:bookmark text:name="event:SET_DATA__anchor"/><text:bookmark text:name="event:SET_DATA"/><text:soft-page-break/>SET_DATA</text:h>
      <text:p text:style-name="P3">The Set Data Event.</text:p>
      <text:p text:style-name="P3">This event is dispatched by a Data Manager when a new item is added to the data store.</text:p>
      <text:p text:style-name="P3">Game Objects with data enabled have an instance of a Data Manager under the <text:span text:style-name="Source_20_Text">data</text:span> property. So, to listen for the addition of a new data item on a Game Object you would use: <text:span text:style-name="Source_20_Text">sprite.data.on('setdata', listener)</text:span>.</text:p>
      <text:h text:style-name="P2" text:outline-level="5">Parameters:</text:h>
      <table:table table:name="Tabela38" table:style-name="Tabela38">
        <table:table-column table:style-name="Tabela38.A"/>
        <table:table-column table:style-name="Tabela38.B"/>
        <table:table-column table:style-name="Tabela38.C"/>
        <table:table-header-rows>
          <table:table-row>
            <table:table-cell table:style-name="Tabela38.A1" office:value-type="string">
              <text:p text:style-name="Table_20_Heading">Name</text:p>
            </table:table-cell>
            <table:table-cell table:style-name="Tabela38.A1" office:value-type="string">
              <text:p text:style-name="Table_20_Heading">Type</text:p>
            </table:table-cell>
            <table:table-cell table:style-name="Tabela38.A1" office:value-type="string">
              <text:p text:style-name="Table_20_Heading">Description</text:p>
            </table:table-cell>
          </table:table-row>
        </table:table-header-rows>
        <table:table-row>
          <table:table-cell table:style-name="Tabela38.A1" office:value-type="string">
            <text:p text:style-name="Table_20_Contents"><text:span text:style-name="Source_20_Text">parent</text:span></text:p>
          </table:table-cell>
          <table:table-cell table:style-name="Tabela38.A1" office:value-type="string">
            <text:p text:style-name="Table_20_Contents">any </text:p>
          </table:table-cell>
          <table:table-cell table:style-name="Tabela38.A1" office:value-type="string">
            <text:p text:style-name="P160">A reference to the object that owns the instance of the Data Manager responsible for this event.</text:p>
          </table:table-cell>
        </table:table-row>
        <table:table-row>
          <table:table-cell table:style-name="Tabela38.A1" office:value-type="string">
            <text:p text:style-name="Table_20_Contents"><text:span text:style-name="Source_20_Text">key</text:span></text:p>
          </table:table-cell>
          <table:table-cell table:style-name="Tabela38.A1" office:value-type="string">
            <text:p text:style-name="Table_20_Contents">string </text:p>
          </table:table-cell>
          <table:table-cell table:style-name="Tabela38.A1" office:value-type="string">
            <text:p text:style-name="P160">The unique key of the data item within the Data Manager.</text:p>
          </table:table-cell>
        </table:table-row>
        <table:table-row>
          <table:table-cell table:style-name="Tabela38.A1" office:value-type="string">
            <text:p text:style-name="Table_20_Contents"><text:span text:style-name="Source_20_Text">data</text:span></text:p>
          </table:table-cell>
          <table:table-cell table:style-name="Tabela38.A1" office:value-type="string">
            <text:p text:style-name="Table_20_Contents">any </text:p>
          </table:table-cell>
          <table:table-cell table:style-name="Tabela38.A1" office:value-type="string">
            <text:p text:style-name="P160">The item that was added to the Data Manager. This can be of any data type, i.e. a string, boolean, number, object or instance.</text:p>
          </table:table-cell>
        </table:table-row>
      </table:table>
      <text:p text:style-name="P154">Since: 3.0.0 </text:p>
      <text:p text:style-name="P154">Source: <text:a xlink:type="simple" xlink:href="https://github.com/photonstorm/phaser/tree/v3.51.0/src/data/events/SET_DATA_EVENT.js" text:style-name="Internet_20_link" text:visited-style-name="Visited_20_Internet_20_Link">src/data/events/SET_DATA_EVENT.js</text:a> (<text:a xlink:type="simple" xlink:href="https://github.com/photonstorm/phaser/tree/v3.51.0/src/data/events/SET_DATA_EVENT.js#L7" text:style-name="Internet_20_link" text:visited-style-name="Visited_20_Internet_20_Link">Line 7</text:a>) </text:p>
      <text:p text:style-name="Horizontal_20_Line"/>
      <text:h text:style-name="P1" text:outline-level="4"><text:bookmark text:name="event:ADDED_TO_SCENE__anchor"/><text:bookmark text:name="event:ADDED_TO_SCENE"/>ADDED_TO_SCENE</text:h>
      <text:p text:style-name="P3">The Game Object Added to Scene Event.</text:p>
      <text:p text:style-name="P3">This event is dispatched when a Game Object is added to a Scene.</text:p>
      <text:p text:style-name="P3">Listen for it on a Game Object instance using <text:span text:style-name="Source_20_Text">GameObject.on('addedtoscene', listener)</text:span>.</text:p>
      <text:h text:style-name="P2" text:outline-level="5">Parameters:</text:h>
      <table:table table:name="Tabela39" table:style-name="Tabela39">
        <table:table-column table:style-name="Tabela39.A"/>
        <table:table-column table:style-name="Tabela39.B"/>
        <table:table-column table:style-name="Tabela39.C"/>
        <table:table-header-rows>
          <table:table-row>
            <table:table-cell table:style-name="Tabela39.A1" office:value-type="string">
              <text:p text:style-name="Table_20_Heading">Name</text:p>
            </table:table-cell>
            <table:table-cell table:style-name="Tabela39.A1" office:value-type="string">
              <text:p text:style-name="Table_20_Heading">Type</text:p>
            </table:table-cell>
            <table:table-cell table:style-name="Tabela39.A1" office:value-type="string">
              <text:p text:style-name="Table_20_Heading">Description</text:p>
            </table:table-cell>
          </table:table-row>
        </table:table-header-rows>
        <table:table-row>
          <table:table-cell table:style-name="Tabela39.A1" office:value-type="string">
            <text:p text:style-name="Table_20_Contents"><text:span text:style-name="Source_20_Text">gameObject</text:span></text:p>
          </table:table-cell>
          <table:table-cell table:style-name="Tabela39.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39.A1" office:value-type="string">
            <text:p text:style-name="P160">The Game Object that was added to the Scene.</text:p>
          </table:table-cell>
        </table:table-row>
        <table:table-row>
          <table:table-cell table:style-name="Tabela39.A1" office:value-type="string">
            <text:p text:style-name="Table_20_Contents"><text:span text:style-name="Source_20_Text">scene</text:span></text:p>
          </table:table-cell>
          <table:table-cell table:style-name="Tabela39.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39.A1" office:value-type="string">
            <text:p text:style-name="P160">The Scene to which the Game Object was added.</text:p>
          </table:table-cell>
        </table:table-row>
      </table:table>
      <text:p text:style-name="P154">Since: 3.50.0 </text:p>
      <text:p text:style-name="P154">Source: <text:a xlink:type="simple" xlink:href="https://github.com/photonstorm/phaser/tree/v3.51.0/src/gameobjects/events/ADDED_TO_SCENE_EVENT.js" text:style-name="Internet_20_link" text:visited-style-name="Visited_20_Internet_20_Link">src/gameobjects/events/ADDED_TO_SCENE_EVENT.js</text:a> (<text:a xlink:type="simple" xlink:href="https://github.com/photonstorm/phaser/tree/v3.51.0/src/gameobjects/events/ADDED_TO_SCENE_EVENT.js#L7" text:style-name="Internet_20_link" text:visited-style-name="Visited_20_Internet_20_Link">Line 7</text:a>) </text:p>
      <text:p text:style-name="Horizontal_20_Line"/>
      <text:h text:style-name="P1" text:outline-level="4"><text:bookmark text:name="event:DESTROY__anchor3"/><text:bookmark text:name="event:DESTROY3"/>DESTROY</text:h>
      <text:p text:style-name="P3">The Game Object Destroy Event.</text:p>
      <text:p text:style-name="P3">This event is dispatched when a Game Object instance is being destroyed.</text:p>
      <text:p text:style-name="P3"><text:soft-page-break/>Listen for it on a Game Object instance using <text:span text:style-name="Source_20_Text">GameObject.on('destroy', listener)</text:span>.</text:p>
      <text:h text:style-name="P2" text:outline-level="5">Parameters:</text:h>
      <table:table table:name="Tabela40" table:style-name="Tabela40">
        <table:table-column table:style-name="Tabela40.A"/>
        <table:table-column table:style-name="Tabela40.B"/>
        <table:table-column table:style-name="Tabela40.C"/>
        <table:table-header-rows>
          <table:table-row>
            <table:table-cell table:style-name="Tabela40.A1" office:value-type="string">
              <text:p text:style-name="Table_20_Heading">Name</text:p>
            </table:table-cell>
            <table:table-cell table:style-name="Tabela40.A1" office:value-type="string">
              <text:p text:style-name="Table_20_Heading">Type</text:p>
            </table:table-cell>
            <table:table-cell table:style-name="Tabela40.A1" office:value-type="string">
              <text:p text:style-name="Table_20_Heading">Description</text:p>
            </table:table-cell>
          </table:table-row>
        </table:table-header-rows>
        <table:table-row>
          <table:table-cell table:style-name="Tabela40.A1" office:value-type="string">
            <text:p text:style-name="Table_20_Contents"><text:span text:style-name="Source_20_Text">gameObject</text:span></text:p>
          </table:table-cell>
          <table:table-cell table:style-name="Tabela40.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40.A1" office:value-type="string">
            <text:p text:style-name="P160">The Game Object which is being destroyed.</text:p>
          </table:table-cell>
        </table:table-row>
      </table:table>
      <text:p text:style-name="P154">Since: 3.0.0 </text:p>
      <text:p text:style-name="P154">Source: <text:a xlink:type="simple" xlink:href="https://github.com/photonstorm/phaser/tree/v3.51.0/src/gameobjects/events/DESTROY_EVENT.js" text:style-name="Internet_20_link" text:visited-style-name="Visited_20_Internet_20_Link">src/gameobjects/events/DESTROY_EVENT.js</text:a> (<text:a xlink:type="simple" xlink:href="https://github.com/photonstorm/phaser/tree/v3.51.0/src/gameobjects/events/DESTROY_EVENT.js#L7" text:style-name="Internet_20_link" text:visited-style-name="Visited_20_Internet_20_Link">Line 7</text:a>) </text:p>
      <text:p text:style-name="Horizontal_20_Line"/>
      <text:h text:style-name="P1" text:outline-level="4"><text:bookmark text:name="event:REMOVED_FROM_SCENE__anchor"/><text:bookmark text:name="event:REMOVED_FROM_SCENE"/>REMOVED_FROM_SCENE</text:h>
      <text:p text:style-name="P3">The Game Object Removed from Scene Event.</text:p>
      <text:p text:style-name="P3">This event is dispatched when a Game Object is removed from a Scene.</text:p>
      <text:p text:style-name="P3">Listen for it on a Game Object instance using <text:span text:style-name="Source_20_Text">GameObject.on('removedfromscene', listener)</text:span>.</text:p>
      <text:h text:style-name="P2" text:outline-level="5">Parameters:</text:h>
      <table:table table:name="Tabela41" table:style-name="Tabela41">
        <table:table-column table:style-name="Tabela41.A"/>
        <table:table-column table:style-name="Tabela41.B"/>
        <table:table-column table:style-name="Tabela41.C"/>
        <table:table-header-rows>
          <table:table-row>
            <table:table-cell table:style-name="Tabela41.A1" office:value-type="string">
              <text:p text:style-name="Table_20_Heading">Name</text:p>
            </table:table-cell>
            <table:table-cell table:style-name="Tabela41.A1" office:value-type="string">
              <text:p text:style-name="Table_20_Heading">Type</text:p>
            </table:table-cell>
            <table:table-cell table:style-name="Tabela41.A1" office:value-type="string">
              <text:p text:style-name="Table_20_Heading">Description</text:p>
            </table:table-cell>
          </table:table-row>
        </table:table-header-rows>
        <table:table-row>
          <table:table-cell table:style-name="Tabela41.A1" office:value-type="string">
            <text:p text:style-name="Table_20_Contents"><text:span text:style-name="Source_20_Text">gameObject</text:span></text:p>
          </table:table-cell>
          <table:table-cell table:style-name="Tabela41.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41.A1" office:value-type="string">
            <text:p text:style-name="P160">The Game Object that was removed from the Scene.</text:p>
          </table:table-cell>
        </table:table-row>
        <table:table-row>
          <table:table-cell table:style-name="Tabela41.A1" office:value-type="string">
            <text:p text:style-name="Table_20_Contents"><text:span text:style-name="Source_20_Text">scene</text:span></text:p>
          </table:table-cell>
          <table:table-cell table:style-name="Tabela41.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41.A1" office:value-type="string">
            <text:p text:style-name="P160">The Scene from which the Game Object was removed.</text:p>
          </table:table-cell>
        </table:table-row>
      </table:table>
      <text:p text:style-name="P154">Since: 3.50.0 </text:p>
      <text:p text:style-name="P154">Source: <text:a xlink:type="simple" xlink:href="https://github.com/photonstorm/phaser/tree/v3.51.0/src/gameobjects/events/REMOVED_FROM_SCENE_EVENT.js" text:style-name="Internet_20_link" text:visited-style-name="Visited_20_Internet_20_Link">src/gameobjects/events/REMOVED_FROM_SCENE_EVENT.js</text:a> (<text:a xlink:type="simple" xlink:href="https://github.com/photonstorm/phaser/tree/v3.51.0/src/gameobjects/events/REMOVED_FROM_SCENE_EVENT.js#L7" text:style-name="Internet_20_link" text:visited-style-name="Visited_20_Internet_20_Link">Line 7</text:a>) </text:p>
      <text:p text:style-name="Horizontal_20_Line"/>
      <text:h text:style-name="P1" text:outline-level="4"><text:bookmark text:name="event:VIDEO_COMPLETE__anchor"/><text:bookmark text:name="event:VIDEO_COMPLETE"/>VIDEO_COMPLETE</text:h>
      <text:p text:style-name="P3">The Video Game Object Complete Event.</text:p>
      <text:p text:style-name="P3">This event is dispatched when a Video finishes playback by reaching the end of its duration. It is also dispatched if a video marker sequence is being played and reaches the end.</text:p>
      <text:p text:style-name="P3">Note that not all videos can fire this event. Live streams, for example, have no fixed duration, so never technically 'complete'.</text:p>
      <text:p text:style-name="P3">If a video is stopped from playback, via the <text:span text:style-name="Source_20_Text">Video.stop</text:span> method, it will emit the <text:span text:style-name="Source_20_Text">VIDEO_STOP</text:span> event instead of this one.</text:p>
      <text:p text:style-name="P3">Listen for it from a Video Game Object instance using <text:span text:style-name="Source_20_Text">Video.on('complete', listener)</text:span>.</text:p>
      <text:h text:style-name="P2" text:outline-level="5"><text:soft-page-break/>Parameters:</text:h>
      <table:table table:name="Tabela42" table:style-name="Tabela42">
        <table:table-column table:style-name="Tabela42.A"/>
        <table:table-column table:style-name="Tabela42.B"/>
        <table:table-column table:style-name="Tabela42.C"/>
        <table:table-header-rows>
          <table:table-row>
            <table:table-cell table:style-name="Tabela42.A1" office:value-type="string">
              <text:p text:style-name="Table_20_Heading">Name</text:p>
            </table:table-cell>
            <table:table-cell table:style-name="Tabela42.A1" office:value-type="string">
              <text:p text:style-name="Table_20_Heading">Type</text:p>
            </table:table-cell>
            <table:table-cell table:style-name="Tabela42.A1" office:value-type="string">
              <text:p text:style-name="Table_20_Heading">Description</text:p>
            </table:table-cell>
          </table:table-row>
        </table:table-header-rows>
        <table:table-row>
          <table:table-cell table:style-name="Tabela42.A1" office:value-type="string">
            <text:p text:style-name="Table_20_Contents"><text:span text:style-name="Source_20_Text">video</text:span></text:p>
          </table:table-cell>
          <table:table-cell table:style-name="Tabela42.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2.A1" office:value-type="string">
            <text:p text:style-name="P160">The Video Game Object which completed playback.</text:p>
          </table:table-cell>
        </table:table-row>
      </table:table>
      <text:p text:style-name="P154">Since: 3.20.0 </text:p>
      <text:p text:style-name="P154">Source: <text:a xlink:type="simple" xlink:href="https://github.com/photonstorm/phaser/tree/v3.51.0/src/gameobjects/events/VIDEO_COMPLETE_EVENT.js" text:style-name="Internet_20_link" text:visited-style-name="Visited_20_Internet_20_Link">src/gameobjects/events/VIDEO_COMPLETE_EVENT.js</text:a> (<text:a xlink:type="simple" xlink:href="https://github.com/photonstorm/phaser/tree/v3.51.0/src/gameobjects/events/VIDEO_COMPLETE_EVENT.js#L7" text:style-name="Internet_20_link" text:visited-style-name="Visited_20_Internet_20_Link">Line 7</text:a>) </text:p>
      <text:p text:style-name="Horizontal_20_Line"/>
      <text:h text:style-name="P1" text:outline-level="4"><text:bookmark text:name="event:VIDEO_CREATED__anchor"/><text:bookmark text:name="event:VIDEO_CREATED"/>VIDEO_CREATED</text:h>
      <text:p text:style-name="P3">The Video Game Object Created Event.</text:p>
      <text:p text:style-name="P3">This event is dispatched when the texture for a Video has been created. This happens when enough of the video source has been loaded that the browser is able to render a frame from it.</text:p>
      <text:p text:style-name="P3">Listen for it from a Video Game Object instance using <text:span text:style-name="Source_20_Text">Video.on('created', listener)</text:span>.</text:p>
      <text:h text:style-name="P2" text:outline-level="5">Parameters:</text:h>
      <table:table table:name="Tabela43" table:style-name="Tabela43">
        <table:table-column table:style-name="Tabela43.A"/>
        <table:table-column table:style-name="Tabela43.B"/>
        <table:table-column table:style-name="Tabela43.C"/>
        <table:table-header-rows>
          <table:table-row>
            <table:table-cell table:style-name="Tabela43.A1" office:value-type="string">
              <text:p text:style-name="Table_20_Heading">Name</text:p>
            </table:table-cell>
            <table:table-cell table:style-name="Tabela43.A1" office:value-type="string">
              <text:p text:style-name="Table_20_Heading">Type</text:p>
            </table:table-cell>
            <table:table-cell table:style-name="Tabela43.A1" office:value-type="string">
              <text:p text:style-name="Table_20_Heading">Description</text:p>
            </table:table-cell>
          </table:table-row>
        </table:table-header-rows>
        <table:table-row>
          <table:table-cell table:style-name="Tabela43.A1" office:value-type="string">
            <text:p text:style-name="Table_20_Contents"><text:span text:style-name="Source_20_Text">video</text:span></text:p>
          </table:table-cell>
          <table:table-cell table:style-name="Tabela43.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3.A1" office:value-type="string">
            <text:p text:style-name="P160">The Video Game Object which raised the event.</text:p>
          </table:table-cell>
        </table:table-row>
        <table:table-row>
          <table:table-cell table:style-name="Tabela43.A1" office:value-type="string">
            <text:p text:style-name="Table_20_Contents"><text:span text:style-name="Source_20_Text">width</text:span></text:p>
          </table:table-cell>
          <table:table-cell table:style-name="Tabela43.A1" office:value-type="string">
            <text:p text:style-name="Table_20_Contents">number </text:p>
          </table:table-cell>
          <table:table-cell table:style-name="Tabela43.A1" office:value-type="string">
            <text:p text:style-name="P160">The width of the video.</text:p>
          </table:table-cell>
        </table:table-row>
        <table:table-row>
          <table:table-cell table:style-name="Tabela43.A1" office:value-type="string">
            <text:p text:style-name="Table_20_Contents"><text:span text:style-name="Source_20_Text">height</text:span></text:p>
          </table:table-cell>
          <table:table-cell table:style-name="Tabela43.A1" office:value-type="string">
            <text:p text:style-name="Table_20_Contents">number </text:p>
          </table:table-cell>
          <table:table-cell table:style-name="Tabela43.A1" office:value-type="string">
            <text:p text:style-name="P160">The height of the video.</text:p>
          </table:table-cell>
        </table:table-row>
      </table:table>
      <text:p text:style-name="P154">Since: 3.20.0 </text:p>
      <text:p text:style-name="P154">Source: <text:a xlink:type="simple" xlink:href="https://github.com/photonstorm/phaser/tree/v3.51.0/src/gameobjects/events/VIDEO_CREATED_EVENT.js" text:style-name="Internet_20_link" text:visited-style-name="Visited_20_Internet_20_Link">src/gameobjects/events/VIDEO_CREATED_EVENT.js</text:a> (<text:a xlink:type="simple" xlink:href="https://github.com/photonstorm/phaser/tree/v3.51.0/src/gameobjects/events/VIDEO_CREATED_EVENT.js#L7" text:style-name="Internet_20_link" text:visited-style-name="Visited_20_Internet_20_Link">Line 7</text:a>) </text:p>
      <text:p text:style-name="Horizontal_20_Line"/>
      <text:h text:style-name="P1" text:outline-level="4"><text:bookmark text:name="event:VIDEO_ERROR__anchor"/><text:bookmark text:name="event:VIDEO_ERROR"/>VIDEO_ERROR</text:h>
      <text:p text:style-name="P3">The Video Game Object Error Event.</text:p>
      <text:p text:style-name="P3">This event is dispatched when a Video tries to play a source that does not exist, or is the wrong file type.</text:p>
      <text:p text:style-name="P3">Listen for it from a Video Game Object instance using <text:span text:style-name="Source_20_Text">Video.on('error', listener)</text:span>.</text:p>
      <text:h text:style-name="P2" text:outline-level="5">Parameters:</text:h>
      <table:table table:name="Tabela44" table:style-name="Tabela44">
        <table:table-column table:style-name="Tabela44.A"/>
        <table:table-column table:style-name="Tabela44.B"/>
        <table:table-column table:style-name="Tabela44.C"/>
        <table:table-header-rows>
          <table:table-row>
            <table:table-cell table:style-name="Tabela44.A1" office:value-type="string">
              <text:p text:style-name="Table_20_Heading">Name</text:p>
            </table:table-cell>
            <table:table-cell table:style-name="Tabela44.A1" office:value-type="string">
              <text:p text:style-name="Table_20_Heading">Type</text:p>
            </table:table-cell>
            <table:table-cell table:style-name="Tabela44.A1" office:value-type="string">
              <text:p text:style-name="Table_20_Heading">Description</text:p>
            </table:table-cell>
          </table:table-row>
        </table:table-header-rows>
        <table:table-row>
          <table:table-cell table:style-name="Tabela44.A1" office:value-type="string">
            <text:p text:style-name="Table_20_Contents"><text:span text:style-name="Source_20_Text">video</text:span></text:p>
          </table:table-cell>
          <table:table-cell table:style-name="Tabela44.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4.A1" office:value-type="string">
            <text:p text:style-name="P160">The Video Game Object which threw the error.</text:p>
          </table:table-cell>
        </table:table-row>
        <table:table-row>
          <table:table-cell table:style-name="Tabela44.A1" office:value-type="string">
            <text:p text:style-name="Table_20_Contents"><text:span text:style-name="Source_20_Text">event</text:span></text:p>
          </table:table-cell>
          <table:table-cell table:style-name="Tabela44.A1" office:value-type="string">
            <text:p text:style-name="Table_20_Contents">Event </text:p>
          </table:table-cell>
          <table:table-cell table:style-name="Tabela44.A1" office:value-type="string">
            <text:p text:style-name="P160">The native DOM event the browser raised during playback.</text:p>
          </table:table-cell>
        </table:table-row>
      </table:table>
      <text:p text:style-name="P154">Since: 3.20.0 </text:p>
      <text:p text:style-name="P154">Source: <text:a xlink:type="simple" xlink:href="https://github.com/photonstorm/phaser/tree/v3.51.0/src/gameobjects/events/VIDEO_ERROR_EVENT.js" text:style-name="Internet_20_link" text:visited-style-name="Visited_20_Internet_20_Link">src/gameobjects/events/VIDEO_ERROR_EVENT.js</text:a> (<text:a xlink:type="simple" xlink:href="https://github.com/photonstorm/phaser/tree/v3.51.0/src/gameobjects/events/VIDEO_ERROR_EVENT.js#L7" text:style-name="Internet_20_link" text:visited-style-name="Visited_20_Internet_20_Link">Line 7</text:a>) </text:p>
      <text:p text:style-name="Horizontal_20_Line"/>
      <text:h text:style-name="P1" text:outline-level="4"><text:bookmark text:name="event:VIDEO_LOOP__anchor"/><text:bookmark text:name="event:VIDEO_LOOP"/><text:soft-page-break/>VIDEO_LOOP</text:h>
      <text:p text:style-name="P3">The Video Game Object Loop Event.</text:p>
      <text:p text:style-name="P3">This event is dispatched when a Video that is currently playing has looped. This only happens if the <text:span text:style-name="Source_20_Text">loop</text:span> parameter was specified, or the <text:span text:style-name="Source_20_Text">setLoop</text:span> method was called, and if the video has a fixed duration. Video streams, for example, cannot loop, as they have no duration.</text:p>
      <text:p text:style-name="P3">Looping is based on the result of the Video <text:span text:style-name="Source_20_Text">timeupdate</text:span> event. This event is not frame-accurate, due to the way browsers work, so please do not rely on this loop event to be time or frame precise.</text:p>
      <text:p text:style-name="P3">Listen for it from a Video Game Object instance using <text:span text:style-name="Source_20_Text">Video.on('loop', listener)</text:span>.</text:p>
      <text:h text:style-name="P2" text:outline-level="5">Parameters:</text:h>
      <table:table table:name="Tabela45" table:style-name="Tabela45">
        <table:table-column table:style-name="Tabela45.A"/>
        <table:table-column table:style-name="Tabela45.B"/>
        <table:table-column table:style-name="Tabela45.C"/>
        <table:table-header-rows>
          <table:table-row>
            <table:table-cell table:style-name="Tabela45.A1" office:value-type="string">
              <text:p text:style-name="Table_20_Heading">Name</text:p>
            </table:table-cell>
            <table:table-cell table:style-name="Tabela45.A1" office:value-type="string">
              <text:p text:style-name="Table_20_Heading">Type</text:p>
            </table:table-cell>
            <table:table-cell table:style-name="Tabela45.A1" office:value-type="string">
              <text:p text:style-name="Table_20_Heading">Description</text:p>
            </table:table-cell>
          </table:table-row>
        </table:table-header-rows>
        <table:table-row>
          <table:table-cell table:style-name="Tabela45.A1" office:value-type="string">
            <text:p text:style-name="Table_20_Contents"><text:span text:style-name="Source_20_Text">video</text:span></text:p>
          </table:table-cell>
          <table:table-cell table:style-name="Tabela45.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5.A1" office:value-type="string">
            <text:p text:style-name="P160">The Video Game Object which has looped.</text:p>
          </table:table-cell>
        </table:table-row>
      </table:table>
      <text:p text:style-name="P154">Since: 3.20.0 </text:p>
      <text:p text:style-name="P154">Source: <text:a xlink:type="simple" xlink:href="https://github.com/photonstorm/phaser/tree/v3.51.0/src/gameobjects/events/VIDEO_LOOP_EVENT.js" text:style-name="Internet_20_link" text:visited-style-name="Visited_20_Internet_20_Link">src/gameobjects/events/VIDEO_LOOP_EVENT.js</text:a> (<text:a xlink:type="simple" xlink:href="https://github.com/photonstorm/phaser/tree/v3.51.0/src/gameobjects/events/VIDEO_LOOP_EVENT.js#L7" text:style-name="Internet_20_link" text:visited-style-name="Visited_20_Internet_20_Link">Line 7</text:a>) </text:p>
      <text:p text:style-name="Horizontal_20_Line"/>
      <text:h text:style-name="P1" text:outline-level="4"><text:bookmark text:name="event:VIDEO_PLAY__anchor"/><text:bookmark text:name="event:VIDEO_PLAY"/>VIDEO_PLAY</text:h>
      <text:p text:style-name="P3">The Video Game Object Play Event.</text:p>
      <text:p text:style-name="P3">This event is dispatched when a Video begins playback. For videos that do not require interaction unlocking, this is usually as soon as the <text:span text:style-name="Source_20_Text">Video.play</text:span> method is called. However, for videos that require unlocking, it is fired once playback begins after they've been unlocked.</text:p>
      <text:p text:style-name="P3">Listen for it from a Video Game Object instance using <text:span text:style-name="Source_20_Text">Video.on('play', listener)</text:span>.</text:p>
      <text:h text:style-name="P2" text:outline-level="5">Parameters:</text:h>
      <table:table table:name="Tabela46" table:style-name="Tabela46">
        <table:table-column table:style-name="Tabela46.A"/>
        <table:table-column table:style-name="Tabela46.B"/>
        <table:table-column table:style-name="Tabela46.C"/>
        <table:table-header-rows>
          <table:table-row>
            <table:table-cell table:style-name="Tabela46.A1" office:value-type="string">
              <text:p text:style-name="Table_20_Heading">Name</text:p>
            </table:table-cell>
            <table:table-cell table:style-name="Tabela46.A1" office:value-type="string">
              <text:p text:style-name="Table_20_Heading">Type</text:p>
            </table:table-cell>
            <table:table-cell table:style-name="Tabela46.A1" office:value-type="string">
              <text:p text:style-name="Table_20_Heading">Description</text:p>
            </table:table-cell>
          </table:table-row>
        </table:table-header-rows>
        <table:table-row>
          <table:table-cell table:style-name="Tabela46.A1" office:value-type="string">
            <text:p text:style-name="Table_20_Contents"><text:span text:style-name="Source_20_Text">video</text:span></text:p>
          </table:table-cell>
          <table:table-cell table:style-name="Tabela46.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6.A1" office:value-type="string">
            <text:p text:style-name="P160">The Video Game Object which started playback.</text:p>
          </table:table-cell>
        </table:table-row>
      </table:table>
      <text:p text:style-name="P154">Since: 3.20.0 </text:p>
      <text:p text:style-name="P154">Source: <text:a xlink:type="simple" xlink:href="https://github.com/photonstorm/phaser/tree/v3.51.0/src/gameobjects/events/VIDEO_PLAY_EVENT.js" text:style-name="Internet_20_link" text:visited-style-name="Visited_20_Internet_20_Link">src/gameobjects/events/VIDEO_PLAY_EVENT.js</text:a> (<text:a xlink:type="simple" xlink:href="https://github.com/photonstorm/phaser/tree/v3.51.0/src/gameobjects/events/VIDEO_PLAY_EVENT.js#L7" text:style-name="Internet_20_link" text:visited-style-name="Visited_20_Internet_20_Link">Line 7</text:a>) </text:p>
      <text:p text:style-name="Horizontal_20_Line"/>
      <text:h text:style-name="P1" text:outline-level="4"><text:bookmark text:name="event:VIDEO_SEEKED__anchor"/><text:bookmark text:name="event:VIDEO_SEEKED"/>VIDEO_SEEKED</text:h>
      <text:p text:style-name="P3">The Video Game Object Seeked Event.</text:p>
      <text:p text:style-name="P3">This event is dispatched when a Video completes seeking to a new point in its timeline.</text:p>
      <text:p text:style-name="P3">Listen for it from a Video Game Object instance using <text:span text:style-name="Source_20_Text">Video.on('seeked', listener)</text:span>.</text:p>
      <text:h text:style-name="P2" text:outline-level="5"><text:soft-page-break/>Parameters:</text:h>
      <table:table table:name="Tabela47" table:style-name="Tabela47">
        <table:table-column table:style-name="Tabela47.A"/>
        <table:table-column table:style-name="Tabela47.B"/>
        <table:table-column table:style-name="Tabela47.C"/>
        <table:table-header-rows>
          <table:table-row>
            <table:table-cell table:style-name="Tabela47.A1" office:value-type="string">
              <text:p text:style-name="Table_20_Heading">Name</text:p>
            </table:table-cell>
            <table:table-cell table:style-name="Tabela47.A1" office:value-type="string">
              <text:p text:style-name="Table_20_Heading">Type</text:p>
            </table:table-cell>
            <table:table-cell table:style-name="Tabela47.A1" office:value-type="string">
              <text:p text:style-name="Table_20_Heading">Description</text:p>
            </table:table-cell>
          </table:table-row>
        </table:table-header-rows>
        <table:table-row>
          <table:table-cell table:style-name="Tabela47.A1" office:value-type="string">
            <text:p text:style-name="Table_20_Contents"><text:span text:style-name="Source_20_Text">video</text:span></text:p>
          </table:table-cell>
          <table:table-cell table:style-name="Tabela47.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7.A1" office:value-type="string">
            <text:p text:style-name="P160">The Video Game Object which completed seeking.</text:p>
          </table:table-cell>
        </table:table-row>
      </table:table>
      <text:p text:style-name="P154">Since: 3.20.0 </text:p>
      <text:p text:style-name="P154">Source: <text:a xlink:type="simple" xlink:href="https://github.com/photonstorm/phaser/tree/v3.51.0/src/gameobjects/events/VIDEO_SEEKED_EVENT.js" text:style-name="Internet_20_link" text:visited-style-name="Visited_20_Internet_20_Link">src/gameobjects/events/VIDEO_SEEKED_EVENT.js</text:a> (<text:a xlink:type="simple" xlink:href="https://github.com/photonstorm/phaser/tree/v3.51.0/src/gameobjects/events/VIDEO_SEEKED_EVENT.js#L7" text:style-name="Internet_20_link" text:visited-style-name="Visited_20_Internet_20_Link">Line 7</text:a>) </text:p>
      <text:p text:style-name="Horizontal_20_Line"/>
      <text:h text:style-name="P1" text:outline-level="4"><text:bookmark text:name="event:VIDEO_SEEKING__anchor"/><text:bookmark text:name="event:VIDEO_SEEKING"/>VIDEO_SEEKING</text:h>
      <text:p text:style-name="P3">The Video Game Object Seeking Event.</text:p>
      <text:p text:style-name="P3">This event is dispatched when a Video <text:span text:style-name="Emphasis">begins</text:span> seeking to a new point in its timeline. When the seek is complete, it will dispatch the <text:span text:style-name="Source_20_Text">VIDEO_SEEKED</text:span> event to conclude.</text:p>
      <text:p text:style-name="P3">Listen for it from a Video Game Object instance using <text:span text:style-name="Source_20_Text">Video.on('seeking', listener)</text:span>.</text:p>
      <text:h text:style-name="P2" text:outline-level="5">Parameters:</text:h>
      <table:table table:name="Tabela48" table:style-name="Tabela48">
        <table:table-column table:style-name="Tabela48.A"/>
        <table:table-column table:style-name="Tabela48.B"/>
        <table:table-column table:style-name="Tabela48.C"/>
        <table:table-header-rows>
          <table:table-row>
            <table:table-cell table:style-name="Tabela48.A1" office:value-type="string">
              <text:p text:style-name="Table_20_Heading">Name</text:p>
            </table:table-cell>
            <table:table-cell table:style-name="Tabela48.A1" office:value-type="string">
              <text:p text:style-name="Table_20_Heading">Type</text:p>
            </table:table-cell>
            <table:table-cell table:style-name="Tabela48.A1" office:value-type="string">
              <text:p text:style-name="Table_20_Heading">Description</text:p>
            </table:table-cell>
          </table:table-row>
        </table:table-header-rows>
        <table:table-row>
          <table:table-cell table:style-name="Tabela48.A1" office:value-type="string">
            <text:p text:style-name="Table_20_Contents"><text:span text:style-name="Source_20_Text">video</text:span></text:p>
          </table:table-cell>
          <table:table-cell table:style-name="Tabela48.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8.A1" office:value-type="string">
            <text:p text:style-name="P160">The Video Game Object which started seeking.</text:p>
          </table:table-cell>
        </table:table-row>
      </table:table>
      <text:p text:style-name="P154">Since: 3.20.0 </text:p>
      <text:p text:style-name="P154">Source: <text:a xlink:type="simple" xlink:href="https://github.com/photonstorm/phaser/tree/v3.51.0/src/gameobjects/events/VIDEO_SEEKING_EVENT.js" text:style-name="Internet_20_link" text:visited-style-name="Visited_20_Internet_20_Link">src/gameobjects/events/VIDEO_SEEKING_EVENT.js</text:a> (<text:a xlink:type="simple" xlink:href="https://github.com/photonstorm/phaser/tree/v3.51.0/src/gameobjects/events/VIDEO_SEEKING_EVENT.js#L7" text:style-name="Internet_20_link" text:visited-style-name="Visited_20_Internet_20_Link">Line 7</text:a>) </text:p>
      <text:p text:style-name="Horizontal_20_Line"/>
      <text:h text:style-name="P1" text:outline-level="4"><text:bookmark text:name="event:VIDEO_STOP__anchor"/><text:bookmark text:name="event:VIDEO_STOP"/>VIDEO_STOP</text:h>
      <text:p text:style-name="P3">The Video Game Object Stopped Event.</text:p>
      <text:p text:style-name="P3">This event is dispatched when a Video is stopped from playback via a call to the <text:span text:style-name="Source_20_Text">Video.stop</text:span> method, either directly via game code, or indirectly as the result of changing a video source or destroying it.</text:p>
      <text:p text:style-name="P3">Listen for it from a Video Game Object instance using <text:span text:style-name="Source_20_Text">Video.on('stop', listener)</text:span>.</text:p>
      <text:h text:style-name="P2" text:outline-level="5">Parameters:</text:h>
      <table:table table:name="Tabela49" table:style-name="Tabela49">
        <table:table-column table:style-name="Tabela49.A"/>
        <table:table-column table:style-name="Tabela49.B"/>
        <table:table-column table:style-name="Tabela49.C"/>
        <table:table-header-rows>
          <table:table-row>
            <table:table-cell table:style-name="Tabela49.A1" office:value-type="string">
              <text:p text:style-name="Table_20_Heading">Name</text:p>
            </table:table-cell>
            <table:table-cell table:style-name="Tabela49.A1" office:value-type="string">
              <text:p text:style-name="Table_20_Heading">Type</text:p>
            </table:table-cell>
            <table:table-cell table:style-name="Tabela49.A1" office:value-type="string">
              <text:p text:style-name="Table_20_Heading">Description</text:p>
            </table:table-cell>
          </table:table-row>
        </table:table-header-rows>
        <table:table-row>
          <table:table-cell table:style-name="Tabela49.A1" office:value-type="string">
            <text:p text:style-name="Table_20_Contents"><text:span text:style-name="Source_20_Text">video</text:span></text:p>
          </table:table-cell>
          <table:table-cell table:style-name="Tabela49.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49.A1" office:value-type="string">
            <text:p text:style-name="P160">The Video Game Object which stopped playback.</text:p>
          </table:table-cell>
        </table:table-row>
      </table:table>
      <text:p text:style-name="P154">Since: 3.20.0 </text:p>
      <text:p text:style-name="P154">Source: <text:a xlink:type="simple" xlink:href="https://github.com/photonstorm/phaser/tree/v3.51.0/src/gameobjects/events/VIDEO_STOP_EVENT.js" text:style-name="Internet_20_link" text:visited-style-name="Visited_20_Internet_20_Link">src/gameobjects/events/VIDEO_STOP_EVENT.js</text:a> (<text:a xlink:type="simple" xlink:href="https://github.com/photonstorm/phaser/tree/v3.51.0/src/gameobjects/events/VIDEO_STOP_EVENT.js#L7" text:style-name="Internet_20_link" text:visited-style-name="Visited_20_Internet_20_Link">Line 7</text:a>) </text:p>
      <text:p text:style-name="Horizontal_20_Line"/>
      <text:h text:style-name="P1" text:outline-level="4"><text:bookmark text:name="event:VIDEO_TIMEOUT__anchor"/><text:bookmark text:name="event:VIDEO_TIMEOUT"/>VIDEO_TIMEOUT</text:h>
      <text:p text:style-name="P3">The Video Game Object Timeout Event.</text:p>
      <text:p text:style-name="P3">This event is dispatched when a Video has exhausted its allocated time while trying to connect to a video source to start playback.</text:p>
      <text:p text:style-name="P3"><text:soft-page-break/>Listen for it from a Video Game Object instance using <text:span text:style-name="Source_20_Text">Video.on('timeout', listener)</text:span>.</text:p>
      <text:h text:style-name="P2" text:outline-level="5">Parameters:</text:h>
      <table:table table:name="Tabela50" table:style-name="Tabela50">
        <table:table-column table:style-name="Tabela50.A"/>
        <table:table-column table:style-name="Tabela50.B"/>
        <table:table-column table:style-name="Tabela50.C"/>
        <table:table-header-rows>
          <table:table-row>
            <table:table-cell table:style-name="Tabela50.A1" office:value-type="string">
              <text:p text:style-name="Table_20_Heading">Name</text:p>
            </table:table-cell>
            <table:table-cell table:style-name="Tabela50.A1" office:value-type="string">
              <text:p text:style-name="Table_20_Heading">Type</text:p>
            </table:table-cell>
            <table:table-cell table:style-name="Tabela50.A1" office:value-type="string">
              <text:p text:style-name="Table_20_Heading">Description</text:p>
            </table:table-cell>
          </table:table-row>
        </table:table-header-rows>
        <table:table-row>
          <table:table-cell table:style-name="Tabela50.A1" office:value-type="string">
            <text:p text:style-name="Table_20_Contents"><text:span text:style-name="Source_20_Text">video</text:span></text:p>
          </table:table-cell>
          <table:table-cell table:style-name="Tabela50.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50.A1" office:value-type="string">
            <text:p text:style-name="P160">The Video Game Object which timed out.</text:p>
          </table:table-cell>
        </table:table-row>
      </table:table>
      <text:p text:style-name="P154">Since: 3.20.0 </text:p>
      <text:p text:style-name="P154">Source: <text:a xlink:type="simple" xlink:href="https://github.com/photonstorm/phaser/tree/v3.51.0/src/gameobjects/events/VIDEO_TIMEOUT_EVENT.js" text:style-name="Internet_20_link" text:visited-style-name="Visited_20_Internet_20_Link">src/gameobjects/events/VIDEO_TIMEOUT_EVENT.js</text:a> (<text:a xlink:type="simple" xlink:href="https://github.com/photonstorm/phaser/tree/v3.51.0/src/gameobjects/events/VIDEO_TIMEOUT_EVENT.js#L7" text:style-name="Internet_20_link" text:visited-style-name="Visited_20_Internet_20_Link">Line 7</text:a>) </text:p>
      <text:p text:style-name="Horizontal_20_Line"/>
      <text:h text:style-name="P1" text:outline-level="4"><text:bookmark text:name="event:VIDEO_UNLOCKED__anchor"/><text:bookmark text:name="event:VIDEO_UNLOCKED"/>VIDEO_UNLOCKED</text:h>
      <text:p text:style-name="P3">The Video Game Object Unlocked Event.</text:p>
      <text:p text:style-name="P3">This event is dispatched when a Video that was prevented from playback due to the browsers Media Engagement Interaction policy, is unlocked by a user gesture.</text:p>
      <text:p text:style-name="P3">Listen for it from a Video Game Object instance using <text:span text:style-name="Source_20_Text">Video.on('unlocked', listener)</text:span>.</text:p>
      <text:h text:style-name="P2" text:outline-level="5">Parameters:</text:h>
      <table:table table:name="Tabela51" table:style-name="Tabela51">
        <table:table-column table:style-name="Tabela51.A"/>
        <table:table-column table:style-name="Tabela51.B"/>
        <table:table-column table:style-name="Tabela51.C"/>
        <table:table-header-rows>
          <table:table-row>
            <table:table-cell table:style-name="Tabela51.A1" office:value-type="string">
              <text:p text:style-name="Table_20_Heading">Name</text:p>
            </table:table-cell>
            <table:table-cell table:style-name="Tabela51.A1" office:value-type="string">
              <text:p text:style-name="Table_20_Heading">Type</text:p>
            </table:table-cell>
            <table:table-cell table:style-name="Tabela51.A1" office:value-type="string">
              <text:p text:style-name="Table_20_Heading">Description</text:p>
            </table:table-cell>
          </table:table-row>
        </table:table-header-rows>
        <table:table-row>
          <table:table-cell table:style-name="Tabela51.A1" office:value-type="string">
            <text:p text:style-name="Table_20_Contents"><text:span text:style-name="Source_20_Text">video</text:span></text:p>
          </table:table-cell>
          <table:table-cell table:style-name="Tabela51.A1" office:value-type="string">
            <text:p text:style-name="Table_20_Contents"><text:a xlink:type="simple" xlink:href="https://photonstorm.github.io/phaser3-docs/Phaser.GameObjects.Video.html" text:style-name="Internet_20_link" text:visited-style-name="Visited_20_Internet_20_Link">Phaser.GameObjects.Video</text:a> </text:p>
          </table:table-cell>
          <table:table-cell table:style-name="Tabela51.A1" office:value-type="string">
            <text:p text:style-name="P160">The Video Game Object which raised the event.</text:p>
          </table:table-cell>
        </table:table-row>
      </table:table>
      <text:p text:style-name="P154">Since: 3.20.0 </text:p>
      <text:p text:style-name="P154">Source: <text:a xlink:type="simple" xlink:href="https://github.com/photonstorm/phaser/tree/v3.51.0/src/gameobjects/events/VIDEO_UNLOCKED_EVENT.js" text:style-name="Internet_20_link" text:visited-style-name="Visited_20_Internet_20_Link">src/gameobjects/events/VIDEO_UNLOCKED_EVENT.js</text:a> (<text:a xlink:type="simple" xlink:href="https://github.com/photonstorm/phaser/tree/v3.51.0/src/gameobjects/events/VIDEO_UNLOCKED_EVENT.js#L7" text:style-name="Internet_20_link" text:visited-style-name="Visited_20_Internet_20_Link">Line 7</text:a>) </text:p>
      <text:p text:style-name="Horizontal_20_Line"/>
      <text:h text:style-name="P1" text:outline-level="4"><text:bookmark text:name="event:BOOT__anchor1"/><text:bookmark text:name="event:BOOT1"/>BOOT</text:h>
      <text:p text:style-name="P3">The Input Plugin Boot Event.</text:p>
      <text:p text:style-name="P3">This internal event is dispatched by the Input Plugin when it boots, signalling to all of its systems to create themselves.</text:p>
      <text:p text:style-name="P154">Since: 3.0.0 </text:p>
      <text:p text:style-name="P154">Source: <text:a xlink:type="simple" xlink:href="https://github.com/photonstorm/phaser/tree/v3.51.0/src/input/events/BOOT_EVENT.js" text:style-name="Internet_20_link" text:visited-style-name="Visited_20_Internet_20_Link">src/input/events/BOOT_EVENT.js</text:a> (<text:a xlink:type="simple" xlink:href="https://github.com/photonstorm/phaser/tree/v3.51.0/src/input/events/BOOT_EVENT.js#L7" text:style-name="Internet_20_link" text:visited-style-name="Visited_20_Internet_20_Link">Line 7</text:a>) </text:p>
      <text:p text:style-name="Horizontal_20_Line"/>
      <text:h text:style-name="P1" text:outline-level="4"><text:bookmark text:name="event:DESTROY__anchor4"/><text:bookmark text:name="event:DESTROY4"/>DESTROY</text:h>
      <text:p text:style-name="P3">The Input Plugin Destroy Event.</text:p>
      <text:p text:style-name="P3">This internal event is dispatched by the Input Plugin when it is destroyed, signalling to all of its systems to destroy themselves.</text:p>
      <text:p text:style-name="P154">Since: 3.0.0 </text:p>
      <text:p text:style-name="P154">Source: <text:a xlink:type="simple" xlink:href="https://github.com/photonstorm/phaser/tree/v3.51.0/src/input/events/DESTROY_EVENT.js" text:style-name="Internet_20_link" text:visited-style-name="Visited_20_Internet_20_Link">src/input/events/DESTROY_EVENT.js</text:a> (<text:a xlink:type="simple" xlink:href="https://github.com/photonstorm/phaser/tree/v3.51.0/src/input/events/DESTROY_EVENT.js#L7" text:style-name="Internet_20_link" text:visited-style-name="Visited_20_Internet_20_Link">Line 7</text:a>) </text:p>
      <text:p text:style-name="Horizontal_20_Line"/>
      <text:h text:style-name="P1" text:outline-level="4"><text:bookmark text:name="event:DRAG__anchor"/><text:bookmark text:name="event:DRAG"/><text:soft-page-break/>DRAG</text:h>
      <text:p text:style-name="P3">The Pointer Drag Input Event.</text:p>
      <text:p text:style-name="P3">This event is dispatched by the Input Plugin belonging to a Scene if a pointer moves while dragging a Game Object.</text:p>
      <text:p text:style-name="P3">Listen to this event from within a Scene using: <text:span text:style-name="Source_20_Text">this.input.on('drag', listener)</text:span>.</text:p>
      <text:p text:style-name="P3">A Pointer can only drag a single Game Object at once.</text:p>
      <text:p text:style-name="P3">To listen for this event from a <text:span text:style-name="Emphasis">specific</text:span> Game Object, use the <text:a xlink:type="simple" xlink:href="https://photonstorm.github.io/phaser3-docs/Phaser.Input.Events.html#event:GAMEOBJECT_DRAG" text:style-name="Internet_20_link" text:visited-style-name="Visited_20_Internet_20_Link"><text:span text:style-name="Source_20_Text">GAMEOBJECT_DRAG</text:span></text:a> event instead.</text:p>
      <text:h text:style-name="P2" text:outline-level="5">Parameters:</text:h>
      <table:table table:name="Tabela52" table:style-name="Tabela52">
        <table:table-column table:style-name="Tabela52.A"/>
        <table:table-column table:style-name="Tabela52.B"/>
        <table:table-column table:style-name="Tabela52.C"/>
        <table:table-header-rows>
          <table:table-row>
            <table:table-cell table:style-name="Tabela52.A1" office:value-type="string">
              <text:p text:style-name="Table_20_Heading">Name</text:p>
            </table:table-cell>
            <table:table-cell table:style-name="Tabela52.A1" office:value-type="string">
              <text:p text:style-name="Table_20_Heading">Type</text:p>
            </table:table-cell>
            <table:table-cell table:style-name="Tabela52.A1" office:value-type="string">
              <text:p text:style-name="Table_20_Heading">Description</text:p>
            </table:table-cell>
          </table:table-row>
        </table:table-header-rows>
        <table:table-row>
          <table:table-cell table:style-name="Tabela52.A1" office:value-type="string">
            <text:p text:style-name="Table_20_Contents"><text:span text:style-name="Source_20_Text">pointer</text:span></text:p>
          </table:table-cell>
          <table:table-cell table:style-name="Tabela52.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2.A1" office:value-type="string">
            <text:p text:style-name="P160">The Pointer responsible for triggering this event.</text:p>
          </table:table-cell>
        </table:table-row>
        <table:table-row>
          <table:table-cell table:style-name="Tabela52.A1" office:value-type="string">
            <text:p text:style-name="Table_20_Contents"><text:span text:style-name="Source_20_Text">gameObject</text:span></text:p>
          </table:table-cell>
          <table:table-cell table:style-name="Tabela52.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2.A1" office:value-type="string">
            <text:p text:style-name="P160">The interactive Game Object that this pointer is dragging.</text:p>
          </table:table-cell>
        </table:table-row>
        <table:table-row>
          <table:table-cell table:style-name="Tabela52.A1" office:value-type="string">
            <text:p text:style-name="Table_20_Contents"><text:span text:style-name="Source_20_Text">dragX</text:span></text:p>
          </table:table-cell>
          <table:table-cell table:style-name="Tabela52.A1" office:value-type="string">
            <text:p text:style-name="Table_20_Contents">number </text:p>
          </table:table-cell>
          <table:table-cell table:style-name="Tabela52.A1" office:value-type="string">
            <text:p text:style-name="P160">The x coordinate where the Pointer is currently dragging the Game Object, in world space.</text:p>
          </table:table-cell>
        </table:table-row>
        <table:table-row>
          <table:table-cell table:style-name="Tabela52.A1" office:value-type="string">
            <text:p text:style-name="Table_20_Contents"><text:span text:style-name="Source_20_Text">dragY</text:span></text:p>
          </table:table-cell>
          <table:table-cell table:style-name="Tabela52.A1" office:value-type="string">
            <text:p text:style-name="Table_20_Contents">number </text:p>
          </table:table-cell>
          <table:table-cell table:style-name="Tabela52.A1" office:value-type="string">
            <text:p text:style-name="P160">The y coordinate where the Pointer is currently dragging the Game Object, in world space.</text:p>
          </table:table-cell>
        </table:table-row>
      </table:table>
      <text:p text:style-name="P154">Since: 3.0.0 </text:p>
      <text:p text:style-name="P154">Source: <text:a xlink:type="simple" xlink:href="https://github.com/photonstorm/phaser/tree/v3.51.0/src/input/events/DRAG_EVENT.js" text:style-name="Internet_20_link" text:visited-style-name="Visited_20_Internet_20_Link">src/input/events/DRAG_EVENT.js</text:a> (<text:a xlink:type="simple" xlink:href="https://github.com/photonstorm/phaser/tree/v3.51.0/src/input/events/DRAG_EVENT.js#L7" text:style-name="Internet_20_link" text:visited-style-name="Visited_20_Internet_20_Link">Line 7</text:a>) </text:p>
      <text:p text:style-name="Horizontal_20_Line"/>
      <text:h text:style-name="P1" text:outline-level="4"><text:bookmark text:name="event:DRAG_END__anchor"/><text:bookmark text:name="event:DRAG_END"/>DRAG_END</text:h>
      <text:p text:style-name="P3">The Pointer Drag End Input Event.</text:p>
      <text:p text:style-name="P3">This event is dispatched by the Input Plugin belonging to a Scene if a pointer stops dragging a Game Object.</text:p>
      <text:p text:style-name="P3">Listen to this event from within a Scene using: <text:span text:style-name="Source_20_Text">this.input.on('dragend', listener)</text:span>.</text:p>
      <text:p text:style-name="P3">To listen for this event from a <text:span text:style-name="Emphasis">specific</text:span> Game Object, use the <text:a xlink:type="simple" xlink:href="https://photonstorm.github.io/phaser3-docs/Phaser.Input.Events.html#event:GAMEOBJECT_DRAG_END" text:style-name="Internet_20_link" text:visited-style-name="Visited_20_Internet_20_Link"><text:span text:style-name="Source_20_Text">GAMEOBJECT_DRAG_END</text:span></text:a> event instead.</text:p>
      <text:h text:style-name="P2" text:outline-level="5">Parameters:</text:h>
      <table:table table:name="Tabela53" table:style-name="Tabela53">
        <table:table-column table:style-name="Tabela53.A"/>
        <table:table-column table:style-name="Tabela53.B"/>
        <table:table-column table:style-name="Tabela53.C"/>
        <table:table-header-rows>
          <table:table-row>
            <table:table-cell table:style-name="Tabela53.A1" office:value-type="string">
              <text:p text:style-name="Table_20_Heading">Name</text:p>
            </table:table-cell>
            <table:table-cell table:style-name="Tabela53.A1" office:value-type="string">
              <text:p text:style-name="Table_20_Heading">Type</text:p>
            </table:table-cell>
            <table:table-cell table:style-name="Tabela53.A1" office:value-type="string">
              <text:p text:style-name="Table_20_Heading">Description</text:p>
            </table:table-cell>
          </table:table-row>
        </table:table-header-rows>
        <table:table-row>
          <table:table-cell table:style-name="Tabela53.A1" office:value-type="string">
            <text:p text:style-name="Table_20_Contents"><text:span text:style-name="Source_20_Text">pointer</text:span></text:p>
          </table:table-cell>
          <table:table-cell table:style-name="Tabela53.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3.A1" office:value-type="string">
            <text:p text:style-name="P160">The Pointer responsible for triggering this <text:soft-page-break/>event.</text:p>
          </table:table-cell>
        </table:table-row>
        <table:table-row>
          <table:table-cell table:style-name="Tabela53.A1" office:value-type="string">
            <text:p text:style-name="Table_20_Contents"><text:span text:style-name="Source_20_Text">gameObject</text:span></text:p>
          </table:table-cell>
          <table:table-cell table:style-name="Tabela53.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3.A1" office:value-type="string">
            <text:p text:style-name="P160">The interactive Game Object that this pointer stopped dragging.</text:p>
          </table:table-cell>
        </table:table-row>
      </table:table>
      <text:p text:style-name="P154">Since: 3.0.0 </text:p>
      <text:p text:style-name="P154">Source: <text:a xlink:type="simple" xlink:href="https://github.com/photonstorm/phaser/tree/v3.51.0/src/input/events/DRAG_END_EVENT.js" text:style-name="Internet_20_link" text:visited-style-name="Visited_20_Internet_20_Link">src/input/events/DRAG_END_EVENT.js</text:a> (<text:a xlink:type="simple" xlink:href="https://github.com/photonstorm/phaser/tree/v3.51.0/src/input/events/DRAG_END_EVENT.js#L7" text:style-name="Internet_20_link" text:visited-style-name="Visited_20_Internet_20_Link">Line 7</text:a>) </text:p>
      <text:p text:style-name="Horizontal_20_Line"/>
      <text:h text:style-name="P1" text:outline-level="4"><text:bookmark text:name="event:DRAG_ENTER__anchor"/><text:bookmark text:name="event:DRAG_ENTER"/>DRAG_ENTER</text:h>
      <text:p text:style-name="P3">The Pointer Drag Enter Input Event.</text:p>
      <text:p text:style-name="P3">This event is dispatched by the Input Plugin belonging to a Scene if a pointer drags a Game Object into a Drag Target.</text:p>
      <text:p text:style-name="P3">Listen to this event from within a Scene using: <text:span text:style-name="Source_20_Text">this.input.on('dragenter', listener)</text:span>.</text:p>
      <text:p text:style-name="P3">A Pointer can only drag a single Game Object at once.</text:p>
      <text:p text:style-name="P3">To listen for this event from a <text:span text:style-name="Emphasis">specific</text:span> Game Object, use the <text:a xlink:type="simple" xlink:href="https://photonstorm.github.io/phaser3-docs/Phaser.Input.Events.html#event:GAMEOBJECT_DRAG_ENTER" text:style-name="Internet_20_link" text:visited-style-name="Visited_20_Internet_20_Link"><text:span text:style-name="Source_20_Text">GAMEOBJECT_DRAG_ENTER</text:span></text:a> event instead.</text:p>
      <text:h text:style-name="P2" text:outline-level="5">Parameters:</text:h>
      <table:table table:name="Tabela54" table:style-name="Tabela54">
        <table:table-column table:style-name="Tabela54.A"/>
        <table:table-column table:style-name="Tabela54.B"/>
        <table:table-column table:style-name="Tabela54.C"/>
        <table:table-header-rows>
          <table:table-row>
            <table:table-cell table:style-name="Tabela54.A1" office:value-type="string">
              <text:p text:style-name="Table_20_Heading">Name</text:p>
            </table:table-cell>
            <table:table-cell table:style-name="Tabela54.A1" office:value-type="string">
              <text:p text:style-name="Table_20_Heading">Type</text:p>
            </table:table-cell>
            <table:table-cell table:style-name="Tabela54.A1" office:value-type="string">
              <text:p text:style-name="Table_20_Heading">Description</text:p>
            </table:table-cell>
          </table:table-row>
        </table:table-header-rows>
        <table:table-row>
          <table:table-cell table:style-name="Tabela54.A1" office:value-type="string">
            <text:p text:style-name="Table_20_Contents"><text:span text:style-name="Source_20_Text">pointer</text:span></text:p>
          </table:table-cell>
          <table:table-cell table:style-name="Tabela54.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4.A1" office:value-type="string">
            <text:p text:style-name="P160">The Pointer responsible for triggering this event.</text:p>
          </table:table-cell>
        </table:table-row>
        <table:table-row>
          <table:table-cell table:style-name="Tabela54.A1" office:value-type="string">
            <text:p text:style-name="Table_20_Contents"><text:span text:style-name="Source_20_Text">gameObject</text:span></text:p>
          </table:table-cell>
          <table:table-cell table:style-name="Tabela54.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4.A1" office:value-type="string">
            <text:p text:style-name="P160">The interactive Game Object that this pointer is dragging.</text:p>
          </table:table-cell>
        </table:table-row>
        <table:table-row>
          <table:table-cell table:style-name="Tabela54.A1" office:value-type="string">
            <text:p text:style-name="Table_20_Contents"><text:span text:style-name="Source_20_Text">target</text:span></text:p>
          </table:table-cell>
          <table:table-cell table:style-name="Tabela54.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4.A1" office:value-type="string">
            <text:p text:style-name="P160">The drag target that this pointer has moved into.</text:p>
          </table:table-cell>
        </table:table-row>
      </table:table>
      <text:p text:style-name="P154">Since: 3.0.0 </text:p>
      <text:p text:style-name="P154">Source: <text:a xlink:type="simple" xlink:href="https://github.com/photonstorm/phaser/tree/v3.51.0/src/input/events/DRAG_ENTER_EVENT.js" text:style-name="Internet_20_link" text:visited-style-name="Visited_20_Internet_20_Link">src/input/events/DRAG_ENTER_EVENT.js</text:a> (<text:a xlink:type="simple" xlink:href="https://github.com/photonstorm/phaser/tree/v3.51.0/src/input/events/DRAG_ENTER_EVENT.js#L7" text:style-name="Internet_20_link" text:visited-style-name="Visited_20_Internet_20_Link">Line 7</text:a>) </text:p>
      <text:p text:style-name="Horizontal_20_Line"/>
      <text:h text:style-name="P1" text:outline-level="4"><text:bookmark text:name="event:DRAG_LEAVE__anchor"/><text:bookmark text:name="event:DRAG_LEAVE"/>DRAG_LEAVE</text:h>
      <text:p text:style-name="P3">The Pointer Drag Leave Input Event.</text:p>
      <text:p text:style-name="P3">This event is dispatched by the Input Plugin belonging to a Scene if a pointer drags a Game Object out of a Drag Target.</text:p>
      <text:p text:style-name="P3">Listen to this event from within a Scene using: <text:span text:style-name="Source_20_Text">this.input.on('dragleave', listener)</text:span>.</text:p>
      <text:p text:style-name="P3">A Pointer can only drag a single Game Object at once.</text:p>
      <text:p text:style-name="P3"><text:soft-page-break/>To listen for this event from a <text:span text:style-name="Emphasis">specific</text:span> Game Object, use the <text:a xlink:type="simple" xlink:href="https://photonstorm.github.io/phaser3-docs/Phaser.Input.Events.html#event:GAMEOBJECT_DRAG_LEAVE" text:style-name="Internet_20_link" text:visited-style-name="Visited_20_Internet_20_Link"><text:span text:style-name="Source_20_Text">GAMEOBJECT_DRAG_LEAVE</text:span></text:a> event instead.</text:p>
      <text:h text:style-name="P2" text:outline-level="5">Parameters:</text:h>
      <table:table table:name="Tabela55" table:style-name="Tabela55">
        <table:table-column table:style-name="Tabela55.A"/>
        <table:table-column table:style-name="Tabela55.B"/>
        <table:table-column table:style-name="Tabela55.C"/>
        <table:table-header-rows>
          <table:table-row>
            <table:table-cell table:style-name="Tabela55.A1" office:value-type="string">
              <text:p text:style-name="Table_20_Heading">Name</text:p>
            </table:table-cell>
            <table:table-cell table:style-name="Tabela55.A1" office:value-type="string">
              <text:p text:style-name="Table_20_Heading">Type</text:p>
            </table:table-cell>
            <table:table-cell table:style-name="Tabela55.A1" office:value-type="string">
              <text:p text:style-name="Table_20_Heading">Description</text:p>
            </table:table-cell>
          </table:table-row>
        </table:table-header-rows>
        <table:table-row>
          <table:table-cell table:style-name="Tabela55.A1" office:value-type="string">
            <text:p text:style-name="Table_20_Contents"><text:span text:style-name="Source_20_Text">pointer</text:span></text:p>
          </table:table-cell>
          <table:table-cell table:style-name="Tabela55.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5.A1" office:value-type="string">
            <text:p text:style-name="P160">The Pointer responsible for triggering this event.</text:p>
          </table:table-cell>
        </table:table-row>
        <table:table-row>
          <table:table-cell table:style-name="Tabela55.A1" office:value-type="string">
            <text:p text:style-name="Table_20_Contents"><text:span text:style-name="Source_20_Text">gameObject</text:span></text:p>
          </table:table-cell>
          <table:table-cell table:style-name="Tabela55.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5.A1" office:value-type="string">
            <text:p text:style-name="P160">The interactive Game Object that this pointer is dragging.</text:p>
          </table:table-cell>
        </table:table-row>
        <table:table-row>
          <table:table-cell table:style-name="Tabela55.A1" office:value-type="string">
            <text:p text:style-name="Table_20_Contents"><text:span text:style-name="Source_20_Text">target</text:span></text:p>
          </table:table-cell>
          <table:table-cell table:style-name="Tabela55.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5.A1" office:value-type="string">
            <text:p text:style-name="P160">The drag target that this pointer has left.</text:p>
          </table:table-cell>
        </table:table-row>
      </table:table>
      <text:p text:style-name="P154">Since: 3.0.0 </text:p>
      <text:p text:style-name="P154">Source: <text:a xlink:type="simple" xlink:href="https://github.com/photonstorm/phaser/tree/v3.51.0/src/input/events/DRAG_LEAVE_EVENT.js" text:style-name="Internet_20_link" text:visited-style-name="Visited_20_Internet_20_Link">src/input/events/DRAG_LEAVE_EVENT.js</text:a> (<text:a xlink:type="simple" xlink:href="https://github.com/photonstorm/phaser/tree/v3.51.0/src/input/events/DRAG_LEAVE_EVENT.js#L7" text:style-name="Internet_20_link" text:visited-style-name="Visited_20_Internet_20_Link">Line 7</text:a>) </text:p>
      <text:p text:style-name="Horizontal_20_Line"/>
      <text:h text:style-name="P1" text:outline-level="4"><text:bookmark text:name="event:DRAG_OVER__anchor"/><text:bookmark text:name="event:DRAG_OVER"/>DRAG_OVER</text:h>
      <text:p text:style-name="P3">The Pointer Drag Over Input Event.</text:p>
      <text:p text:style-name="P3">This event is dispatched by the Input Plugin belonging to a Scene if a pointer drags a Game Object over a Drag Target.</text:p>
      <text:p text:style-name="P3">When the Game Object first enters the drag target it will emit a <text:span text:style-name="Source_20_Text">dragenter</text:span> event. If it then moves while within the drag target, it will emit this event instead.</text:p>
      <text:p text:style-name="P3">Listen to this event from within a Scene using: <text:span text:style-name="Source_20_Text">this.input.on('dragover', listener)</text:span>.</text:p>
      <text:p text:style-name="P3">A Pointer can only drag a single Game Object at once.</text:p>
      <text:p text:style-name="P3">To listen for this event from a <text:span text:style-name="Emphasis">specific</text:span> Game Object, use the <text:a xlink:type="simple" xlink:href="https://photonstorm.github.io/phaser3-docs/Phaser.Input.Events.html#event:GAMEOBJECT_DRAG_OVER" text:style-name="Internet_20_link" text:visited-style-name="Visited_20_Internet_20_Link"><text:span text:style-name="Source_20_Text">GAMEOBJECT_DRAG_OVER</text:span></text:a> event instead.</text:p>
      <text:h text:style-name="P2" text:outline-level="5">Parameters:</text:h>
      <table:table table:name="Tabela56" table:style-name="Tabela56">
        <table:table-column table:style-name="Tabela56.A"/>
        <table:table-column table:style-name="Tabela56.B"/>
        <table:table-column table:style-name="Tabela56.C"/>
        <table:table-header-rows>
          <table:table-row>
            <table:table-cell table:style-name="Tabela56.A1" office:value-type="string">
              <text:p text:style-name="Table_20_Heading">Name</text:p>
            </table:table-cell>
            <table:table-cell table:style-name="Tabela56.A1" office:value-type="string">
              <text:p text:style-name="Table_20_Heading">Type</text:p>
            </table:table-cell>
            <table:table-cell table:style-name="Tabela56.A1" office:value-type="string">
              <text:p text:style-name="Table_20_Heading">Description</text:p>
            </table:table-cell>
          </table:table-row>
        </table:table-header-rows>
        <table:table-row>
          <table:table-cell table:style-name="Tabela56.A1" office:value-type="string">
            <text:p text:style-name="Table_20_Contents"><text:span text:style-name="Source_20_Text">pointer</text:span></text:p>
          </table:table-cell>
          <table:table-cell table:style-name="Tabela56.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6.A1" office:value-type="string">
            <text:p text:style-name="P160">The Pointer responsible for triggering this event.</text:p>
          </table:table-cell>
        </table:table-row>
        <table:table-row>
          <table:table-cell table:style-name="Tabela56.A1" office:value-type="string">
            <text:p text:style-name="Table_20_Contents"><text:span text:style-name="Source_20_Text">gameObject</text:span></text:p>
          </table:table-cell>
          <table:table-cell table:style-name="Tabela56.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6.A1" office:value-type="string">
            <text:p text:style-name="P160">The interactive Game Object that this pointer is dragging.</text:p>
          </table:table-cell>
        </table:table-row>
        <table:table-row>
          <table:table-cell table:style-name="Tabela56.A1" office:value-type="string">
            <text:p text:style-name="Table_20_Contents"><text:span text:style-name="Source_20_Text">target</text:span></text:p>
          </table:table-cell>
          <table:table-cell table:style-name="Tabela56.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6.A1" office:value-type="string">
            <text:p text:style-name="P160">The drag target that this pointer has moved over.</text:p>
          </table:table-cell>
        </table:table-row>
      </table:table>
      <text:p text:style-name="P154">Since: 3.0.0 </text:p>
      <text:p text:style-name="P154">Source: <text:a xlink:type="simple" xlink:href="https://github.com/photonstorm/phaser/tree/v3.51.0/src/input/events/DRAG_OVER_EVENT.js" text:style-name="Internet_20_link" text:visited-style-name="Visited_20_Internet_20_Link">src/input/events/DRAG_OVER_EVENT.js</text:a> (<text:a xlink:type="simple" xlink:href="https://github.com/photonstorm/phaser/tree/v3.51.0/src/input/events/DRAG_OVER_EVENT.js#L7" text:style-name="Internet_20_link" text:visited-style-name="Visited_20_Internet_20_Link">Line 7</text:a>) </text:p>
      <text:p text:style-name="Horizontal_20_Line"/>
      <text:h text:style-name="P1" text:outline-level="4"><text:bookmark text:name="event:DRAG_START__anchor"/><text:bookmark text:name="event:DRAG_START"/><text:soft-page-break/>DRAG_START</text:h>
      <text:p text:style-name="P3">The Pointer Drag Start Input Event.</text:p>
      <text:p text:style-name="P3">This event is dispatched by the Input Plugin belonging to a Scene if a pointer starts to drag any Game Object.</text:p>
      <text:p text:style-name="P3">Listen to this event from within a Scene using: <text:span text:style-name="Source_20_Text">this.input.on('dragstart', listener)</text:span>.</text:p>
      <text:p text:style-name="P3">A Pointer can only drag a single Game Object at once.</text:p>
      <text:p text:style-name="P3">To listen for this event from a <text:span text:style-name="Emphasis">specific</text:span> Game Object, use the <text:a xlink:type="simple" xlink:href="https://photonstorm.github.io/phaser3-docs/Phaser.Input.Events.html#event:GAMEOBJECT_DRAG_START" text:style-name="Internet_20_link" text:visited-style-name="Visited_20_Internet_20_Link"><text:span text:style-name="Source_20_Text">GAMEOBJECT_DRAG_START</text:span></text:a> event instead.</text:p>
      <text:h text:style-name="P2" text:outline-level="5">Parameters:</text:h>
      <table:table table:name="Tabela57" table:style-name="Tabela57">
        <table:table-column table:style-name="Tabela57.A"/>
        <table:table-column table:style-name="Tabela57.B"/>
        <table:table-column table:style-name="Tabela57.C"/>
        <table:table-header-rows>
          <table:table-row>
            <table:table-cell table:style-name="Tabela57.A1" office:value-type="string">
              <text:p text:style-name="Table_20_Heading">Name</text:p>
            </table:table-cell>
            <table:table-cell table:style-name="Tabela57.A1" office:value-type="string">
              <text:p text:style-name="Table_20_Heading">Type</text:p>
            </table:table-cell>
            <table:table-cell table:style-name="Tabela57.A1" office:value-type="string">
              <text:p text:style-name="Table_20_Heading">Description</text:p>
            </table:table-cell>
          </table:table-row>
        </table:table-header-rows>
        <table:table-row>
          <table:table-cell table:style-name="Tabela57.A1" office:value-type="string">
            <text:p text:style-name="Table_20_Contents"><text:span text:style-name="Source_20_Text">pointer</text:span></text:p>
          </table:table-cell>
          <table:table-cell table:style-name="Tabela57.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7.A1" office:value-type="string">
            <text:p text:style-name="P160">The Pointer responsible for triggering this event.</text:p>
          </table:table-cell>
        </table:table-row>
        <table:table-row>
          <table:table-cell table:style-name="Tabela57.A1" office:value-type="string">
            <text:p text:style-name="Table_20_Contents"><text:span text:style-name="Source_20_Text">gameObject</text:span></text:p>
          </table:table-cell>
          <table:table-cell table:style-name="Tabela57.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7.A1" office:value-type="string">
            <text:p text:style-name="P160">The interactive Game Object that this pointer is dragging.</text:p>
          </table:table-cell>
        </table:table-row>
      </table:table>
      <text:p text:style-name="P154">Since: 3.0.0 </text:p>
      <text:p text:style-name="P154">Source: <text:a xlink:type="simple" xlink:href="https://github.com/photonstorm/phaser/tree/v3.51.0/src/input/events/DRAG_START_EVENT.js" text:style-name="Internet_20_link" text:visited-style-name="Visited_20_Internet_20_Link">src/input/events/DRAG_START_EVENT.js</text:a> (<text:a xlink:type="simple" xlink:href="https://github.com/photonstorm/phaser/tree/v3.51.0/src/input/events/DRAG_START_EVENT.js#L7" text:style-name="Internet_20_link" text:visited-style-name="Visited_20_Internet_20_Link">Line 7</text:a>) </text:p>
      <text:p text:style-name="Horizontal_20_Line"/>
      <text:h text:style-name="P1" text:outline-level="4"><text:bookmark text:name="event:DROP__anchor"/><text:bookmark text:name="event:DROP"/>DROP</text:h>
      <text:p text:style-name="P3">The Pointer Drop Input Event.</text:p>
      <text:p text:style-name="P3">This event is dispatched by the Input Plugin belonging to a Scene if a pointer drops a Game Object on a Drag Target.</text:p>
      <text:p text:style-name="P3">Listen to this event from within a Scene using: <text:span text:style-name="Source_20_Text">this.input.on('drop', listener)</text:span>.</text:p>
      <text:p text:style-name="P3">To listen for this event from a <text:span text:style-name="Emphasis">specific</text:span> Game Object, use the <text:a xlink:type="simple" xlink:href="https://photonstorm.github.io/phaser3-docs/Phaser.Input.Events.html#event:GAMEOBJECT_DROP" text:style-name="Internet_20_link" text:visited-style-name="Visited_20_Internet_20_Link"><text:span text:style-name="Source_20_Text">GAMEOBJECT_DROP</text:span></text:a> event instead.</text:p>
      <text:h text:style-name="P2" text:outline-level="5">Parameters:</text:h>
      <table:table table:name="Tabela58" table:style-name="Tabela58">
        <table:table-column table:style-name="Tabela58.A"/>
        <table:table-column table:style-name="Tabela58.B"/>
        <table:table-column table:style-name="Tabela58.C"/>
        <table:table-header-rows>
          <table:table-row>
            <table:table-cell table:style-name="Tabela58.A1" office:value-type="string">
              <text:p text:style-name="Table_20_Heading">Name</text:p>
            </table:table-cell>
            <table:table-cell table:style-name="Tabela58.A1" office:value-type="string">
              <text:p text:style-name="Table_20_Heading">Type</text:p>
            </table:table-cell>
            <table:table-cell table:style-name="Tabela58.A1" office:value-type="string">
              <text:p text:style-name="Table_20_Heading">Description</text:p>
            </table:table-cell>
          </table:table-row>
        </table:table-header-rows>
        <table:table-row>
          <table:table-cell table:style-name="Tabela58.A1" office:value-type="string">
            <text:p text:style-name="Table_20_Contents"><text:span text:style-name="Source_20_Text">pointer</text:span></text:p>
          </table:table-cell>
          <table:table-cell table:style-name="Tabela58.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58.A1" office:value-type="string">
            <text:p text:style-name="P160">The Pointer responsible for triggering this event.</text:p>
          </table:table-cell>
        </table:table-row>
        <table:table-row>
          <table:table-cell table:style-name="Tabela58.A1" office:value-type="string">
            <text:p text:style-name="Table_20_Contents"><text:span text:style-name="Source_20_Text">gameObject</text:span></text:p>
          </table:table-cell>
          <table:table-cell table:style-name="Tabela58.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8.A1" office:value-type="string">
            <text:p text:style-name="P160">The interactive Game Object that this pointer was dragging.</text:p>
          </table:table-cell>
        </table:table-row>
        <table:table-row>
          <table:table-cell table:style-name="Tabela58.A1" office:value-type="string">
            <text:p text:style-name="Table_20_Contents"><text:span text:style-name="Source_20_Text">target</text:span></text:p>
          </table:table-cell>
          <table:table-cell table:style-name="Tabela58.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58.A1" office:value-type="string">
            <text:p text:style-name="P160">The Drag Target the <text:span text:style-name="Source_20_Text">gameObject</text:span> has been dropped on.</text:p>
          </table:table-cell>
        </table:table-row>
      </table:table>
      <text:p text:style-name="P154"><text:soft-page-break/>Since: 3.0.0 </text:p>
      <text:p text:style-name="P154">Source: <text:a xlink:type="simple" xlink:href="https://github.com/photonstorm/phaser/tree/v3.51.0/src/input/events/DROP_EVENT.js" text:style-name="Internet_20_link" text:visited-style-name="Visited_20_Internet_20_Link">src/input/events/DROP_EVENT.js</text:a> (<text:a xlink:type="simple" xlink:href="https://github.com/photonstorm/phaser/tree/v3.51.0/src/input/events/DROP_EVENT.js#L7" text:style-name="Internet_20_link" text:visited-style-name="Visited_20_Internet_20_Link">Line 7</text:a>) </text:p>
      <text:p text:style-name="Horizontal_20_Line"/>
      <text:h text:style-name="P1" text:outline-level="4"><text:bookmark text:name="event:GAME_OUT__anchor"/><text:bookmark text:name="event:GAME_OUT"/>GAME_OUT</text:h>
      <text:p text:style-name="P3">The Input Plugin Game Out Event.</text:p>
      <text:p text:style-name="P3">This event is dispatched by the Input Plugin if the active pointer leaves the game canvas and is now outside of it, elsewhere on the web page.</text:p>
      <text:p text:style-name="P3">Listen to this event from within a Scene using: <text:span text:style-name="Source_20_Text">this.input.on('gameout', listener)</text:span>.</text:p>
      <text:h text:style-name="P2" text:outline-level="5">Parameters:</text:h>
      <table:table table:name="Tabela59" table:style-name="Tabela59">
        <table:table-column table:style-name="Tabela59.A"/>
        <table:table-column table:style-name="Tabela59.B"/>
        <table:table-column table:style-name="Tabela59.C"/>
        <table:table-header-rows>
          <table:table-row>
            <table:table-cell table:style-name="Tabela59.A1" office:value-type="string">
              <text:p text:style-name="Table_20_Heading">Name</text:p>
            </table:table-cell>
            <table:table-cell table:style-name="Tabela59.A1" office:value-type="string">
              <text:p text:style-name="Table_20_Heading">Type</text:p>
            </table:table-cell>
            <table:table-cell table:style-name="Tabela59.A1" office:value-type="string">
              <text:p text:style-name="Table_20_Heading">Description</text:p>
            </table:table-cell>
          </table:table-row>
        </table:table-header-rows>
        <table:table-row>
          <table:table-cell table:style-name="Tabela59.A1" office:value-type="string">
            <text:p text:style-name="Table_20_Contents"><text:span text:style-name="Source_20_Text">time</text:span></text:p>
          </table:table-cell>
          <table:table-cell table:style-name="Tabela59.A1" office:value-type="string">
            <text:p text:style-name="Table_20_Contents">number </text:p>
          </table:table-cell>
          <table:table-cell table:style-name="Tabela59.A1" office:value-type="string">
            <text:p text:style-name="P160">The current time. Either a High Resolution Timer value if it comes from Request Animation Frame, or Date.now if using SetTimeout.</text:p>
          </table:table-cell>
        </table:table-row>
        <table:table-row>
          <table:table-cell table:style-name="Tabela59.A1" office:value-type="string">
            <text:p text:style-name="Table_20_Contents"><text:span text:style-name="Source_20_Text">event</text:span></text:p>
          </table:table-cell>
          <table:table-cell table:style-name="Tabela59.A1" office:value-type="string">
            <text:p text:style-name="Table_20_Contents">MouseEvent | TouchEvent </text:p>
          </table:table-cell>
          <table:table-cell table:style-name="Tabela59.A1" office:value-type="string">
            <text:p text:style-name="P160">The DOM Event that triggered the canvas out.</text:p>
          </table:table-cell>
        </table:table-row>
      </table:table>
      <text:p text:style-name="P154">Since: 3.16.1 </text:p>
      <text:p text:style-name="P154">Source: <text:a xlink:type="simple" xlink:href="https://github.com/photonstorm/phaser/tree/v3.51.0/src/input/events/GAME_OUT_EVENT.js" text:style-name="Internet_20_link" text:visited-style-name="Visited_20_Internet_20_Link">src/input/events/GAME_OUT_EVENT.js</text:a> (<text:a xlink:type="simple" xlink:href="https://github.com/photonstorm/phaser/tree/v3.51.0/src/input/events/GAME_OUT_EVENT.js#L7" text:style-name="Internet_20_link" text:visited-style-name="Visited_20_Internet_20_Link">Line 7</text:a>) </text:p>
      <text:p text:style-name="Horizontal_20_Line"/>
      <text:h text:style-name="P1" text:outline-level="4"><text:bookmark text:name="event:GAME_OVER__anchor"/><text:bookmark text:name="event:GAME_OVER"/>GAME_OVER</text:h>
      <text:p text:style-name="P3">The Input Plugin Game Over Event.</text:p>
      <text:p text:style-name="P3">This event is dispatched by the Input Plugin if the active pointer enters the game canvas and is now over of it, having previously been elsewhere on the web page.</text:p>
      <text:p text:style-name="P3">Listen to this event from within a Scene using: <text:span text:style-name="Source_20_Text">this.input.on('gameover', listener)</text:span>.</text:p>
      <text:h text:style-name="P2" text:outline-level="5">Parameters:</text:h>
      <table:table table:name="Tabela60" table:style-name="Tabela60">
        <table:table-column table:style-name="Tabela60.A"/>
        <table:table-column table:style-name="Tabela60.B"/>
        <table:table-column table:style-name="Tabela60.C"/>
        <table:table-header-rows>
          <table:table-row>
            <table:table-cell table:style-name="Tabela60.A1" office:value-type="string">
              <text:p text:style-name="Table_20_Heading">Name</text:p>
            </table:table-cell>
            <table:table-cell table:style-name="Tabela60.A1" office:value-type="string">
              <text:p text:style-name="Table_20_Heading">Type</text:p>
            </table:table-cell>
            <table:table-cell table:style-name="Tabela60.A1" office:value-type="string">
              <text:p text:style-name="Table_20_Heading">Description</text:p>
            </table:table-cell>
          </table:table-row>
        </table:table-header-rows>
        <table:table-row>
          <table:table-cell table:style-name="Tabela60.A1" office:value-type="string">
            <text:p text:style-name="Table_20_Contents"><text:span text:style-name="Source_20_Text">time</text:span></text:p>
          </table:table-cell>
          <table:table-cell table:style-name="Tabela60.A1" office:value-type="string">
            <text:p text:style-name="Table_20_Contents">number </text:p>
          </table:table-cell>
          <table:table-cell table:style-name="Tabela60.A1" office:value-type="string">
            <text:p text:style-name="P160">The current time. Either a High Resolution Timer value if it comes from Request Animation Frame, or Date.now if using SetTimeout.</text:p>
          </table:table-cell>
        </table:table-row>
        <table:table-row>
          <table:table-cell table:style-name="Tabela60.A1" office:value-type="string">
            <text:p text:style-name="Table_20_Contents"><text:span text:style-name="Source_20_Text">event</text:span></text:p>
          </table:table-cell>
          <table:table-cell table:style-name="Tabela60.A1" office:value-type="string">
            <text:p text:style-name="Table_20_Contents">MouseEvent | TouchEvent </text:p>
          </table:table-cell>
          <table:table-cell table:style-name="Tabela60.A1" office:value-type="string">
            <text:p text:style-name="P160">The DOM Event that triggered the canvas over.</text:p>
          </table:table-cell>
        </table:table-row>
      </table:table>
      <text:p text:style-name="P154">Since: 3.16.1 </text:p>
      <text:p text:style-name="P154">Source: <text:a xlink:type="simple" xlink:href="https://github.com/photonstorm/phaser/tree/v3.51.0/src/input/events/GAME_OVER_EVENT.js" text:style-name="Internet_20_link" text:visited-style-name="Visited_20_Internet_20_Link">src/input/events/GAME_OVER_EVENT.js</text:a> (<text:a xlink:type="simple" xlink:href="https://github.com/photonstorm/phaser/tree/v3.51.0/src/input/events/GAME_OVER_EVENT.js#L7" text:style-name="Internet_20_link" text:visited-style-name="Visited_20_Internet_20_Link">Line 7</text:a>) </text:p>
      <text:p text:style-name="Horizontal_20_Line"/>
      <text:h text:style-name="P1" text:outline-level="4"><text:bookmark text:name="event:GAMEOBJECT_DOWN__anchor"/><text:bookmark text:name="event:GAMEOBJECT_DOWN"/>GAMEOBJECT_DOWN</text:h>
      <text:p text:style-name="P3">The Game Object Down Input Event.</text:p>
      <text:p text:style-name="P3"><text:soft-page-break/>This event is dispatched by the Input Plugin belonging to a Scene if a pointer is pressed down on <text:span text:style-name="Emphasis">any</text:span> interactive Game Object.</text:p>
      <text:p text:style-name="P3">Listen to this event from within a Scene using: <text:span text:style-name="Source_20_Text">this.input.on('gameobjectdown', listener)</text:span>.</text:p>
      <text:p text:style-name="P3">To receive this event, the Game Objects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o listen for this event from a <text:span text:style-name="Emphasis">specific</text:span> Game Object, use the <text:a xlink:type="simple" xlink:href="https://photonstorm.github.io/phaser3-docs/Phaser.Input.Events.html#event:GAMEOBJECT_POINTER_DOWN" text:style-name="Internet_20_link" text:visited-style-name="Visited_20_Internet_20_Link"><text:span text:style-name="Source_20_Text">GAMEOBJECT_POINTER_DOWN</text:span></text:a> event instead.</text:p>
      <text:p text:style-name="P3">The event hierarchy is as follows:</text:p>
      <text:list xml:id="list336581175" text:style-name="L10">
        <text:list-item>
          <text:p text:style-name="P20"><text:a xlink:type="simple" xlink:href="https://photonstorm.github.io/phaser3-docs/Phaser.Input.Events.html#event:GAMEOBJECT_POINTER_DOWN" text:style-name="Internet_20_link" text:visited-style-name="Visited_20_Internet_20_Link"><text:span text:style-name="Source_20_Text">GAMEOBJECT_POINTER_DOWN</text:span></text:a> </text:p>
        </text:list-item>
        <text:list-item>
          <text:p text:style-name="P20"><text:a xlink:type="simple" xlink:href="https://photonstorm.github.io/phaser3-docs/Phaser.Input.Events.html#event:GAMEOBJECT_DOWN" text:style-name="Internet_20_link" text:visited-style-name="Visited_20_Internet_20_Link"><text:span text:style-name="Source_20_Text">GAMEOBJECT_DOWN</text:span></text:a> </text:p>
        </text:list-item>
        <text:list-item>
          <text:p text:style-name="P21"><text:a xlink:type="simple" xlink:href="https://photonstorm.github.io/phaser3-docs/Phaser.Input.Events.html#event:POINTER_DOWN" text:style-name="Internet_20_link" text:visited-style-name="Visited_20_Internet_20_Link"><text:span text:style-name="Source_20_Text">POINTER_DOWN</text:span></text:a> or <text:a xlink:type="simple" xlink:href="https://photonstorm.github.io/phaser3-docs/Phaser.Input.Events.html#event:POINTER_DOWN_OUTSIDE" text:style-name="Internet_20_link" text:visited-style-name="Visited_20_Internet_20_Link"><text:span text:style-name="Source_20_Text">POINTER_DOWN_OUTSID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61" table:style-name="Tabela61">
        <table:table-column table:style-name="Tabela61.A"/>
        <table:table-column table:style-name="Tabela61.B"/>
        <table:table-column table:style-name="Tabela61.C"/>
        <table:table-header-rows>
          <table:table-row>
            <table:table-cell table:style-name="Tabela61.A1" office:value-type="string">
              <text:p text:style-name="Table_20_Heading">Name</text:p>
            </table:table-cell>
            <table:table-cell table:style-name="Tabela61.A1" office:value-type="string">
              <text:p text:style-name="Table_20_Heading">Type</text:p>
            </table:table-cell>
            <table:table-cell table:style-name="Tabela61.A1" office:value-type="string">
              <text:p text:style-name="Table_20_Heading">Description</text:p>
            </table:table-cell>
          </table:table-row>
        </table:table-header-rows>
        <table:table-row>
          <table:table-cell table:style-name="Tabela61.A1" office:value-type="string">
            <text:p text:style-name="Table_20_Contents"><text:span text:style-name="Source_20_Text">pointer</text:span></text:p>
          </table:table-cell>
          <table:table-cell table:style-name="Tabela61.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1.A1" office:value-type="string">
            <text:p text:style-name="P160">The Pointer responsible for triggering this event.</text:p>
          </table:table-cell>
        </table:table-row>
        <table:table-row>
          <table:table-cell table:style-name="Tabela61.A1" office:value-type="string">
            <text:p text:style-name="Table_20_Contents"><text:span text:style-name="Source_20_Text">gameObject</text:span></text:p>
          </table:table-cell>
          <table:table-cell table:style-name="Tabela61.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61.A1" office:value-type="string">
            <text:p text:style-name="P160">The Game Object the pointer was pressed down on.</text:p>
          </table:table-cell>
        </table:table-row>
        <table:table-row>
          <table:table-cell table:style-name="Tabela61.A1" office:value-type="string">
            <text:p text:style-name="Table_20_Contents"><text:span text:style-name="Source_20_Text">event</text:span></text:p>
          </table:table-cell>
          <table:table-cell table:style-name="Tabela61.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61.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DOWN_EVENT.js" text:style-name="Internet_20_link" text:visited-style-name="Visited_20_Internet_20_Link">src/input/events/GAMEOBJECT_DOWN_EVENT.js</text:a> (<text:a xlink:type="simple" xlink:href="https://github.com/photonstorm/phaser/tree/v3.51.0/src/input/events/GAMEOBJECT_DOWN_EVENT.js#L7" text:style-name="Internet_20_link" text:visited-style-name="Visited_20_Internet_20_Link">Line 7</text:a>) </text:p>
      <text:p text:style-name="Horizontal_20_Line"/>
      <text:h text:style-name="P1" text:outline-level="4"><text:bookmark text:name="event:GAMEOBJECT_DRAG__anchor"/><text:bookmark text:name="event:GAMEOBJECT_DRAG"/>GAMEOBJECT_DRAG</text:h>
      <text:p text:style-name="P3">The Game Object Drag Event.</text:p>
      <text:p text:style-name="P3">This event is dispatched by an interactive Game Object if a pointer moves while dragging it.</text:p>
      <text:p text:style-name="P3">Listen to this event from a Game Object using: <text:span text:style-name="Source_20_Text">gameObject.on('drag', listener)</text:span>. Note that the scope of the listener is automatically set to be the Game Object instance itself.</text:p>
      <text:p text:style-name="P3">To receive this event, the Game Object must have been set as interactive and enabled for drag. See <text:a xlink:type="simple" xlink:href="https://photonstorm.github.io/phaser3-docs/Phaser.GameObjects.GameObject.html#setInteractive" text:style-name="Internet_20_link" text:visited-style-name="Visited_20_Internet_20_Link">GameObject.setInteractive</text:a> for more details.</text:p>
      <text:h text:style-name="P2" text:outline-level="5"><text:soft-page-break/>Parameters:</text:h>
      <table:table table:name="Tabela62" table:style-name="Tabela62">
        <table:table-column table:style-name="Tabela62.A"/>
        <table:table-column table:style-name="Tabela62.B"/>
        <table:table-column table:style-name="Tabela62.C"/>
        <table:table-header-rows>
          <table:table-row>
            <table:table-cell table:style-name="Tabela62.A1" office:value-type="string">
              <text:p text:style-name="Table_20_Heading">Name</text:p>
            </table:table-cell>
            <table:table-cell table:style-name="Tabela62.A1" office:value-type="string">
              <text:p text:style-name="Table_20_Heading">Type</text:p>
            </table:table-cell>
            <table:table-cell table:style-name="Tabela62.A1" office:value-type="string">
              <text:p text:style-name="Table_20_Heading">Description</text:p>
            </table:table-cell>
          </table:table-row>
        </table:table-header-rows>
        <table:table-row>
          <table:table-cell table:style-name="Tabela62.A1" office:value-type="string">
            <text:p text:style-name="Table_20_Contents"><text:span text:style-name="Source_20_Text">pointer</text:span></text:p>
          </table:table-cell>
          <table:table-cell table:style-name="Tabela62.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2.A1" office:value-type="string">
            <text:p text:style-name="P160">The Pointer responsible for triggering this event.</text:p>
          </table:table-cell>
        </table:table-row>
        <table:table-row>
          <table:table-cell table:style-name="Tabela62.A1" office:value-type="string">
            <text:p text:style-name="Table_20_Contents"><text:span text:style-name="Source_20_Text">dragX</text:span></text:p>
          </table:table-cell>
          <table:table-cell table:style-name="Tabela62.A1" office:value-type="string">
            <text:p text:style-name="Table_20_Contents">number </text:p>
          </table:table-cell>
          <table:table-cell table:style-name="Tabela62.A1" office:value-type="string">
            <text:p text:style-name="P160">The x coordinate where the Pointer is currently dragging the Game Object, in world space.</text:p>
          </table:table-cell>
        </table:table-row>
        <table:table-row>
          <table:table-cell table:style-name="Tabela62.A1" office:value-type="string">
            <text:p text:style-name="Table_20_Contents"><text:span text:style-name="Source_20_Text">dragY</text:span></text:p>
          </table:table-cell>
          <table:table-cell table:style-name="Tabela62.A1" office:value-type="string">
            <text:p text:style-name="Table_20_Contents">number </text:p>
          </table:table-cell>
          <table:table-cell table:style-name="Tabela62.A1" office:value-type="string">
            <text:p text:style-name="P160">The y coordinate where the Pointer is currently dragging the Game Object, in world space.</text:p>
          </table:table-cell>
        </table:table-row>
      </table:table>
      <text:p text:style-name="P154">Since: 3.0.0 </text:p>
      <text:p text:style-name="P154">Source: <text:a xlink:type="simple" xlink:href="https://github.com/photonstorm/phaser/tree/v3.51.0/src/input/events/GAMEOBJECT_DRAG_EVENT.js" text:style-name="Internet_20_link" text:visited-style-name="Visited_20_Internet_20_Link">src/input/events/GAMEOBJECT_DRAG_EVENT.js</text:a> (<text:a xlink:type="simple" xlink:href="https://github.com/photonstorm/phaser/tree/v3.51.0/src/input/events/GAMEOBJECT_DRAG_EVENT.js#L7" text:style-name="Internet_20_link" text:visited-style-name="Visited_20_Internet_20_Link">Line 7</text:a>) </text:p>
      <text:p text:style-name="Horizontal_20_Line"/>
      <text:h text:style-name="P1" text:outline-level="4"><text:bookmark text:name="event:GAMEOBJECT_DRAG_END__anchor"/><text:bookmark text:name="event:GAMEOBJECT_DRAG_END"/>GAMEOBJECT_DRAG_END</text:h>
      <text:p text:style-name="P3">The Game Object Drag End Event.</text:p>
      <text:p text:style-name="P3">This event is dispatched by an interactive Game Object if a pointer stops dragging it.</text:p>
      <text:p text:style-name="P3">Listen to this event from a Game Object using: <text:span text:style-name="Source_20_Text">gameObject.on('dragend', listener)</text:span>. Note that the scope of the listener is automatically set to be the Game Object instance itself.</text:p>
      <text:p text:style-name="P3">To receive this event, the Game Object must have been set as interactive and enabled for drag. See <text:a xlink:type="simple" xlink:href="https://photonstorm.github.io/phaser3-docs/Phaser.GameObjects.GameObject#setInteractive" text:style-name="Internet_20_link" text:visited-style-name="Visited_20_Internet_20_Link">GameObject.setInteractive</text:a> for more details.</text:p>
      <text:h text:style-name="P2" text:outline-level="5">Parameters:</text:h>
      <table:table table:name="Tabela63" table:style-name="Tabela63">
        <table:table-column table:style-name="Tabela63.A"/>
        <table:table-column table:style-name="Tabela63.B"/>
        <table:table-column table:style-name="Tabela63.C"/>
        <table:table-header-rows>
          <table:table-row>
            <table:table-cell table:style-name="Tabela63.A1" office:value-type="string">
              <text:p text:style-name="Table_20_Heading">Name</text:p>
            </table:table-cell>
            <table:table-cell table:style-name="Tabela63.A1" office:value-type="string">
              <text:p text:style-name="Table_20_Heading">Type</text:p>
            </table:table-cell>
            <table:table-cell table:style-name="Tabela63.A1" office:value-type="string">
              <text:p text:style-name="Table_20_Heading">Description</text:p>
            </table:table-cell>
          </table:table-row>
        </table:table-header-rows>
        <table:table-row>
          <table:table-cell table:style-name="Tabela63.A1" office:value-type="string">
            <text:p text:style-name="Table_20_Contents"><text:span text:style-name="Source_20_Text">pointer</text:span></text:p>
          </table:table-cell>
          <table:table-cell table:style-name="Tabela63.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3.A1" office:value-type="string">
            <text:p text:style-name="P160">The Pointer responsible for triggering this event.</text:p>
          </table:table-cell>
        </table:table-row>
        <table:table-row>
          <table:table-cell table:style-name="Tabela63.A1" office:value-type="string">
            <text:p text:style-name="Table_20_Contents"><text:span text:style-name="Source_20_Text">dragX</text:span></text:p>
          </table:table-cell>
          <table:table-cell table:style-name="Tabela63.A1" office:value-type="string">
            <text:p text:style-name="Table_20_Contents">number </text:p>
          </table:table-cell>
          <table:table-cell table:style-name="Tabela63.A1" office:value-type="string">
            <text:p text:style-name="P160">The x coordinate where the Pointer stopped dragging the Game Object, in world space.</text:p>
          </table:table-cell>
        </table:table-row>
        <table:table-row>
          <table:table-cell table:style-name="Tabela63.A1" office:value-type="string">
            <text:p text:style-name="Table_20_Contents"><text:span text:style-name="Source_20_Text">dragY</text:span></text:p>
          </table:table-cell>
          <table:table-cell table:style-name="Tabela63.A1" office:value-type="string">
            <text:p text:style-name="Table_20_Contents">number </text:p>
          </table:table-cell>
          <table:table-cell table:style-name="Tabela63.A1" office:value-type="string">
            <text:p text:style-name="P160">The y coordinate where the Pointer stopped dragging the Game Object, in world space.</text:p>
          </table:table-cell>
        </table:table-row>
      </table:table>
      <text:p text:style-name="P154">Since: 3.0.0 </text:p>
      <text:p text:style-name="P154">Source: <text:a xlink:type="simple" xlink:href="https://github.com/photonstorm/phaser/tree/v3.51.0/src/input/events/GAMEOBJECT_DRAG_END_EVENT.js" text:style-name="Internet_20_link" text:visited-style-name="Visited_20_Internet_20_Link">src/input/events/GAMEOBJECT_DRAG_END_EVENT.js</text:a> (<text:a xlink:type="simple" xlink:href="https://github.com/photonstorm/phaser/tree/v3.51.0/src/input/events/GAMEOBJECT_DRAG_END_EVENT.js#L7" text:style-name="Internet_20_link" text:visited-style-name="Visited_20_Internet_20_Link">Line 7</text:a>) </text:p>
      <text:p text:style-name="Horizontal_20_Line"/>
      <text:h text:style-name="P1" text:outline-level="4"><text:bookmark text:name="event:GAMEOBJECT_DRAG_ENTER__anchor"/><text:bookmark text:name="event:GAMEOBJECT_DRAG_ENTER"/>GAMEOBJECT_DRAG_ENTER</text:h>
      <text:p text:style-name="P3">The Game Object Drag Enter Event.</text:p>
      <text:p text:style-name="P3">This event is dispatched by an interactive Game Object if a pointer drags it into a drag target.</text:p>
      <text:p text:style-name="P3">Listen to this event from a Game Object using: <text:span text:style-name="Source_20_Text">gameObject.on('dragenter', listener)</text:span>. Note that the scope of the listener is automatically set to be the Game Object instance itself.</text:p>
      <text:p text:style-name="P3"><text:soft-page-break/>To receive this event, the Game Object must have been set as interactive and enabled for drag. See <text:a xlink:type="simple" xlink:href="https://photonstorm.github.io/phaser3-docs/Phaser.GameObjects.GameObject.html#setInteractive" text:style-name="Internet_20_link" text:visited-style-name="Visited_20_Internet_20_Link">GameObject.setInteractive</text:a> for more details.</text:p>
      <text:h text:style-name="P2" text:outline-level="5">Parameters:</text:h>
      <table:table table:name="Tabela64" table:style-name="Tabela64">
        <table:table-column table:style-name="Tabela64.A"/>
        <table:table-column table:style-name="Tabela64.B"/>
        <table:table-column table:style-name="Tabela64.C"/>
        <table:table-header-rows>
          <table:table-row>
            <table:table-cell table:style-name="Tabela64.A1" office:value-type="string">
              <text:p text:style-name="Table_20_Heading">Name</text:p>
            </table:table-cell>
            <table:table-cell table:style-name="Tabela64.A1" office:value-type="string">
              <text:p text:style-name="Table_20_Heading">Type</text:p>
            </table:table-cell>
            <table:table-cell table:style-name="Tabela64.A1" office:value-type="string">
              <text:p text:style-name="Table_20_Heading">Description</text:p>
            </table:table-cell>
          </table:table-row>
        </table:table-header-rows>
        <table:table-row>
          <table:table-cell table:style-name="Tabela64.A1" office:value-type="string">
            <text:p text:style-name="Table_20_Contents"><text:span text:style-name="Source_20_Text">pointer</text:span></text:p>
          </table:table-cell>
          <table:table-cell table:style-name="Tabela64.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4.A1" office:value-type="string">
            <text:p text:style-name="P160">The Pointer responsible for triggering this event.</text:p>
          </table:table-cell>
        </table:table-row>
        <table:table-row>
          <table:table-cell table:style-name="Tabela64.A1" office:value-type="string">
            <text:p text:style-name="Table_20_Contents"><text:span text:style-name="Source_20_Text">target</text:span></text:p>
          </table:table-cell>
          <table:table-cell table:style-name="Tabela64.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64.A1" office:value-type="string">
            <text:p text:style-name="P160">The drag target that this pointer has moved into.</text:p>
          </table:table-cell>
        </table:table-row>
      </table:table>
      <text:p text:style-name="P154">Since: 3.0.0 </text:p>
      <text:p text:style-name="P154">Source: <text:a xlink:type="simple" xlink:href="https://github.com/photonstorm/phaser/tree/v3.51.0/src/input/events/GAMEOBJECT_DRAG_ENTER_EVENT.js" text:style-name="Internet_20_link" text:visited-style-name="Visited_20_Internet_20_Link">src/input/events/GAMEOBJECT_DRAG_ENTER_EVENT.js</text:a> (<text:a xlink:type="simple" xlink:href="https://github.com/photonstorm/phaser/tree/v3.51.0/src/input/events/GAMEOBJECT_DRAG_ENTER_EVENT.js#L7" text:style-name="Internet_20_link" text:visited-style-name="Visited_20_Internet_20_Link">Line 7</text:a>) </text:p>
      <text:p text:style-name="Horizontal_20_Line"/>
      <text:h text:style-name="P1" text:outline-level="4"><text:bookmark text:name="event:GAMEOBJECT_DRAG_LEAVE__anchor"/><text:bookmark text:name="event:GAMEOBJECT_DRAG_LEAVE"/>GAMEOBJECT_DRAG_LEAVE</text:h>
      <text:p text:style-name="P3">The Game Object Drag Leave Event.</text:p>
      <text:p text:style-name="P3">This event is dispatched by an interactive Game Object if a pointer drags it out of a drag target.</text:p>
      <text:p text:style-name="P3">Listen to this event from a Game Object using: <text:span text:style-name="Source_20_Text">gameObject.on('dragleave', listener)</text:span>. Note that the scope of the listener is automatically set to be the Game Object instance itself.</text:p>
      <text:p text:style-name="P3">To receive this event, the Game Object must have been set as interactive and enabled for drag. See <text:a xlink:type="simple" xlink:href="https://photonstorm.github.io/phaser3-docs/Phaser.GameObjects.GameObject.html#setInteractive" text:style-name="Internet_20_link" text:visited-style-name="Visited_20_Internet_20_Link">GameObject.setInteractive</text:a> for more details.</text:p>
      <text:h text:style-name="P2" text:outline-level="5">Parameters:</text:h>
      <table:table table:name="Tabela65" table:style-name="Tabela65">
        <table:table-column table:style-name="Tabela65.A"/>
        <table:table-column table:style-name="Tabela65.B"/>
        <table:table-column table:style-name="Tabela65.C"/>
        <table:table-header-rows>
          <table:table-row>
            <table:table-cell table:style-name="Tabela65.A1" office:value-type="string">
              <text:p text:style-name="Table_20_Heading">Name</text:p>
            </table:table-cell>
            <table:table-cell table:style-name="Tabela65.A1" office:value-type="string">
              <text:p text:style-name="Table_20_Heading">Type</text:p>
            </table:table-cell>
            <table:table-cell table:style-name="Tabela65.A1" office:value-type="string">
              <text:p text:style-name="Table_20_Heading">Description</text:p>
            </table:table-cell>
          </table:table-row>
        </table:table-header-rows>
        <table:table-row>
          <table:table-cell table:style-name="Tabela65.A1" office:value-type="string">
            <text:p text:style-name="Table_20_Contents"><text:span text:style-name="Source_20_Text">pointer</text:span></text:p>
          </table:table-cell>
          <table:table-cell table:style-name="Tabela65.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5.A1" office:value-type="string">
            <text:p text:style-name="P160">The Pointer responsible for triggering this event.</text:p>
          </table:table-cell>
        </table:table-row>
        <table:table-row>
          <table:table-cell table:style-name="Tabela65.A1" office:value-type="string">
            <text:p text:style-name="Table_20_Contents"><text:span text:style-name="Source_20_Text">target</text:span></text:p>
          </table:table-cell>
          <table:table-cell table:style-name="Tabela65.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65.A1" office:value-type="string">
            <text:p text:style-name="P160">The drag target that this pointer has left.</text:p>
          </table:table-cell>
        </table:table-row>
      </table:table>
      <text:p text:style-name="P154">Since: 3.0.0 </text:p>
      <text:p text:style-name="P154">Source: <text:a xlink:type="simple" xlink:href="https://github.com/photonstorm/phaser/tree/v3.51.0/src/input/events/GAMEOBJECT_DRAG_LEAVE_EVENT.js" text:style-name="Internet_20_link" text:visited-style-name="Visited_20_Internet_20_Link">src/input/events/GAMEOBJECT_DRAG_LEAVE_EVENT.js</text:a> (<text:a xlink:type="simple" xlink:href="https://github.com/photonstorm/phaser/tree/v3.51.0/src/input/events/GAMEOBJECT_DRAG_LEAVE_EVENT.js#L7" text:style-name="Internet_20_link" text:visited-style-name="Visited_20_Internet_20_Link">Line 7</text:a>) </text:p>
      <text:p text:style-name="Horizontal_20_Line"/>
      <text:h text:style-name="P1" text:outline-level="4"><text:bookmark text:name="event:GAMEOBJECT_DRAG_OVER__anchor"/><text:bookmark text:name="event:GAMEOBJECT_DRAG_OVER"/>GAMEOBJECT_DRAG_OVER</text:h>
      <text:p text:style-name="P3">The Game Object Drag Over Event.</text:p>
      <text:p text:style-name="P3">This event is dispatched by an interactive Game Object if a pointer drags it over a drag target.</text:p>
      <text:p text:style-name="P3">When the Game Object first enters the drag target it will emit a <text:span text:style-name="Source_20_Text">dragenter</text:span> event. If it then moves while within the drag target, it will emit this event instead.</text:p>
      <text:p text:style-name="P3"><text:soft-page-break/>Listen to this event from a Game Object using: <text:span text:style-name="Source_20_Text">gameObject.on('dragover', listener)</text:span>. Note that the scope of the listener is automatically set to be the Game Object instance itself.</text:p>
      <text:p text:style-name="P3">To receive this event, the Game Object must have been set as interactive and enabled for drag. See <text:a xlink:type="simple" xlink:href="https://photonstorm.github.io/phaser3-docs/Phaser.GameObjects.GameObject.html#setInteractive" text:style-name="Internet_20_link" text:visited-style-name="Visited_20_Internet_20_Link">GameObject.setInteractive</text:a> for more details.</text:p>
      <text:h text:style-name="P2" text:outline-level="5">Parameters:</text:h>
      <table:table table:name="Tabela66" table:style-name="Tabela66">
        <table:table-column table:style-name="Tabela66.A"/>
        <table:table-column table:style-name="Tabela66.B"/>
        <table:table-column table:style-name="Tabela66.C"/>
        <table:table-header-rows>
          <table:table-row>
            <table:table-cell table:style-name="Tabela66.A1" office:value-type="string">
              <text:p text:style-name="Table_20_Heading">Name</text:p>
            </table:table-cell>
            <table:table-cell table:style-name="Tabela66.A1" office:value-type="string">
              <text:p text:style-name="Table_20_Heading">Type</text:p>
            </table:table-cell>
            <table:table-cell table:style-name="Tabela66.A1" office:value-type="string">
              <text:p text:style-name="Table_20_Heading">Description</text:p>
            </table:table-cell>
          </table:table-row>
        </table:table-header-rows>
        <table:table-row>
          <table:table-cell table:style-name="Tabela66.A1" office:value-type="string">
            <text:p text:style-name="Table_20_Contents"><text:span text:style-name="Source_20_Text">pointer</text:span></text:p>
          </table:table-cell>
          <table:table-cell table:style-name="Tabela66.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6.A1" office:value-type="string">
            <text:p text:style-name="P160">The Pointer responsible for triggering this event.</text:p>
          </table:table-cell>
        </table:table-row>
        <table:table-row>
          <table:table-cell table:style-name="Tabela66.A1" office:value-type="string">
            <text:p text:style-name="Table_20_Contents"><text:span text:style-name="Source_20_Text">target</text:span></text:p>
          </table:table-cell>
          <table:table-cell table:style-name="Tabela66.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66.A1" office:value-type="string">
            <text:p text:style-name="P160">The drag target that this pointer has moved over.</text:p>
          </table:table-cell>
        </table:table-row>
      </table:table>
      <text:p text:style-name="P154">Since: 3.0.0 </text:p>
      <text:p text:style-name="P154">Source: <text:a xlink:type="simple" xlink:href="https://github.com/photonstorm/phaser/tree/v3.51.0/src/input/events/GAMEOBJECT_DRAG_OVER_EVENT.js" text:style-name="Internet_20_link" text:visited-style-name="Visited_20_Internet_20_Link">src/input/events/GAMEOBJECT_DRAG_OVER_EVENT.js</text:a> (<text:a xlink:type="simple" xlink:href="https://github.com/photonstorm/phaser/tree/v3.51.0/src/input/events/GAMEOBJECT_DRAG_OVER_EVENT.js#L7" text:style-name="Internet_20_link" text:visited-style-name="Visited_20_Internet_20_Link">Line 7</text:a>) </text:p>
      <text:p text:style-name="Horizontal_20_Line"/>
      <text:h text:style-name="P1" text:outline-level="4"><text:bookmark text:name="event:GAMEOBJECT_DRAG_START__anchor"/><text:bookmark text:name="event:GAMEOBJECT_DRAG_START"/>GAMEOBJECT_DRAG_START</text:h>
      <text:p text:style-name="P3">The Game Object Drag Start Event.</text:p>
      <text:p text:style-name="P3">This event is dispatched by an interactive Game Object if a pointer starts to drag it.</text:p>
      <text:p text:style-name="P3">Listen to this event from a Game Object using: <text:span text:style-name="Source_20_Text">gameObject.on('dragstart', listener)</text:span>. Note that the scope of the listener is automatically set to be the Game Object instance itself.</text:p>
      <text:p text:style-name="P3">To receive this event, the Game Object must have been set as interactive and enabled for drag. See <text:a xlink:type="simple" xlink:href="https://photonstorm.github.io/phaser3-docs/Phaser.GameObjects.GameObject.html#setInteractive" text:style-name="Internet_20_link" text:visited-style-name="Visited_20_Internet_20_Link">GameObject.setInteractive</text:a> for more details.</text:p>
      <text:p text:style-name="P3">There are lots of useful drag related properties that are set within the Game Object when dragging occurs. For example, <text:span text:style-name="Source_20_Text">gameObject.input.dragStartX</text:span>, <text:span text:style-name="Source_20_Text">dragStartY</text:span> and so on.</text:p>
      <text:h text:style-name="P2" text:outline-level="5">Parameters:</text:h>
      <table:table table:name="Tabela67" table:style-name="Tabela67">
        <table:table-column table:style-name="Tabela67.A"/>
        <table:table-column table:style-name="Tabela67.B"/>
        <table:table-column table:style-name="Tabela67.C"/>
        <table:table-header-rows>
          <table:table-row>
            <table:table-cell table:style-name="Tabela67.A1" office:value-type="string">
              <text:p text:style-name="Table_20_Heading">Name</text:p>
            </table:table-cell>
            <table:table-cell table:style-name="Tabela67.A1" office:value-type="string">
              <text:p text:style-name="Table_20_Heading">Type</text:p>
            </table:table-cell>
            <table:table-cell table:style-name="Tabela67.A1" office:value-type="string">
              <text:p text:style-name="Table_20_Heading">Description</text:p>
            </table:table-cell>
          </table:table-row>
        </table:table-header-rows>
        <table:table-row>
          <table:table-cell table:style-name="Tabela67.A1" office:value-type="string">
            <text:p text:style-name="Table_20_Contents"><text:span text:style-name="Source_20_Text">pointer</text:span></text:p>
          </table:table-cell>
          <table:table-cell table:style-name="Tabela67.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7.A1" office:value-type="string">
            <text:p text:style-name="P160">The Pointer responsible for triggering this event.</text:p>
          </table:table-cell>
        </table:table-row>
        <table:table-row>
          <table:table-cell table:style-name="Tabela67.A1" office:value-type="string">
            <text:p text:style-name="Table_20_Contents"><text:span text:style-name="Source_20_Text">dragX</text:span></text:p>
          </table:table-cell>
          <table:table-cell table:style-name="Tabela67.A1" office:value-type="string">
            <text:p text:style-name="Table_20_Contents">number </text:p>
          </table:table-cell>
          <table:table-cell table:style-name="Tabela67.A1" office:value-type="string">
            <text:p text:style-name="P160">The x coordinate where the Pointer is currently dragging the Game Object, in world space.</text:p>
          </table:table-cell>
        </table:table-row>
        <table:table-row>
          <table:table-cell table:style-name="Tabela67.A1" office:value-type="string">
            <text:p text:style-name="Table_20_Contents"><text:span text:style-name="Source_20_Text">dragY</text:span></text:p>
          </table:table-cell>
          <table:table-cell table:style-name="Tabela67.A1" office:value-type="string">
            <text:p text:style-name="Table_20_Contents">number </text:p>
          </table:table-cell>
          <table:table-cell table:style-name="Tabela67.A1" office:value-type="string">
            <text:p text:style-name="P160">The y coordinate where the Pointer is currently dragging the Game Object, in world space.</text:p>
          </table:table-cell>
        </table:table-row>
      </table:table>
      <text:p text:style-name="P154">Since: 3.0.0 </text:p>
      <text:p text:style-name="P154">Source: <text:a xlink:type="simple" xlink:href="https://github.com/photonstorm/phaser/tree/v3.51.0/src/input/events/GAMEOBJECT_DRAG_START_EVENT.js" text:style-name="Internet_20_link" text:visited-style-name="Visited_20_Internet_20_Link">src/input/events/GAMEOBJECT_DRAG_START_EVENT.js</text:a> (<text:a xlink:type="simple" xlink:href="https://github.com/photonstorm/phaser/tree/v3.51.0/src/input/events/GAMEOBJECT_DRAG_START_EVENT.js#L7" text:style-name="Internet_20_link" text:visited-style-name="Visited_20_Internet_20_Link">Line 7</text:a>) </text:p>
      <text:p text:style-name="Horizontal_20_Line"/>
      <text:h text:style-name="P1" text:outline-level="4"><text:bookmark text:name="event:GAMEOBJECT_DROP__anchor"/><text:bookmark text:name="event:GAMEOBJECT_DROP"/><text:soft-page-break/>GAMEOBJECT_DROP</text:h>
      <text:p text:style-name="P3">The Game Object Drop Event.</text:p>
      <text:p text:style-name="P3">This event is dispatched by an interactive Game Object if a pointer drops it on a Drag Target.</text:p>
      <text:p text:style-name="P3">Listen to this event from a Game Object using: <text:span text:style-name="Source_20_Text">gameObject.on('drop', listener)</text:span>. Note that the scope of the listener is automatically set to be the Game Object instance itself.</text:p>
      <text:p text:style-name="P3">To receive this event, the Game Object must have been set as interactive and enabled for drag. See <text:a xlink:type="simple" xlink:href="https://photonstorm.github.io/phaser3-docs/Phaser.GameObjects.GameObject.html#setInteractive" text:style-name="Internet_20_link" text:visited-style-name="Visited_20_Internet_20_Link">GameObject.setInteractive</text:a> for more details.</text:p>
      <text:h text:style-name="P2" text:outline-level="5">Parameters:</text:h>
      <table:table table:name="Tabela68" table:style-name="Tabela68">
        <table:table-column table:style-name="Tabela68.A"/>
        <table:table-column table:style-name="Tabela68.B"/>
        <table:table-column table:style-name="Tabela68.C"/>
        <table:table-header-rows>
          <table:table-row>
            <table:table-cell table:style-name="Tabela68.A1" office:value-type="string">
              <text:p text:style-name="Table_20_Heading">Name</text:p>
            </table:table-cell>
            <table:table-cell table:style-name="Tabela68.A1" office:value-type="string">
              <text:p text:style-name="Table_20_Heading">Type</text:p>
            </table:table-cell>
            <table:table-cell table:style-name="Tabela68.A1" office:value-type="string">
              <text:p text:style-name="Table_20_Heading">Description</text:p>
            </table:table-cell>
          </table:table-row>
        </table:table-header-rows>
        <table:table-row>
          <table:table-cell table:style-name="Tabela68.A1" office:value-type="string">
            <text:p text:style-name="Table_20_Contents"><text:span text:style-name="Source_20_Text">pointer</text:span></text:p>
          </table:table-cell>
          <table:table-cell table:style-name="Tabela68.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8.A1" office:value-type="string">
            <text:p text:style-name="P160">The Pointer responsible for triggering this event.</text:p>
          </table:table-cell>
        </table:table-row>
        <table:table-row>
          <table:table-cell table:style-name="Tabela68.A1" office:value-type="string">
            <text:p text:style-name="Table_20_Contents"><text:span text:style-name="Source_20_Text">target</text:span></text:p>
          </table:table-cell>
          <table:table-cell table:style-name="Tabela68.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68.A1" office:value-type="string">
            <text:p text:style-name="P160">The Drag Target the <text:span text:style-name="Source_20_Text">gameObject</text:span> has been dropped on.</text:p>
          </table:table-cell>
        </table:table-row>
      </table:table>
      <text:p text:style-name="P154">Since: 3.0.0 </text:p>
      <text:p text:style-name="P154">Source: <text:a xlink:type="simple" xlink:href="https://github.com/photonstorm/phaser/tree/v3.51.0/src/input/events/GAMEOBJECT_DROP_EVENT.js" text:style-name="Internet_20_link" text:visited-style-name="Visited_20_Internet_20_Link">src/input/events/GAMEOBJECT_DROP_EVENT.js</text:a> (<text:a xlink:type="simple" xlink:href="https://github.com/photonstorm/phaser/tree/v3.51.0/src/input/events/GAMEOBJECT_DROP_EVENT.js#L7" text:style-name="Internet_20_link" text:visited-style-name="Visited_20_Internet_20_Link">Line 7</text:a>) </text:p>
      <text:p text:style-name="Horizontal_20_Line"/>
      <text:h text:style-name="P1" text:outline-level="4"><text:bookmark text:name="event:GAMEOBJECT_MOVE__anchor"/><text:bookmark text:name="event:GAMEOBJECT_MOVE"/>GAMEOBJECT_MOVE</text:h>
      <text:p text:style-name="P3">The Game Object Move Input Event.</text:p>
      <text:p text:style-name="P3">This event is dispatched by the Input Plugin belonging to a Scene if a pointer is moved across <text:span text:style-name="Emphasis">any</text:span> interactive Game Object.</text:p>
      <text:p text:style-name="P3">Listen to this event from within a Scene using: <text:span text:style-name="Source_20_Text">this.input.on('gameobjectmove', listener)</text:span>.</text:p>
      <text:p text:style-name="P3">To receive this event, the Game Objects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o listen for this event from a <text:span text:style-name="Emphasis">specific</text:span> Game Object, use the <text:a xlink:type="simple" xlink:href="https://photonstorm.github.io/phaser3-docs/Phaser.Input.Events.html#event:GAMEOBJECT_POINTER_MOVE" text:style-name="Internet_20_link" text:visited-style-name="Visited_20_Internet_20_Link"><text:span text:style-name="Source_20_Text">GAMEOBJECT_POINTER_MOVE</text:span></text:a> event instead.</text:p>
      <text:p text:style-name="P3">The event hierarchy is as follows:</text:p>
      <text:list xml:id="list1299596149" text:style-name="L11">
        <text:list-item>
          <text:p text:style-name="P22"><text:a xlink:type="simple" xlink:href="https://photonstorm.github.io/phaser3-docs/Phaser.Input.Events.html#event:GAMEOBJECT_POINTER_MOVE" text:style-name="Internet_20_link" text:visited-style-name="Visited_20_Internet_20_Link"><text:span text:style-name="Source_20_Text">GAMEOBJECT_POINTER_MOVE</text:span></text:a> </text:p>
        </text:list-item>
        <text:list-item>
          <text:p text:style-name="P22"><text:a xlink:type="simple" xlink:href="https://photonstorm.github.io/phaser3-docs/Phaser.Input.Events.html#event:GAMEOBJECT_MOVE" text:style-name="Internet_20_link" text:visited-style-name="Visited_20_Internet_20_Link"><text:span text:style-name="Source_20_Text">GAMEOBJECT_MOVE</text:span></text:a> </text:p>
        </text:list-item>
        <text:list-item>
          <text:p text:style-name="P23"><text:a xlink:type="simple" xlink:href="https://photonstorm.github.io/phaser3-docs/Phaser.Input.Events.html#event:POINTER_MOVE" text:style-name="Internet_20_link" text:visited-style-name="Visited_20_Internet_20_Link"><text:span text:style-name="Source_20_Text">POINTER_MOVE</text:span></text:a> </text:p>
        </text:list-item>
      </text:list>
      <text:p text:style-name="P3">With the top event being dispatched first and then flowing down the list. Note that higher-up event handlers can stop the propagation of this event.</text:p>
      <text:h text:style-name="P2" text:outline-level="5"><text:soft-page-break/>Parameters:</text:h>
      <table:table table:name="Tabela69" table:style-name="Tabela69">
        <table:table-column table:style-name="Tabela69.A"/>
        <table:table-column table:style-name="Tabela69.B"/>
        <table:table-column table:style-name="Tabela69.C"/>
        <table:table-header-rows>
          <table:table-row>
            <table:table-cell table:style-name="Tabela69.A1" office:value-type="string">
              <text:p text:style-name="Table_20_Heading">Name</text:p>
            </table:table-cell>
            <table:table-cell table:style-name="Tabela69.A1" office:value-type="string">
              <text:p text:style-name="Table_20_Heading">Type</text:p>
            </table:table-cell>
            <table:table-cell table:style-name="Tabela69.A1" office:value-type="string">
              <text:p text:style-name="Table_20_Heading">Description</text:p>
            </table:table-cell>
          </table:table-row>
        </table:table-header-rows>
        <table:table-row>
          <table:table-cell table:style-name="Tabela69.A1" office:value-type="string">
            <text:p text:style-name="Table_20_Contents"><text:span text:style-name="Source_20_Text">pointer</text:span></text:p>
          </table:table-cell>
          <table:table-cell table:style-name="Tabela69.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69.A1" office:value-type="string">
            <text:p text:style-name="P160">The Pointer responsible for triggering this event.</text:p>
          </table:table-cell>
        </table:table-row>
        <table:table-row>
          <table:table-cell table:style-name="Tabela69.A1" office:value-type="string">
            <text:p text:style-name="Table_20_Contents"><text:span text:style-name="Source_20_Text">gameObject</text:span></text:p>
          </table:table-cell>
          <table:table-cell table:style-name="Tabela69.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69.A1" office:value-type="string">
            <text:p text:style-name="P160">The Game Object the pointer was moved on.</text:p>
          </table:table-cell>
        </table:table-row>
        <table:table-row>
          <table:table-cell table:style-name="Tabela69.A1" office:value-type="string">
            <text:p text:style-name="Table_20_Contents"><text:span text:style-name="Source_20_Text">event</text:span></text:p>
          </table:table-cell>
          <table:table-cell table:style-name="Tabela69.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69.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MOVE_EVENT.js" text:style-name="Internet_20_link" text:visited-style-name="Visited_20_Internet_20_Link">src/input/events/GAMEOBJECT_MOVE_EVENT.js</text:a> (<text:a xlink:type="simple" xlink:href="https://github.com/photonstorm/phaser/tree/v3.51.0/src/input/events/GAMEOBJECT_MOVE_EVENT.js#L7" text:style-name="Internet_20_link" text:visited-style-name="Visited_20_Internet_20_Link">Line 7</text:a>) </text:p>
      <text:p text:style-name="Horizontal_20_Line"/>
      <text:h text:style-name="P1" text:outline-level="4"><text:bookmark text:name="event:GAMEOBJECT_OUT__anchor"/><text:bookmark text:name="event:GAMEOBJECT_OUT"/>GAMEOBJECT_OUT</text:h>
      <text:p text:style-name="P3">The Game Object Out Input Event.</text:p>
      <text:p text:style-name="P3">This event is dispatched by the Input Plugin belonging to a Scene if a pointer moves out of <text:span text:style-name="Emphasis">any</text:span> interactive Game Object.</text:p>
      <text:p text:style-name="P3">Listen to this event from within a Scene using: <text:span text:style-name="Source_20_Text">this.input.on('gameobjectout', listener)</text:span>.</text:p>
      <text:p text:style-name="P3">To receive this event, the Game Objects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o listen for this event from a <text:span text:style-name="Emphasis">specific</text:span> Game Object, use the <text:a xlink:type="simple" xlink:href="https://photonstorm.github.io/phaser3-docs/Phaser.Input.Events.html#event:GAMEOBJECT_POINTER_OUT" text:style-name="Internet_20_link" text:visited-style-name="Visited_20_Internet_20_Link"><text:span text:style-name="Source_20_Text">GAMEOBJECT_POINTER_OUT</text:span></text:a> event instead.</text:p>
      <text:p text:style-name="P3">The event hierarchy is as follows:</text:p>
      <text:list xml:id="list55664274" text:style-name="L12">
        <text:list-item>
          <text:p text:style-name="P24"><text:a xlink:type="simple" xlink:href="https://photonstorm.github.io/phaser3-docs/Phaser.Input.Events.html#event:GAMEOBJECT_POINTER_OUT" text:style-name="Internet_20_link" text:visited-style-name="Visited_20_Internet_20_Link"><text:span text:style-name="Source_20_Text">GAMEOBJECT_POINTER_OUT</text:span></text:a> </text:p>
        </text:list-item>
        <text:list-item>
          <text:p text:style-name="P24"><text:a xlink:type="simple" xlink:href="https://photonstorm.github.io/phaser3-docs/Phaser.Input.Events.html#event:GAMEOBJECT_OUT" text:style-name="Internet_20_link" text:visited-style-name="Visited_20_Internet_20_Link"><text:span text:style-name="Source_20_Text">GAMEOBJECT_OUT</text:span></text:a> </text:p>
        </text:list-item>
        <text:list-item>
          <text:p text:style-name="P25"><text:a xlink:type="simple" xlink:href="https://photonstorm.github.io/phaser3-docs/Phaser.Input.Events.html#event:POINTER_OUT" text:style-name="Internet_20_link" text:visited-style-name="Visited_20_Internet_20_Link"><text:span text:style-name="Source_20_Text">POINTER_OUT</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0" table:style-name="Tabela70">
        <table:table-column table:style-name="Tabela70.A"/>
        <table:table-column table:style-name="Tabela70.B"/>
        <table:table-column table:style-name="Tabela70.C"/>
        <table:table-header-rows>
          <table:table-row>
            <table:table-cell table:style-name="Tabela70.A1" office:value-type="string">
              <text:p text:style-name="Table_20_Heading">Name</text:p>
            </table:table-cell>
            <table:table-cell table:style-name="Tabela70.A1" office:value-type="string">
              <text:p text:style-name="Table_20_Heading">Type</text:p>
            </table:table-cell>
            <table:table-cell table:style-name="Tabela70.A1" office:value-type="string">
              <text:p text:style-name="Table_20_Heading">Description</text:p>
            </table:table-cell>
          </table:table-row>
        </table:table-header-rows>
        <table:table-row>
          <table:table-cell table:style-name="Tabela70.A1" office:value-type="string">
            <text:p text:style-name="Table_20_Contents"><text:span text:style-name="Source_20_Text">pointer</text:span></text:p>
          </table:table-cell>
          <table:table-cell table:style-name="Tabela70.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0.A1" office:value-type="string">
            <text:p text:style-name="P160">The Pointer responsible for triggering this event.</text:p>
          </table:table-cell>
        </table:table-row>
        <table:table-row>
          <table:table-cell table:style-name="Tabela70.A1" office:value-type="string">
            <text:p text:style-name="Table_20_Contents"><text:span text:style-name="Source_20_Text">gameObject</text:span></text:p>
          </table:table-cell>
          <table:table-cell table:style-name="Tabela70.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70.A1" office:value-type="string">
            <text:p text:style-name="P160">The Game Object the pointer moved out of.</text:p>
          </table:table-cell>
        </table:table-row>
        <table:table-row>
          <table:table-cell table:style-name="Tabela70.A1" office:value-type="string">
            <text:p text:style-name="Table_20_Contents"><text:span text:style-name="Source_20_Text">event</text:span></text:p>
          </table:table-cell>
          <table:table-cell table:style-name="Tabela70.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0.A1" office:value-type="string">
            <text:p text:style-name="P160">The Phaser input event. You can call <text:soft-page-break/><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OUT_EVENT.js" text:style-name="Internet_20_link" text:visited-style-name="Visited_20_Internet_20_Link">src/input/events/GAMEOBJECT_OUT_EVENT.js</text:a> (<text:a xlink:type="simple" xlink:href="https://github.com/photonstorm/phaser/tree/v3.51.0/src/input/events/GAMEOBJECT_OUT_EVENT.js#L7" text:style-name="Internet_20_link" text:visited-style-name="Visited_20_Internet_20_Link">Line 7</text:a>) </text:p>
      <text:p text:style-name="Horizontal_20_Line"/>
      <text:h text:style-name="P1" text:outline-level="4"><text:bookmark text:name="event:GAMEOBJECT_OVER__anchor"/><text:bookmark text:name="event:GAMEOBJECT_OVER"/>GAMEOBJECT_OVER</text:h>
      <text:p text:style-name="P3">The Game Object Over Input Event.</text:p>
      <text:p text:style-name="P3">This event is dispatched by the Input Plugin belonging to a Scene if a pointer moves over <text:span text:style-name="Emphasis">any</text:span> interactive Game Object.</text:p>
      <text:p text:style-name="P3">Listen to this event from within a Scene using: <text:span text:style-name="Source_20_Text">this.input.on('gameobjectover', listener)</text:span>.</text:p>
      <text:p text:style-name="P3">To receive this event, the Game Objects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o listen for this event from a <text:span text:style-name="Emphasis">specific</text:span> Game Object, use the <text:a xlink:type="simple" xlink:href="https://photonstorm.github.io/phaser3-docs/Phaser.Input.Events.html#event:GAMEOBJECT_POINTER_OVER" text:style-name="Internet_20_link" text:visited-style-name="Visited_20_Internet_20_Link"><text:span text:style-name="Source_20_Text">GAMEOBJECT_POINTER_OVER</text:span></text:a> event instead.</text:p>
      <text:p text:style-name="P3">The event hierarchy is as follows:</text:p>
      <text:list xml:id="list1228409710" text:style-name="L13">
        <text:list-item>
          <text:p text:style-name="P26"><text:a xlink:type="simple" xlink:href="https://photonstorm.github.io/phaser3-docs/Phaser.Input.Events.html#event:GAMEOBJECT_POINTER_OVER" text:style-name="Internet_20_link" text:visited-style-name="Visited_20_Internet_20_Link"><text:span text:style-name="Source_20_Text">GAMEOBJECT_POINTER_OVER</text:span></text:a> </text:p>
        </text:list-item>
        <text:list-item>
          <text:p text:style-name="P26"><text:a xlink:type="simple" xlink:href="https://photonstorm.github.io/phaser3-docs/Phaser.Input.Events.html#event:GAMEOBJECT_OVER" text:style-name="Internet_20_link" text:visited-style-name="Visited_20_Internet_20_Link"><text:span text:style-name="Source_20_Text">GAMEOBJECT_OVER</text:span></text:a> </text:p>
        </text:list-item>
        <text:list-item>
          <text:p text:style-name="P27"><text:a xlink:type="simple" xlink:href="https://photonstorm.github.io/phaser3-docs/Phaser.Input.Events.html#event:POINTER_OVER" text:style-name="Internet_20_link" text:visited-style-name="Visited_20_Internet_20_Link"><text:span text:style-name="Source_20_Text">POINTER_OVER</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1" table:style-name="Tabela71">
        <table:table-column table:style-name="Tabela71.A"/>
        <table:table-column table:style-name="Tabela71.B"/>
        <table:table-column table:style-name="Tabela71.C"/>
        <table:table-header-rows>
          <table:table-row>
            <table:table-cell table:style-name="Tabela71.A1" office:value-type="string">
              <text:p text:style-name="Table_20_Heading">Name</text:p>
            </table:table-cell>
            <table:table-cell table:style-name="Tabela71.A1" office:value-type="string">
              <text:p text:style-name="Table_20_Heading">Type</text:p>
            </table:table-cell>
            <table:table-cell table:style-name="Tabela71.A1" office:value-type="string">
              <text:p text:style-name="Table_20_Heading">Description</text:p>
            </table:table-cell>
          </table:table-row>
        </table:table-header-rows>
        <table:table-row>
          <table:table-cell table:style-name="Tabela71.A1" office:value-type="string">
            <text:p text:style-name="Table_20_Contents"><text:span text:style-name="Source_20_Text">pointer</text:span></text:p>
          </table:table-cell>
          <table:table-cell table:style-name="Tabela71.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1.A1" office:value-type="string">
            <text:p text:style-name="P160">The Pointer responsible for triggering this event.</text:p>
          </table:table-cell>
        </table:table-row>
        <table:table-row>
          <table:table-cell table:style-name="Tabela71.A1" office:value-type="string">
            <text:p text:style-name="Table_20_Contents"><text:span text:style-name="Source_20_Text">gameObject</text:span></text:p>
          </table:table-cell>
          <table:table-cell table:style-name="Tabela71.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71.A1" office:value-type="string">
            <text:p text:style-name="P160">The Game Object the pointer moved over.</text:p>
          </table:table-cell>
        </table:table-row>
        <table:table-row>
          <table:table-cell table:style-name="Tabela71.A1" office:value-type="string">
            <text:p text:style-name="Table_20_Contents"><text:span text:style-name="Source_20_Text">event</text:span></text:p>
          </table:table-cell>
          <table:table-cell table:style-name="Tabela71.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1.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OVER_EVENT.js" text:style-name="Internet_20_link" text:visited-style-name="Visited_20_Internet_20_Link">src/input/events/GAMEOBJECT_OVER_EVENT.js</text:a> (<text:a xlink:type="simple" xlink:href="https://github.com/photonstorm/phaser/tree/v3.51.0/src/input/events/GAMEOBJECT_OVER_EVENT.js#L7" text:style-name="Internet_20_link" text:visited-style-name="Visited_20_Internet_20_Link">Line 7</text:a>) </text:p>
      <text:p text:style-name="Horizontal_20_Line"/>
      <text:h text:style-name="P1" text:outline-level="4"><text:bookmark text:name="event:GAMEOBJECT_POINTER_DOWN__anchor"/><text:bookmark text:name="event:GAMEOBJECT_POINTER_DOWN"/>GAMEOBJECT_POINTER_DOWN</text:h>
      <text:p text:style-name="P3">The Game Object Pointer Down Event.</text:p>
      <text:p text:style-name="P3"><text:soft-page-break/>This event is dispatched by an interactive Game Object if a pointer is pressed down on it.</text:p>
      <text:p text:style-name="P3">Listen to this event from a Game Object using: <text:span text:style-name="Source_20_Text">gameObject.on('pointerdown', listener)</text:span>. Note that the scope of the listener is automatically set to be the Game Object instance itself.</text:p>
      <text:p text:style-name="P3">To receive this event, the Game Object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he event hierarchy is as follows:</text:p>
      <text:list xml:id="list3764758491" text:style-name="L14">
        <text:list-item>
          <text:p text:style-name="P28"><text:a xlink:type="simple" xlink:href="https://photonstorm.github.io/phaser3-docs/Phaser.Input.Events.html#event:GAMEOBJECT_POINTER_DOWN" text:style-name="Internet_20_link" text:visited-style-name="Visited_20_Internet_20_Link"><text:span text:style-name="Source_20_Text">GAMEOBJECT_POINTER_DOWN</text:span></text:a> </text:p>
        </text:list-item>
        <text:list-item>
          <text:p text:style-name="P28"><text:a xlink:type="simple" xlink:href="https://photonstorm.github.io/phaser3-docs/Phaser.Input.Events.html#event:GAMEOBJECT_DOWN" text:style-name="Internet_20_link" text:visited-style-name="Visited_20_Internet_20_Link"><text:span text:style-name="Source_20_Text">GAMEOBJECT_DOWN</text:span></text:a> </text:p>
        </text:list-item>
        <text:list-item>
          <text:p text:style-name="P29"><text:a xlink:type="simple" xlink:href="https://photonstorm.github.io/phaser3-docs/Phaser.Input.Events.html#event:POINTER_DOWN" text:style-name="Internet_20_link" text:visited-style-name="Visited_20_Internet_20_Link"><text:span text:style-name="Source_20_Text">POINTER_DOWN</text:span></text:a> or <text:a xlink:type="simple" xlink:href="https://photonstorm.github.io/phaser3-docs/Phaser.Input.Events.html#event:POINTER_DOWN_OUTSIDE" text:style-name="Internet_20_link" text:visited-style-name="Visited_20_Internet_20_Link"><text:span text:style-name="Source_20_Text">POINTER_DOWN_OUTSID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2" table:style-name="Tabela72">
        <table:table-column table:style-name="Tabela72.A"/>
        <table:table-column table:style-name="Tabela72.B"/>
        <table:table-column table:style-name="Tabela72.C"/>
        <table:table-header-rows>
          <table:table-row>
            <table:table-cell table:style-name="Tabela72.A1" office:value-type="string">
              <text:p text:style-name="Table_20_Heading">Name</text:p>
            </table:table-cell>
            <table:table-cell table:style-name="Tabela72.A1" office:value-type="string">
              <text:p text:style-name="Table_20_Heading">Type</text:p>
            </table:table-cell>
            <table:table-cell table:style-name="Tabela72.A1" office:value-type="string">
              <text:p text:style-name="Table_20_Heading">Description</text:p>
            </table:table-cell>
          </table:table-row>
        </table:table-header-rows>
        <table:table-row>
          <table:table-cell table:style-name="Tabela72.A1" office:value-type="string">
            <text:p text:style-name="Table_20_Contents"><text:span text:style-name="Source_20_Text">pointer</text:span></text:p>
          </table:table-cell>
          <table:table-cell table:style-name="Tabela72.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2.A1" office:value-type="string">
            <text:p text:style-name="P160">The Pointer responsible for triggering this event.</text:p>
          </table:table-cell>
        </table:table-row>
        <table:table-row>
          <table:table-cell table:style-name="Tabela72.A1" office:value-type="string">
            <text:p text:style-name="Table_20_Contents"><text:span text:style-name="Source_20_Text">localX</text:span></text:p>
          </table:table-cell>
          <table:table-cell table:style-name="Tabela72.A1" office:value-type="string">
            <text:p text:style-name="Table_20_Contents">number </text:p>
          </table:table-cell>
          <table:table-cell table:style-name="Tabela72.A1" office:value-type="string">
            <text:p text:style-name="P160">The x coordinate that the Pointer interacted with this object on, relative to the Game Object's top-left position.</text:p>
          </table:table-cell>
        </table:table-row>
        <table:table-row>
          <table:table-cell table:style-name="Tabela72.A1" office:value-type="string">
            <text:p text:style-name="Table_20_Contents"><text:span text:style-name="Source_20_Text">localY</text:span></text:p>
          </table:table-cell>
          <table:table-cell table:style-name="Tabela72.A1" office:value-type="string">
            <text:p text:style-name="Table_20_Contents">number </text:p>
          </table:table-cell>
          <table:table-cell table:style-name="Tabela72.A1" office:value-type="string">
            <text:p text:style-name="P160">The y coordinate that the Pointer interacted with this object on, relative to the Game Object's top-left position.</text:p>
          </table:table-cell>
        </table:table-row>
        <table:table-row>
          <table:table-cell table:style-name="Tabela72.A1" office:value-type="string">
            <text:p text:style-name="Table_20_Contents"><text:span text:style-name="Source_20_Text">event</text:span></text:p>
          </table:table-cell>
          <table:table-cell table:style-name="Tabela72.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2.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POINTER_DOWN_EVENT.js" text:style-name="Internet_20_link" text:visited-style-name="Visited_20_Internet_20_Link">src/input/events/GAMEOBJECT_POINTER_DOWN_EVENT.js</text:a> (<text:a xlink:type="simple" xlink:href="https://github.com/photonstorm/phaser/tree/v3.51.0/src/input/events/GAMEOBJECT_POINTER_DOWN_EVENT.js#L7" text:style-name="Internet_20_link" text:visited-style-name="Visited_20_Internet_20_Link">Line 7</text:a>) </text:p>
      <text:p text:style-name="Horizontal_20_Line"/>
      <text:h text:style-name="P1" text:outline-level="4"><text:bookmark text:name="event:GAMEOBJECT_POINTER_MOVE__anchor"/><text:bookmark text:name="event:GAMEOBJECT_POINTER_MOVE"/>GAMEOBJECT_POINTER_MOVE</text:h>
      <text:p text:style-name="P3">The Game Object Pointer Move Event.</text:p>
      <text:p text:style-name="P3">This event is dispatched by an interactive Game Object if a pointer is moved while over it.</text:p>
      <text:p text:style-name="P3">Listen to this event from a Game Object using: <text:span text:style-name="Source_20_Text">gameObject.on('pointermove', listener)</text:span>. Note that the scope of the listener is automatically set to be the Game Object instance itself.</text:p>
      <text:p text:style-name="P3">To receive this event, the Game Object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ext:soft-page-break/>The event hierarchy is as follows:</text:p>
      <text:list xml:id="list3275314713" text:style-name="L15">
        <text:list-item>
          <text:p text:style-name="P30"><text:a xlink:type="simple" xlink:href="https://photonstorm.github.io/phaser3-docs/Phaser.Input.Events.html#event:GAMEOBJECT_POINTER_MOVE" text:style-name="Internet_20_link" text:visited-style-name="Visited_20_Internet_20_Link"><text:span text:style-name="Source_20_Text">GAMEOBJECT_POINTER_MOVE</text:span></text:a> </text:p>
        </text:list-item>
        <text:list-item>
          <text:p text:style-name="P30"><text:a xlink:type="simple" xlink:href="https://photonstorm.github.io/phaser3-docs/Phaser.Input.Events.html#event:GAMEOBJECT_MOVE" text:style-name="Internet_20_link" text:visited-style-name="Visited_20_Internet_20_Link"><text:span text:style-name="Source_20_Text">GAMEOBJECT_MOVE</text:span></text:a> </text:p>
        </text:list-item>
        <text:list-item>
          <text:p text:style-name="P31"><text:a xlink:type="simple" xlink:href="https://photonstorm.github.io/phaser3-docs/Phaser.Input.Events.html#event:POINTER_MOVE" text:style-name="Internet_20_link" text:visited-style-name="Visited_20_Internet_20_Link"><text:span text:style-name="Source_20_Text">POINTER_MOV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3" table:style-name="Tabela73">
        <table:table-column table:style-name="Tabela73.A"/>
        <table:table-column table:style-name="Tabela73.B"/>
        <table:table-column table:style-name="Tabela73.C"/>
        <table:table-header-rows>
          <table:table-row>
            <table:table-cell table:style-name="Tabela73.A1" office:value-type="string">
              <text:p text:style-name="Table_20_Heading">Name</text:p>
            </table:table-cell>
            <table:table-cell table:style-name="Tabela73.A1" office:value-type="string">
              <text:p text:style-name="Table_20_Heading">Type</text:p>
            </table:table-cell>
            <table:table-cell table:style-name="Tabela73.A1" office:value-type="string">
              <text:p text:style-name="Table_20_Heading">Description</text:p>
            </table:table-cell>
          </table:table-row>
        </table:table-header-rows>
        <table:table-row>
          <table:table-cell table:style-name="Tabela73.A1" office:value-type="string">
            <text:p text:style-name="Table_20_Contents"><text:span text:style-name="Source_20_Text">pointer</text:span></text:p>
          </table:table-cell>
          <table:table-cell table:style-name="Tabela73.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3.A1" office:value-type="string">
            <text:p text:style-name="P160">The Pointer responsible for triggering this event.</text:p>
          </table:table-cell>
        </table:table-row>
        <table:table-row>
          <table:table-cell table:style-name="Tabela73.A1" office:value-type="string">
            <text:p text:style-name="Table_20_Contents"><text:span text:style-name="Source_20_Text">localX</text:span></text:p>
          </table:table-cell>
          <table:table-cell table:style-name="Tabela73.A1" office:value-type="string">
            <text:p text:style-name="Table_20_Contents">number </text:p>
          </table:table-cell>
          <table:table-cell table:style-name="Tabela73.A1" office:value-type="string">
            <text:p text:style-name="P160">The x coordinate that the Pointer interacted with this object on, relative to the Game Object's top-left position.</text:p>
          </table:table-cell>
        </table:table-row>
        <table:table-row>
          <table:table-cell table:style-name="Tabela73.A1" office:value-type="string">
            <text:p text:style-name="Table_20_Contents"><text:span text:style-name="Source_20_Text">localY</text:span></text:p>
          </table:table-cell>
          <table:table-cell table:style-name="Tabela73.A1" office:value-type="string">
            <text:p text:style-name="Table_20_Contents">number </text:p>
          </table:table-cell>
          <table:table-cell table:style-name="Tabela73.A1" office:value-type="string">
            <text:p text:style-name="P160">The y coordinate that the Pointer interacted with this object on, relative to the Game Object's top-left position.</text:p>
          </table:table-cell>
        </table:table-row>
        <table:table-row>
          <table:table-cell table:style-name="Tabela73.A1" office:value-type="string">
            <text:p text:style-name="Table_20_Contents"><text:span text:style-name="Source_20_Text">event</text:span></text:p>
          </table:table-cell>
          <table:table-cell table:style-name="Tabela73.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3.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POINTER_MOVE_EVENT.js" text:style-name="Internet_20_link" text:visited-style-name="Visited_20_Internet_20_Link">src/input/events/GAMEOBJECT_POINTER_MOVE_EVENT.js</text:a> (<text:a xlink:type="simple" xlink:href="https://github.com/photonstorm/phaser/tree/v3.51.0/src/input/events/GAMEOBJECT_POINTER_MOVE_EVENT.js#L7" text:style-name="Internet_20_link" text:visited-style-name="Visited_20_Internet_20_Link">Line 7</text:a>) </text:p>
      <text:p text:style-name="Horizontal_20_Line"/>
      <text:h text:style-name="P1" text:outline-level="4"><text:bookmark text:name="event:GAMEOBJECT_POINTER_OUT__anchor"/><text:bookmark text:name="event:GAMEOBJECT_POINTER_OUT"/>GAMEOBJECT_POINTER_OUT</text:h>
      <text:p text:style-name="P3">The Game Object Pointer Out Event.</text:p>
      <text:p text:style-name="P3">This event is dispatched by an interactive Game Object if a pointer moves out of it.</text:p>
      <text:p text:style-name="P3">Listen to this event from a Game Object using: <text:span text:style-name="Source_20_Text">gameObject.on('pointerout', listener)</text:span>. Note that the scope of the listener is automatically set to be the Game Object instance itself.</text:p>
      <text:p text:style-name="P3">To receive this event, the Game Object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he event hierarchy is as follows:</text:p>
      <text:list xml:id="list3817112615" text:style-name="L16">
        <text:list-item>
          <text:p text:style-name="P32"><text:a xlink:type="simple" xlink:href="https://photonstorm.github.io/phaser3-docs/Phaser.Input.Events.html#event:GAMEOBJECT_POINTER_OUT" text:style-name="Internet_20_link" text:visited-style-name="Visited_20_Internet_20_Link"><text:span text:style-name="Source_20_Text">GAMEOBJECT_POINTER_OUT</text:span></text:a> </text:p>
        </text:list-item>
        <text:list-item>
          <text:p text:style-name="P32"><text:a xlink:type="simple" xlink:href="https://photonstorm.github.io/phaser3-docs/Phaser.Input.Events.html#event:GAMEOBJECT_OUT" text:style-name="Internet_20_link" text:visited-style-name="Visited_20_Internet_20_Link"><text:span text:style-name="Source_20_Text">GAMEOBJECT_OUT</text:span></text:a> </text:p>
        </text:list-item>
        <text:list-item>
          <text:p text:style-name="P33"><text:a xlink:type="simple" xlink:href="https://photonstorm.github.io/phaser3-docs/Phaser.Input.Events.html#event:POINTER_OUT" text:style-name="Internet_20_link" text:visited-style-name="Visited_20_Internet_20_Link"><text:span text:style-name="Source_20_Text">POINTER_OUT</text:span></text:a> </text:p>
        </text:list-item>
      </text:list>
      <text:p text:style-name="P3">With the top event being dispatched first and then flowing down the list. Note that higher-up event handlers can stop the propagation of this event.</text:p>
      <text:h text:style-name="P2" text:outline-level="5"><text:soft-page-break/>Parameters:</text:h>
      <table:table table:name="Tabela74" table:style-name="Tabela74">
        <table:table-column table:style-name="Tabela74.A"/>
        <table:table-column table:style-name="Tabela74.B"/>
        <table:table-column table:style-name="Tabela74.C"/>
        <table:table-header-rows>
          <table:table-row>
            <table:table-cell table:style-name="Tabela74.A1" office:value-type="string">
              <text:p text:style-name="Table_20_Heading">Name</text:p>
            </table:table-cell>
            <table:table-cell table:style-name="Tabela74.A1" office:value-type="string">
              <text:p text:style-name="Table_20_Heading">Type</text:p>
            </table:table-cell>
            <table:table-cell table:style-name="Tabela74.A1" office:value-type="string">
              <text:p text:style-name="Table_20_Heading">Description</text:p>
            </table:table-cell>
          </table:table-row>
        </table:table-header-rows>
        <table:table-row>
          <table:table-cell table:style-name="Tabela74.A1" office:value-type="string">
            <text:p text:style-name="Table_20_Contents"><text:span text:style-name="Source_20_Text">pointer</text:span></text:p>
          </table:table-cell>
          <table:table-cell table:style-name="Tabela74.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4.A1" office:value-type="string">
            <text:p text:style-name="P160">The Pointer responsible for triggering this event.</text:p>
          </table:table-cell>
        </table:table-row>
        <table:table-row>
          <table:table-cell table:style-name="Tabela74.A1" office:value-type="string">
            <text:p text:style-name="Table_20_Contents"><text:span text:style-name="Source_20_Text">event</text:span></text:p>
          </table:table-cell>
          <table:table-cell table:style-name="Tabela74.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4.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POINTER_OUT_EVENT.js" text:style-name="Internet_20_link" text:visited-style-name="Visited_20_Internet_20_Link">src/input/events/GAMEOBJECT_POINTER_OUT_EVENT.js</text:a> (<text:a xlink:type="simple" xlink:href="https://github.com/photonstorm/phaser/tree/v3.51.0/src/input/events/GAMEOBJECT_POINTER_OUT_EVENT.js#L7" text:style-name="Internet_20_link" text:visited-style-name="Visited_20_Internet_20_Link">Line 7</text:a>) </text:p>
      <text:p text:style-name="Horizontal_20_Line"/>
      <text:h text:style-name="P1" text:outline-level="4"><text:bookmark text:name="event:GAMEOBJECT_POINTER_OVER__anchor"/><text:bookmark text:name="event:GAMEOBJECT_POINTER_OVER"/>GAMEOBJECT_POINTER_OVER</text:h>
      <text:p text:style-name="P3">The Game Object Pointer Over Event.</text:p>
      <text:p text:style-name="P3">This event is dispatched by an interactive Game Object if a pointer moves over it.</text:p>
      <text:p text:style-name="P3">Listen to this event from a Game Object using: <text:span text:style-name="Source_20_Text">gameObject.on('pointerover', listener)</text:span>. Note that the scope of the listener is automatically set to be the Game Object instance itself.</text:p>
      <text:p text:style-name="P3">To receive this event, the Game Object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he event hierarchy is as follows:</text:p>
      <text:list xml:id="list2942970228" text:style-name="L17">
        <text:list-item>
          <text:p text:style-name="P34"><text:a xlink:type="simple" xlink:href="https://photonstorm.github.io/phaser3-docs/Phaser.Input.Events.html#event:GAMEOBJECT_POINTER_OVER" text:style-name="Internet_20_link" text:visited-style-name="Visited_20_Internet_20_Link"><text:span text:style-name="Source_20_Text">GAMEOBJECT_POINTER_OVER</text:span></text:a> </text:p>
        </text:list-item>
        <text:list-item>
          <text:p text:style-name="P34"><text:a xlink:type="simple" xlink:href="https://photonstorm.github.io/phaser3-docs/Phaser.Input.Events.html#event:GAMEOBJECT_OVER" text:style-name="Internet_20_link" text:visited-style-name="Visited_20_Internet_20_Link"><text:span text:style-name="Source_20_Text">GAMEOBJECT_OVER</text:span></text:a> </text:p>
        </text:list-item>
        <text:list-item>
          <text:p text:style-name="P35"><text:a xlink:type="simple" xlink:href="https://photonstorm.github.io/phaser3-docs/Phaser.Input.Events.html#event:POINTER_OVER" text:style-name="Internet_20_link" text:visited-style-name="Visited_20_Internet_20_Link"><text:span text:style-name="Source_20_Text">POINTER_OVER</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5" table:style-name="Tabela75">
        <table:table-column table:style-name="Tabela75.A"/>
        <table:table-column table:style-name="Tabela75.B"/>
        <table:table-column table:style-name="Tabela75.C"/>
        <table:table-header-rows>
          <table:table-row>
            <table:table-cell table:style-name="Tabela75.A1" office:value-type="string">
              <text:p text:style-name="Table_20_Heading">Name</text:p>
            </table:table-cell>
            <table:table-cell table:style-name="Tabela75.A1" office:value-type="string">
              <text:p text:style-name="Table_20_Heading">Type</text:p>
            </table:table-cell>
            <table:table-cell table:style-name="Tabela75.A1" office:value-type="string">
              <text:p text:style-name="Table_20_Heading">Description</text:p>
            </table:table-cell>
          </table:table-row>
        </table:table-header-rows>
        <table:table-row>
          <table:table-cell table:style-name="Tabela75.A1" office:value-type="string">
            <text:p text:style-name="Table_20_Contents"><text:span text:style-name="Source_20_Text">pointer</text:span></text:p>
          </table:table-cell>
          <table:table-cell table:style-name="Tabela75.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5.A1" office:value-type="string">
            <text:p text:style-name="P160">The Pointer responsible for triggering this event.</text:p>
          </table:table-cell>
        </table:table-row>
        <table:table-row>
          <table:table-cell table:style-name="Tabela75.A1" office:value-type="string">
            <text:p text:style-name="Table_20_Contents"><text:span text:style-name="Source_20_Text">localX</text:span></text:p>
          </table:table-cell>
          <table:table-cell table:style-name="Tabela75.A1" office:value-type="string">
            <text:p text:style-name="Table_20_Contents">number </text:p>
          </table:table-cell>
          <table:table-cell table:style-name="Tabela75.A1" office:value-type="string">
            <text:p text:style-name="P160">The x coordinate that the Pointer interacted with this object on, relative to the Game Object's top-left position.</text:p>
          </table:table-cell>
        </table:table-row>
        <table:table-row>
          <table:table-cell table:style-name="Tabela75.A1" office:value-type="string">
            <text:p text:style-name="Table_20_Contents"><text:span text:style-name="Source_20_Text">localY</text:span></text:p>
          </table:table-cell>
          <table:table-cell table:style-name="Tabela75.A1" office:value-type="string">
            <text:p text:style-name="Table_20_Contents">number </text:p>
          </table:table-cell>
          <table:table-cell table:style-name="Tabela75.A1" office:value-type="string">
            <text:p text:style-name="P160">The y coordinate that the Pointer interacted with this object on, relative to the Game Object's top-left position.</text:p>
          </table:table-cell>
        </table:table-row>
        <table:table-row>
          <table:table-cell table:style-name="Tabela75.A1" office:value-type="string">
            <text:p text:style-name="Table_20_Contents"><text:span text:style-name="Source_20_Text">event</text:span></text:p>
          </table:table-cell>
          <table:table-cell table:style-name="Tabela75.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5.A1" office:value-type="string">
            <text:p text:style-name="P160">The Phaser input event. You can call <text:span text:style-name="Source_20_Text">stopPropagation()</text:span> to halt it from going any further in the event flow.</text:p>
          </table:table-cell>
        </table:table-row>
      </table:table>
      <text:p text:style-name="P154"><text:soft-page-break/>Since: 3.0.0 </text:p>
      <text:p text:style-name="P154">Source: <text:a xlink:type="simple" xlink:href="https://github.com/photonstorm/phaser/tree/v3.51.0/src/input/events/GAMEOBJECT_POINTER_OVER_EVENT.js" text:style-name="Internet_20_link" text:visited-style-name="Visited_20_Internet_20_Link">src/input/events/GAMEOBJECT_POINTER_OVER_EVENT.js</text:a> (<text:a xlink:type="simple" xlink:href="https://github.com/photonstorm/phaser/tree/v3.51.0/src/input/events/GAMEOBJECT_POINTER_OVER_EVENT.js#L7" text:style-name="Internet_20_link" text:visited-style-name="Visited_20_Internet_20_Link">Line 7</text:a>) </text:p>
      <text:p text:style-name="Horizontal_20_Line"/>
      <text:h text:style-name="P1" text:outline-level="4"><text:bookmark text:name="event:GAMEOBJECT_POINTER_UP__anchor"/><text:bookmark text:name="event:GAMEOBJECT_POINTER_UP"/>GAMEOBJECT_POINTER_UP</text:h>
      <text:p text:style-name="P3">The Game Object Pointer Up Event.</text:p>
      <text:p text:style-name="P3">This event is dispatched by an interactive Game Object if a pointer is released while over it.</text:p>
      <text:p text:style-name="P3">Listen to this event from a Game Object using: <text:span text:style-name="Source_20_Text">gameObject.on('pointerup', listener)</text:span>. Note that the scope of the listener is automatically set to be the Game Object instance itself.</text:p>
      <text:p text:style-name="P3">To receive this event, the Game Object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he event hierarchy is as follows:</text:p>
      <text:list xml:id="list3920293553" text:style-name="L18">
        <text:list-item>
          <text:p text:style-name="P36"><text:a xlink:type="simple" xlink:href="https://photonstorm.github.io/phaser3-docs/Phaser.Input.Events.html#event:GAMEOBJECT_POINTER_UP" text:style-name="Internet_20_link" text:visited-style-name="Visited_20_Internet_20_Link"><text:span text:style-name="Source_20_Text">GAMEOBJECT_POINTER_UP</text:span></text:a> </text:p>
        </text:list-item>
        <text:list-item>
          <text:p text:style-name="P36"><text:a xlink:type="simple" xlink:href="https://photonstorm.github.io/phaser3-docs/Phaser.Input.Events.html#event:GAMEOBJECT_UP" text:style-name="Internet_20_link" text:visited-style-name="Visited_20_Internet_20_Link"><text:span text:style-name="Source_20_Text">GAMEOBJECT_UP</text:span></text:a> </text:p>
        </text:list-item>
        <text:list-item>
          <text:p text:style-name="P37"><text:a xlink:type="simple" xlink:href="https://photonstorm.github.io/phaser3-docs/Phaser.Input.Events.html#event:POINTER_UP" text:style-name="Internet_20_link" text:visited-style-name="Visited_20_Internet_20_Link"><text:span text:style-name="Source_20_Text">POINTER_UP</text:span></text:a> or <text:a xlink:type="simple" xlink:href="https://photonstorm.github.io/phaser3-docs/Phaser.Input.Events.html#event:POINTER_UP_OUTSIDE" text:style-name="Internet_20_link" text:visited-style-name="Visited_20_Internet_20_Link"><text:span text:style-name="Source_20_Text">POINTER_UP_OUTSID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6" table:style-name="Tabela76">
        <table:table-column table:style-name="Tabela76.A"/>
        <table:table-column table:style-name="Tabela76.B"/>
        <table:table-column table:style-name="Tabela76.C"/>
        <table:table-header-rows>
          <table:table-row>
            <table:table-cell table:style-name="Tabela76.A1" office:value-type="string">
              <text:p text:style-name="Table_20_Heading">Name</text:p>
            </table:table-cell>
            <table:table-cell table:style-name="Tabela76.A1" office:value-type="string">
              <text:p text:style-name="Table_20_Heading">Type</text:p>
            </table:table-cell>
            <table:table-cell table:style-name="Tabela76.A1" office:value-type="string">
              <text:p text:style-name="Table_20_Heading">Description</text:p>
            </table:table-cell>
          </table:table-row>
        </table:table-header-rows>
        <table:table-row>
          <table:table-cell table:style-name="Tabela76.A1" office:value-type="string">
            <text:p text:style-name="Table_20_Contents"><text:span text:style-name="Source_20_Text">pointer</text:span></text:p>
          </table:table-cell>
          <table:table-cell table:style-name="Tabela76.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6.A1" office:value-type="string">
            <text:p text:style-name="P160">The Pointer responsible for triggering this event.</text:p>
          </table:table-cell>
        </table:table-row>
        <table:table-row>
          <table:table-cell table:style-name="Tabela76.A1" office:value-type="string">
            <text:p text:style-name="Table_20_Contents"><text:span text:style-name="Source_20_Text">localX</text:span></text:p>
          </table:table-cell>
          <table:table-cell table:style-name="Tabela76.A1" office:value-type="string">
            <text:p text:style-name="Table_20_Contents">number </text:p>
          </table:table-cell>
          <table:table-cell table:style-name="Tabela76.A1" office:value-type="string">
            <text:p text:style-name="P160">The x coordinate that the Pointer interacted with this object on, relative to the Game Object's top-left position.</text:p>
          </table:table-cell>
        </table:table-row>
        <table:table-row>
          <table:table-cell table:style-name="Tabela76.A1" office:value-type="string">
            <text:p text:style-name="Table_20_Contents"><text:span text:style-name="Source_20_Text">localY</text:span></text:p>
          </table:table-cell>
          <table:table-cell table:style-name="Tabela76.A1" office:value-type="string">
            <text:p text:style-name="Table_20_Contents">number </text:p>
          </table:table-cell>
          <table:table-cell table:style-name="Tabela76.A1" office:value-type="string">
            <text:p text:style-name="P160">The y coordinate that the Pointer interacted with this object on, relative to the Game Object's top-left position.</text:p>
          </table:table-cell>
        </table:table-row>
        <table:table-row>
          <table:table-cell table:style-name="Tabela76.A1" office:value-type="string">
            <text:p text:style-name="Table_20_Contents"><text:span text:style-name="Source_20_Text">event</text:span></text:p>
          </table:table-cell>
          <table:table-cell table:style-name="Tabela76.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6.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POINTER_UP_EVENT.js" text:style-name="Internet_20_link" text:visited-style-name="Visited_20_Internet_20_Link">src/input/events/GAMEOBJECT_POINTER_UP_EVENT.js</text:a> (<text:a xlink:type="simple" xlink:href="https://github.com/photonstorm/phaser/tree/v3.51.0/src/input/events/GAMEOBJECT_POINTER_UP_EVENT.js#L7" text:style-name="Internet_20_link" text:visited-style-name="Visited_20_Internet_20_Link">Line 7</text:a>) </text:p>
      <text:p text:style-name="Horizontal_20_Line"/>
      <text:h text:style-name="P1" text:outline-level="4"><text:bookmark text:name="event:GAMEOBJECT_POINTER_WHEEL__anchor"/><text:bookmark text:name="event:GAMEOBJECT_POINTER_WHEEL"/>GAMEOBJECT_POINTER_WHEEL</text:h>
      <text:p text:style-name="P3">The Game Object Pointer Wheel Event.</text:p>
      <text:p text:style-name="P3"><text:soft-page-break/>This event is dispatched by an interactive Game Object if a pointer has its wheel moved while over it.</text:p>
      <text:p text:style-name="P3">Listen to this event from a Game Object using: <text:span text:style-name="Source_20_Text">gameObject.on('wheel', listener)</text:span>. Note that the scope of the listener is automatically set to be the Game Object instance itself.</text:p>
      <text:p text:style-name="P3">To receive this event, the Game Object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he event hierarchy is as follows:</text:p>
      <text:list xml:id="list4024368072" text:style-name="L19">
        <text:list-item>
          <text:p text:style-name="P38"><text:a xlink:type="simple" xlink:href="https://photonstorm.github.io/phaser3-docs/Phaser.Input.Events.html#event:GAMEOBJECT_POINTER_WHEEL" text:style-name="Internet_20_link" text:visited-style-name="Visited_20_Internet_20_Link"><text:span text:style-name="Source_20_Text">GAMEOBJECT_POINTER_WHEEL</text:span></text:a> </text:p>
        </text:list-item>
        <text:list-item>
          <text:p text:style-name="P38"><text:a xlink:type="simple" xlink:href="https://photonstorm.github.io/phaser3-docs/Phaser.Input.Events.html#event:GAMEOBJECT_WHEEL" text:style-name="Internet_20_link" text:visited-style-name="Visited_20_Internet_20_Link"><text:span text:style-name="Source_20_Text">GAMEOBJECT_WHEEL</text:span></text:a> </text:p>
        </text:list-item>
        <text:list-item>
          <text:p text:style-name="P39"><text:a xlink:type="simple" xlink:href="https://photonstorm.github.io/phaser3-docs/Phaser.Input.Events.html#event:POINTER_WHEEL" text:style-name="Internet_20_link" text:visited-style-name="Visited_20_Internet_20_Link"><text:span text:style-name="Source_20_Text">POINTER_WHEEL</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7" table:style-name="Tabela77">
        <table:table-column table:style-name="Tabela77.A"/>
        <table:table-column table:style-name="Tabela77.B"/>
        <table:table-column table:style-name="Tabela77.C"/>
        <table:table-header-rows>
          <table:table-row>
            <table:table-cell table:style-name="Tabela77.A1" office:value-type="string">
              <text:p text:style-name="Table_20_Heading">Name</text:p>
            </table:table-cell>
            <table:table-cell table:style-name="Tabela77.A1" office:value-type="string">
              <text:p text:style-name="Table_20_Heading">Type</text:p>
            </table:table-cell>
            <table:table-cell table:style-name="Tabela77.A1" office:value-type="string">
              <text:p text:style-name="Table_20_Heading">Description</text:p>
            </table:table-cell>
          </table:table-row>
        </table:table-header-rows>
        <table:table-row>
          <table:table-cell table:style-name="Tabela77.A1" office:value-type="string">
            <text:p text:style-name="Table_20_Contents"><text:span text:style-name="Source_20_Text">pointer</text:span></text:p>
          </table:table-cell>
          <table:table-cell table:style-name="Tabela77.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7.A1" office:value-type="string">
            <text:p text:style-name="P160">The Pointer responsible for triggering this event.</text:p>
          </table:table-cell>
        </table:table-row>
        <table:table-row>
          <table:table-cell table:style-name="Tabela77.A1" office:value-type="string">
            <text:p text:style-name="Table_20_Contents"><text:span text:style-name="Source_20_Text">deltaX</text:span></text:p>
          </table:table-cell>
          <table:table-cell table:style-name="Tabela77.A1" office:value-type="string">
            <text:p text:style-name="Table_20_Contents">number </text:p>
          </table:table-cell>
          <table:table-cell table:style-name="Tabela77.A1" office:value-type="string">
            <text:p text:style-name="P160">The horizontal scroll amount that occurred due to the user moving a mouse wheel or similar input device.</text:p>
          </table:table-cell>
        </table:table-row>
        <table:table-row>
          <table:table-cell table:style-name="Tabela77.A1" office:value-type="string">
            <text:p text:style-name="Table_20_Contents"><text:span text:style-name="Source_20_Text">deltaY</text:span></text:p>
          </table:table-cell>
          <table:table-cell table:style-name="Tabela77.A1" office:value-type="string">
            <text:p text:style-name="Table_20_Contents">number </text:p>
          </table:table-cell>
          <table:table-cell table:style-name="Tabela77.A1" office:value-type="string">
            <text:p text:style-name="P160">The vertical scroll amount that occurred due to the user moving a mouse wheel or similar input device. This value will typically be less than 0 if the user scrolls up and greater than zero if scrolling down.</text:p>
          </table:table-cell>
        </table:table-row>
        <table:table-row>
          <table:table-cell table:style-name="Tabela77.A1" office:value-type="string">
            <text:p text:style-name="Table_20_Contents"><text:span text:style-name="Source_20_Text">deltaZ</text:span></text:p>
          </table:table-cell>
          <table:table-cell table:style-name="Tabela77.A1" office:value-type="string">
            <text:p text:style-name="Table_20_Contents">number </text:p>
          </table:table-cell>
          <table:table-cell table:style-name="Tabela77.A1" office:value-type="string">
            <text:p text:style-name="P160">The z-axis scroll amount that occurred due to the user moving a mouse wheel or similar input device.</text:p>
          </table:table-cell>
        </table:table-row>
        <table:table-row>
          <table:table-cell table:style-name="Tabela77.A1" office:value-type="string">
            <text:p text:style-name="Table_20_Contents"><text:span text:style-name="Source_20_Text">event</text:span></text:p>
          </table:table-cell>
          <table:table-cell table:style-name="Tabela77.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7.A1" office:value-type="string">
            <text:p text:style-name="P160">The Phaser input event. You can call <text:span text:style-name="Source_20_Text">stopPropagation()</text:span> to halt it from going any further in the event flow.</text:p>
          </table:table-cell>
        </table:table-row>
      </table:table>
      <text:p text:style-name="P154">Since: 3.18.0 </text:p>
      <text:p text:style-name="P154">Source: <text:a xlink:type="simple" xlink:href="https://github.com/photonstorm/phaser/tree/v3.51.0/src/input/events/GAMEOBJECT_POINTER_WHEEL_EVENT.js" text:style-name="Internet_20_link" text:visited-style-name="Visited_20_Internet_20_Link">src/input/events/GAMEOBJECT_POINTER_WHEEL_EVENT.js</text:a> (<text:a xlink:type="simple" xlink:href="https://github.com/photonstorm/phaser/tree/v3.51.0/src/input/events/GAMEOBJECT_POINTER_WHEEL_EVENT.js#L7" text:style-name="Internet_20_link" text:visited-style-name="Visited_20_Internet_20_Link">Line 7</text:a>) </text:p>
      <text:p text:style-name="Horizontal_20_Line"/>
      <text:h text:style-name="P1" text:outline-level="4"><text:bookmark text:name="event:GAMEOBJECT_UP__anchor"/><text:bookmark text:name="event:GAMEOBJECT_UP"/>GAMEOBJECT_UP</text:h>
      <text:p text:style-name="P3">The Game Object Up Input Event.</text:p>
      <text:p text:style-name="P3"><text:soft-page-break/>This event is dispatched by the Input Plugin belonging to a Scene if a pointer is released while over <text:span text:style-name="Emphasis">any</text:span> interactive Game Object.</text:p>
      <text:p text:style-name="P3">Listen to this event from within a Scene using: <text:span text:style-name="Source_20_Text">this.input.on('gameobjectup', listener)</text:span>.</text:p>
      <text:p text:style-name="P3">To receive this event, the Game Objects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o listen for this event from a <text:span text:style-name="Emphasis">specific</text:span> Game Object, use the <text:a xlink:type="simple" xlink:href="https://photonstorm.github.io/phaser3-docs/Phaser.Input.Events.html#event:GAMEOBJECT_POINTER_UP" text:style-name="Internet_20_link" text:visited-style-name="Visited_20_Internet_20_Link"><text:span text:style-name="Source_20_Text">GAMEOBJECT_POINTER_UP</text:span></text:a> event instead.</text:p>
      <text:p text:style-name="P3">The event hierarchy is as follows:</text:p>
      <text:list xml:id="list929021253" text:style-name="L20">
        <text:list-item>
          <text:p text:style-name="P40"><text:a xlink:type="simple" xlink:href="https://photonstorm.github.io/phaser3-docs/Phaser.Input.Events.html#event:GAMEOBJECT_POINTER_UP" text:style-name="Internet_20_link" text:visited-style-name="Visited_20_Internet_20_Link"><text:span text:style-name="Source_20_Text">GAMEOBJECT_POINTER_UP</text:span></text:a> </text:p>
        </text:list-item>
        <text:list-item>
          <text:p text:style-name="P40"><text:a xlink:type="simple" xlink:href="https://photonstorm.github.io/phaser3-docs/Phaser.Input.Events.html#event:GAMEOBJECT_UP" text:style-name="Internet_20_link" text:visited-style-name="Visited_20_Internet_20_Link"><text:span text:style-name="Source_20_Text">GAMEOBJECT_UP</text:span></text:a> </text:p>
        </text:list-item>
        <text:list-item>
          <text:p text:style-name="P41"><text:a xlink:type="simple" xlink:href="https://photonstorm.github.io/phaser3-docs/Phaser.Input.Events.html#event:POINTER_UP" text:style-name="Internet_20_link" text:visited-style-name="Visited_20_Internet_20_Link"><text:span text:style-name="Source_20_Text">POINTER_UP</text:span></text:a> or <text:a xlink:type="simple" xlink:href="https://photonstorm.github.io/phaser3-docs/Phaser.Input.Events.html#event:POINTER_UP_OUTSIDE" text:style-name="Internet_20_link" text:visited-style-name="Visited_20_Internet_20_Link"><text:span text:style-name="Source_20_Text">POINTER_UP_OUTSID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8" table:style-name="Tabela78">
        <table:table-column table:style-name="Tabela78.A"/>
        <table:table-column table:style-name="Tabela78.B"/>
        <table:table-column table:style-name="Tabela78.C"/>
        <table:table-header-rows>
          <table:table-row>
            <table:table-cell table:style-name="Tabela78.A1" office:value-type="string">
              <text:p text:style-name="Table_20_Heading">Name</text:p>
            </table:table-cell>
            <table:table-cell table:style-name="Tabela78.A1" office:value-type="string">
              <text:p text:style-name="Table_20_Heading">Type</text:p>
            </table:table-cell>
            <table:table-cell table:style-name="Tabela78.A1" office:value-type="string">
              <text:p text:style-name="Table_20_Heading">Description</text:p>
            </table:table-cell>
          </table:table-row>
        </table:table-header-rows>
        <table:table-row>
          <table:table-cell table:style-name="Tabela78.A1" office:value-type="string">
            <text:p text:style-name="Table_20_Contents"><text:span text:style-name="Source_20_Text">pointer</text:span></text:p>
          </table:table-cell>
          <table:table-cell table:style-name="Tabela78.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8.A1" office:value-type="string">
            <text:p text:style-name="P160">The Pointer responsible for triggering this event.</text:p>
          </table:table-cell>
        </table:table-row>
        <table:table-row>
          <table:table-cell table:style-name="Tabela78.A1" office:value-type="string">
            <text:p text:style-name="Table_20_Contents"><text:span text:style-name="Source_20_Text">gameObject</text:span></text:p>
          </table:table-cell>
          <table:table-cell table:style-name="Tabela78.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78.A1" office:value-type="string">
            <text:p text:style-name="P160">The Game Object the pointer was over when released.</text:p>
          </table:table-cell>
        </table:table-row>
        <table:table-row>
          <table:table-cell table:style-name="Tabela78.A1" office:value-type="string">
            <text:p text:style-name="Table_20_Contents"><text:span text:style-name="Source_20_Text">event</text:span></text:p>
          </table:table-cell>
          <table:table-cell table:style-name="Tabela78.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8.A1" office:value-type="string">
            <text:p text:style-name="P160">The Phaser input event. You can call <text:span text:style-name="Source_20_Text">stopPropagation()</text:span> to halt it from going any further in the event flow.</text:p>
          </table:table-cell>
        </table:table-row>
      </table:table>
      <text:p text:style-name="P154">Since: 3.0.0 </text:p>
      <text:p text:style-name="P154">Source: <text:a xlink:type="simple" xlink:href="https://github.com/photonstorm/phaser/tree/v3.51.0/src/input/events/GAMEOBJECT_UP_EVENT.js" text:style-name="Internet_20_link" text:visited-style-name="Visited_20_Internet_20_Link">src/input/events/GAMEOBJECT_UP_EVENT.js</text:a> (<text:a xlink:type="simple" xlink:href="https://github.com/photonstorm/phaser/tree/v3.51.0/src/input/events/GAMEOBJECT_UP_EVENT.js#L7" text:style-name="Internet_20_link" text:visited-style-name="Visited_20_Internet_20_Link">Line 7</text:a>) </text:p>
      <text:p text:style-name="Horizontal_20_Line"/>
      <text:h text:style-name="P1" text:outline-level="4"><text:bookmark text:name="event:GAMEOBJECT_WHEEL__anchor"/><text:bookmark text:name="event:GAMEOBJECT_WHEEL"/>GAMEOBJECT_WHEEL</text:h>
      <text:p text:style-name="P3">The Game Object Wheel Input Event.</text:p>
      <text:p text:style-name="P3">This event is dispatched by the Input Plugin belonging to a Scene if a pointer has its wheel moved while over <text:span text:style-name="Emphasis">any</text:span> interactive Game Object.</text:p>
      <text:p text:style-name="P3">Listen to this event from within a Scene using: <text:span text:style-name="Source_20_Text">this.input.on('gameobjectwheel', listener)</text:span>.</text:p>
      <text:p text:style-name="P3">To receive this event, the Game Objects must have been set as interactive. See <text:a xlink:type="simple" xlink:href="https://photonstorm.github.io/phaser3-docs/Phaser.GameObjects.GameObject.html#setInteractive" text:style-name="Internet_20_link" text:visited-style-name="Visited_20_Internet_20_Link">GameObject.setInteractive</text:a> for more details.</text:p>
      <text:p text:style-name="P3"><text:soft-page-break/>To listen for this event from a <text:span text:style-name="Emphasis">specific</text:span> Game Object, use the <text:a xlink:type="simple" xlink:href="https://photonstorm.github.io/phaser3-docs/Phaser.Input.Events.html#event:GAMEOBJECT_POINTER_WHEEL" text:style-name="Internet_20_link" text:visited-style-name="Visited_20_Internet_20_Link"><text:span text:style-name="Source_20_Text">GAMEOBJECT_POINTER_WHEEL</text:span></text:a> event instead.</text:p>
      <text:p text:style-name="P3">The event hierarchy is as follows:</text:p>
      <text:list xml:id="list1802276760" text:style-name="L21">
        <text:list-item>
          <text:p text:style-name="P42"><text:a xlink:type="simple" xlink:href="https://photonstorm.github.io/phaser3-docs/Phaser.Input.Events.html#event:GAMEOBJECT_POINTER_WHEEL" text:style-name="Internet_20_link" text:visited-style-name="Visited_20_Internet_20_Link"><text:span text:style-name="Source_20_Text">GAMEOBJECT_POINTER_WHEEL</text:span></text:a> </text:p>
        </text:list-item>
        <text:list-item>
          <text:p text:style-name="P42"><text:a xlink:type="simple" xlink:href="https://photonstorm.github.io/phaser3-docs/Phaser.Input.Events.html#event:GAMEOBJECT_WHEEL" text:style-name="Internet_20_link" text:visited-style-name="Visited_20_Internet_20_Link"><text:span text:style-name="Source_20_Text">GAMEOBJECT_WHEEL</text:span></text:a> </text:p>
        </text:list-item>
        <text:list-item>
          <text:p text:style-name="P43"><text:a xlink:type="simple" xlink:href="https://photonstorm.github.io/phaser3-docs/Phaser.Input.Events.html#event:POINTER_WHEEL" text:style-name="Internet_20_link" text:visited-style-name="Visited_20_Internet_20_Link"><text:span text:style-name="Source_20_Text">POINTER_WHEEL</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79" table:style-name="Tabela79">
        <table:table-column table:style-name="Tabela79.A"/>
        <table:table-column table:style-name="Tabela79.B"/>
        <table:table-column table:style-name="Tabela79.C"/>
        <table:table-header-rows>
          <table:table-row>
            <table:table-cell table:style-name="Tabela79.A1" office:value-type="string">
              <text:p text:style-name="Table_20_Heading">Name</text:p>
            </table:table-cell>
            <table:table-cell table:style-name="Tabela79.A1" office:value-type="string">
              <text:p text:style-name="Table_20_Heading">Type</text:p>
            </table:table-cell>
            <table:table-cell table:style-name="Tabela79.A1" office:value-type="string">
              <text:p text:style-name="Table_20_Heading">Description</text:p>
            </table:table-cell>
          </table:table-row>
        </table:table-header-rows>
        <table:table-row>
          <table:table-cell table:style-name="Tabela79.A1" office:value-type="string">
            <text:p text:style-name="Table_20_Contents"><text:span text:style-name="Source_20_Text">pointer</text:span></text:p>
          </table:table-cell>
          <table:table-cell table:style-name="Tabela79.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79.A1" office:value-type="string">
            <text:p text:style-name="P160">The Pointer responsible for triggering this event.</text:p>
          </table:table-cell>
        </table:table-row>
        <table:table-row>
          <table:table-cell table:style-name="Tabela79.A1" office:value-type="string">
            <text:p text:style-name="Table_20_Contents"><text:span text:style-name="Source_20_Text">gameObject</text:span></text:p>
          </table:table-cell>
          <table:table-cell table:style-name="Tabela79.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79.A1" office:value-type="string">
            <text:p text:style-name="P160">The Game Object the pointer was over when the wheel changed.</text:p>
          </table:table-cell>
        </table:table-row>
        <table:table-row>
          <table:table-cell table:style-name="Tabela79.A1" office:value-type="string">
            <text:p text:style-name="Table_20_Contents"><text:span text:style-name="Source_20_Text">deltaX</text:span></text:p>
          </table:table-cell>
          <table:table-cell table:style-name="Tabela79.A1" office:value-type="string">
            <text:p text:style-name="Table_20_Contents">number </text:p>
          </table:table-cell>
          <table:table-cell table:style-name="Tabela79.A1" office:value-type="string">
            <text:p text:style-name="P160">The horizontal scroll amount that occurred due to the user moving a mouse wheel or similar input device.</text:p>
          </table:table-cell>
        </table:table-row>
        <table:table-row>
          <table:table-cell table:style-name="Tabela79.A1" office:value-type="string">
            <text:p text:style-name="Table_20_Contents"><text:span text:style-name="Source_20_Text">deltaY</text:span></text:p>
          </table:table-cell>
          <table:table-cell table:style-name="Tabela79.A1" office:value-type="string">
            <text:p text:style-name="Table_20_Contents">number </text:p>
          </table:table-cell>
          <table:table-cell table:style-name="Tabela79.A1" office:value-type="string">
            <text:p text:style-name="P160">The vertical scroll amount that occurred due to the user moving a mouse wheel or similar input device. This value will typically be less than 0 if the user scrolls up and greater than zero if scrolling down.</text:p>
          </table:table-cell>
        </table:table-row>
        <table:table-row>
          <table:table-cell table:style-name="Tabela79.A1" office:value-type="string">
            <text:p text:style-name="Table_20_Contents"><text:span text:style-name="Source_20_Text">deltaZ</text:span></text:p>
          </table:table-cell>
          <table:table-cell table:style-name="Tabela79.A1" office:value-type="string">
            <text:p text:style-name="Table_20_Contents">number </text:p>
          </table:table-cell>
          <table:table-cell table:style-name="Tabela79.A1" office:value-type="string">
            <text:p text:style-name="P160">The z-axis scroll amount that occurred due to the user moving a mouse wheel or similar input device.</text:p>
          </table:table-cell>
        </table:table-row>
        <table:table-row>
          <table:table-cell table:style-name="Tabela79.A1" office:value-type="string">
            <text:p text:style-name="Table_20_Contents"><text:span text:style-name="Source_20_Text">event</text:span></text:p>
          </table:table-cell>
          <table:table-cell table:style-name="Tabela79.A1" office:value-type="string">
            <text:p text:style-name="Table_20_Contents"><text:a xlink:type="simple" xlink:href="https://photonstorm.github.io/phaser3-docs/Phaser.Types.Input.html#.EventData" text:style-name="Internet_20_link" text:visited-style-name="Visited_20_Internet_20_Link">Phaser.Types.Input.EventData</text:a> </text:p>
          </table:table-cell>
          <table:table-cell table:style-name="Tabela79.A1" office:value-type="string">
            <text:p text:style-name="P160">The Phaser input event. You can call <text:span text:style-name="Source_20_Text">stopPropagation()</text:span> to halt it from going any further in the event flow.</text:p>
          </table:table-cell>
        </table:table-row>
      </table:table>
      <text:p text:style-name="P154">Since: 3.18.0 </text:p>
      <text:p text:style-name="P154">Source: <text:a xlink:type="simple" xlink:href="https://github.com/photonstorm/phaser/tree/v3.51.0/src/input/events/GAMEOBJECT_WHEEL_EVENT.js" text:style-name="Internet_20_link" text:visited-style-name="Visited_20_Internet_20_Link">src/input/events/GAMEOBJECT_WHEEL_EVENT.js</text:a> (<text:a xlink:type="simple" xlink:href="https://github.com/photonstorm/phaser/tree/v3.51.0/src/input/events/GAMEOBJECT_WHEEL_EVENT.js#L7" text:style-name="Internet_20_link" text:visited-style-name="Visited_20_Internet_20_Link">Line 7</text:a>) </text:p>
      <text:p text:style-name="Horizontal_20_Line"/>
      <text:h text:style-name="P1" text:outline-level="4"><text:bookmark text:name="event:MANAGER_BOOT__anchor"/><text:bookmark text:name="event:MANAGER_BOOT"/>MANAGER_BOOT</text:h>
      <text:p text:style-name="P3">The Input Manager Boot Event.</text:p>
      <text:p text:style-name="P3">This internal event is dispatched by the Input Manager when it boots.</text:p>
      <text:p text:style-name="P154">Since: 3.0.0 </text:p>
      <text:p text:style-name="P154"><text:soft-page-break/>Source: <text:a xlink:type="simple" xlink:href="https://github.com/photonstorm/phaser/tree/v3.51.0/src/input/events/MANAGER_BOOT_EVENT.js" text:style-name="Internet_20_link" text:visited-style-name="Visited_20_Internet_20_Link">src/input/events/MANAGER_BOOT_EVENT.js</text:a> (<text:a xlink:type="simple" xlink:href="https://github.com/photonstorm/phaser/tree/v3.51.0/src/input/events/MANAGER_BOOT_EVENT.js#L7" text:style-name="Internet_20_link" text:visited-style-name="Visited_20_Internet_20_Link">Line 7</text:a>) </text:p>
      <text:p text:style-name="Horizontal_20_Line"/>
      <text:h text:style-name="P1" text:outline-level="4"><text:bookmark text:name="event:MANAGER_PROCESS__anchor"/><text:bookmark text:name="event:MANAGER_PROCESS"/>MANAGER_PROCESS</text:h>
      <text:p text:style-name="P3">The Input Manager Process Event.</text:p>
      <text:p text:style-name="P3">This internal event is dispatched by the Input Manager when not using the legacy queue system, and it wants the Input Plugins to update themselves.</text:p>
      <text:h text:style-name="P2" text:outline-level="5">Parameters:</text:h>
      <table:table table:name="Tabela80" table:style-name="Tabela80">
        <table:table-column table:style-name="Tabela80.A"/>
        <table:table-column table:style-name="Tabela80.B"/>
        <table:table-column table:style-name="Tabela80.C"/>
        <table:table-header-rows>
          <table:table-row>
            <table:table-cell table:style-name="Tabela80.A1" office:value-type="string">
              <text:p text:style-name="Table_20_Heading">Name</text:p>
            </table:table-cell>
            <table:table-cell table:style-name="Tabela80.A1" office:value-type="string">
              <text:p text:style-name="Table_20_Heading">Type</text:p>
            </table:table-cell>
            <table:table-cell table:style-name="Tabela80.A1" office:value-type="string">
              <text:p text:style-name="Table_20_Heading">Description</text:p>
            </table:table-cell>
          </table:table-row>
        </table:table-header-rows>
        <table:table-row>
          <table:table-cell table:style-name="Tabela80.A1" office:value-type="string">
            <text:p text:style-name="Table_20_Contents"><text:span text:style-name="Source_20_Text">time</text:span></text:p>
          </table:table-cell>
          <table:table-cell table:style-name="Tabela80.A1" office:value-type="string">
            <text:p text:style-name="Table_20_Contents">number </text:p>
          </table:table-cell>
          <table:table-cell table:style-name="Tabela80.A1" office:value-type="string">
            <text:p text:style-name="P160">The current time. Either a High Resolution Timer value if it comes from Request Animation Frame, or Date.now if using SetTimeout.</text:p>
          </table:table-cell>
        </table:table-row>
        <table:table-row>
          <table:table-cell table:style-name="Tabela80.A1" office:value-type="string">
            <text:p text:style-name="Table_20_Contents"><text:span text:style-name="Source_20_Text">delta</text:span></text:p>
          </table:table-cell>
          <table:table-cell table:style-name="Tabela80.A1" office:value-type="string">
            <text:p text:style-name="Table_20_Contents">number </text:p>
          </table:table-cell>
          <table:table-cell table:style-name="Tabela80.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input/events/MANAGER_PROCESS_EVENT.js" text:style-name="Internet_20_link" text:visited-style-name="Visited_20_Internet_20_Link">src/input/events/MANAGER_PROCESS_EVENT.js</text:a> (<text:a xlink:type="simple" xlink:href="https://github.com/photonstorm/phaser/tree/v3.51.0/src/input/events/MANAGER_PROCESS_EVENT.js#L7" text:style-name="Internet_20_link" text:visited-style-name="Visited_20_Internet_20_Link">Line 7</text:a>) </text:p>
      <text:p text:style-name="Horizontal_20_Line"/>
      <text:h text:style-name="P1" text:outline-level="4"><text:bookmark text:name="event:MANAGER_UPDATE__anchor"/><text:bookmark text:name="event:MANAGER_UPDATE"/>MANAGER_UPDATE</text:h>
      <text:p text:style-name="P3">The Input Manager Update Event.</text:p>
      <text:p text:style-name="P3">This internal event is dispatched by the Input Manager as part of its update step.</text:p>
      <text:p text:style-name="P154">Since: 3.0.0 </text:p>
      <text:p text:style-name="P154">Source: <text:a xlink:type="simple" xlink:href="https://github.com/photonstorm/phaser/tree/v3.51.0/src/input/events/MANAGER_UPDATE_EVENT.js" text:style-name="Internet_20_link" text:visited-style-name="Visited_20_Internet_20_Link">src/input/events/MANAGER_UPDATE_EVENT.js</text:a> (<text:a xlink:type="simple" xlink:href="https://github.com/photonstorm/phaser/tree/v3.51.0/src/input/events/MANAGER_UPDATE_EVENT.js#L7" text:style-name="Internet_20_link" text:visited-style-name="Visited_20_Internet_20_Link">Line 7</text:a>) </text:p>
      <text:p text:style-name="Horizontal_20_Line"/>
      <text:h text:style-name="P1" text:outline-level="4"><text:bookmark text:name="event:POINTER_DOWN__anchor"/><text:bookmark text:name="event:POINTER_DOWN"/>POINTER_DOWN</text:h>
      <text:p text:style-name="P3">The Pointer Down Input Event.</text:p>
      <text:p text:style-name="P3">This event is dispatched by the Input Plugin belonging to a Scene if a pointer is pressed down anywhere.</text:p>
      <text:p text:style-name="P3">Listen to this event from within a Scene using: <text:span text:style-name="Source_20_Text">this.input.on('pointerdown', listener)</text:span>.</text:p>
      <text:p text:style-name="P3">The event hierarchy is as follows:</text:p>
      <text:list xml:id="list2568419598" text:style-name="L22">
        <text:list-item>
          <text:p text:style-name="P44"><text:a xlink:type="simple" xlink:href="https://photonstorm.github.io/phaser3-docs/Phaser.Input.Events.html#event:GAMEOBJECT_POINTER_DOWN" text:style-name="Internet_20_link" text:visited-style-name="Visited_20_Internet_20_Link"><text:span text:style-name="Source_20_Text">GAMEOBJECT_POINTER_DOWN</text:span></text:a> </text:p>
        </text:list-item>
        <text:list-item>
          <text:p text:style-name="P44"><text:a xlink:type="simple" xlink:href="https://photonstorm.github.io/phaser3-docs/Phaser.Input.Events.html#event:GAMEOBJECT_DOWN" text:style-name="Internet_20_link" text:visited-style-name="Visited_20_Internet_20_Link"><text:span text:style-name="Source_20_Text">GAMEOBJECT_DOWN</text:span></text:a> </text:p>
        </text:list-item>
        <text:list-item>
          <text:p text:style-name="P45"><text:a xlink:type="simple" xlink:href="https://photonstorm.github.io/phaser3-docs/Phaser.Input.Events.html#event:POINTER_DOWN" text:style-name="Internet_20_link" text:visited-style-name="Visited_20_Internet_20_Link"><text:span text:style-name="Source_20_Text">POINTER_DOWN</text:span></text:a> or <text:a xlink:type="simple" xlink:href="https://photonstorm.github.io/phaser3-docs/Phaser.Input.Events.html#event:POINTER_DOWN_OUTSIDE" text:style-name="Internet_20_link" text:visited-style-name="Visited_20_Internet_20_Link"><text:span text:style-name="Source_20_Text">POINTER_DOWN_OUTSIDE</text:span></text:a> </text:p>
        </text:list-item>
      </text:list>
      <text:p text:style-name="P3">With the top event being dispatched first and then flowing down the list. Note that higher-up event handlers can stop the propagation of this event.</text:p>
      <text:h text:style-name="P2" text:outline-level="5"><text:soft-page-break/>Parameters:</text:h>
      <table:table table:name="Tabela81" table:style-name="Tabela81">
        <table:table-column table:style-name="Tabela81.A"/>
        <table:table-column table:style-name="Tabela81.B"/>
        <table:table-column table:style-name="Tabela81.C"/>
        <table:table-header-rows>
          <table:table-row>
            <table:table-cell table:style-name="Tabela81.A1" office:value-type="string">
              <text:p text:style-name="Table_20_Heading">Name</text:p>
            </table:table-cell>
            <table:table-cell table:style-name="Tabela81.A1" office:value-type="string">
              <text:p text:style-name="Table_20_Heading">Type</text:p>
            </table:table-cell>
            <table:table-cell table:style-name="Tabela81.A1" office:value-type="string">
              <text:p text:style-name="Table_20_Heading">Description</text:p>
            </table:table-cell>
          </table:table-row>
        </table:table-header-rows>
        <table:table-row>
          <table:table-cell table:style-name="Tabela81.A1" office:value-type="string">
            <text:p text:style-name="Table_20_Contents"><text:span text:style-name="Source_20_Text">pointer</text:span></text:p>
          </table:table-cell>
          <table:table-cell table:style-name="Tabela81.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1.A1" office:value-type="string">
            <text:p text:style-name="P160">The Pointer responsible for triggering this event.</text:p>
          </table:table-cell>
        </table:table-row>
        <table:table-row>
          <table:table-cell table:style-name="Tabela81.A1" office:value-type="string">
            <text:p text:style-name="Table_20_Contents"><text:span text:style-name="Source_20_Text">currentlyOver</text:span></text:p>
          </table:table-cell>
          <table:table-cell table:style-name="Tabela81.A1" office:value-type="string">
            <text:p text:style-name="Table_20_Contents">Array.&lt;<text:a xlink:type="simple" xlink:href="https://photonstorm.github.io/phaser3-docs/Phaser.GameObjects.GameObject.html" text:style-name="Internet_20_link" text:visited-style-name="Visited_20_Internet_20_Link">Phaser.GameObjects.GameObject</text:a>&gt; </text:p>
          </table:table-cell>
          <table:table-cell table:style-name="Tabela81.A1" office:value-type="string">
            <text:p text:style-name="P160">An array containing all interactive Game Objects that the pointer was over when the event was created.</text:p>
          </table:table-cell>
        </table:table-row>
      </table:table>
      <text:p text:style-name="P154">Since: 3.0.0 </text:p>
      <text:p text:style-name="P154">Source: <text:a xlink:type="simple" xlink:href="https://github.com/photonstorm/phaser/tree/v3.51.0/src/input/events/POINTER_DOWN_EVENT.js" text:style-name="Internet_20_link" text:visited-style-name="Visited_20_Internet_20_Link">src/input/events/POINTER_DOWN_EVENT.js</text:a> (<text:a xlink:type="simple" xlink:href="https://github.com/photonstorm/phaser/tree/v3.51.0/src/input/events/POINTER_DOWN_EVENT.js#L7" text:style-name="Internet_20_link" text:visited-style-name="Visited_20_Internet_20_Link">Line 7</text:a>) </text:p>
      <text:p text:style-name="Horizontal_20_Line"/>
      <text:h text:style-name="P1" text:outline-level="4"><text:bookmark text:name="event:POINTER_DOWN_OUTSIDE__anchor"/><text:bookmark text:name="event:POINTER_DOWN_OUTSIDE"/>POINTER_DOWN_OUTSIDE</text:h>
      <text:p text:style-name="P3">The Pointer Down Outside Input Event.</text:p>
      <text:p text:style-name="P3">This event is dispatched by the Input Plugin belonging to a Scene if a pointer is pressed down anywhere outside of the game canvas.</text:p>
      <text:p text:style-name="P3">Listen to this event from within a Scene using: <text:span text:style-name="Source_20_Text">this.input.on('pointerdownoutside', listener)</text:span>.</text:p>
      <text:p text:style-name="P3">The event hierarchy is as follows:</text:p>
      <text:list xml:id="list1921066254" text:style-name="L23">
        <text:list-item>
          <text:p text:style-name="P46"><text:a xlink:type="simple" xlink:href="https://photonstorm.github.io/phaser3-docs/Phaser.Input.Events.html#event:GAMEOBJECT_POINTER_DOWN" text:style-name="Internet_20_link" text:visited-style-name="Visited_20_Internet_20_Link"><text:span text:style-name="Source_20_Text">GAMEOBJECT_POINTER_DOWN</text:span></text:a> </text:p>
        </text:list-item>
        <text:list-item>
          <text:p text:style-name="P46"><text:a xlink:type="simple" xlink:href="https://photonstorm.github.io/phaser3-docs/Phaser.Input.Events.html#event:GAMEOBJECT_DOWN" text:style-name="Internet_20_link" text:visited-style-name="Visited_20_Internet_20_Link"><text:span text:style-name="Source_20_Text">GAMEOBJECT_DOWN</text:span></text:a> </text:p>
        </text:list-item>
        <text:list-item>
          <text:p text:style-name="P47"><text:a xlink:type="simple" xlink:href="https://photonstorm.github.io/phaser3-docs/Phaser.Input.Events.html#event:POINTER_DOWN" text:style-name="Internet_20_link" text:visited-style-name="Visited_20_Internet_20_Link"><text:span text:style-name="Source_20_Text">POINTER_DOWN</text:span></text:a> or <text:a xlink:type="simple" xlink:href="https://photonstorm.github.io/phaser3-docs/Phaser.Input.Events.html#event:POINTER_DOWN_OUTSIDE" text:style-name="Internet_20_link" text:visited-style-name="Visited_20_Internet_20_Link"><text:span text:style-name="Source_20_Text">POINTER_DOWN_OUTSID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82" table:style-name="Tabela82">
        <table:table-column table:style-name="Tabela82.A"/>
        <table:table-column table:style-name="Tabela82.B"/>
        <table:table-column table:style-name="Tabela82.C"/>
        <table:table-header-rows>
          <table:table-row>
            <table:table-cell table:style-name="Tabela82.A1" office:value-type="string">
              <text:p text:style-name="Table_20_Heading">Name</text:p>
            </table:table-cell>
            <table:table-cell table:style-name="Tabela82.A1" office:value-type="string">
              <text:p text:style-name="Table_20_Heading">Type</text:p>
            </table:table-cell>
            <table:table-cell table:style-name="Tabela82.A1" office:value-type="string">
              <text:p text:style-name="Table_20_Heading">Description</text:p>
            </table:table-cell>
          </table:table-row>
        </table:table-header-rows>
        <table:table-row>
          <table:table-cell table:style-name="Tabela82.A1" office:value-type="string">
            <text:p text:style-name="Table_20_Contents"><text:span text:style-name="Source_20_Text">pointer</text:span></text:p>
          </table:table-cell>
          <table:table-cell table:style-name="Tabela82.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2.A1" office:value-type="string">
            <text:p text:style-name="P160">The Pointer responsible for triggering this event.</text:p>
          </table:table-cell>
        </table:table-row>
      </table:table>
      <text:p text:style-name="P154">Since: 3.16.1 </text:p>
      <text:p text:style-name="P154">Source: <text:a xlink:type="simple" xlink:href="https://github.com/photonstorm/phaser/tree/v3.51.0/src/input/events/POINTER_DOWN_OUTSIDE_EVENT.js" text:style-name="Internet_20_link" text:visited-style-name="Visited_20_Internet_20_Link">src/input/events/POINTER_DOWN_OUTSIDE_EVENT.js</text:a> (<text:a xlink:type="simple" xlink:href="https://github.com/photonstorm/phaser/tree/v3.51.0/src/input/events/POINTER_DOWN_OUTSIDE_EVENT.js#L7" text:style-name="Internet_20_link" text:visited-style-name="Visited_20_Internet_20_Link">Line 7</text:a>) </text:p>
      <text:p text:style-name="Horizontal_20_Line"/>
      <text:h text:style-name="P1" text:outline-level="4"><text:bookmark text:name="event:POINTER_MOVE__anchor"/><text:bookmark text:name="event:POINTER_MOVE"/>POINTER_MOVE</text:h>
      <text:p text:style-name="P3">The Pointer Move Input Event.</text:p>
      <text:p text:style-name="P3">This event is dispatched by the Input Plugin belonging to a Scene if a pointer is moved anywhere.</text:p>
      <text:p text:style-name="P3">Listen to this event from within a Scene using: <text:span text:style-name="Source_20_Text">this.input.on('pointermove', listener)</text:span>.</text:p>
      <text:p text:style-name="P3">The event hierarchy is as follows:</text:p>
      <text:list xml:id="list1954131742" text:style-name="L24">
        <text:list-item>
          <text:p text:style-name="P48"><text:soft-page-break/><text:a xlink:type="simple" xlink:href="https://photonstorm.github.io/phaser3-docs/Phaser.Input.Events.html#event:GAMEOBJECT_POINTER_MOVE" text:style-name="Internet_20_link" text:visited-style-name="Visited_20_Internet_20_Link"><text:span text:style-name="Source_20_Text">GAMEOBJECT_POINTER_MOVE</text:span></text:a> </text:p>
        </text:list-item>
        <text:list-item>
          <text:p text:style-name="P48"><text:a xlink:type="simple" xlink:href="https://photonstorm.github.io/phaser3-docs/Phaser.Input.Events.html#event:GAMEOBJECT_MOVE" text:style-name="Internet_20_link" text:visited-style-name="Visited_20_Internet_20_Link"><text:span text:style-name="Source_20_Text">GAMEOBJECT_MOVE</text:span></text:a> </text:p>
        </text:list-item>
        <text:list-item>
          <text:p text:style-name="P49"><text:a xlink:type="simple" xlink:href="https://photonstorm.github.io/phaser3-docs/Phaser.Input.Events.html#event:POINTER_MOVE" text:style-name="Internet_20_link" text:visited-style-name="Visited_20_Internet_20_Link"><text:span text:style-name="Source_20_Text">POINTER_MOV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83" table:style-name="Tabela83">
        <table:table-column table:style-name="Tabela83.A"/>
        <table:table-column table:style-name="Tabela83.B"/>
        <table:table-column table:style-name="Tabela83.C"/>
        <table:table-header-rows>
          <table:table-row>
            <table:table-cell table:style-name="Tabela83.A1" office:value-type="string">
              <text:p text:style-name="Table_20_Heading">Name</text:p>
            </table:table-cell>
            <table:table-cell table:style-name="Tabela83.A1" office:value-type="string">
              <text:p text:style-name="Table_20_Heading">Type</text:p>
            </table:table-cell>
            <table:table-cell table:style-name="Tabela83.A1" office:value-type="string">
              <text:p text:style-name="Table_20_Heading">Description</text:p>
            </table:table-cell>
          </table:table-row>
        </table:table-header-rows>
        <table:table-row>
          <table:table-cell table:style-name="Tabela83.A1" office:value-type="string">
            <text:p text:style-name="Table_20_Contents"><text:span text:style-name="Source_20_Text">pointer</text:span></text:p>
          </table:table-cell>
          <table:table-cell table:style-name="Tabela83.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3.A1" office:value-type="string">
            <text:p text:style-name="P160">The Pointer responsible for triggering this event.</text:p>
          </table:table-cell>
        </table:table-row>
        <table:table-row>
          <table:table-cell table:style-name="Tabela83.A1" office:value-type="string">
            <text:p text:style-name="Table_20_Contents"><text:span text:style-name="Source_20_Text">currentlyOver</text:span></text:p>
          </table:table-cell>
          <table:table-cell table:style-name="Tabela83.A1" office:value-type="string">
            <text:p text:style-name="Table_20_Contents">Array.&lt;<text:a xlink:type="simple" xlink:href="https://photonstorm.github.io/phaser3-docs/Phaser.GameObjects.GameObject.html" text:style-name="Internet_20_link" text:visited-style-name="Visited_20_Internet_20_Link">Phaser.GameObjects.GameObject</text:a>&gt; </text:p>
          </table:table-cell>
          <table:table-cell table:style-name="Tabela83.A1" office:value-type="string">
            <text:p text:style-name="P160">An array containing all interactive Game Objects that the pointer was over when the event was created.</text:p>
          </table:table-cell>
        </table:table-row>
      </table:table>
      <text:p text:style-name="P154">Since: 3.0.0 </text:p>
      <text:p text:style-name="P154">Source: <text:a xlink:type="simple" xlink:href="https://github.com/photonstorm/phaser/tree/v3.51.0/src/input/events/POINTER_MOVE_EVENT.js" text:style-name="Internet_20_link" text:visited-style-name="Visited_20_Internet_20_Link">src/input/events/POINTER_MOVE_EVENT.js</text:a> (<text:a xlink:type="simple" xlink:href="https://github.com/photonstorm/phaser/tree/v3.51.0/src/input/events/POINTER_MOVE_EVENT.js#L7" text:style-name="Internet_20_link" text:visited-style-name="Visited_20_Internet_20_Link">Line 7</text:a>) </text:p>
      <text:p text:style-name="Horizontal_20_Line"/>
      <text:h text:style-name="P1" text:outline-level="4"><text:bookmark text:name="event:POINTER_OUT__anchor"/><text:bookmark text:name="event:POINTER_OUT"/>POINTER_OUT</text:h>
      <text:p text:style-name="P3">The Pointer Out Input Event.</text:p>
      <text:p text:style-name="P3">This event is dispatched by the Input Plugin belonging to a Scene if a pointer moves out of any interactive Game Object.</text:p>
      <text:p text:style-name="P3">Listen to this event from within a Scene using: <text:span text:style-name="Source_20_Text">this.input.on('pointerout', listener)</text:span>.</text:p>
      <text:p text:style-name="P3">The event hierarchy is as follows:</text:p>
      <text:list xml:id="list1534065163" text:style-name="L25">
        <text:list-item>
          <text:p text:style-name="P50"><text:a xlink:type="simple" xlink:href="https://photonstorm.github.io/phaser3-docs/Phaser.Input.Events.html#event:GAMEOBJECT_POINTER_OUT" text:style-name="Internet_20_link" text:visited-style-name="Visited_20_Internet_20_Link"><text:span text:style-name="Source_20_Text">GAMEOBJECT_POINTER_OUT</text:span></text:a> </text:p>
        </text:list-item>
        <text:list-item>
          <text:p text:style-name="P50"><text:a xlink:type="simple" xlink:href="https://photonstorm.github.io/phaser3-docs/Phaser.Input.Events.html#event:GAMEOBJECT_OUT" text:style-name="Internet_20_link" text:visited-style-name="Visited_20_Internet_20_Link"><text:span text:style-name="Source_20_Text">GAMEOBJECT_OUT</text:span></text:a> </text:p>
        </text:list-item>
        <text:list-item>
          <text:p text:style-name="P51"><text:a xlink:type="simple" xlink:href="https://photonstorm.github.io/phaser3-docs/Phaser.Input.Events.html#event:POINTER_OUT" text:style-name="Internet_20_link" text:visited-style-name="Visited_20_Internet_20_Link"><text:span text:style-name="Source_20_Text">POINTER_OUT</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84" table:style-name="Tabela84">
        <table:table-column table:style-name="Tabela84.A"/>
        <table:table-column table:style-name="Tabela84.B"/>
        <table:table-column table:style-name="Tabela84.C"/>
        <table:table-header-rows>
          <table:table-row>
            <table:table-cell table:style-name="Tabela84.A1" office:value-type="string">
              <text:p text:style-name="Table_20_Heading">Name</text:p>
            </table:table-cell>
            <table:table-cell table:style-name="Tabela84.A1" office:value-type="string">
              <text:p text:style-name="Table_20_Heading">Type</text:p>
            </table:table-cell>
            <table:table-cell table:style-name="Tabela84.A1" office:value-type="string">
              <text:p text:style-name="Table_20_Heading">Description</text:p>
            </table:table-cell>
          </table:table-row>
        </table:table-header-rows>
        <table:table-row>
          <table:table-cell table:style-name="Tabela84.A1" office:value-type="string">
            <text:p text:style-name="Table_20_Contents"><text:span text:style-name="Source_20_Text">pointer</text:span></text:p>
          </table:table-cell>
          <table:table-cell table:style-name="Tabela84.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4.A1" office:value-type="string">
            <text:p text:style-name="P160">The Pointer responsible for triggering this event.</text:p>
          </table:table-cell>
        </table:table-row>
        <table:table-row>
          <table:table-cell table:style-name="Tabela84.A1" office:value-type="string">
            <text:p text:style-name="Table_20_Contents"><text:span text:style-name="Source_20_Text">justOut</text:span></text:p>
          </table:table-cell>
          <table:table-cell table:style-name="Tabela84.A1" office:value-type="string">
            <text:p text:style-name="Table_20_Contents">Array.&lt;<text:a xlink:type="simple" xlink:href="https://photonstorm.github.io/phaser3-docs/Phaser.GameObjects.GameObject.html" text:style-name="Internet_20_link" text:visited-style-name="Visited_20_Internet_20_Link">Phaser.GameObjects.GameObject</text:a>&gt; </text:p>
          </table:table-cell>
          <table:table-cell table:style-name="Tabela84.A1" office:value-type="string">
            <text:p text:style-name="P160">An array containing all interactive Game Objects that the pointer moved out of when the event was created.</text:p>
          </table:table-cell>
        </table:table-row>
      </table:table>
      <text:p text:style-name="P154">Since: 3.0.0 </text:p>
      <text:p text:style-name="P154">Source: <text:a xlink:type="simple" xlink:href="https://github.com/photonstorm/phaser/tree/v3.51.0/src/input/events/POINTER_OUT_EVENT.js" text:style-name="Internet_20_link" text:visited-style-name="Visited_20_Internet_20_Link">src/input/events/POINTER_OUT_EVENT.js</text:a> (<text:a xlink:type="simple" xlink:href="https://github.com/photonstorm/phaser/tree/v3.51.0/src/input/events/POINTER_OUT_EVENT.js#L7" text:style-name="Internet_20_link" text:visited-style-name="Visited_20_Internet_20_Link">Line 7</text:a>) </text:p>
      <text:p text:style-name="Horizontal_20_Line"><text:soft-page-break/></text:p>
      <text:h text:style-name="P1" text:outline-level="4"><text:bookmark text:name="event:POINTER_OVER__anchor"/><text:bookmark text:name="event:POINTER_OVER"/>POINTER_OVER</text:h>
      <text:p text:style-name="P3">The Pointer Over Input Event.</text:p>
      <text:p text:style-name="P3">This event is dispatched by the Input Plugin belonging to a Scene if a pointer moves over any interactive Game Object.</text:p>
      <text:p text:style-name="P3">Listen to this event from within a Scene using: <text:span text:style-name="Source_20_Text">this.input.on('pointerover', listener)</text:span>.</text:p>
      <text:p text:style-name="P3">The event hierarchy is as follows:</text:p>
      <text:list xml:id="list2077962315" text:style-name="L26">
        <text:list-item>
          <text:p text:style-name="P52"><text:a xlink:type="simple" xlink:href="https://photonstorm.github.io/phaser3-docs/Phaser.Input.Events.html#event:GAMEOBJECT_POINTER_OVER" text:style-name="Internet_20_link" text:visited-style-name="Visited_20_Internet_20_Link"><text:span text:style-name="Source_20_Text">GAMEOBJECT_POINTER_OVER</text:span></text:a> </text:p>
        </text:list-item>
        <text:list-item>
          <text:p text:style-name="P52"><text:a xlink:type="simple" xlink:href="https://photonstorm.github.io/phaser3-docs/Phaser.Input.Events.html#event:GAMEOBJECT_OVER" text:style-name="Internet_20_link" text:visited-style-name="Visited_20_Internet_20_Link"><text:span text:style-name="Source_20_Text">GAMEOBJECT_OVER</text:span></text:a> </text:p>
        </text:list-item>
        <text:list-item>
          <text:p text:style-name="P53"><text:a xlink:type="simple" xlink:href="https://photonstorm.github.io/phaser3-docs/Phaser.Input.Events.html#event:POINTER_OVER" text:style-name="Internet_20_link" text:visited-style-name="Visited_20_Internet_20_Link"><text:span text:style-name="Source_20_Text">POINTER_OVER</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85" table:style-name="Tabela85">
        <table:table-column table:style-name="Tabela85.A"/>
        <table:table-column table:style-name="Tabela85.B"/>
        <table:table-column table:style-name="Tabela85.C"/>
        <table:table-header-rows>
          <table:table-row>
            <table:table-cell table:style-name="Tabela85.A1" office:value-type="string">
              <text:p text:style-name="Table_20_Heading">Name</text:p>
            </table:table-cell>
            <table:table-cell table:style-name="Tabela85.A1" office:value-type="string">
              <text:p text:style-name="Table_20_Heading">Type</text:p>
            </table:table-cell>
            <table:table-cell table:style-name="Tabela85.A1" office:value-type="string">
              <text:p text:style-name="Table_20_Heading">Description</text:p>
            </table:table-cell>
          </table:table-row>
        </table:table-header-rows>
        <table:table-row>
          <table:table-cell table:style-name="Tabela85.A1" office:value-type="string">
            <text:p text:style-name="Table_20_Contents"><text:span text:style-name="Source_20_Text">pointer</text:span></text:p>
          </table:table-cell>
          <table:table-cell table:style-name="Tabela85.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5.A1" office:value-type="string">
            <text:p text:style-name="P160">The Pointer responsible for triggering this event.</text:p>
          </table:table-cell>
        </table:table-row>
        <table:table-row>
          <table:table-cell table:style-name="Tabela85.A1" office:value-type="string">
            <text:p text:style-name="Table_20_Contents"><text:span text:style-name="Source_20_Text">justOver</text:span></text:p>
          </table:table-cell>
          <table:table-cell table:style-name="Tabela85.A1" office:value-type="string">
            <text:p text:style-name="Table_20_Contents">Array.&lt;<text:a xlink:type="simple" xlink:href="https://photonstorm.github.io/phaser3-docs/Phaser.GameObjects.GameObject.html" text:style-name="Internet_20_link" text:visited-style-name="Visited_20_Internet_20_Link">Phaser.GameObjects.GameObject</text:a>&gt; </text:p>
          </table:table-cell>
          <table:table-cell table:style-name="Tabela85.A1" office:value-type="string">
            <text:p text:style-name="P160">An array containing all interactive Game Objects that the pointer moved over when the event was created.</text:p>
          </table:table-cell>
        </table:table-row>
      </table:table>
      <text:p text:style-name="P154">Since: 3.0.0 </text:p>
      <text:p text:style-name="P154">Source: <text:a xlink:type="simple" xlink:href="https://github.com/photonstorm/phaser/tree/v3.51.0/src/input/events/POINTER_OVER_EVENT.js" text:style-name="Internet_20_link" text:visited-style-name="Visited_20_Internet_20_Link">src/input/events/POINTER_OVER_EVENT.js</text:a> (<text:a xlink:type="simple" xlink:href="https://github.com/photonstorm/phaser/tree/v3.51.0/src/input/events/POINTER_OVER_EVENT.js#L7" text:style-name="Internet_20_link" text:visited-style-name="Visited_20_Internet_20_Link">Line 7</text:a>) </text:p>
      <text:p text:style-name="Horizontal_20_Line"/>
      <text:h text:style-name="P1" text:outline-level="4"><text:bookmark text:name="event:POINTER_UP__anchor"/><text:bookmark text:name="event:POINTER_UP"/>POINTER_UP</text:h>
      <text:p text:style-name="P3">The Pointer Up Input Event.</text:p>
      <text:p text:style-name="P3">This event is dispatched by the Input Plugin belonging to a Scene if a pointer is released anywhere.</text:p>
      <text:p text:style-name="P3">Listen to this event from within a Scene using: <text:span text:style-name="Source_20_Text">this.input.on('pointerup', listener)</text:span>.</text:p>
      <text:p text:style-name="P3">The event hierarchy is as follows:</text:p>
      <text:list xml:id="list115526872" text:style-name="L27">
        <text:list-item>
          <text:p text:style-name="P54"><text:a xlink:type="simple" xlink:href="https://photonstorm.github.io/phaser3-docs/Phaser.Input.Events.html#event:GAMEOBJECT_POINTER_UP" text:style-name="Internet_20_link" text:visited-style-name="Visited_20_Internet_20_Link"><text:span text:style-name="Source_20_Text">GAMEOBJECT_POINTER_UP</text:span></text:a> </text:p>
        </text:list-item>
        <text:list-item>
          <text:p text:style-name="P54"><text:a xlink:type="simple" xlink:href="https://photonstorm.github.io/phaser3-docs/Phaser.Input.Events.html#event:GAMEOBJECT_UP" text:style-name="Internet_20_link" text:visited-style-name="Visited_20_Internet_20_Link"><text:span text:style-name="Source_20_Text">GAMEOBJECT_UP</text:span></text:a> </text:p>
        </text:list-item>
        <text:list-item>
          <text:p text:style-name="P55"><text:a xlink:type="simple" xlink:href="https://photonstorm.github.io/phaser3-docs/Phaser.Input.Events.html#event:POINTER_UP" text:style-name="Internet_20_link" text:visited-style-name="Visited_20_Internet_20_Link"><text:span text:style-name="Source_20_Text">POINTER_UP</text:span></text:a> or <text:a xlink:type="simple" xlink:href="https://photonstorm.github.io/phaser3-docs/Phaser.Input.Events.html#event:POINTER_UP_OUTSIDE" text:style-name="Internet_20_link" text:visited-style-name="Visited_20_Internet_20_Link"><text:span text:style-name="Source_20_Text">POINTER_UP_OUTSIDE</text:span></text:a> </text:p>
        </text:list-item>
      </text:list>
      <text:p text:style-name="P3"><text:soft-page-break/>With the top event being dispatched first and then flowing down the list. Note that higher-up event handlers can stop the propagation of this event.</text:p>
      <text:h text:style-name="P2" text:outline-level="5">Parameters:</text:h>
      <table:table table:name="Tabela86" table:style-name="Tabela86">
        <table:table-column table:style-name="Tabela86.A"/>
        <table:table-column table:style-name="Tabela86.B"/>
        <table:table-column table:style-name="Tabela86.C"/>
        <table:table-header-rows>
          <table:table-row>
            <table:table-cell table:style-name="Tabela86.A1" office:value-type="string">
              <text:p text:style-name="Table_20_Heading">Name</text:p>
            </table:table-cell>
            <table:table-cell table:style-name="Tabela86.A1" office:value-type="string">
              <text:p text:style-name="Table_20_Heading">Type</text:p>
            </table:table-cell>
            <table:table-cell table:style-name="Tabela86.A1" office:value-type="string">
              <text:p text:style-name="Table_20_Heading">Description</text:p>
            </table:table-cell>
          </table:table-row>
        </table:table-header-rows>
        <table:table-row>
          <table:table-cell table:style-name="Tabela86.A1" office:value-type="string">
            <text:p text:style-name="Table_20_Contents"><text:span text:style-name="Source_20_Text">pointer</text:span></text:p>
          </table:table-cell>
          <table:table-cell table:style-name="Tabela86.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6.A1" office:value-type="string">
            <text:p text:style-name="P160">The Pointer responsible for triggering this event.</text:p>
          </table:table-cell>
        </table:table-row>
        <table:table-row>
          <table:table-cell table:style-name="Tabela86.A1" office:value-type="string">
            <text:p text:style-name="Table_20_Contents"><text:span text:style-name="Source_20_Text">currentlyOver</text:span></text:p>
          </table:table-cell>
          <table:table-cell table:style-name="Tabela86.A1" office:value-type="string">
            <text:p text:style-name="Table_20_Contents">Array.&lt;<text:a xlink:type="simple" xlink:href="https://photonstorm.github.io/phaser3-docs/Phaser.GameObjects.GameObject.html" text:style-name="Internet_20_link" text:visited-style-name="Visited_20_Internet_20_Link">Phaser.GameObjects.GameObject</text:a>&gt; </text:p>
          </table:table-cell>
          <table:table-cell table:style-name="Tabela86.A1" office:value-type="string">
            <text:p text:style-name="P160">An array containing all interactive Game Objects that the pointer was over when the event was created.</text:p>
          </table:table-cell>
        </table:table-row>
      </table:table>
      <text:p text:style-name="P154">Since: 3.0.0 </text:p>
      <text:p text:style-name="P154">Source: <text:a xlink:type="simple" xlink:href="https://github.com/photonstorm/phaser/tree/v3.51.0/src/input/events/POINTER_UP_EVENT.js" text:style-name="Internet_20_link" text:visited-style-name="Visited_20_Internet_20_Link">src/input/events/POINTER_UP_EVENT.js</text:a> (<text:a xlink:type="simple" xlink:href="https://github.com/photonstorm/phaser/tree/v3.51.0/src/input/events/POINTER_UP_EVENT.js#L7" text:style-name="Internet_20_link" text:visited-style-name="Visited_20_Internet_20_Link">Line 7</text:a>) </text:p>
      <text:p text:style-name="Horizontal_20_Line"/>
      <text:h text:style-name="P1" text:outline-level="4"><text:bookmark text:name="event:POINTER_UP_OUTSIDE__anchor"/><text:bookmark text:name="event:POINTER_UP_OUTSIDE"/>POINTER_UP_OUTSIDE</text:h>
      <text:p text:style-name="P3">The Pointer Up Outside Input Event.</text:p>
      <text:p text:style-name="P3">This event is dispatched by the Input Plugin belonging to a Scene if a pointer is released anywhere outside of the game canvas.</text:p>
      <text:p text:style-name="P3">Listen to this event from within a Scene using: <text:span text:style-name="Source_20_Text">this.input.on('pointerupoutside', listener)</text:span>.</text:p>
      <text:p text:style-name="P3">The event hierarchy is as follows:</text:p>
      <text:list xml:id="list1659750874" text:style-name="L28">
        <text:list-item>
          <text:p text:style-name="P56"><text:a xlink:type="simple" xlink:href="https://photonstorm.github.io/phaser3-docs/Phaser.Input.Events.html#event:GAMEOBJECT_POINTER_UP" text:style-name="Internet_20_link" text:visited-style-name="Visited_20_Internet_20_Link"><text:span text:style-name="Source_20_Text">GAMEOBJECT_POINTER_UP</text:span></text:a> </text:p>
        </text:list-item>
        <text:list-item>
          <text:p text:style-name="P56"><text:a xlink:type="simple" xlink:href="https://photonstorm.github.io/phaser3-docs/Phaser.Input.Events.html#event:GAMEOBJECT_UP" text:style-name="Internet_20_link" text:visited-style-name="Visited_20_Internet_20_Link"><text:span text:style-name="Source_20_Text">GAMEOBJECT_UP</text:span></text:a> </text:p>
        </text:list-item>
        <text:list-item>
          <text:p text:style-name="P57"><text:a xlink:type="simple" xlink:href="https://photonstorm.github.io/phaser3-docs/Phaser.Input.Events.html#event:POINTER_UP" text:style-name="Internet_20_link" text:visited-style-name="Visited_20_Internet_20_Link"><text:span text:style-name="Source_20_Text">POINTER_UP</text:span></text:a> or <text:a xlink:type="simple" xlink:href="https://photonstorm.github.io/phaser3-docs/Phaser.Input.Events.html#event:POINTER_UP_OUTSIDE" text:style-name="Internet_20_link" text:visited-style-name="Visited_20_Internet_20_Link"><text:span text:style-name="Source_20_Text">POINTER_UP_OUTSIDE</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87" table:style-name="Tabela87">
        <table:table-column table:style-name="Tabela87.A"/>
        <table:table-column table:style-name="Tabela87.B"/>
        <table:table-column table:style-name="Tabela87.C"/>
        <table:table-header-rows>
          <table:table-row>
            <table:table-cell table:style-name="Tabela87.A1" office:value-type="string">
              <text:p text:style-name="Table_20_Heading">Name</text:p>
            </table:table-cell>
            <table:table-cell table:style-name="Tabela87.A1" office:value-type="string">
              <text:p text:style-name="Table_20_Heading">Type</text:p>
            </table:table-cell>
            <table:table-cell table:style-name="Tabela87.A1" office:value-type="string">
              <text:p text:style-name="Table_20_Heading">Description</text:p>
            </table:table-cell>
          </table:table-row>
        </table:table-header-rows>
        <table:table-row>
          <table:table-cell table:style-name="Tabela87.A1" office:value-type="string">
            <text:p text:style-name="Table_20_Contents"><text:span text:style-name="Source_20_Text">pointer</text:span></text:p>
          </table:table-cell>
          <table:table-cell table:style-name="Tabela87.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7.A1" office:value-type="string">
            <text:p text:style-name="P160">The Pointer responsible for triggering this event.</text:p>
          </table:table-cell>
        </table:table-row>
      </table:table>
      <text:p text:style-name="P154">Since: 3.16.1 </text:p>
      <text:p text:style-name="P154">Source: <text:a xlink:type="simple" xlink:href="https://github.com/photonstorm/phaser/tree/v3.51.0/src/input/events/POINTER_UP_OUTSIDE_EVENT.js" text:style-name="Internet_20_link" text:visited-style-name="Visited_20_Internet_20_Link">src/input/events/POINTER_UP_OUTSIDE_EVENT.js</text:a> (<text:a xlink:type="simple" xlink:href="https://github.com/photonstorm/phaser/tree/v3.51.0/src/input/events/POINTER_UP_OUTSIDE_EVENT.js#L7" text:style-name="Internet_20_link" text:visited-style-name="Visited_20_Internet_20_Link">Line 7</text:a>) </text:p>
      <text:p text:style-name="Horizontal_20_Line"/>
      <text:h text:style-name="P1" text:outline-level="4"><text:bookmark text:name="event:POINTER_WHEEL__anchor"/><text:bookmark text:name="event:POINTER_WHEEL"/>POINTER_WHEEL</text:h>
      <text:p text:style-name="P3">The Pointer Wheel Input Event.</text:p>
      <text:p text:style-name="P3">This event is dispatched by the Input Plugin belonging to a Scene if a pointer has its wheel updated.</text:p>
      <text:p text:style-name="P3"><text:soft-page-break/>Listen to this event from within a Scene using: <text:span text:style-name="Source_20_Text">this.input.on('wheel', listener)</text:span>.</text:p>
      <text:p text:style-name="P3">The event hierarchy is as follows:</text:p>
      <text:list xml:id="list3268425488" text:style-name="L29">
        <text:list-item>
          <text:p text:style-name="P58"><text:a xlink:type="simple" xlink:href="https://photonstorm.github.io/phaser3-docs/Phaser.Input.Events.html#event:GAMEOBJECT_POINTER_WHEEL" text:style-name="Internet_20_link" text:visited-style-name="Visited_20_Internet_20_Link"><text:span text:style-name="Source_20_Text">GAMEOBJECT_POINTER_WHEEL</text:span></text:a> </text:p>
        </text:list-item>
        <text:list-item>
          <text:p text:style-name="P58"><text:a xlink:type="simple" xlink:href="https://photonstorm.github.io/phaser3-docs/Phaser.Input.Events.html#event:GAMEOBJECT_WHEEL" text:style-name="Internet_20_link" text:visited-style-name="Visited_20_Internet_20_Link"><text:span text:style-name="Source_20_Text">GAMEOBJECT_WHEEL</text:span></text:a> </text:p>
        </text:list-item>
        <text:list-item>
          <text:p text:style-name="P59"><text:a xlink:type="simple" xlink:href="https://photonstorm.github.io/phaser3-docs/Phaser.Input.Events.html#event:POINTER_WHEEL" text:style-name="Internet_20_link" text:visited-style-name="Visited_20_Internet_20_Link"><text:span text:style-name="Source_20_Text">POINTER_WHEEL</text:span></text:a> </text:p>
        </text:list-item>
      </text:list>
      <text:p text:style-name="P3">With the top event being dispatched first and then flowing down the list. Note that higher-up event handlers can stop the propagation of this event.</text:p>
      <text:h text:style-name="P2" text:outline-level="5">Parameters:</text:h>
      <table:table table:name="Tabela88" table:style-name="Tabela88">
        <table:table-column table:style-name="Tabela88.A"/>
        <table:table-column table:style-name="Tabela88.B"/>
        <table:table-column table:style-name="Tabela88.C"/>
        <table:table-header-rows>
          <table:table-row>
            <table:table-cell table:style-name="Tabela88.A1" office:value-type="string">
              <text:p text:style-name="Table_20_Heading">Name</text:p>
            </table:table-cell>
            <table:table-cell table:style-name="Tabela88.A1" office:value-type="string">
              <text:p text:style-name="Table_20_Heading">Type</text:p>
            </table:table-cell>
            <table:table-cell table:style-name="Tabela88.A1" office:value-type="string">
              <text:p text:style-name="Table_20_Heading">Description</text:p>
            </table:table-cell>
          </table:table-row>
        </table:table-header-rows>
        <table:table-row>
          <table:table-cell table:style-name="Tabela88.A1" office:value-type="string">
            <text:p text:style-name="Table_20_Contents"><text:span text:style-name="Source_20_Text">pointer</text:span></text:p>
          </table:table-cell>
          <table:table-cell table:style-name="Tabela88.A1" office:value-type="string">
            <text:p text:style-name="Table_20_Contents"><text:a xlink:type="simple" xlink:href="https://photonstorm.github.io/phaser3-docs/Phaser.Input.Pointer.html" text:style-name="Internet_20_link" text:visited-style-name="Visited_20_Internet_20_Link">Phaser.Input.Pointer</text:a> </text:p>
          </table:table-cell>
          <table:table-cell table:style-name="Tabela88.A1" office:value-type="string">
            <text:p text:style-name="P160">The Pointer responsible for triggering this event.</text:p>
          </table:table-cell>
        </table:table-row>
        <table:table-row>
          <table:table-cell table:style-name="Tabela88.A1" office:value-type="string">
            <text:p text:style-name="Table_20_Contents"><text:span text:style-name="Source_20_Text">currentlyOver</text:span></text:p>
          </table:table-cell>
          <table:table-cell table:style-name="Tabela88.A1" office:value-type="string">
            <text:p text:style-name="Table_20_Contents">Array.&lt;<text:a xlink:type="simple" xlink:href="https://photonstorm.github.io/phaser3-docs/Phaser.GameObjects.GameObject.html" text:style-name="Internet_20_link" text:visited-style-name="Visited_20_Internet_20_Link">Phaser.GameObjects.GameObject</text:a>&gt; </text:p>
          </table:table-cell>
          <table:table-cell table:style-name="Tabela88.A1" office:value-type="string">
            <text:p text:style-name="P160">An array containing all interactive Game Objects that the pointer was over when the event was created.</text:p>
          </table:table-cell>
        </table:table-row>
        <table:table-row>
          <table:table-cell table:style-name="Tabela88.A1" office:value-type="string">
            <text:p text:style-name="Table_20_Contents"><text:span text:style-name="Source_20_Text">deltaX</text:span></text:p>
          </table:table-cell>
          <table:table-cell table:style-name="Tabela88.A1" office:value-type="string">
            <text:p text:style-name="Table_20_Contents">number </text:p>
          </table:table-cell>
          <table:table-cell table:style-name="Tabela88.A1" office:value-type="string">
            <text:p text:style-name="P160">The horizontal scroll amount that occurred due to the user moving a mouse wheel or similar input device.</text:p>
          </table:table-cell>
        </table:table-row>
        <table:table-row>
          <table:table-cell table:style-name="Tabela88.A1" office:value-type="string">
            <text:p text:style-name="Table_20_Contents"><text:span text:style-name="Source_20_Text">deltaY</text:span></text:p>
          </table:table-cell>
          <table:table-cell table:style-name="Tabela88.A1" office:value-type="string">
            <text:p text:style-name="Table_20_Contents">number </text:p>
          </table:table-cell>
          <table:table-cell table:style-name="Tabela88.A1" office:value-type="string">
            <text:p text:style-name="P160">The vertical scroll amount that occurred due to the user moving a mouse wheel or similar input device. This value will typically be less than 0 if the user scrolls up and greater than zero if scrolling down.</text:p>
          </table:table-cell>
        </table:table-row>
        <table:table-row>
          <table:table-cell table:style-name="Tabela88.A1" office:value-type="string">
            <text:p text:style-name="Table_20_Contents"><text:span text:style-name="Source_20_Text">deltaZ</text:span></text:p>
          </table:table-cell>
          <table:table-cell table:style-name="Tabela88.A1" office:value-type="string">
            <text:p text:style-name="Table_20_Contents">number </text:p>
          </table:table-cell>
          <table:table-cell table:style-name="Tabela88.A1" office:value-type="string">
            <text:p text:style-name="P160">The z-axis scroll amount that occurred due to the user moving a mouse wheel or similar input device.</text:p>
          </table:table-cell>
        </table:table-row>
      </table:table>
      <text:p text:style-name="P154">Since: 3.18.0 </text:p>
      <text:p text:style-name="P154">Source: <text:a xlink:type="simple" xlink:href="https://github.com/photonstorm/phaser/tree/v3.51.0/src/input/events/POINTER_WHEEL_EVENT.js" text:style-name="Internet_20_link" text:visited-style-name="Visited_20_Internet_20_Link">src/input/events/POINTER_WHEEL_EVENT.js</text:a> (<text:a xlink:type="simple" xlink:href="https://github.com/photonstorm/phaser/tree/v3.51.0/src/input/events/POINTER_WHEEL_EVENT.js#L7" text:style-name="Internet_20_link" text:visited-style-name="Visited_20_Internet_20_Link">Line 7</text:a>) </text:p>
      <text:p text:style-name="Horizontal_20_Line"/>
      <text:h text:style-name="P1" text:outline-level="4"><text:bookmark text:name="event:POINTERLOCK_CHANGE__anchor"/><text:bookmark text:name="event:POINTERLOCK_CHANGE"/>POINTERLOCK_CHANGE</text:h>
      <text:p text:style-name="P3">The Input Manager Pointer Lock Change Event.</text:p>
      <text:p text:style-name="P3">This event is dispatched by the Input Manager when it is processing a native Pointer Lock Change DOM Event.</text:p>
      <text:h text:style-name="P2" text:outline-level="5"><text:soft-page-break/>Parameters:</text:h>
      <table:table table:name="Tabela89" table:style-name="Tabela89">
        <table:table-column table:style-name="Tabela89.A"/>
        <table:table-column table:style-name="Tabela89.B"/>
        <table:table-column table:style-name="Tabela89.C"/>
        <table:table-header-rows>
          <table:table-row>
            <table:table-cell table:style-name="Tabela89.A1" office:value-type="string">
              <text:p text:style-name="Table_20_Heading">Name</text:p>
            </table:table-cell>
            <table:table-cell table:style-name="Tabela89.A1" office:value-type="string">
              <text:p text:style-name="Table_20_Heading">Type</text:p>
            </table:table-cell>
            <table:table-cell table:style-name="Tabela89.A1" office:value-type="string">
              <text:p text:style-name="Table_20_Heading">Description</text:p>
            </table:table-cell>
          </table:table-row>
        </table:table-header-rows>
        <table:table-row>
          <table:table-cell table:style-name="Tabela89.A1" office:value-type="string">
            <text:p text:style-name="Table_20_Contents"><text:span text:style-name="Source_20_Text">event</text:span></text:p>
          </table:table-cell>
          <table:table-cell table:style-name="Tabela89.A1" office:value-type="string">
            <text:p text:style-name="Table_20_Contents">Event </text:p>
          </table:table-cell>
          <table:table-cell table:style-name="Tabela89.A1" office:value-type="string">
            <text:p text:style-name="P160">The native DOM Event.</text:p>
          </table:table-cell>
        </table:table-row>
        <table:table-row>
          <table:table-cell table:style-name="Tabela89.A1" office:value-type="string">
            <text:p text:style-name="Table_20_Contents"><text:span text:style-name="Source_20_Text">locked</text:span></text:p>
          </table:table-cell>
          <table:table-cell table:style-name="Tabela89.A1" office:value-type="string">
            <text:p text:style-name="Table_20_Contents">boolean </text:p>
          </table:table-cell>
          <table:table-cell table:style-name="Tabela89.A1" office:value-type="string">
            <text:p text:style-name="P160">The locked state of the Mouse Pointer.</text:p>
          </table:table-cell>
        </table:table-row>
      </table:table>
      <text:p text:style-name="P154">Since: 3.0.0 </text:p>
      <text:p text:style-name="P154">Source: <text:a xlink:type="simple" xlink:href="https://github.com/photonstorm/phaser/tree/v3.51.0/src/input/events/POINTERLOCK_CHANGE_EVENT.js" text:style-name="Internet_20_link" text:visited-style-name="Visited_20_Internet_20_Link">src/input/events/POINTERLOCK_CHANGE_EVENT.js</text:a> (<text:a xlink:type="simple" xlink:href="https://github.com/photonstorm/phaser/tree/v3.51.0/src/input/events/POINTERLOCK_CHANGE_EVENT.js#L7" text:style-name="Internet_20_link" text:visited-style-name="Visited_20_Internet_20_Link">Line 7</text:a>) </text:p>
      <text:p text:style-name="Horizontal_20_Line"/>
      <text:h text:style-name="P1" text:outline-level="4"><text:bookmark text:name="event:PRE_UPDATE__anchor"/><text:bookmark text:name="event:PRE_UPDATE"/>PRE_UPDATE</text:h>
      <text:p text:style-name="P3">The Input Plugin Pre-Update Event.</text:p>
      <text:p text:style-name="P3">This internal event is dispatched by the Input Plugin at the start of its <text:span text:style-name="Source_20_Text">preUpdate</text:span> method. This hook is designed specifically for input plugins, but can also be listened to from user-land code.</text:p>
      <text:p text:style-name="P154">Since: 3.0.0 </text:p>
      <text:p text:style-name="P154">Source: <text:a xlink:type="simple" xlink:href="https://github.com/photonstorm/phaser/tree/v3.51.0/src/input/events/PRE_UPDATE_EVENT.js" text:style-name="Internet_20_link" text:visited-style-name="Visited_20_Internet_20_Link">src/input/events/PRE_UPDATE_EVENT.js</text:a> (<text:a xlink:type="simple" xlink:href="https://github.com/photonstorm/phaser/tree/v3.51.0/src/input/events/PRE_UPDATE_EVENT.js#L7" text:style-name="Internet_20_link" text:visited-style-name="Visited_20_Internet_20_Link">Line 7</text:a>) </text:p>
      <text:p text:style-name="Horizontal_20_Line"/>
      <text:h text:style-name="P1" text:outline-level="4"><text:bookmark text:name="event:SHUTDOWN__anchor"/><text:bookmark text:name="event:SHUTDOWN"/>SHUTDOWN</text:h>
      <text:p text:style-name="P3">The Input Plugin Shutdown Event.</text:p>
      <text:p text:style-name="P3">This internal event is dispatched by the Input Plugin when it shuts down, signalling to all of its systems to shut themselves down.</text:p>
      <text:p text:style-name="P154">Since: 3.0.0 </text:p>
      <text:p text:style-name="P154">Source: <text:a xlink:type="simple" xlink:href="https://github.com/photonstorm/phaser/tree/v3.51.0/src/input/events/SHUTDOWN_EVENT.js" text:style-name="Internet_20_link" text:visited-style-name="Visited_20_Internet_20_Link">src/input/events/SHUTDOWN_EVENT.js</text:a> (<text:a xlink:type="simple" xlink:href="https://github.com/photonstorm/phaser/tree/v3.51.0/src/input/events/SHUTDOWN_EVENT.js#L7" text:style-name="Internet_20_link" text:visited-style-name="Visited_20_Internet_20_Link">Line 7</text:a>) </text:p>
      <text:p text:style-name="Horizontal_20_Line"/>
      <text:h text:style-name="P1" text:outline-level="4"><text:bookmark text:name="event:START__anchor"/><text:bookmark text:name="event:START"/>START</text:h>
      <text:p text:style-name="P3">The Input Plugin Start Event.</text:p>
      <text:p text:style-name="P3">This internal event is dispatched by the Input Plugin when it has finished setting-up, signalling to all of its internal systems to start.</text:p>
      <text:p text:style-name="P154">Since: 3.0.0 </text:p>
      <text:p text:style-name="P154">Source: <text:a xlink:type="simple" xlink:href="https://github.com/photonstorm/phaser/tree/v3.51.0/src/input/events/START_EVENT.js" text:style-name="Internet_20_link" text:visited-style-name="Visited_20_Internet_20_Link">src/input/events/START_EVENT.js</text:a> (<text:a xlink:type="simple" xlink:href="https://github.com/photonstorm/phaser/tree/v3.51.0/src/input/events/START_EVENT.js#L7" text:style-name="Internet_20_link" text:visited-style-name="Visited_20_Internet_20_Link">Line 7</text:a>) </text:p>
      <text:p text:style-name="Horizontal_20_Line"/>
      <text:h text:style-name="P1" text:outline-level="4"><text:bookmark text:name="event:UPDATE__anchor"/><text:bookmark text:name="event:UPDATE"/>UPDATE</text:h>
      <text:p text:style-name="P3">The Input Plugin Update Event.</text:p>
      <text:p text:style-name="P3">This internal event is dispatched by the Input Plugin at the start of its <text:span text:style-name="Source_20_Text">update</text:span> method. This hook is designed specifically for input plugins, but can also be listened to from user-land code.</text:p>
      <text:h text:style-name="P2" text:outline-level="5"><text:soft-page-break/>Parameters:</text:h>
      <table:table table:name="Tabela90" table:style-name="Tabela90">
        <table:table-column table:style-name="Tabela90.A"/>
        <table:table-column table:style-name="Tabela90.B"/>
        <table:table-column table:style-name="Tabela90.C"/>
        <table:table-header-rows>
          <table:table-row>
            <table:table-cell table:style-name="Tabela90.A1" office:value-type="string">
              <text:p text:style-name="Table_20_Heading">Name</text:p>
            </table:table-cell>
            <table:table-cell table:style-name="Tabela90.A1" office:value-type="string">
              <text:p text:style-name="Table_20_Heading">Type</text:p>
            </table:table-cell>
            <table:table-cell table:style-name="Tabela90.A1" office:value-type="string">
              <text:p text:style-name="Table_20_Heading">Description</text:p>
            </table:table-cell>
          </table:table-row>
        </table:table-header-rows>
        <table:table-row>
          <table:table-cell table:style-name="Tabela90.A1" office:value-type="string">
            <text:p text:style-name="Table_20_Contents"><text:span text:style-name="Source_20_Text">time</text:span></text:p>
          </table:table-cell>
          <table:table-cell table:style-name="Tabela90.A1" office:value-type="string">
            <text:p text:style-name="Table_20_Contents">number </text:p>
          </table:table-cell>
          <table:table-cell table:style-name="Tabela90.A1" office:value-type="string">
            <text:p text:style-name="P160">The current time. Either a High Resolution Timer value if it comes from Request Animation Frame, or Date.now if using SetTimeout.</text:p>
          </table:table-cell>
        </table:table-row>
        <table:table-row>
          <table:table-cell table:style-name="Tabela90.A1" office:value-type="string">
            <text:p text:style-name="Table_20_Contents"><text:span text:style-name="Source_20_Text">delta</text:span></text:p>
          </table:table-cell>
          <table:table-cell table:style-name="Tabela90.A1" office:value-type="string">
            <text:p text:style-name="Table_20_Contents">number </text:p>
          </table:table-cell>
          <table:table-cell table:style-name="Tabela90.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input/events/UPDATE_EVENT.js" text:style-name="Internet_20_link" text:visited-style-name="Visited_20_Internet_20_Link">src/input/events/UPDATE_EVENT.js</text:a> (<text:a xlink:type="simple" xlink:href="https://github.com/photonstorm/phaser/tree/v3.51.0/src/input/events/UPDATE_EVENT.js#L7" text:style-name="Internet_20_link" text:visited-style-name="Visited_20_Internet_20_Link">Line 7</text:a>) </text:p>
      <text:p text:style-name="Horizontal_20_Line"/>
      <text:h text:style-name="P1" text:outline-level="4"><text:bookmark text:name="event:BUTTON_DOWN__anchor"/><text:bookmark text:name="event:BUTTON_DOWN"/>BUTTON_DOWN</text:h>
      <text:p text:style-name="P3">The Gamepad Button Down Event.</text:p>
      <text:p text:style-name="P3">This event is dispatched by the Gamepad Plugin when a button has been pressed on any active Gamepad.</text:p>
      <text:p text:style-name="P3">Listen to this event from within a Scene using: <text:span text:style-name="Source_20_Text">this.input.gamepad.on('down', listener)</text:span>.</text:p>
      <text:p text:style-name="P3">You can also listen for a DOWN event from a Gamepad instance. See the <text:a xlink:type="simple" xlink:href="https://photonstorm.github.io/phaser3-docs/Phaser.Input.Gamepad.Events.html#event:GAMEPAD_BUTTON_DOWN" text:style-name="Internet_20_link" text:visited-style-name="Visited_20_Internet_20_Link"><text:span text:style-name="Source_20_Text">GAMEPAD_BUTTON_DOWN</text:span></text:a> event for details.</text:p>
      <text:h text:style-name="P2" text:outline-level="5">Parameters:</text:h>
      <table:table table:name="Tabela91" table:style-name="Tabela91">
        <table:table-column table:style-name="Tabela91.A"/>
        <table:table-column table:style-name="Tabela91.B"/>
        <table:table-column table:style-name="Tabela91.C"/>
        <table:table-header-rows>
          <table:table-row>
            <table:table-cell table:style-name="Tabela91.A1" office:value-type="string">
              <text:p text:style-name="Table_20_Heading">Name</text:p>
            </table:table-cell>
            <table:table-cell table:style-name="Tabela91.A1" office:value-type="string">
              <text:p text:style-name="Table_20_Heading">Type</text:p>
            </table:table-cell>
            <table:table-cell table:style-name="Tabela91.A1" office:value-type="string">
              <text:p text:style-name="Table_20_Heading">Description</text:p>
            </table:table-cell>
          </table:table-row>
        </table:table-header-rows>
        <table:table-row>
          <table:table-cell table:style-name="Tabela91.A1" office:value-type="string">
            <text:p text:style-name="Table_20_Contents"><text:span text:style-name="Source_20_Text">pad</text:span></text:p>
          </table:table-cell>
          <table:table-cell table:style-name="Tabela91.A1" office:value-type="string">
            <text:p text:style-name="Table_20_Contents"><text:a xlink:type="simple" xlink:href="https://photonstorm.github.io/phaser3-docs/Phaser.Input.Gamepad.html" text:style-name="Internet_20_link" text:visited-style-name="Visited_20_Internet_20_Link">Phaser.Input.Gamepad</text:a> </text:p>
          </table:table-cell>
          <table:table-cell table:style-name="Tabela91.A1" office:value-type="string">
            <text:p text:style-name="P160">A reference to the Gamepad on which the button was pressed.</text:p>
          </table:table-cell>
        </table:table-row>
        <table:table-row>
          <table:table-cell table:style-name="Tabela91.A1" office:value-type="string">
            <text:p text:style-name="Table_20_Contents"><text:span text:style-name="Source_20_Text">button</text:span></text:p>
          </table:table-cell>
          <table:table-cell table:style-name="Tabela91.A1" office:value-type="string">
            <text:p text:style-name="Table_20_Contents"><text:a xlink:type="simple" xlink:href="https://photonstorm.github.io/phaser3-docs/Phaser.Input.Gamepad.Button.html" text:style-name="Internet_20_link" text:visited-style-name="Visited_20_Internet_20_Link">Phaser.Input.Gamepad.Button</text:a> </text:p>
          </table:table-cell>
          <table:table-cell table:style-name="Tabela91.A1" office:value-type="string">
            <text:p text:style-name="P160">A reference to the Button which was pressed.</text:p>
          </table:table-cell>
        </table:table-row>
        <table:table-row>
          <table:table-cell table:style-name="Tabela91.A1" office:value-type="string">
            <text:p text:style-name="Table_20_Contents"><text:span text:style-name="Source_20_Text">value</text:span></text:p>
          </table:table-cell>
          <table:table-cell table:style-name="Tabela91.A1" office:value-type="string">
            <text:p text:style-name="Table_20_Contents">number </text:p>
          </table:table-cell>
          <table:table-cell table:style-name="Tabela91.A1" office:value-type="string">
            <text:p text:style-name="P160">The value of the button at the time it was pressed. Between 0 and 1. Some Gamepads have pressure-sensitive buttons.</text:p>
          </table:table-cell>
        </table:table-row>
      </table:table>
      <text:p text:style-name="P154">Since: 3.10.0 </text:p>
      <text:p text:style-name="P154">Source: <text:a xlink:type="simple" xlink:href="https://github.com/photonstorm/phaser/tree/v3.51.0/src/input/gamepad/events/BUTTON_DOWN_EVENT.js" text:style-name="Internet_20_link" text:visited-style-name="Visited_20_Internet_20_Link">src/input/gamepad/events/BUTTON_DOWN_EVENT.js</text:a> (<text:a xlink:type="simple" xlink:href="https://github.com/photonstorm/phaser/tree/v3.51.0/src/input/gamepad/events/BUTTON_DOWN_EVENT.js#L7" text:style-name="Internet_20_link" text:visited-style-name="Visited_20_Internet_20_Link">Line 7</text:a>) </text:p>
      <text:p text:style-name="Horizontal_20_Line"/>
      <text:h text:style-name="P1" text:outline-level="4"><text:bookmark text:name="event:BUTTON_UP__anchor"/><text:bookmark text:name="event:BUTTON_UP"/>BUTTON_UP</text:h>
      <text:p text:style-name="P3">The Gamepad Button Up Event.</text:p>
      <text:p text:style-name="P3">This event is dispatched by the Gamepad Plugin when a button has been released on any active Gamepad.</text:p>
      <text:p text:style-name="P3">Listen to this event from within a Scene using: <text:span text:style-name="Source_20_Text">this.input.gamepad.on('up', listener)</text:span>.</text:p>
      <text:p text:style-name="P3"><text:soft-page-break/>You can also listen for an UP event from a Gamepad instance. See the <text:a xlink:type="simple" xlink:href="https://photonstorm.github.io/phaser3-docs/Phaser.Input.Gamepad.Events.html#event:GAMEPAD_BUTTON_UP" text:style-name="Internet_20_link" text:visited-style-name="Visited_20_Internet_20_Link"><text:span text:style-name="Source_20_Text">GAMEPAD_BUTTON_UP</text:span></text:a> event for details.</text:p>
      <text:h text:style-name="P2" text:outline-level="5">Parameters:</text:h>
      <table:table table:name="Tabela92" table:style-name="Tabela92">
        <table:table-column table:style-name="Tabela92.A"/>
        <table:table-column table:style-name="Tabela92.B"/>
        <table:table-column table:style-name="Tabela92.C"/>
        <table:table-header-rows>
          <table:table-row>
            <table:table-cell table:style-name="Tabela92.A1" office:value-type="string">
              <text:p text:style-name="Table_20_Heading">Name</text:p>
            </table:table-cell>
            <table:table-cell table:style-name="Tabela92.A1" office:value-type="string">
              <text:p text:style-name="Table_20_Heading">Type</text:p>
            </table:table-cell>
            <table:table-cell table:style-name="Tabela92.A1" office:value-type="string">
              <text:p text:style-name="Table_20_Heading">Description</text:p>
            </table:table-cell>
          </table:table-row>
        </table:table-header-rows>
        <table:table-row>
          <table:table-cell table:style-name="Tabela92.A1" office:value-type="string">
            <text:p text:style-name="Table_20_Contents"><text:span text:style-name="Source_20_Text">pad</text:span></text:p>
          </table:table-cell>
          <table:table-cell table:style-name="Tabela92.A1" office:value-type="string">
            <text:p text:style-name="Table_20_Contents"><text:a xlink:type="simple" xlink:href="https://photonstorm.github.io/phaser3-docs/Phaser.Input.Gamepad.html" text:style-name="Internet_20_link" text:visited-style-name="Visited_20_Internet_20_Link">Phaser.Input.Gamepad</text:a> </text:p>
          </table:table-cell>
          <table:table-cell table:style-name="Tabela92.A1" office:value-type="string">
            <text:p text:style-name="P160">A reference to the Gamepad on which the button was released.</text:p>
          </table:table-cell>
        </table:table-row>
        <table:table-row>
          <table:table-cell table:style-name="Tabela92.A1" office:value-type="string">
            <text:p text:style-name="Table_20_Contents"><text:span text:style-name="Source_20_Text">button</text:span></text:p>
          </table:table-cell>
          <table:table-cell table:style-name="Tabela92.A1" office:value-type="string">
            <text:p text:style-name="Table_20_Contents"><text:a xlink:type="simple" xlink:href="https://photonstorm.github.io/phaser3-docs/Phaser.Input.Gamepad.Button.html" text:style-name="Internet_20_link" text:visited-style-name="Visited_20_Internet_20_Link">Phaser.Input.Gamepad.Button</text:a> </text:p>
          </table:table-cell>
          <table:table-cell table:style-name="Tabela92.A1" office:value-type="string">
            <text:p text:style-name="P160">A reference to the Button which was released.</text:p>
          </table:table-cell>
        </table:table-row>
        <table:table-row>
          <table:table-cell table:style-name="Tabela92.A1" office:value-type="string">
            <text:p text:style-name="Table_20_Contents"><text:span text:style-name="Source_20_Text">value</text:span></text:p>
          </table:table-cell>
          <table:table-cell table:style-name="Tabela92.A1" office:value-type="string">
            <text:p text:style-name="Table_20_Contents">number </text:p>
          </table:table-cell>
          <table:table-cell table:style-name="Tabela92.A1" office:value-type="string">
            <text:p text:style-name="P160">The value of the button at the time it was released. Between 0 and 1. Some Gamepads have pressure-sensitive buttons.</text:p>
          </table:table-cell>
        </table:table-row>
      </table:table>
      <text:p text:style-name="P154">Since: 3.10.0 </text:p>
      <text:p text:style-name="P154">Source: <text:a xlink:type="simple" xlink:href="https://github.com/photonstorm/phaser/tree/v3.51.0/src/input/gamepad/events/BUTTON_UP_EVENT.js" text:style-name="Internet_20_link" text:visited-style-name="Visited_20_Internet_20_Link">src/input/gamepad/events/BUTTON_UP_EVENT.js</text:a> (<text:a xlink:type="simple" xlink:href="https://github.com/photonstorm/phaser/tree/v3.51.0/src/input/gamepad/events/BUTTON_UP_EVENT.js#L7" text:style-name="Internet_20_link" text:visited-style-name="Visited_20_Internet_20_Link">Line 7</text:a>) </text:p>
      <text:p text:style-name="Horizontal_20_Line"/>
      <text:h text:style-name="P1" text:outline-level="4"><text:bookmark text:name="event:CONNECTED__anchor"/><text:bookmark text:name="event:CONNECTED"/>CONNECTED</text:h>
      <text:p text:style-name="P3">The Gamepad Connected Event.</text:p>
      <text:p text:style-name="P3">This event is dispatched by the Gamepad Plugin when a Gamepad has been connected.</text:p>
      <text:p text:style-name="P3">Listen to this event from within a Scene using: <text:span text:style-name="Source_20_Text">this.input.gamepad.once('connected', listener)</text:span>.</text:p>
      <text:p text:style-name="P3">Note that the browser may require you to press a button on a gamepad before it will allow you to access it, this is for security reasons. However, it may also trust the page already, in which case you won't get the 'connected' event and instead should check <text:span text:style-name="Source_20_Text">GamepadPlugin.total</text:span> to see if it thinks there are any gamepads already connected.</text:p>
      <text:h text:style-name="P2" text:outline-level="5">Parameters:</text:h>
      <table:table table:name="Tabela93" table:style-name="Tabela93">
        <table:table-column table:style-name="Tabela93.A"/>
        <table:table-column table:style-name="Tabela93.B"/>
        <table:table-column table:style-name="Tabela93.C"/>
        <table:table-header-rows>
          <table:table-row>
            <table:table-cell table:style-name="Tabela93.A1" office:value-type="string">
              <text:p text:style-name="Table_20_Heading">Name</text:p>
            </table:table-cell>
            <table:table-cell table:style-name="Tabela93.A1" office:value-type="string">
              <text:p text:style-name="Table_20_Heading">Type</text:p>
            </table:table-cell>
            <table:table-cell table:style-name="Tabela93.A1" office:value-type="string">
              <text:p text:style-name="Table_20_Heading">Description</text:p>
            </table:table-cell>
          </table:table-row>
        </table:table-header-rows>
        <table:table-row>
          <table:table-cell table:style-name="Tabela93.A1" office:value-type="string">
            <text:p text:style-name="Table_20_Contents"><text:span text:style-name="Source_20_Text">pad</text:span></text:p>
          </table:table-cell>
          <table:table-cell table:style-name="Tabela93.A1" office:value-type="string">
            <text:p text:style-name="Table_20_Contents"><text:a xlink:type="simple" xlink:href="https://photonstorm.github.io/phaser3-docs/Phaser.Input.Gamepad.html" text:style-name="Internet_20_link" text:visited-style-name="Visited_20_Internet_20_Link">Phaser.Input.Gamepad</text:a> </text:p>
          </table:table-cell>
          <table:table-cell table:style-name="Tabela93.A1" office:value-type="string">
            <text:p text:style-name="P160">A reference to the Gamepad which was connected.</text:p>
          </table:table-cell>
        </table:table-row>
        <table:table-row>
          <table:table-cell table:style-name="Tabela93.A1" office:value-type="string">
            <text:p text:style-name="Table_20_Contents"><text:span text:style-name="Source_20_Text">event</text:span></text:p>
          </table:table-cell>
          <table:table-cell table:style-name="Tabela93.A1" office:value-type="string">
            <text:p text:style-name="Table_20_Contents">Event </text:p>
          </table:table-cell>
          <table:table-cell table:style-name="Tabela93.A1" office:value-type="string">
            <text:p text:style-name="P160">The native DOM Event that triggered the connection.</text:p>
          </table:table-cell>
        </table:table-row>
      </table:table>
      <text:p text:style-name="P154">Since: 3.0.0 </text:p>
      <text:p text:style-name="P154">Source: <text:a xlink:type="simple" xlink:href="https://github.com/photonstorm/phaser/tree/v3.51.0/src/input/gamepad/events/CONNECTED_EVENT.js" text:style-name="Internet_20_link" text:visited-style-name="Visited_20_Internet_20_Link">src/input/gamepad/events/CONNECTED_EVENT.js</text:a> (<text:a xlink:type="simple" xlink:href="https://github.com/photonstorm/phaser/tree/v3.51.0/src/input/gamepad/events/CONNECTED_EVENT.js#L7" text:style-name="Internet_20_link" text:visited-style-name="Visited_20_Internet_20_Link">Line 7</text:a>) </text:p>
      <text:p text:style-name="Horizontal_20_Line"/>
      <text:h text:style-name="P1" text:outline-level="4"><text:bookmark text:name="event:DISCONNECTED__anchor"/><text:bookmark text:name="event:DISCONNECTED"/>DISCONNECTED</text:h>
      <text:p text:style-name="P3">The Gamepad Disconnected Event.</text:p>
      <text:p text:style-name="P3">This event is dispatched by the Gamepad Plugin when a Gamepad has been disconnected.</text:p>
      <text:p text:style-name="P3">Listen to this event from within a Scene using: <text:span text:style-name="Source_20_Text">this.input.gamepad.once('disconnected', listener)</text:span>.</text:p>
      <text:h text:style-name="P2" text:outline-level="5"><text:soft-page-break/>Parameters:</text:h>
      <table:table table:name="Tabela94" table:style-name="Tabela94">
        <table:table-column table:style-name="Tabela94.A"/>
        <table:table-column table:style-name="Tabela94.B"/>
        <table:table-column table:style-name="Tabela94.C"/>
        <table:table-header-rows>
          <table:table-row>
            <table:table-cell table:style-name="Tabela94.A1" office:value-type="string">
              <text:p text:style-name="Table_20_Heading">Name</text:p>
            </table:table-cell>
            <table:table-cell table:style-name="Tabela94.A1" office:value-type="string">
              <text:p text:style-name="Table_20_Heading">Type</text:p>
            </table:table-cell>
            <table:table-cell table:style-name="Tabela94.A1" office:value-type="string">
              <text:p text:style-name="Table_20_Heading">Description</text:p>
            </table:table-cell>
          </table:table-row>
        </table:table-header-rows>
        <table:table-row>
          <table:table-cell table:style-name="Tabela94.A1" office:value-type="string">
            <text:p text:style-name="Table_20_Contents"><text:span text:style-name="Source_20_Text">pad</text:span></text:p>
          </table:table-cell>
          <table:table-cell table:style-name="Tabela94.A1" office:value-type="string">
            <text:p text:style-name="Table_20_Contents"><text:a xlink:type="simple" xlink:href="https://photonstorm.github.io/phaser3-docs/Phaser.Input.Gamepad.html" text:style-name="Internet_20_link" text:visited-style-name="Visited_20_Internet_20_Link">Phaser.Input.Gamepad</text:a> </text:p>
          </table:table-cell>
          <table:table-cell table:style-name="Tabela94.A1" office:value-type="string">
            <text:p text:style-name="P160">A reference to the Gamepad which was disconnected.</text:p>
          </table:table-cell>
        </table:table-row>
        <table:table-row>
          <table:table-cell table:style-name="Tabela94.A1" office:value-type="string">
            <text:p text:style-name="Table_20_Contents"><text:span text:style-name="Source_20_Text">event</text:span></text:p>
          </table:table-cell>
          <table:table-cell table:style-name="Tabela94.A1" office:value-type="string">
            <text:p text:style-name="Table_20_Contents">Event </text:p>
          </table:table-cell>
          <table:table-cell table:style-name="Tabela94.A1" office:value-type="string">
            <text:p text:style-name="P160">The native DOM Event that triggered the disconnection.</text:p>
          </table:table-cell>
        </table:table-row>
      </table:table>
      <text:p text:style-name="P154">Since: 3.0.0 </text:p>
      <text:p text:style-name="P154">Source: <text:a xlink:type="simple" xlink:href="https://github.com/photonstorm/phaser/tree/v3.51.0/src/input/gamepad/events/DISCONNECTED_EVENT.js" text:style-name="Internet_20_link" text:visited-style-name="Visited_20_Internet_20_Link">src/input/gamepad/events/DISCONNECTED_EVENT.js</text:a> (<text:a xlink:type="simple" xlink:href="https://github.com/photonstorm/phaser/tree/v3.51.0/src/input/gamepad/events/DISCONNECTED_EVENT.js#L7" text:style-name="Internet_20_link" text:visited-style-name="Visited_20_Internet_20_Link">Line 7</text:a>) </text:p>
      <text:p text:style-name="Horizontal_20_Line"/>
      <text:h text:style-name="P1" text:outline-level="4"><text:bookmark text:name="event:GAMEPAD_BUTTON_DOWN__anchor"/><text:bookmark text:name="event:GAMEPAD_BUTTON_DOWN"/>GAMEPAD_BUTTON_DOWN</text:h>
      <text:p text:style-name="P3">The Gamepad Button Down Event.</text:p>
      <text:p text:style-name="P3">This event is dispatched by a Gamepad instance when a button has been pressed on it.</text:p>
      <text:p text:style-name="P3">Listen to this event from a Gamepad instance. Once way to get this is from the <text:span text:style-name="Source_20_Text">pad1</text:span>, <text:span text:style-name="Source_20_Text">pad2</text:span>, etc properties on the Gamepad Plugin: <text:span text:style-name="Source_20_Text">this.input.gamepad.pad1.on('down', listener)</text:span>.</text:p>
      <text:p text:style-name="P3">Note that you will not receive any Gamepad button events until the browser considers the Gamepad as being 'connected'.</text:p>
      <text:p text:style-name="P3">You can also listen for a DOWN event from the Gamepad Plugin. See the <text:a xlink:type="simple" xlink:href="https://photonstorm.github.io/phaser3-docs/Phaser.Input.Gamepad.Events.html#event:BUTTON_DOWN" text:style-name="Internet_20_link" text:visited-style-name="Visited_20_Internet_20_Link"><text:span text:style-name="Source_20_Text">BUTTON_DOWN</text:span></text:a> event for details.</text:p>
      <text:h text:style-name="P2" text:outline-level="5">Parameters:</text:h>
      <table:table table:name="Tabela95" table:style-name="Tabela95">
        <table:table-column table:style-name="Tabela95.A"/>
        <table:table-column table:style-name="Tabela95.B"/>
        <table:table-column table:style-name="Tabela95.C"/>
        <table:table-header-rows>
          <table:table-row>
            <table:table-cell table:style-name="Tabela95.A1" office:value-type="string">
              <text:p text:style-name="Table_20_Heading">Name</text:p>
            </table:table-cell>
            <table:table-cell table:style-name="Tabela95.A1" office:value-type="string">
              <text:p text:style-name="Table_20_Heading">Type</text:p>
            </table:table-cell>
            <table:table-cell table:style-name="Tabela95.A1" office:value-type="string">
              <text:p text:style-name="Table_20_Heading">Description</text:p>
            </table:table-cell>
          </table:table-row>
        </table:table-header-rows>
        <table:table-row>
          <table:table-cell table:style-name="Tabela95.A1" office:value-type="string">
            <text:p text:style-name="Table_20_Contents"><text:span text:style-name="Source_20_Text">index</text:span></text:p>
          </table:table-cell>
          <table:table-cell table:style-name="Tabela95.A1" office:value-type="string">
            <text:p text:style-name="Table_20_Contents">number </text:p>
          </table:table-cell>
          <table:table-cell table:style-name="Tabela95.A1" office:value-type="string">
            <text:p text:style-name="P160">The index of the button that was pressed.</text:p>
          </table:table-cell>
        </table:table-row>
        <table:table-row>
          <table:table-cell table:style-name="Tabela95.A1" office:value-type="string">
            <text:p text:style-name="Table_20_Contents"><text:span text:style-name="Source_20_Text">value</text:span></text:p>
          </table:table-cell>
          <table:table-cell table:style-name="Tabela95.A1" office:value-type="string">
            <text:p text:style-name="Table_20_Contents">number </text:p>
          </table:table-cell>
          <table:table-cell table:style-name="Tabela95.A1" office:value-type="string">
            <text:p text:style-name="P160">The value of the button at the time it was pressed. Between 0 and 1. Some Gamepads have pressure-sensitive buttons.</text:p>
          </table:table-cell>
        </table:table-row>
        <table:table-row>
          <table:table-cell table:style-name="Tabela95.A1" office:value-type="string">
            <text:p text:style-name="Table_20_Contents"><text:span text:style-name="Source_20_Text">button</text:span></text:p>
          </table:table-cell>
          <table:table-cell table:style-name="Tabela95.A1" office:value-type="string">
            <text:p text:style-name="Table_20_Contents"><text:a xlink:type="simple" xlink:href="https://photonstorm.github.io/phaser3-docs/Phaser.Input.Gamepad.Button.html" text:style-name="Internet_20_link" text:visited-style-name="Visited_20_Internet_20_Link">Phaser.Input.Gamepad.Button</text:a> </text:p>
          </table:table-cell>
          <table:table-cell table:style-name="Tabela95.A1" office:value-type="string">
            <text:p text:style-name="P160">A reference to the Button which was pressed.</text:p>
          </table:table-cell>
        </table:table-row>
      </table:table>
      <text:p text:style-name="P154">Since: 3.10.0 </text:p>
      <text:p text:style-name="P154">Source: <text:a xlink:type="simple" xlink:href="https://github.com/photonstorm/phaser/tree/v3.51.0/src/input/gamepad/events/GAMEPAD_BUTTON_DOWN_EVENT.js" text:style-name="Internet_20_link" text:visited-style-name="Visited_20_Internet_20_Link">src/input/gamepad/events/GAMEPAD_BUTTON_DOWN_EVENT.js</text:a> (<text:a xlink:type="simple" xlink:href="https://github.com/photonstorm/phaser/tree/v3.51.0/src/input/gamepad/events/GAMEPAD_BUTTON_DOWN_EVENT.js#L7" text:style-name="Internet_20_link" text:visited-style-name="Visited_20_Internet_20_Link">Line 7</text:a>) </text:p>
      <text:p text:style-name="Horizontal_20_Line"/>
      <text:h text:style-name="P1" text:outline-level="4"><text:bookmark text:name="event:GAMEPAD_BUTTON_UP__anchor"/><text:bookmark text:name="event:GAMEPAD_BUTTON_UP"/>GAMEPAD_BUTTON_UP</text:h>
      <text:p text:style-name="P3">The Gamepad Button Up Event.</text:p>
      <text:p text:style-name="P3">This event is dispatched by a Gamepad instance when a button has been released on it.</text:p>
      <text:p text:style-name="P3">Listen to this event from a Gamepad instance. Once way to get this is from the <text:span text:style-name="Source_20_Text">pad1</text:span>, <text:span text:style-name="Source_20_Text">pad2</text:span>, etc properties on the Gamepad Plugin: <text:span text:style-name="Source_20_Text">this.input.gamepad.pad1.on('up', listener)</text:span>.</text:p>
      <text:p text:style-name="P3"><text:soft-page-break/>Note that you will not receive any Gamepad button events until the browser considers the Gamepad as being 'connected'.</text:p>
      <text:p text:style-name="P3">You can also listen for an UP event from the Gamepad Plugin. See the <text:a xlink:type="simple" xlink:href="https://photonstorm.github.io/phaser3-docs/Phaser.Input.Gamepad.Events.html#event:BUTTON_UP" text:style-name="Internet_20_link" text:visited-style-name="Visited_20_Internet_20_Link"><text:span text:style-name="Source_20_Text">BUTTON_UP</text:span></text:a> event for details.</text:p>
      <text:h text:style-name="P2" text:outline-level="5">Parameters:</text:h>
      <table:table table:name="Tabela96" table:style-name="Tabela96">
        <table:table-column table:style-name="Tabela96.A"/>
        <table:table-column table:style-name="Tabela96.B"/>
        <table:table-column table:style-name="Tabela96.C"/>
        <table:table-header-rows>
          <table:table-row>
            <table:table-cell table:style-name="Tabela96.A1" office:value-type="string">
              <text:p text:style-name="Table_20_Heading">Name</text:p>
            </table:table-cell>
            <table:table-cell table:style-name="Tabela96.A1" office:value-type="string">
              <text:p text:style-name="Table_20_Heading">Type</text:p>
            </table:table-cell>
            <table:table-cell table:style-name="Tabela96.A1" office:value-type="string">
              <text:p text:style-name="Table_20_Heading">Description</text:p>
            </table:table-cell>
          </table:table-row>
        </table:table-header-rows>
        <table:table-row>
          <table:table-cell table:style-name="Tabela96.A1" office:value-type="string">
            <text:p text:style-name="Table_20_Contents"><text:span text:style-name="Source_20_Text">index</text:span></text:p>
          </table:table-cell>
          <table:table-cell table:style-name="Tabela96.A1" office:value-type="string">
            <text:p text:style-name="Table_20_Contents">number </text:p>
          </table:table-cell>
          <table:table-cell table:style-name="Tabela96.A1" office:value-type="string">
            <text:p text:style-name="P160">The index of the button that was released.</text:p>
          </table:table-cell>
        </table:table-row>
        <table:table-row>
          <table:table-cell table:style-name="Tabela96.A1" office:value-type="string">
            <text:p text:style-name="Table_20_Contents"><text:span text:style-name="Source_20_Text">value</text:span></text:p>
          </table:table-cell>
          <table:table-cell table:style-name="Tabela96.A1" office:value-type="string">
            <text:p text:style-name="Table_20_Contents">number </text:p>
          </table:table-cell>
          <table:table-cell table:style-name="Tabela96.A1" office:value-type="string">
            <text:p text:style-name="P160">The value of the button at the time it was released. Between 0 and 1. Some Gamepads have pressure-sensitive buttons.</text:p>
          </table:table-cell>
        </table:table-row>
        <table:table-row>
          <table:table-cell table:style-name="Tabela96.A1" office:value-type="string">
            <text:p text:style-name="Table_20_Contents"><text:span text:style-name="Source_20_Text">button</text:span></text:p>
          </table:table-cell>
          <table:table-cell table:style-name="Tabela96.A1" office:value-type="string">
            <text:p text:style-name="Table_20_Contents"><text:a xlink:type="simple" xlink:href="https://photonstorm.github.io/phaser3-docs/Phaser.Input.Gamepad.Button.html" text:style-name="Internet_20_link" text:visited-style-name="Visited_20_Internet_20_Link">Phaser.Input.Gamepad.Button</text:a> </text:p>
          </table:table-cell>
          <table:table-cell table:style-name="Tabela96.A1" office:value-type="string">
            <text:p text:style-name="P160">A reference to the Button which was released.</text:p>
          </table:table-cell>
        </table:table-row>
      </table:table>
      <text:p text:style-name="P154">Since: 3.10.0 </text:p>
      <text:p text:style-name="P154">Source: <text:a xlink:type="simple" xlink:href="https://github.com/photonstorm/phaser/tree/v3.51.0/src/input/gamepad/events/GAMEPAD_BUTTON_UP_EVENT.js" text:style-name="Internet_20_link" text:visited-style-name="Visited_20_Internet_20_Link">src/input/gamepad/events/GAMEPAD_BUTTON_UP_EVENT.js</text:a> (<text:a xlink:type="simple" xlink:href="https://github.com/photonstorm/phaser/tree/v3.51.0/src/input/gamepad/events/GAMEPAD_BUTTON_UP_EVENT.js#L7" text:style-name="Internet_20_link" text:visited-style-name="Visited_20_Internet_20_Link">Line 7</text:a>) </text:p>
      <text:p text:style-name="Horizontal_20_Line"/>
      <text:h text:style-name="P1" text:outline-level="4"><text:bookmark text:name="event:ANY_KEY_DOWN__anchor"/><text:bookmark text:name="event:ANY_KEY_DOWN"/>ANY_KEY_DOWN</text:h>
      <text:p text:style-name="P3">The Global Key Down Event.</text:p>
      <text:p text:style-name="P3">This event is dispatched by the Keyboard Plugin when any key on the keyboard is pressed down.</text:p>
      <text:p text:style-name="P3">Listen to this event from within a Scene using: <text:span text:style-name="Source_20_Text">this.input.keyboard.on('keydown', listener)</text:span>.</text:p>
      <text:p text:style-name="P3">You can also listen for a specific key being pressed. See <text:a xlink:type="simple" xlink:href="https://photonstorm.github.io/phaser3-docs/Phaser.Input.Keyboard.Events.html#event:KEY_DOWN" text:style-name="Internet_20_link" text:visited-style-name="Visited_20_Internet_20_Link"><text:span text:style-name="Source_20_Text">Keyboard.Events.KEY_DOWN</text:span></text:a> for details.</text:p>
      <text:p text:style-name="P3">Finally, you can create Key objects, which you can also listen for events from. See <text:a xlink:type="simple" xlink:href="https://photonstorm.github.io/phaser3-docs/Phaser.Input.Keyboard.Events.html#event:DOWN" text:style-name="Internet_20_link" text:visited-style-name="Visited_20_Internet_20_Link"><text:span text:style-name="Source_20_Text">Keyboard.Events.DOWN</text:span></text:a> for details.</text:p>
      <text:p text:style-name="P3"><text:span text:style-name="Emphasis">Note</text:span>: Many keyboards are unable to process certain combinations of keys due to hardware limitations known as ghosting. Read <text:a xlink:type="simple" xlink:href="http://www.html5gamedevs.com/topic/4876-impossible-to-use-more-than-2-keyboard-input-buttons-at-the-same-time/" text:style-name="Internet_20_link" text:visited-style-name="Visited_20_Internet_20_Link">this article on ghosting</text:a> for details.</text:p>
      <text:p text:style-name="P3">Also, please be aware that some browser extensions can disable or override Phaser keyboard handling. For example, the Chrome extension vimium is known to disable Phaser from using the D key, while EverNote disables the backtick key. There are others. So, please check your extensions if you find you have specific keys that don't work.</text:p>
      <text:h text:style-name="P2" text:outline-level="5">Parameters:</text:h>
      <table:table table:name="Tabela97" table:style-name="Tabela97">
        <table:table-column table:style-name="Tabela97.A"/>
        <table:table-column table:style-name="Tabela97.B"/>
        <table:table-column table:style-name="Tabela97.C"/>
        <table:table-header-rows>
          <table:table-row>
            <table:table-cell table:style-name="Tabela97.A1" office:value-type="string">
              <text:p text:style-name="Table_20_Heading">Name</text:p>
            </table:table-cell>
            <table:table-cell table:style-name="Tabela97.A1" office:value-type="string">
              <text:p text:style-name="Table_20_Heading">Type</text:p>
            </table:table-cell>
            <table:table-cell table:style-name="Tabela97.A1" office:value-type="string">
              <text:p text:style-name="Table_20_Heading">Description</text:p>
            </table:table-cell>
          </table:table-row>
        </table:table-header-rows>
        <table:table-row>
          <table:table-cell table:style-name="Tabela97.A1" office:value-type="string">
            <text:p text:style-name="Table_20_Contents"><text:span text:style-name="Source_20_Text">event</text:span></text:p>
          </table:table-cell>
          <table:table-cell table:style-name="Tabela97.A1" office:value-type="string">
            <text:p text:style-name="Table_20_Contents">KeyboardEvent </text:p>
          </table:table-cell>
          <table:table-cell table:style-name="Tabela97.A1" office:value-type="string">
            <text:p text:style-name="P160">The native DOM Keyboard Event. You can inspect this to learn more about the key that was pressed, any modifiers, etc.</text:p>
          </table:table-cell>
        </table:table-row>
      </table:table>
      <text:p text:style-name="P154">Since: 3.0.0 </text:p>
      <text:p text:style-name="P155"><text:soft-page-break/>Source: <text:a xlink:type="simple" xlink:href="https://github.com/photonstorm/phaser/tree/v3.51.0/src/input/keyboard/events/ANY_KEY_DOWN_EVENT.js" text:style-name="Internet_20_link" text:visited-style-name="Visited_20_Internet_20_Link">src/input/keyboard/events/ANY_KEY_DOWN_EVENT.js</text:a> (<text:a xlink:type="simple" xlink:href="https://github.com/photonstorm/phaser/tree/v3.51.0/src/input/keyboard/events/ANY_KEY_DOWN_EVENT.js#L7" text:style-name="Internet_20_link" text:visited-style-name="Visited_20_Internet_20_Link">Line 7</text:a>) </text:p>
      <text:h text:style-name="P2" text:outline-level="5">Listeners of This Event:</text:h>
      <text:list xml:id="list3342422944" text:style-name="L30">
        <text:list-item>
          <text:p text:style-name="P60"><text:a xlink:type="simple" xlink:href="https://photonstorm.github.io/phaser3-docs/Phaser.Input.Keyboard.KeyCombo.html" text:style-name="Internet_20_link" text:visited-style-name="Visited_20_Internet_20_Link">Phaser.Input.Keyboard.KeyCombo</text:a> </text:p>
        </text:list-item>
      </text:list>
      <text:p text:style-name="Horizontal_20_Line"/>
      <text:h text:style-name="P1" text:outline-level="4"><text:bookmark text:name="event:ANY_KEY_UP__anchor"/><text:bookmark text:name="event:ANY_KEY_UP"/>ANY_KEY_UP</text:h>
      <text:p text:style-name="P3">The Global Key Up Event.</text:p>
      <text:p text:style-name="P3">This event is dispatched by the Keyboard Plugin when any key on the keyboard is released.</text:p>
      <text:p text:style-name="P3">Listen to this event from within a Scene using: <text:span text:style-name="Source_20_Text">this.input.keyboard.on('keyup', listener)</text:span>.</text:p>
      <text:p text:style-name="P3">You can also listen for a specific key being released. See <text:a xlink:type="simple" xlink:href="https://photonstorm.github.io/phaser3-docs/Phaser.Input.Keyboard.Events.html#event:KEY_UP" text:style-name="Internet_20_link" text:visited-style-name="Visited_20_Internet_20_Link"><text:span text:style-name="Source_20_Text">Keyboard.Events.KEY_UP</text:span></text:a> for details.</text:p>
      <text:p text:style-name="P3">Finally, you can create Key objects, which you can also listen for events from. See <text:a xlink:type="simple" xlink:href="https://photonstorm.github.io/phaser3-docs/Phaser.Input.Keyboard.Events.html#event:UP" text:style-name="Internet_20_link" text:visited-style-name="Visited_20_Internet_20_Link"><text:span text:style-name="Source_20_Text">Keyboard.Events.UP</text:span></text:a> for details.</text:p>
      <text:h text:style-name="P2" text:outline-level="5">Parameters:</text:h>
      <table:table table:name="Tabela98" table:style-name="Tabela98">
        <table:table-column table:style-name="Tabela98.A"/>
        <table:table-column table:style-name="Tabela98.B"/>
        <table:table-column table:style-name="Tabela98.C"/>
        <table:table-header-rows>
          <table:table-row>
            <table:table-cell table:style-name="Tabela98.A1" office:value-type="string">
              <text:p text:style-name="Table_20_Heading">Name</text:p>
            </table:table-cell>
            <table:table-cell table:style-name="Tabela98.A1" office:value-type="string">
              <text:p text:style-name="Table_20_Heading">Type</text:p>
            </table:table-cell>
            <table:table-cell table:style-name="Tabela98.A1" office:value-type="string">
              <text:p text:style-name="Table_20_Heading">Description</text:p>
            </table:table-cell>
          </table:table-row>
        </table:table-header-rows>
        <table:table-row>
          <table:table-cell table:style-name="Tabela98.A1" office:value-type="string">
            <text:p text:style-name="Table_20_Contents"><text:span text:style-name="Source_20_Text">event</text:span></text:p>
          </table:table-cell>
          <table:table-cell table:style-name="Tabela98.A1" office:value-type="string">
            <text:p text:style-name="Table_20_Contents">KeyboardEvent </text:p>
          </table:table-cell>
          <table:table-cell table:style-name="Tabela98.A1" office:value-type="string">
            <text:p text:style-name="P160">The native DOM Keyboard Event. You can inspect this to learn more about the key that was released, any modifiers, etc.</text:p>
          </table:table-cell>
        </table:table-row>
      </table:table>
      <text:p text:style-name="P154">Since: 3.0.0 </text:p>
      <text:p text:style-name="P154">Source: <text:a xlink:type="simple" xlink:href="https://github.com/photonstorm/phaser/tree/v3.51.0/src/input/keyboard/events/ANY_KEY_UP_EVENT.js" text:style-name="Internet_20_link" text:visited-style-name="Visited_20_Internet_20_Link">src/input/keyboard/events/ANY_KEY_UP_EVENT.js</text:a> (<text:a xlink:type="simple" xlink:href="https://github.com/photonstorm/phaser/tree/v3.51.0/src/input/keyboard/events/ANY_KEY_UP_EVENT.js#L7" text:style-name="Internet_20_link" text:visited-style-name="Visited_20_Internet_20_Link">Line 7</text:a>) </text:p>
      <text:p text:style-name="Horizontal_20_Line"/>
      <text:h text:style-name="P1" text:outline-level="4"><text:bookmark text:name="event:COMBO_MATCH__anchor"/><text:bookmark text:name="event:COMBO_MATCH"/>COMBO_MATCH</text:h>
      <text:p text:style-name="P3">The Key Combo Match Event.</text:p>
      <text:p text:style-name="P3">This event is dispatched by the Keyboard Plugin when a <text:a xlink:type="simple" xlink:href="https://photonstorm.github.io/phaser3-docs/Phaser.Input.Keyboard.KeyCombo.html" text:style-name="Internet_20_link" text:visited-style-name="Visited_20_Internet_20_Link">Key Combo</text:a> is matched.</text:p>
      <text:p text:style-name="P3">Listen for this event from the Key Plugin after a combo has been created:</text:p>
      <text:list xml:id="list3148532520" text:style-name="L31">
        <text:list-item>
          <text:p text:style-name="P61"><draw:a xlink:type="simple" xlink:href="http://sunlightjs.com/"><draw:frame draw:style-name="fr1" draw:name="Figura1" text:anchor-type="as-char" svg:width="0.476cm" svg:height="0.476cm" draw:z-index="0"><draw:image xlink:href="Pictures/1000000100000010000000108D9AB793E877D6A8.png" xlink:type="simple" xlink:show="embed" xlink:actuate="onLoad" draw:mime-type="image/png"/><svg:title>about</svg:title></draw:frame></draw:a></text:p>
        </text:list-item>
        <text:list-item>
          <text:p text:style-name="P61"><text:a xlink:type="simple" xlink:href="https://photonstorm.github.io/phaser3-docs/classes.list.html#" text:style-name="Internet_20_link" text:visited-style-name="Visited_20_Internet_20_Link">raw</text:a></text:p>
        </text:list-item>
        <text:list-item>
          <text:p text:style-name="P62"><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line-1" office:name="sunlight-1-line-1" text:style-name="Internet_20_link" text:visited-style-name="Visited_20_Internet_20_Link"><text:span text:style-name="T1">1</text:span></text:a></text:p>
      <text:p text:style-name="P156"><text:a xlink:type="simple" xlink:href="https://photonstorm.github.io/phaser3-docs/classes.list.html#sunlight-1-line-2" office:name="sunlight-1-line-2" text:style-name="Internet_20_link" text:visited-style-name="Visited_20_Internet_20_Link"><text:span text:style-name="T1">2</text:span></text:a></text:p>
      <text:p text:style-name="P156"><text:a xlink:type="simple" xlink:href="https://photonstorm.github.io/phaser3-docs/classes.list.html#sunlight-1-line-3" office:name="sunlight-1-line-3" text:style-name="Internet_20_link" text:visited-style-name="Visited_20_Internet_20_Link"><text:span text:style-name="T1">3</text:span></text:a></text:p>
      <text:p text:style-name="P156"><text:a xlink:type="simple" xlink:href="https://photonstorm.github.io/phaser3-docs/classes.list.html#sunlight-1-line-4" office:name="sunlight-1-line-4" text:style-name="Internet_20_link" text:visited-style-name="Visited_20_Internet_20_Link"><text:span text:style-name="T1">4</text:span></text:a></text:p>
      <text:p text:style-name="P157"><text:a xlink:type="simple" xlink:href="https://photonstorm.github.io/phaser3-docs/classes.list.html#sunlight-1-line-5" office:name="sunlight-1-line-5" text:style-name="Internet_20_link" text:visited-style-name="Visited_20_Internet_20_Link"><text:span text:style-name="T1">5</text:span></text:a></text:p>
      <text:p text:style-name="P158">this.input.keyboard.createCombo([ 38, 38, 40, 40, 37, 39, 37, 39, 66, 65, 13 ], { resetOnMatch: true });</text:p>
      <text:p text:style-name="P156"/>
      <text:p text:style-name="P158"><text:soft-page-break/>this.input.keyboard.on('keycombomatch', function (event) {</text:p>
      <text:p text:style-name="P158">    console.log('Konami Code entered!');</text:p>
      <text:p text:style-name="P159">});</text:p>
      <text:h text:style-name="P2" text:outline-level="5">Parameters:</text:h>
      <table:table table:name="Tabela99" table:style-name="Tabela99">
        <table:table-column table:style-name="Tabela99.A"/>
        <table:table-column table:style-name="Tabela99.B"/>
        <table:table-column table:style-name="Tabela99.C"/>
        <table:table-header-rows>
          <table:table-row>
            <table:table-cell table:style-name="Tabela99.A1" office:value-type="string">
              <text:p text:style-name="Table_20_Heading">Name</text:p>
            </table:table-cell>
            <table:table-cell table:style-name="Tabela99.A1" office:value-type="string">
              <text:p text:style-name="Table_20_Heading">Type</text:p>
            </table:table-cell>
            <table:table-cell table:style-name="Tabela99.A1" office:value-type="string">
              <text:p text:style-name="Table_20_Heading">Description</text:p>
            </table:table-cell>
          </table:table-row>
        </table:table-header-rows>
        <table:table-row>
          <table:table-cell table:style-name="Tabela99.A1" office:value-type="string">
            <text:p text:style-name="Table_20_Contents"><text:span text:style-name="Source_20_Text">keycombo</text:span></text:p>
          </table:table-cell>
          <table:table-cell table:style-name="Tabela99.A1" office:value-type="string">
            <text:p text:style-name="Table_20_Contents"><text:a xlink:type="simple" xlink:href="https://photonstorm.github.io/phaser3-docs/Phaser.Input.Keyboard.KeyCombo.html" text:style-name="Internet_20_link" text:visited-style-name="Visited_20_Internet_20_Link">Phaser.Input.Keyboard.KeyCombo</text:a> </text:p>
          </table:table-cell>
          <table:table-cell table:style-name="Tabela99.A1" office:value-type="string">
            <text:p text:style-name="P160">The Key Combo object that was matched.</text:p>
          </table:table-cell>
        </table:table-row>
        <table:table-row>
          <table:table-cell table:style-name="Tabela99.A1" office:value-type="string">
            <text:p text:style-name="Table_20_Contents"><text:span text:style-name="Source_20_Text">event</text:span></text:p>
          </table:table-cell>
          <table:table-cell table:style-name="Tabela99.A1" office:value-type="string">
            <text:p text:style-name="Table_20_Contents">KeyboardEvent </text:p>
          </table:table-cell>
          <table:table-cell table:style-name="Tabela99.A1" office:value-type="string">
            <text:p text:style-name="P160">The native DOM Keyboard Event of the final key in the combo. You can inspect this to learn more about any modifiers, etc.</text:p>
          </table:table-cell>
        </table:table-row>
      </table:table>
      <text:p text:style-name="P154">Since: 3.0.0 </text:p>
      <text:p text:style-name="P154">Source: <text:a xlink:type="simple" xlink:href="https://github.com/photonstorm/phaser/tree/v3.51.0/src/input/keyboard/events/COMBO_MATCH_EVENT.js" text:style-name="Internet_20_link" text:visited-style-name="Visited_20_Internet_20_Link">src/input/keyboard/events/COMBO_MATCH_EVENT.js</text:a> (<text:a xlink:type="simple" xlink:href="https://github.com/photonstorm/phaser/tree/v3.51.0/src/input/keyboard/events/COMBO_MATCH_EVENT.js#L7" text:style-name="Internet_20_link" text:visited-style-name="Visited_20_Internet_20_Link">Line 7</text:a>) </text:p>
      <text:p text:style-name="Horizontal_20_Line"/>
      <text:h text:style-name="P1" text:outline-level="4"><text:bookmark text:name="event:DOWN__anchor"/><text:bookmark text:name="event:DOWN"/>DOWN</text:h>
      <text:p text:style-name="P3">The Key Down Event.</text:p>
      <text:p text:style-name="P3">This event is dispatched by a <text:a xlink:type="simple" xlink:href="https://photonstorm.github.io/phaser3-docs/Phaser.Input.Keyboard.Key.html" text:style-name="Internet_20_link" text:visited-style-name="Visited_20_Internet_20_Link">Key</text:a> object when it is pressed.</text:p>
      <text:p text:style-name="P3">Listen for this event from the Key object instance directly:</text:p>
      <text:list xml:id="list3974776198" text:style-name="L32">
        <text:list-item>
          <text:p text:style-name="P63"><draw:a xlink:type="simple" xlink:href="http://sunlightjs.com/"><draw:frame draw:style-name="fr1" draw:name="Figura2" text:anchor-type="as-char" svg:width="0.476cm" svg:height="0.476cm" draw:z-index="1"><draw:image xlink:href="Pictures/1000000100000010000000108D9AB793E877D6A8.png" xlink:type="simple" xlink:show="embed" xlink:actuate="onLoad" draw:mime-type="image/png"/><svg:title>about</svg:title></draw:frame></draw:a></text:p>
        </text:list-item>
        <text:list-item>
          <text:p text:style-name="P63"><text:a xlink:type="simple" xlink:href="https://photonstorm.github.io/phaser3-docs/classes.list.html#" text:style-name="Internet_20_link" text:visited-style-name="Visited_20_Internet_20_Link">raw</text:a></text:p>
        </text:list-item>
        <text:list-item>
          <text:p text:style-name="P64"><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line-1" office:name="sunlight-2-line-1" text:style-name="Internet_20_link" text:visited-style-name="Visited_20_Internet_20_Link"><text:span text:style-name="T1">1</text:span></text:a></text:p>
      <text:p text:style-name="P156"><text:a xlink:type="simple" xlink:href="https://photonstorm.github.io/phaser3-docs/classes.list.html#sunlight-2-line-2" office:name="sunlight-2-line-2" text:style-name="Internet_20_link" text:visited-style-name="Visited_20_Internet_20_Link"><text:span text:style-name="T1">2</text:span></text:a></text:p>
      <text:p text:style-name="P157"><text:a xlink:type="simple" xlink:href="https://photonstorm.github.io/phaser3-docs/classes.list.html#sunlight-2-line-3" office:name="sunlight-2-line-3" text:style-name="Internet_20_link" text:visited-style-name="Visited_20_Internet_20_Link"><text:span text:style-name="T1">3</text:span></text:a></text:p>
      <text:p text:style-name="P158">var spaceBar = this.input.keyboard.addKey(Phaser.Input.Keyboard.KeyCodes.SPACE);</text:p>
      <text:p text:style-name="P156"/>
      <text:p text:style-name="P159">spaceBar.on('down', listener)</text:p>
      <text:p text:style-name="P3">You can also create a generic 'global' listener. See <text:a xlink:type="simple" xlink:href="https://photonstorm.github.io/phaser3-docs/Phaser.Input.Keyboard.Events.html#event:ANY_KEY_DOWN" text:style-name="Internet_20_link" text:visited-style-name="Visited_20_Internet_20_Link"><text:span text:style-name="Source_20_Text">Keyboard.Events.ANY_KEY_DOWN</text:span></text:a> for details.</text:p>
      <text:h text:style-name="P2" text:outline-level="5">Parameters:</text:h>
      <table:table table:name="Tabela100" table:style-name="Tabela100">
        <table:table-column table:style-name="Tabela100.A"/>
        <table:table-column table:style-name="Tabela100.B"/>
        <table:table-column table:style-name="Tabela100.C"/>
        <table:table-header-rows>
          <table:table-row>
            <table:table-cell table:style-name="Tabela100.A1" office:value-type="string">
              <text:p text:style-name="Table_20_Heading">Name</text:p>
            </table:table-cell>
            <table:table-cell table:style-name="Tabela100.A1" office:value-type="string">
              <text:p text:style-name="Table_20_Heading">Type</text:p>
            </table:table-cell>
            <table:table-cell table:style-name="Tabela100.A1" office:value-type="string">
              <text:p text:style-name="Table_20_Heading">Description</text:p>
            </table:table-cell>
          </table:table-row>
        </table:table-header-rows>
        <table:table-row>
          <table:table-cell table:style-name="Tabela100.A1" office:value-type="string">
            <text:p text:style-name="Table_20_Contents"><text:span text:style-name="Source_20_Text">key</text:span></text:p>
          </table:table-cell>
          <table:table-cell table:style-name="Tabela100.A1" office:value-type="string">
            <text:p text:style-name="Table_20_Contents"><text:a xlink:type="simple" xlink:href="https://photonstorm.github.io/phaser3-docs/Phaser.Input.Keyboard.Key.html" text:style-name="Internet_20_link" text:visited-style-name="Visited_20_Internet_20_Link">Phaser.Input.Keyboard.Key</text:a> </text:p>
          </table:table-cell>
          <table:table-cell table:style-name="Tabela100.A1" office:value-type="string">
            <text:p text:style-name="P160">The Key object that was pressed.</text:p>
          </table:table-cell>
        </table:table-row>
        <table:table-row>
          <table:table-cell table:style-name="Tabela100.A1" office:value-type="string">
            <text:p text:style-name="Table_20_Contents"><text:span text:style-name="Source_20_Text">event</text:span></text:p>
          </table:table-cell>
          <table:table-cell table:style-name="Tabela100.A1" office:value-type="string">
            <text:p text:style-name="Table_20_Contents">KeyboardEvent </text:p>
          </table:table-cell>
          <table:table-cell table:style-name="Tabela100.A1" office:value-type="string">
            <text:p text:style-name="P160">The native DOM Keyboard Event. You can inspect this to learn more about any modifiers, etc.</text:p>
          </table:table-cell>
        </table:table-row>
      </table:table>
      <text:p text:style-name="P154">Since: 3.0.0 </text:p>
      <text:p text:style-name="P154">Source: <text:a xlink:type="simple" xlink:href="https://github.com/photonstorm/phaser/tree/v3.51.0/src/input/keyboard/events/DOWN_EVENT.js" text:style-name="Internet_20_link" text:visited-style-name="Visited_20_Internet_20_Link">src/input/keyboard/events/DOWN_EVENT.js</text:a> (<text:a xlink:type="simple" xlink:href="https://github.com/photonstorm/phaser/tree/v3.51.0/src/input/keyboard/events/DOWN_EVENT.js#L7" text:style-name="Internet_20_link" text:visited-style-name="Visited_20_Internet_20_Link">Line 7</text:a>) </text:p>
      <text:p text:style-name="Horizontal_20_Line"/>
      <text:h text:style-name="P1" text:outline-level="4"><text:bookmark text:name="event:KEY_DOWN__anchor"/><text:bookmark text:name="event:KEY_DOWN"/><text:soft-page-break/>KEY_DOWN</text:h>
      <text:p text:style-name="P3">The Key Down Event.</text:p>
      <text:p text:style-name="P3">This event is dispatched by the Keyboard Plugin when any key on the keyboard is pressed down.</text:p>
      <text:p text:style-name="P3">Unlike the <text:span text:style-name="Source_20_Text">ANY_KEY_DOWN</text:span> event, this one has a special dynamic event name. For example, to listen for the <text:span text:style-name="Source_20_Text">A</text:span> key being pressed use the following from within a Scene: <text:span text:style-name="Source_20_Text">this.input.keyboard.on('keydown-A', listener)</text:span>. You can replace the <text:span text:style-name="Source_20_Text">-A</text:span> part of the event name with any valid <text:a xlink:type="simple" xlink:href="https://photonstorm.github.io/phaser3-docs/Phaser.Input.Keyboard.KeyCodes.html" text:style-name="Internet_20_link" text:visited-style-name="Visited_20_Internet_20_Link">Key Code string</text:a>. For example, this will listen for the space bar: <text:span text:style-name="Source_20_Text">this.input.keyboard.on('keydown-SPACE', listener)</text:span>.</text:p>
      <text:p text:style-name="P3">You can also create a generic 'global' listener. See <text:a xlink:type="simple" xlink:href="https://photonstorm.github.io/phaser3-docs/Phaser.Input.Keyboard.Events.html#event:ANY_KEY_DOWN" text:style-name="Internet_20_link" text:visited-style-name="Visited_20_Internet_20_Link"><text:span text:style-name="Source_20_Text">Keyboard.Events.ANY_KEY_DOWN</text:span></text:a> for details.</text:p>
      <text:p text:style-name="P3">Finally, you can create Key objects, which you can also listen for events from. See <text:a xlink:type="simple" xlink:href="https://photonstorm.github.io/phaser3-docs/Phaser.Input.Keyboard.Events.html#event:DOWN" text:style-name="Internet_20_link" text:visited-style-name="Visited_20_Internet_20_Link"><text:span text:style-name="Source_20_Text">Keyboard.Events.DOWN</text:span></text:a> for details.</text:p>
      <text:p text:style-name="P3"><text:span text:style-name="Emphasis">Note</text:span>: Many keyboards are unable to process certain combinations of keys due to hardware limitations known as ghosting. Read <text:a xlink:type="simple" xlink:href="http://www.html5gamedevs.com/topic/4876-impossible-to-use-more-than-2-keyboard-input-buttons-at-the-same-time/" text:style-name="Internet_20_link" text:visited-style-name="Visited_20_Internet_20_Link">this article on ghosting</text:a> for details.</text:p>
      <text:p text:style-name="P3">Also, please be aware that some browser extensions can disable or override Phaser keyboard handling. For example, the Chrome extension vimium is known to disable Phaser from using the D key, while EverNote disables the backtick key. There are others. So, please check your extensions if you find you have specific keys that don't work.</text:p>
      <text:h text:style-name="P2" text:outline-level="5">Parameters:</text:h>
      <table:table table:name="Tabela101" table:style-name="Tabela101">
        <table:table-column table:style-name="Tabela101.A"/>
        <table:table-column table:style-name="Tabela101.B"/>
        <table:table-column table:style-name="Tabela101.C"/>
        <table:table-header-rows>
          <table:table-row>
            <table:table-cell table:style-name="Tabela101.A1" office:value-type="string">
              <text:p text:style-name="Table_20_Heading">Name</text:p>
            </table:table-cell>
            <table:table-cell table:style-name="Tabela101.A1" office:value-type="string">
              <text:p text:style-name="Table_20_Heading">Type</text:p>
            </table:table-cell>
            <table:table-cell table:style-name="Tabela101.A1" office:value-type="string">
              <text:p text:style-name="Table_20_Heading">Description</text:p>
            </table:table-cell>
          </table:table-row>
        </table:table-header-rows>
        <table:table-row>
          <table:table-cell table:style-name="Tabela101.A1" office:value-type="string">
            <text:p text:style-name="Table_20_Contents"><text:span text:style-name="Source_20_Text">event</text:span></text:p>
          </table:table-cell>
          <table:table-cell table:style-name="Tabela101.A1" office:value-type="string">
            <text:p text:style-name="Table_20_Contents">KeyboardEvent </text:p>
          </table:table-cell>
          <table:table-cell table:style-name="Tabela101.A1" office:value-type="string">
            <text:p text:style-name="P160">The native DOM Keyboard Event. You can inspect this to learn more about the key that was pressed, any modifiers, etc.</text:p>
          </table:table-cell>
        </table:table-row>
      </table:table>
      <text:p text:style-name="P154">Since: 3.0.0 </text:p>
      <text:p text:style-name="P154">Source: <text:a xlink:type="simple" xlink:href="https://github.com/photonstorm/phaser/tree/v3.51.0/src/input/keyboard/events/KEY_DOWN_EVENT.js" text:style-name="Internet_20_link" text:visited-style-name="Visited_20_Internet_20_Link">src/input/keyboard/events/KEY_DOWN_EVENT.js</text:a> (<text:a xlink:type="simple" xlink:href="https://github.com/photonstorm/phaser/tree/v3.51.0/src/input/keyboard/events/KEY_DOWN_EVENT.js#L7" text:style-name="Internet_20_link" text:visited-style-name="Visited_20_Internet_20_Link">Line 7</text:a>) </text:p>
      <text:p text:style-name="Horizontal_20_Line"/>
      <text:h text:style-name="P1" text:outline-level="4"><text:bookmark text:name="event:KEY_UP__anchor"/><text:bookmark text:name="event:KEY_UP"/>KEY_UP</text:h>
      <text:p text:style-name="P3">The Key Up Event.</text:p>
      <text:p text:style-name="P3">This event is dispatched by the Keyboard Plugin when any key on the keyboard is released.</text:p>
      <text:p text:style-name="P3">Unlike the <text:span text:style-name="Source_20_Text">ANY_KEY_UP</text:span> event, this one has a special dynamic event name. For example, to listen for the <text:span text:style-name="Source_20_Text">A</text:span> key being released use the following from within a Scene: <text:span text:style-name="Source_20_Text">this.input.keyboard.on('keyup-A', listener)</text:span>. You can replace the <text:span text:style-name="Source_20_Text">-A</text:span> part of the event name with any valid <text:a xlink:type="simple" xlink:href="https://photonstorm.github.io/phaser3-docs/Phaser.Input.Keyboard.KeyCodes.html" text:style-name="Internet_20_link" text:visited-style-name="Visited_20_Internet_20_Link">Key Code string</text:a>. For example, this will listen for the space bar: <text:span text:style-name="Source_20_Text">this.input.keyboard.on('keyup-SPACE', listener)</text:span>.</text:p>
      <text:p text:style-name="P3">You can also create a generic 'global' listener. See <text:a xlink:type="simple" xlink:href="https://photonstorm.github.io/phaser3-docs/Phaser.Input.Keyboard.Events.html#event:ANY_KEY_UP" text:style-name="Internet_20_link" text:visited-style-name="Visited_20_Internet_20_Link"><text:span text:style-name="Source_20_Text">Keyboard.Events.ANY_KEY_UP</text:span></text:a> for details.</text:p>
      <text:p text:style-name="P3"><text:soft-page-break/>Finally, you can create Key objects, which you can also listen for events from. See <text:a xlink:type="simple" xlink:href="https://photonstorm.github.io/phaser3-docs/Phaser.Input.Keyboard.Events.html#event:UP" text:style-name="Internet_20_link" text:visited-style-name="Visited_20_Internet_20_Link"><text:span text:style-name="Source_20_Text">Keyboard.Events.UP</text:span></text:a> for details.</text:p>
      <text:h text:style-name="P2" text:outline-level="5">Parameters:</text:h>
      <table:table table:name="Tabela102" table:style-name="Tabela102">
        <table:table-column table:style-name="Tabela102.A"/>
        <table:table-column table:style-name="Tabela102.B"/>
        <table:table-column table:style-name="Tabela102.C"/>
        <table:table-header-rows>
          <table:table-row>
            <table:table-cell table:style-name="Tabela102.A1" office:value-type="string">
              <text:p text:style-name="Table_20_Heading">Name</text:p>
            </table:table-cell>
            <table:table-cell table:style-name="Tabela102.A1" office:value-type="string">
              <text:p text:style-name="Table_20_Heading">Type</text:p>
            </table:table-cell>
            <table:table-cell table:style-name="Tabela102.A1" office:value-type="string">
              <text:p text:style-name="Table_20_Heading">Description</text:p>
            </table:table-cell>
          </table:table-row>
        </table:table-header-rows>
        <table:table-row>
          <table:table-cell table:style-name="Tabela102.A1" office:value-type="string">
            <text:p text:style-name="Table_20_Contents"><text:span text:style-name="Source_20_Text">event</text:span></text:p>
          </table:table-cell>
          <table:table-cell table:style-name="Tabela102.A1" office:value-type="string">
            <text:p text:style-name="Table_20_Contents">KeyboardEvent </text:p>
          </table:table-cell>
          <table:table-cell table:style-name="Tabela102.A1" office:value-type="string">
            <text:p text:style-name="P160">The native DOM Keyboard Event. You can inspect this to learn more about the key that was released, any modifiers, etc.</text:p>
          </table:table-cell>
        </table:table-row>
      </table:table>
      <text:p text:style-name="P154">Since: 3.0.0 </text:p>
      <text:p text:style-name="P154">Source: <text:a xlink:type="simple" xlink:href="https://github.com/photonstorm/phaser/tree/v3.51.0/src/input/keyboard/events/KEY_UP_EVENT.js" text:style-name="Internet_20_link" text:visited-style-name="Visited_20_Internet_20_Link">src/input/keyboard/events/KEY_UP_EVENT.js</text:a> (<text:a xlink:type="simple" xlink:href="https://github.com/photonstorm/phaser/tree/v3.51.0/src/input/keyboard/events/KEY_UP_EVENT.js#L7" text:style-name="Internet_20_link" text:visited-style-name="Visited_20_Internet_20_Link">Line 7</text:a>) </text:p>
      <text:p text:style-name="Horizontal_20_Line"/>
      <text:h text:style-name="P1" text:outline-level="4"><text:bookmark text:name="event:UP__anchor"/><text:bookmark text:name="event:UP"/>UP</text:h>
      <text:p text:style-name="P3">The Key Up Event.</text:p>
      <text:p text:style-name="P3">This event is dispatched by a <text:a xlink:type="simple" xlink:href="https://photonstorm.github.io/phaser3-docs/Phaser.Input.Keyboard.Key.html" text:style-name="Internet_20_link" text:visited-style-name="Visited_20_Internet_20_Link">Key</text:a> object when it is released.</text:p>
      <text:p text:style-name="P3">Listen for this event from the Key object instance directly:</text:p>
      <text:list xml:id="list4265269563" text:style-name="L33">
        <text:list-item>
          <text:p text:style-name="P65"><draw:a xlink:type="simple" xlink:href="http://sunlightjs.com/"><draw:frame draw:style-name="fr1" draw:name="Figura3" text:anchor-type="as-char" svg:width="0.476cm" svg:height="0.476cm" draw:z-index="2"><draw:image xlink:href="Pictures/1000000100000010000000108D9AB793E877D6A8.png" xlink:type="simple" xlink:show="embed" xlink:actuate="onLoad" draw:mime-type="image/png"/><svg:title>about</svg:title></draw:frame></draw:a></text:p>
        </text:list-item>
        <text:list-item>
          <text:p text:style-name="P65"><text:a xlink:type="simple" xlink:href="https://photonstorm.github.io/phaser3-docs/classes.list.html#" text:style-name="Internet_20_link" text:visited-style-name="Visited_20_Internet_20_Link">raw</text:a></text:p>
        </text:list-item>
        <text:list-item>
          <text:p text:style-name="P66"><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line-1" office:name="sunlight-3-line-1" text:style-name="Internet_20_link" text:visited-style-name="Visited_20_Internet_20_Link"><text:span text:style-name="T1">1</text:span></text:a></text:p>
      <text:p text:style-name="P156"><text:a xlink:type="simple" xlink:href="https://photonstorm.github.io/phaser3-docs/classes.list.html#sunlight-3-line-2" office:name="sunlight-3-line-2" text:style-name="Internet_20_link" text:visited-style-name="Visited_20_Internet_20_Link"><text:span text:style-name="T1">2</text:span></text:a></text:p>
      <text:p text:style-name="P157"><text:a xlink:type="simple" xlink:href="https://photonstorm.github.io/phaser3-docs/classes.list.html#sunlight-3-line-3" office:name="sunlight-3-line-3" text:style-name="Internet_20_link" text:visited-style-name="Visited_20_Internet_20_Link"><text:span text:style-name="T1">3</text:span></text:a></text:p>
      <text:p text:style-name="P158">var spaceBar = this.input.keyboard.addKey(Phaser.Input.Keyboard.KeyCodes.SPACE);</text:p>
      <text:p text:style-name="P156"/>
      <text:p text:style-name="P159">spaceBar.on('up', listener)</text:p>
      <text:p text:style-name="P3">You can also create a generic 'global' listener. See <text:a xlink:type="simple" xlink:href="https://photonstorm.github.io/phaser3-docs/Phaser.Input.Keyboard.Events.html#event:ANY_KEY_UP" text:style-name="Internet_20_link" text:visited-style-name="Visited_20_Internet_20_Link"><text:span text:style-name="Source_20_Text">Keyboard.Events.ANY_KEY_UP</text:span></text:a> for details.</text:p>
      <text:h text:style-name="P2" text:outline-level="5">Parameters:</text:h>
      <table:table table:name="Tabela103" table:style-name="Tabela103">
        <table:table-column table:style-name="Tabela103.A"/>
        <table:table-column table:style-name="Tabela103.B"/>
        <table:table-column table:style-name="Tabela103.C"/>
        <table:table-header-rows>
          <table:table-row>
            <table:table-cell table:style-name="Tabela103.A1" office:value-type="string">
              <text:p text:style-name="Table_20_Heading">Name</text:p>
            </table:table-cell>
            <table:table-cell table:style-name="Tabela103.A1" office:value-type="string">
              <text:p text:style-name="Table_20_Heading">Type</text:p>
            </table:table-cell>
            <table:table-cell table:style-name="Tabela103.A1" office:value-type="string">
              <text:p text:style-name="Table_20_Heading">Description</text:p>
            </table:table-cell>
          </table:table-row>
        </table:table-header-rows>
        <table:table-row>
          <table:table-cell table:style-name="Tabela103.A1" office:value-type="string">
            <text:p text:style-name="Table_20_Contents"><text:span text:style-name="Source_20_Text">key</text:span></text:p>
          </table:table-cell>
          <table:table-cell table:style-name="Tabela103.A1" office:value-type="string">
            <text:p text:style-name="Table_20_Contents"><text:a xlink:type="simple" xlink:href="https://photonstorm.github.io/phaser3-docs/Phaser.Input.Keyboard.Key.html" text:style-name="Internet_20_link" text:visited-style-name="Visited_20_Internet_20_Link">Phaser.Input.Keyboard.Key</text:a> </text:p>
          </table:table-cell>
          <table:table-cell table:style-name="Tabela103.A1" office:value-type="string">
            <text:p text:style-name="P160">The Key object that was released.</text:p>
          </table:table-cell>
        </table:table-row>
        <table:table-row>
          <table:table-cell table:style-name="Tabela103.A1" office:value-type="string">
            <text:p text:style-name="Table_20_Contents"><text:span text:style-name="Source_20_Text">event</text:span></text:p>
          </table:table-cell>
          <table:table-cell table:style-name="Tabela103.A1" office:value-type="string">
            <text:p text:style-name="Table_20_Contents">KeyboardEvent </text:p>
          </table:table-cell>
          <table:table-cell table:style-name="Tabela103.A1" office:value-type="string">
            <text:p text:style-name="P160">The native DOM Keyboard Event. You can inspect this to learn more about any modifiers, etc.</text:p>
          </table:table-cell>
        </table:table-row>
      </table:table>
      <text:p text:style-name="P154">Since: 3.0.0 </text:p>
      <text:p text:style-name="P154">Source: <text:a xlink:type="simple" xlink:href="https://github.com/photonstorm/phaser/tree/v3.51.0/src/input/keyboard/events/UP_EVENT.js" text:style-name="Internet_20_link" text:visited-style-name="Visited_20_Internet_20_Link">src/input/keyboard/events/UP_EVENT.js</text:a> (<text:a xlink:type="simple" xlink:href="https://github.com/photonstorm/phaser/tree/v3.51.0/src/input/keyboard/events/UP_EVENT.js#L7" text:style-name="Internet_20_link" text:visited-style-name="Visited_20_Internet_20_Link">Line 7</text:a>) </text:p>
      <text:p text:style-name="Horizontal_20_Line"/>
      <text:h text:style-name="P1" text:outline-level="4"><text:bookmark text:name="event:ADD__anchor1"/><text:bookmark text:name="event:ADD1"/>ADD</text:h>
      <text:p text:style-name="P3">The Loader Plugin Add File Event.</text:p>
      <text:p text:style-name="P3"><text:soft-page-break/>This event is dispatched when a new file is successfully added to the Loader and placed into the load queue.</text:p>
      <text:p text:style-name="P3">Listen to it from a Scene using: <text:span text:style-name="Source_20_Text">this.load.on('addfile', listener)</text:span>.</text:p>
      <text:p text:style-name="P3">If you add lots of files to a Loader from a <text:span text:style-name="Source_20_Text">preload</text:span> method, it will dispatch this event for each one of them.</text:p>
      <text:h text:style-name="P2" text:outline-level="5">Parameters:</text:h>
      <table:table table:name="Tabela104" table:style-name="Tabela104">
        <table:table-column table:style-name="Tabela104.A"/>
        <table:table-column table:style-name="Tabela104.B"/>
        <table:table-column table:style-name="Tabela104.C"/>
        <table:table-header-rows>
          <table:table-row>
            <table:table-cell table:style-name="Tabela104.A1" office:value-type="string">
              <text:p text:style-name="Table_20_Heading">Name</text:p>
            </table:table-cell>
            <table:table-cell table:style-name="Tabela104.A1" office:value-type="string">
              <text:p text:style-name="Table_20_Heading">Type</text:p>
            </table:table-cell>
            <table:table-cell table:style-name="Tabela104.A1" office:value-type="string">
              <text:p text:style-name="Table_20_Heading">Description</text:p>
            </table:table-cell>
          </table:table-row>
        </table:table-header-rows>
        <table:table-row>
          <table:table-cell table:style-name="Tabela104.A1" office:value-type="string">
            <text:p text:style-name="Table_20_Contents"><text:span text:style-name="Source_20_Text">key</text:span></text:p>
          </table:table-cell>
          <table:table-cell table:style-name="Tabela104.A1" office:value-type="string">
            <text:p text:style-name="Table_20_Contents">string </text:p>
          </table:table-cell>
          <table:table-cell table:style-name="Tabela104.A1" office:value-type="string">
            <text:p text:style-name="P160">The unique key of the file that was added to the Loader.</text:p>
          </table:table-cell>
        </table:table-row>
        <table:table-row>
          <table:table-cell table:style-name="Tabela104.A1" office:value-type="string">
            <text:p text:style-name="Table_20_Contents"><text:span text:style-name="Source_20_Text">type</text:span></text:p>
          </table:table-cell>
          <table:table-cell table:style-name="Tabela104.A1" office:value-type="string">
            <text:p text:style-name="Table_20_Contents">string </text:p>
          </table:table-cell>
          <table:table-cell table:style-name="Tabela104.A1" office:value-type="string">
            <text:p text:style-name="P160">The <text:a xlink:type="simple" xlink:href="https://photonstorm.github.io/phaser3-docs/Phaser.Loader.File.html#type" text:style-name="Internet_20_link" text:visited-style-name="Visited_20_Internet_20_Link">file type</text:a> string of the file that was added to the Loader, i.e. <text:span text:style-name="Source_20_Text">image</text:span>.</text:p>
          </table:table-cell>
        </table:table-row>
        <table:table-row>
          <table:table-cell table:style-name="Tabela104.A1" office:value-type="string">
            <text:p text:style-name="Table_20_Contents"><text:span text:style-name="Source_20_Text">loader</text:span></text:p>
          </table:table-cell>
          <table:table-cell table:style-name="Tabela104.A1" office:value-type="string">
            <text:p text:style-name="Table_20_Contents"><text:a xlink:type="simple" xlink:href="https://photonstorm.github.io/phaser3-docs/Phaser.Loader.LoaderPlugin.html" text:style-name="Internet_20_link" text:visited-style-name="Visited_20_Internet_20_Link">Phaser.Loader.LoaderPlugin</text:a> </text:p>
          </table:table-cell>
          <table:table-cell table:style-name="Tabela104.A1" office:value-type="string">
            <text:p text:style-name="P160">A reference to the Loader Plugin that dispatched this event.</text:p>
          </table:table-cell>
        </table:table-row>
        <table:table-row>
          <table:table-cell table:style-name="Tabela104.A1" office:value-type="string">
            <text:p text:style-name="Table_20_Contents"><text:span text:style-name="Source_20_Text">file</text:span></text:p>
          </table:table-cell>
          <table:table-cell table:style-name="Tabela104.A1" office:value-type="string">
            <text:p text:style-name="Table_20_Contents"><text:a xlink:type="simple" xlink:href="https://photonstorm.github.io/phaser3-docs/Phaser.Loader.File.html" text:style-name="Internet_20_link" text:visited-style-name="Visited_20_Internet_20_Link">Phaser.Loader.File</text:a> </text:p>
          </table:table-cell>
          <table:table-cell table:style-name="Tabela104.A1" office:value-type="string">
            <text:p text:style-name="P160">A reference to the File which was added to the Loader.</text:p>
          </table:table-cell>
        </table:table-row>
      </table:table>
      <text:p text:style-name="P154">Since: 3.0.0 </text:p>
      <text:p text:style-name="P154">Source: <text:a xlink:type="simple" xlink:href="https://github.com/photonstorm/phaser/tree/v3.51.0/src/loader/events/ADD_EVENT.js" text:style-name="Internet_20_link" text:visited-style-name="Visited_20_Internet_20_Link">src/loader/events/ADD_EVENT.js</text:a> (<text:a xlink:type="simple" xlink:href="https://github.com/photonstorm/phaser/tree/v3.51.0/src/loader/events/ADD_EVENT.js#L7" text:style-name="Internet_20_link" text:visited-style-name="Visited_20_Internet_20_Link">Line 7</text:a>) </text:p>
      <text:p text:style-name="Horizontal_20_Line"/>
      <text:h text:style-name="P1" text:outline-level="4"><text:bookmark text:name="event:COMPLETE__anchor"/><text:bookmark text:name="event:COMPLETE"/>COMPLETE</text:h>
      <text:p text:style-name="P3">The Loader Plugin Complete Event.</text:p>
      <text:p text:style-name="P3">This event is dispatched when the Loader has fully processed everything in the load queue. By this point every loaded file will now be in its associated cache and ready for use.</text:p>
      <text:p text:style-name="P3">Listen to it from a Scene using: <text:span text:style-name="Source_20_Text">this.load.on('complete', listener)</text:span>.</text:p>
      <text:h text:style-name="P2" text:outline-level="5">Parameters:</text:h>
      <table:table table:name="Tabela105" table:style-name="Tabela105">
        <table:table-column table:style-name="Tabela105.A"/>
        <table:table-column table:style-name="Tabela105.B"/>
        <table:table-column table:style-name="Tabela105.C"/>
        <table:table-header-rows>
          <table:table-row>
            <table:table-cell table:style-name="Tabela105.A1" office:value-type="string">
              <text:p text:style-name="Table_20_Heading">Name</text:p>
            </table:table-cell>
            <table:table-cell table:style-name="Tabela105.A1" office:value-type="string">
              <text:p text:style-name="Table_20_Heading">Type</text:p>
            </table:table-cell>
            <table:table-cell table:style-name="Tabela105.A1" office:value-type="string">
              <text:p text:style-name="Table_20_Heading">Description</text:p>
            </table:table-cell>
          </table:table-row>
        </table:table-header-rows>
        <table:table-row>
          <table:table-cell table:style-name="Tabela105.A1" office:value-type="string">
            <text:p text:style-name="Table_20_Contents"><text:span text:style-name="Source_20_Text">loader</text:span></text:p>
          </table:table-cell>
          <table:table-cell table:style-name="Tabela105.A1" office:value-type="string">
            <text:p text:style-name="Table_20_Contents"><text:a xlink:type="simple" xlink:href="https://photonstorm.github.io/phaser3-docs/Phaser.Loader.LoaderPlugin.html" text:style-name="Internet_20_link" text:visited-style-name="Visited_20_Internet_20_Link">Phaser.Loader.LoaderPlugin</text:a> </text:p>
          </table:table-cell>
          <table:table-cell table:style-name="Tabela105.A1" office:value-type="string">
            <text:p text:style-name="P160">A reference to the Loader Plugin that dispatched this event.</text:p>
          </table:table-cell>
        </table:table-row>
        <table:table-row>
          <table:table-cell table:style-name="Tabela105.A1" office:value-type="string">
            <text:p text:style-name="Table_20_Contents"><text:span text:style-name="Source_20_Text">totalComplete</text:span></text:p>
          </table:table-cell>
          <table:table-cell table:style-name="Tabela105.A1" office:value-type="string">
            <text:p text:style-name="Table_20_Contents">number </text:p>
          </table:table-cell>
          <table:table-cell table:style-name="Tabela105.A1" office:value-type="string">
            <text:p text:style-name="P160">The total number of files that successfully loaded.</text:p>
          </table:table-cell>
        </table:table-row>
        <table:table-row>
          <table:table-cell table:style-name="Tabela105.A1" office:value-type="string">
            <text:p text:style-name="Table_20_Contents"><text:span text:style-name="Source_20_Text">totalFailed</text:span></text:p>
          </table:table-cell>
          <table:table-cell table:style-name="Tabela105.A1" office:value-type="string">
            <text:p text:style-name="Table_20_Contents">number </text:p>
          </table:table-cell>
          <table:table-cell table:style-name="Tabela105.A1" office:value-type="string">
            <text:p text:style-name="P160">The total number of files that failed to load.</text:p>
          </table:table-cell>
        </table:table-row>
      </table:table>
      <text:p text:style-name="P154">Since: 3.0.0 </text:p>
      <text:p text:style-name="P154">Source: <text:a xlink:type="simple" xlink:href="https://github.com/photonstorm/phaser/tree/v3.51.0/src/loader/events/COMPLETE_EVENT.js" text:style-name="Internet_20_link" text:visited-style-name="Visited_20_Internet_20_Link">src/loader/events/COMPLETE_EVENT.js</text:a> (<text:a xlink:type="simple" xlink:href="https://github.com/photonstorm/phaser/tree/v3.51.0/src/loader/events/COMPLETE_EVENT.js#L7" text:style-name="Internet_20_link" text:visited-style-name="Visited_20_Internet_20_Link">Line 7</text:a>) </text:p>
      <text:p text:style-name="Horizontal_20_Line"/>
      <text:h text:style-name="P1" text:outline-level="4"><text:bookmark text:name="event:FILE_COMPLETE__anchor"/><text:bookmark text:name="event:FILE_COMPLETE"/><text:soft-page-break/>FILE_COMPLETE</text:h>
      <text:p text:style-name="P3">The File Load Complete Event.</text:p>
      <text:p text:style-name="P3">This event is dispatched by the Loader Plugin when any file in the queue finishes loading.</text:p>
      <text:p text:style-name="P3">Listen to it from a Scene using: <text:span text:style-name="Source_20_Text">this.load.on('filecomplete', listener)</text:span>.</text:p>
      <text:p text:style-name="P3">You can also listen for the completion of a specific file. See the <text:a xlink:type="simple" xlink:href="https://photonstorm.github.io/phaser3-docs/Phaser.Loader.Events.html#event:FILE_KEY_COMPLETE" text:style-name="Internet_20_link" text:visited-style-name="Visited_20_Internet_20_Link"><text:span text:style-name="Source_20_Text">FILE_KEY_COMPLETE</text:span></text:a> event.</text:p>
      <text:h text:style-name="P2" text:outline-level="5">Parameters:</text:h>
      <table:table table:name="Tabela106" table:style-name="Tabela106">
        <table:table-column table:style-name="Tabela106.A"/>
        <table:table-column table:style-name="Tabela106.B"/>
        <table:table-column table:style-name="Tabela106.C"/>
        <table:table-header-rows>
          <table:table-row>
            <table:table-cell table:style-name="Tabela106.A1" office:value-type="string">
              <text:p text:style-name="Table_20_Heading">Name</text:p>
            </table:table-cell>
            <table:table-cell table:style-name="Tabela106.A1" office:value-type="string">
              <text:p text:style-name="Table_20_Heading">Type</text:p>
            </table:table-cell>
            <table:table-cell table:style-name="Tabela106.A1" office:value-type="string">
              <text:p text:style-name="Table_20_Heading">Description</text:p>
            </table:table-cell>
          </table:table-row>
        </table:table-header-rows>
        <table:table-row>
          <table:table-cell table:style-name="Tabela106.A1" office:value-type="string">
            <text:p text:style-name="Table_20_Contents"><text:span text:style-name="Source_20_Text">key</text:span></text:p>
          </table:table-cell>
          <table:table-cell table:style-name="Tabela106.A1" office:value-type="string">
            <text:p text:style-name="Table_20_Contents">string </text:p>
          </table:table-cell>
          <table:table-cell table:style-name="Tabela106.A1" office:value-type="string">
            <text:p text:style-name="P160">The key of the file that just loaded and finished processing.</text:p>
          </table:table-cell>
        </table:table-row>
        <table:table-row>
          <table:table-cell table:style-name="Tabela106.A1" office:value-type="string">
            <text:p text:style-name="Table_20_Contents"><text:span text:style-name="Source_20_Text">type</text:span></text:p>
          </table:table-cell>
          <table:table-cell table:style-name="Tabela106.A1" office:value-type="string">
            <text:p text:style-name="Table_20_Contents">string </text:p>
          </table:table-cell>
          <table:table-cell table:style-name="Tabela106.A1" office:value-type="string">
            <text:p text:style-name="P160">The <text:a xlink:type="simple" xlink:href="https://photonstorm.github.io/phaser3-docs/Phaser.Loader.File.html#type" text:style-name="Internet_20_link" text:visited-style-name="Visited_20_Internet_20_Link">file type</text:a> of the file that just loaded, i.e. <text:span text:style-name="Source_20_Text">image</text:span>.</text:p>
          </table:table-cell>
        </table:table-row>
        <table:table-row>
          <table:table-cell table:style-name="Tabela106.A1" office:value-type="string">
            <text:p text:style-name="Table_20_Contents"><text:span text:style-name="Source_20_Text">data</text:span></text:p>
          </table:table-cell>
          <table:table-cell table:style-name="Tabela106.A1" office:value-type="string">
            <text:p text:style-name="Table_20_Contents">any </text:p>
          </table:table-cell>
          <table:table-cell table:style-name="Tabela106.A1" office:value-type="string">
            <text:p text:style-name="P160">The raw data the file contained.</text:p>
          </table:table-cell>
        </table:table-row>
      </table:table>
      <text:p text:style-name="P154">Since: 3.0.0 </text:p>
      <text:p text:style-name="P154">Source: <text:a xlink:type="simple" xlink:href="https://github.com/photonstorm/phaser/tree/v3.51.0/src/loader/events/FILE_COMPLETE_EVENT.js" text:style-name="Internet_20_link" text:visited-style-name="Visited_20_Internet_20_Link">src/loader/events/FILE_COMPLETE_EVENT.js</text:a> (<text:a xlink:type="simple" xlink:href="https://github.com/photonstorm/phaser/tree/v3.51.0/src/loader/events/FILE_COMPLETE_EVENT.js#L7" text:style-name="Internet_20_link" text:visited-style-name="Visited_20_Internet_20_Link">Line 7</text:a>) </text:p>
      <text:p text:style-name="Horizontal_20_Line"/>
      <text:h text:style-name="P1" text:outline-level="4"><text:bookmark text:name="event:FILE_KEY_COMPLETE__anchor"/><text:bookmark text:name="event:FILE_KEY_COMPLETE"/>FILE_KEY_COMPLETE</text:h>
      <text:p text:style-name="P3">The File Load Complete Event.</text:p>
      <text:p text:style-name="P3">This event is dispatched by the Loader Plugin when any file in the queue finishes loading.</text:p>
      <text:p text:style-name="P3">It uses a special dynamic event name constructed from the key and type of the file.</text:p>
      <text:p text:style-name="P3">For example, if you have loaded an <text:span text:style-name="Source_20_Text">image</text:span> with a key of <text:span text:style-name="Source_20_Text">monster</text:span>, you can listen for it using the following:</text:p>
      <text:list xml:id="list1358913727" text:style-name="L34">
        <text:list-item>
          <text:p text:style-name="P67"><draw:a xlink:type="simple" xlink:href="http://sunlightjs.com/"><draw:frame draw:style-name="fr1" draw:name="Figura4" text:anchor-type="as-char" svg:width="0.476cm" svg:height="0.476cm" draw:z-index="3"><draw:image xlink:href="Pictures/1000000100000010000000108D9AB793E877D6A8.png" xlink:type="simple" xlink:show="embed" xlink:actuate="onLoad" draw:mime-type="image/png"/><svg:title>about</svg:title></draw:frame></draw:a></text:p>
        </text:list-item>
        <text:list-item>
          <text:p text:style-name="P67"><text:a xlink:type="simple" xlink:href="https://photonstorm.github.io/phaser3-docs/classes.list.html#" text:style-name="Internet_20_link" text:visited-style-name="Visited_20_Internet_20_Link">raw</text:a></text:p>
        </text:list-item>
        <text:list-item>
          <text:p text:style-name="P68"><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4-line-1" office:name="sunlight-4-line-1" text:style-name="Internet_20_link" text:visited-style-name="Visited_20_Internet_20_Link"><text:span text:style-name="T1">1</text:span></text:a></text:p>
      <text:p text:style-name="P156"><text:a xlink:type="simple" xlink:href="https://photonstorm.github.io/phaser3-docs/classes.list.html#sunlight-4-line-2" office:name="sunlight-4-line-2" text:style-name="Internet_20_link" text:visited-style-name="Visited_20_Internet_20_Link"><text:span text:style-name="T1">2</text:span></text:a></text:p>
      <text:p text:style-name="P157"><text:a xlink:type="simple" xlink:href="https://photonstorm.github.io/phaser3-docs/classes.list.html#sunlight-4-line-3" office:name="sunlight-4-line-3" text:style-name="Internet_20_link" text:visited-style-name="Visited_20_Internet_20_Link"><text:span text:style-name="T1">3</text:span></text:a></text:p>
      <text:p text:style-name="P158">this.load.on('filecomplete-image-monster', function (key, type, data) {</text:p>
      <text:p text:style-name="P158">    // Your handler code</text:p>
      <text:p text:style-name="P159">});</text:p>
      <text:p text:style-name="P3">Or, if you have loaded a texture <text:span text:style-name="Source_20_Text">atlas</text:span> with a key of <text:span text:style-name="Source_20_Text">Level1</text:span>:</text:p>
      <text:list xml:id="list1935771510" text:style-name="L35">
        <text:list-item>
          <text:p text:style-name="P69"><draw:a xlink:type="simple" xlink:href="http://sunlightjs.com/"><draw:frame draw:style-name="fr1" draw:name="Figura5" text:anchor-type="as-char" svg:width="0.476cm" svg:height="0.476cm" draw:z-index="4"><draw:image xlink:href="Pictures/1000000100000010000000108D9AB793E877D6A8.png" xlink:type="simple" xlink:show="embed" xlink:actuate="onLoad" draw:mime-type="image/png"/><svg:title>about</svg:title></draw:frame></draw:a></text:p>
        </text:list-item>
        <text:list-item>
          <text:p text:style-name="P69"><text:a xlink:type="simple" xlink:href="https://photonstorm.github.io/phaser3-docs/classes.list.html#" text:style-name="Internet_20_link" text:visited-style-name="Visited_20_Internet_20_Link">raw</text:a></text:p>
        </text:list-item>
        <text:list-item>
          <text:p text:style-name="P70"><text:soft-page-break/><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5-line-1" office:name="sunlight-5-line-1" text:style-name="Internet_20_link" text:visited-style-name="Visited_20_Internet_20_Link"><text:span text:style-name="T1">1</text:span></text:a></text:p>
      <text:p text:style-name="P156"><text:a xlink:type="simple" xlink:href="https://photonstorm.github.io/phaser3-docs/classes.list.html#sunlight-5-line-2" office:name="sunlight-5-line-2" text:style-name="Internet_20_link" text:visited-style-name="Visited_20_Internet_20_Link"><text:span text:style-name="T1">2</text:span></text:a></text:p>
      <text:p text:style-name="P157"><text:a xlink:type="simple" xlink:href="https://photonstorm.github.io/phaser3-docs/classes.list.html#sunlight-5-line-3" office:name="sunlight-5-line-3" text:style-name="Internet_20_link" text:visited-style-name="Visited_20_Internet_20_Link"><text:span text:style-name="T1">3</text:span></text:a></text:p>
      <text:p text:style-name="P158">this.load.on('filecomplete-atlas-Level1', function (key, type, data) {</text:p>
      <text:p text:style-name="P158">    // Your handler code</text:p>
      <text:p text:style-name="P159">});</text:p>
      <text:p text:style-name="P3">Or, if you have loaded a sprite sheet with a key of <text:span text:style-name="Source_20_Text">Explosion</text:span> and a prefix of <text:span text:style-name="Source_20_Text">GAMEOVER</text:span>:</text:p>
      <text:list xml:id="list414435172" text:style-name="L36">
        <text:list-item>
          <text:p text:style-name="P71"><draw:a xlink:type="simple" xlink:href="http://sunlightjs.com/"><draw:frame draw:style-name="fr1" draw:name="Figura6" text:anchor-type="as-char" svg:width="0.476cm" svg:height="0.476cm" draw:z-index="5"><draw:image xlink:href="Pictures/1000000100000010000000108D9AB793E877D6A8.png" xlink:type="simple" xlink:show="embed" xlink:actuate="onLoad" draw:mime-type="image/png"/><svg:title>about</svg:title></draw:frame></draw:a></text:p>
        </text:list-item>
        <text:list-item>
          <text:p text:style-name="P71"><text:a xlink:type="simple" xlink:href="https://photonstorm.github.io/phaser3-docs/classes.list.html#" text:style-name="Internet_20_link" text:visited-style-name="Visited_20_Internet_20_Link">raw</text:a></text:p>
        </text:list-item>
        <text:list-item>
          <text:p text:style-name="P72"><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6-line-1" office:name="sunlight-6-line-1" text:style-name="Internet_20_link" text:visited-style-name="Visited_20_Internet_20_Link"><text:span text:style-name="T1">1</text:span></text:a></text:p>
      <text:p text:style-name="P156"><text:a xlink:type="simple" xlink:href="https://photonstorm.github.io/phaser3-docs/classes.list.html#sunlight-6-line-2" office:name="sunlight-6-line-2" text:style-name="Internet_20_link" text:visited-style-name="Visited_20_Internet_20_Link"><text:span text:style-name="T1">2</text:span></text:a></text:p>
      <text:p text:style-name="P157"><text:a xlink:type="simple" xlink:href="https://photonstorm.github.io/phaser3-docs/classes.list.html#sunlight-6-line-3" office:name="sunlight-6-line-3" text:style-name="Internet_20_link" text:visited-style-name="Visited_20_Internet_20_Link"><text:span text:style-name="T1">3</text:span></text:a></text:p>
      <text:p text:style-name="P158">this.load.on('filecomplete-spritesheet-GAMEOVERExplosion', function (key, type, data) {</text:p>
      <text:p text:style-name="P158">    // Your handler code</text:p>
      <text:p text:style-name="P159">});</text:p>
      <text:p text:style-name="P3">You can also listen for the generic completion of files. See the <text:a xlink:type="simple" xlink:href="https://photonstorm.github.io/phaser3-docs/Phaser.Loader.Events.html#event:FILE_COMPLETE" text:style-name="Internet_20_link" text:visited-style-name="Visited_20_Internet_20_Link"><text:span text:style-name="Source_20_Text">FILE_COMPLETE</text:span></text:a> event.</text:p>
      <text:h text:style-name="P2" text:outline-level="5">Parameters:</text:h>
      <table:table table:name="Tabela107" table:style-name="Tabela107">
        <table:table-column table:style-name="Tabela107.A"/>
        <table:table-column table:style-name="Tabela107.B"/>
        <table:table-column table:style-name="Tabela107.C"/>
        <table:table-header-rows>
          <table:table-row>
            <table:table-cell table:style-name="Tabela107.A1" office:value-type="string">
              <text:p text:style-name="Table_20_Heading">Name</text:p>
            </table:table-cell>
            <table:table-cell table:style-name="Tabela107.A1" office:value-type="string">
              <text:p text:style-name="Table_20_Heading">Type</text:p>
            </table:table-cell>
            <table:table-cell table:style-name="Tabela107.A1" office:value-type="string">
              <text:p text:style-name="Table_20_Heading">Description</text:p>
            </table:table-cell>
          </table:table-row>
        </table:table-header-rows>
        <table:table-row>
          <table:table-cell table:style-name="Tabela107.A1" office:value-type="string">
            <text:p text:style-name="Table_20_Contents"><text:span text:style-name="Source_20_Text">key</text:span></text:p>
          </table:table-cell>
          <table:table-cell table:style-name="Tabela107.A1" office:value-type="string">
            <text:p text:style-name="Table_20_Contents">string </text:p>
          </table:table-cell>
          <table:table-cell table:style-name="Tabela107.A1" office:value-type="string">
            <text:p text:style-name="P160">The key of the file that just loaded and finished processing.</text:p>
          </table:table-cell>
        </table:table-row>
        <table:table-row>
          <table:table-cell table:style-name="Tabela107.A1" office:value-type="string">
            <text:p text:style-name="Table_20_Contents"><text:span text:style-name="Source_20_Text">type</text:span></text:p>
          </table:table-cell>
          <table:table-cell table:style-name="Tabela107.A1" office:value-type="string">
            <text:p text:style-name="Table_20_Contents">string </text:p>
          </table:table-cell>
          <table:table-cell table:style-name="Tabela107.A1" office:value-type="string">
            <text:p text:style-name="P160">The <text:a xlink:type="simple" xlink:href="https://photonstorm.github.io/phaser3-docs/Phaser.Loader.File.html#type" text:style-name="Internet_20_link" text:visited-style-name="Visited_20_Internet_20_Link">file type</text:a> of the file that just loaded, i.e. <text:span text:style-name="Source_20_Text">image</text:span>.</text:p>
          </table:table-cell>
        </table:table-row>
        <table:table-row>
          <table:table-cell table:style-name="Tabela107.A1" office:value-type="string">
            <text:p text:style-name="Table_20_Contents"><text:span text:style-name="Source_20_Text">data</text:span></text:p>
          </table:table-cell>
          <table:table-cell table:style-name="Tabela107.A1" office:value-type="string">
            <text:p text:style-name="Table_20_Contents">any </text:p>
          </table:table-cell>
          <table:table-cell table:style-name="Tabela107.A1" office:value-type="string">
            <text:p text:style-name="P160">The raw data the file contained.</text:p>
          </table:table-cell>
        </table:table-row>
      </table:table>
      <text:p text:style-name="P154">Since: 3.0.0 </text:p>
      <text:p text:style-name="P154">Source: <text:a xlink:type="simple" xlink:href="https://github.com/photonstorm/phaser/tree/v3.51.0/src/loader/events/FILE_KEY_COMPLETE_EVENT.js" text:style-name="Internet_20_link" text:visited-style-name="Visited_20_Internet_20_Link">src/loader/events/FILE_KEY_COMPLETE_EVENT.js</text:a> (<text:a xlink:type="simple" xlink:href="https://github.com/photonstorm/phaser/tree/v3.51.0/src/loader/events/FILE_KEY_COMPLETE_EVENT.js#L7" text:style-name="Internet_20_link" text:visited-style-name="Visited_20_Internet_20_Link">Line 7</text:a>) </text:p>
      <text:p text:style-name="Horizontal_20_Line"/>
      <text:h text:style-name="P1" text:outline-level="4"><text:bookmark text:name="event:FILE_LOAD__anchor"/><text:bookmark text:name="event:FILE_LOAD"/>FILE_LOAD</text:h>
      <text:p text:style-name="P3">The File Load Event.</text:p>
      <text:p text:style-name="P3">This event is dispatched by the Loader Plugin when a file finishes loading, but <text:span text:style-name="Emphasis">before</text:span> it is processed and added to the internal Phaser caches.</text:p>
      <text:p text:style-name="P3">Listen to it from a Scene using: <text:span text:style-name="Source_20_Text">this.load.on('load', listener)</text:span>.</text:p>
      <text:h text:style-name="P2" text:outline-level="5"><text:soft-page-break/>Parameters:</text:h>
      <table:table table:name="Tabela108" table:style-name="Tabela108">
        <table:table-column table:style-name="Tabela108.A"/>
        <table:table-column table:style-name="Tabela108.B"/>
        <table:table-column table:style-name="Tabela108.C"/>
        <table:table-header-rows>
          <table:table-row>
            <table:table-cell table:style-name="Tabela108.A1" office:value-type="string">
              <text:p text:style-name="Table_20_Heading">Name</text:p>
            </table:table-cell>
            <table:table-cell table:style-name="Tabela108.A1" office:value-type="string">
              <text:p text:style-name="Table_20_Heading">Type</text:p>
            </table:table-cell>
            <table:table-cell table:style-name="Tabela108.A1" office:value-type="string">
              <text:p text:style-name="Table_20_Heading">Description</text:p>
            </table:table-cell>
          </table:table-row>
        </table:table-header-rows>
        <table:table-row>
          <table:table-cell table:style-name="Tabela108.A1" office:value-type="string">
            <text:p text:style-name="Table_20_Contents"><text:span text:style-name="Source_20_Text">file</text:span></text:p>
          </table:table-cell>
          <table:table-cell table:style-name="Tabela108.A1" office:value-type="string">
            <text:p text:style-name="Table_20_Contents"><text:a xlink:type="simple" xlink:href="https://photonstorm.github.io/phaser3-docs/Phaser.Loader.File.html" text:style-name="Internet_20_link" text:visited-style-name="Visited_20_Internet_20_Link">Phaser.Loader.File</text:a> </text:p>
          </table:table-cell>
          <table:table-cell table:style-name="Tabela108.A1" office:value-type="string">
            <text:p text:style-name="P160">A reference to the File which just finished loading.</text:p>
          </table:table-cell>
        </table:table-row>
      </table:table>
      <text:p text:style-name="P154">Since: 3.0.0 </text:p>
      <text:p text:style-name="P154">Source: <text:a xlink:type="simple" xlink:href="https://github.com/photonstorm/phaser/tree/v3.51.0/src/loader/events/FILE_LOAD_EVENT.js" text:style-name="Internet_20_link" text:visited-style-name="Visited_20_Internet_20_Link">src/loader/events/FILE_LOAD_EVENT.js</text:a> (<text:a xlink:type="simple" xlink:href="https://github.com/photonstorm/phaser/tree/v3.51.0/src/loader/events/FILE_LOAD_EVENT.js#L7" text:style-name="Internet_20_link" text:visited-style-name="Visited_20_Internet_20_Link">Line 7</text:a>) </text:p>
      <text:p text:style-name="Horizontal_20_Line"/>
      <text:h text:style-name="P1" text:outline-level="4"><text:bookmark text:name="event:FILE_LOAD_ERROR__anchor"/><text:bookmark text:name="event:FILE_LOAD_ERROR"/>FILE_LOAD_ERROR</text:h>
      <text:p text:style-name="P3">The File Load Error Event.</text:p>
      <text:p text:style-name="P3">This event is dispatched by the Loader Plugin when a file fails to load.</text:p>
      <text:p text:style-name="P3">Listen to it from a Scene using: <text:span text:style-name="Source_20_Text">this.load.on('loaderror', listener)</text:span>.</text:p>
      <text:h text:style-name="P2" text:outline-level="5">Parameters:</text:h>
      <table:table table:name="Tabela109" table:style-name="Tabela109">
        <table:table-column table:style-name="Tabela109.A"/>
        <table:table-column table:style-name="Tabela109.B"/>
        <table:table-column table:style-name="Tabela109.C"/>
        <table:table-header-rows>
          <table:table-row>
            <table:table-cell table:style-name="Tabela109.A1" office:value-type="string">
              <text:p text:style-name="Table_20_Heading">Name</text:p>
            </table:table-cell>
            <table:table-cell table:style-name="Tabela109.A1" office:value-type="string">
              <text:p text:style-name="Table_20_Heading">Type</text:p>
            </table:table-cell>
            <table:table-cell table:style-name="Tabela109.A1" office:value-type="string">
              <text:p text:style-name="Table_20_Heading">Description</text:p>
            </table:table-cell>
          </table:table-row>
        </table:table-header-rows>
        <table:table-row>
          <table:table-cell table:style-name="Tabela109.A1" office:value-type="string">
            <text:p text:style-name="Table_20_Contents"><text:span text:style-name="Source_20_Text">file</text:span></text:p>
          </table:table-cell>
          <table:table-cell table:style-name="Tabela109.A1" office:value-type="string">
            <text:p text:style-name="Table_20_Contents"><text:a xlink:type="simple" xlink:href="https://photonstorm.github.io/phaser3-docs/Phaser.Loader.File.html" text:style-name="Internet_20_link" text:visited-style-name="Visited_20_Internet_20_Link">Phaser.Loader.File</text:a> </text:p>
          </table:table-cell>
          <table:table-cell table:style-name="Tabela109.A1" office:value-type="string">
            <text:p text:style-name="P160">A reference to the File which errored during load.</text:p>
          </table:table-cell>
        </table:table-row>
      </table:table>
      <text:p text:style-name="P154">Since: 3.0.0 </text:p>
      <text:p text:style-name="P154">Source: <text:a xlink:type="simple" xlink:href="https://github.com/photonstorm/phaser/tree/v3.51.0/src/loader/events/FILE_LOAD_ERROR_EVENT.js" text:style-name="Internet_20_link" text:visited-style-name="Visited_20_Internet_20_Link">src/loader/events/FILE_LOAD_ERROR_EVENT.js</text:a> (<text:a xlink:type="simple" xlink:href="https://github.com/photonstorm/phaser/tree/v3.51.0/src/loader/events/FILE_LOAD_ERROR_EVENT.js#L7" text:style-name="Internet_20_link" text:visited-style-name="Visited_20_Internet_20_Link">Line 7</text:a>) </text:p>
      <text:p text:style-name="Horizontal_20_Line"/>
      <text:h text:style-name="P1" text:outline-level="4"><text:bookmark text:name="event:FILE_PROGRESS__anchor"/><text:bookmark text:name="event:FILE_PROGRESS"/>FILE_PROGRESS</text:h>
      <text:p text:style-name="P3">The File Load Progress Event.</text:p>
      <text:p text:style-name="P3">This event is dispatched by the Loader Plugin during the load of a file, if the browser receives a DOM ProgressEvent and the <text:span text:style-name="Source_20_Text">lengthComputable</text:span> event property is true. Depending on the size of the file and browser in use, this may, or may not happen.</text:p>
      <text:p text:style-name="P3">Listen to it from a Scene using: <text:span text:style-name="Source_20_Text">this.load.on('fileprogress', listener)</text:span>.</text:p>
      <text:h text:style-name="P2" text:outline-level="5">Parameters:</text:h>
      <table:table table:name="Tabela110" table:style-name="Tabela110">
        <table:table-column table:style-name="Tabela110.A"/>
        <table:table-column table:style-name="Tabela110.B"/>
        <table:table-column table:style-name="Tabela110.C"/>
        <table:table-header-rows>
          <table:table-row>
            <table:table-cell table:style-name="Tabela110.A1" office:value-type="string">
              <text:p text:style-name="Table_20_Heading">Name</text:p>
            </table:table-cell>
            <table:table-cell table:style-name="Tabela110.A1" office:value-type="string">
              <text:p text:style-name="Table_20_Heading">Type</text:p>
            </table:table-cell>
            <table:table-cell table:style-name="Tabela110.A1" office:value-type="string">
              <text:p text:style-name="Table_20_Heading">Description</text:p>
            </table:table-cell>
          </table:table-row>
        </table:table-header-rows>
        <table:table-row>
          <table:table-cell table:style-name="Tabela110.A1" office:value-type="string">
            <text:p text:style-name="Table_20_Contents"><text:span text:style-name="Source_20_Text">file</text:span></text:p>
          </table:table-cell>
          <table:table-cell table:style-name="Tabela110.A1" office:value-type="string">
            <text:p text:style-name="Table_20_Contents"><text:a xlink:type="simple" xlink:href="https://photonstorm.github.io/phaser3-docs/Phaser.Loader.File.html" text:style-name="Internet_20_link" text:visited-style-name="Visited_20_Internet_20_Link">Phaser.Loader.File</text:a> </text:p>
          </table:table-cell>
          <table:table-cell table:style-name="Tabela110.A1" office:value-type="string">
            <text:p text:style-name="P160">A reference to the File which errored during load.</text:p>
          </table:table-cell>
        </table:table-row>
        <table:table-row>
          <table:table-cell table:style-name="Tabela110.A1" office:value-type="string">
            <text:p text:style-name="Table_20_Contents"><text:span text:style-name="Source_20_Text">percentComplete</text:span></text:p>
          </table:table-cell>
          <table:table-cell table:style-name="Tabela110.A1" office:value-type="string">
            <text:p text:style-name="Table_20_Contents">number </text:p>
          </table:table-cell>
          <table:table-cell table:style-name="Tabela110.A1" office:value-type="string">
            <text:p text:style-name="P160">A value between 0 and 1 indicating how 'complete' this file is.</text:p>
          </table:table-cell>
        </table:table-row>
      </table:table>
      <text:p text:style-name="P154">Since: 3.0.0 </text:p>
      <text:p text:style-name="P154">Source: <text:a xlink:type="simple" xlink:href="https://github.com/photonstorm/phaser/tree/v3.51.0/src/loader/events/FILE_PROGRESS_EVENT.js" text:style-name="Internet_20_link" text:visited-style-name="Visited_20_Internet_20_Link">src/loader/events/FILE_PROGRESS_EVENT.js</text:a> (<text:a xlink:type="simple" xlink:href="https://github.com/photonstorm/phaser/tree/v3.51.0/src/loader/events/FILE_PROGRESS_EVENT.js#L7" text:style-name="Internet_20_link" text:visited-style-name="Visited_20_Internet_20_Link">Line 7</text:a>) </text:p>
      <text:p text:style-name="Horizontal_20_Line"/>
      <text:h text:style-name="P1" text:outline-level="4"><text:bookmark text:name="event:POST_PROCESS__anchor"/><text:bookmark text:name="event:POST_PROCESS"/>POST_PROCESS</text:h>
      <text:p text:style-name="P3">The Loader Plugin Post Process Event.</text:p>
      <text:p text:style-name="P3"><text:soft-page-break/>This event is dispatched by the Loader Plugin when the Loader has finished loading everything in the load queue. It is dispatched before the internal lists are cleared and each File is destroyed.</text:p>
      <text:p text:style-name="P3">Use this hook to perform any last minute processing of files that can only happen once the Loader has completed, but prior to it emitting the <text:span text:style-name="Source_20_Text">complete</text:span> event.</text:p>
      <text:p text:style-name="P3">Listen to it from a Scene using: <text:span text:style-name="Source_20_Text">this.load.on('postprocess', listener)</text:span>.</text:p>
      <text:h text:style-name="P2" text:outline-level="5">Parameters:</text:h>
      <table:table table:name="Tabela111" table:style-name="Tabela111">
        <table:table-column table:style-name="Tabela111.A"/>
        <table:table-column table:style-name="Tabela111.B"/>
        <table:table-column table:style-name="Tabela111.C"/>
        <table:table-header-rows>
          <table:table-row>
            <table:table-cell table:style-name="Tabela111.A1" office:value-type="string">
              <text:p text:style-name="Table_20_Heading">Name</text:p>
            </table:table-cell>
            <table:table-cell table:style-name="Tabela111.A1" office:value-type="string">
              <text:p text:style-name="Table_20_Heading">Type</text:p>
            </table:table-cell>
            <table:table-cell table:style-name="Tabela111.A1" office:value-type="string">
              <text:p text:style-name="Table_20_Heading">Description</text:p>
            </table:table-cell>
          </table:table-row>
        </table:table-header-rows>
        <table:table-row>
          <table:table-cell table:style-name="Tabela111.A1" office:value-type="string">
            <text:p text:style-name="Table_20_Contents"><text:span text:style-name="Source_20_Text">loader</text:span></text:p>
          </table:table-cell>
          <table:table-cell table:style-name="Tabela111.A1" office:value-type="string">
            <text:p text:style-name="Table_20_Contents"><text:a xlink:type="simple" xlink:href="https://photonstorm.github.io/phaser3-docs/Phaser.Loader.LoaderPlugin.html" text:style-name="Internet_20_link" text:visited-style-name="Visited_20_Internet_20_Link">Phaser.Loader.LoaderPlugin</text:a> </text:p>
          </table:table-cell>
          <table:table-cell table:style-name="Tabela111.A1" office:value-type="string">
            <text:p text:style-name="P160">A reference to the Loader Plugin that dispatched this event.</text:p>
          </table:table-cell>
        </table:table-row>
      </table:table>
      <text:p text:style-name="P154">Since: 3.0.0 </text:p>
      <text:p text:style-name="P154">Source: <text:a xlink:type="simple" xlink:href="https://github.com/photonstorm/phaser/tree/v3.51.0/src/loader/events/POST_PROCESS_EVENT.js" text:style-name="Internet_20_link" text:visited-style-name="Visited_20_Internet_20_Link">src/loader/events/POST_PROCESS_EVENT.js</text:a> (<text:a xlink:type="simple" xlink:href="https://github.com/photonstorm/phaser/tree/v3.51.0/src/loader/events/POST_PROCESS_EVENT.js#L7" text:style-name="Internet_20_link" text:visited-style-name="Visited_20_Internet_20_Link">Line 7</text:a>) </text:p>
      <text:p text:style-name="Horizontal_20_Line"/>
      <text:h text:style-name="P1" text:outline-level="4"><text:bookmark text:name="event:PROGRESS__anchor"/><text:bookmark text:name="event:PROGRESS"/>PROGRESS</text:h>
      <text:p text:style-name="P3">The Loader Plugin Progress Event.</text:p>
      <text:p text:style-name="P3">This event is dispatched when the Loader updates its load progress, typically as a result of a file having completed loading.</text:p>
      <text:p text:style-name="P3">Listen to it from a Scene using: <text:span text:style-name="Source_20_Text">this.load.on('progress', listener)</text:span>.</text:p>
      <text:h text:style-name="P2" text:outline-level="5">Parameters:</text:h>
      <table:table table:name="Tabela112" table:style-name="Tabela112">
        <table:table-column table:style-name="Tabela112.A"/>
        <table:table-column table:style-name="Tabela112.B"/>
        <table:table-column table:style-name="Tabela112.C"/>
        <table:table-header-rows>
          <table:table-row>
            <table:table-cell table:style-name="Tabela112.A1" office:value-type="string">
              <text:p text:style-name="Table_20_Heading">Name</text:p>
            </table:table-cell>
            <table:table-cell table:style-name="Tabela112.A1" office:value-type="string">
              <text:p text:style-name="Table_20_Heading">Type</text:p>
            </table:table-cell>
            <table:table-cell table:style-name="Tabela112.A1" office:value-type="string">
              <text:p text:style-name="Table_20_Heading">Description</text:p>
            </table:table-cell>
          </table:table-row>
        </table:table-header-rows>
        <table:table-row>
          <table:table-cell table:style-name="Tabela112.A1" office:value-type="string">
            <text:p text:style-name="Table_20_Contents"><text:span text:style-name="Source_20_Text">progress</text:span></text:p>
          </table:table-cell>
          <table:table-cell table:style-name="Tabela112.A1" office:value-type="string">
            <text:p text:style-name="Table_20_Contents">number </text:p>
          </table:table-cell>
          <table:table-cell table:style-name="Tabela112.A1" office:value-type="string">
            <text:p text:style-name="P160">The current progress of the load. A value between 0 and 1.</text:p>
          </table:table-cell>
        </table:table-row>
      </table:table>
      <text:p text:style-name="P154">Since: 3.0.0 </text:p>
      <text:p text:style-name="P154">Source: <text:a xlink:type="simple" xlink:href="https://github.com/photonstorm/phaser/tree/v3.51.0/src/loader/events/PROGRESS_EVENT.js" text:style-name="Internet_20_link" text:visited-style-name="Visited_20_Internet_20_Link">src/loader/events/PROGRESS_EVENT.js</text:a> (<text:a xlink:type="simple" xlink:href="https://github.com/photonstorm/phaser/tree/v3.51.0/src/loader/events/PROGRESS_EVENT.js#L7" text:style-name="Internet_20_link" text:visited-style-name="Visited_20_Internet_20_Link">Line 7</text:a>) </text:p>
      <text:p text:style-name="Horizontal_20_Line"/>
      <text:h text:style-name="P1" text:outline-level="4"><text:bookmark text:name="event:START__anchor1"/><text:bookmark text:name="event:START1"/>START</text:h>
      <text:p text:style-name="P3">The Loader Plugin Start Event.</text:p>
      <text:p text:style-name="P3">This event is dispatched when the Loader starts running. At this point load progress is zero.</text:p>
      <text:p text:style-name="P3">This event is dispatched even if there aren't any files in the load queue.</text:p>
      <text:p text:style-name="P3">Listen to it from a Scene using: <text:span text:style-name="Source_20_Text">this.load.on('start', listener)</text:span>.</text:p>
      <text:h text:style-name="P2" text:outline-level="5">Parameters:</text:h>
      <table:table table:name="Tabela113" table:style-name="Tabela113">
        <table:table-column table:style-name="Tabela113.A"/>
        <table:table-column table:style-name="Tabela113.B"/>
        <table:table-column table:style-name="Tabela113.C"/>
        <table:table-header-rows>
          <table:table-row>
            <table:table-cell table:style-name="Tabela113.A1" office:value-type="string">
              <text:p text:style-name="Table_20_Heading">Name</text:p>
            </table:table-cell>
            <table:table-cell table:style-name="Tabela113.A1" office:value-type="string">
              <text:p text:style-name="Table_20_Heading">Type</text:p>
            </table:table-cell>
            <table:table-cell table:style-name="Tabela113.A1" office:value-type="string">
              <text:p text:style-name="Table_20_Heading">Description</text:p>
            </table:table-cell>
          </table:table-row>
        </table:table-header-rows>
        <table:table-row>
          <table:table-cell table:style-name="Tabela113.A1" office:value-type="string">
            <text:p text:style-name="Table_20_Contents"><text:span text:style-name="Source_20_Text">loader</text:span></text:p>
          </table:table-cell>
          <table:table-cell table:style-name="Tabela113.A1" office:value-type="string">
            <text:p text:style-name="Table_20_Contents"><text:a xlink:type="simple" xlink:href="https://photonstorm.github.io/phaser3-docs/Phaser.Loader.LoaderPlugin.html" text:style-name="Internet_20_link" text:visited-style-name="Visited_20_Internet_20_Link">Phaser.Loader.LoaderPlugin</text:a> </text:p>
          </table:table-cell>
          <table:table-cell table:style-name="Tabela113.A1" office:value-type="string">
            <text:p text:style-name="P160">A reference to the Loader Plugin that dispatched this event.</text:p>
          </table:table-cell>
        </table:table-row>
      </table:table>
      <text:p text:style-name="P154"><text:soft-page-break/>Since: 3.0.0 </text:p>
      <text:p text:style-name="P154">Source: <text:a xlink:type="simple" xlink:href="https://github.com/photonstorm/phaser/tree/v3.51.0/src/loader/events/START_EVENT.js" text:style-name="Internet_20_link" text:visited-style-name="Visited_20_Internet_20_Link">src/loader/events/START_EVENT.js</text:a> (<text:a xlink:type="simple" xlink:href="https://github.com/photonstorm/phaser/tree/v3.51.0/src/loader/events/START_EVENT.js#L7" text:style-name="Internet_20_link" text:visited-style-name="Visited_20_Internet_20_Link">Line 7</text:a>) </text:p>
      <text:p text:style-name="Horizontal_20_Line"/>
      <text:h text:style-name="P1" text:outline-level="4"><text:bookmark text:name="event:COLLIDE__anchor"/><text:bookmark text:name="event:COLLIDE"/>COLLIDE</text:h>
      <text:p text:style-name="P3">The Arcade Physics World Collide Event.</text:p>
      <text:p text:style-name="P3">This event is dispatched by an Arcade Physics World instance if two bodies collide <text:span text:style-name="Emphasis">and</text:span> at least one of them has their <text:a xlink:type="simple" xlink:href="https://photonstorm.github.io/phaser3-docs/Phaser.Physics.Arcade.Body.html#onCollide" text:style-name="Internet_20_link" text:visited-style-name="Visited_20_Internet_20_Link">onCollide</text:a> property set to <text:span text:style-name="Source_20_Text">true</text:span>.</text:p>
      <text:p text:style-name="P3">It provides an alternative means to handling collide events rather than using the callback approach.</text:p>
      <text:p text:style-name="P3">Listen to it from a Scene using: <text:span text:style-name="Source_20_Text">this.physics.world.on('collide', listener)</text:span>.</text:p>
      <text:p text:style-name="P3">Please note that 'collide' and 'overlap' are two different things in Arcade Physics.</text:p>
      <text:h text:style-name="P2" text:outline-level="5">Parameters:</text:h>
      <table:table table:name="Tabela114" table:style-name="Tabela114">
        <table:table-column table:style-name="Tabela114.A"/>
        <table:table-column table:style-name="Tabela114.B"/>
        <table:table-column table:style-name="Tabela114.C"/>
        <table:table-header-rows>
          <table:table-row>
            <table:table-cell table:style-name="Tabela114.A1" office:value-type="string">
              <text:p text:style-name="Table_20_Heading">Name</text:p>
            </table:table-cell>
            <table:table-cell table:style-name="Tabela114.A1" office:value-type="string">
              <text:p text:style-name="Table_20_Heading">Type</text:p>
            </table:table-cell>
            <table:table-cell table:style-name="Tabela114.A1" office:value-type="string">
              <text:p text:style-name="Table_20_Heading">Description</text:p>
            </table:table-cell>
          </table:table-row>
        </table:table-header-rows>
        <table:table-row>
          <table:table-cell table:style-name="Tabela114.A1" office:value-type="string">
            <text:p text:style-name="Table_20_Contents"><text:span text:style-name="Source_20_Text">gameObject1</text:span></text:p>
          </table:table-cell>
          <table:table-cell table:style-name="Tabela114.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14.A1" office:value-type="string">
            <text:p text:style-name="P160">The first Game Object involved in the collision. This is the parent of <text:span text:style-name="Source_20_Text">body1</text:span>.</text:p>
          </table:table-cell>
        </table:table-row>
        <table:table-row>
          <table:table-cell table:style-name="Tabela114.A1" office:value-type="string">
            <text:p text:style-name="Table_20_Contents"><text:span text:style-name="Source_20_Text">gameObject2</text:span></text:p>
          </table:table-cell>
          <table:table-cell table:style-name="Tabela114.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14.A1" office:value-type="string">
            <text:p text:style-name="P160">The second Game Object involved in the collision. This is the parent of <text:span text:style-name="Source_20_Text">body2</text:span>.</text:p>
          </table:table-cell>
        </table:table-row>
        <table:table-row>
          <table:table-cell table:style-name="Tabela114.A1" office:value-type="string">
            <text:p text:style-name="Table_20_Contents"><text:span text:style-name="Source_20_Text">body1</text:span></text:p>
          </table:table-cell>
          <table:table-cell table:style-name="Tabela114.A1" office:value-type="string">
            <text:p text:style-name="Table_20_Contents"><text:a xlink:type="simple" xlink:href="https://photonstorm.github.io/phaser3-docs/Phaser.Physics.Arcade.Body.html" text:style-name="Internet_20_link" text:visited-style-name="Visited_20_Internet_20_Link">Phaser.Physics.Arcade.Body</text:a> | <text:a xlink:type="simple" xlink:href="https://photonstorm.github.io/phaser3-docs/Phaser.Physics.Arcade.StaticBody.html" text:style-name="Internet_20_link" text:visited-style-name="Visited_20_Internet_20_Link">Phaser.Physics.Arcade.StaticBody</text:a> </text:p>
          </table:table-cell>
          <table:table-cell table:style-name="Tabela114.A1" office:value-type="string">
            <text:p text:style-name="P160">The first Physics Body involved in the collision.</text:p>
          </table:table-cell>
        </table:table-row>
        <table:table-row>
          <table:table-cell table:style-name="Tabela114.A1" office:value-type="string">
            <text:p text:style-name="Table_20_Contents"><text:span text:style-name="Source_20_Text">body2</text:span></text:p>
          </table:table-cell>
          <table:table-cell table:style-name="Tabela114.A1" office:value-type="string">
            <text:p text:style-name="Table_20_Contents"><text:a xlink:type="simple" xlink:href="https://photonstorm.github.io/phaser3-docs/Phaser.Physics.Arcade.Body.html" text:style-name="Internet_20_link" text:visited-style-name="Visited_20_Internet_20_Link">Phaser.Physics.Arcade.Body</text:a> | <text:a xlink:type="simple" xlink:href="https://photonstorm.github.io/phaser3-docs/Phaser.Physics.Arcade.StaticBody.html" text:style-name="Internet_20_link" text:visited-style-name="Visited_20_Internet_20_Link">Phaser.Physics.Arcade.StaticBody</text:a> </text:p>
          </table:table-cell>
          <table:table-cell table:style-name="Tabela114.A1" office:value-type="string">
            <text:p text:style-name="P160">The second Physics Body involved in the collision.</text:p>
          </table:table-cell>
        </table:table-row>
      </table:table>
      <text:p text:style-name="P154">Since: 3.0.0 </text:p>
      <text:p text:style-name="P154">Source: <text:a xlink:type="simple" xlink:href="https://github.com/photonstorm/phaser/tree/v3.51.0/src/physics/arcade/events/COLLIDE_EVENT.js" text:style-name="Internet_20_link" text:visited-style-name="Visited_20_Internet_20_Link">src/physics/arcade/events/COLLIDE_EVENT.js</text:a> (<text:a xlink:type="simple" xlink:href="https://github.com/photonstorm/phaser/tree/v3.51.0/src/physics/arcade/events/COLLIDE_EVENT.js#L7" text:style-name="Internet_20_link" text:visited-style-name="Visited_20_Internet_20_Link">Line 7</text:a>) </text:p>
      <text:p text:style-name="Horizontal_20_Line"/>
      <text:h text:style-name="P1" text:outline-level="4"><text:bookmark text:name="event:OVERLAP__anchor"/><text:bookmark text:name="event:OVERLAP"/>OVERLAP</text:h>
      <text:p text:style-name="P3">The Arcade Physics World Overlap Event.</text:p>
      <text:p text:style-name="P3">This event is dispatched by an Arcade Physics World instance if two bodies overlap <text:span text:style-name="Emphasis">and</text:span> at least one of them has their <text:a xlink:type="simple" xlink:href="https://photonstorm.github.io/phaser3-docs/Phaser.Physics.Arcade.Body.html#onOverlap" text:style-name="Internet_20_link" text:visited-style-name="Visited_20_Internet_20_Link">onOverlap</text:a> property set to <text:span text:style-name="Source_20_Text">true</text:span>.</text:p>
      <text:p text:style-name="P3">It provides an alternative means to handling overlap events rather than using the callback approach.</text:p>
      <text:p text:style-name="P3">Listen to it from a Scene using: <text:span text:style-name="Source_20_Text">this.physics.world.on('overlap', listener)</text:span>.</text:p>
      <text:p text:style-name="P3"><text:soft-page-break/>Please note that 'collide' and 'overlap' are two different things in Arcade Physics.</text:p>
      <text:h text:style-name="P2" text:outline-level="5">Parameters:</text:h>
      <table:table table:name="Tabela115" table:style-name="Tabela115">
        <table:table-column table:style-name="Tabela115.A"/>
        <table:table-column table:style-name="Tabela115.B"/>
        <table:table-column table:style-name="Tabela115.C"/>
        <table:table-header-rows>
          <table:table-row>
            <table:table-cell table:style-name="Tabela115.A1" office:value-type="string">
              <text:p text:style-name="Table_20_Heading">Name</text:p>
            </table:table-cell>
            <table:table-cell table:style-name="Tabela115.A1" office:value-type="string">
              <text:p text:style-name="Table_20_Heading">Type</text:p>
            </table:table-cell>
            <table:table-cell table:style-name="Tabela115.A1" office:value-type="string">
              <text:p text:style-name="Table_20_Heading">Description</text:p>
            </table:table-cell>
          </table:table-row>
        </table:table-header-rows>
        <table:table-row>
          <table:table-cell table:style-name="Tabela115.A1" office:value-type="string">
            <text:p text:style-name="Table_20_Contents"><text:span text:style-name="Source_20_Text">gameObject1</text:span></text:p>
          </table:table-cell>
          <table:table-cell table:style-name="Tabela115.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15.A1" office:value-type="string">
            <text:p text:style-name="P160">The first Game Object involved in the overlap. This is the parent of <text:span text:style-name="Source_20_Text">body1</text:span>.</text:p>
          </table:table-cell>
        </table:table-row>
        <table:table-row>
          <table:table-cell table:style-name="Tabela115.A1" office:value-type="string">
            <text:p text:style-name="Table_20_Contents"><text:span text:style-name="Source_20_Text">gameObject2</text:span></text:p>
          </table:table-cell>
          <table:table-cell table:style-name="Tabela115.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15.A1" office:value-type="string">
            <text:p text:style-name="P160">The second Game Object involved in the overlap. This is the parent of <text:span text:style-name="Source_20_Text">body2</text:span>.</text:p>
          </table:table-cell>
        </table:table-row>
        <table:table-row>
          <table:table-cell table:style-name="Tabela115.A1" office:value-type="string">
            <text:p text:style-name="Table_20_Contents"><text:span text:style-name="Source_20_Text">body1</text:span></text:p>
          </table:table-cell>
          <table:table-cell table:style-name="Tabela115.A1" office:value-type="string">
            <text:p text:style-name="Table_20_Contents"><text:a xlink:type="simple" xlink:href="https://photonstorm.github.io/phaser3-docs/Phaser.Physics.Arcade.Body.html" text:style-name="Internet_20_link" text:visited-style-name="Visited_20_Internet_20_Link">Phaser.Physics.Arcade.Body</text:a> | <text:a xlink:type="simple" xlink:href="https://photonstorm.github.io/phaser3-docs/Phaser.Physics.Arcade.StaticBody.html" text:style-name="Internet_20_link" text:visited-style-name="Visited_20_Internet_20_Link">Phaser.Physics.Arcade.StaticBody</text:a> </text:p>
          </table:table-cell>
          <table:table-cell table:style-name="Tabela115.A1" office:value-type="string">
            <text:p text:style-name="P160">The first Physics Body involved in the overlap.</text:p>
          </table:table-cell>
        </table:table-row>
        <table:table-row>
          <table:table-cell table:style-name="Tabela115.A1" office:value-type="string">
            <text:p text:style-name="Table_20_Contents"><text:span text:style-name="Source_20_Text">body2</text:span></text:p>
          </table:table-cell>
          <table:table-cell table:style-name="Tabela115.A1" office:value-type="string">
            <text:p text:style-name="Table_20_Contents"><text:a xlink:type="simple" xlink:href="https://photonstorm.github.io/phaser3-docs/Phaser.Physics.Arcade.Body.html" text:style-name="Internet_20_link" text:visited-style-name="Visited_20_Internet_20_Link">Phaser.Physics.Arcade.Body</text:a> | <text:a xlink:type="simple" xlink:href="https://photonstorm.github.io/phaser3-docs/Phaser.Physics.Arcade.StaticBody.html" text:style-name="Internet_20_link" text:visited-style-name="Visited_20_Internet_20_Link">Phaser.Physics.Arcade.StaticBody</text:a> </text:p>
          </table:table-cell>
          <table:table-cell table:style-name="Tabela115.A1" office:value-type="string">
            <text:p text:style-name="P160">The second Physics Body involved in the overlap.</text:p>
          </table:table-cell>
        </table:table-row>
      </table:table>
      <text:p text:style-name="P154">Since: 3.0.0 </text:p>
      <text:p text:style-name="P154">Source: <text:a xlink:type="simple" xlink:href="https://github.com/photonstorm/phaser/tree/v3.51.0/src/physics/arcade/events/OVERLAP_EVENT.js" text:style-name="Internet_20_link" text:visited-style-name="Visited_20_Internet_20_Link">src/physics/arcade/events/OVERLAP_EVENT.js</text:a> (<text:a xlink:type="simple" xlink:href="https://github.com/photonstorm/phaser/tree/v3.51.0/src/physics/arcade/events/OVERLAP_EVENT.js#L7" text:style-name="Internet_20_link" text:visited-style-name="Visited_20_Internet_20_Link">Line 7</text:a>) </text:p>
      <text:p text:style-name="Horizontal_20_Line"/>
      <text:h text:style-name="P1" text:outline-level="4"><text:bookmark text:name="event:PAUSE__anchor1"/><text:bookmark text:name="event:PAUSE1"/>PAUSE</text:h>
      <text:p text:style-name="P3">The Arcade Physics World Pause Event.</text:p>
      <text:p text:style-name="P3">This event is dispatched by an Arcade Physics World instance when it is paused.</text:p>
      <text:p text:style-name="P3">Listen to it from a Scene using: <text:span text:style-name="Source_20_Text">this.physics.world.on('pause', listener)</text:span>.</text:p>
      <text:p text:style-name="P154">Since: 3.0.0 </text:p>
      <text:p text:style-name="P154">Source: <text:a xlink:type="simple" xlink:href="https://github.com/photonstorm/phaser/tree/v3.51.0/src/physics/arcade/events/PAUSE_EVENT.js" text:style-name="Internet_20_link" text:visited-style-name="Visited_20_Internet_20_Link">src/physics/arcade/events/PAUSE_EVENT.js</text:a> (<text:a xlink:type="simple" xlink:href="https://github.com/photonstorm/phaser/tree/v3.51.0/src/physics/arcade/events/PAUSE_EVENT.js#L7" text:style-name="Internet_20_link" text:visited-style-name="Visited_20_Internet_20_Link">Line 7</text:a>) </text:p>
      <text:p text:style-name="Horizontal_20_Line"/>
      <text:h text:style-name="P1" text:outline-level="4"><text:bookmark text:name="event:RESUME__anchor1"/><text:bookmark text:name="event:RESUME1"/>RESUME</text:h>
      <text:p text:style-name="P3">The Arcade Physics World Resume Event.</text:p>
      <text:p text:style-name="P3">This event is dispatched by an Arcade Physics World instance when it resumes from a paused state.</text:p>
      <text:p text:style-name="P3">Listen to it from a Scene using: <text:span text:style-name="Source_20_Text">this.physics.world.on('resume', listener)</text:span>.</text:p>
      <text:p text:style-name="P154">Since: 3.0.0 </text:p>
      <text:p text:style-name="P154">Source: <text:a xlink:type="simple" xlink:href="https://github.com/photonstorm/phaser/tree/v3.51.0/src/physics/arcade/events/RESUME_EVENT.js" text:style-name="Internet_20_link" text:visited-style-name="Visited_20_Internet_20_Link">src/physics/arcade/events/RESUME_EVENT.js</text:a> (<text:a xlink:type="simple" xlink:href="https://github.com/photonstorm/phaser/tree/v3.51.0/src/physics/arcade/events/RESUME_EVENT.js#L7" text:style-name="Internet_20_link" text:visited-style-name="Visited_20_Internet_20_Link">Line 7</text:a>) </text:p>
      <text:p text:style-name="Horizontal_20_Line"/>
      <text:h text:style-name="P1" text:outline-level="4"><text:bookmark text:name="event:TILE_COLLIDE__anchor"/><text:bookmark text:name="event:TILE_COLLIDE"/>TILE_COLLIDE</text:h>
      <text:p text:style-name="P3">The Arcade Physics Tile Collide Event.</text:p>
      <text:p text:style-name="P3"><text:soft-page-break/>This event is dispatched by an Arcade Physics World instance if a body collides with a Tile <text:span text:style-name="Emphasis">and</text:span> has its <text:a xlink:type="simple" xlink:href="https://photonstorm.github.io/phaser3-docs/Phaser.Physics.Arcade.Body.html#onCollide" text:style-name="Internet_20_link" text:visited-style-name="Visited_20_Internet_20_Link">onCollide</text:a> property set to <text:span text:style-name="Source_20_Text">true</text:span>.</text:p>
      <text:p text:style-name="P3">It provides an alternative means to handling collide events rather than using the callback approach.</text:p>
      <text:p text:style-name="P3">Listen to it from a Scene using: <text:span text:style-name="Source_20_Text">this.physics.world.on('tilecollide', listener)</text:span>.</text:p>
      <text:p text:style-name="P3">Please note that 'collide' and 'overlap' are two different things in Arcade Physics.</text:p>
      <text:h text:style-name="P2" text:outline-level="5">Parameters:</text:h>
      <table:table table:name="Tabela116" table:style-name="Tabela116">
        <table:table-column table:style-name="Tabela116.A"/>
        <table:table-column table:style-name="Tabela116.B"/>
        <table:table-column table:style-name="Tabela116.C"/>
        <table:table-header-rows>
          <table:table-row>
            <table:table-cell table:style-name="Tabela116.A1" office:value-type="string">
              <text:p text:style-name="Table_20_Heading">Name</text:p>
            </table:table-cell>
            <table:table-cell table:style-name="Tabela116.A1" office:value-type="string">
              <text:p text:style-name="Table_20_Heading">Type</text:p>
            </table:table-cell>
            <table:table-cell table:style-name="Tabela116.A1" office:value-type="string">
              <text:p text:style-name="Table_20_Heading">Description</text:p>
            </table:table-cell>
          </table:table-row>
        </table:table-header-rows>
        <table:table-row>
          <table:table-cell table:style-name="Tabela116.A1" office:value-type="string">
            <text:p text:style-name="Table_20_Contents"><text:span text:style-name="Source_20_Text">gameObject</text:span></text:p>
          </table:table-cell>
          <table:table-cell table:style-name="Tabela116.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16.A1" office:value-type="string">
            <text:p text:style-name="P160">The Game Object involved in the collision. This is the parent of <text:span text:style-name="Source_20_Text">body</text:span>.</text:p>
          </table:table-cell>
        </table:table-row>
        <table:table-row>
          <table:table-cell table:style-name="Tabela116.A1" office:value-type="string">
            <text:p text:style-name="Table_20_Contents"><text:span text:style-name="Source_20_Text">tile</text:span></text:p>
          </table:table-cell>
          <table:table-cell table:style-name="Tabela116.A1" office:value-type="string">
            <text:p text:style-name="Table_20_Contents"><text:a xlink:type="simple" xlink:href="https://photonstorm.github.io/phaser3-docs/Phaser.Tilemaps.Tile.html" text:style-name="Internet_20_link" text:visited-style-name="Visited_20_Internet_20_Link">Phaser.Tilemaps.Tile</text:a> </text:p>
          </table:table-cell>
          <table:table-cell table:style-name="Tabela116.A1" office:value-type="string">
            <text:p text:style-name="P160">The tile the body collided with.</text:p>
          </table:table-cell>
        </table:table-row>
        <table:table-row>
          <table:table-cell table:style-name="Tabela116.A1" office:value-type="string">
            <text:p text:style-name="Table_20_Contents"><text:span text:style-name="Source_20_Text">body</text:span></text:p>
          </table:table-cell>
          <table:table-cell table:style-name="Tabela116.A1" office:value-type="string">
            <text:p text:style-name="Table_20_Contents"><text:a xlink:type="simple" xlink:href="https://photonstorm.github.io/phaser3-docs/Phaser.Physics.Arcade.Body.html" text:style-name="Internet_20_link" text:visited-style-name="Visited_20_Internet_20_Link">Phaser.Physics.Arcade.Body</text:a> </text:p>
          </table:table-cell>
          <table:table-cell table:style-name="Tabela116.A1" office:value-type="string">
            <text:p text:style-name="P160">The Arcade Physics Body of the Game Object involved in the collision.</text:p>
          </table:table-cell>
        </table:table-row>
      </table:table>
      <text:p text:style-name="P154">Since: 3.16.1 </text:p>
      <text:p text:style-name="P154">Source: <text:a xlink:type="simple" xlink:href="https://github.com/photonstorm/phaser/tree/v3.51.0/src/physics/arcade/events/TILE_COLLIDE_EVENT.js" text:style-name="Internet_20_link" text:visited-style-name="Visited_20_Internet_20_Link">src/physics/arcade/events/TILE_COLLIDE_EVENT.js</text:a> (<text:a xlink:type="simple" xlink:href="https://github.com/photonstorm/phaser/tree/v3.51.0/src/physics/arcade/events/TILE_COLLIDE_EVENT.js#L7" text:style-name="Internet_20_link" text:visited-style-name="Visited_20_Internet_20_Link">Line 7</text:a>) </text:p>
      <text:p text:style-name="Horizontal_20_Line"/>
      <text:h text:style-name="P1" text:outline-level="4"><text:bookmark text:name="event:TILE_OVERLAP__anchor"/><text:bookmark text:name="event:TILE_OVERLAP"/>TILE_OVERLAP</text:h>
      <text:p text:style-name="P3">The Arcade Physics Tile Overlap Event.</text:p>
      <text:p text:style-name="P3">This event is dispatched by an Arcade Physics World instance if a body overlaps with a Tile <text:span text:style-name="Emphasis">and</text:span> has its <text:a xlink:type="simple" xlink:href="https://photonstorm.github.io/phaser3-docs/Phaser.Physics.Arcade.Body.html#onOverlap" text:style-name="Internet_20_link" text:visited-style-name="Visited_20_Internet_20_Link">onOverlap</text:a> property set to <text:span text:style-name="Source_20_Text">true</text:span>.</text:p>
      <text:p text:style-name="P3">It provides an alternative means to handling overlap events rather than using the callback approach.</text:p>
      <text:p text:style-name="P3">Listen to it from a Scene using: <text:span text:style-name="Source_20_Text">this.physics.world.on('tileoverlap', listener)</text:span>.</text:p>
      <text:p text:style-name="P3">Please note that 'collide' and 'overlap' are two different things in Arcade Physics.</text:p>
      <text:h text:style-name="P2" text:outline-level="5">Parameters:</text:h>
      <table:table table:name="Tabela117" table:style-name="Tabela117">
        <table:table-column table:style-name="Tabela117.A"/>
        <table:table-column table:style-name="Tabela117.B"/>
        <table:table-column table:style-name="Tabela117.C"/>
        <table:table-header-rows>
          <table:table-row>
            <table:table-cell table:style-name="Tabela117.A1" office:value-type="string">
              <text:p text:style-name="Table_20_Heading">Name</text:p>
            </table:table-cell>
            <table:table-cell table:style-name="Tabela117.A1" office:value-type="string">
              <text:p text:style-name="Table_20_Heading">Type</text:p>
            </table:table-cell>
            <table:table-cell table:style-name="Tabela117.A1" office:value-type="string">
              <text:p text:style-name="Table_20_Heading">Description</text:p>
            </table:table-cell>
          </table:table-row>
        </table:table-header-rows>
        <table:table-row>
          <table:table-cell table:style-name="Tabela117.A1" office:value-type="string">
            <text:p text:style-name="Table_20_Contents"><text:span text:style-name="Source_20_Text">gameObject</text:span></text:p>
          </table:table-cell>
          <table:table-cell table:style-name="Tabela117.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17.A1" office:value-type="string">
            <text:p text:style-name="P160">The Game Object involved in the overlap. This is the parent of <text:span text:style-name="Source_20_Text">body</text:span>.</text:p>
          </table:table-cell>
        </table:table-row>
        <table:table-row>
          <table:table-cell table:style-name="Tabela117.A1" office:value-type="string">
            <text:p text:style-name="Table_20_Contents"><text:span text:style-name="Source_20_Text">tile</text:span></text:p>
          </table:table-cell>
          <table:table-cell table:style-name="Tabela117.A1" office:value-type="string">
            <text:p text:style-name="Table_20_Contents"><text:a xlink:type="simple" xlink:href="https://photonstorm.github.io/phaser3-docs/Phaser.Tilemaps.Tile.html" text:style-name="Internet_20_link" text:visited-style-name="Visited_20_Internet_20_Link">Phaser.Tilemaps.Tile</text:a> </text:p>
          </table:table-cell>
          <table:table-cell table:style-name="Tabela117.A1" office:value-type="string">
            <text:p text:style-name="P160">The tile the body overlapped.</text:p>
          </table:table-cell>
        </table:table-row>
        <table:table-row>
          <table:table-cell table:style-name="Tabela117.A1" office:value-type="string">
            <text:p text:style-name="Table_20_Contents"><text:span text:style-name="Source_20_Text">body</text:span></text:p>
          </table:table-cell>
          <table:table-cell table:style-name="Tabela117.A1" office:value-type="string">
            <text:p text:style-name="Table_20_Contents"><text:a xlink:type="simple" xlink:href="https://photonstorm.github.io/phaser3-docs/Phaser.Physics.Arcade.Body.html" text:style-name="Internet_20_link" text:visited-style-name="Visited_20_Internet_20_Link">Phaser.Physics.Arcade.Body</text:a> </text:p>
          </table:table-cell>
          <table:table-cell table:style-name="Tabela117.A1" office:value-type="string">
            <text:p text:style-name="P160">The Arcade Physics Body of the Game <text:soft-page-break/>Object involved in the overlap.</text:p>
          </table:table-cell>
        </table:table-row>
      </table:table>
      <text:p text:style-name="P154">Since: 3.16.1 </text:p>
      <text:p text:style-name="P154">Source: <text:a xlink:type="simple" xlink:href="https://github.com/photonstorm/phaser/tree/v3.51.0/src/physics/arcade/events/TILE_OVERLAP_EVENT.js" text:style-name="Internet_20_link" text:visited-style-name="Visited_20_Internet_20_Link">src/physics/arcade/events/TILE_OVERLAP_EVENT.js</text:a> (<text:a xlink:type="simple" xlink:href="https://github.com/photonstorm/phaser/tree/v3.51.0/src/physics/arcade/events/TILE_OVERLAP_EVENT.js#L7" text:style-name="Internet_20_link" text:visited-style-name="Visited_20_Internet_20_Link">Line 7</text:a>) </text:p>
      <text:p text:style-name="Horizontal_20_Line"/>
      <text:h text:style-name="P1" text:outline-level="4"><text:bookmark text:name="event:WORLD_BOUNDS__anchor"/><text:bookmark text:name="event:WORLD_BOUNDS"/>WORLD_BOUNDS</text:h>
      <text:p text:style-name="P3">The Arcade Physics World Bounds Event.</text:p>
      <text:p text:style-name="P3">This event is dispatched by an Arcade Physics World instance if a body makes contact with the world bounds <text:span text:style-name="Emphasis">and</text:span> it has its <text:a xlink:type="simple" xlink:href="https://photonstorm.github.io/phaser3-docs/Phaser.Physics.Arcade.Body.html#onWorldBounds" text:style-name="Internet_20_link" text:visited-style-name="Visited_20_Internet_20_Link">onWorldBounds</text:a> property set to <text:span text:style-name="Source_20_Text">true</text:span>.</text:p>
      <text:p text:style-name="P3">It provides an alternative means to handling collide events rather than using the callback approach.</text:p>
      <text:p text:style-name="P3">Listen to it from a Scene using: <text:span text:style-name="Source_20_Text">this.physics.world.on('worldbounds', listener)</text:span>.</text:p>
      <text:h text:style-name="P2" text:outline-level="5">Parameters:</text:h>
      <table:table table:name="Tabela118" table:style-name="Tabela118">
        <table:table-column table:style-name="Tabela118.A"/>
        <table:table-column table:style-name="Tabela118.B"/>
        <table:table-column table:style-name="Tabela118.C"/>
        <table:table-header-rows>
          <table:table-row>
            <table:table-cell table:style-name="Tabela118.A1" office:value-type="string">
              <text:p text:style-name="Table_20_Heading">Name</text:p>
            </table:table-cell>
            <table:table-cell table:style-name="Tabela118.A1" office:value-type="string">
              <text:p text:style-name="Table_20_Heading">Type</text:p>
            </table:table-cell>
            <table:table-cell table:style-name="Tabela118.A1" office:value-type="string">
              <text:p text:style-name="Table_20_Heading">Description</text:p>
            </table:table-cell>
          </table:table-row>
        </table:table-header-rows>
        <table:table-row>
          <table:table-cell table:style-name="Tabela118.A1" office:value-type="string">
            <text:p text:style-name="Table_20_Contents"><text:span text:style-name="Source_20_Text">body</text:span></text:p>
          </table:table-cell>
          <table:table-cell table:style-name="Tabela118.A1" office:value-type="string">
            <text:p text:style-name="Table_20_Contents"><text:a xlink:type="simple" xlink:href="https://photonstorm.github.io/phaser3-docs/Phaser.Physics.Arcade.Body.html" text:style-name="Internet_20_link" text:visited-style-name="Visited_20_Internet_20_Link">Phaser.Physics.Arcade.Body</text:a> </text:p>
          </table:table-cell>
          <table:table-cell table:style-name="Tabela118.A1" office:value-type="string">
            <text:p text:style-name="P160">The Arcade Physics Body that hit the world bounds.</text:p>
          </table:table-cell>
        </table:table-row>
        <table:table-row>
          <table:table-cell table:style-name="Tabela118.A1" office:value-type="string">
            <text:p text:style-name="Table_20_Contents"><text:span text:style-name="Source_20_Text">up</text:span></text:p>
          </table:table-cell>
          <table:table-cell table:style-name="Tabela118.A1" office:value-type="string">
            <text:p text:style-name="Table_20_Contents">boolean </text:p>
          </table:table-cell>
          <table:table-cell table:style-name="Tabela118.A1" office:value-type="string">
            <text:p text:style-name="P160">Is the Body blocked up? I.e. collided with the top of the world bounds.</text:p>
          </table:table-cell>
        </table:table-row>
        <table:table-row>
          <table:table-cell table:style-name="Tabela118.A1" office:value-type="string">
            <text:p text:style-name="Table_20_Contents"><text:span text:style-name="Source_20_Text">down</text:span></text:p>
          </table:table-cell>
          <table:table-cell table:style-name="Tabela118.A1" office:value-type="string">
            <text:p text:style-name="Table_20_Contents">boolean </text:p>
          </table:table-cell>
          <table:table-cell table:style-name="Tabela118.A1" office:value-type="string">
            <text:p text:style-name="P160">Is the Body blocked down? I.e. collided with the bottom of the world bounds.</text:p>
          </table:table-cell>
        </table:table-row>
        <table:table-row>
          <table:table-cell table:style-name="Tabela118.A1" office:value-type="string">
            <text:p text:style-name="Table_20_Contents"><text:span text:style-name="Source_20_Text">left</text:span></text:p>
          </table:table-cell>
          <table:table-cell table:style-name="Tabela118.A1" office:value-type="string">
            <text:p text:style-name="Table_20_Contents">boolean </text:p>
          </table:table-cell>
          <table:table-cell table:style-name="Tabela118.A1" office:value-type="string">
            <text:p text:style-name="P160">Is the Body blocked left? I.e. collided with the left of the world bounds.</text:p>
          </table:table-cell>
        </table:table-row>
        <table:table-row>
          <table:table-cell table:style-name="Tabela118.A1" office:value-type="string">
            <text:p text:style-name="Table_20_Contents"><text:span text:style-name="Source_20_Text">right</text:span></text:p>
          </table:table-cell>
          <table:table-cell table:style-name="Tabela118.A1" office:value-type="string">
            <text:p text:style-name="Table_20_Contents">boolean </text:p>
          </table:table-cell>
          <table:table-cell table:style-name="Tabela118.A1" office:value-type="string">
            <text:p text:style-name="P160">Is the Body blocked right? I.e. collided with the right of the world bounds.</text:p>
          </table:table-cell>
        </table:table-row>
      </table:table>
      <text:p text:style-name="P154">Since: 3.0.0 </text:p>
      <text:p text:style-name="P154">Source: <text:a xlink:type="simple" xlink:href="https://github.com/photonstorm/phaser/tree/v3.51.0/src/physics/arcade/events/WORLD_BOUNDS_EVENT.js" text:style-name="Internet_20_link" text:visited-style-name="Visited_20_Internet_20_Link">src/physics/arcade/events/WORLD_BOUNDS_EVENT.js</text:a> (<text:a xlink:type="simple" xlink:href="https://github.com/photonstorm/phaser/tree/v3.51.0/src/physics/arcade/events/WORLD_BOUNDS_EVENT.js#L7" text:style-name="Internet_20_link" text:visited-style-name="Visited_20_Internet_20_Link">Line 7</text:a>) </text:p>
      <text:p text:style-name="Horizontal_20_Line"/>
      <text:h text:style-name="P1" text:outline-level="4"><text:bookmark text:name="event:WORLD_STEP__anchor"/><text:bookmark text:name="event:WORLD_STEP"/>WORLD_STEP</text:h>
      <text:p text:style-name="P3">The Arcade Physics World Step Event.</text:p>
      <text:p text:style-name="P3">This event is dispatched by an Arcade Physics World instance whenever a physics step is run. It is emitted <text:span text:style-name="Emphasis">after</text:span> the bodies and colliders have been updated.</text:p>
      <text:p text:style-name="P3">In high framerate settings this can be multiple times per game frame.</text:p>
      <text:p text:style-name="P3">Listen to it from a Scene using: <text:span text:style-name="Source_20_Text">this.physics.world.on('worldstep', listener)</text:span>.</text:p>
      <text:h text:style-name="P2" text:outline-level="5"><text:soft-page-break/>Parameters:</text:h>
      <table:table table:name="Tabela119" table:style-name="Tabela119">
        <table:table-column table:style-name="Tabela119.A"/>
        <table:table-column table:style-name="Tabela119.B"/>
        <table:table-column table:style-name="Tabela119.C"/>
        <table:table-header-rows>
          <table:table-row>
            <table:table-cell table:style-name="Tabela119.A1" office:value-type="string">
              <text:p text:style-name="Table_20_Heading">Name</text:p>
            </table:table-cell>
            <table:table-cell table:style-name="Tabela119.A1" office:value-type="string">
              <text:p text:style-name="Table_20_Heading">Type</text:p>
            </table:table-cell>
            <table:table-cell table:style-name="Tabela119.A1" office:value-type="string">
              <text:p text:style-name="Table_20_Heading">Description</text:p>
            </table:table-cell>
          </table:table-row>
        </table:table-header-rows>
        <table:table-row>
          <table:table-cell table:style-name="Tabela119.A1" office:value-type="string">
            <text:p text:style-name="Table_20_Contents"><text:span text:style-name="Source_20_Text">delta</text:span></text:p>
          </table:table-cell>
          <table:table-cell table:style-name="Tabela119.A1" office:value-type="string">
            <text:p text:style-name="Table_20_Contents">number </text:p>
          </table:table-cell>
          <table:table-cell table:style-name="Tabela119.A1" office:value-type="string">
            <text:p text:style-name="P160">The delta time amount of this step, in seconds.</text:p>
          </table:table-cell>
        </table:table-row>
      </table:table>
      <text:p text:style-name="P154">Since: 3.18.0 </text:p>
      <text:p text:style-name="P154">Source: <text:a xlink:type="simple" xlink:href="https://github.com/photonstorm/phaser/tree/v3.51.0/src/physics/arcade/events/WORLD_STEP_EVENT.js" text:style-name="Internet_20_link" text:visited-style-name="Visited_20_Internet_20_Link">src/physics/arcade/events/WORLD_STEP_EVENT.js</text:a> (<text:a xlink:type="simple" xlink:href="https://github.com/photonstorm/phaser/tree/v3.51.0/src/physics/arcade/events/WORLD_STEP_EVENT.js#L7" text:style-name="Internet_20_link" text:visited-style-name="Visited_20_Internet_20_Link">Line 7</text:a>) </text:p>
      <text:p text:style-name="Horizontal_20_Line"/>
      <text:h text:style-name="P1" text:outline-level="4"><text:bookmark text:name="event:AFTER_ADD__anchor"/><text:bookmark text:name="event:AFTER_ADD"/>AFTER_ADD</text:h>
      <text:p text:style-name="P3">The Matter Physics After Add Event.</text:p>
      <text:p text:style-name="P3">This event is dispatched by a Matter Physics World instance at the end of the process when a new Body or Constraint has just been added to the world.</text:p>
      <text:p text:style-name="P3">Listen to it from a Scene using: <text:span text:style-name="Source_20_Text">this.matter.world.on('afteradd', listener)</text:span>.</text:p>
      <text:h text:style-name="P2" text:outline-level="5">Parameters:</text:h>
      <table:table table:name="Tabela120" table:style-name="Tabela120">
        <table:table-column table:style-name="Tabela120.A"/>
        <table:table-column table:style-name="Tabela120.B"/>
        <table:table-column table:style-name="Tabela120.C"/>
        <table:table-header-rows>
          <table:table-row>
            <table:table-cell table:style-name="Tabela120.A1" office:value-type="string">
              <text:p text:style-name="Table_20_Heading">Name</text:p>
            </table:table-cell>
            <table:table-cell table:style-name="Tabela120.A1" office:value-type="string">
              <text:p text:style-name="Table_20_Heading">Type</text:p>
            </table:table-cell>
            <table:table-cell table:style-name="Tabela120.A1" office:value-type="string">
              <text:p text:style-name="Table_20_Heading">Description</text:p>
            </table:table-cell>
          </table:table-row>
        </table:table-header-rows>
        <table:table-row>
          <table:table-cell table:style-name="Tabela120.A1" office:value-type="string">
            <text:p text:style-name="Table_20_Contents"><text:span text:style-name="Source_20_Text">event</text:span></text:p>
          </table:table-cell>
          <table:table-cell table:style-name="Tabela120.A1" office:value-type="string">
            <text:p text:style-name="Table_20_Contents"><text:a xlink:type="simple" xlink:href="https://photonstorm.github.io/phaser3-docs/Phaser.Physics.Matter.Events.html#.AfterAddEvent" text:style-name="Internet_20_link" text:visited-style-name="Visited_20_Internet_20_Link">Phaser.Physics.Matter.Events.AfterAddEvent</text:a> </text:p>
          </table:table-cell>
          <table:table-cell table:style-name="Tabela120.A1" office:value-type="string">
            <text:p text:style-name="P160">The Add Event object.</text:p>
          </table:table-cell>
        </table:table-row>
      </table:table>
      <text:p text:style-name="P154">Since: 3.22.0 </text:p>
      <text:p text:style-name="P154">Source: <text:a xlink:type="simple" xlink:href="https://github.com/photonstorm/phaser/tree/v3.51.0/src/physics/matter-js/events/AFTER_ADD_EVENT.js" text:style-name="Internet_20_link" text:visited-style-name="Visited_20_Internet_20_Link">src/physics/matter-js/events/AFTER_ADD_EVENT.js</text:a> (<text:a xlink:type="simple" xlink:href="https://github.com/photonstorm/phaser/tree/v3.51.0/src/physics/matter-js/events/AFTER_ADD_EVENT.js#L15" text:style-name="Internet_20_link" text:visited-style-name="Visited_20_Internet_20_Link">Line 15</text:a>) </text:p>
      <text:p text:style-name="Horizontal_20_Line"/>
      <text:h text:style-name="P1" text:outline-level="4"><text:bookmark text:name="event:AFTER_REMOVE__anchor"/><text:bookmark text:name="event:AFTER_REMOVE"/>AFTER_REMOVE</text:h>
      <text:p text:style-name="P3">The Matter Physics After Remove Event.</text:p>
      <text:p text:style-name="P3">This event is dispatched by a Matter Physics World instance at the end of the process when a Body or Constraint was removed from the world.</text:p>
      <text:p text:style-name="P3">Listen to it from a Scene using: <text:span text:style-name="Source_20_Text">this.matter.world.on('afterremove', listener)</text:span>.</text:p>
      <text:h text:style-name="P2" text:outline-level="5">Parameters:</text:h>
      <table:table table:name="Tabela121" table:style-name="Tabela121">
        <table:table-column table:style-name="Tabela121.A"/>
        <table:table-column table:style-name="Tabela121.B"/>
        <table:table-column table:style-name="Tabela121.C"/>
        <table:table-header-rows>
          <table:table-row>
            <table:table-cell table:style-name="Tabela121.A1" office:value-type="string">
              <text:p text:style-name="Table_20_Heading">Name</text:p>
            </table:table-cell>
            <table:table-cell table:style-name="Tabela121.A1" office:value-type="string">
              <text:p text:style-name="Table_20_Heading">Type</text:p>
            </table:table-cell>
            <table:table-cell table:style-name="Tabela121.A1" office:value-type="string">
              <text:p text:style-name="Table_20_Heading">Description</text:p>
            </table:table-cell>
          </table:table-row>
        </table:table-header-rows>
        <table:table-row>
          <table:table-cell table:style-name="Tabela121.A1" office:value-type="string">
            <text:p text:style-name="Table_20_Contents"><text:span text:style-name="Source_20_Text">event</text:span></text:p>
          </table:table-cell>
          <table:table-cell table:style-name="Tabela121.A1" office:value-type="string">
            <text:p text:style-name="Table_20_Contents"><text:a xlink:type="simple" xlink:href="https://photonstorm.github.io/phaser3-docs/Phaser.Physics.Matter.Events.html#.AfterRemoveEvent" text:style-name="Internet_20_link" text:visited-style-name="Visited_20_Internet_20_Link">Phaser.Physics.Matter.Events.AfterRemoveEvent</text:a> </text:p>
          </table:table-cell>
          <table:table-cell table:style-name="Tabela121.A1" office:value-type="string">
            <text:p text:style-name="P160">The Remove Event object.</text:p>
          </table:table-cell>
        </table:table-row>
      </table:table>
      <text:p text:style-name="P154">Since: 3.22.0 </text:p>
      <text:p text:style-name="P154">Source: <text:a xlink:type="simple" xlink:href="https://github.com/photonstorm/phaser/tree/v3.51.0/src/physics/matter-js/events/AFTER_REMOVE_EVENT.js" text:style-name="Internet_20_link" text:visited-style-name="Visited_20_Internet_20_Link">src/physics/matter-js/events/AFTER_REMOVE_EVENT.js</text:a> (<text:a xlink:type="simple" xlink:href="https://github.com/photonstorm/phaser/tree/v3.51.0/src/physics/matter-js/events/AFTER_REMOVE_EVENT.js#L15" text:style-name="Internet_20_link" text:visited-style-name="Visited_20_Internet_20_Link">Line 15</text:a>) </text:p>
      <text:p text:style-name="Horizontal_20_Line"/>
      <text:h text:style-name="P1" text:outline-level="4"><text:bookmark text:name="event:AFTER_UPDATE__anchor"/><text:bookmark text:name="event:AFTER_UPDATE"/>AFTER_UPDATE</text:h>
      <text:p text:style-name="P3">The Matter Physics After Update Event.</text:p>
      <text:p text:style-name="P3">This event is dispatched by a Matter Physics World instance after the engine has updated and all collision events have resolved.</text:p>
      <text:p text:style-name="P3"><text:soft-page-break/>Listen to it from a Scene using: <text:span text:style-name="Source_20_Text">this.matter.world.on('afterupdate', listener)</text:span>.</text:p>
      <text:h text:style-name="P2" text:outline-level="5">Parameters:</text:h>
      <table:table table:name="Tabela122" table:style-name="Tabela122">
        <table:table-column table:style-name="Tabela122.A"/>
        <table:table-column table:style-name="Tabela122.B"/>
        <table:table-column table:style-name="Tabela122.C"/>
        <table:table-header-rows>
          <table:table-row>
            <table:table-cell table:style-name="Tabela122.A1" office:value-type="string">
              <text:p text:style-name="Table_20_Heading">Name</text:p>
            </table:table-cell>
            <table:table-cell table:style-name="Tabela122.A1" office:value-type="string">
              <text:p text:style-name="Table_20_Heading">Type</text:p>
            </table:table-cell>
            <table:table-cell table:style-name="Tabela122.A1" office:value-type="string">
              <text:p text:style-name="Table_20_Heading">Description</text:p>
            </table:table-cell>
          </table:table-row>
        </table:table-header-rows>
        <table:table-row>
          <table:table-cell table:style-name="Tabela122.A1" office:value-type="string">
            <text:p text:style-name="Table_20_Contents"><text:span text:style-name="Source_20_Text">event</text:span></text:p>
          </table:table-cell>
          <table:table-cell table:style-name="Tabela122.A1" office:value-type="string">
            <text:p text:style-name="Table_20_Contents"><text:a xlink:type="simple" xlink:href="https://photonstorm.github.io/phaser3-docs/Phaser.Physics.Matter.Events.html#.AfterUpdateEvent" text:style-name="Internet_20_link" text:visited-style-name="Visited_20_Internet_20_Link">Phaser.Physics.Matter.Events.AfterUpdateEvent</text:a> </text:p>
          </table:table-cell>
          <table:table-cell table:style-name="Tabela122.A1" office:value-type="string">
            <text:p text:style-name="P160">The Update Event object.</text:p>
          </table:table-cell>
        </table:table-row>
      </table:table>
      <text:p text:style-name="P154">Since: 3.0.0 </text:p>
      <text:p text:style-name="P154">Source: <text:a xlink:type="simple" xlink:href="https://github.com/photonstorm/phaser/tree/v3.51.0/src/physics/matter-js/events/AFTER_UPDATE_EVENT.js" text:style-name="Internet_20_link" text:visited-style-name="Visited_20_Internet_20_Link">src/physics/matter-js/events/AFTER_UPDATE_EVENT.js</text:a> (<text:a xlink:type="simple" xlink:href="https://github.com/photonstorm/phaser/tree/v3.51.0/src/physics/matter-js/events/AFTER_UPDATE_EVENT.js#L15" text:style-name="Internet_20_link" text:visited-style-name="Visited_20_Internet_20_Link">Line 15</text:a>) </text:p>
      <text:p text:style-name="Horizontal_20_Line"/>
      <text:h text:style-name="P1" text:outline-level="4"><text:bookmark text:name="event:BEFORE_ADD__anchor"/><text:bookmark text:name="event:BEFORE_ADD"/>BEFORE_ADD</text:h>
      <text:p text:style-name="P3">The Matter Physics Before Add Event.</text:p>
      <text:p text:style-name="P3">This event is dispatched by a Matter Physics World instance at the start of the process when a new Body or Constraint is being added to the world.</text:p>
      <text:p text:style-name="P3">Listen to it from a Scene using: <text:span text:style-name="Source_20_Text">this.matter.world.on('beforeadd', listener)</text:span>.</text:p>
      <text:h text:style-name="P2" text:outline-level="5">Parameters:</text:h>
      <table:table table:name="Tabela123" table:style-name="Tabela123">
        <table:table-column table:style-name="Tabela123.A"/>
        <table:table-column table:style-name="Tabela123.B"/>
        <table:table-column table:style-name="Tabela123.C"/>
        <table:table-header-rows>
          <table:table-row>
            <table:table-cell table:style-name="Tabela123.A1" office:value-type="string">
              <text:p text:style-name="Table_20_Heading">Name</text:p>
            </table:table-cell>
            <table:table-cell table:style-name="Tabela123.A1" office:value-type="string">
              <text:p text:style-name="Table_20_Heading">Type</text:p>
            </table:table-cell>
            <table:table-cell table:style-name="Tabela123.A1" office:value-type="string">
              <text:p text:style-name="Table_20_Heading">Description</text:p>
            </table:table-cell>
          </table:table-row>
        </table:table-header-rows>
        <table:table-row>
          <table:table-cell table:style-name="Tabela123.A1" office:value-type="string">
            <text:p text:style-name="Table_20_Contents"><text:span text:style-name="Source_20_Text">event</text:span></text:p>
          </table:table-cell>
          <table:table-cell table:style-name="Tabela123.A1" office:value-type="string">
            <text:p text:style-name="Table_20_Contents"><text:a xlink:type="simple" xlink:href="https://photonstorm.github.io/phaser3-docs/Phaser.Physics.Matter.Events.html#.BeforeAddEvent" text:style-name="Internet_20_link" text:visited-style-name="Visited_20_Internet_20_Link">Phaser.Physics.Matter.Events.BeforeAddEvent</text:a> </text:p>
          </table:table-cell>
          <table:table-cell table:style-name="Tabela123.A1" office:value-type="string">
            <text:p text:style-name="P160">The Add Event object.</text:p>
          </table:table-cell>
        </table:table-row>
      </table:table>
      <text:p text:style-name="P154">Since: 3.22.0 </text:p>
      <text:p text:style-name="P154">Source: <text:a xlink:type="simple" xlink:href="https://github.com/photonstorm/phaser/tree/v3.51.0/src/physics/matter-js/events/BEFORE_ADD_EVENT.js" text:style-name="Internet_20_link" text:visited-style-name="Visited_20_Internet_20_Link">src/physics/matter-js/events/BEFORE_ADD_EVENT.js</text:a> (<text:a xlink:type="simple" xlink:href="https://github.com/photonstorm/phaser/tree/v3.51.0/src/physics/matter-js/events/BEFORE_ADD_EVENT.js#L15" text:style-name="Internet_20_link" text:visited-style-name="Visited_20_Internet_20_Link">Line 15</text:a>) </text:p>
      <text:p text:style-name="Horizontal_20_Line"/>
      <text:h text:style-name="P1" text:outline-level="4"><text:bookmark text:name="event:BEFORE_REMOVE__anchor"/><text:bookmark text:name="event:BEFORE_REMOVE"/>BEFORE_REMOVE</text:h>
      <text:p text:style-name="P3">The Matter Physics Before Remove Event.</text:p>
      <text:p text:style-name="P3">This event is dispatched by a Matter Physics World instance at the start of the process when a Body or Constraint is being removed from the world.</text:p>
      <text:p text:style-name="P3">Listen to it from a Scene using: <text:span text:style-name="Source_20_Text">this.matter.world.on('beforeremove', listener)</text:span>.</text:p>
      <text:h text:style-name="P2" text:outline-level="5">Parameters:</text:h>
      <table:table table:name="Tabela124" table:style-name="Tabela124">
        <table:table-column table:style-name="Tabela124.A"/>
        <table:table-column table:style-name="Tabela124.B"/>
        <table:table-column table:style-name="Tabela124.C"/>
        <table:table-header-rows>
          <table:table-row>
            <table:table-cell table:style-name="Tabela124.A1" office:value-type="string">
              <text:p text:style-name="Table_20_Heading">Name</text:p>
            </table:table-cell>
            <table:table-cell table:style-name="Tabela124.A1" office:value-type="string">
              <text:p text:style-name="Table_20_Heading">Type</text:p>
            </table:table-cell>
            <table:table-cell table:style-name="Tabela124.A1" office:value-type="string">
              <text:p text:style-name="Table_20_Heading">Description</text:p>
            </table:table-cell>
          </table:table-row>
        </table:table-header-rows>
        <table:table-row>
          <table:table-cell table:style-name="Tabela124.A1" office:value-type="string">
            <text:p text:style-name="Table_20_Contents"><text:span text:style-name="Source_20_Text">event</text:span></text:p>
          </table:table-cell>
          <table:table-cell table:style-name="Tabela124.A1" office:value-type="string">
            <text:p text:style-name="Table_20_Contents"><text:a xlink:type="simple" xlink:href="https://photonstorm.github.io/phaser3-docs/Phaser.Physics.Matter.Events.html#.BeforeRemoveEvent" text:style-name="Internet_20_link" text:visited-style-name="Visited_20_Internet_20_Link">Phaser.Physics.Matter.Events.BeforeRemoveEvent</text:a> </text:p>
          </table:table-cell>
          <table:table-cell table:style-name="Tabela124.A1" office:value-type="string">
            <text:p text:style-name="P160">The Remove Event object.</text:p>
          </table:table-cell>
        </table:table-row>
      </table:table>
      <text:p text:style-name="P154">Since: 3.22.0 </text:p>
      <text:p text:style-name="P154">Source: <text:a xlink:type="simple" xlink:href="https://github.com/photonstorm/phaser/tree/v3.51.0/src/physics/matter-js/events/BEFORE_REMOVE_EVENT.js" text:style-name="Internet_20_link" text:visited-style-name="Visited_20_Internet_20_Link">src/physics/matter-js/events/BEFORE_REMOVE_EVENT.js</text:a> (<text:a xlink:type="simple" xlink:href="https://github.com/photonstorm/phaser/tree/v3.51.0/src/physics/matter-js/events/BEFORE_REMOVE_EVENT.js#L15" text:style-name="Internet_20_link" text:visited-style-name="Visited_20_Internet_20_Link">Line 15</text:a>) </text:p>
      <text:p text:style-name="Horizontal_20_Line"/>
      <text:h text:style-name="P1" text:outline-level="4"><text:bookmark text:name="event:BEFORE_UPDATE__anchor"/><text:bookmark text:name="event:BEFORE_UPDATE"/>BEFORE_UPDATE</text:h>
      <text:p text:style-name="P3">The Matter Physics Before Update Event.</text:p>
      <text:p text:style-name="P3"><text:soft-page-break/>This event is dispatched by a Matter Physics World instance right before all the collision processing takes place.</text:p>
      <text:p text:style-name="P3">Listen to it from a Scene using: <text:span text:style-name="Source_20_Text">this.matter.world.on('beforeupdate', listener)</text:span>.</text:p>
      <text:h text:style-name="P2" text:outline-level="5">Parameters:</text:h>
      <table:table table:name="Tabela125" table:style-name="Tabela125">
        <table:table-column table:style-name="Tabela125.A"/>
        <table:table-column table:style-name="Tabela125.B"/>
        <table:table-column table:style-name="Tabela125.C"/>
        <table:table-header-rows>
          <table:table-row>
            <table:table-cell table:style-name="Tabela125.A1" office:value-type="string">
              <text:p text:style-name="Table_20_Heading">Name</text:p>
            </table:table-cell>
            <table:table-cell table:style-name="Tabela125.A1" office:value-type="string">
              <text:p text:style-name="Table_20_Heading">Type</text:p>
            </table:table-cell>
            <table:table-cell table:style-name="Tabela125.A1" office:value-type="string">
              <text:p text:style-name="Table_20_Heading">Description</text:p>
            </table:table-cell>
          </table:table-row>
        </table:table-header-rows>
        <table:table-row>
          <table:table-cell table:style-name="Tabela125.A1" office:value-type="string">
            <text:p text:style-name="Table_20_Contents"><text:span text:style-name="Source_20_Text">event</text:span></text:p>
          </table:table-cell>
          <table:table-cell table:style-name="Tabela125.A1" office:value-type="string">
            <text:p text:style-name="Table_20_Contents"><text:a xlink:type="simple" xlink:href="https://photonstorm.github.io/phaser3-docs/Phaser.Physics.Matter.Events.html#.BeforeUpdateEvent" text:style-name="Internet_20_link" text:visited-style-name="Visited_20_Internet_20_Link">Phaser.Physics.Matter.Events.BeforeUpdateEvent</text:a> </text:p>
          </table:table-cell>
          <table:table-cell table:style-name="Tabela125.A1" office:value-type="string">
            <text:p text:style-name="P160">The Update Event object.</text:p>
          </table:table-cell>
        </table:table-row>
      </table:table>
      <text:p text:style-name="P154">Since: 3.0.0 </text:p>
      <text:p text:style-name="P154">Source: <text:a xlink:type="simple" xlink:href="https://github.com/photonstorm/phaser/tree/v3.51.0/src/physics/matter-js/events/BEFORE_UPDATE_EVENT.js" text:style-name="Internet_20_link" text:visited-style-name="Visited_20_Internet_20_Link">src/physics/matter-js/events/BEFORE_UPDATE_EVENT.js</text:a> (<text:a xlink:type="simple" xlink:href="https://github.com/photonstorm/phaser/tree/v3.51.0/src/physics/matter-js/events/BEFORE_UPDATE_EVENT.js#L15" text:style-name="Internet_20_link" text:visited-style-name="Visited_20_Internet_20_Link">Line 15</text:a>) </text:p>
      <text:p text:style-name="Horizontal_20_Line"/>
      <text:h text:style-name="P1" text:outline-level="4"><text:bookmark text:name="event:COLLISION_ACTIVE__anchor"/><text:bookmark text:name="event:COLLISION_ACTIVE"/>COLLISION_ACTIVE</text:h>
      <text:p text:style-name="P3">The Matter Physics Collision Active Event.</text:p>
      <text:p text:style-name="P3">This event is dispatched by a Matter Physics World instance after the engine has updated. It provides a list of all pairs that are colliding in the current tick (if any).</text:p>
      <text:p text:style-name="P3">Listen to it from a Scene using: <text:span text:style-name="Source_20_Text">this.matter.world.on('collisionactive', listener)</text:span>.</text:p>
      <text:h text:style-name="P2" text:outline-level="5">Parameters:</text:h>
      <table:table table:name="Tabela126" table:style-name="Tabela126">
        <table:table-column table:style-name="Tabela126.A"/>
        <table:table-column table:style-name="Tabela126.B"/>
        <table:table-column table:style-name="Tabela126.C"/>
        <table:table-header-rows>
          <table:table-row>
            <table:table-cell table:style-name="Tabela126.A1" office:value-type="string">
              <text:p text:style-name="Table_20_Heading">Name</text:p>
            </table:table-cell>
            <table:table-cell table:style-name="Tabela126.A1" office:value-type="string">
              <text:p text:style-name="Table_20_Heading">Type</text:p>
            </table:table-cell>
            <table:table-cell table:style-name="Tabela126.A1" office:value-type="string">
              <text:p text:style-name="Table_20_Heading">Description</text:p>
            </table:table-cell>
          </table:table-row>
        </table:table-header-rows>
        <table:table-row>
          <table:table-cell table:style-name="Tabela126.A1" office:value-type="string">
            <text:p text:style-name="Table_20_Contents"><text:span text:style-name="Source_20_Text">event</text:span></text:p>
          </table:table-cell>
          <table:table-cell table:style-name="Tabela126.A1" office:value-type="string">
            <text:p text:style-name="Table_20_Contents"><text:a xlink:type="simple" xlink:href="https://photonstorm.github.io/phaser3-docs/Phaser.Physics.Matter.Events.html#.CollisionActiveEvent" text:style-name="Internet_20_link" text:visited-style-name="Visited_20_Internet_20_Link">Phaser.Physics.Matter.Events.CollisionActiveEvent</text:a> </text:p>
          </table:table-cell>
          <table:table-cell table:style-name="Tabela126.A1" office:value-type="string">
            <text:p text:style-name="P160">The Collision Event object.</text:p>
          </table:table-cell>
        </table:table-row>
        <table:table-row>
          <table:table-cell table:style-name="Tabela126.A1" office:value-type="string">
            <text:p text:style-name="Table_20_Contents"><text:span text:style-name="Source_20_Text">bodyA</text:span></text:p>
          </table:table-cell>
          <table:table-cell table:style-name="Tabela126.A1" office:value-type="string">
            <text:p text:style-name="Table_20_Contents">MatterJS.BodyType </text:p>
          </table:table-cell>
          <table:table-cell table:style-name="Tabela126.A1" office:value-type="string">
            <text:p text:style-name="P160">The first body of the first colliding pair. The <text:span text:style-name="Source_20_Text">event.pairs</text:span> array may contain more colliding bodies.</text:p>
          </table:table-cell>
        </table:table-row>
        <table:table-row>
          <table:table-cell table:style-name="Tabela126.A1" office:value-type="string">
            <text:p text:style-name="Table_20_Contents"><text:span text:style-name="Source_20_Text">bodyB</text:span></text:p>
          </table:table-cell>
          <table:table-cell table:style-name="Tabela126.A1" office:value-type="string">
            <text:p text:style-name="Table_20_Contents">MatterJS.BodyType </text:p>
          </table:table-cell>
          <table:table-cell table:style-name="Tabela126.A1" office:value-type="string">
            <text:p text:style-name="P160">The second body of the first colliding pair. The <text:span text:style-name="Source_20_Text">event.pairs</text:span> array may contain more colliding bodies.</text:p>
          </table:table-cell>
        </table:table-row>
      </table:table>
      <text:p text:style-name="P154">Since: 3.0.0 </text:p>
      <text:p text:style-name="P154">Source: <text:a xlink:type="simple" xlink:href="https://github.com/photonstorm/phaser/tree/v3.51.0/src/physics/matter-js/events/COLLISION_ACTIVE_EVENT.js" text:style-name="Internet_20_link" text:visited-style-name="Visited_20_Internet_20_Link">src/physics/matter-js/events/COLLISION_ACTIVE_EVENT.js</text:a> (<text:a xlink:type="simple" xlink:href="https://github.com/photonstorm/phaser/tree/v3.51.0/src/physics/matter-js/events/COLLISION_ACTIVE_EVENT.js#L16" text:style-name="Internet_20_link" text:visited-style-name="Visited_20_Internet_20_Link">Line 16</text:a>) </text:p>
      <text:p text:style-name="Horizontal_20_Line"/>
      <text:h text:style-name="P1" text:outline-level="4"><text:bookmark text:name="event:COLLISION_END__anchor"/><text:bookmark text:name="event:COLLISION_END"/>COLLISION_END</text:h>
      <text:p text:style-name="P3">The Matter Physics Collision End Event.</text:p>
      <text:p text:style-name="P3">This event is dispatched by a Matter Physics World instance after the engine has updated. It provides a list of all pairs that have finished colliding in the current tick (if any).</text:p>
      <text:p text:style-name="P3"><text:soft-page-break/>Listen to it from a Scene using: <text:span text:style-name="Source_20_Text">this.matter.world.on('collisionend', listener)</text:span>.</text:p>
      <text:h text:style-name="P2" text:outline-level="5">Parameters:</text:h>
      <table:table table:name="Tabela127" table:style-name="Tabela127">
        <table:table-column table:style-name="Tabela127.A"/>
        <table:table-column table:style-name="Tabela127.B"/>
        <table:table-column table:style-name="Tabela127.C"/>
        <table:table-header-rows>
          <table:table-row>
            <table:table-cell table:style-name="Tabela127.A1" office:value-type="string">
              <text:p text:style-name="Table_20_Heading">Name</text:p>
            </table:table-cell>
            <table:table-cell table:style-name="Tabela127.A1" office:value-type="string">
              <text:p text:style-name="Table_20_Heading">Type</text:p>
            </table:table-cell>
            <table:table-cell table:style-name="Tabela127.A1" office:value-type="string">
              <text:p text:style-name="Table_20_Heading">Description</text:p>
            </table:table-cell>
          </table:table-row>
        </table:table-header-rows>
        <table:table-row>
          <table:table-cell table:style-name="Tabela127.A1" office:value-type="string">
            <text:p text:style-name="Table_20_Contents"><text:span text:style-name="Source_20_Text">event</text:span></text:p>
          </table:table-cell>
          <table:table-cell table:style-name="Tabela127.A1" office:value-type="string">
            <text:p text:style-name="Table_20_Contents"><text:a xlink:type="simple" xlink:href="https://photonstorm.github.io/phaser3-docs/Phaser.Physics.Matter.Events.html#.CollisionEndEvent" text:style-name="Internet_20_link" text:visited-style-name="Visited_20_Internet_20_Link">Phaser.Physics.Matter.Events.CollisionEndEvent</text:a> </text:p>
          </table:table-cell>
          <table:table-cell table:style-name="Tabela127.A1" office:value-type="string">
            <text:p text:style-name="P160">The Collision Event object.</text:p>
          </table:table-cell>
        </table:table-row>
        <table:table-row>
          <table:table-cell table:style-name="Tabela127.A1" office:value-type="string">
            <text:p text:style-name="Table_20_Contents"><text:span text:style-name="Source_20_Text">bodyA</text:span></text:p>
          </table:table-cell>
          <table:table-cell table:style-name="Tabela127.A1" office:value-type="string">
            <text:p text:style-name="Table_20_Contents">MatterJS.BodyType </text:p>
          </table:table-cell>
          <table:table-cell table:style-name="Tabela127.A1" office:value-type="string">
            <text:p text:style-name="P160">The first body of the first colliding pair. The <text:span text:style-name="Source_20_Text">event.pairs</text:span> array may contain more colliding bodies.</text:p>
          </table:table-cell>
        </table:table-row>
        <table:table-row>
          <table:table-cell table:style-name="Tabela127.A1" office:value-type="string">
            <text:p text:style-name="Table_20_Contents"><text:span text:style-name="Source_20_Text">bodyB</text:span></text:p>
          </table:table-cell>
          <table:table-cell table:style-name="Tabela127.A1" office:value-type="string">
            <text:p text:style-name="Table_20_Contents">MatterJS.BodyType </text:p>
          </table:table-cell>
          <table:table-cell table:style-name="Tabela127.A1" office:value-type="string">
            <text:p text:style-name="P160">The second body of the first colliding pair. The <text:span text:style-name="Source_20_Text">event.pairs</text:span> array may contain more colliding bodies.</text:p>
          </table:table-cell>
        </table:table-row>
      </table:table>
      <text:p text:style-name="P154">Since: 3.0.0 </text:p>
      <text:p text:style-name="P154">Source: <text:a xlink:type="simple" xlink:href="https://github.com/photonstorm/phaser/tree/v3.51.0/src/physics/matter-js/events/COLLISION_END_EVENT.js" text:style-name="Internet_20_link" text:visited-style-name="Visited_20_Internet_20_Link">src/physics/matter-js/events/COLLISION_END_EVENT.js</text:a> (<text:a xlink:type="simple" xlink:href="https://github.com/photonstorm/phaser/tree/v3.51.0/src/physics/matter-js/events/COLLISION_END_EVENT.js#L16" text:style-name="Internet_20_link" text:visited-style-name="Visited_20_Internet_20_Link">Line 16</text:a>) </text:p>
      <text:p text:style-name="Horizontal_20_Line"/>
      <text:h text:style-name="P1" text:outline-level="4"><text:bookmark text:name="event:COLLISION_START__anchor"/><text:bookmark text:name="event:COLLISION_START"/>COLLISION_START</text:h>
      <text:p text:style-name="P3">The Matter Physics Collision Start Event.</text:p>
      <text:p text:style-name="P3">This event is dispatched by a Matter Physics World instance after the engine has updated. It provides a list of all pairs that have started to collide in the current tick (if any).</text:p>
      <text:p text:style-name="P3">Listen to it from a Scene using: <text:span text:style-name="Source_20_Text">this.matter.world.on('collisionstart', listener)</text:span>.</text:p>
      <text:h text:style-name="P2" text:outline-level="5">Parameters:</text:h>
      <table:table table:name="Tabela128" table:style-name="Tabela128">
        <table:table-column table:style-name="Tabela128.A"/>
        <table:table-column table:style-name="Tabela128.B"/>
        <table:table-column table:style-name="Tabela128.C"/>
        <table:table-header-rows>
          <table:table-row>
            <table:table-cell table:style-name="Tabela128.A1" office:value-type="string">
              <text:p text:style-name="Table_20_Heading">Name</text:p>
            </table:table-cell>
            <table:table-cell table:style-name="Tabela128.A1" office:value-type="string">
              <text:p text:style-name="Table_20_Heading">Type</text:p>
            </table:table-cell>
            <table:table-cell table:style-name="Tabela128.A1" office:value-type="string">
              <text:p text:style-name="Table_20_Heading">Description</text:p>
            </table:table-cell>
          </table:table-row>
        </table:table-header-rows>
        <table:table-row>
          <table:table-cell table:style-name="Tabela128.A1" office:value-type="string">
            <text:p text:style-name="Table_20_Contents"><text:span text:style-name="Source_20_Text">event</text:span></text:p>
          </table:table-cell>
          <table:table-cell table:style-name="Tabela128.A1" office:value-type="string">
            <text:p text:style-name="Table_20_Contents"><text:a xlink:type="simple" xlink:href="https://photonstorm.github.io/phaser3-docs/Phaser.Physics.Matter.Events.html#.CollisionStartEvent" text:style-name="Internet_20_link" text:visited-style-name="Visited_20_Internet_20_Link">Phaser.Physics.Matter.Events.CollisionStartEvent</text:a> </text:p>
          </table:table-cell>
          <table:table-cell table:style-name="Tabela128.A1" office:value-type="string">
            <text:p text:style-name="P160">The Collision Event object.</text:p>
          </table:table-cell>
        </table:table-row>
        <table:table-row>
          <table:table-cell table:style-name="Tabela128.A1" office:value-type="string">
            <text:p text:style-name="Table_20_Contents"><text:span text:style-name="Source_20_Text">bodyA</text:span></text:p>
          </table:table-cell>
          <table:table-cell table:style-name="Tabela128.A1" office:value-type="string">
            <text:p text:style-name="Table_20_Contents">MatterJS.BodyType </text:p>
          </table:table-cell>
          <table:table-cell table:style-name="Tabela128.A1" office:value-type="string">
            <text:p text:style-name="P160">The first body of the first colliding pair. The <text:span text:style-name="Source_20_Text">event.pairs</text:span> array may contain more colliding bodies.</text:p>
          </table:table-cell>
        </table:table-row>
        <table:table-row>
          <table:table-cell table:style-name="Tabela128.A1" office:value-type="string">
            <text:p text:style-name="Table_20_Contents"><text:span text:style-name="Source_20_Text">bodyB</text:span></text:p>
          </table:table-cell>
          <table:table-cell table:style-name="Tabela128.A1" office:value-type="string">
            <text:p text:style-name="Table_20_Contents">MatterJS.BodyType </text:p>
          </table:table-cell>
          <table:table-cell table:style-name="Tabela128.A1" office:value-type="string">
            <text:p text:style-name="P160">The second body of the first colliding pair. The <text:span text:style-name="Source_20_Text">event.pairs</text:span> array may contain more colliding bodies.</text:p>
          </table:table-cell>
        </table:table-row>
      </table:table>
      <text:p text:style-name="P154">Since: 3.0.0 </text:p>
      <text:p text:style-name="P154">Source: <text:a xlink:type="simple" xlink:href="https://github.com/photonstorm/phaser/tree/v3.51.0/src/physics/matter-js/events/COLLISION_START_EVENT.js" text:style-name="Internet_20_link" text:visited-style-name="Visited_20_Internet_20_Link">src/physics/matter-js/events/COLLISION_START_EVENT.js</text:a> (<text:a xlink:type="simple" xlink:href="https://github.com/photonstorm/phaser/tree/v3.51.0/src/physics/matter-js/events/COLLISION_START_EVENT.js#L16" text:style-name="Internet_20_link" text:visited-style-name="Visited_20_Internet_20_Link">Line 16</text:a>) </text:p>
      <text:p text:style-name="Horizontal_20_Line"/>
      <text:h text:style-name="P1" text:outline-level="4"><text:bookmark text:name="event:DRAG__anchor1"/><text:bookmark text:name="event:DRAG1"/><text:soft-page-break/>DRAG</text:h>
      <text:p text:style-name="P3">The Matter Physics Drag Event.</text:p>
      <text:p text:style-name="P3">This event is dispatched by a Matter Physics World instance when a Pointer Constraint is actively dragging a body. It is emitted each time the pointer moves.</text:p>
      <text:p text:style-name="P3">Listen to it from a Scene using: <text:span text:style-name="Source_20_Text">this.matter.world.on('drag', listener)</text:span>.</text:p>
      <text:h text:style-name="P2" text:outline-level="5">Parameters:</text:h>
      <table:table table:name="Tabela129" table:style-name="Tabela129">
        <table:table-column table:style-name="Tabela129.A"/>
        <table:table-column table:style-name="Tabela129.B"/>
        <table:table-column table:style-name="Tabela129.C"/>
        <table:table-header-rows>
          <table:table-row>
            <table:table-cell table:style-name="Tabela129.A1" office:value-type="string">
              <text:p text:style-name="Table_20_Heading">Name</text:p>
            </table:table-cell>
            <table:table-cell table:style-name="Tabela129.A1" office:value-type="string">
              <text:p text:style-name="Table_20_Heading">Type</text:p>
            </table:table-cell>
            <table:table-cell table:style-name="Tabela129.A1" office:value-type="string">
              <text:p text:style-name="Table_20_Heading">Description</text:p>
            </table:table-cell>
          </table:table-row>
        </table:table-header-rows>
        <table:table-row>
          <table:table-cell table:style-name="Tabela129.A1" office:value-type="string">
            <text:p text:style-name="Table_20_Contents"><text:span text:style-name="Source_20_Text">body</text:span></text:p>
          </table:table-cell>
          <table:table-cell table:style-name="Tabela129.A1" office:value-type="string">
            <text:p text:style-name="Table_20_Contents">MatterJS.BodyType </text:p>
          </table:table-cell>
          <table:table-cell table:style-name="Tabela129.A1" office:value-type="string">
            <text:p text:style-name="P160">The Body that is being dragged. This is a Matter Body, not a Phaser Game Object.</text:p>
          </table:table-cell>
        </table:table-row>
        <table:table-row>
          <table:table-cell table:style-name="Tabela129.A1" office:value-type="string">
            <text:p text:style-name="Table_20_Contents"><text:span text:style-name="Source_20_Text">constraint</text:span></text:p>
          </table:table-cell>
          <table:table-cell table:style-name="Tabela129.A1" office:value-type="string">
            <text:p text:style-name="Table_20_Contents"><text:a xlink:type="simple" xlink:href="https://photonstorm.github.io/phaser3-docs/Phaser.Physics.Matter.PointerConstraint.html" text:style-name="Internet_20_link" text:visited-style-name="Visited_20_Internet_20_Link">Phaser.Physics.Matter.PointerConstraint</text:a> </text:p>
          </table:table-cell>
          <table:table-cell table:style-name="Tabela129.A1" office:value-type="string">
            <text:p text:style-name="P160">The Pointer Constraint that is dragging the body.</text:p>
          </table:table-cell>
        </table:table-row>
      </table:table>
      <text:p text:style-name="P154">Since: 3.16.2 </text:p>
      <text:p text:style-name="P154">Source: <text:a xlink:type="simple" xlink:href="https://github.com/photonstorm/phaser/tree/v3.51.0/src/physics/matter-js/events/DRAG_EVENT.js" text:style-name="Internet_20_link" text:visited-style-name="Visited_20_Internet_20_Link">src/physics/matter-js/events/DRAG_EVENT.js</text:a> (<text:a xlink:type="simple" xlink:href="https://github.com/photonstorm/phaser/tree/v3.51.0/src/physics/matter-js/events/DRAG_EVENT.js#L7" text:style-name="Internet_20_link" text:visited-style-name="Visited_20_Internet_20_Link">Line 7</text:a>) </text:p>
      <text:p text:style-name="Horizontal_20_Line"/>
      <text:h text:style-name="P1" text:outline-level="4"><text:bookmark text:name="event:DRAG_END__anchor1"/><text:bookmark text:name="event:DRAG_END1"/>DRAG_END</text:h>
      <text:p text:style-name="P3">The Matter Physics Drag End Event.</text:p>
      <text:p text:style-name="P3">This event is dispatched by a Matter Physics World instance when a Pointer Constraint stops dragging a body.</text:p>
      <text:p text:style-name="P3">Listen to it from a Scene using: <text:span text:style-name="Source_20_Text">this.matter.world.on('dragend', listener)</text:span>.</text:p>
      <text:h text:style-name="P2" text:outline-level="5">Parameters:</text:h>
      <table:table table:name="Tabela130" table:style-name="Tabela130">
        <table:table-column table:style-name="Tabela130.A"/>
        <table:table-column table:style-name="Tabela130.B"/>
        <table:table-column table:style-name="Tabela130.C"/>
        <table:table-header-rows>
          <table:table-row>
            <table:table-cell table:style-name="Tabela130.A1" office:value-type="string">
              <text:p text:style-name="Table_20_Heading">Name</text:p>
            </table:table-cell>
            <table:table-cell table:style-name="Tabela130.A1" office:value-type="string">
              <text:p text:style-name="Table_20_Heading">Type</text:p>
            </table:table-cell>
            <table:table-cell table:style-name="Tabela130.A1" office:value-type="string">
              <text:p text:style-name="Table_20_Heading">Description</text:p>
            </table:table-cell>
          </table:table-row>
        </table:table-header-rows>
        <table:table-row>
          <table:table-cell table:style-name="Tabela130.A1" office:value-type="string">
            <text:p text:style-name="Table_20_Contents"><text:span text:style-name="Source_20_Text">body</text:span></text:p>
          </table:table-cell>
          <table:table-cell table:style-name="Tabela130.A1" office:value-type="string">
            <text:p text:style-name="Table_20_Contents">MatterJS.BodyType </text:p>
          </table:table-cell>
          <table:table-cell table:style-name="Tabela130.A1" office:value-type="string">
            <text:p text:style-name="P160">The Body that has stopped being dragged. This is a Matter Body, not a Phaser Game Object.</text:p>
          </table:table-cell>
        </table:table-row>
        <table:table-row>
          <table:table-cell table:style-name="Tabela130.A1" office:value-type="string">
            <text:p text:style-name="Table_20_Contents"><text:span text:style-name="Source_20_Text">constraint</text:span></text:p>
          </table:table-cell>
          <table:table-cell table:style-name="Tabela130.A1" office:value-type="string">
            <text:p text:style-name="Table_20_Contents"><text:a xlink:type="simple" xlink:href="https://photonstorm.github.io/phaser3-docs/Phaser.Physics.Matter.PointerConstraint.html" text:style-name="Internet_20_link" text:visited-style-name="Visited_20_Internet_20_Link">Phaser.Physics.Matter.PointerConstraint</text:a> </text:p>
          </table:table-cell>
          <table:table-cell table:style-name="Tabela130.A1" office:value-type="string">
            <text:p text:style-name="P160">The Pointer Constraint that was dragging the body.</text:p>
          </table:table-cell>
        </table:table-row>
      </table:table>
      <text:p text:style-name="P154">Since: 3.16.2 </text:p>
      <text:p text:style-name="P154">Source: <text:a xlink:type="simple" xlink:href="https://github.com/photonstorm/phaser/tree/v3.51.0/src/physics/matter-js/events/DRAG_END_EVENT.js" text:style-name="Internet_20_link" text:visited-style-name="Visited_20_Internet_20_Link">src/physics/matter-js/events/DRAG_END_EVENT.js</text:a> (<text:a xlink:type="simple" xlink:href="https://github.com/photonstorm/phaser/tree/v3.51.0/src/physics/matter-js/events/DRAG_END_EVENT.js#L7" text:style-name="Internet_20_link" text:visited-style-name="Visited_20_Internet_20_Link">Line 7</text:a>) </text:p>
      <text:p text:style-name="Horizontal_20_Line"/>
      <text:h text:style-name="P1" text:outline-level="4"><text:bookmark text:name="event:DRAG_START__anchor1"/><text:bookmark text:name="event:DRAG_START1"/>DRAG_START</text:h>
      <text:p text:style-name="P3">The Matter Physics Drag Start Event.</text:p>
      <text:p text:style-name="P3">This event is dispatched by a Matter Physics World instance when a Pointer Constraint starts dragging a body.</text:p>
      <text:p text:style-name="P3"><text:soft-page-break/>Listen to it from a Scene using: <text:span text:style-name="Source_20_Text">this.matter.world.on('dragstart', listener)</text:span>.</text:p>
      <text:h text:style-name="P2" text:outline-level="5">Parameters:</text:h>
      <table:table table:name="Tabela131" table:style-name="Tabela131">
        <table:table-column table:style-name="Tabela131.A"/>
        <table:table-column table:style-name="Tabela131.B"/>
        <table:table-column table:style-name="Tabela131.C"/>
        <table:table-header-rows>
          <table:table-row>
            <table:table-cell table:style-name="Tabela131.A1" office:value-type="string">
              <text:p text:style-name="Table_20_Heading">Name</text:p>
            </table:table-cell>
            <table:table-cell table:style-name="Tabela131.A1" office:value-type="string">
              <text:p text:style-name="Table_20_Heading">Type</text:p>
            </table:table-cell>
            <table:table-cell table:style-name="Tabela131.A1" office:value-type="string">
              <text:p text:style-name="Table_20_Heading">Description</text:p>
            </table:table-cell>
          </table:table-row>
        </table:table-header-rows>
        <table:table-row>
          <table:table-cell table:style-name="Tabela131.A1" office:value-type="string">
            <text:p text:style-name="Table_20_Contents"><text:span text:style-name="Source_20_Text">body</text:span></text:p>
          </table:table-cell>
          <table:table-cell table:style-name="Tabela131.A1" office:value-type="string">
            <text:p text:style-name="Table_20_Contents">MatterJS.BodyType </text:p>
          </table:table-cell>
          <table:table-cell table:style-name="Tabela131.A1" office:value-type="string">
            <text:p text:style-name="P160">The Body that has started being dragged. This is a Matter Body, not a Phaser Game Object.</text:p>
          </table:table-cell>
        </table:table-row>
        <table:table-row>
          <table:table-cell table:style-name="Tabela131.A1" office:value-type="string">
            <text:p text:style-name="Table_20_Contents"><text:span text:style-name="Source_20_Text">part</text:span></text:p>
          </table:table-cell>
          <table:table-cell table:style-name="Tabela131.A1" office:value-type="string">
            <text:p text:style-name="Table_20_Contents">MatterJS.BodyType </text:p>
          </table:table-cell>
          <table:table-cell table:style-name="Tabela131.A1" office:value-type="string">
            <text:p text:style-name="P160">The part of the body that was clicked on.</text:p>
          </table:table-cell>
        </table:table-row>
        <table:table-row>
          <table:table-cell table:style-name="Tabela131.A1" office:value-type="string">
            <text:p text:style-name="Table_20_Contents"><text:span text:style-name="Source_20_Text">constraint</text:span></text:p>
          </table:table-cell>
          <table:table-cell table:style-name="Tabela131.A1" office:value-type="string">
            <text:p text:style-name="Table_20_Contents"><text:a xlink:type="simple" xlink:href="https://photonstorm.github.io/phaser3-docs/Phaser.Physics.Matter.PointerConstraint.html" text:style-name="Internet_20_link" text:visited-style-name="Visited_20_Internet_20_Link">Phaser.Physics.Matter.PointerConstraint</text:a> </text:p>
          </table:table-cell>
          <table:table-cell table:style-name="Tabela131.A1" office:value-type="string">
            <text:p text:style-name="P160">The Pointer Constraint that is dragging the body.</text:p>
          </table:table-cell>
        </table:table-row>
      </table:table>
      <text:p text:style-name="P154">Since: 3.16.2 </text:p>
      <text:p text:style-name="P154">Source: <text:a xlink:type="simple" xlink:href="https://github.com/photonstorm/phaser/tree/v3.51.0/src/physics/matter-js/events/DRAG_START_EVENT.js" text:style-name="Internet_20_link" text:visited-style-name="Visited_20_Internet_20_Link">src/physics/matter-js/events/DRAG_START_EVENT.js</text:a> (<text:a xlink:type="simple" xlink:href="https://github.com/photonstorm/phaser/tree/v3.51.0/src/physics/matter-js/events/DRAG_START_EVENT.js#L7" text:style-name="Internet_20_link" text:visited-style-name="Visited_20_Internet_20_Link">Line 7</text:a>) </text:p>
      <text:p text:style-name="Horizontal_20_Line"/>
      <text:h text:style-name="P1" text:outline-level="4"><text:bookmark text:name="event:PAUSE__anchor2"/><text:bookmark text:name="event:PAUSE2"/>PAUSE</text:h>
      <text:p text:style-name="P3">The Matter Physics World Pause Event.</text:p>
      <text:p text:style-name="P3">This event is dispatched by an Matter Physics World instance when it is paused.</text:p>
      <text:p text:style-name="P3">Listen to it from a Scene using: <text:span text:style-name="Source_20_Text">this.matter.world.on('pause', listener)</text:span>.</text:p>
      <text:p text:style-name="P154">Since: 3.0.0 </text:p>
      <text:p text:style-name="P154">Source: <text:a xlink:type="simple" xlink:href="https://github.com/photonstorm/phaser/tree/v3.51.0/src/physics/matter-js/events/PAUSE_EVENT.js" text:style-name="Internet_20_link" text:visited-style-name="Visited_20_Internet_20_Link">src/physics/matter-js/events/PAUSE_EVENT.js</text:a> (<text:a xlink:type="simple" xlink:href="https://github.com/photonstorm/phaser/tree/v3.51.0/src/physics/matter-js/events/PAUSE_EVENT.js#L7" text:style-name="Internet_20_link" text:visited-style-name="Visited_20_Internet_20_Link">Line 7</text:a>) </text:p>
      <text:p text:style-name="Horizontal_20_Line"/>
      <text:h text:style-name="P1" text:outline-level="4"><text:bookmark text:name="event:RESUME__anchor2"/><text:bookmark text:name="event:RESUME2"/>RESUME</text:h>
      <text:p text:style-name="P3">The Matter Physics World Resume Event.</text:p>
      <text:p text:style-name="P3">This event is dispatched by an Matter Physics World instance when it resumes from a paused state.</text:p>
      <text:p text:style-name="P3">Listen to it from a Scene using: <text:span text:style-name="Source_20_Text">this.matter.world.on('resume', listener)</text:span>.</text:p>
      <text:p text:style-name="P154">Since: 3.0.0 </text:p>
      <text:p text:style-name="P154">Source: <text:a xlink:type="simple" xlink:href="https://github.com/photonstorm/phaser/tree/v3.51.0/src/physics/matter-js/events/RESUME_EVENT.js" text:style-name="Internet_20_link" text:visited-style-name="Visited_20_Internet_20_Link">src/physics/matter-js/events/RESUME_EVENT.js</text:a> (<text:a xlink:type="simple" xlink:href="https://github.com/photonstorm/phaser/tree/v3.51.0/src/physics/matter-js/events/RESUME_EVENT.js#L7" text:style-name="Internet_20_link" text:visited-style-name="Visited_20_Internet_20_Link">Line 7</text:a>) </text:p>
      <text:p text:style-name="Horizontal_20_Line"/>
      <text:h text:style-name="P1" text:outline-level="4"><text:bookmark text:name="event:SLEEP_END__anchor"/><text:bookmark text:name="event:SLEEP_END"/>SLEEP_END</text:h>
      <text:p text:style-name="P3">The Matter Physics Sleep End Event.</text:p>
      <text:p text:style-name="P3">This event is dispatched by a Matter Physics World instance when a Body stop sleeping.</text:p>
      <text:p text:style-name="P3">Listen to it from a Scene using: <text:span text:style-name="Source_20_Text">this.matter.world.on('sleepend', listener)</text:span>.</text:p>
      <text:h text:style-name="P2" text:outline-level="5"><text:soft-page-break/>Parameters:</text:h>
      <table:table table:name="Tabela132" table:style-name="Tabela132">
        <table:table-column table:style-name="Tabela132.A"/>
        <table:table-column table:style-name="Tabela132.B"/>
        <table:table-column table:style-name="Tabela132.C"/>
        <table:table-header-rows>
          <table:table-row>
            <table:table-cell table:style-name="Tabela132.A1" office:value-type="string">
              <text:p text:style-name="Table_20_Heading">Name</text:p>
            </table:table-cell>
            <table:table-cell table:style-name="Tabela132.A1" office:value-type="string">
              <text:p text:style-name="Table_20_Heading">Type</text:p>
            </table:table-cell>
            <table:table-cell table:style-name="Tabela132.A1" office:value-type="string">
              <text:p text:style-name="Table_20_Heading">Description</text:p>
            </table:table-cell>
          </table:table-row>
        </table:table-header-rows>
        <table:table-row>
          <table:table-cell table:style-name="Tabela132.A1" office:value-type="string">
            <text:p text:style-name="Table_20_Contents"><text:span text:style-name="Source_20_Text">event</text:span></text:p>
          </table:table-cell>
          <table:table-cell table:style-name="Tabela132.A1" office:value-type="string">
            <text:p text:style-name="Table_20_Contents"><text:a xlink:type="simple" xlink:href="https://photonstorm.github.io/phaser3-docs/Phaser.Physics.Matter.Events.html#.SleepEndEvent" text:style-name="Internet_20_link" text:visited-style-name="Visited_20_Internet_20_Link">Phaser.Physics.Matter.Events.SleepEndEvent</text:a> </text:p>
          </table:table-cell>
          <table:table-cell table:style-name="Tabela132.A1" office:value-type="string">
            <text:p text:style-name="P160">The Sleep Event object.</text:p>
          </table:table-cell>
        </table:table-row>
        <table:table-row>
          <table:table-cell table:style-name="Tabela132.A1" office:value-type="string">
            <text:p text:style-name="Table_20_Contents"><text:span text:style-name="Source_20_Text">body</text:span></text:p>
          </table:table-cell>
          <table:table-cell table:style-name="Tabela132.A1" office:value-type="string">
            <text:p text:style-name="Table_20_Contents">MatterJS.BodyType </text:p>
          </table:table-cell>
          <table:table-cell table:style-name="Tabela132.A1" office:value-type="string">
            <text:p text:style-name="P160">The body that has stopped sleeping.</text:p>
          </table:table-cell>
        </table:table-row>
      </table:table>
      <text:p text:style-name="P154">Since: 3.0.0 </text:p>
      <text:p text:style-name="P154">Source: <text:a xlink:type="simple" xlink:href="https://github.com/photonstorm/phaser/tree/v3.51.0/src/physics/matter-js/events/SLEEP_END_EVENT.js" text:style-name="Internet_20_link" text:visited-style-name="Visited_20_Internet_20_Link">src/physics/matter-js/events/SLEEP_END_EVENT.js</text:a> (<text:a xlink:type="simple" xlink:href="https://github.com/photonstorm/phaser/tree/v3.51.0/src/physics/matter-js/events/SLEEP_END_EVENT.js#L14" text:style-name="Internet_20_link" text:visited-style-name="Visited_20_Internet_20_Link">Line 14</text:a>) </text:p>
      <text:p text:style-name="Horizontal_20_Line"/>
      <text:h text:style-name="P1" text:outline-level="4"><text:bookmark text:name="event:SLEEP_START__anchor"/><text:bookmark text:name="event:SLEEP_START"/>SLEEP_START</text:h>
      <text:p text:style-name="P3">The Matter Physics Sleep Start Event.</text:p>
      <text:p text:style-name="P3">This event is dispatched by a Matter Physics World instance when a Body goes to sleep.</text:p>
      <text:p text:style-name="P3">Listen to it from a Scene using: <text:span text:style-name="Source_20_Text">this.matter.world.on('sleepstart', listener)</text:span>.</text:p>
      <text:h text:style-name="P2" text:outline-level="5">Parameters:</text:h>
      <table:table table:name="Tabela133" table:style-name="Tabela133">
        <table:table-column table:style-name="Tabela133.A"/>
        <table:table-column table:style-name="Tabela133.B"/>
        <table:table-column table:style-name="Tabela133.C"/>
        <table:table-header-rows>
          <table:table-row>
            <table:table-cell table:style-name="Tabela133.A1" office:value-type="string">
              <text:p text:style-name="Table_20_Heading">Name</text:p>
            </table:table-cell>
            <table:table-cell table:style-name="Tabela133.A1" office:value-type="string">
              <text:p text:style-name="Table_20_Heading">Type</text:p>
            </table:table-cell>
            <table:table-cell table:style-name="Tabela133.A1" office:value-type="string">
              <text:p text:style-name="Table_20_Heading">Description</text:p>
            </table:table-cell>
          </table:table-row>
        </table:table-header-rows>
        <table:table-row>
          <table:table-cell table:style-name="Tabela133.A1" office:value-type="string">
            <text:p text:style-name="Table_20_Contents"><text:span text:style-name="Source_20_Text">event</text:span></text:p>
          </table:table-cell>
          <table:table-cell table:style-name="Tabela133.A1" office:value-type="string">
            <text:p text:style-name="Table_20_Contents"><text:a xlink:type="simple" xlink:href="https://photonstorm.github.io/phaser3-docs/Phaser.Physics.Matter.Events.html#.SleepStartEvent" text:style-name="Internet_20_link" text:visited-style-name="Visited_20_Internet_20_Link">Phaser.Physics.Matter.Events.SleepStartEvent</text:a> </text:p>
          </table:table-cell>
          <table:table-cell table:style-name="Tabela133.A1" office:value-type="string">
            <text:p text:style-name="P160">The Sleep Event object.</text:p>
          </table:table-cell>
        </table:table-row>
        <table:table-row>
          <table:table-cell table:style-name="Tabela133.A1" office:value-type="string">
            <text:p text:style-name="Table_20_Contents"><text:span text:style-name="Source_20_Text">body</text:span></text:p>
          </table:table-cell>
          <table:table-cell table:style-name="Tabela133.A1" office:value-type="string">
            <text:p text:style-name="Table_20_Contents">MatterJS.BodyType </text:p>
          </table:table-cell>
          <table:table-cell table:style-name="Tabela133.A1" office:value-type="string">
            <text:p text:style-name="P160">The body that has gone to sleep.</text:p>
          </table:table-cell>
        </table:table-row>
      </table:table>
      <text:p text:style-name="P154">Since: 3.0.0 </text:p>
      <text:p text:style-name="P154">Source: <text:a xlink:type="simple" xlink:href="https://github.com/photonstorm/phaser/tree/v3.51.0/src/physics/matter-js/events/SLEEP_START_EVENT.js" text:style-name="Internet_20_link" text:visited-style-name="Visited_20_Internet_20_Link">src/physics/matter-js/events/SLEEP_START_EVENT.js</text:a> (<text:a xlink:type="simple" xlink:href="https://github.com/photonstorm/phaser/tree/v3.51.0/src/physics/matter-js/events/SLEEP_START_EVENT.js#L14" text:style-name="Internet_20_link" text:visited-style-name="Visited_20_Internet_20_Link">Line 14</text:a>) </text:p>
      <text:p text:style-name="Horizontal_20_Line"/>
      <text:h text:style-name="P1" text:outline-level="4"><text:bookmark text:name="event:POST_RENDER__anchor2"/><text:bookmark text:name="event:POST_RENDER2"/>POST_RENDER</text:h>
      <text:p text:style-name="P3">The Post-Render Event.</text:p>
      <text:p text:style-name="P3">This event is dispatched by the Renderer when all rendering, for all cameras in all Scenes, has completed, but before any pending snap shots have been taken.</text:p>
      <text:p text:style-name="P154">Since: 3.50.0 </text:p>
      <text:p text:style-name="P154">Source: <text:a xlink:type="simple" xlink:href="https://github.com/photonstorm/phaser/tree/v3.51.0/src/renderer/events/POST_RENDER_EVENT.js" text:style-name="Internet_20_link" text:visited-style-name="Visited_20_Internet_20_Link">src/renderer/events/POST_RENDER_EVENT.js</text:a> (<text:a xlink:type="simple" xlink:href="https://github.com/photonstorm/phaser/tree/v3.51.0/src/renderer/events/POST_RENDER_EVENT.js#L7" text:style-name="Internet_20_link" text:visited-style-name="Visited_20_Internet_20_Link">Line 7</text:a>) </text:p>
      <text:p text:style-name="Horizontal_20_Line"/>
      <text:h text:style-name="P1" text:outline-level="4"><text:bookmark text:name="event:PRE_RENDER__anchor2"/><text:bookmark text:name="event:PRE_RENDER2"/>PRE_RENDER</text:h>
      <text:p text:style-name="P3">The Pre-Render Event.</text:p>
      <text:p text:style-name="P3">This event is dispatched by the Phaser Renderer. This happens right at the start of the render process, after the context has been cleared, the scissors enabled (WebGL only) and everything has been reset ready for the render.</text:p>
      <text:p text:style-name="P154">Since: 3.50.0 </text:p>
      <text:p text:style-name="P154">Source: <text:a xlink:type="simple" xlink:href="https://github.com/photonstorm/phaser/tree/v3.51.0/src/renderer/events/PRE_RENDER_EVENT.js" text:style-name="Internet_20_link" text:visited-style-name="Visited_20_Internet_20_Link">src/renderer/events/PRE_RENDER_EVENT.js</text:a> (<text:a xlink:type="simple" xlink:href="https://github.com/photonstorm/phaser/tree/v3.51.0/src/renderer/events/PRE_RENDER_EVENT.js#L7" text:style-name="Internet_20_link" text:visited-style-name="Visited_20_Internet_20_Link">Line 7</text:a>) </text:p>
      <text:p text:style-name="Horizontal_20_Line"/>
      <text:h text:style-name="P1" text:outline-level="4"><text:bookmark text:name="event:RENDER__anchor"/><text:bookmark text:name="event:RENDER"/><text:soft-page-break/>RENDER</text:h>
      <text:p text:style-name="P3">The Render Event.</text:p>
      <text:p text:style-name="P3">This event is dispatched by the Phaser Renderer for every camera in every Scene.</text:p>
      <text:p text:style-name="P3">It is dispatched before any of the children in the Scene have been rendered.</text:p>
      <text:h text:style-name="P2" text:outline-level="5">Parameters:</text:h>
      <table:table table:name="Tabela134" table:style-name="Tabela134">
        <table:table-column table:style-name="Tabela134.A"/>
        <table:table-column table:style-name="Tabela134.B"/>
        <table:table-column table:style-name="Tabela134.C"/>
        <table:table-header-rows>
          <table:table-row>
            <table:table-cell table:style-name="Tabela134.A1" office:value-type="string">
              <text:p text:style-name="Table_20_Heading">Name</text:p>
            </table:table-cell>
            <table:table-cell table:style-name="Tabela134.A1" office:value-type="string">
              <text:p text:style-name="Table_20_Heading">Type</text:p>
            </table:table-cell>
            <table:table-cell table:style-name="Tabela134.A1" office:value-type="string">
              <text:p text:style-name="Table_20_Heading">Description</text:p>
            </table:table-cell>
          </table:table-row>
        </table:table-header-rows>
        <table:table-row>
          <table:table-cell table:style-name="Tabela134.A1" office:value-type="string">
            <text:p text:style-name="Table_20_Contents"><text:span text:style-name="Source_20_Text">scene</text:span></text:p>
          </table:table-cell>
          <table:table-cell table:style-name="Tabela134.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34.A1" office:value-type="string">
            <text:p text:style-name="P160">The Scene being rendered.</text:p>
          </table:table-cell>
        </table:table-row>
        <table:table-row>
          <table:table-cell table:style-name="Tabela134.A1" office:value-type="string">
            <text:p text:style-name="Table_20_Contents"><text:span text:style-name="Source_20_Text">camera</text:span></text:p>
          </table:table-cell>
          <table:table-cell table:style-name="Tabela134.A1" office:value-type="string">
            <text:p text:style-name="Table_20_Contents"><text:a xlink:type="simple" xlink:href="https://photonstorm.github.io/phaser3-docs/Phaser.Cameras.Scene2D.Camera.html" text:style-name="Internet_20_link" text:visited-style-name="Visited_20_Internet_20_Link">Phaser.Cameras.Scene2D.Camera</text:a> </text:p>
          </table:table-cell>
          <table:table-cell table:style-name="Tabela134.A1" office:value-type="string">
            <text:p text:style-name="P160">The Scene Camera being rendered.</text:p>
          </table:table-cell>
        </table:table-row>
      </table:table>
      <text:p text:style-name="P154">Since: 3.50.0 </text:p>
      <text:p text:style-name="P154">Source: <text:a xlink:type="simple" xlink:href="https://github.com/photonstorm/phaser/tree/v3.51.0/src/renderer/events/RENDER_EVENT.js" text:style-name="Internet_20_link" text:visited-style-name="Visited_20_Internet_20_Link">src/renderer/events/RENDER_EVENT.js</text:a> (<text:a xlink:type="simple" xlink:href="https://github.com/photonstorm/phaser/tree/v3.51.0/src/renderer/events/RENDER_EVENT.js#L7" text:style-name="Internet_20_link" text:visited-style-name="Visited_20_Internet_20_Link">Line 7</text:a>) </text:p>
      <text:p text:style-name="Horizontal_20_Line"/>
      <text:h text:style-name="P1" text:outline-level="4"><text:bookmark text:name="event:RESIZE__anchor"/><text:bookmark text:name="event:RESIZE"/>RESIZE</text:h>
      <text:p text:style-name="P3">The Renderer Resize Event.</text:p>
      <text:p text:style-name="P3">This event is dispatched by the Phaser Renderer when it is resized, usually as a result of the Scale Manager resizing.</text:p>
      <text:h text:style-name="P2" text:outline-level="5">Parameters:</text:h>
      <table:table table:name="Tabela135" table:style-name="Tabela135">
        <table:table-column table:style-name="Tabela135.A"/>
        <table:table-column table:style-name="Tabela135.B"/>
        <table:table-column table:style-name="Tabela135.C"/>
        <table:table-header-rows>
          <table:table-row>
            <table:table-cell table:style-name="Tabela135.A1" office:value-type="string">
              <text:p text:style-name="Table_20_Heading">Name</text:p>
            </table:table-cell>
            <table:table-cell table:style-name="Tabela135.A1" office:value-type="string">
              <text:p text:style-name="Table_20_Heading">Type</text:p>
            </table:table-cell>
            <table:table-cell table:style-name="Tabela135.A1" office:value-type="string">
              <text:p text:style-name="Table_20_Heading">Description</text:p>
            </table:table-cell>
          </table:table-row>
        </table:table-header-rows>
        <table:table-row>
          <table:table-cell table:style-name="Tabela135.A1" office:value-type="string">
            <text:p text:style-name="Table_20_Contents"><text:span text:style-name="Source_20_Text">width</text:span></text:p>
          </table:table-cell>
          <table:table-cell table:style-name="Tabela135.A1" office:value-type="string">
            <text:p text:style-name="Table_20_Contents">number </text:p>
          </table:table-cell>
          <table:table-cell table:style-name="Tabela135.A1" office:value-type="string">
            <text:p text:style-name="P160">The new width of the renderer.</text:p>
          </table:table-cell>
        </table:table-row>
        <table:table-row>
          <table:table-cell table:style-name="Tabela135.A1" office:value-type="string">
            <text:p text:style-name="Table_20_Contents"><text:span text:style-name="Source_20_Text">height</text:span></text:p>
          </table:table-cell>
          <table:table-cell table:style-name="Tabela135.A1" office:value-type="string">
            <text:p text:style-name="Table_20_Contents">number </text:p>
          </table:table-cell>
          <table:table-cell table:style-name="Tabela135.A1" office:value-type="string">
            <text:p text:style-name="P160">The new height of the renderer.</text:p>
          </table:table-cell>
        </table:table-row>
      </table:table>
      <text:p text:style-name="P154">Since: 3.50.0 </text:p>
      <text:p text:style-name="P154">Source: <text:a xlink:type="simple" xlink:href="https://github.com/photonstorm/phaser/tree/v3.51.0/src/renderer/events/RESIZE_EVENT.js" text:style-name="Internet_20_link" text:visited-style-name="Visited_20_Internet_20_Link">src/renderer/events/RESIZE_EVENT.js</text:a> (<text:a xlink:type="simple" xlink:href="https://github.com/photonstorm/phaser/tree/v3.51.0/src/renderer/events/RESIZE_EVENT.js#L7" text:style-name="Internet_20_link" text:visited-style-name="Visited_20_Internet_20_Link">Line 7</text:a>) </text:p>
      <text:p text:style-name="Horizontal_20_Line"/>
      <text:h text:style-name="P1" text:outline-level="4"><text:bookmark text:name="event:AFTER_FLUSH__anchor"/><text:bookmark text:name="event:AFTER_FLUSH"/>AFTER_FLUSH</text:h>
      <text:p text:style-name="P3">The WebGLPipeline After Flush Event.</text:p>
      <text:p text:style-name="P3">This event is dispatched by a WebGLPipeline right after it has issued a drawArrays command and cleared its vertex count.</text:p>
      <text:h text:style-name="P2" text:outline-level="5">Parameters:</text:h>
      <table:table table:name="Tabela136" table:style-name="Tabela136">
        <table:table-column table:style-name="Tabela136.A"/>
        <table:table-column table:style-name="Tabela136.B"/>
        <table:table-column table:style-name="Tabela136.C"/>
        <table:table-header-rows>
          <table:table-row>
            <table:table-cell table:style-name="Tabela136.A1" office:value-type="string">
              <text:p text:style-name="Table_20_Heading">Name</text:p>
            </table:table-cell>
            <table:table-cell table:style-name="Tabela136.A1" office:value-type="string">
              <text:p text:style-name="Table_20_Heading">Type</text:p>
            </table:table-cell>
            <table:table-cell table:style-name="Tabela136.A1" office:value-type="string">
              <text:p text:style-name="Table_20_Heading">Description</text:p>
            </table:table-cell>
          </table:table-row>
        </table:table-header-rows>
        <table:table-row>
          <table:table-cell table:style-name="Tabela136.A1" office:value-type="string">
            <text:p text:style-name="Table_20_Contents"><text:span text:style-name="Source_20_Text">pipeline</text:span></text:p>
          </table:table-cell>
          <table:table-cell table:style-name="Tabela136.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36.A1" office:value-type="string">
            <text:p text:style-name="P160">The pipeline that has flushed.</text:p>
          </table:table-cell>
        </table:table-row>
        <table:table-row>
          <table:table-cell table:style-name="Tabela136.A1" office:value-type="string">
            <text:p text:style-name="Table_20_Contents"><text:span text:style-name="Source_20_Text">isPostFlush</text:span></text:p>
          </table:table-cell>
          <table:table-cell table:style-name="Tabela136.A1" office:value-type="string">
            <text:p text:style-name="Table_20_Contents">boolean </text:p>
          </table:table-cell>
          <table:table-cell table:style-name="Tabela136.A1" office:value-type="string">
            <text:p text:style-name="P160">Was this flush invoked as part of a post-process, or not?</text:p>
          </table:table-cell>
        </table:table-row>
      </table:table>
      <text:p text:style-name="P154">Since: 3.50.0 </text:p>
      <text:p text:style-name="P154"><text:soft-page-break/>Source: <text:a xlink:type="simple" xlink:href="https://github.com/photonstorm/phaser/tree/v3.51.0/src/renderer/webgl/pipelines/events/AFTER_FLUSH_EVENT.js" text:style-name="Internet_20_link" text:visited-style-name="Visited_20_Internet_20_Link">src/renderer/webgl/pipelines/events/AFTER_FLUSH_EVENT.js</text:a> (<text:a xlink:type="simple" xlink:href="https://github.com/photonstorm/phaser/tree/v3.51.0/src/renderer/webgl/pipelines/events/AFTER_FLUSH_EVENT.js#L7" text:style-name="Internet_20_link" text:visited-style-name="Visited_20_Internet_20_Link">Line 7</text:a>) </text:p>
      <text:p text:style-name="Horizontal_20_Line"/>
      <text:h text:style-name="P1" text:outline-level="4"><text:bookmark text:name="event:BEFORE_FLUSH__anchor"/><text:bookmark text:name="event:BEFORE_FLUSH"/>BEFORE_FLUSH</text:h>
      <text:p text:style-name="P3">The WebGLPipeline Before Flush Event.</text:p>
      <text:p text:style-name="P3">This event is dispatched by a WebGLPipeline right before it is about to flush and issue a bufferData and drawArrays command.</text:p>
      <text:h text:style-name="P2" text:outline-level="5">Parameters:</text:h>
      <table:table table:name="Tabela137" table:style-name="Tabela137">
        <table:table-column table:style-name="Tabela137.A"/>
        <table:table-column table:style-name="Tabela137.B"/>
        <table:table-column table:style-name="Tabela137.C"/>
        <table:table-header-rows>
          <table:table-row>
            <table:table-cell table:style-name="Tabela137.A1" office:value-type="string">
              <text:p text:style-name="Table_20_Heading">Name</text:p>
            </table:table-cell>
            <table:table-cell table:style-name="Tabela137.A1" office:value-type="string">
              <text:p text:style-name="Table_20_Heading">Type</text:p>
            </table:table-cell>
            <table:table-cell table:style-name="Tabela137.A1" office:value-type="string">
              <text:p text:style-name="Table_20_Heading">Description</text:p>
            </table:table-cell>
          </table:table-row>
        </table:table-header-rows>
        <table:table-row>
          <table:table-cell table:style-name="Tabela137.A1" office:value-type="string">
            <text:p text:style-name="Table_20_Contents"><text:span text:style-name="Source_20_Text">pipeline</text:span></text:p>
          </table:table-cell>
          <table:table-cell table:style-name="Tabela137.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37.A1" office:value-type="string">
            <text:p text:style-name="P160">The pipeline that is about to flush.</text:p>
          </table:table-cell>
        </table:table-row>
        <table:table-row>
          <table:table-cell table:style-name="Tabela137.A1" office:value-type="string">
            <text:p text:style-name="Table_20_Contents"><text:span text:style-name="Source_20_Text">isPostFlush</text:span></text:p>
          </table:table-cell>
          <table:table-cell table:style-name="Tabela137.A1" office:value-type="string">
            <text:p text:style-name="Table_20_Contents">boolean </text:p>
          </table:table-cell>
          <table:table-cell table:style-name="Tabela137.A1" office:value-type="string">
            <text:p text:style-name="P160">Was this flush invoked as part of a post-process, or not?</text:p>
          </table:table-cell>
        </table:table-row>
      </table:table>
      <text:p text:style-name="P154">Since: 3.50.0 </text:p>
      <text:p text:style-name="P154">Source: <text:a xlink:type="simple" xlink:href="https://github.com/photonstorm/phaser/tree/v3.51.0/src/renderer/webgl/pipelines/events/BEFORE_FLUSH_EVENT.js" text:style-name="Internet_20_link" text:visited-style-name="Visited_20_Internet_20_Link">src/renderer/webgl/pipelines/events/BEFORE_FLUSH_EVENT.js</text:a> (<text:a xlink:type="simple" xlink:href="https://github.com/photonstorm/phaser/tree/v3.51.0/src/renderer/webgl/pipelines/events/BEFORE_FLUSH_EVENT.js#L7" text:style-name="Internet_20_link" text:visited-style-name="Visited_20_Internet_20_Link">Line 7</text:a>) </text:p>
      <text:p text:style-name="Horizontal_20_Line"/>
      <text:h text:style-name="P1" text:outline-level="4"><text:bookmark text:name="event:BIND__anchor"/><text:bookmark text:name="event:BIND"/>BIND</text:h>
      <text:p text:style-name="P3">The WebGLPipeline Bind Event.</text:p>
      <text:p text:style-name="P3">This event is dispatched by a WebGLPipeline when it is bound by the Pipeline Manager.</text:p>
      <text:h text:style-name="P2" text:outline-level="5">Parameters:</text:h>
      <table:table table:name="Tabela138" table:style-name="Tabela138">
        <table:table-column table:style-name="Tabela138.A"/>
        <table:table-column table:style-name="Tabela138.B"/>
        <table:table-column table:style-name="Tabela138.C"/>
        <table:table-header-rows>
          <table:table-row>
            <table:table-cell table:style-name="Tabela138.A1" office:value-type="string">
              <text:p text:style-name="Table_20_Heading">Name</text:p>
            </table:table-cell>
            <table:table-cell table:style-name="Tabela138.A1" office:value-type="string">
              <text:p text:style-name="Table_20_Heading">Type</text:p>
            </table:table-cell>
            <table:table-cell table:style-name="Tabela138.A1" office:value-type="string">
              <text:p text:style-name="Table_20_Heading">Description</text:p>
            </table:table-cell>
          </table:table-row>
        </table:table-header-rows>
        <table:table-row>
          <table:table-cell table:style-name="Tabela138.A1" office:value-type="string">
            <text:p text:style-name="Table_20_Contents"><text:span text:style-name="Source_20_Text">pipeline</text:span></text:p>
          </table:table-cell>
          <table:table-cell table:style-name="Tabela138.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38.A1" office:value-type="string">
            <text:p text:style-name="P160">The pipeline that was bound.</text:p>
          </table:table-cell>
        </table:table-row>
        <table:table-row>
          <table:table-cell table:style-name="Tabela138.A1" office:value-type="string">
            <text:p text:style-name="Table_20_Contents"><text:span text:style-name="Source_20_Text">currentShader</text:span></text:p>
          </table:table-cell>
          <table:table-cell table:style-name="Tabela138.A1" office:value-type="string">
            <text:p text:style-name="Table_20_Contents"><text:a xlink:type="simple" xlink:href="https://photonstorm.github.io/phaser3-docs/Phaser.Renderer.WebGL.WebGLShader.html" text:style-name="Internet_20_link" text:visited-style-name="Visited_20_Internet_20_Link">Phaser.Renderer.WebGL.WebGLShader</text:a> </text:p>
          </table:table-cell>
          <table:table-cell table:style-name="Tabela138.A1" office:value-type="string">
            <text:p text:style-name="P160">The shader that was set as being current.</text:p>
          </table:table-cell>
        </table:table-row>
      </table:table>
      <text:p text:style-name="P154">Since: 3.50.0 </text:p>
      <text:p text:style-name="P154">Source: <text:a xlink:type="simple" xlink:href="https://github.com/photonstorm/phaser/tree/v3.51.0/src/renderer/webgl/pipelines/events/BIND_EVENT.js" text:style-name="Internet_20_link" text:visited-style-name="Visited_20_Internet_20_Link">src/renderer/webgl/pipelines/events/BIND_EVENT.js</text:a> (<text:a xlink:type="simple" xlink:href="https://github.com/photonstorm/phaser/tree/v3.51.0/src/renderer/webgl/pipelines/events/BIND_EVENT.js#L7" text:style-name="Internet_20_link" text:visited-style-name="Visited_20_Internet_20_Link">Line 7</text:a>) </text:p>
      <text:p text:style-name="Horizontal_20_Line"/>
      <text:h text:style-name="P1" text:outline-level="4"><text:bookmark text:name="event:BOOT__anchor2"/><text:bookmark text:name="event:BOOT2"/>BOOT</text:h>
      <text:p text:style-name="P3">The WebGLPipeline Boot Event.</text:p>
      <text:p text:style-name="P3">This event is dispatched by a WebGLPipeline when it has completed its <text:span text:style-name="Source_20_Text">boot</text:span> phase.</text:p>
      <text:h text:style-name="P2" text:outline-level="5">Parameters:</text:h>
      <table:table table:name="Tabela139" table:style-name="Tabela139">
        <table:table-column table:style-name="Tabela139.A"/>
        <table:table-column table:style-name="Tabela139.B"/>
        <table:table-column table:style-name="Tabela139.C"/>
        <table:table-header-rows>
          <table:table-row>
            <table:table-cell table:style-name="Tabela139.A1" office:value-type="string">
              <text:p text:style-name="Table_20_Heading">Name</text:p>
            </table:table-cell>
            <table:table-cell table:style-name="Tabela139.A1" office:value-type="string">
              <text:p text:style-name="Table_20_Heading">Type</text:p>
            </table:table-cell>
            <table:table-cell table:style-name="Tabela139.A1" office:value-type="string">
              <text:p text:style-name="Table_20_Heading">Description</text:p>
            </table:table-cell>
          </table:table-row>
        </table:table-header-rows>
        <table:table-row>
          <table:table-cell table:style-name="Tabela139.A1" office:value-type="string">
            <text:p text:style-name="Table_20_Contents"><text:span text:style-name="Source_20_Text">pipeline</text:span></text:p>
          </table:table-cell>
          <table:table-cell table:style-name="Tabela139.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39.A1" office:value-type="string">
            <text:p text:style-name="P160">The pipeline that booted.</text:p>
          </table:table-cell>
        </table:table-row>
      </table:table>
      <text:p text:style-name="P154">Since: 3.50.0 </text:p>
      <text:p text:style-name="P154">Source: <text:a xlink:type="simple" xlink:href="https://github.com/photonstorm/phaser/tree/v3.51.0/src/renderer/webgl/pipelines/events/BOOT_EVENT.js" text:style-name="Internet_20_link" text:visited-style-name="Visited_20_Internet_20_Link">src/renderer/webgl/pipelines/events/BOOT_EVENT.js</text:a> (<text:a xlink:type="simple" xlink:href="https://github.com/photonstorm/phaser/tree/v3.51.0/src/renderer/webgl/pipelines/events/BOOT_EVENT.js#L7" text:style-name="Internet_20_link" text:visited-style-name="Visited_20_Internet_20_Link">Line 7</text:a>) </text:p>
      <text:p text:style-name="Horizontal_20_Line"><text:soft-page-break/></text:p>
      <text:h text:style-name="P1" text:outline-level="4"><text:bookmark text:name="event:DESTROY__anchor5"/><text:bookmark text:name="event:DESTROY5"/>DESTROY</text:h>
      <text:p text:style-name="P3">The WebGLPipeline Destroy Event.</text:p>
      <text:p text:style-name="P3">This event is dispatched by a WebGLPipeline when it is starting its destroy process.</text:p>
      <text:h text:style-name="P2" text:outline-level="5">Parameters:</text:h>
      <table:table table:name="Tabela140" table:style-name="Tabela140">
        <table:table-column table:style-name="Tabela140.A"/>
        <table:table-column table:style-name="Tabela140.B"/>
        <table:table-column table:style-name="Tabela140.C"/>
        <table:table-header-rows>
          <table:table-row>
            <table:table-cell table:style-name="Tabela140.A1" office:value-type="string">
              <text:p text:style-name="Table_20_Heading">Name</text:p>
            </table:table-cell>
            <table:table-cell table:style-name="Tabela140.A1" office:value-type="string">
              <text:p text:style-name="Table_20_Heading">Type</text:p>
            </table:table-cell>
            <table:table-cell table:style-name="Tabela140.A1" office:value-type="string">
              <text:p text:style-name="Table_20_Heading">Description</text:p>
            </table:table-cell>
          </table:table-row>
        </table:table-header-rows>
        <table:table-row>
          <table:table-cell table:style-name="Tabela140.A1" office:value-type="string">
            <text:p text:style-name="Table_20_Contents"><text:span text:style-name="Source_20_Text">pipeline</text:span></text:p>
          </table:table-cell>
          <table:table-cell table:style-name="Tabela140.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40.A1" office:value-type="string">
            <text:p text:style-name="P160">The pipeline that has flushed.</text:p>
          </table:table-cell>
        </table:table-row>
      </table:table>
      <text:p text:style-name="P154">Since: 3.50.0 </text:p>
      <text:p text:style-name="P154">Source: <text:a xlink:type="simple" xlink:href="https://github.com/photonstorm/phaser/tree/v3.51.0/src/renderer/webgl/pipelines/events/DESTROY_EVENT.js" text:style-name="Internet_20_link" text:visited-style-name="Visited_20_Internet_20_Link">src/renderer/webgl/pipelines/events/DESTROY_EVENT.js</text:a> (<text:a xlink:type="simple" xlink:href="https://github.com/photonstorm/phaser/tree/v3.51.0/src/renderer/webgl/pipelines/events/DESTROY_EVENT.js#L7" text:style-name="Internet_20_link" text:visited-style-name="Visited_20_Internet_20_Link">Line 7</text:a>) </text:p>
      <text:p text:style-name="Horizontal_20_Line"/>
      <text:h text:style-name="P1" text:outline-level="4"><text:bookmark text:name="event:REBIND__anchor"/><text:bookmark text:name="event:REBIND"/>REBIND</text:h>
      <text:p text:style-name="P3">The WebGLPipeline ReBind Event.</text:p>
      <text:p text:style-name="P3">This event is dispatched by a WebGLPipeline when it is re-bound by the Pipeline Manager.</text:p>
      <text:h text:style-name="P2" text:outline-level="5">Parameters:</text:h>
      <table:table table:name="Tabela141" table:style-name="Tabela141">
        <table:table-column table:style-name="Tabela141.A"/>
        <table:table-column table:style-name="Tabela141.B"/>
        <table:table-column table:style-name="Tabela141.C"/>
        <table:table-header-rows>
          <table:table-row>
            <table:table-cell table:style-name="Tabela141.A1" office:value-type="string">
              <text:p text:style-name="Table_20_Heading">Name</text:p>
            </table:table-cell>
            <table:table-cell table:style-name="Tabela141.A1" office:value-type="string">
              <text:p text:style-name="Table_20_Heading">Type</text:p>
            </table:table-cell>
            <table:table-cell table:style-name="Tabela141.A1" office:value-type="string">
              <text:p text:style-name="Table_20_Heading">Description</text:p>
            </table:table-cell>
          </table:table-row>
        </table:table-header-rows>
        <table:table-row>
          <table:table-cell table:style-name="Tabela141.A1" office:value-type="string">
            <text:p text:style-name="Table_20_Contents"><text:span text:style-name="Source_20_Text">pipeline</text:span></text:p>
          </table:table-cell>
          <table:table-cell table:style-name="Tabela141.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41.A1" office:value-type="string">
            <text:p text:style-name="P160">The pipeline that was rebound.</text:p>
          </table:table-cell>
        </table:table-row>
        <table:table-row>
          <table:table-cell table:style-name="Tabela141.A1" office:value-type="string">
            <text:p text:style-name="Table_20_Contents"><text:span text:style-name="Source_20_Text">currentShader</text:span></text:p>
          </table:table-cell>
          <table:table-cell table:style-name="Tabela141.A1" office:value-type="string">
            <text:p text:style-name="Table_20_Contents"><text:a xlink:type="simple" xlink:href="https://photonstorm.github.io/phaser3-docs/Phaser.Renderer.WebGL.WebGLShader.html" text:style-name="Internet_20_link" text:visited-style-name="Visited_20_Internet_20_Link">Phaser.Renderer.WebGL.WebGLShader</text:a> </text:p>
          </table:table-cell>
          <table:table-cell table:style-name="Tabela141.A1" office:value-type="string">
            <text:p text:style-name="P160">The shader that was set as being current.</text:p>
          </table:table-cell>
        </table:table-row>
      </table:table>
      <text:p text:style-name="P154">Since: 3.50.0 </text:p>
      <text:p text:style-name="P154">Source: <text:a xlink:type="simple" xlink:href="https://github.com/photonstorm/phaser/tree/v3.51.0/src/renderer/webgl/pipelines/events/REBIND_EVENT.js" text:style-name="Internet_20_link" text:visited-style-name="Visited_20_Internet_20_Link">src/renderer/webgl/pipelines/events/REBIND_EVENT.js</text:a> (<text:a xlink:type="simple" xlink:href="https://github.com/photonstorm/phaser/tree/v3.51.0/src/renderer/webgl/pipelines/events/REBIND_EVENT.js#L7" text:style-name="Internet_20_link" text:visited-style-name="Visited_20_Internet_20_Link">Line 7</text:a>) </text:p>
      <text:p text:style-name="Horizontal_20_Line"/>
      <text:h text:style-name="P1" text:outline-level="4"><text:bookmark text:name="event:RESIZE__anchor1"/><text:bookmark text:name="event:RESIZE1"/>RESIZE</text:h>
      <text:p text:style-name="P3">The WebGLPipeline Resize Event.</text:p>
      <text:p text:style-name="P3">This event is dispatched by a WebGLPipeline when it is resized, usually as a result of the Renderer resizing.</text:p>
      <text:h text:style-name="P2" text:outline-level="5">Parameters:</text:h>
      <table:table table:name="Tabela142" table:style-name="Tabela142">
        <table:table-column table:style-name="Tabela142.A"/>
        <table:table-column table:style-name="Tabela142.B"/>
        <table:table-column table:style-name="Tabela142.C"/>
        <table:table-header-rows>
          <table:table-row>
            <table:table-cell table:style-name="Tabela142.A1" office:value-type="string">
              <text:p text:style-name="Table_20_Heading">Name</text:p>
            </table:table-cell>
            <table:table-cell table:style-name="Tabela142.A1" office:value-type="string">
              <text:p text:style-name="Table_20_Heading">Type</text:p>
            </table:table-cell>
            <table:table-cell table:style-name="Tabela142.A1" office:value-type="string">
              <text:p text:style-name="Table_20_Heading">Description</text:p>
            </table:table-cell>
          </table:table-row>
        </table:table-header-rows>
        <table:table-row>
          <table:table-cell table:style-name="Tabela142.A1" office:value-type="string">
            <text:p text:style-name="Table_20_Contents"><text:span text:style-name="Source_20_Text">width</text:span></text:p>
          </table:table-cell>
          <table:table-cell table:style-name="Tabela142.A1" office:value-type="string">
            <text:p text:style-name="Table_20_Contents">number </text:p>
          </table:table-cell>
          <table:table-cell table:style-name="Tabela142.A1" office:value-type="string">
            <text:p text:style-name="P160">The new width of the pipeline.</text:p>
          </table:table-cell>
        </table:table-row>
        <table:table-row>
          <table:table-cell table:style-name="Tabela142.A1" office:value-type="string">
            <text:p text:style-name="Table_20_Contents"><text:span text:style-name="Source_20_Text">height</text:span></text:p>
          </table:table-cell>
          <table:table-cell table:style-name="Tabela142.A1" office:value-type="string">
            <text:p text:style-name="Table_20_Contents">number </text:p>
          </table:table-cell>
          <table:table-cell table:style-name="Tabela142.A1" office:value-type="string">
            <text:p text:style-name="P160">The new height of the pipeline.</text:p>
          </table:table-cell>
        </table:table-row>
        <table:table-row>
          <table:table-cell table:style-name="Tabela142.A1" office:value-type="string">
            <text:p text:style-name="Table_20_Contents"><text:span text:style-name="Source_20_Text">pipeline</text:span></text:p>
          </table:table-cell>
          <table:table-cell table:style-name="Tabela142.A1" office:value-type="string">
            <text:p text:style-name="Table_20_Contents"><text:a xlink:type="simple" xlink:href="https://photonstorm.github.io/phaser3-docs/Phaser.Renderer.WebGL.WebGLPipeline.html" text:style-name="Internet_20_link" text:visited-style-name="Visited_20_Internet_20_Link">Phaser.Renderer.WebGL.WebGLPipeline</text:a> </text:p>
          </table:table-cell>
          <table:table-cell table:style-name="Tabela142.A1" office:value-type="string">
            <text:p text:style-name="P160">The pipeline that was resized.</text:p>
          </table:table-cell>
        </table:table-row>
      </table:table>
      <text:p text:style-name="P154">Since: 3.50.0 </text:p>
      <text:p text:style-name="P154"><text:soft-page-break/>Source: <text:a xlink:type="simple" xlink:href="https://github.com/photonstorm/phaser/tree/v3.51.0/src/renderer/webgl/pipelines/events/RESIZE_EVENT.js" text:style-name="Internet_20_link" text:visited-style-name="Visited_20_Internet_20_Link">src/renderer/webgl/pipelines/events/RESIZE_EVENT.js</text:a> (<text:a xlink:type="simple" xlink:href="https://github.com/photonstorm/phaser/tree/v3.51.0/src/renderer/webgl/pipelines/events/RESIZE_EVENT.js#L7" text:style-name="Internet_20_link" text:visited-style-name="Visited_20_Internet_20_Link">Line 7</text:a>) </text:p>
      <text:p text:style-name="Horizontal_20_Line"/>
      <text:h text:style-name="P1" text:outline-level="4"><text:bookmark text:name="event:ENTER_FULLSCREEN__anchor"/><text:bookmark text:name="event:ENTER_FULLSCREEN"/>ENTER_FULLSCREEN</text:h>
      <text:p text:style-name="P3">The Scale Manager has successfully entered fullscreen mode.</text:p>
      <text:p text:style-name="P154">Since: 3.16.1 </text:p>
      <text:p text:style-name="P154">Source: <text:a xlink:type="simple" xlink:href="https://github.com/photonstorm/phaser/tree/v3.51.0/src/scale/events/ENTER_FULLSCREEN_EVENT.js" text:style-name="Internet_20_link" text:visited-style-name="Visited_20_Internet_20_Link">src/scale/events/ENTER_FULLSCREEN_EVENT.js</text:a> (<text:a xlink:type="simple" xlink:href="https://github.com/photonstorm/phaser/tree/v3.51.0/src/scale/events/ENTER_FULLSCREEN_EVENT.js#L7" text:style-name="Internet_20_link" text:visited-style-name="Visited_20_Internet_20_Link">Line 7</text:a>) </text:p>
      <text:p text:style-name="Horizontal_20_Line"/>
      <text:h text:style-name="P1" text:outline-level="4"><text:bookmark text:name="event:FULLSCREEN_FAILED__anchor"/><text:bookmark text:name="event:FULLSCREEN_FAILED"/>FULLSCREEN_FAILED</text:h>
      <text:p text:style-name="P3">The Scale Manager tried to enter fullscreen mode but failed.</text:p>
      <text:p text:style-name="P154">Since: 3.17.0 </text:p>
      <text:p text:style-name="P154">Source: <text:a xlink:type="simple" xlink:href="https://github.com/photonstorm/phaser/tree/v3.51.0/src/scale/events/FULLSCREEN_FAILED_EVENT.js" text:style-name="Internet_20_link" text:visited-style-name="Visited_20_Internet_20_Link">src/scale/events/FULLSCREEN_FAILED_EVENT.js</text:a> (<text:a xlink:type="simple" xlink:href="https://github.com/photonstorm/phaser/tree/v3.51.0/src/scale/events/FULLSCREEN_FAILED_EVENT.js#L7" text:style-name="Internet_20_link" text:visited-style-name="Visited_20_Internet_20_Link">Line 7</text:a>) </text:p>
      <text:p text:style-name="Horizontal_20_Line"/>
      <text:h text:style-name="P1" text:outline-level="4"><text:bookmark text:name="event:FULLSCREEN_UNSUPPORTED__anchor"/><text:bookmark text:name="event:FULLSCREEN_UNSUPPORTED"/>FULLSCREEN_UNSUPPORTED</text:h>
      <text:p text:style-name="P3">The Scale Manager tried to enter fullscreen mode, but it is unsupported by the browser.</text:p>
      <text:p text:style-name="P154">Since: 3.16.1 </text:p>
      <text:p text:style-name="P154">Source: <text:a xlink:type="simple" xlink:href="https://github.com/photonstorm/phaser/tree/v3.51.0/src/scale/events/FULLSCREEN_UNSUPPORTED_EVENT.js" text:style-name="Internet_20_link" text:visited-style-name="Visited_20_Internet_20_Link">src/scale/events/FULLSCREEN_UNSUPPORTED_EVENT.js</text:a> (<text:a xlink:type="simple" xlink:href="https://github.com/photonstorm/phaser/tree/v3.51.0/src/scale/events/FULLSCREEN_UNSUPPORTED_EVENT.js#L7" text:style-name="Internet_20_link" text:visited-style-name="Visited_20_Internet_20_Link">Line 7</text:a>) </text:p>
      <text:p text:style-name="Horizontal_20_Line"/>
      <text:h text:style-name="P1" text:outline-level="4"><text:bookmark text:name="event:LEAVE_FULLSCREEN__anchor"/><text:bookmark text:name="event:LEAVE_FULLSCREEN"/>LEAVE_FULLSCREEN</text:h>
      <text:p text:style-name="P3">The Scale Manager was in fullscreen mode, but has since left, either directly via game code, or via a user gestured, such as pressing the ESC key.</text:p>
      <text:p text:style-name="P154">Since: 3.16.1 </text:p>
      <text:p text:style-name="P154">Source: <text:a xlink:type="simple" xlink:href="https://github.com/photonstorm/phaser/tree/v3.51.0/src/scale/events/LEAVE_FULLSCREEN_EVENT.js" text:style-name="Internet_20_link" text:visited-style-name="Visited_20_Internet_20_Link">src/scale/events/LEAVE_FULLSCREEN_EVENT.js</text:a> (<text:a xlink:type="simple" xlink:href="https://github.com/photonstorm/phaser/tree/v3.51.0/src/scale/events/LEAVE_FULLSCREEN_EVENT.js#L7" text:style-name="Internet_20_link" text:visited-style-name="Visited_20_Internet_20_Link">Line 7</text:a>) </text:p>
      <text:p text:style-name="Horizontal_20_Line"/>
      <text:h text:style-name="P1" text:outline-level="4"><text:bookmark text:name="event:ORIENTATION_CHANGE__anchor"/><text:bookmark text:name="event:ORIENTATION_CHANGE"/>ORIENTATION_CHANGE</text:h>
      <text:p text:style-name="P3">The Scale Manager Orientation Change Event.</text:p>
      <text:p text:style-name="P3">This event is dispatched whenever the Scale Manager detects an orientation change event from the browser.</text:p>
      <text:h text:style-name="P2" text:outline-level="5">Parameters:</text:h>
      <table:table table:name="Tabela143" table:style-name="Tabela143">
        <table:table-column table:style-name="Tabela143.A"/>
        <table:table-column table:style-name="Tabela143.B"/>
        <table:table-column table:style-name="Tabela143.C"/>
        <table:table-header-rows>
          <table:table-row>
            <table:table-cell table:style-name="Tabela143.A1" office:value-type="string">
              <text:p text:style-name="Table_20_Heading">Name</text:p>
            </table:table-cell>
            <table:table-cell table:style-name="Tabela143.A1" office:value-type="string">
              <text:p text:style-name="Table_20_Heading">Type</text:p>
            </table:table-cell>
            <table:table-cell table:style-name="Tabela143.A1" office:value-type="string">
              <text:p text:style-name="Table_20_Heading">Description</text:p>
            </table:table-cell>
          </table:table-row>
        </table:table-header-rows>
        <table:table-row>
          <table:table-cell table:style-name="Tabela143.A1" office:value-type="string">
            <text:p text:style-name="Table_20_Contents"><text:span text:style-name="Source_20_Text">orientation</text:span></text:p>
          </table:table-cell>
          <table:table-cell table:style-name="Tabela143.A1" office:value-type="string">
            <text:p text:style-name="Table_20_Contents">string </text:p>
          </table:table-cell>
          <table:table-cell table:style-name="Tabela143.A1" office:value-type="string">
            <text:p text:style-name="P160">The new orientation value. Either <text:span text:style-name="Source_20_Text">Phaser.Scale.Orientation.LANDSCAPE</text:span> or <text:span text:style-name="Source_20_Text">Phaser.Scale.Orientation.PORTRAIT</text:span>.</text:p>
          </table:table-cell>
        </table:table-row>
      </table:table>
      <text:p text:style-name="P154">Since: 3.16.1 </text:p>
      <text:p text:style-name="P154">Source: <text:a xlink:type="simple" xlink:href="https://github.com/photonstorm/phaser/tree/v3.51.0/src/scale/events/ORIENTATION_CHANGE_EVENT.js" text:style-name="Internet_20_link" text:visited-style-name="Visited_20_Internet_20_Link">src/scale/events/ORIENTATION_CHANGE_EVENT.js</text:a> (<text:a xlink:type="simple" xlink:href="https://github.com/photonstorm/phaser/tree/v3.51.0/src/scale/events/ORIENTATION_CHANGE_EVENT.js#L7" text:style-name="Internet_20_link" text:visited-style-name="Visited_20_Internet_20_Link">Line 7</text:a>) </text:p>
      <text:p text:style-name="Horizontal_20_Line"/>
      <text:h text:style-name="P1" text:outline-level="4"><text:bookmark text:name="event:RESIZE__anchor2"/><text:bookmark text:name="event:RESIZE2"/><text:soft-page-break/>RESIZE</text:h>
      <text:p text:style-name="P3">The Scale Manager Resize Event.</text:p>
      <text:p text:style-name="P3">This event is dispatched whenever the Scale Manager detects a resize event from the browser. It sends three parameters to the callback, each of them being Size components. You can read the <text:span text:style-name="Source_20_Text">width</text:span>, <text:span text:style-name="Source_20_Text">height</text:span>, <text:span text:style-name="Source_20_Text">aspectRatio</text:span> and other properties of these components to help with scaling your own game content.</text:p>
      <text:h text:style-name="P2" text:outline-level="5">Parameters:</text:h>
      <table:table table:name="Tabela144" table:style-name="Tabela144">
        <table:table-column table:style-name="Tabela144.A"/>
        <table:table-column table:style-name="Tabela144.B"/>
        <table:table-column table:style-name="Tabela144.C"/>
        <table:table-header-rows>
          <table:table-row>
            <table:table-cell table:style-name="Tabela144.A1" office:value-type="string">
              <text:p text:style-name="Table_20_Heading">Name</text:p>
            </table:table-cell>
            <table:table-cell table:style-name="Tabela144.A1" office:value-type="string">
              <text:p text:style-name="Table_20_Heading">Type</text:p>
            </table:table-cell>
            <table:table-cell table:style-name="Tabela144.A1" office:value-type="string">
              <text:p text:style-name="Table_20_Heading">Description</text:p>
            </table:table-cell>
          </table:table-row>
        </table:table-header-rows>
        <table:table-row>
          <table:table-cell table:style-name="Tabela144.A1" office:value-type="string">
            <text:p text:style-name="Table_20_Contents"><text:span text:style-name="Source_20_Text">gameSize</text:span></text:p>
          </table:table-cell>
          <table:table-cell table:style-name="Tabela144.A1" office:value-type="string">
            <text:p text:style-name="Table_20_Contents"><text:a xlink:type="simple" xlink:href="https://photonstorm.github.io/phaser3-docs/Phaser.Structs.Size.html" text:style-name="Internet_20_link" text:visited-style-name="Visited_20_Internet_20_Link">Phaser.Structs.Size</text:a> </text:p>
          </table:table-cell>
          <table:table-cell table:style-name="Tabela144.A1" office:value-type="string">
            <text:p text:style-name="P160">A reference to the Game Size component. This is the un-scaled size of your game canvas.</text:p>
          </table:table-cell>
        </table:table-row>
        <table:table-row>
          <table:table-cell table:style-name="Tabela144.A1" office:value-type="string">
            <text:p text:style-name="Table_20_Contents"><text:span text:style-name="Source_20_Text">baseSize</text:span></text:p>
          </table:table-cell>
          <table:table-cell table:style-name="Tabela144.A1" office:value-type="string">
            <text:p text:style-name="Table_20_Contents"><text:a xlink:type="simple" xlink:href="https://photonstorm.github.io/phaser3-docs/Phaser.Structs.Size.html" text:style-name="Internet_20_link" text:visited-style-name="Visited_20_Internet_20_Link">Phaser.Structs.Size</text:a> </text:p>
          </table:table-cell>
          <table:table-cell table:style-name="Tabela144.A1" office:value-type="string">
            <text:p text:style-name="P160">A reference to the Base Size component. This is the game size.</text:p>
          </table:table-cell>
        </table:table-row>
        <table:table-row>
          <table:table-cell table:style-name="Tabela144.A1" office:value-type="string">
            <text:p text:style-name="Table_20_Contents"><text:span text:style-name="Source_20_Text">displaySize</text:span></text:p>
          </table:table-cell>
          <table:table-cell table:style-name="Tabela144.A1" office:value-type="string">
            <text:p text:style-name="Table_20_Contents"><text:a xlink:type="simple" xlink:href="https://photonstorm.github.io/phaser3-docs/Phaser.Structs.Size.html" text:style-name="Internet_20_link" text:visited-style-name="Visited_20_Internet_20_Link">Phaser.Structs.Size</text:a> </text:p>
          </table:table-cell>
          <table:table-cell table:style-name="Tabela144.A1" office:value-type="string">
            <text:p text:style-name="P160">A reference to the Display Size component. This is the scaled canvas size, after applying zoom and scale mode.</text:p>
          </table:table-cell>
        </table:table-row>
        <table:table-row>
          <table:table-cell table:style-name="Tabela144.A1" office:value-type="string">
            <text:p text:style-name="Table_20_Contents"><text:span text:style-name="Source_20_Text">previousWidth</text:span></text:p>
          </table:table-cell>
          <table:table-cell table:style-name="Tabela144.A1" office:value-type="string">
            <text:p text:style-name="Table_20_Contents">number </text:p>
          </table:table-cell>
          <table:table-cell table:style-name="Tabela144.A1" office:value-type="string">
            <text:p text:style-name="P160">If the <text:span text:style-name="Source_20_Text">gameSize</text:span> has changed, this value contains its previous width, otherwise it contains the current width.</text:p>
          </table:table-cell>
        </table:table-row>
        <table:table-row>
          <table:table-cell table:style-name="Tabela144.A1" office:value-type="string">
            <text:p text:style-name="Table_20_Contents"><text:span text:style-name="Source_20_Text">previousHeight</text:span></text:p>
          </table:table-cell>
          <table:table-cell table:style-name="Tabela144.A1" office:value-type="string">
            <text:p text:style-name="Table_20_Contents">number </text:p>
          </table:table-cell>
          <table:table-cell table:style-name="Tabela144.A1" office:value-type="string">
            <text:p text:style-name="P160">If the <text:span text:style-name="Source_20_Text">gameSize</text:span> has changed, this value contains its previous height, otherwise it contains the current height.</text:p>
          </table:table-cell>
        </table:table-row>
      </table:table>
      <text:p text:style-name="P154">Since: 3.16.1 </text:p>
      <text:p text:style-name="P154">Source: <text:a xlink:type="simple" xlink:href="https://github.com/photonstorm/phaser/tree/v3.51.0/src/scale/events/RESIZE_EVENT.js" text:style-name="Internet_20_link" text:visited-style-name="Visited_20_Internet_20_Link">src/scale/events/RESIZE_EVENT.js</text:a> (<text:a xlink:type="simple" xlink:href="https://github.com/photonstorm/phaser/tree/v3.51.0/src/scale/events/RESIZE_EVENT.js#L7" text:style-name="Internet_20_link" text:visited-style-name="Visited_20_Internet_20_Link">Line 7</text:a>) </text:p>
      <text:p text:style-name="Horizontal_20_Line"/>
      <text:h text:style-name="P1" text:outline-level="4"><text:bookmark text:name="event:ADDED_TO_SCENE__anchor1"/><text:bookmark text:name="event:ADDED_TO_SCENE1"/>ADDED_TO_SCENE</text:h>
      <text:p text:style-name="P3">The Game Object Added to Scene Event.</text:p>
      <text:p text:style-name="P3">This event is dispatched when a Game Object is added to a Scene.</text:p>
      <text:p text:style-name="P3">Listen for it from a Scene using <text:span text:style-name="Source_20_Text">this.scene.events.on('addedtoscene', listener)</text:span>.</text:p>
      <text:h text:style-name="P2" text:outline-level="5">Parameters:</text:h>
      <table:table table:name="Tabela145" table:style-name="Tabela145">
        <table:table-column table:style-name="Tabela145.A"/>
        <table:table-column table:style-name="Tabela145.B"/>
        <table:table-column table:style-name="Tabela145.C"/>
        <table:table-header-rows>
          <table:table-row>
            <table:table-cell table:style-name="Tabela145.A1" office:value-type="string">
              <text:p text:style-name="Table_20_Heading">Name</text:p>
            </table:table-cell>
            <table:table-cell table:style-name="Tabela145.A1" office:value-type="string">
              <text:p text:style-name="Table_20_Heading">Type</text:p>
            </table:table-cell>
            <table:table-cell table:style-name="Tabela145.A1" office:value-type="string">
              <text:p text:style-name="Table_20_Heading">Description</text:p>
            </table:table-cell>
          </table:table-row>
        </table:table-header-rows>
        <table:table-row>
          <table:table-cell table:style-name="Tabela145.A1" office:value-type="string">
            <text:p text:style-name="Table_20_Contents"><text:span text:style-name="Source_20_Text">gameObject</text:span></text:p>
          </table:table-cell>
          <table:table-cell table:style-name="Tabela145.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45.A1" office:value-type="string">
            <text:p text:style-name="P160">The Game Object that was added to the Scene.</text:p>
          </table:table-cell>
        </table:table-row>
        <table:table-row>
          <table:table-cell table:style-name="Tabela145.A1" office:value-type="string">
            <text:p text:style-name="Table_20_Contents"><text:span text:style-name="Source_20_Text">scene</text:span></text:p>
          </table:table-cell>
          <table:table-cell table:style-name="Tabela145.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45.A1" office:value-type="string">
            <text:p text:style-name="P160">The Scene to which the Game Object was added.</text:p>
          </table:table-cell>
        </table:table-row>
      </table:table>
      <text:p text:style-name="P154"><text:soft-page-break/>Since: 3.50.0 </text:p>
      <text:p text:style-name="P154">Source: <text:a xlink:type="simple" xlink:href="https://github.com/photonstorm/phaser/tree/v3.51.0/src/scene/events/ADDED_TO_SCENE_EVENT.js" text:style-name="Internet_20_link" text:visited-style-name="Visited_20_Internet_20_Link">src/scene/events/ADDED_TO_SCENE_EVENT.js</text:a> (<text:a xlink:type="simple" xlink:href="https://github.com/photonstorm/phaser/tree/v3.51.0/src/scene/events/ADDED_TO_SCENE_EVENT.js#L7" text:style-name="Internet_20_link" text:visited-style-name="Visited_20_Internet_20_Link">Line 7</text:a>) </text:p>
      <text:p text:style-name="Horizontal_20_Line"/>
      <text:h text:style-name="P1" text:outline-level="4"><text:bookmark text:name="event:BOOT__anchor3"/><text:bookmark text:name="event:BOOT3"/>BOOT</text:h>
      <text:p text:style-name="P3">The Scene Systems Boot Event.</text:p>
      <text:p text:style-name="P3">This event is dispatched by a Scene during the Scene Systems boot process. Primarily used by Scene Plugins.</text:p>
      <text:p text:style-name="P3">Listen to it from a Scene using <text:span text:style-name="Source_20_Text">this.scene.events.on('boot', listener)</text:span>.</text:p>
      <text:h text:style-name="P2" text:outline-level="5">Parameters:</text:h>
      <table:table table:name="Tabela146" table:style-name="Tabela146">
        <table:table-column table:style-name="Tabela146.A"/>
        <table:table-column table:style-name="Tabela146.B"/>
        <table:table-column table:style-name="Tabela146.C"/>
        <table:table-header-rows>
          <table:table-row>
            <table:table-cell table:style-name="Tabela146.A1" office:value-type="string">
              <text:p text:style-name="Table_20_Heading">Name</text:p>
            </table:table-cell>
            <table:table-cell table:style-name="Tabela146.A1" office:value-type="string">
              <text:p text:style-name="Table_20_Heading">Type</text:p>
            </table:table-cell>
            <table:table-cell table:style-name="Tabela146.A1" office:value-type="string">
              <text:p text:style-name="Table_20_Heading">Description</text:p>
            </table:table-cell>
          </table:table-row>
        </table:table-header-rows>
        <table:table-row>
          <table:table-cell table:style-name="Tabela146.A1" office:value-type="string">
            <text:p text:style-name="Table_20_Contents"><text:span text:style-name="Source_20_Text">sys</text:span></text:p>
          </table:table-cell>
          <table:table-cell table:style-name="Tabela146.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46.A1" office:value-type="string">
            <text:p text:style-name="P160">A reference to the Scene Systems class of the Scene that emitted this event.</text:p>
          </table:table-cell>
        </table:table-row>
      </table:table>
      <text:p text:style-name="P154">Since: 3.0.0 </text:p>
      <text:p text:style-name="P154">Source: <text:a xlink:type="simple" xlink:href="https://github.com/photonstorm/phaser/tree/v3.51.0/src/scene/events/BOOT_EVENT.js" text:style-name="Internet_20_link" text:visited-style-name="Visited_20_Internet_20_Link">src/scene/events/BOOT_EVENT.js</text:a> (<text:a xlink:type="simple" xlink:href="https://github.com/photonstorm/phaser/tree/v3.51.0/src/scene/events/BOOT_EVENT.js#L7" text:style-name="Internet_20_link" text:visited-style-name="Visited_20_Internet_20_Link">Line 7</text:a>) </text:p>
      <text:p text:style-name="Horizontal_20_Line"/>
      <text:h text:style-name="P1" text:outline-level="4"><text:bookmark text:name="event:CREATE__anchor"/><text:bookmark text:name="event:CREATE"/>CREATE</text:h>
      <text:p text:style-name="P3">The Scene Create Event.</text:p>
      <text:p text:style-name="P3">This event is dispatched by a Scene after it has been created by the Scene Manager.</text:p>
      <text:p text:style-name="P3">If a Scene has a <text:span text:style-name="Source_20_Text">create</text:span> method then this event is emitted <text:span text:style-name="Emphasis">after</text:span> that has run.</text:p>
      <text:p text:style-name="P3">If there is a transition, this event will be fired after the <text:span text:style-name="Source_20_Text">TRANSITION_START</text:span> event.</text:p>
      <text:p text:style-name="P3">Listen to it from a Scene using <text:span text:style-name="Source_20_Text">this.scene.events.on('create', listener)</text:span>.</text:p>
      <text:h text:style-name="P2" text:outline-level="5">Parameters:</text:h>
      <table:table table:name="Tabela147" table:style-name="Tabela147">
        <table:table-column table:style-name="Tabela147.A"/>
        <table:table-column table:style-name="Tabela147.B"/>
        <table:table-column table:style-name="Tabela147.C"/>
        <table:table-header-rows>
          <table:table-row>
            <table:table-cell table:style-name="Tabela147.A1" office:value-type="string">
              <text:p text:style-name="Table_20_Heading">Name</text:p>
            </table:table-cell>
            <table:table-cell table:style-name="Tabela147.A1" office:value-type="string">
              <text:p text:style-name="Table_20_Heading">Type</text:p>
            </table:table-cell>
            <table:table-cell table:style-name="Tabela147.A1" office:value-type="string">
              <text:p text:style-name="Table_20_Heading">Description</text:p>
            </table:table-cell>
          </table:table-row>
        </table:table-header-rows>
        <table:table-row>
          <table:table-cell table:style-name="Tabela147.A1" office:value-type="string">
            <text:p text:style-name="Table_20_Contents"><text:span text:style-name="Source_20_Text">scene</text:span></text:p>
          </table:table-cell>
          <table:table-cell table:style-name="Tabela147.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47.A1" office:value-type="string">
            <text:p text:style-name="P160">A reference to the Scene that emitted this event.</text:p>
          </table:table-cell>
        </table:table-row>
      </table:table>
      <text:p text:style-name="P154">Since: 3.17.0 </text:p>
      <text:p text:style-name="P154">Source: <text:a xlink:type="simple" xlink:href="https://github.com/photonstorm/phaser/tree/v3.51.0/src/scene/events/CREATE_EVENT.js" text:style-name="Internet_20_link" text:visited-style-name="Visited_20_Internet_20_Link">src/scene/events/CREATE_EVENT.js</text:a> (<text:a xlink:type="simple" xlink:href="https://github.com/photonstorm/phaser/tree/v3.51.0/src/scene/events/CREATE_EVENT.js#L7" text:style-name="Internet_20_link" text:visited-style-name="Visited_20_Internet_20_Link">Line 7</text:a>) </text:p>
      <text:p text:style-name="Horizontal_20_Line"/>
      <text:h text:style-name="P1" text:outline-level="4"><text:bookmark text:name="event:DESTROY__anchor6"/><text:bookmark text:name="event:DESTROY6"/>DESTROY</text:h>
      <text:p text:style-name="P3">The Scene Systems Destroy Event.</text:p>
      <text:p text:style-name="P3">This event is dispatched by a Scene during the Scene Systems destroy process.</text:p>
      <text:p text:style-name="P3">Listen to it from a Scene using <text:span text:style-name="Source_20_Text">this.scene.events.on('destroy', listener)</text:span>.</text:p>
      <text:p text:style-name="P3">You should destroy any resources that may be in use by your Scene in this event handler.</text:p>
      <text:h text:style-name="P2" text:outline-level="5"><text:soft-page-break/>Parameters:</text:h>
      <table:table table:name="Tabela148" table:style-name="Tabela148">
        <table:table-column table:style-name="Tabela148.A"/>
        <table:table-column table:style-name="Tabela148.B"/>
        <table:table-column table:style-name="Tabela148.C"/>
        <table:table-header-rows>
          <table:table-row>
            <table:table-cell table:style-name="Tabela148.A1" office:value-type="string">
              <text:p text:style-name="Table_20_Heading">Name</text:p>
            </table:table-cell>
            <table:table-cell table:style-name="Tabela148.A1" office:value-type="string">
              <text:p text:style-name="Table_20_Heading">Type</text:p>
            </table:table-cell>
            <table:table-cell table:style-name="Tabela148.A1" office:value-type="string">
              <text:p text:style-name="Table_20_Heading">Description</text:p>
            </table:table-cell>
          </table:table-row>
        </table:table-header-rows>
        <table:table-row>
          <table:table-cell table:style-name="Tabela148.A1" office:value-type="string">
            <text:p text:style-name="Table_20_Contents"><text:span text:style-name="Source_20_Text">sys</text:span></text:p>
          </table:table-cell>
          <table:table-cell table:style-name="Tabela148.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48.A1" office:value-type="string">
            <text:p text:style-name="P160">A reference to the Scene Systems class of the Scene that emitted this event.</text:p>
          </table:table-cell>
        </table:table-row>
      </table:table>
      <text:p text:style-name="P154">Since: 3.0.0 </text:p>
      <text:p text:style-name="P154">Source: <text:a xlink:type="simple" xlink:href="https://github.com/photonstorm/phaser/tree/v3.51.0/src/scene/events/DESTROY_EVENT.js" text:style-name="Internet_20_link" text:visited-style-name="Visited_20_Internet_20_Link">src/scene/events/DESTROY_EVENT.js</text:a> (<text:a xlink:type="simple" xlink:href="https://github.com/photonstorm/phaser/tree/v3.51.0/src/scene/events/DESTROY_EVENT.js#L7" text:style-name="Internet_20_link" text:visited-style-name="Visited_20_Internet_20_Link">Line 7</text:a>) </text:p>
      <text:p text:style-name="Horizontal_20_Line"/>
      <text:h text:style-name="P1" text:outline-level="4"><text:bookmark text:name="event:PAUSE__anchor3"/><text:bookmark text:name="event:PAUSE3"/>PAUSE</text:h>
      <text:p text:style-name="P3">The Scene Systems Pause Event.</text:p>
      <text:p text:style-name="P3">This event is dispatched by a Scene when it is paused, either directly via the <text:span text:style-name="Source_20_Text">pause</text:span> method, or as an action from another Scene.</text:p>
      <text:p text:style-name="P3">Listen to it from a Scene using <text:span text:style-name="Source_20_Text">this.scene.events.on('pause', listener)</text:span>.</text:p>
      <text:h text:style-name="P2" text:outline-level="5">Parameters:</text:h>
      <table:table table:name="Tabela149" table:style-name="Tabela149">
        <table:table-column table:style-name="Tabela149.A"/>
        <table:table-column table:style-name="Tabela149.B"/>
        <table:table-column table:style-name="Tabela149.C"/>
        <table:table-column table:style-name="Tabela149.D"/>
        <table:table-header-rows>
          <table:table-row>
            <table:table-cell table:style-name="Tabela149.A1" office:value-type="string">
              <text:p text:style-name="Table_20_Heading">Name</text:p>
            </table:table-cell>
            <table:table-cell table:style-name="Tabela149.A1" office:value-type="string">
              <text:p text:style-name="Table_20_Heading">Type</text:p>
            </table:table-cell>
            <table:table-cell table:style-name="Tabela149.A1" office:value-type="string">
              <text:p text:style-name="Table_20_Heading">Argument</text:p>
            </table:table-cell>
            <table:table-cell table:style-name="Tabela149.A1" office:value-type="string">
              <text:p text:style-name="Table_20_Heading">Description</text:p>
            </table:table-cell>
          </table:table-row>
        </table:table-header-rows>
        <table:table-row>
          <table:table-cell table:style-name="Tabela149.A1" office:value-type="string">
            <text:p text:style-name="Table_20_Contents"><text:span text:style-name="Source_20_Text">sys</text:span></text:p>
          </table:table-cell>
          <table:table-cell table:style-name="Tabela149.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49.A1" office:value-type="string">
            <text:p text:style-name="P161"/>
          </table:table-cell>
          <table:table-cell table:style-name="Tabela149.A1" office:value-type="string">
            <text:p text:style-name="P160">A reference to the Scene Systems class of the Scene that emitted this event.</text:p>
          </table:table-cell>
        </table:table-row>
        <table:table-row>
          <table:table-cell table:style-name="Tabela149.A1" office:value-type="string">
            <text:p text:style-name="Table_20_Contents"><text:span text:style-name="Source_20_Text">data</text:span></text:p>
          </table:table-cell>
          <table:table-cell table:style-name="Tabela149.A1" office:value-type="string">
            <text:p text:style-name="Table_20_Contents">any </text:p>
          </table:table-cell>
          <table:table-cell table:style-name="Tabela149.A1" office:value-type="string">
            <text:p text:style-name="Table_20_Contents">&lt;optional&gt;</text:p>
          </table:table-cell>
          <table:table-cell table:style-name="Tabela149.A1" office:value-type="string">
            <text:p text:style-name="P160">An optional data object that was passed to this Scene when it was paused.</text:p>
          </table:table-cell>
        </table:table-row>
      </table:table>
      <text:p text:style-name="P154">Since: 3.0.0 </text:p>
      <text:p text:style-name="P154">Source: <text:a xlink:type="simple" xlink:href="https://github.com/photonstorm/phaser/tree/v3.51.0/src/scene/events/PAUSE_EVENT.js" text:style-name="Internet_20_link" text:visited-style-name="Visited_20_Internet_20_Link">src/scene/events/PAUSE_EVENT.js</text:a> (<text:a xlink:type="simple" xlink:href="https://github.com/photonstorm/phaser/tree/v3.51.0/src/scene/events/PAUSE_EVENT.js#L7" text:style-name="Internet_20_link" text:visited-style-name="Visited_20_Internet_20_Link">Line 7</text:a>) </text:p>
      <text:p text:style-name="Horizontal_20_Line"/>
      <text:h text:style-name="P1" text:outline-level="4"><text:bookmark text:name="event:POST_UPDATE__anchor"/><text:bookmark text:name="event:POST_UPDATE"/>POST_UPDATE</text:h>
      <text:p text:style-name="P3">The Scene Systems Post Update Event.</text:p>
      <text:p text:style-name="P3">This event is dispatched by a Scene during the main game loop step.</text:p>
      <text:p text:style-name="P3">The event flow for a single step of a Scene is as follows:</text:p>
      <text:list xml:id="list510297600" text:style-name="L37">
        <text:list-item>
          <text:p text:style-name="P73"><text:a xlink:type="simple" xlink:href="https://photonstorm.github.io/phaser3-docs/Phaser.Scenes.Events.html#event:PRE_UPDATE" text:style-name="Internet_20_link" text:visited-style-name="Visited_20_Internet_20_Link"><text:span text:style-name="Source_20_Text">PRE_UPDATE</text:span></text:a> </text:p>
        </text:list-item>
        <text:list-item>
          <text:p text:style-name="P73"><text:a xlink:type="simple" xlink:href="https://photonstorm.github.io/phaser3-docs/Phaser.Scenes.Events.html#event:UPDATE" text:style-name="Internet_20_link" text:visited-style-name="Visited_20_Internet_20_Link"><text:span text:style-name="Source_20_Text">UPDATE</text:span></text:a> </text:p>
        </text:list-item>
        <text:list-item>
          <text:p text:style-name="P73">The <text:span text:style-name="Source_20_Text">Scene.update</text:span> method is called, if it exists </text:p>
        </text:list-item>
        <text:list-item>
          <text:p text:style-name="P73"><text:a xlink:type="simple" xlink:href="https://photonstorm.github.io/phaser3-docs/Phaser.Scenes.Events.html#event:POST_UPDATE" text:style-name="Internet_20_link" text:visited-style-name="Visited_20_Internet_20_Link"><text:span text:style-name="Source_20_Text">POST_UPDATE</text:span></text:a> </text:p>
        </text:list-item>
        <text:list-item>
          <text:p text:style-name="P74"><text:a xlink:type="simple" xlink:href="https://photonstorm.github.io/phaser3-docs/Phaser.Scenes.Events.html#event:RENDER" text:style-name="Internet_20_link" text:visited-style-name="Visited_20_Internet_20_Link"><text:span text:style-name="Source_20_Text">RENDER</text:span></text:a> </text:p>
        </text:list-item>
      </text:list>
      <text:p text:style-name="P3">Listen to it from a Scene using <text:span text:style-name="Source_20_Text">this.scene.events.on('postupdate', listener)</text:span>.</text:p>
      <text:p text:style-name="P3">A Scene will only run its step if it is active.</text:p>
      <text:h text:style-name="P2" text:outline-level="5"><text:soft-page-break/>Parameters:</text:h>
      <table:table table:name="Tabela150" table:style-name="Tabela150">
        <table:table-column table:style-name="Tabela150.A"/>
        <table:table-column table:style-name="Tabela150.B"/>
        <table:table-column table:style-name="Tabela150.C"/>
        <table:table-header-rows>
          <table:table-row>
            <table:table-cell table:style-name="Tabela150.A1" office:value-type="string">
              <text:p text:style-name="Table_20_Heading">Name</text:p>
            </table:table-cell>
            <table:table-cell table:style-name="Tabela150.A1" office:value-type="string">
              <text:p text:style-name="Table_20_Heading">Type</text:p>
            </table:table-cell>
            <table:table-cell table:style-name="Tabela150.A1" office:value-type="string">
              <text:p text:style-name="Table_20_Heading">Description</text:p>
            </table:table-cell>
          </table:table-row>
        </table:table-header-rows>
        <table:table-row>
          <table:table-cell table:style-name="Tabela150.A1" office:value-type="string">
            <text:p text:style-name="Table_20_Contents"><text:span text:style-name="Source_20_Text">sys</text:span></text:p>
          </table:table-cell>
          <table:table-cell table:style-name="Tabela150.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0.A1" office:value-type="string">
            <text:p text:style-name="P160">A reference to the Scene Systems class of the Scene that emitted this event.</text:p>
          </table:table-cell>
        </table:table-row>
        <table:table-row>
          <table:table-cell table:style-name="Tabela150.A1" office:value-type="string">
            <text:p text:style-name="Table_20_Contents"><text:span text:style-name="Source_20_Text">time</text:span></text:p>
          </table:table-cell>
          <table:table-cell table:style-name="Tabela150.A1" office:value-type="string">
            <text:p text:style-name="Table_20_Contents">number </text:p>
          </table:table-cell>
          <table:table-cell table:style-name="Tabela150.A1" office:value-type="string">
            <text:p text:style-name="P160">The current time. Either a High Resolution Timer value if it comes from Request Animation Frame, or Date.now if using SetTimeout.</text:p>
          </table:table-cell>
        </table:table-row>
        <table:table-row>
          <table:table-cell table:style-name="Tabela150.A1" office:value-type="string">
            <text:p text:style-name="Table_20_Contents"><text:span text:style-name="Source_20_Text">delta</text:span></text:p>
          </table:table-cell>
          <table:table-cell table:style-name="Tabela150.A1" office:value-type="string">
            <text:p text:style-name="Table_20_Contents">number </text:p>
          </table:table-cell>
          <table:table-cell table:style-name="Tabela150.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scene/events/POST_UPDATE_EVENT.js" text:style-name="Internet_20_link" text:visited-style-name="Visited_20_Internet_20_Link">src/scene/events/POST_UPDATE_EVENT.js</text:a> (<text:a xlink:type="simple" xlink:href="https://github.com/photonstorm/phaser/tree/v3.51.0/src/scene/events/POST_UPDATE_EVENT.js#L7" text:style-name="Internet_20_link" text:visited-style-name="Visited_20_Internet_20_Link">Line 7</text:a>) </text:p>
      <text:p text:style-name="Horizontal_20_Line"/>
      <text:h text:style-name="P1" text:outline-level="4"><text:bookmark text:name="event:PRE_UPDATE__anchor1"/><text:bookmark text:name="event:PRE_UPDATE1"/>PRE_UPDATE</text:h>
      <text:p text:style-name="P3">The Scene Systems Pre Update Event.</text:p>
      <text:p text:style-name="P3">This event is dispatched by a Scene during the main game loop step.</text:p>
      <text:p text:style-name="P3">The event flow for a single step of a Scene is as follows:</text:p>
      <text:list xml:id="list441047839" text:style-name="L38">
        <text:list-item>
          <text:p text:style-name="P75"><text:a xlink:type="simple" xlink:href="https://photonstorm.github.io/phaser3-docs/Phaser.Scenes.Events.html#event:PRE_UPDATE" text:style-name="Internet_20_link" text:visited-style-name="Visited_20_Internet_20_Link"><text:span text:style-name="Source_20_Text">PRE_UPDATE</text:span></text:a> </text:p>
        </text:list-item>
        <text:list-item>
          <text:p text:style-name="P75"><text:a xlink:type="simple" xlink:href="https://photonstorm.github.io/phaser3-docs/Phaser.Scenes.Events.html#event:UPDATE" text:style-name="Internet_20_link" text:visited-style-name="Visited_20_Internet_20_Link"><text:span text:style-name="Source_20_Text">UPDATE</text:span></text:a> </text:p>
        </text:list-item>
        <text:list-item>
          <text:p text:style-name="P75">The <text:span text:style-name="Source_20_Text">Scene.update</text:span> method is called, if it exists </text:p>
        </text:list-item>
        <text:list-item>
          <text:p text:style-name="P75"><text:a xlink:type="simple" xlink:href="https://photonstorm.github.io/phaser3-docs/Phaser.Scenes.Events.html#event:POST_UPDATE" text:style-name="Internet_20_link" text:visited-style-name="Visited_20_Internet_20_Link"><text:span text:style-name="Source_20_Text">POST_UPDATE</text:span></text:a> </text:p>
        </text:list-item>
        <text:list-item>
          <text:p text:style-name="P76"><text:a xlink:type="simple" xlink:href="https://photonstorm.github.io/phaser3-docs/Phaser.Scenes.Events.html#event:RENDER" text:style-name="Internet_20_link" text:visited-style-name="Visited_20_Internet_20_Link"><text:span text:style-name="Source_20_Text">RENDER</text:span></text:a> </text:p>
        </text:list-item>
      </text:list>
      <text:p text:style-name="P3">Listen to it from a Scene using <text:span text:style-name="Source_20_Text">this.scene.events.on('preupdate', listener)</text:span>.</text:p>
      <text:p text:style-name="P3">A Scene will only run its step if it is active.</text:p>
      <text:h text:style-name="P2" text:outline-level="5">Parameters:</text:h>
      <table:table table:name="Tabela151" table:style-name="Tabela151">
        <table:table-column table:style-name="Tabela151.A"/>
        <table:table-column table:style-name="Tabela151.B"/>
        <table:table-column table:style-name="Tabela151.C"/>
        <table:table-header-rows>
          <table:table-row>
            <table:table-cell table:style-name="Tabela151.A1" office:value-type="string">
              <text:p text:style-name="Table_20_Heading">Name</text:p>
            </table:table-cell>
            <table:table-cell table:style-name="Tabela151.A1" office:value-type="string">
              <text:p text:style-name="Table_20_Heading">Type</text:p>
            </table:table-cell>
            <table:table-cell table:style-name="Tabela151.A1" office:value-type="string">
              <text:p text:style-name="Table_20_Heading">Description</text:p>
            </table:table-cell>
          </table:table-row>
        </table:table-header-rows>
        <table:table-row>
          <table:table-cell table:style-name="Tabela151.A1" office:value-type="string">
            <text:p text:style-name="Table_20_Contents"><text:span text:style-name="Source_20_Text">sys</text:span></text:p>
          </table:table-cell>
          <table:table-cell table:style-name="Tabela151.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1.A1" office:value-type="string">
            <text:p text:style-name="P160">A reference to the Scene Systems class of the Scene that emitted this event.</text:p>
          </table:table-cell>
        </table:table-row>
        <table:table-row>
          <table:table-cell table:style-name="Tabela151.A1" office:value-type="string">
            <text:p text:style-name="Table_20_Contents"><text:span text:style-name="Source_20_Text">time</text:span></text:p>
          </table:table-cell>
          <table:table-cell table:style-name="Tabela151.A1" office:value-type="string">
            <text:p text:style-name="Table_20_Contents">number </text:p>
          </table:table-cell>
          <table:table-cell table:style-name="Tabela151.A1" office:value-type="string">
            <text:p text:style-name="P160">The current time. Either a High Resolution Timer value if it comes from Request Animation Frame, or Date.now if using SetTimeout.</text:p>
          </table:table-cell>
        </table:table-row>
        <table:table-row>
          <table:table-cell table:style-name="Tabela151.A1" office:value-type="string">
            <text:p text:style-name="Table_20_Contents"><text:span text:style-name="Source_20_Text">delta</text:span></text:p>
          </table:table-cell>
          <table:table-cell table:style-name="Tabela151.A1" office:value-type="string">
            <text:p text:style-name="Table_20_Contents">number </text:p>
          </table:table-cell>
          <table:table-cell table:style-name="Tabela151.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scene/events/PRE_UPDATE_EVENT.js" text:style-name="Internet_20_link" text:visited-style-name="Visited_20_Internet_20_Link">src/scene/events/PRE_UPDATE_EVENT.js</text:a> (<text:a xlink:type="simple" xlink:href="https://github.com/photonstorm/phaser/tree/v3.51.0/src/scene/events/PRE_UPDATE_EVENT.js#L7" text:style-name="Internet_20_link" text:visited-style-name="Visited_20_Internet_20_Link">Line 7</text:a>) </text:p>
      <text:p text:style-name="Horizontal_20_Line"/>
      <text:h text:style-name="P1" text:outline-level="4"><text:bookmark text:name="event:READY__anchor1"/><text:bookmark text:name="event:READY1"/><text:soft-page-break/>READY</text:h>
      <text:p text:style-name="P3">The Scene Systems Ready Event.</text:p>
      <text:p text:style-name="P3">This event is dispatched by a Scene during the Scene Systems start process. By this point in the process the Scene is now fully active and rendering. This event is meant for your game code to use, as all plugins have responded to the earlier 'start' event.</text:p>
      <text:p text:style-name="P3">Listen to it from a Scene using <text:span text:style-name="Source_20_Text">this.scene.events.on('ready', listener)</text:span>.</text:p>
      <text:h text:style-name="P2" text:outline-level="5">Parameters:</text:h>
      <table:table table:name="Tabela152" table:style-name="Tabela152">
        <table:table-column table:style-name="Tabela152.A"/>
        <table:table-column table:style-name="Tabela152.B"/>
        <table:table-column table:style-name="Tabela152.C"/>
        <table:table-column table:style-name="Tabela152.D"/>
        <table:table-header-rows>
          <table:table-row>
            <table:table-cell table:style-name="Tabela152.A1" office:value-type="string">
              <text:p text:style-name="Table_20_Heading">Name</text:p>
            </table:table-cell>
            <table:table-cell table:style-name="Tabela152.A1" office:value-type="string">
              <text:p text:style-name="Table_20_Heading">Type</text:p>
            </table:table-cell>
            <table:table-cell table:style-name="Tabela152.A1" office:value-type="string">
              <text:p text:style-name="Table_20_Heading">Argument</text:p>
            </table:table-cell>
            <table:table-cell table:style-name="Tabela152.A1" office:value-type="string">
              <text:p text:style-name="Table_20_Heading">Description</text:p>
            </table:table-cell>
          </table:table-row>
        </table:table-header-rows>
        <table:table-row>
          <table:table-cell table:style-name="Tabela152.A1" office:value-type="string">
            <text:p text:style-name="Table_20_Contents"><text:span text:style-name="Source_20_Text">sys</text:span></text:p>
          </table:table-cell>
          <table:table-cell table:style-name="Tabela152.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2.A1" office:value-type="string">
            <text:p text:style-name="P161"/>
          </table:table-cell>
          <table:table-cell table:style-name="Tabela152.A1" office:value-type="string">
            <text:p text:style-name="P160">A reference to the Scene Systems class of the Scene that emitted this event.</text:p>
          </table:table-cell>
        </table:table-row>
        <table:table-row>
          <table:table-cell table:style-name="Tabela152.A1" office:value-type="string">
            <text:p text:style-name="Table_20_Contents"><text:span text:style-name="Source_20_Text">data</text:span></text:p>
          </table:table-cell>
          <table:table-cell table:style-name="Tabela152.A1" office:value-type="string">
            <text:p text:style-name="Table_20_Contents">any </text:p>
          </table:table-cell>
          <table:table-cell table:style-name="Tabela152.A1" office:value-type="string">
            <text:p text:style-name="Table_20_Contents">&lt;optional&gt;</text:p>
          </table:table-cell>
          <table:table-cell table:style-name="Tabela152.A1" office:value-type="string">
            <text:p text:style-name="P160">An optional data object that was passed to this Scene when it was started.</text:p>
          </table:table-cell>
        </table:table-row>
      </table:table>
      <text:p text:style-name="P154">Since: 3.0.0 </text:p>
      <text:p text:style-name="P154">Source: <text:a xlink:type="simple" xlink:href="https://github.com/photonstorm/phaser/tree/v3.51.0/src/scene/events/READY_EVENT.js" text:style-name="Internet_20_link" text:visited-style-name="Visited_20_Internet_20_Link">src/scene/events/READY_EVENT.js</text:a> (<text:a xlink:type="simple" xlink:href="https://github.com/photonstorm/phaser/tree/v3.51.0/src/scene/events/READY_EVENT.js#L7" text:style-name="Internet_20_link" text:visited-style-name="Visited_20_Internet_20_Link">Line 7</text:a>) </text:p>
      <text:p text:style-name="Horizontal_20_Line"/>
      <text:h text:style-name="P1" text:outline-level="4"><text:bookmark text:name="event:REMOVED_FROM_SCENE__anchor1"/><text:bookmark text:name="event:REMOVED_FROM_SCENE1"/>REMOVED_FROM_SCENE</text:h>
      <text:p text:style-name="P3">The Game Object Removed from Scene Event.</text:p>
      <text:p text:style-name="P3">This event is dispatched when a Game Object is removed from a Scene.</text:p>
      <text:p text:style-name="P3">Listen for it from a Scene using <text:span text:style-name="Source_20_Text">this.scene.events.on('removedfromscene', listener)</text:span>.</text:p>
      <text:h text:style-name="P2" text:outline-level="5">Parameters:</text:h>
      <table:table table:name="Tabela153" table:style-name="Tabela153">
        <table:table-column table:style-name="Tabela153.A"/>
        <table:table-column table:style-name="Tabela153.B"/>
        <table:table-column table:style-name="Tabela153.C"/>
        <table:table-header-rows>
          <table:table-row>
            <table:table-cell table:style-name="Tabela153.A1" office:value-type="string">
              <text:p text:style-name="Table_20_Heading">Name</text:p>
            </table:table-cell>
            <table:table-cell table:style-name="Tabela153.A1" office:value-type="string">
              <text:p text:style-name="Table_20_Heading">Type</text:p>
            </table:table-cell>
            <table:table-cell table:style-name="Tabela153.A1" office:value-type="string">
              <text:p text:style-name="Table_20_Heading">Description</text:p>
            </table:table-cell>
          </table:table-row>
        </table:table-header-rows>
        <table:table-row>
          <table:table-cell table:style-name="Tabela153.A1" office:value-type="string">
            <text:p text:style-name="Table_20_Contents"><text:span text:style-name="Source_20_Text">gameObject</text:span></text:p>
          </table:table-cell>
          <table:table-cell table:style-name="Tabela153.A1" office:value-type="string">
            <text:p text:style-name="Table_20_Contents"><text:a xlink:type="simple" xlink:href="https://photonstorm.github.io/phaser3-docs/Phaser.GameObjects.GameObject.html" text:style-name="Internet_20_link" text:visited-style-name="Visited_20_Internet_20_Link">Phaser.GameObjects.GameObject</text:a> </text:p>
          </table:table-cell>
          <table:table-cell table:style-name="Tabela153.A1" office:value-type="string">
            <text:p text:style-name="P160">The Game Object that was removed from the Scene.</text:p>
          </table:table-cell>
        </table:table-row>
        <table:table-row>
          <table:table-cell table:style-name="Tabela153.A1" office:value-type="string">
            <text:p text:style-name="Table_20_Contents"><text:span text:style-name="Source_20_Text">scene</text:span></text:p>
          </table:table-cell>
          <table:table-cell table:style-name="Tabela153.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53.A1" office:value-type="string">
            <text:p text:style-name="P160">The Scene from which the Game Object was removed.</text:p>
          </table:table-cell>
        </table:table-row>
      </table:table>
      <text:p text:style-name="P154">Since: 3.50.0 </text:p>
      <text:p text:style-name="P154">Source: <text:a xlink:type="simple" xlink:href="https://github.com/photonstorm/phaser/tree/v3.51.0/src/scene/events/REMOVED_FROM_SCENE_EVENT.js" text:style-name="Internet_20_link" text:visited-style-name="Visited_20_Internet_20_Link">src/scene/events/REMOVED_FROM_SCENE_EVENT.js</text:a> (<text:a xlink:type="simple" xlink:href="https://github.com/photonstorm/phaser/tree/v3.51.0/src/scene/events/REMOVED_FROM_SCENE_EVENT.js#L7" text:style-name="Internet_20_link" text:visited-style-name="Visited_20_Internet_20_Link">Line 7</text:a>) </text:p>
      <text:p text:style-name="Horizontal_20_Line"/>
      <text:h text:style-name="P1" text:outline-level="4"><text:bookmark text:name="event:RENDER__anchor1"/><text:bookmark text:name="event:RENDER1"/>RENDER</text:h>
      <text:p text:style-name="P3">The Scene Systems Render Event.</text:p>
      <text:p text:style-name="P3">This event is dispatched by a Scene during the main game loop step.</text:p>
      <text:p text:style-name="P3">The event flow for a single step of a Scene is as follows:</text:p>
      <text:list xml:id="list2910798175" text:style-name="L39">
        <text:list-item>
          <text:p text:style-name="P77"><text:soft-page-break/><text:a xlink:type="simple" xlink:href="https://photonstorm.github.io/phaser3-docs/Phaser.Scenes.Events.html#event:PRE_UPDATE" text:style-name="Internet_20_link" text:visited-style-name="Visited_20_Internet_20_Link"><text:span text:style-name="Source_20_Text">PRE_UPDATE</text:span></text:a> </text:p>
        </text:list-item>
        <text:list-item>
          <text:p text:style-name="P77"><text:a xlink:type="simple" xlink:href="https://photonstorm.github.io/phaser3-docs/Phaser.Scenes.Events.html#event:UPDATE" text:style-name="Internet_20_link" text:visited-style-name="Visited_20_Internet_20_Link"><text:span text:style-name="Source_20_Text">UPDATE</text:span></text:a> </text:p>
        </text:list-item>
        <text:list-item>
          <text:p text:style-name="P77">The <text:span text:style-name="Source_20_Text">Scene.update</text:span> method is called, if it exists </text:p>
        </text:list-item>
        <text:list-item>
          <text:p text:style-name="P77"><text:a xlink:type="simple" xlink:href="https://photonstorm.github.io/phaser3-docs/Phaser.Scenes.Events.html#event:POST_UPDATE" text:style-name="Internet_20_link" text:visited-style-name="Visited_20_Internet_20_Link"><text:span text:style-name="Source_20_Text">POST_UPDATE</text:span></text:a> </text:p>
        </text:list-item>
        <text:list-item>
          <text:p text:style-name="P78"><text:a xlink:type="simple" xlink:href="https://photonstorm.github.io/phaser3-docs/Phaser.Scenes.Events.html#event:RENDER" text:style-name="Internet_20_link" text:visited-style-name="Visited_20_Internet_20_Link"><text:span text:style-name="Source_20_Text">RENDER</text:span></text:a> </text:p>
        </text:list-item>
      </text:list>
      <text:p text:style-name="P3">Listen to it from a Scene using <text:span text:style-name="Source_20_Text">this.scene.events.on('render', listener)</text:span>.</text:p>
      <text:p text:style-name="P3">A Scene will only render if it is visible and active. By the time this event is dispatched, the Scene will have already been rendered.</text:p>
      <text:h text:style-name="P2" text:outline-level="5">Parameters:</text:h>
      <table:table table:name="Tabela154" table:style-name="Tabela154">
        <table:table-column table:style-name="Tabela154.A"/>
        <table:table-column table:style-name="Tabela154.B"/>
        <table:table-column table:style-name="Tabela154.C"/>
        <table:table-header-rows>
          <table:table-row>
            <table:table-cell table:style-name="Tabela154.A1" office:value-type="string">
              <text:p text:style-name="Table_20_Heading">Name</text:p>
            </table:table-cell>
            <table:table-cell table:style-name="Tabela154.A1" office:value-type="string">
              <text:p text:style-name="Table_20_Heading">Type</text:p>
            </table:table-cell>
            <table:table-cell table:style-name="Tabela154.A1" office:value-type="string">
              <text:p text:style-name="Table_20_Heading">Description</text:p>
            </table:table-cell>
          </table:table-row>
        </table:table-header-rows>
        <table:table-row>
          <table:table-cell table:style-name="Tabela154.A1" office:value-type="string">
            <text:p text:style-name="Table_20_Contents"><text:span text:style-name="Source_20_Text">renderer</text:span></text:p>
          </table:table-cell>
          <table:table-cell table:style-name="Tabela154.A1" office:value-type="string">
            <text:p text:style-name="Table_20_Contents"><text:a xlink:type="simple" xlink:href="https://photonstorm.github.io/phaser3-docs/Phaser.Renderer.Canvas.CanvasRenderer.html" text:style-name="Internet_20_link" text:visited-style-name="Visited_20_Internet_20_Link">Phaser.Renderer.Canvas.CanvasRenderer</text:a> | <text:a xlink:type="simple" xlink:href="https://photonstorm.github.io/phaser3-docs/Phaser.Renderer.WebGL.WebGLRenderer.html" text:style-name="Internet_20_link" text:visited-style-name="Visited_20_Internet_20_Link">Phaser.Renderer.WebGL.WebGLRenderer</text:a> </text:p>
          </table:table-cell>
          <table:table-cell table:style-name="Tabela154.A1" office:value-type="string">
            <text:p text:style-name="P160">The renderer that rendered the Scene.</text:p>
          </table:table-cell>
        </table:table-row>
      </table:table>
      <text:p text:style-name="P154">Since: 3.0.0 </text:p>
      <text:p text:style-name="P154">Source: <text:a xlink:type="simple" xlink:href="https://github.com/photonstorm/phaser/tree/v3.51.0/src/scene/events/RENDER_EVENT.js" text:style-name="Internet_20_link" text:visited-style-name="Visited_20_Internet_20_Link">src/scene/events/RENDER_EVENT.js</text:a> (<text:a xlink:type="simple" xlink:href="https://github.com/photonstorm/phaser/tree/v3.51.0/src/scene/events/RENDER_EVENT.js#L7" text:style-name="Internet_20_link" text:visited-style-name="Visited_20_Internet_20_Link">Line 7</text:a>) </text:p>
      <text:p text:style-name="Horizontal_20_Line"/>
      <text:h text:style-name="P1" text:outline-level="4"><text:bookmark text:name="event:RESUME__anchor3"/><text:bookmark text:name="event:RESUME3"/>RESUME</text:h>
      <text:p text:style-name="P3">The Scene Systems Resume Event.</text:p>
      <text:p text:style-name="P3">This event is dispatched by a Scene when it is resumed from a paused state, either directly via the <text:span text:style-name="Source_20_Text">resume</text:span> method, or as an action from another Scene.</text:p>
      <text:p text:style-name="P3">Listen to it from a Scene using <text:span text:style-name="Source_20_Text">this.scene.events.on('resume', listener)</text:span>.</text:p>
      <text:h text:style-name="P2" text:outline-level="5">Parameters:</text:h>
      <table:table table:name="Tabela155" table:style-name="Tabela155">
        <table:table-column table:style-name="Tabela155.A"/>
        <table:table-column table:style-name="Tabela155.B"/>
        <table:table-column table:style-name="Tabela155.C"/>
        <table:table-column table:style-name="Tabela155.D"/>
        <table:table-header-rows>
          <table:table-row>
            <table:table-cell table:style-name="Tabela155.A1" office:value-type="string">
              <text:p text:style-name="Table_20_Heading">Name</text:p>
            </table:table-cell>
            <table:table-cell table:style-name="Tabela155.A1" office:value-type="string">
              <text:p text:style-name="Table_20_Heading">Type</text:p>
            </table:table-cell>
            <table:table-cell table:style-name="Tabela155.A1" office:value-type="string">
              <text:p text:style-name="Table_20_Heading">Argument</text:p>
            </table:table-cell>
            <table:table-cell table:style-name="Tabela155.A1" office:value-type="string">
              <text:p text:style-name="Table_20_Heading">Description</text:p>
            </table:table-cell>
          </table:table-row>
        </table:table-header-rows>
        <table:table-row>
          <table:table-cell table:style-name="Tabela155.A1" office:value-type="string">
            <text:p text:style-name="Table_20_Contents"><text:span text:style-name="Source_20_Text">sys</text:span></text:p>
          </table:table-cell>
          <table:table-cell table:style-name="Tabela155.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5.A1" office:value-type="string">
            <text:p text:style-name="P161"/>
          </table:table-cell>
          <table:table-cell table:style-name="Tabela155.A1" office:value-type="string">
            <text:p text:style-name="P160">A reference to the Scene Systems class of the Scene that emitted this event.</text:p>
          </table:table-cell>
        </table:table-row>
        <table:table-row>
          <table:table-cell table:style-name="Tabela155.A1" office:value-type="string">
            <text:p text:style-name="Table_20_Contents"><text:span text:style-name="Source_20_Text">data</text:span></text:p>
          </table:table-cell>
          <table:table-cell table:style-name="Tabela155.A1" office:value-type="string">
            <text:p text:style-name="Table_20_Contents">any </text:p>
          </table:table-cell>
          <table:table-cell table:style-name="Tabela155.A1" office:value-type="string">
            <text:p text:style-name="Table_20_Contents">&lt;optional&gt;</text:p>
          </table:table-cell>
          <table:table-cell table:style-name="Tabela155.A1" office:value-type="string">
            <text:p text:style-name="P160">An optional data object that was passed to this Scene when it was resumed.</text:p>
          </table:table-cell>
        </table:table-row>
      </table:table>
      <text:p text:style-name="P154">Since: 3.0.0 </text:p>
      <text:p text:style-name="P154">Source: <text:a xlink:type="simple" xlink:href="https://github.com/photonstorm/phaser/tree/v3.51.0/src/scene/events/RESUME_EVENT.js" text:style-name="Internet_20_link" text:visited-style-name="Visited_20_Internet_20_Link">src/scene/events/RESUME_EVENT.js</text:a> (<text:a xlink:type="simple" xlink:href="https://github.com/photonstorm/phaser/tree/v3.51.0/src/scene/events/RESUME_EVENT.js#L7" text:style-name="Internet_20_link" text:visited-style-name="Visited_20_Internet_20_Link">Line 7</text:a>) </text:p>
      <text:p text:style-name="Horizontal_20_Line"/>
      <text:h text:style-name="P1" text:outline-level="4"><text:bookmark text:name="event:SHUTDOWN__anchor1"/><text:bookmark text:name="event:SHUTDOWN1"/>SHUTDOWN</text:h>
      <text:p text:style-name="P3">The Scene Systems Shutdown Event.</text:p>
      <text:p text:style-name="P3">This event is dispatched by a Scene during the Scene Systems shutdown process.</text:p>
      <text:p text:style-name="P3">Listen to it from a Scene using <text:span text:style-name="Source_20_Text">this.scene.events.on('shutdown', listener)</text:span>.</text:p>
      <text:p text:style-name="P3"><text:soft-page-break/>You should free-up any resources that may be in use by your Scene in this event handler, on the understanding that the Scene may, at any time, become active again. A shutdown Scene is not 'destroyed', it's simply not currently active. Use the <text:a xlink:type="simple" xlink:href="https://photonstorm.github.io/phaser3-docs/Phaser.Scenes.Events.html#event:DESTROY" text:style-name="Internet_20_link" text:visited-style-name="Visited_20_Internet_20_Link"><text:span text:style-name="Source_20_Text">DESTROY</text:span></text:a> event to completely clear resources.</text:p>
      <text:h text:style-name="P2" text:outline-level="5">Parameters:</text:h>
      <table:table table:name="Tabela156" table:style-name="Tabela156">
        <table:table-column table:style-name="Tabela156.A"/>
        <table:table-column table:style-name="Tabela156.B"/>
        <table:table-column table:style-name="Tabela156.C"/>
        <table:table-column table:style-name="Tabela156.D"/>
        <table:table-header-rows>
          <table:table-row>
            <table:table-cell table:style-name="Tabela156.A1" office:value-type="string">
              <text:p text:style-name="Table_20_Heading">Name</text:p>
            </table:table-cell>
            <table:table-cell table:style-name="Tabela156.A1" office:value-type="string">
              <text:p text:style-name="Table_20_Heading">Type</text:p>
            </table:table-cell>
            <table:table-cell table:style-name="Tabela156.A1" office:value-type="string">
              <text:p text:style-name="Table_20_Heading">Argument</text:p>
            </table:table-cell>
            <table:table-cell table:style-name="Tabela156.A1" office:value-type="string">
              <text:p text:style-name="Table_20_Heading">Description</text:p>
            </table:table-cell>
          </table:table-row>
        </table:table-header-rows>
        <table:table-row>
          <table:table-cell table:style-name="Tabela156.A1" office:value-type="string">
            <text:p text:style-name="Table_20_Contents"><text:span text:style-name="Source_20_Text">sys</text:span></text:p>
          </table:table-cell>
          <table:table-cell table:style-name="Tabela156.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6.A1" office:value-type="string">
            <text:p text:style-name="P161"/>
          </table:table-cell>
          <table:table-cell table:style-name="Tabela156.A1" office:value-type="string">
            <text:p text:style-name="P160">A reference to the Scene Systems class of the Scene that emitted this event.</text:p>
          </table:table-cell>
        </table:table-row>
        <table:table-row>
          <table:table-cell table:style-name="Tabela156.A1" office:value-type="string">
            <text:p text:style-name="Table_20_Contents"><text:span text:style-name="Source_20_Text">data</text:span></text:p>
          </table:table-cell>
          <table:table-cell table:style-name="Tabela156.A1" office:value-type="string">
            <text:p text:style-name="Table_20_Contents">any </text:p>
          </table:table-cell>
          <table:table-cell table:style-name="Tabela156.A1" office:value-type="string">
            <text:p text:style-name="Table_20_Contents">&lt;optional&gt;</text:p>
          </table:table-cell>
          <table:table-cell table:style-name="Tabela156.A1" office:value-type="string">
            <text:p text:style-name="P160">An optional data object that was passed to this Scene when it was shutdown.</text:p>
          </table:table-cell>
        </table:table-row>
      </table:table>
      <text:p text:style-name="P154">Since: 3.0.0 </text:p>
      <text:p text:style-name="P154">Source: <text:a xlink:type="simple" xlink:href="https://github.com/photonstorm/phaser/tree/v3.51.0/src/scene/events/SHUTDOWN_EVENT.js" text:style-name="Internet_20_link" text:visited-style-name="Visited_20_Internet_20_Link">src/scene/events/SHUTDOWN_EVENT.js</text:a> (<text:a xlink:type="simple" xlink:href="https://github.com/photonstorm/phaser/tree/v3.51.0/src/scene/events/SHUTDOWN_EVENT.js#L7" text:style-name="Internet_20_link" text:visited-style-name="Visited_20_Internet_20_Link">Line 7</text:a>) </text:p>
      <text:p text:style-name="Horizontal_20_Line"/>
      <text:h text:style-name="P1" text:outline-level="4"><text:bookmark text:name="event:SLEEP__anchor"/><text:bookmark text:name="event:SLEEP"/>SLEEP</text:h>
      <text:p text:style-name="P3">The Scene Systems Sleep Event.</text:p>
      <text:p text:style-name="P3">This event is dispatched by a Scene when it is sent to sleep, either directly via the <text:span text:style-name="Source_20_Text">sleep</text:span> method, or as an action from another Scene.</text:p>
      <text:p text:style-name="P3">Listen to it from a Scene using <text:span text:style-name="Source_20_Text">this.scene.events.on('sleep', listener)</text:span>.</text:p>
      <text:h text:style-name="P2" text:outline-level="5">Parameters:</text:h>
      <table:table table:name="Tabela157" table:style-name="Tabela157">
        <table:table-column table:style-name="Tabela157.A"/>
        <table:table-column table:style-name="Tabela157.B"/>
        <table:table-column table:style-name="Tabela157.C"/>
        <table:table-column table:style-name="Tabela157.D"/>
        <table:table-header-rows>
          <table:table-row>
            <table:table-cell table:style-name="Tabela157.A1" office:value-type="string">
              <text:p text:style-name="Table_20_Heading">Name</text:p>
            </table:table-cell>
            <table:table-cell table:style-name="Tabela157.A1" office:value-type="string">
              <text:p text:style-name="Table_20_Heading">Type</text:p>
            </table:table-cell>
            <table:table-cell table:style-name="Tabela157.A1" office:value-type="string">
              <text:p text:style-name="Table_20_Heading">Argument</text:p>
            </table:table-cell>
            <table:table-cell table:style-name="Tabela157.A1" office:value-type="string">
              <text:p text:style-name="Table_20_Heading">Description</text:p>
            </table:table-cell>
          </table:table-row>
        </table:table-header-rows>
        <table:table-row>
          <table:table-cell table:style-name="Tabela157.A1" office:value-type="string">
            <text:p text:style-name="Table_20_Contents"><text:span text:style-name="Source_20_Text">sys</text:span></text:p>
          </table:table-cell>
          <table:table-cell table:style-name="Tabela157.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7.A1" office:value-type="string">
            <text:p text:style-name="P161"/>
          </table:table-cell>
          <table:table-cell table:style-name="Tabela157.A1" office:value-type="string">
            <text:p text:style-name="P160">A reference to the Scene Systems class of the Scene that emitted this event.</text:p>
          </table:table-cell>
        </table:table-row>
        <table:table-row>
          <table:table-cell table:style-name="Tabela157.A1" office:value-type="string">
            <text:p text:style-name="Table_20_Contents"><text:span text:style-name="Source_20_Text">data</text:span></text:p>
          </table:table-cell>
          <table:table-cell table:style-name="Tabela157.A1" office:value-type="string">
            <text:p text:style-name="Table_20_Contents">any </text:p>
          </table:table-cell>
          <table:table-cell table:style-name="Tabela157.A1" office:value-type="string">
            <text:p text:style-name="Table_20_Contents">&lt;optional&gt;</text:p>
          </table:table-cell>
          <table:table-cell table:style-name="Tabela157.A1" office:value-type="string">
            <text:p text:style-name="P160">An optional data object that was passed to this Scene when it was sent to sleep.</text:p>
          </table:table-cell>
        </table:table-row>
      </table:table>
      <text:p text:style-name="P154">Since: 3.0.0 </text:p>
      <text:p text:style-name="P154">Source: <text:a xlink:type="simple" xlink:href="https://github.com/photonstorm/phaser/tree/v3.51.0/src/scene/events/SLEEP_EVENT.js" text:style-name="Internet_20_link" text:visited-style-name="Visited_20_Internet_20_Link">src/scene/events/SLEEP_EVENT.js</text:a> (<text:a xlink:type="simple" xlink:href="https://github.com/photonstorm/phaser/tree/v3.51.0/src/scene/events/SLEEP_EVENT.js#L7" text:style-name="Internet_20_link" text:visited-style-name="Visited_20_Internet_20_Link">Line 7</text:a>) </text:p>
      <text:p text:style-name="Horizontal_20_Line"/>
      <text:h text:style-name="P1" text:outline-level="4"><text:bookmark text:name="event:START__anchor2"/><text:bookmark text:name="event:START2"/>START</text:h>
      <text:p text:style-name="P3">The Scene Systems Start Event.</text:p>
      <text:p text:style-name="P3">This event is dispatched by a Scene during the Scene Systems start process. Primarily used by Scene Plugins.</text:p>
      <text:p text:style-name="P3">Listen to it from a Scene using <text:span text:style-name="Source_20_Text">this.scene.events.on('start', listener)</text:span>.</text:p>
      <text:h text:style-name="P2" text:outline-level="5">Parameters:</text:h>
      <table:table table:name="Tabela158" table:style-name="Tabela158">
        <table:table-column table:style-name="Tabela158.A"/>
        <table:table-column table:style-name="Tabela158.B"/>
        <table:table-column table:style-name="Tabela158.C"/>
        <table:table-header-rows>
          <table:table-row>
            <table:table-cell table:style-name="Tabela158.A1" office:value-type="string">
              <text:p text:style-name="Table_20_Heading">Name</text:p>
            </table:table-cell>
            <table:table-cell table:style-name="Tabela158.A1" office:value-type="string">
              <text:p text:style-name="Table_20_Heading">Type</text:p>
            </table:table-cell>
            <table:table-cell table:style-name="Tabela158.A1" office:value-type="string">
              <text:p text:style-name="Table_20_Heading">Description</text:p>
            </table:table-cell>
          </table:table-row>
        </table:table-header-rows>
        <table:table-row>
          <table:table-cell table:style-name="Tabela158.A1" office:value-type="string">
            <text:p text:style-name="Table_20_Contents"><text:span text:style-name="Source_20_Text">sys</text:span></text:p>
          </table:table-cell>
          <table:table-cell table:style-name="Tabela158.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58.A1" office:value-type="string">
            <text:p text:style-name="P160">A reference to the Scene Systems class of the Scene that <text:soft-page-break/>emitted this event.</text:p>
          </table:table-cell>
        </table:table-row>
      </table:table>
      <text:p text:style-name="P154">Since: 3.0.0 </text:p>
      <text:p text:style-name="P154">Source: <text:a xlink:type="simple" xlink:href="https://github.com/photonstorm/phaser/tree/v3.51.0/src/scene/events/START_EVENT.js" text:style-name="Internet_20_link" text:visited-style-name="Visited_20_Internet_20_Link">src/scene/events/START_EVENT.js</text:a> (<text:a xlink:type="simple" xlink:href="https://github.com/photonstorm/phaser/tree/v3.51.0/src/scene/events/START_EVENT.js#L7" text:style-name="Internet_20_link" text:visited-style-name="Visited_20_Internet_20_Link">Line 7</text:a>) </text:p>
      <text:p text:style-name="Horizontal_20_Line"/>
      <text:h text:style-name="P1" text:outline-level="4"><text:bookmark text:name="event:TRANSITION_COMPLETE__anchor"/><text:bookmark text:name="event:TRANSITION_COMPLETE"/>TRANSITION_COMPLETE</text:h>
      <text:p text:style-name="P3">The Scene Transition Complete Event.</text:p>
      <text:p text:style-name="P3">This event is dispatched by the Target Scene of a transition.</text:p>
      <text:p text:style-name="P3">It happens when the transition process has completed. This occurs when the duration timer equals or exceeds the duration of the transition.</text:p>
      <text:p text:style-name="P3">Listen to it from a Scene using <text:span text:style-name="Source_20_Text">this.scene.events.on('transitioncomplete', listener)</text:span>.</text:p>
      <text:p text:style-name="P3">The Scene Transition event flow is as follows:</text:p>
      <text:list xml:id="list538478582" text:style-name="L40">
        <text:list-item>
          <text:p text:style-name="P79"><text:a xlink:type="simple" xlink:href="https://photonstorm.github.io/phaser3-docs/Phaser.Scenes.Events.html#event:TRANSITION_OUT" text:style-name="Internet_20_link" text:visited-style-name="Visited_20_Internet_20_Link"><text:span text:style-name="Source_20_Text">TRANSITION_OUT</text:span></text:a> - the Scene that started the transition will emit this event. </text:p>
        </text:list-item>
        <text:list-item>
          <text:p text:style-name="P79"><text:a xlink:type="simple" xlink:href="https://photonstorm.github.io/phaser3-docs/Phaser.Scenes.Events.html#event:TRANSITION_INIT" text:style-name="Internet_20_link" text:visited-style-name="Visited_20_Internet_20_Link"><text:span text:style-name="Source_20_Text">TRANSITION_INIT</text:span></text:a> - the Target Scene will emit this event if it has an <text:span text:style-name="Source_20_Text">init</text:span> method. </text:p>
        </text:list-item>
        <text:list-item>
          <text:p text:style-name="P79"><text:a xlink:type="simple" xlink:href="https://photonstorm.github.io/phaser3-docs/Phaser.Scenes.Events.html#event:TRANSITION_START" text:style-name="Internet_20_link" text:visited-style-name="Visited_20_Internet_20_Link"><text:span text:style-name="Source_20_Text">TRANSITION_START</text:span></text:a> - the Target Scene will emit this event after its <text:span text:style-name="Source_20_Text">create</text:span> method is called, OR ... </text:p>
        </text:list-item>
        <text:list-item>
          <text:p text:style-name="P79"><text:a xlink:type="simple" xlink:href="https://photonstorm.github.io/phaser3-docs/Phaser.Scenes.Events.html#event:TRANSITION_WAKE" text:style-name="Internet_20_link" text:visited-style-name="Visited_20_Internet_20_Link"><text:span text:style-name="Source_20_Text">TRANSITION_WAKE</text:span></text:a> - the Target Scene will emit this event if it was asleep and has been woken-up to be transitioned to. </text:p>
        </text:list-item>
        <text:list-item>
          <text:p text:style-name="P80"><text:a xlink:type="simple" xlink:href="https://photonstorm.github.io/phaser3-docs/Phaser.Scenes.Events.html#event:TRANSITION_COMPLETE" text:style-name="Internet_20_link" text:visited-style-name="Visited_20_Internet_20_Link"><text:span text:style-name="Source_20_Text">TRANSITION_COMPLETE</text:span></text:a> - the Target Scene will emit this event when the transition finishes. </text:p>
        </text:list-item>
      </text:list>
      <text:h text:style-name="P2" text:outline-level="5">Parameters:</text:h>
      <table:table table:name="Tabela159" table:style-name="Tabela159">
        <table:table-column table:style-name="Tabela159.A"/>
        <table:table-column table:style-name="Tabela159.B"/>
        <table:table-column table:style-name="Tabela159.C"/>
        <table:table-header-rows>
          <table:table-row>
            <table:table-cell table:style-name="Tabela159.A1" office:value-type="string">
              <text:p text:style-name="Table_20_Heading">Name</text:p>
            </table:table-cell>
            <table:table-cell table:style-name="Tabela159.A1" office:value-type="string">
              <text:p text:style-name="Table_20_Heading">Type</text:p>
            </table:table-cell>
            <table:table-cell table:style-name="Tabela159.A1" office:value-type="string">
              <text:p text:style-name="Table_20_Heading">Description</text:p>
            </table:table-cell>
          </table:table-row>
        </table:table-header-rows>
        <table:table-row>
          <table:table-cell table:style-name="Tabela159.A1" office:value-type="string">
            <text:p text:style-name="Table_20_Contents"><text:span text:style-name="Source_20_Text">scene</text:span></text:p>
          </table:table-cell>
          <table:table-cell table:style-name="Tabela159.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59.A1" office:value-type="string">
            <text:p text:style-name="P160">The Scene on which the transitioned completed.</text:p>
          </table:table-cell>
        </table:table-row>
      </table:table>
      <text:p text:style-name="P154">Since: 3.5.0 </text:p>
      <text:p text:style-name="P154">Source: <text:a xlink:type="simple" xlink:href="https://github.com/photonstorm/phaser/tree/v3.51.0/src/scene/events/TRANSITION_COMPLETE_EVENT.js" text:style-name="Internet_20_link" text:visited-style-name="Visited_20_Internet_20_Link">src/scene/events/TRANSITION_COMPLETE_EVENT.js</text:a> (<text:a xlink:type="simple" xlink:href="https://github.com/photonstorm/phaser/tree/v3.51.0/src/scene/events/TRANSITION_COMPLETE_EVENT.js#L7" text:style-name="Internet_20_link" text:visited-style-name="Visited_20_Internet_20_Link">Line 7</text:a>) </text:p>
      <text:p text:style-name="Horizontal_20_Line"/>
      <text:h text:style-name="P1" text:outline-level="4"><text:bookmark text:name="event:TRANSITION_INIT__anchor"/><text:bookmark text:name="event:TRANSITION_INIT"/>TRANSITION_INIT</text:h>
      <text:p text:style-name="P3">The Scene Transition Init Event.</text:p>
      <text:p text:style-name="P3">This event is dispatched by the Target Scene of a transition.</text:p>
      <text:p text:style-name="P3">It happens immediately after the <text:span text:style-name="Source_20_Text">Scene.init</text:span> method is called. If the Scene does not have an <text:span text:style-name="Source_20_Text">init</text:span> method, this event is not dispatched.</text:p>
      <text:p text:style-name="P3">Listen to it from a Scene using <text:span text:style-name="Source_20_Text">this.scene.events.on('transitioninit', listener)</text:span>.</text:p>
      <text:p text:style-name="P3"><text:soft-page-break/>The Scene Transition event flow is as follows:</text:p>
      <text:list xml:id="list1302345659" text:style-name="L41">
        <text:list-item>
          <text:p text:style-name="P81"><text:a xlink:type="simple" xlink:href="https://photonstorm.github.io/phaser3-docs/Phaser.Scenes.Events.html#event:TRANSITION_OUT" text:style-name="Internet_20_link" text:visited-style-name="Visited_20_Internet_20_Link"><text:span text:style-name="Source_20_Text">TRANSITION_OUT</text:span></text:a> - the Scene that started the transition will emit this event. </text:p>
        </text:list-item>
        <text:list-item>
          <text:p text:style-name="P81"><text:a xlink:type="simple" xlink:href="https://photonstorm.github.io/phaser3-docs/Phaser.Scenes.Events.html#event:TRANSITION_INIT" text:style-name="Internet_20_link" text:visited-style-name="Visited_20_Internet_20_Link"><text:span text:style-name="Source_20_Text">TRANSITION_INIT</text:span></text:a> - the Target Scene will emit this event if it has an <text:span text:style-name="Source_20_Text">init</text:span> method. </text:p>
        </text:list-item>
        <text:list-item>
          <text:p text:style-name="P81"><text:a xlink:type="simple" xlink:href="https://photonstorm.github.io/phaser3-docs/Phaser.Scenes.Events.html#event:TRANSITION_START" text:style-name="Internet_20_link" text:visited-style-name="Visited_20_Internet_20_Link"><text:span text:style-name="Source_20_Text">TRANSITION_START</text:span></text:a> - the Target Scene will emit this event after its <text:span text:style-name="Source_20_Text">create</text:span> method is called, OR ... </text:p>
        </text:list-item>
        <text:list-item>
          <text:p text:style-name="P81"><text:a xlink:type="simple" xlink:href="https://photonstorm.github.io/phaser3-docs/Phaser.Scenes.Events.html#event:TRANSITION_WAKE" text:style-name="Internet_20_link" text:visited-style-name="Visited_20_Internet_20_Link"><text:span text:style-name="Source_20_Text">TRANSITION_WAKE</text:span></text:a> - the Target Scene will emit this event if it was asleep and has been woken-up to be transitioned to. </text:p>
        </text:list-item>
        <text:list-item>
          <text:p text:style-name="P82"><text:a xlink:type="simple" xlink:href="https://photonstorm.github.io/phaser3-docs/Phaser.Scenes.Events.html#event:TRANSITION_COMPLETE" text:style-name="Internet_20_link" text:visited-style-name="Visited_20_Internet_20_Link"><text:span text:style-name="Source_20_Text">TRANSITION_COMPLETE</text:span></text:a> - the Target Scene will emit this event when the transition finishes. </text:p>
        </text:list-item>
      </text:list>
      <text:h text:style-name="P2" text:outline-level="5">Parameters:</text:h>
      <table:table table:name="Tabela160" table:style-name="Tabela160">
        <table:table-column table:style-name="Tabela160.A"/>
        <table:table-column table:style-name="Tabela160.B"/>
        <table:table-column table:style-name="Tabela160.C"/>
        <table:table-header-rows>
          <table:table-row>
            <table:table-cell table:style-name="Tabela160.A1" office:value-type="string">
              <text:p text:style-name="Table_20_Heading">Name</text:p>
            </table:table-cell>
            <table:table-cell table:style-name="Tabela160.A1" office:value-type="string">
              <text:p text:style-name="Table_20_Heading">Type</text:p>
            </table:table-cell>
            <table:table-cell table:style-name="Tabela160.A1" office:value-type="string">
              <text:p text:style-name="Table_20_Heading">Description</text:p>
            </table:table-cell>
          </table:table-row>
        </table:table-header-rows>
        <table:table-row>
          <table:table-cell table:style-name="Tabela160.A1" office:value-type="string">
            <text:p text:style-name="Table_20_Contents"><text:span text:style-name="Source_20_Text">from</text:span></text:p>
          </table:table-cell>
          <table:table-cell table:style-name="Tabela160.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60.A1" office:value-type="string">
            <text:p text:style-name="P160">A reference to the Scene that is being transitioned from.</text:p>
          </table:table-cell>
        </table:table-row>
        <table:table-row>
          <table:table-cell table:style-name="Tabela160.A1" office:value-type="string">
            <text:p text:style-name="Table_20_Contents"><text:span text:style-name="Source_20_Text">duration</text:span></text:p>
          </table:table-cell>
          <table:table-cell table:style-name="Tabela160.A1" office:value-type="string">
            <text:p text:style-name="Table_20_Contents">number </text:p>
          </table:table-cell>
          <table:table-cell table:style-name="Tabela160.A1" office:value-type="string">
            <text:p text:style-name="P160">The duration of the transition in ms.</text:p>
          </table:table-cell>
        </table:table-row>
      </table:table>
      <text:p text:style-name="P154">Since: 3.5.0 </text:p>
      <text:p text:style-name="P154">Source: <text:a xlink:type="simple" xlink:href="https://github.com/photonstorm/phaser/tree/v3.51.0/src/scene/events/TRANSITION_INIT_EVENT.js" text:style-name="Internet_20_link" text:visited-style-name="Visited_20_Internet_20_Link">src/scene/events/TRANSITION_INIT_EVENT.js</text:a> (<text:a xlink:type="simple" xlink:href="https://github.com/photonstorm/phaser/tree/v3.51.0/src/scene/events/TRANSITION_INIT_EVENT.js#L7" text:style-name="Internet_20_link" text:visited-style-name="Visited_20_Internet_20_Link">Line 7</text:a>) </text:p>
      <text:p text:style-name="Horizontal_20_Line"/>
      <text:h text:style-name="P1" text:outline-level="4"><text:bookmark text:name="event:TRANSITION_OUT__anchor"/><text:bookmark text:name="event:TRANSITION_OUT"/>TRANSITION_OUT</text:h>
      <text:p text:style-name="P3">The Scene Transition Out Event.</text:p>
      <text:p text:style-name="P3">This event is dispatched by a Scene when it initiates a transition to another Scene.</text:p>
      <text:p text:style-name="P3">Listen to it from a Scene using <text:span text:style-name="Source_20_Text">this.scene.events.on('transitionout', listener)</text:span>.</text:p>
      <text:p text:style-name="P3">The Scene Transition event flow is as follows:</text:p>
      <text:list xml:id="list514234808" text:style-name="L42">
        <text:list-item>
          <text:p text:style-name="P83"><text:a xlink:type="simple" xlink:href="https://photonstorm.github.io/phaser3-docs/Phaser.Scenes.Events.html#event:TRANSITION_OUT" text:style-name="Internet_20_link" text:visited-style-name="Visited_20_Internet_20_Link"><text:span text:style-name="Source_20_Text">TRANSITION_OUT</text:span></text:a> - the Scene that started the transition will emit this event. </text:p>
        </text:list-item>
        <text:list-item>
          <text:p text:style-name="P83"><text:a xlink:type="simple" xlink:href="https://photonstorm.github.io/phaser3-docs/Phaser.Scenes.Events.html#event:TRANSITION_INIT" text:style-name="Internet_20_link" text:visited-style-name="Visited_20_Internet_20_Link"><text:span text:style-name="Source_20_Text">TRANSITION_INIT</text:span></text:a> - the Target Scene will emit this event if it has an <text:span text:style-name="Source_20_Text">init</text:span> method. </text:p>
        </text:list-item>
        <text:list-item>
          <text:p text:style-name="P83"><text:a xlink:type="simple" xlink:href="https://photonstorm.github.io/phaser3-docs/Phaser.Scenes.Events.html#event:TRANSITION_START" text:style-name="Internet_20_link" text:visited-style-name="Visited_20_Internet_20_Link"><text:span text:style-name="Source_20_Text">TRANSITION_START</text:span></text:a> - the Target Scene will emit this event after its <text:span text:style-name="Source_20_Text">create</text:span> method is called, OR ... </text:p>
        </text:list-item>
        <text:list-item>
          <text:p text:style-name="P83"><text:a xlink:type="simple" xlink:href="https://photonstorm.github.io/phaser3-docs/Phaser.Scenes.Events.html#event:TRANSITION_WAKE" text:style-name="Internet_20_link" text:visited-style-name="Visited_20_Internet_20_Link"><text:span text:style-name="Source_20_Text">TRANSITION_WAKE</text:span></text:a> - the Target Scene will emit this event if it was asleep and has been woken-up to be transitioned to. </text:p>
        </text:list-item>
        <text:list-item>
          <text:p text:style-name="P84"><text:a xlink:type="simple" xlink:href="https://photonstorm.github.io/phaser3-docs/Phaser.Scenes.Events.html#event:TRANSITION_COMPLETE" text:style-name="Internet_20_link" text:visited-style-name="Visited_20_Internet_20_Link"><text:span text:style-name="Source_20_Text">TRANSITION_COMPLETE</text:span></text:a> - the Target Scene will emit this event when the transition finishes. </text:p>
        </text:list-item>
      </text:list>
      <text:h text:style-name="P2" text:outline-level="5">Parameters:</text:h>
      <table:table table:name="Tabela161" table:style-name="Tabela161">
        <table:table-column table:style-name="Tabela161.A"/>
        <table:table-column table:style-name="Tabela161.B"/>
        <table:table-column table:style-name="Tabela161.C"/>
        <table:table-header-rows>
          <table:table-row>
            <table:table-cell table:style-name="Tabela161.A1" office:value-type="string">
              <text:p text:style-name="Table_20_Heading">Name</text:p>
            </table:table-cell>
            <table:table-cell table:style-name="Tabela161.A1" office:value-type="string">
              <text:p text:style-name="Table_20_Heading">Type</text:p>
            </table:table-cell>
            <table:table-cell table:style-name="Tabela161.A1" office:value-type="string">
              <text:p text:style-name="Table_20_Heading">Description</text:p>
            </table:table-cell>
          </table:table-row>
        </table:table-header-rows>
        <table:table-row>
          <table:table-cell table:style-name="Tabela161.A1" office:value-type="string">
            <text:p text:style-name="Table_20_Contents"><text:span text:style-name="Source_20_Text">target</text:span></text:p>
          </table:table-cell>
          <table:table-cell table:style-name="Tabela161.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61.A1" office:value-type="string">
            <text:p text:style-name="P160">A reference to the Scene that is being transitioned to.</text:p>
          </table:table-cell>
        </table:table-row>
        <table:table-row>
          <table:table-cell table:style-name="Tabela161.A1" office:value-type="string">
            <text:p text:style-name="Table_20_Contents"><text:span text:style-name="Source_20_Text">duration</text:span></text:p>
          </table:table-cell>
          <table:table-cell table:style-name="Tabela161.A1" office:value-type="string">
            <text:p text:style-name="Table_20_Contents">number </text:p>
          </table:table-cell>
          <table:table-cell table:style-name="Tabela161.A1" office:value-type="string">
            <text:p text:style-name="P160">The duration of the transition in ms.</text:p>
          </table:table-cell>
        </table:table-row>
      </table:table>
      <text:p text:style-name="P154">Since: 3.5.0 </text:p>
      <text:p text:style-name="P154"><text:soft-page-break/>Source: <text:a xlink:type="simple" xlink:href="https://github.com/photonstorm/phaser/tree/v3.51.0/src/scene/events/TRANSITION_OUT_EVENT.js" text:style-name="Internet_20_link" text:visited-style-name="Visited_20_Internet_20_Link">src/scene/events/TRANSITION_OUT_EVENT.js</text:a> (<text:a xlink:type="simple" xlink:href="https://github.com/photonstorm/phaser/tree/v3.51.0/src/scene/events/TRANSITION_OUT_EVENT.js#L7" text:style-name="Internet_20_link" text:visited-style-name="Visited_20_Internet_20_Link">Line 7</text:a>) </text:p>
      <text:p text:style-name="Horizontal_20_Line"/>
      <text:h text:style-name="P1" text:outline-level="4"><text:bookmark text:name="event:TRANSITION_START__anchor"/><text:bookmark text:name="event:TRANSITION_START"/>TRANSITION_START</text:h>
      <text:p text:style-name="P3">The Scene Transition Start Event.</text:p>
      <text:p text:style-name="P3">This event is dispatched by the Target Scene of a transition, only if that Scene was not asleep.</text:p>
      <text:p text:style-name="P3">It happens immediately after the <text:span text:style-name="Source_20_Text">Scene.create</text:span> method is called. If the Scene does not have a <text:span text:style-name="Source_20_Text">create</text:span> method, this event is dispatched anyway.</text:p>
      <text:p text:style-name="P3">If the Target Scene was sleeping then the <text:a xlink:type="simple" xlink:href="https://photonstorm.github.io/phaser3-docs/Phaser.Scenes.Events.html#event:TRANSITION_WAKE" text:style-name="Internet_20_link" text:visited-style-name="Visited_20_Internet_20_Link"><text:span text:style-name="Source_20_Text">TRANSITION_WAKE</text:span></text:a> event is dispatched instead of this event.</text:p>
      <text:p text:style-name="P3">Listen to it from a Scene using <text:span text:style-name="Source_20_Text">this.scene.events.on('transitionstart', listener)</text:span>.</text:p>
      <text:p text:style-name="P3">The Scene Transition event flow is as follows:</text:p>
      <text:list xml:id="list2696180240" text:style-name="L43">
        <text:list-item>
          <text:p text:style-name="P85"><text:a xlink:type="simple" xlink:href="https://photonstorm.github.io/phaser3-docs/Phaser.Scenes.Events.html#event:TRANSITION_OUT" text:style-name="Internet_20_link" text:visited-style-name="Visited_20_Internet_20_Link"><text:span text:style-name="Source_20_Text">TRANSITION_OUT</text:span></text:a> - the Scene that started the transition will emit this event. </text:p>
        </text:list-item>
        <text:list-item>
          <text:p text:style-name="P85"><text:a xlink:type="simple" xlink:href="https://photonstorm.github.io/phaser3-docs/Phaser.Scenes.Events.html#event:TRANSITION_INIT" text:style-name="Internet_20_link" text:visited-style-name="Visited_20_Internet_20_Link"><text:span text:style-name="Source_20_Text">TRANSITION_INIT</text:span></text:a> - the Target Scene will emit this event if it has an <text:span text:style-name="Source_20_Text">init</text:span> method. </text:p>
        </text:list-item>
        <text:list-item>
          <text:p text:style-name="P85"><text:a xlink:type="simple" xlink:href="https://photonstorm.github.io/phaser3-docs/Phaser.Scenes.Events.html#event:TRANSITION_START" text:style-name="Internet_20_link" text:visited-style-name="Visited_20_Internet_20_Link"><text:span text:style-name="Source_20_Text">TRANSITION_START</text:span></text:a> - the Target Scene will emit this event after its <text:span text:style-name="Source_20_Text">create</text:span> method is called, OR ... </text:p>
        </text:list-item>
        <text:list-item>
          <text:p text:style-name="P85"><text:a xlink:type="simple" xlink:href="https://photonstorm.github.io/phaser3-docs/Phaser.Scenes.Events.html#event:TRANSITION_WAKE" text:style-name="Internet_20_link" text:visited-style-name="Visited_20_Internet_20_Link"><text:span text:style-name="Source_20_Text">TRANSITION_WAKE</text:span></text:a> - the Target Scene will emit this event if it was asleep and has been woken-up to be transitioned to. </text:p>
        </text:list-item>
        <text:list-item>
          <text:p text:style-name="P86"><text:a xlink:type="simple" xlink:href="https://photonstorm.github.io/phaser3-docs/Phaser.Scenes.Events.html#event:TRANSITION_COMPLETE" text:style-name="Internet_20_link" text:visited-style-name="Visited_20_Internet_20_Link"><text:span text:style-name="Source_20_Text">TRANSITION_COMPLETE</text:span></text:a> - the Target Scene will emit this event when the transition finishes. </text:p>
        </text:list-item>
      </text:list>
      <text:h text:style-name="P2" text:outline-level="5">Parameters:</text:h>
      <table:table table:name="Tabela162" table:style-name="Tabela162">
        <table:table-column table:style-name="Tabela162.A"/>
        <table:table-column table:style-name="Tabela162.B"/>
        <table:table-column table:style-name="Tabela162.C"/>
        <table:table-header-rows>
          <table:table-row>
            <table:table-cell table:style-name="Tabela162.A1" office:value-type="string">
              <text:p text:style-name="Table_20_Heading">Name</text:p>
            </table:table-cell>
            <table:table-cell table:style-name="Tabela162.A1" office:value-type="string">
              <text:p text:style-name="Table_20_Heading">Type</text:p>
            </table:table-cell>
            <table:table-cell table:style-name="Tabela162.A1" office:value-type="string">
              <text:p text:style-name="Table_20_Heading">Description</text:p>
            </table:table-cell>
          </table:table-row>
        </table:table-header-rows>
        <table:table-row>
          <table:table-cell table:style-name="Tabela162.A1" office:value-type="string">
            <text:p text:style-name="Table_20_Contents"><text:span text:style-name="Source_20_Text">from</text:span></text:p>
          </table:table-cell>
          <table:table-cell table:style-name="Tabela162.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62.A1" office:value-type="string">
            <text:p text:style-name="P160">A reference to the Scene that is being transitioned from.</text:p>
          </table:table-cell>
        </table:table-row>
        <table:table-row>
          <table:table-cell table:style-name="Tabela162.A1" office:value-type="string">
            <text:p text:style-name="Table_20_Contents"><text:span text:style-name="Source_20_Text">duration</text:span></text:p>
          </table:table-cell>
          <table:table-cell table:style-name="Tabela162.A1" office:value-type="string">
            <text:p text:style-name="Table_20_Contents">number </text:p>
          </table:table-cell>
          <table:table-cell table:style-name="Tabela162.A1" office:value-type="string">
            <text:p text:style-name="P160">The duration of the transition in ms.</text:p>
          </table:table-cell>
        </table:table-row>
      </table:table>
      <text:p text:style-name="P154">Since: 3.5.0 </text:p>
      <text:p text:style-name="P154">Source: <text:a xlink:type="simple" xlink:href="https://github.com/photonstorm/phaser/tree/v3.51.0/src/scene/events/TRANSITION_START_EVENT.js" text:style-name="Internet_20_link" text:visited-style-name="Visited_20_Internet_20_Link">src/scene/events/TRANSITION_START_EVENT.js</text:a> (<text:a xlink:type="simple" xlink:href="https://github.com/photonstorm/phaser/tree/v3.51.0/src/scene/events/TRANSITION_START_EVENT.js#L7" text:style-name="Internet_20_link" text:visited-style-name="Visited_20_Internet_20_Link">Line 7</text:a>) </text:p>
      <text:p text:style-name="Horizontal_20_Line"/>
      <text:h text:style-name="P1" text:outline-level="4"><text:bookmark text:name="event:TRANSITION_WAKE__anchor"/><text:bookmark text:name="event:TRANSITION_WAKE"/>TRANSITION_WAKE</text:h>
      <text:p text:style-name="P3">The Scene Transition Wake Event.</text:p>
      <text:p text:style-name="P3">This event is dispatched by the Target Scene of a transition, only if that Scene was asleep before the transition began. If the Scene was not asleep the <text:a xlink:type="simple" xlink:href="https://photonstorm.github.io/phaser3-docs/Phaser.Scenes.Events.html#event:TRANSITION_START" text:style-name="Internet_20_link" text:visited-style-name="Visited_20_Internet_20_Link"><text:span text:style-name="Source_20_Text">TRANSITION_START</text:span></text:a> event is dispatched instead.</text:p>
      <text:p text:style-name="P3">Listen to it from a Scene using <text:span text:style-name="Source_20_Text">this.scene.events.on('transitionwake', listener)</text:span>.</text:p>
      <text:p text:style-name="P3"><text:soft-page-break/>The Scene Transition event flow is as follows:</text:p>
      <text:list xml:id="list99790905" text:style-name="L44">
        <text:list-item>
          <text:p text:style-name="P87"><text:a xlink:type="simple" xlink:href="https://photonstorm.github.io/phaser3-docs/Phaser.Scenes.Events.html#event:TRANSITION_OUT" text:style-name="Internet_20_link" text:visited-style-name="Visited_20_Internet_20_Link"><text:span text:style-name="Source_20_Text">TRANSITION_OUT</text:span></text:a> - the Scene that started the transition will emit this event. </text:p>
        </text:list-item>
        <text:list-item>
          <text:p text:style-name="P87"><text:a xlink:type="simple" xlink:href="https://photonstorm.github.io/phaser3-docs/Phaser.Scenes.Events.html#event:TRANSITION_INIT" text:style-name="Internet_20_link" text:visited-style-name="Visited_20_Internet_20_Link"><text:span text:style-name="Source_20_Text">TRANSITION_INIT</text:span></text:a> - the Target Scene will emit this event if it has an <text:span text:style-name="Source_20_Text">init</text:span> method. </text:p>
        </text:list-item>
        <text:list-item>
          <text:p text:style-name="P87"><text:a xlink:type="simple" xlink:href="https://photonstorm.github.io/phaser3-docs/Phaser.Scenes.Events.html#event:TRANSITION_START" text:style-name="Internet_20_link" text:visited-style-name="Visited_20_Internet_20_Link"><text:span text:style-name="Source_20_Text">TRANSITION_START</text:span></text:a> - the Target Scene will emit this event after its <text:span text:style-name="Source_20_Text">create</text:span> method is called, OR ... </text:p>
        </text:list-item>
        <text:list-item>
          <text:p text:style-name="P87"><text:a xlink:type="simple" xlink:href="https://photonstorm.github.io/phaser3-docs/Phaser.Scenes.Events.html#event:TRANSITION_WAKE" text:style-name="Internet_20_link" text:visited-style-name="Visited_20_Internet_20_Link"><text:span text:style-name="Source_20_Text">TRANSITION_WAKE</text:span></text:a> - the Target Scene will emit this event if it was asleep and has been woken-up to be transitioned to. </text:p>
        </text:list-item>
        <text:list-item>
          <text:p text:style-name="P88"><text:a xlink:type="simple" xlink:href="https://photonstorm.github.io/phaser3-docs/Phaser.Scenes.Events.html#event:TRANSITION_COMPLETE" text:style-name="Internet_20_link" text:visited-style-name="Visited_20_Internet_20_Link"><text:span text:style-name="Source_20_Text">TRANSITION_COMPLETE</text:span></text:a> - the Target Scene will emit this event when the transition finishes. </text:p>
        </text:list-item>
      </text:list>
      <text:h text:style-name="P2" text:outline-level="5">Parameters:</text:h>
      <table:table table:name="Tabela163" table:style-name="Tabela163">
        <table:table-column table:style-name="Tabela163.A"/>
        <table:table-column table:style-name="Tabela163.B"/>
        <table:table-column table:style-name="Tabela163.C"/>
        <table:table-header-rows>
          <table:table-row>
            <table:table-cell table:style-name="Tabela163.A1" office:value-type="string">
              <text:p text:style-name="Table_20_Heading">Name</text:p>
            </table:table-cell>
            <table:table-cell table:style-name="Tabela163.A1" office:value-type="string">
              <text:p text:style-name="Table_20_Heading">Type</text:p>
            </table:table-cell>
            <table:table-cell table:style-name="Tabela163.A1" office:value-type="string">
              <text:p text:style-name="Table_20_Heading">Description</text:p>
            </table:table-cell>
          </table:table-row>
        </table:table-header-rows>
        <table:table-row>
          <table:table-cell table:style-name="Tabela163.A1" office:value-type="string">
            <text:p text:style-name="Table_20_Contents"><text:span text:style-name="Source_20_Text">from</text:span></text:p>
          </table:table-cell>
          <table:table-cell table:style-name="Tabela163.A1" office:value-type="string">
            <text:p text:style-name="Table_20_Contents"><text:a xlink:type="simple" xlink:href="https://photonstorm.github.io/phaser3-docs/Phaser.Scene.html" text:style-name="Internet_20_link" text:visited-style-name="Visited_20_Internet_20_Link">Phaser.Scene</text:a> </text:p>
          </table:table-cell>
          <table:table-cell table:style-name="Tabela163.A1" office:value-type="string">
            <text:p text:style-name="P160">A reference to the Scene that is being transitioned from.</text:p>
          </table:table-cell>
        </table:table-row>
        <table:table-row>
          <table:table-cell table:style-name="Tabela163.A1" office:value-type="string">
            <text:p text:style-name="Table_20_Contents"><text:span text:style-name="Source_20_Text">duration</text:span></text:p>
          </table:table-cell>
          <table:table-cell table:style-name="Tabela163.A1" office:value-type="string">
            <text:p text:style-name="Table_20_Contents">number </text:p>
          </table:table-cell>
          <table:table-cell table:style-name="Tabela163.A1" office:value-type="string">
            <text:p text:style-name="P160">The duration of the transition in ms.</text:p>
          </table:table-cell>
        </table:table-row>
      </table:table>
      <text:p text:style-name="P154">Since: 3.5.0 </text:p>
      <text:p text:style-name="P154">Source: <text:a xlink:type="simple" xlink:href="https://github.com/photonstorm/phaser/tree/v3.51.0/src/scene/events/TRANSITION_WAKE_EVENT.js" text:style-name="Internet_20_link" text:visited-style-name="Visited_20_Internet_20_Link">src/scene/events/TRANSITION_WAKE_EVENT.js</text:a> (<text:a xlink:type="simple" xlink:href="https://github.com/photonstorm/phaser/tree/v3.51.0/src/scene/events/TRANSITION_WAKE_EVENT.js#L7" text:style-name="Internet_20_link" text:visited-style-name="Visited_20_Internet_20_Link">Line 7</text:a>) </text:p>
      <text:p text:style-name="Horizontal_20_Line"/>
      <text:h text:style-name="P1" text:outline-level="4"><text:bookmark text:name="event:UPDATE__anchor1"/><text:bookmark text:name="event:UPDATE1"/>UPDATE</text:h>
      <text:p text:style-name="P3">The Scene Systems Update Event.</text:p>
      <text:p text:style-name="P3">This event is dispatched by a Scene during the main game loop step.</text:p>
      <text:p text:style-name="P3">The event flow for a single step of a Scene is as follows:</text:p>
      <text:list xml:id="list3037817481" text:style-name="L45">
        <text:list-item>
          <text:p text:style-name="P89"><text:a xlink:type="simple" xlink:href="https://photonstorm.github.io/phaser3-docs/Phaser.Scenes.Events.html#event:PRE_UPDATE" text:style-name="Internet_20_link" text:visited-style-name="Visited_20_Internet_20_Link"><text:span text:style-name="Source_20_Text">PRE_UPDATE</text:span></text:a> </text:p>
        </text:list-item>
        <text:list-item>
          <text:p text:style-name="P89"><text:a xlink:type="simple" xlink:href="https://photonstorm.github.io/phaser3-docs/Phaser.Scenes.Events.html#event:UPDATE" text:style-name="Internet_20_link" text:visited-style-name="Visited_20_Internet_20_Link"><text:span text:style-name="Source_20_Text">UPDATE</text:span></text:a> </text:p>
        </text:list-item>
        <text:list-item>
          <text:p text:style-name="P89">The <text:span text:style-name="Source_20_Text">Scene.update</text:span> method is called, if it exists </text:p>
        </text:list-item>
        <text:list-item>
          <text:p text:style-name="P89"><text:a xlink:type="simple" xlink:href="https://photonstorm.github.io/phaser3-docs/Phaser.Scenes.Events.html#event:POST_UPDATE" text:style-name="Internet_20_link" text:visited-style-name="Visited_20_Internet_20_Link"><text:span text:style-name="Source_20_Text">POST_UPDATE</text:span></text:a> </text:p>
        </text:list-item>
        <text:list-item>
          <text:p text:style-name="P90"><text:a xlink:type="simple" xlink:href="https://photonstorm.github.io/phaser3-docs/Phaser.Scenes.Events.html#event:RENDER" text:style-name="Internet_20_link" text:visited-style-name="Visited_20_Internet_20_Link"><text:span text:style-name="Source_20_Text">RENDER</text:span></text:a> </text:p>
        </text:list-item>
      </text:list>
      <text:p text:style-name="P3">Listen to it from a Scene using <text:span text:style-name="Source_20_Text">this.scene.events.on('update', listener)</text:span>.</text:p>
      <text:p text:style-name="P3">A Scene will only run its step if it is active.</text:p>
      <text:h text:style-name="P2" text:outline-level="5">Parameters:</text:h>
      <table:table table:name="Tabela164" table:style-name="Tabela164">
        <table:table-column table:style-name="Tabela164.A"/>
        <table:table-column table:style-name="Tabela164.B"/>
        <table:table-column table:style-name="Tabela164.C"/>
        <table:table-header-rows>
          <table:table-row>
            <table:table-cell table:style-name="Tabela164.A1" office:value-type="string">
              <text:p text:style-name="Table_20_Heading">Name</text:p>
            </table:table-cell>
            <table:table-cell table:style-name="Tabela164.A1" office:value-type="string">
              <text:p text:style-name="Table_20_Heading">Type</text:p>
            </table:table-cell>
            <table:table-cell table:style-name="Tabela164.A1" office:value-type="string">
              <text:p text:style-name="Table_20_Heading">Description</text:p>
            </table:table-cell>
          </table:table-row>
        </table:table-header-rows>
        <table:table-row>
          <table:table-cell table:style-name="Tabela164.A1" office:value-type="string">
            <text:p text:style-name="Table_20_Contents"><text:span text:style-name="Source_20_Text">sys</text:span></text:p>
          </table:table-cell>
          <table:table-cell table:style-name="Tabela164.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64.A1" office:value-type="string">
            <text:p text:style-name="P160">A reference to the Scene Systems class of the Scene that emitted this event.</text:p>
          </table:table-cell>
        </table:table-row>
        <table:table-row>
          <table:table-cell table:style-name="Tabela164.A1" office:value-type="string">
            <text:p text:style-name="Table_20_Contents"><text:span text:style-name="Source_20_Text">time</text:span></text:p>
          </table:table-cell>
          <table:table-cell table:style-name="Tabela164.A1" office:value-type="string">
            <text:p text:style-name="Table_20_Contents">number </text:p>
          </table:table-cell>
          <table:table-cell table:style-name="Tabela164.A1" office:value-type="string">
            <text:p text:style-name="P160">The current time. Either a High Resolution Timer value if it comes from Request Animation Frame, or Date.now if using SetTimeout.</text:p>
          </table:table-cell>
        </table:table-row>
        <text:soft-page-break/>
        <table:table-row>
          <table:table-cell table:style-name="Tabela164.A1" office:value-type="string">
            <text:p text:style-name="Table_20_Contents"><text:span text:style-name="Source_20_Text">delta</text:span></text:p>
          </table:table-cell>
          <table:table-cell table:style-name="Tabela164.A1" office:value-type="string">
            <text:p text:style-name="Table_20_Contents">number </text:p>
          </table:table-cell>
          <table:table-cell table:style-name="Tabela164.A1" office:value-type="string">
            <text:p text:style-name="P160">The delta time in ms since the last frame. This is a smoothed and capped value based on the FPS rate.</text:p>
          </table:table-cell>
        </table:table-row>
      </table:table>
      <text:p text:style-name="P154">Since: 3.0.0 </text:p>
      <text:p text:style-name="P154">Source: <text:a xlink:type="simple" xlink:href="https://github.com/photonstorm/phaser/tree/v3.51.0/src/scene/events/UPDATE_EVENT.js" text:style-name="Internet_20_link" text:visited-style-name="Visited_20_Internet_20_Link">src/scene/events/UPDATE_EVENT.js</text:a> (<text:a xlink:type="simple" xlink:href="https://github.com/photonstorm/phaser/tree/v3.51.0/src/scene/events/UPDATE_EVENT.js#L7" text:style-name="Internet_20_link" text:visited-style-name="Visited_20_Internet_20_Link">Line 7</text:a>) </text:p>
      <text:p text:style-name="Horizontal_20_Line"/>
      <text:h text:style-name="P1" text:outline-level="4"><text:bookmark text:name="event:WAKE__anchor"/><text:bookmark text:name="event:WAKE"/>WAKE</text:h>
      <text:p text:style-name="P3">The Scene Systems Wake Event.</text:p>
      <text:p text:style-name="P3">This event is dispatched by a Scene when it is woken from sleep, either directly via the <text:span text:style-name="Source_20_Text">wake</text:span> method, or as an action from another Scene.</text:p>
      <text:p text:style-name="P3">Listen to it from a Scene using <text:span text:style-name="Source_20_Text">this.scene.events.on('wake', listener)</text:span>.</text:p>
      <text:h text:style-name="P2" text:outline-level="5">Parameters:</text:h>
      <table:table table:name="Tabela165" table:style-name="Tabela165">
        <table:table-column table:style-name="Tabela165.A"/>
        <table:table-column table:style-name="Tabela165.B"/>
        <table:table-column table:style-name="Tabela165.C"/>
        <table:table-column table:style-name="Tabela165.D"/>
        <table:table-header-rows>
          <table:table-row>
            <table:table-cell table:style-name="Tabela165.A1" office:value-type="string">
              <text:p text:style-name="Table_20_Heading">Name</text:p>
            </table:table-cell>
            <table:table-cell table:style-name="Tabela165.A1" office:value-type="string">
              <text:p text:style-name="Table_20_Heading">Type</text:p>
            </table:table-cell>
            <table:table-cell table:style-name="Tabela165.A1" office:value-type="string">
              <text:p text:style-name="Table_20_Heading">Argument</text:p>
            </table:table-cell>
            <table:table-cell table:style-name="Tabela165.A1" office:value-type="string">
              <text:p text:style-name="Table_20_Heading">Description</text:p>
            </table:table-cell>
          </table:table-row>
        </table:table-header-rows>
        <table:table-row>
          <table:table-cell table:style-name="Tabela165.A1" office:value-type="string">
            <text:p text:style-name="Table_20_Contents"><text:span text:style-name="Source_20_Text">sys</text:span></text:p>
          </table:table-cell>
          <table:table-cell table:style-name="Tabela165.A1" office:value-type="string">
            <text:p text:style-name="Table_20_Contents"><text:a xlink:type="simple" xlink:href="https://photonstorm.github.io/phaser3-docs/Phaser.Scenes.Systems.html" text:style-name="Internet_20_link" text:visited-style-name="Visited_20_Internet_20_Link">Phaser.Scenes.Systems</text:a> </text:p>
          </table:table-cell>
          <table:table-cell table:style-name="Tabela165.A1" office:value-type="string">
            <text:p text:style-name="P161"/>
          </table:table-cell>
          <table:table-cell table:style-name="Tabela165.A1" office:value-type="string">
            <text:p text:style-name="P160">A reference to the Scene Systems class of the Scene that emitted this event.</text:p>
          </table:table-cell>
        </table:table-row>
        <table:table-row>
          <table:table-cell table:style-name="Tabela165.A1" office:value-type="string">
            <text:p text:style-name="Table_20_Contents"><text:span text:style-name="Source_20_Text">data</text:span></text:p>
          </table:table-cell>
          <table:table-cell table:style-name="Tabela165.A1" office:value-type="string">
            <text:p text:style-name="Table_20_Contents">any </text:p>
          </table:table-cell>
          <table:table-cell table:style-name="Tabela165.A1" office:value-type="string">
            <text:p text:style-name="Table_20_Contents">&lt;optional&gt;</text:p>
          </table:table-cell>
          <table:table-cell table:style-name="Tabela165.A1" office:value-type="string">
            <text:p text:style-name="P160">An optional data object that was passed to this Scene when it was woken up.</text:p>
          </table:table-cell>
        </table:table-row>
      </table:table>
      <text:p text:style-name="P154">Since: 3.0.0 </text:p>
      <text:p text:style-name="P154">Source: <text:a xlink:type="simple" xlink:href="https://github.com/photonstorm/phaser/tree/v3.51.0/src/scene/events/WAKE_EVENT.js" text:style-name="Internet_20_link" text:visited-style-name="Visited_20_Internet_20_Link">src/scene/events/WAKE_EVENT.js</text:a> (<text:a xlink:type="simple" xlink:href="https://github.com/photonstorm/phaser/tree/v3.51.0/src/scene/events/WAKE_EVENT.js#L7" text:style-name="Internet_20_link" text:visited-style-name="Visited_20_Internet_20_Link">Line 7</text:a>) </text:p>
      <text:p text:style-name="Horizontal_20_Line"/>
      <text:h text:style-name="P1" text:outline-level="4"><text:bookmark text:name="event:COMPLETE__anchor1"/><text:bookmark text:name="event:COMPLETE1"/>COMPLETE</text:h>
      <text:p text:style-name="P3">The Sound Complete Event.</text:p>
      <text:p text:style-name="P3">This event is dispatched by both Web Audio and HTML5 Audio Sound objects when they complete playback.</text:p>
      <text:p text:style-name="P3">Listen to it from a Sound instance using <text:span text:style-name="Source_20_Text">Sound.on('complete', listener)</text:span>, i.e.:</text:p>
      <text:list xml:id="list3503249109" text:style-name="L46">
        <text:list-item>
          <text:p text:style-name="P91"><draw:a xlink:type="simple" xlink:href="http://sunlightjs.com/"><draw:frame draw:style-name="fr1" draw:name="Figura7" text:anchor-type="as-char" svg:width="0.476cm" svg:height="0.476cm" draw:z-index="6"><draw:image xlink:href="Pictures/1000000100000010000000108D9AB793E877D6A8.png" xlink:type="simple" xlink:show="embed" xlink:actuate="onLoad" draw:mime-type="image/png"/><svg:title>about</svg:title></draw:frame></draw:a></text:p>
        </text:list-item>
        <text:list-item>
          <text:p text:style-name="P91"><text:a xlink:type="simple" xlink:href="https://photonstorm.github.io/phaser3-docs/classes.list.html#" text:style-name="Internet_20_link" text:visited-style-name="Visited_20_Internet_20_Link">raw</text:a></text:p>
        </text:list-item>
        <text:list-item>
          <text:p text:style-name="P92"><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7-line-1" office:name="sunlight-7-line-1" text:style-name="Internet_20_link" text:visited-style-name="Visited_20_Internet_20_Link"><text:span text:style-name="T1">1</text:span></text:a></text:p>
      <text:p text:style-name="P156"><text:a xlink:type="simple" xlink:href="https://photonstorm.github.io/phaser3-docs/classes.list.html#sunlight-7-line-2" office:name="sunlight-7-line-2" text:style-name="Internet_20_link" text:visited-style-name="Visited_20_Internet_20_Link"><text:span text:style-name="T1">2</text:span></text:a></text:p>
      <text:p text:style-name="P157"><text:a xlink:type="simple" xlink:href="https://photonstorm.github.io/phaser3-docs/classes.list.html#sunlight-7-line-3" office:name="sunlight-7-line-3" text:style-name="Internet_20_link" text:visited-style-name="Visited_20_Internet_20_Link"><text:span text:style-name="T1">3</text:span></text:a></text:p>
      <text:p text:style-name="P158">var music = this.sound.add('key');</text:p>
      <text:p text:style-name="P158">music.on('complete', listener);</text:p>
      <text:p text:style-name="P159">music.play();</text:p>
      <text:h text:style-name="P2" text:outline-level="5"><text:soft-page-break/>Parameters:</text:h>
      <table:table table:name="Tabela166" table:style-name="Tabela166">
        <table:table-column table:style-name="Tabela166.A"/>
        <table:table-column table:style-name="Tabela166.B"/>
        <table:table-column table:style-name="Tabela166.C"/>
        <table:table-header-rows>
          <table:table-row>
            <table:table-cell table:style-name="Tabela166.A1" office:value-type="string">
              <text:p text:style-name="Table_20_Heading">Name</text:p>
            </table:table-cell>
            <table:table-cell table:style-name="Tabela166.A1" office:value-type="string">
              <text:p text:style-name="Table_20_Heading">Type</text:p>
            </table:table-cell>
            <table:table-cell table:style-name="Tabela166.A1" office:value-type="string">
              <text:p text:style-name="Table_20_Heading">Description</text:p>
            </table:table-cell>
          </table:table-row>
        </table:table-header-rows>
        <table:table-row>
          <table:table-cell table:style-name="Tabela166.A1" office:value-type="string">
            <text:p text:style-name="Table_20_Contents"><text:span text:style-name="Source_20_Text">sound</text:span></text:p>
          </table:table-cell>
          <table:table-cell table:style-name="Tabela166.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66.A1" office:value-type="string">
            <text:p text:style-name="P160">A reference to the Sound that emitted the event.</text:p>
          </table:table-cell>
        </table:table-row>
      </table:table>
      <text:p text:style-name="P154">Since: 3.16.1 </text:p>
      <text:p text:style-name="P155">Source: <text:a xlink:type="simple" xlink:href="https://github.com/photonstorm/phaser/tree/v3.51.0/src/sound/events/COMPLETE_EVENT.js" text:style-name="Internet_20_link" text:visited-style-name="Visited_20_Internet_20_Link">src/sound/events/COMPLETE_EVENT.js</text:a> (<text:a xlink:type="simple" xlink:href="https://github.com/photonstorm/phaser/tree/v3.51.0/src/sound/events/COMPLETE_EVENT.js#L7" text:style-name="Internet_20_link" text:visited-style-name="Visited_20_Internet_20_Link">Line 7</text:a>) </text:p>
      <text:h text:style-name="P2" text:outline-level="5">Listeners of This Event:</text:h>
      <text:list xml:id="list334909706" text:style-name="L47">
        <text:list-item>
          <text:p text:style-name="P93"><text:a xlink:type="simple" xlink:href="https://photonstorm.github.io/phaser3-docs/Phaser.Sound.BaseSoundManager.html#play" text:style-name="Internet_20_link" text:visited-style-name="Visited_20_Internet_20_Link">Phaser.Sound.BaseSoundManager#play</text:a> </text:p>
        </text:list-item>
        <text:list-item>
          <text:p text:style-name="P93"><text:a xlink:type="simple" xlink:href="https://photonstorm.github.io/phaser3-docs/Phaser.Sound.BaseSoundManager.html#playAudioSprite" text:style-name="Internet_20_link" text:visited-style-name="Visited_20_Internet_20_Link">Phaser.Sound.BaseSoundManager#playAudioSprite</text:a> </text:p>
        </text:list-item>
        <text:list-item>
          <text:p text:style-name="P93"><text:a xlink:type="simple" xlink:href="https://photonstorm.github.io/phaser3-docs/Phaser.Sound.HTML5AudioSoundManager.html#play" text:style-name="Internet_20_link" text:visited-style-name="Visited_20_Internet_20_Link">Phaser.Sound.HTML5AudioSoundManager#play</text:a> </text:p>
        </text:list-item>
        <text:list-item>
          <text:p text:style-name="P93"><text:a xlink:type="simple" xlink:href="https://photonstorm.github.io/phaser3-docs/Phaser.Sound.HTML5AudioSoundManager.html#playAudioSprite" text:style-name="Internet_20_link" text:visited-style-name="Visited_20_Internet_20_Link">Phaser.Sound.HTML5AudioSoundManager#playAudioSprite</text:a> </text:p>
        </text:list-item>
        <text:list-item>
          <text:p text:style-name="P93"><text:a xlink:type="simple" xlink:href="https://photonstorm.github.io/phaser3-docs/Phaser.Sound.NoAudioSoundManager.html#play" text:style-name="Internet_20_link" text:visited-style-name="Visited_20_Internet_20_Link">Phaser.Sound.NoAudioSoundManager#play</text:a> </text:p>
        </text:list-item>
        <text:list-item>
          <text:p text:style-name="P93"><text:a xlink:type="simple" xlink:href="https://photonstorm.github.io/phaser3-docs/Phaser.Sound.NoAudioSoundManager.html#playAudioSprite" text:style-name="Internet_20_link" text:visited-style-name="Visited_20_Internet_20_Link">Phaser.Sound.NoAudioSoundManager#playAudioSprite</text:a> </text:p>
        </text:list-item>
        <text:list-item>
          <text:p text:style-name="P93"><text:a xlink:type="simple" xlink:href="https://photonstorm.github.io/phaser3-docs/Phaser.Sound.WebAudioSoundManager.html#play" text:style-name="Internet_20_link" text:visited-style-name="Visited_20_Internet_20_Link">Phaser.Sound.WebAudioSoundManager#play</text:a> </text:p>
        </text:list-item>
        <text:list-item>
          <text:p text:style-name="P93"><text:a xlink:type="simple" xlink:href="https://photonstorm.github.io/phaser3-docs/Phaser.Sound.WebAudioSoundManager.html#playAudioSprite" text:style-name="Internet_20_link" text:visited-style-name="Visited_20_Internet_20_Link">Phaser.Sound.WebAudioSoundManager#playAudioSprite</text:a> </text:p>
        </text:list-item>
      </text:list>
      <text:p text:style-name="Horizontal_20_Line"/>
      <text:h text:style-name="P1" text:outline-level="4"><text:bookmark text:name="event:DECODED__anchor"/><text:bookmark text:name="event:DECODED"/>DECODED</text:h>
      <text:p text:style-name="P3">The Audio Data Decoded Event.</text:p>
      <text:p text:style-name="P3">This event is dispatched by the Web Audio Sound Manager as a result of calling the <text:span text:style-name="Source_20_Text">decodeAudio</text:span> method.</text:p>
      <text:p text:style-name="P3">Listen to it from the Sound Manager in a Scene using <text:span text:style-name="Source_20_Text">this.sound.on('decoded', listener)</text:span>, i.e.:</text:p>
      <text:list xml:id="list3515048658" text:style-name="L48">
        <text:list-item>
          <text:p text:style-name="P94"><draw:a xlink:type="simple" xlink:href="http://sunlightjs.com/"><draw:frame draw:style-name="fr1" draw:name="Figura8" text:anchor-type="as-char" svg:width="0.476cm" svg:height="0.476cm" draw:z-index="7"><draw:image xlink:href="Pictures/1000000100000010000000108D9AB793E877D6A8.png" xlink:type="simple" xlink:show="embed" xlink:actuate="onLoad" draw:mime-type="image/png"/><svg:title>about</svg:title></draw:frame></draw:a></text:p>
        </text:list-item>
        <text:list-item>
          <text:p text:style-name="P94"><text:a xlink:type="simple" xlink:href="https://photonstorm.github.io/phaser3-docs/classes.list.html#" text:style-name="Internet_20_link" text:visited-style-name="Visited_20_Internet_20_Link">raw</text:a></text:p>
        </text:list-item>
        <text:list-item>
          <text:p text:style-name="P95"><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8-line-1" office:name="sunlight-8-line-1" text:style-name="Internet_20_link" text:visited-style-name="Visited_20_Internet_20_Link"><text:span text:style-name="T1">1</text:span></text:a></text:p>
      <text:p text:style-name="P157"><text:a xlink:type="simple" xlink:href="https://photonstorm.github.io/phaser3-docs/classes.list.html#sunlight-8-line-2" office:name="sunlight-8-line-2" text:style-name="Internet_20_link" text:visited-style-name="Visited_20_Internet_20_Link"><text:span text:style-name="T1">2</text:span></text:a></text:p>
      <text:p text:style-name="P158">this.sound.on('decoded', handler);</text:p>
      <text:p text:style-name="P159">this.sound.decodeAudio(key, audioData);</text:p>
      <text:h text:style-name="P2" text:outline-level="5">Parameters:</text:h>
      <table:table table:name="Tabela167" table:style-name="Tabela167">
        <table:table-column table:style-name="Tabela167.A"/>
        <table:table-column table:style-name="Tabela167.B"/>
        <table:table-column table:style-name="Tabela167.C"/>
        <table:table-header-rows>
          <table:table-row>
            <table:table-cell table:style-name="Tabela167.A1" office:value-type="string">
              <text:p text:style-name="Table_20_Heading">Name</text:p>
            </table:table-cell>
            <table:table-cell table:style-name="Tabela167.A1" office:value-type="string">
              <text:p text:style-name="Table_20_Heading">Type</text:p>
            </table:table-cell>
            <table:table-cell table:style-name="Tabela167.A1" office:value-type="string">
              <text:p text:style-name="Table_20_Heading">Description</text:p>
            </table:table-cell>
          </table:table-row>
        </table:table-header-rows>
        <table:table-row>
          <table:table-cell table:style-name="Tabela167.A1" office:value-type="string">
            <text:p text:style-name="Table_20_Contents"><text:span text:style-name="Source_20_Text">key</text:span></text:p>
          </table:table-cell>
          <table:table-cell table:style-name="Tabela167.A1" office:value-type="string">
            <text:p text:style-name="Table_20_Contents">string </text:p>
          </table:table-cell>
          <table:table-cell table:style-name="Tabela167.A1" office:value-type="string">
            <text:p text:style-name="P160">The key of the audio file that was decoded and added to the audio cache.</text:p>
          </table:table-cell>
        </table:table-row>
      </table:table>
      <text:p text:style-name="P154">Since: 3.18.0 </text:p>
      <text:p text:style-name="P154">Source: <text:a xlink:type="simple" xlink:href="https://github.com/photonstorm/phaser/tree/v3.51.0/src/sound/events/DECODED_EVENT.js" text:style-name="Internet_20_link" text:visited-style-name="Visited_20_Internet_20_Link">src/sound/events/DECODED_EVENT.js</text:a> (<text:a xlink:type="simple" xlink:href="https://github.com/photonstorm/phaser/tree/v3.51.0/src/sound/events/DECODED_EVENT.js#L7" text:style-name="Internet_20_link" text:visited-style-name="Visited_20_Internet_20_Link">Line 7</text:a>) </text:p>
      <text:p text:style-name="Horizontal_20_Line"/>
      <text:h text:style-name="P1" text:outline-level="4"><text:bookmark text:name="event:DECODED_ALL__anchor"/><text:bookmark text:name="event:DECODED_ALL"/>DECODED_ALL</text:h>
      <text:p text:style-name="P3">The Audio Data Decoded All Event.</text:p>
      <text:p text:style-name="P3"><text:soft-page-break/>This event is dispatched by the Web Audio Sound Manager as a result of calling the <text:span text:style-name="Source_20_Text">decodeAudio</text:span> method, once all files passed to the method have been decoded (or errored).</text:p>
      <text:p text:style-name="P3">Use <text:span text:style-name="Source_20_Text">Phaser.Sound.Events#DECODED</text:span> to listen for single sounds being decoded, and <text:span text:style-name="Source_20_Text">DECODED_ALL</text:span> to listen for them all completing.</text:p>
      <text:p text:style-name="P3">Listen to it from the Sound Manager in a Scene using <text:span text:style-name="Source_20_Text">this.sound.on('decodedall', listener)</text:span>, i.e.:</text:p>
      <text:list xml:id="list2261238662" text:style-name="L49">
        <text:list-item>
          <text:p text:style-name="P96"><draw:a xlink:type="simple" xlink:href="http://sunlightjs.com/"><draw:frame draw:style-name="fr1" draw:name="Figura9" text:anchor-type="as-char" svg:width="0.476cm" svg:height="0.476cm" draw:z-index="8"><draw:image xlink:href="Pictures/1000000100000010000000108D9AB793E877D6A8.png" xlink:type="simple" xlink:show="embed" xlink:actuate="onLoad" draw:mime-type="image/png"/><svg:title>about</svg:title></draw:frame></draw:a></text:p>
        </text:list-item>
        <text:list-item>
          <text:p text:style-name="P96"><text:a xlink:type="simple" xlink:href="https://photonstorm.github.io/phaser3-docs/classes.list.html#" text:style-name="Internet_20_link" text:visited-style-name="Visited_20_Internet_20_Link">raw</text:a></text:p>
        </text:list-item>
        <text:list-item>
          <text:p text:style-name="P97"><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9-line-1" office:name="sunlight-9-line-1" text:style-name="Internet_20_link" text:visited-style-name="Visited_20_Internet_20_Link"><text:span text:style-name="T1">1</text:span></text:a></text:p>
      <text:p text:style-name="P157"><text:a xlink:type="simple" xlink:href="https://photonstorm.github.io/phaser3-docs/classes.list.html#sunlight-9-line-2" office:name="sunlight-9-line-2" text:style-name="Internet_20_link" text:visited-style-name="Visited_20_Internet_20_Link"><text:span text:style-name="T1">2</text:span></text:a></text:p>
      <text:p text:style-name="P158">this.sound.once('decodedall', handler);</text:p>
      <text:p text:style-name="P159">this.sound.decodeAudio([ audioFiles ]);</text:p>
      <text:p text:style-name="P154">Since: 3.18.0 </text:p>
      <text:p text:style-name="P154">Source: <text:a xlink:type="simple" xlink:href="https://github.com/photonstorm/phaser/tree/v3.51.0/src/sound/events/DECODED_ALL_EVENT.js" text:style-name="Internet_20_link" text:visited-style-name="Visited_20_Internet_20_Link">src/sound/events/DECODED_ALL_EVENT.js</text:a> (<text:a xlink:type="simple" xlink:href="https://github.com/photonstorm/phaser/tree/v3.51.0/src/sound/events/DECODED_ALL_EVENT.js#L7" text:style-name="Internet_20_link" text:visited-style-name="Visited_20_Internet_20_Link">Line 7</text:a>) </text:p>
      <text:p text:style-name="Horizontal_20_Line"/>
      <text:h text:style-name="P1" text:outline-level="4"><text:bookmark text:name="event:DESTROY__anchor7"/><text:bookmark text:name="event:DESTROY7"/>DESTROY</text:h>
      <text:p text:style-name="P3">The Sound Destroy Event.</text:p>
      <text:p text:style-name="P3">This event is dispatched by both Web Audio and HTML5 Audio Sound objects when they are destroyed, either directly or via a Sound Manager.</text:p>
      <text:p text:style-name="P3">Listen to it from a Sound instance using <text:span text:style-name="Source_20_Text">Sound.on('destroy', listener)</text:span>, i.e.:</text:p>
      <text:list xml:id="list3203823894" text:style-name="L50">
        <text:list-item>
          <text:p text:style-name="P98"><draw:a xlink:type="simple" xlink:href="http://sunlightjs.com/"><draw:frame draw:style-name="fr1" draw:name="Figura10" text:anchor-type="as-char" svg:width="0.476cm" svg:height="0.476cm" draw:z-index="9"><draw:image xlink:href="Pictures/1000000100000010000000108D9AB793E877D6A8.png" xlink:type="simple" xlink:show="embed" xlink:actuate="onLoad" draw:mime-type="image/png"/><svg:title>about</svg:title></draw:frame></draw:a></text:p>
        </text:list-item>
        <text:list-item>
          <text:p text:style-name="P98"><text:a xlink:type="simple" xlink:href="https://photonstorm.github.io/phaser3-docs/classes.list.html#" text:style-name="Internet_20_link" text:visited-style-name="Visited_20_Internet_20_Link">raw</text:a></text:p>
        </text:list-item>
        <text:list-item>
          <text:p text:style-name="P99"><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0-line-1" office:name="sunlight-10-line-1" text:style-name="Internet_20_link" text:visited-style-name="Visited_20_Internet_20_Link"><text:span text:style-name="T1">1</text:span></text:a></text:p>
      <text:p text:style-name="P156"><text:a xlink:type="simple" xlink:href="https://photonstorm.github.io/phaser3-docs/classes.list.html#sunlight-10-line-2" office:name="sunlight-10-line-2" text:style-name="Internet_20_link" text:visited-style-name="Visited_20_Internet_20_Link"><text:span text:style-name="T1">2</text:span></text:a></text:p>
      <text:p text:style-name="P157"><text:a xlink:type="simple" xlink:href="https://photonstorm.github.io/phaser3-docs/classes.list.html#sunlight-10-line-3" office:name="sunlight-10-line-3" text:style-name="Internet_20_link" text:visited-style-name="Visited_20_Internet_20_Link"><text:span text:style-name="T1">3</text:span></text:a></text:p>
      <text:p text:style-name="P158">var music = this.sound.add('key');</text:p>
      <text:p text:style-name="P158">music.on('destroy', listener);</text:p>
      <text:p text:style-name="P159">music.destroy();</text:p>
      <text:h text:style-name="P2" text:outline-level="5">Parameters:</text:h>
      <table:table table:name="Tabela168" table:style-name="Tabela168">
        <table:table-column table:style-name="Tabela168.A"/>
        <table:table-column table:style-name="Tabela168.B"/>
        <table:table-column table:style-name="Tabela168.C"/>
        <table:table-header-rows>
          <table:table-row>
            <table:table-cell table:style-name="Tabela168.A1" office:value-type="string">
              <text:p text:style-name="Table_20_Heading">Name</text:p>
            </table:table-cell>
            <table:table-cell table:style-name="Tabela168.A1" office:value-type="string">
              <text:p text:style-name="Table_20_Heading">Type</text:p>
            </table:table-cell>
            <table:table-cell table:style-name="Tabela168.A1" office:value-type="string">
              <text:p text:style-name="Table_20_Heading">Description</text:p>
            </table:table-cell>
          </table:table-row>
        </table:table-header-rows>
        <table:table-row>
          <table:table-cell table:style-name="Tabela168.A1" office:value-type="string">
            <text:p text:style-name="Table_20_Contents"><text:span text:style-name="Source_20_Text">sound</text:span></text:p>
          </table:table-cell>
          <table:table-cell table:style-name="Tabela168.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68.A1" office:value-type="string">
            <text:p text:style-name="P160">A reference to the Sound that emitted the event.</text:p>
          </table:table-cell>
        </table:table-row>
      </table:table>
      <text:p text:style-name="P154">Since: 3.0.0 </text:p>
      <text:p text:style-name="P154"><text:soft-page-break/>Source: <text:a xlink:type="simple" xlink:href="https://github.com/photonstorm/phaser/tree/v3.51.0/src/sound/events/DESTROY_EVENT.js" text:style-name="Internet_20_link" text:visited-style-name="Visited_20_Internet_20_Link">src/sound/events/DESTROY_EVENT.js</text:a> (<text:a xlink:type="simple" xlink:href="https://github.com/photonstorm/phaser/tree/v3.51.0/src/sound/events/DESTROY_EVENT.js#L7" text:style-name="Internet_20_link" text:visited-style-name="Visited_20_Internet_20_Link">Line 7</text:a>) </text:p>
      <text:p text:style-name="Horizontal_20_Line"/>
      <text:h text:style-name="P1" text:outline-level="4"><text:bookmark text:name="event:DETUNE__anchor"/><text:bookmark text:name="event:DETUNE"/>DETUNE</text:h>
      <text:p text:style-name="P3">The Sound Detune Event.</text:p>
      <text:p text:style-name="P3">This event is dispatched by both Web Audio and HTML5 Audio Sound objects when their detune value changes.</text:p>
      <text:p text:style-name="P3">Listen to it from a Sound instance using <text:span text:style-name="Source_20_Text">Sound.on('detune', listener)</text:span>, i.e.:</text:p>
      <text:list xml:id="list1470327454" text:style-name="L51">
        <text:list-item>
          <text:p text:style-name="P100"><draw:a xlink:type="simple" xlink:href="http://sunlightjs.com/"><draw:frame draw:style-name="fr1" draw:name="Figura11" text:anchor-type="as-char" svg:width="0.476cm" svg:height="0.476cm" draw:z-index="10"><draw:image xlink:href="Pictures/1000000100000010000000108D9AB793E877D6A8.png" xlink:type="simple" xlink:show="embed" xlink:actuate="onLoad" draw:mime-type="image/png"/><svg:title>about</svg:title></draw:frame></draw:a></text:p>
        </text:list-item>
        <text:list-item>
          <text:p text:style-name="P100"><text:a xlink:type="simple" xlink:href="https://photonstorm.github.io/phaser3-docs/classes.list.html#" text:style-name="Internet_20_link" text:visited-style-name="Visited_20_Internet_20_Link">raw</text:a></text:p>
        </text:list-item>
        <text:list-item>
          <text:p text:style-name="P101"><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1-line-1" office:name="sunlight-11-line-1" text:style-name="Internet_20_link" text:visited-style-name="Visited_20_Internet_20_Link"><text:span text:style-name="T1">1</text:span></text:a></text:p>
      <text:p text:style-name="P156"><text:a xlink:type="simple" xlink:href="https://photonstorm.github.io/phaser3-docs/classes.list.html#sunlight-11-line-2" office:name="sunlight-11-line-2" text:style-name="Internet_20_link" text:visited-style-name="Visited_20_Internet_20_Link"><text:span text:style-name="T1">2</text:span></text:a></text:p>
      <text:p text:style-name="P156"><text:a xlink:type="simple" xlink:href="https://photonstorm.github.io/phaser3-docs/classes.list.html#sunlight-11-line-3" office:name="sunlight-11-line-3" text:style-name="Internet_20_link" text:visited-style-name="Visited_20_Internet_20_Link"><text:span text:style-name="T1">3</text:span></text:a></text:p>
      <text:p text:style-name="P157"><text:a xlink:type="simple" xlink:href="https://photonstorm.github.io/phaser3-docs/classes.list.html#sunlight-11-line-4" office:name="sunlight-11-line-4" text:style-name="Internet_20_link" text:visited-style-name="Visited_20_Internet_20_Link"><text:span text:style-name="T1">4</text:span></text:a></text:p>
      <text:p text:style-name="P158">var music = this.sound.add('key');</text:p>
      <text:p text:style-name="P158">music.on('detune', listener);</text:p>
      <text:p text:style-name="P158">music.play();</text:p>
      <text:p text:style-name="P159">music.setDetune(200);</text:p>
      <text:h text:style-name="P2" text:outline-level="5">Parameters:</text:h>
      <table:table table:name="Tabela169" table:style-name="Tabela169">
        <table:table-column table:style-name="Tabela169.A"/>
        <table:table-column table:style-name="Tabela169.B"/>
        <table:table-column table:style-name="Tabela169.C"/>
        <table:table-header-rows>
          <table:table-row>
            <table:table-cell table:style-name="Tabela169.A1" office:value-type="string">
              <text:p text:style-name="Table_20_Heading">Name</text:p>
            </table:table-cell>
            <table:table-cell table:style-name="Tabela169.A1" office:value-type="string">
              <text:p text:style-name="Table_20_Heading">Type</text:p>
            </table:table-cell>
            <table:table-cell table:style-name="Tabela169.A1" office:value-type="string">
              <text:p text:style-name="Table_20_Heading">Description</text:p>
            </table:table-cell>
          </table:table-row>
        </table:table-header-rows>
        <table:table-row>
          <table:table-cell table:style-name="Tabela169.A1" office:value-type="string">
            <text:p text:style-name="Table_20_Contents"><text:span text:style-name="Source_20_Text">sound</text:span></text:p>
          </table:table-cell>
          <table:table-cell table:style-name="Tabela169.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69.A1" office:value-type="string">
            <text:p text:style-name="P160">A reference to the Sound that emitted the event.</text:p>
          </table:table-cell>
        </table:table-row>
        <table:table-row>
          <table:table-cell table:style-name="Tabela169.A1" office:value-type="string">
            <text:p text:style-name="Table_20_Contents"><text:span text:style-name="Source_20_Text">detune</text:span></text:p>
          </table:table-cell>
          <table:table-cell table:style-name="Tabela169.A1" office:value-type="string">
            <text:p text:style-name="Table_20_Contents">number </text:p>
          </table:table-cell>
          <table:table-cell table:style-name="Tabela169.A1" office:value-type="string">
            <text:p text:style-name="P160">The new detune value of the Sound.</text:p>
          </table:table-cell>
        </table:table-row>
      </table:table>
      <text:p text:style-name="P154">Since: 3.0.0 </text:p>
      <text:p text:style-name="P154">Source: <text:a xlink:type="simple" xlink:href="https://github.com/photonstorm/phaser/tree/v3.51.0/src/sound/events/DETUNE_EVENT.js" text:style-name="Internet_20_link" text:visited-style-name="Visited_20_Internet_20_Link">src/sound/events/DETUNE_EVENT.js</text:a> (<text:a xlink:type="simple" xlink:href="https://github.com/photonstorm/phaser/tree/v3.51.0/src/sound/events/DETUNE_EVENT.js#L7" text:style-name="Internet_20_link" text:visited-style-name="Visited_20_Internet_20_Link">Line 7</text:a>) </text:p>
      <text:p text:style-name="Horizontal_20_Line"/>
      <text:h text:style-name="P1" text:outline-level="4"><text:bookmark text:name="event:GLOBAL_DETUNE__anchor"/><text:bookmark text:name="event:GLOBAL_DETUNE"/>GLOBAL_DETUNE</text:h>
      <text:p text:style-name="P3">The Sound Manager Global Detune Event.</text:p>
      <text:p text:style-name="P3">This event is dispatched by the Base Sound Manager, or more typically, an instance of the Web Audio Sound Manager, or the HTML5 Audio Manager. It is dispatched when the <text:span text:style-name="Source_20_Text">detune</text:span> property of the Sound Manager is changed, which globally adjusts the detuning of all active sounds.</text:p>
      <text:p text:style-name="P3">Listen to it from a Scene using: <text:span text:style-name="Source_20_Text">this.sound.on('rate', listener)</text:span>.</text:p>
      <text:h text:style-name="P2" text:outline-level="5"><text:soft-page-break/>Parameters:</text:h>
      <table:table table:name="Tabela170" table:style-name="Tabela170">
        <table:table-column table:style-name="Tabela170.A"/>
        <table:table-column table:style-name="Tabela170.B"/>
        <table:table-column table:style-name="Tabela170.C"/>
        <table:table-header-rows>
          <table:table-row>
            <table:table-cell table:style-name="Tabela170.A1" office:value-type="string">
              <text:p text:style-name="Table_20_Heading">Name</text:p>
            </table:table-cell>
            <table:table-cell table:style-name="Tabela170.A1" office:value-type="string">
              <text:p text:style-name="Table_20_Heading">Type</text:p>
            </table:table-cell>
            <table:table-cell table:style-name="Tabela170.A1" office:value-type="string">
              <text:p text:style-name="Table_20_Heading">Description</text:p>
            </table:table-cell>
          </table:table-row>
        </table:table-header-rows>
        <table:table-row>
          <table:table-cell table:style-name="Tabela170.A1" office:value-type="string">
            <text:p text:style-name="Table_20_Contents"><text:span text:style-name="Source_20_Text">soundManager</text:span></text:p>
          </table:table-cell>
          <table:table-cell table:style-name="Tabela170.A1" office:value-type="string">
            <text:p text:style-name="Table_20_Contents"><text:a xlink:type="simple" xlink:href="https://photonstorm.github.io/phaser3-docs/Phaser.Sound.BaseSoundManager.html" text:style-name="Internet_20_link" text:visited-style-name="Visited_20_Internet_20_Link">Phaser.Sound.BaseSoundManager</text:a> </text:p>
          </table:table-cell>
          <table:table-cell table:style-name="Tabela170.A1" office:value-type="string">
            <text:p text:style-name="P160">A reference to the sound manager that emitted the event.</text:p>
          </table:table-cell>
        </table:table-row>
        <table:table-row>
          <table:table-cell table:style-name="Tabela170.A1" office:value-type="string">
            <text:p text:style-name="Table_20_Contents"><text:span text:style-name="Source_20_Text">detune</text:span></text:p>
          </table:table-cell>
          <table:table-cell table:style-name="Tabela170.A1" office:value-type="string">
            <text:p text:style-name="Table_20_Contents">number </text:p>
          </table:table-cell>
          <table:table-cell table:style-name="Tabela170.A1" office:value-type="string">
            <text:p text:style-name="P160">The updated detune value.</text:p>
          </table:table-cell>
        </table:table-row>
      </table:table>
      <text:p text:style-name="P154">Since: 3.0.0 </text:p>
      <text:p text:style-name="P154">Source: <text:a xlink:type="simple" xlink:href="https://github.com/photonstorm/phaser/tree/v3.51.0/src/sound/events/GLOBAL_DETUNE_EVENT.js" text:style-name="Internet_20_link" text:visited-style-name="Visited_20_Internet_20_Link">src/sound/events/GLOBAL_DETUNE_EVENT.js</text:a> (<text:a xlink:type="simple" xlink:href="https://github.com/photonstorm/phaser/tree/v3.51.0/src/sound/events/GLOBAL_DETUNE_EVENT.js#L7" text:style-name="Internet_20_link" text:visited-style-name="Visited_20_Internet_20_Link">Line 7</text:a>) </text:p>
      <text:p text:style-name="Horizontal_20_Line"/>
      <text:h text:style-name="P1" text:outline-level="4"><text:bookmark text:name="event:GLOBAL_MUTE__anchor"/><text:bookmark text:name="event:GLOBAL_MUTE"/>GLOBAL_MUTE</text:h>
      <text:p text:style-name="P3">The Sound Manager Global Mute Event.</text:p>
      <text:p text:style-name="P3">This event is dispatched by the Sound Manager when its <text:span text:style-name="Source_20_Text">mute</text:span> property is changed, either directly or via the <text:span text:style-name="Source_20_Text">setMute</text:span> method. This changes the mute state of all active sounds.</text:p>
      <text:p text:style-name="P3">Listen to it from a Scene using: <text:span text:style-name="Source_20_Text">this.sound.on('mute', listener)</text:span>.</text:p>
      <text:h text:style-name="P2" text:outline-level="5">Parameters:</text:h>
      <table:table table:name="Tabela171" table:style-name="Tabela171">
        <table:table-column table:style-name="Tabela171.A"/>
        <table:table-column table:style-name="Tabela171.B"/>
        <table:table-column table:style-name="Tabela171.C"/>
        <table:table-header-rows>
          <table:table-row>
            <table:table-cell table:style-name="Tabela171.A1" office:value-type="string">
              <text:p text:style-name="Table_20_Heading">Name</text:p>
            </table:table-cell>
            <table:table-cell table:style-name="Tabela171.A1" office:value-type="string">
              <text:p text:style-name="Table_20_Heading">Type</text:p>
            </table:table-cell>
            <table:table-cell table:style-name="Tabela171.A1" office:value-type="string">
              <text:p text:style-name="Table_20_Heading">Description</text:p>
            </table:table-cell>
          </table:table-row>
        </table:table-header-rows>
        <table:table-row>
          <table:table-cell table:style-name="Tabela171.A1" office:value-type="string">
            <text:p text:style-name="Table_20_Contents"><text:span text:style-name="Source_20_Text">soundManager</text:span></text:p>
          </table:table-cell>
          <table:table-cell table:style-name="Tabela171.A1" office:value-type="string">
            <text:p text:style-name="Table_20_Contents"><text:a xlink:type="simple" xlink:href="https://photonstorm.github.io/phaser3-docs/Phaser.Sound.WebAudioSoundManager.html" text:style-name="Internet_20_link" text:visited-style-name="Visited_20_Internet_20_Link">Phaser.Sound.WebAudioSoundManager</text:a> | <text:a xlink:type="simple" xlink:href="https://photonstorm.github.io/phaser3-docs/Phaser.Sound.HTML5AudioSoundManager.html" text:style-name="Internet_20_link" text:visited-style-name="Visited_20_Internet_20_Link">Phaser.Sound.HTML5AudioSoundManager</text:a> </text:p>
          </table:table-cell>
          <table:table-cell table:style-name="Tabela171.A1" office:value-type="string">
            <text:p text:style-name="P160">A reference to the Sound Manager that emitted the event.</text:p>
          </table:table-cell>
        </table:table-row>
        <table:table-row>
          <table:table-cell table:style-name="Tabela171.A1" office:value-type="string">
            <text:p text:style-name="Table_20_Contents"><text:span text:style-name="Source_20_Text">mute</text:span></text:p>
          </table:table-cell>
          <table:table-cell table:style-name="Tabela171.A1" office:value-type="string">
            <text:p text:style-name="Table_20_Contents">boolean </text:p>
          </table:table-cell>
          <table:table-cell table:style-name="Tabela171.A1" office:value-type="string">
            <text:p text:style-name="P160">The mute value. <text:span text:style-name="Source_20_Text">true</text:span> if the Sound Manager is now muted, otherwise <text:span text:style-name="Source_20_Text">false</text:span>.</text:p>
          </table:table-cell>
        </table:table-row>
      </table:table>
      <text:p text:style-name="P154">Since: 3.0.0 </text:p>
      <text:p text:style-name="P154">Source: <text:a xlink:type="simple" xlink:href="https://github.com/photonstorm/phaser/tree/v3.51.0/src/sound/events/GLOBAL_MUTE_EVENT.js" text:style-name="Internet_20_link" text:visited-style-name="Visited_20_Internet_20_Link">src/sound/events/GLOBAL_MUTE_EVENT.js</text:a> (<text:a xlink:type="simple" xlink:href="https://github.com/photonstorm/phaser/tree/v3.51.0/src/sound/events/GLOBAL_MUTE_EVENT.js#L7" text:style-name="Internet_20_link" text:visited-style-name="Visited_20_Internet_20_Link">Line 7</text:a>) </text:p>
      <text:p text:style-name="Horizontal_20_Line"/>
      <text:h text:style-name="P1" text:outline-level="4"><text:bookmark text:name="event:GLOBAL_RATE__anchor"/><text:bookmark text:name="event:GLOBAL_RATE"/>GLOBAL_RATE</text:h>
      <text:p text:style-name="P3">The Sound Manager Global Rate Event.</text:p>
      <text:p text:style-name="P3">This event is dispatched by the Base Sound Manager, or more typically, an instance of the Web Audio Sound Manager, or the HTML5 Audio Manager. It is dispatched when the <text:span text:style-name="Source_20_Text">rate</text:span> property of the Sound Manager is changed, which globally adjusts the playback rate of all active sounds.</text:p>
      <text:p text:style-name="P3">Listen to it from a Scene using: <text:span text:style-name="Source_20_Text">this.sound.on('rate', listener)</text:span>.</text:p>
      <text:h text:style-name="P2" text:outline-level="5">Parameters:</text:h>
      <table:table table:name="Tabela172" table:style-name="Tabela172">
        <table:table-column table:style-name="Tabela172.A"/>
        <table:table-column table:style-name="Tabela172.B"/>
        <table:table-column table:style-name="Tabela172.C"/>
        <table:table-header-rows>
          <table:table-row>
            <table:table-cell table:style-name="Tabela172.A1" office:value-type="string">
              <text:p text:style-name="Table_20_Heading">Name</text:p>
            </table:table-cell>
            <table:table-cell table:style-name="Tabela172.A1" office:value-type="string">
              <text:p text:style-name="Table_20_Heading">Type</text:p>
            </table:table-cell>
            <table:table-cell table:style-name="Tabela172.A1" office:value-type="string">
              <text:p text:style-name="Table_20_Heading">Description</text:p>
            </table:table-cell>
          </table:table-row>
        </table:table-header-rows>
        <table:table-row>
          <table:table-cell table:style-name="Tabela172.A1" office:value-type="string">
            <text:p text:style-name="Table_20_Contents"><text:span text:style-name="Source_20_Text">soundManager</text:span></text:p>
          </table:table-cell>
          <table:table-cell table:style-name="Tabela172.A1" office:value-type="string">
            <text:p text:style-name="Table_20_Contents"><text:a xlink:type="simple" xlink:href="https://photonstorm.github.io/phaser3-docs/Phaser.Sound.BaseSoundManager.html" text:style-name="Internet_20_link" text:visited-style-name="Visited_20_Internet_20_Link">Phaser.Sound.BaseSoundManager</text:a> </text:p>
          </table:table-cell>
          <table:table-cell table:style-name="Tabela172.A1" office:value-type="string">
            <text:p text:style-name="P160">A reference to the sound manager that <text:soft-page-break/>emitted the event.</text:p>
          </table:table-cell>
        </table:table-row>
        <table:table-row>
          <table:table-cell table:style-name="Tabela172.A1" office:value-type="string">
            <text:p text:style-name="Table_20_Contents"><text:span text:style-name="Source_20_Text">rate</text:span></text:p>
          </table:table-cell>
          <table:table-cell table:style-name="Tabela172.A1" office:value-type="string">
            <text:p text:style-name="Table_20_Contents">number </text:p>
          </table:table-cell>
          <table:table-cell table:style-name="Tabela172.A1" office:value-type="string">
            <text:p text:style-name="P160">The updated rate value.</text:p>
          </table:table-cell>
        </table:table-row>
      </table:table>
      <text:p text:style-name="P154">Since: 3.0.0 </text:p>
      <text:p text:style-name="P154">Source: <text:a xlink:type="simple" xlink:href="https://github.com/photonstorm/phaser/tree/v3.51.0/src/sound/events/GLOBAL_RATE_EVENT.js" text:style-name="Internet_20_link" text:visited-style-name="Visited_20_Internet_20_Link">src/sound/events/GLOBAL_RATE_EVENT.js</text:a> (<text:a xlink:type="simple" xlink:href="https://github.com/photonstorm/phaser/tree/v3.51.0/src/sound/events/GLOBAL_RATE_EVENT.js#L7" text:style-name="Internet_20_link" text:visited-style-name="Visited_20_Internet_20_Link">Line 7</text:a>) </text:p>
      <text:p text:style-name="Horizontal_20_Line"/>
      <text:h text:style-name="P1" text:outline-level="4"><text:bookmark text:name="event:GLOBAL_VOLUME__anchor"/><text:bookmark text:name="event:GLOBAL_VOLUME"/>GLOBAL_VOLUME</text:h>
      <text:p text:style-name="P3">The Sound Manager Global Volume Event.</text:p>
      <text:p text:style-name="P3">This event is dispatched by the Sound Manager when its <text:span text:style-name="Source_20_Text">volume</text:span> property is changed, either directly or via the <text:span text:style-name="Source_20_Text">setVolume</text:span> method. This changes the volume of all active sounds.</text:p>
      <text:p text:style-name="P3">Listen to it from a Scene using: <text:span text:style-name="Source_20_Text">this.sound.on('volume', listener)</text:span>.</text:p>
      <text:h text:style-name="P2" text:outline-level="5">Parameters:</text:h>
      <table:table table:name="Tabela173" table:style-name="Tabela173">
        <table:table-column table:style-name="Tabela173.A"/>
        <table:table-column table:style-name="Tabela173.B"/>
        <table:table-column table:style-name="Tabela173.C"/>
        <table:table-header-rows>
          <table:table-row>
            <table:table-cell table:style-name="Tabela173.A1" office:value-type="string">
              <text:p text:style-name="Table_20_Heading">Name</text:p>
            </table:table-cell>
            <table:table-cell table:style-name="Tabela173.A1" office:value-type="string">
              <text:p text:style-name="Table_20_Heading">Type</text:p>
            </table:table-cell>
            <table:table-cell table:style-name="Tabela173.A1" office:value-type="string">
              <text:p text:style-name="Table_20_Heading">Description</text:p>
            </table:table-cell>
          </table:table-row>
        </table:table-header-rows>
        <table:table-row>
          <table:table-cell table:style-name="Tabela173.A1" office:value-type="string">
            <text:p text:style-name="Table_20_Contents"><text:span text:style-name="Source_20_Text">soundManager</text:span></text:p>
          </table:table-cell>
          <table:table-cell table:style-name="Tabela173.A1" office:value-type="string">
            <text:p text:style-name="Table_20_Contents"><text:a xlink:type="simple" xlink:href="https://photonstorm.github.io/phaser3-docs/Phaser.Sound.WebAudioSoundManager.html" text:style-name="Internet_20_link" text:visited-style-name="Visited_20_Internet_20_Link">Phaser.Sound.WebAudioSoundManager</text:a> | <text:a xlink:type="simple" xlink:href="https://photonstorm.github.io/phaser3-docs/Phaser.Sound.HTML5AudioSoundManager.html" text:style-name="Internet_20_link" text:visited-style-name="Visited_20_Internet_20_Link">Phaser.Sound.HTML5AudioSoundManager</text:a> </text:p>
          </table:table-cell>
          <table:table-cell table:style-name="Tabela173.A1" office:value-type="string">
            <text:p text:style-name="P160">A reference to the sound manager that emitted the event.</text:p>
          </table:table-cell>
        </table:table-row>
        <table:table-row>
          <table:table-cell table:style-name="Tabela173.A1" office:value-type="string">
            <text:p text:style-name="Table_20_Contents"><text:span text:style-name="Source_20_Text">volume</text:span></text:p>
          </table:table-cell>
          <table:table-cell table:style-name="Tabela173.A1" office:value-type="string">
            <text:p text:style-name="Table_20_Contents">number </text:p>
          </table:table-cell>
          <table:table-cell table:style-name="Tabela173.A1" office:value-type="string">
            <text:p text:style-name="P160">The new global volume of the Sound Manager.</text:p>
          </table:table-cell>
        </table:table-row>
      </table:table>
      <text:p text:style-name="P154">Since: 3.0.0 </text:p>
      <text:p text:style-name="P154">Source: <text:a xlink:type="simple" xlink:href="https://github.com/photonstorm/phaser/tree/v3.51.0/src/sound/events/GLOBAL_VOLUME_EVENT.js" text:style-name="Internet_20_link" text:visited-style-name="Visited_20_Internet_20_Link">src/sound/events/GLOBAL_VOLUME_EVENT.js</text:a> (<text:a xlink:type="simple" xlink:href="https://github.com/photonstorm/phaser/tree/v3.51.0/src/sound/events/GLOBAL_VOLUME_EVENT.js#L7" text:style-name="Internet_20_link" text:visited-style-name="Visited_20_Internet_20_Link">Line 7</text:a>) </text:p>
      <text:p text:style-name="Horizontal_20_Line"/>
      <text:h text:style-name="P1" text:outline-level="4"><text:bookmark text:name="event:LOOP__anchor"/><text:bookmark text:name="event:LOOP"/>LOOP</text:h>
      <text:p text:style-name="P3">The Sound Loop Event.</text:p>
      <text:p text:style-name="P3">This event is dispatched by both Web Audio and HTML5 Audio Sound objects when their loop state is changed.</text:p>
      <text:p text:style-name="P3">Listen to it from a Sound instance using <text:span text:style-name="Source_20_Text">Sound.on('loop', listener)</text:span>, i.e.:</text:p>
      <text:list xml:id="list3415897191" text:style-name="L52">
        <text:list-item>
          <text:p text:style-name="P102"><draw:a xlink:type="simple" xlink:href="http://sunlightjs.com/"><draw:frame draw:style-name="fr1" draw:name="Figura12" text:anchor-type="as-char" svg:width="0.476cm" svg:height="0.476cm" draw:z-index="11"><draw:image xlink:href="Pictures/1000000100000010000000108D9AB793E877D6A8.png" xlink:type="simple" xlink:show="embed" xlink:actuate="onLoad" draw:mime-type="image/png"/><svg:title>about</svg:title></draw:frame></draw:a></text:p>
        </text:list-item>
        <text:list-item>
          <text:p text:style-name="P102"><text:a xlink:type="simple" xlink:href="https://photonstorm.github.io/phaser3-docs/classes.list.html#" text:style-name="Internet_20_link" text:visited-style-name="Visited_20_Internet_20_Link">raw</text:a></text:p>
        </text:list-item>
        <text:list-item>
          <text:p text:style-name="P103"><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2-line-1" office:name="sunlight-12-line-1" text:style-name="Internet_20_link" text:visited-style-name="Visited_20_Internet_20_Link"><text:span text:style-name="T1">1</text:span></text:a></text:p>
      <text:p text:style-name="P156"><text:a xlink:type="simple" xlink:href="https://photonstorm.github.io/phaser3-docs/classes.list.html#sunlight-12-line-2" office:name="sunlight-12-line-2" text:style-name="Internet_20_link" text:visited-style-name="Visited_20_Internet_20_Link"><text:span text:style-name="T1">2</text:span></text:a></text:p>
      <text:p text:style-name="P157"><text:a xlink:type="simple" xlink:href="https://photonstorm.github.io/phaser3-docs/classes.list.html#sunlight-12-line-3" office:name="sunlight-12-line-3" text:style-name="Internet_20_link" text:visited-style-name="Visited_20_Internet_20_Link"><text:span text:style-name="T1">3</text:span></text:a></text:p>
      <text:p text:style-name="P158">var music = this.sound.add('key');</text:p>
      <text:p text:style-name="P158"><text:soft-page-break/>music.on('loop', listener);</text:p>
      <text:p text:style-name="P159">music.setLoop(true);</text:p>
      <text:p text:style-name="P3">This is not to be confused with the <text:a xlink:type="simple" xlink:href="https://photonstorm.github.io/phaser3-docs/Phaser.Sound.Events.html#event:LOOPED" text:style-name="Internet_20_link" text:visited-style-name="Visited_20_Internet_20_Link"><text:span text:style-name="Source_20_Text">LOOPED</text:span></text:a> event, which emits each time a Sound loops during playback.</text:p>
      <text:h text:style-name="P2" text:outline-level="5">Parameters:</text:h>
      <table:table table:name="Tabela174" table:style-name="Tabela174">
        <table:table-column table:style-name="Tabela174.A"/>
        <table:table-column table:style-name="Tabela174.B"/>
        <table:table-column table:style-name="Tabela174.C"/>
        <table:table-header-rows>
          <table:table-row>
            <table:table-cell table:style-name="Tabela174.A1" office:value-type="string">
              <text:p text:style-name="Table_20_Heading">Name</text:p>
            </table:table-cell>
            <table:table-cell table:style-name="Tabela174.A1" office:value-type="string">
              <text:p text:style-name="Table_20_Heading">Type</text:p>
            </table:table-cell>
            <table:table-cell table:style-name="Tabela174.A1" office:value-type="string">
              <text:p text:style-name="Table_20_Heading">Description</text:p>
            </table:table-cell>
          </table:table-row>
        </table:table-header-rows>
        <table:table-row>
          <table:table-cell table:style-name="Tabela174.A1" office:value-type="string">
            <text:p text:style-name="Table_20_Contents"><text:span text:style-name="Source_20_Text">sound</text:span></text:p>
          </table:table-cell>
          <table:table-cell table:style-name="Tabela174.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74.A1" office:value-type="string">
            <text:p text:style-name="P160">A reference to the Sound that emitted the event.</text:p>
          </table:table-cell>
        </table:table-row>
        <table:table-row>
          <table:table-cell table:style-name="Tabela174.A1" office:value-type="string">
            <text:p text:style-name="Table_20_Contents"><text:span text:style-name="Source_20_Text">loop</text:span></text:p>
          </table:table-cell>
          <table:table-cell table:style-name="Tabela174.A1" office:value-type="string">
            <text:p text:style-name="Table_20_Contents">boolean </text:p>
          </table:table-cell>
          <table:table-cell table:style-name="Tabela174.A1" office:value-type="string">
            <text:p text:style-name="P160">The new loop value. <text:span text:style-name="Source_20_Text">true</text:span> if the Sound will loop, otherwise <text:span text:style-name="Source_20_Text">false</text:span>.</text:p>
          </table:table-cell>
        </table:table-row>
      </table:table>
      <text:p text:style-name="P154">Since: 3.0.0 </text:p>
      <text:p text:style-name="P154">Source: <text:a xlink:type="simple" xlink:href="https://github.com/photonstorm/phaser/tree/v3.51.0/src/sound/events/LOOP_EVENT.js" text:style-name="Internet_20_link" text:visited-style-name="Visited_20_Internet_20_Link">src/sound/events/LOOP_EVENT.js</text:a> (<text:a xlink:type="simple" xlink:href="https://github.com/photonstorm/phaser/tree/v3.51.0/src/sound/events/LOOP_EVENT.js#L7" text:style-name="Internet_20_link" text:visited-style-name="Visited_20_Internet_20_Link">Line 7</text:a>) </text:p>
      <text:p text:style-name="Horizontal_20_Line"/>
      <text:h text:style-name="P1" text:outline-level="4"><text:bookmark text:name="event:LOOPED__anchor"/><text:bookmark text:name="event:LOOPED"/>LOOPED</text:h>
      <text:p text:style-name="P3">The Sound Looped Event.</text:p>
      <text:p text:style-name="P3">This event is dispatched by both Web Audio and HTML5 Audio Sound objects when they loop during playback.</text:p>
      <text:p text:style-name="P3">Listen to it from a Sound instance using <text:span text:style-name="Source_20_Text">Sound.on('looped', listener)</text:span>, i.e.:</text:p>
      <text:list xml:id="list2421647751" text:style-name="L53">
        <text:list-item>
          <text:p text:style-name="P104"><draw:a xlink:type="simple" xlink:href="http://sunlightjs.com/"><draw:frame draw:style-name="fr1" draw:name="Figura13" text:anchor-type="as-char" svg:width="0.476cm" svg:height="0.476cm" draw:z-index="12"><draw:image xlink:href="Pictures/1000000100000010000000108D9AB793E877D6A8.png" xlink:type="simple" xlink:show="embed" xlink:actuate="onLoad" draw:mime-type="image/png"/><svg:title>about</svg:title></draw:frame></draw:a></text:p>
        </text:list-item>
        <text:list-item>
          <text:p text:style-name="P104"><text:a xlink:type="simple" xlink:href="https://photonstorm.github.io/phaser3-docs/classes.list.html#" text:style-name="Internet_20_link" text:visited-style-name="Visited_20_Internet_20_Link">raw</text:a></text:p>
        </text:list-item>
        <text:list-item>
          <text:p text:style-name="P105"><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3-line-1" office:name="sunlight-13-line-1" text:style-name="Internet_20_link" text:visited-style-name="Visited_20_Internet_20_Link"><text:span text:style-name="T1">1</text:span></text:a></text:p>
      <text:p text:style-name="P156"><text:a xlink:type="simple" xlink:href="https://photonstorm.github.io/phaser3-docs/classes.list.html#sunlight-13-line-2" office:name="sunlight-13-line-2" text:style-name="Internet_20_link" text:visited-style-name="Visited_20_Internet_20_Link"><text:span text:style-name="T1">2</text:span></text:a></text:p>
      <text:p text:style-name="P156"><text:a xlink:type="simple" xlink:href="https://photonstorm.github.io/phaser3-docs/classes.list.html#sunlight-13-line-3" office:name="sunlight-13-line-3" text:style-name="Internet_20_link" text:visited-style-name="Visited_20_Internet_20_Link"><text:span text:style-name="T1">3</text:span></text:a></text:p>
      <text:p text:style-name="P157"><text:a xlink:type="simple" xlink:href="https://photonstorm.github.io/phaser3-docs/classes.list.html#sunlight-13-line-4" office:name="sunlight-13-line-4" text:style-name="Internet_20_link" text:visited-style-name="Visited_20_Internet_20_Link"><text:span text:style-name="T1">4</text:span></text:a></text:p>
      <text:p text:style-name="P158">var music = this.sound.add('key');</text:p>
      <text:p text:style-name="P158">music.on('looped', listener);</text:p>
      <text:p text:style-name="P158">music.setLoop(true);</text:p>
      <text:p text:style-name="P159">music.play();</text:p>
      <text:p text:style-name="P3">This is not to be confused with the <text:a xlink:type="simple" xlink:href="https://photonstorm.github.io/phaser3-docs/Phaser.Sound.Events.html#event:LOOP" text:style-name="Internet_20_link" text:visited-style-name="Visited_20_Internet_20_Link"><text:span text:style-name="Source_20_Text">LOOP</text:span></text:a> event, which only emits when the loop state of a Sound is changed.</text:p>
      <text:h text:style-name="P2" text:outline-level="5">Parameters:</text:h>
      <table:table table:name="Tabela175" table:style-name="Tabela175">
        <table:table-column table:style-name="Tabela175.A"/>
        <table:table-column table:style-name="Tabela175.B"/>
        <table:table-column table:style-name="Tabela175.C"/>
        <table:table-header-rows>
          <table:table-row>
            <table:table-cell table:style-name="Tabela175.A1" office:value-type="string">
              <text:p text:style-name="Table_20_Heading">Name</text:p>
            </table:table-cell>
            <table:table-cell table:style-name="Tabela175.A1" office:value-type="string">
              <text:p text:style-name="Table_20_Heading">Type</text:p>
            </table:table-cell>
            <table:table-cell table:style-name="Tabela175.A1" office:value-type="string">
              <text:p text:style-name="Table_20_Heading">Description</text:p>
            </table:table-cell>
          </table:table-row>
        </table:table-header-rows>
        <table:table-row>
          <table:table-cell table:style-name="Tabela175.A1" office:value-type="string">
            <text:p text:style-name="Table_20_Contents"><text:span text:style-name="Source_20_Text">sound</text:span></text:p>
          </table:table-cell>
          <table:table-cell table:style-name="Tabela175.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75.A1" office:value-type="string">
            <text:p text:style-name="P160">A reference to the Sound that <text:soft-page-break/>emitted the event.</text:p>
          </table:table-cell>
        </table:table-row>
      </table:table>
      <text:p text:style-name="P154">Since: 3.0.0 </text:p>
      <text:p text:style-name="P154">Source: <text:a xlink:type="simple" xlink:href="https://github.com/photonstorm/phaser/tree/v3.51.0/src/sound/events/LOOPED_EVENT.js" text:style-name="Internet_20_link" text:visited-style-name="Visited_20_Internet_20_Link">src/sound/events/LOOPED_EVENT.js</text:a> (<text:a xlink:type="simple" xlink:href="https://github.com/photonstorm/phaser/tree/v3.51.0/src/sound/events/LOOPED_EVENT.js#L7" text:style-name="Internet_20_link" text:visited-style-name="Visited_20_Internet_20_Link">Line 7</text:a>) </text:p>
      <text:p text:style-name="Horizontal_20_Line"/>
      <text:h text:style-name="P1" text:outline-level="4"><text:bookmark text:name="event:MUTE__anchor"/><text:bookmark text:name="event:MUTE"/>MUTE</text:h>
      <text:p text:style-name="P3">The Sound Mute Event.</text:p>
      <text:p text:style-name="P3">This event is dispatched by both Web Audio and HTML5 Audio Sound objects when their mute state changes.</text:p>
      <text:p text:style-name="P3">Listen to it from a Sound instance using <text:span text:style-name="Source_20_Text">Sound.on('mute', listener)</text:span>, i.e.:</text:p>
      <text:list xml:id="list2450470684" text:style-name="L54">
        <text:list-item>
          <text:p text:style-name="P106"><draw:a xlink:type="simple" xlink:href="http://sunlightjs.com/"><draw:frame draw:style-name="fr1" draw:name="Figura14" text:anchor-type="as-char" svg:width="0.476cm" svg:height="0.476cm" draw:z-index="13"><draw:image xlink:href="Pictures/1000000100000010000000108D9AB793E877D6A8.png" xlink:type="simple" xlink:show="embed" xlink:actuate="onLoad" draw:mime-type="image/png"/><svg:title>about</svg:title></draw:frame></draw:a></text:p>
        </text:list-item>
        <text:list-item>
          <text:p text:style-name="P106"><text:a xlink:type="simple" xlink:href="https://photonstorm.github.io/phaser3-docs/classes.list.html#" text:style-name="Internet_20_link" text:visited-style-name="Visited_20_Internet_20_Link">raw</text:a></text:p>
        </text:list-item>
        <text:list-item>
          <text:p text:style-name="P107"><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4-line-1" office:name="sunlight-14-line-1" text:style-name="Internet_20_link" text:visited-style-name="Visited_20_Internet_20_Link"><text:span text:style-name="T1">1</text:span></text:a></text:p>
      <text:p text:style-name="P156"><text:a xlink:type="simple" xlink:href="https://photonstorm.github.io/phaser3-docs/classes.list.html#sunlight-14-line-2" office:name="sunlight-14-line-2" text:style-name="Internet_20_link" text:visited-style-name="Visited_20_Internet_20_Link"><text:span text:style-name="T1">2</text:span></text:a></text:p>
      <text:p text:style-name="P156"><text:a xlink:type="simple" xlink:href="https://photonstorm.github.io/phaser3-docs/classes.list.html#sunlight-14-line-3" office:name="sunlight-14-line-3" text:style-name="Internet_20_link" text:visited-style-name="Visited_20_Internet_20_Link"><text:span text:style-name="T1">3</text:span></text:a></text:p>
      <text:p text:style-name="P157"><text:a xlink:type="simple" xlink:href="https://photonstorm.github.io/phaser3-docs/classes.list.html#sunlight-14-line-4" office:name="sunlight-14-line-4" text:style-name="Internet_20_link" text:visited-style-name="Visited_20_Internet_20_Link"><text:span text:style-name="T1">4</text:span></text:a></text:p>
      <text:p text:style-name="P158">var music = this.sound.add('key');</text:p>
      <text:p text:style-name="P158">music.on('mute', listener);</text:p>
      <text:p text:style-name="P158">music.play();</text:p>
      <text:p text:style-name="P159">music.setMute(true);</text:p>
      <text:h text:style-name="P2" text:outline-level="5">Parameters:</text:h>
      <table:table table:name="Tabela176" table:style-name="Tabela176">
        <table:table-column table:style-name="Tabela176.A"/>
        <table:table-column table:style-name="Tabela176.B"/>
        <table:table-column table:style-name="Tabela176.C"/>
        <table:table-header-rows>
          <table:table-row>
            <table:table-cell table:style-name="Tabela176.A1" office:value-type="string">
              <text:p text:style-name="Table_20_Heading">Name</text:p>
            </table:table-cell>
            <table:table-cell table:style-name="Tabela176.A1" office:value-type="string">
              <text:p text:style-name="Table_20_Heading">Type</text:p>
            </table:table-cell>
            <table:table-cell table:style-name="Tabela176.A1" office:value-type="string">
              <text:p text:style-name="Table_20_Heading">Description</text:p>
            </table:table-cell>
          </table:table-row>
        </table:table-header-rows>
        <table:table-row>
          <table:table-cell table:style-name="Tabela176.A1" office:value-type="string">
            <text:p text:style-name="Table_20_Contents"><text:span text:style-name="Source_20_Text">sound</text:span></text:p>
          </table:table-cell>
          <table:table-cell table:style-name="Tabela176.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76.A1" office:value-type="string">
            <text:p text:style-name="P160">A reference to the Sound that emitted the event.</text:p>
          </table:table-cell>
        </table:table-row>
        <table:table-row>
          <table:table-cell table:style-name="Tabela176.A1" office:value-type="string">
            <text:p text:style-name="Table_20_Contents"><text:span text:style-name="Source_20_Text">mute</text:span></text:p>
          </table:table-cell>
          <table:table-cell table:style-name="Tabela176.A1" office:value-type="string">
            <text:p text:style-name="Table_20_Contents">boolean </text:p>
          </table:table-cell>
          <table:table-cell table:style-name="Tabela176.A1" office:value-type="string">
            <text:p text:style-name="P160">The mute value. <text:span text:style-name="Source_20_Text">true</text:span> if the Sound is now muted, otherwise <text:span text:style-name="Source_20_Text">false</text:span>.</text:p>
          </table:table-cell>
        </table:table-row>
      </table:table>
      <text:p text:style-name="P154">Since: 3.0.0 </text:p>
      <text:p text:style-name="P154">Source: <text:a xlink:type="simple" xlink:href="https://github.com/photonstorm/phaser/tree/v3.51.0/src/sound/events/MUTE_EVENT.js" text:style-name="Internet_20_link" text:visited-style-name="Visited_20_Internet_20_Link">src/sound/events/MUTE_EVENT.js</text:a> (<text:a xlink:type="simple" xlink:href="https://github.com/photonstorm/phaser/tree/v3.51.0/src/sound/events/MUTE_EVENT.js#L7" text:style-name="Internet_20_link" text:visited-style-name="Visited_20_Internet_20_Link">Line 7</text:a>) </text:p>
      <text:p text:style-name="Horizontal_20_Line"/>
      <text:h text:style-name="P1" text:outline-level="4"><text:bookmark text:name="event:PAN__anchor"/><text:bookmark text:name="event:PAN"/>PAN</text:h>
      <text:p text:style-name="P3">The Sound Pan Event.</text:p>
      <text:p text:style-name="P3">This event is dispatched by both Web Audio and HTML5 Audio Sound objects when their pan changes.</text:p>
      <text:p text:style-name="P3">Listen to it from a Sound instance using <text:span text:style-name="Source_20_Text">Sound.on('pan', listener)</text:span>, i.e.:</text:p>
      <text:list xml:id="list2033862408" text:style-name="L55">
        <text:list-item>
          <text:p text:style-name="P108"><text:soft-page-break/><draw:a xlink:type="simple" xlink:href="http://sunlightjs.com/"><draw:frame draw:style-name="fr1" draw:name="Figura15" text:anchor-type="as-char" svg:width="0.476cm" svg:height="0.476cm" draw:z-index="14"><draw:image xlink:href="Pictures/1000000100000010000000108D9AB793E877D6A8.png" xlink:type="simple" xlink:show="embed" xlink:actuate="onLoad" draw:mime-type="image/png"/><svg:title>about</svg:title></draw:frame></draw:a></text:p>
        </text:list-item>
        <text:list-item>
          <text:p text:style-name="P108"><text:a xlink:type="simple" xlink:href="https://photonstorm.github.io/phaser3-docs/classes.list.html#" text:style-name="Internet_20_link" text:visited-style-name="Visited_20_Internet_20_Link">raw</text:a></text:p>
        </text:list-item>
        <text:list-item>
          <text:p text:style-name="P109"><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5-line-1" office:name="sunlight-15-line-1" text:style-name="Internet_20_link" text:visited-style-name="Visited_20_Internet_20_Link"><text:span text:style-name="T1">1</text:span></text:a></text:p>
      <text:p text:style-name="P156"><text:a xlink:type="simple" xlink:href="https://photonstorm.github.io/phaser3-docs/classes.list.html#sunlight-15-line-2" office:name="sunlight-15-line-2" text:style-name="Internet_20_link" text:visited-style-name="Visited_20_Internet_20_Link"><text:span text:style-name="T1">2</text:span></text:a></text:p>
      <text:p text:style-name="P156"><text:a xlink:type="simple" xlink:href="https://photonstorm.github.io/phaser3-docs/classes.list.html#sunlight-15-line-3" office:name="sunlight-15-line-3" text:style-name="Internet_20_link" text:visited-style-name="Visited_20_Internet_20_Link"><text:span text:style-name="T1">3</text:span></text:a></text:p>
      <text:p text:style-name="P157"><text:a xlink:type="simple" xlink:href="https://photonstorm.github.io/phaser3-docs/classes.list.html#sunlight-15-line-4" office:name="sunlight-15-line-4" text:style-name="Internet_20_link" text:visited-style-name="Visited_20_Internet_20_Link"><text:span text:style-name="T1">4</text:span></text:a></text:p>
      <text:p text:style-name="P158">var sound = this.sound.add('key');</text:p>
      <text:p text:style-name="P158">sound.on('pan', listener);</text:p>
      <text:p text:style-name="P158">sound.play();</text:p>
      <text:p text:style-name="P159">sound.setPan(0.5);</text:p>
      <text:h text:style-name="P2" text:outline-level="5">Parameters:</text:h>
      <table:table table:name="Tabela177" table:style-name="Tabela177">
        <table:table-column table:style-name="Tabela177.A"/>
        <table:table-column table:style-name="Tabela177.B"/>
        <table:table-column table:style-name="Tabela177.C"/>
        <table:table-header-rows>
          <table:table-row>
            <table:table-cell table:style-name="Tabela177.A1" office:value-type="string">
              <text:p text:style-name="Table_20_Heading">Name</text:p>
            </table:table-cell>
            <table:table-cell table:style-name="Tabela177.A1" office:value-type="string">
              <text:p text:style-name="Table_20_Heading">Type</text:p>
            </table:table-cell>
            <table:table-cell table:style-name="Tabela177.A1" office:value-type="string">
              <text:p text:style-name="Table_20_Heading">Description</text:p>
            </table:table-cell>
          </table:table-row>
        </table:table-header-rows>
        <table:table-row>
          <table:table-cell table:style-name="Tabela177.A1" office:value-type="string">
            <text:p text:style-name="Table_20_Contents"><text:span text:style-name="Source_20_Text">sound</text:span></text:p>
          </table:table-cell>
          <table:table-cell table:style-name="Tabela177.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77.A1" office:value-type="string">
            <text:p text:style-name="P160">A reference to the Sound that emitted the event.</text:p>
          </table:table-cell>
        </table:table-row>
        <table:table-row>
          <table:table-cell table:style-name="Tabela177.A1" office:value-type="string">
            <text:p text:style-name="Table_20_Contents"><text:span text:style-name="Source_20_Text">pan</text:span></text:p>
          </table:table-cell>
          <table:table-cell table:style-name="Tabela177.A1" office:value-type="string">
            <text:p text:style-name="Table_20_Contents">number </text:p>
          </table:table-cell>
          <table:table-cell table:style-name="Tabela177.A1" office:value-type="string">
            <text:p text:style-name="P160">The new pan of the Sound.</text:p>
          </table:table-cell>
        </table:table-row>
      </table:table>
      <text:p text:style-name="P154">Since: 3.50.0 </text:p>
      <text:p text:style-name="P154">Source: <text:a xlink:type="simple" xlink:href="https://github.com/photonstorm/phaser/tree/v3.51.0/src/sound/events/PAN_EVENT.js" text:style-name="Internet_20_link" text:visited-style-name="Visited_20_Internet_20_Link">src/sound/events/PAN_EVENT.js</text:a> (<text:a xlink:type="simple" xlink:href="https://github.com/photonstorm/phaser/tree/v3.51.0/src/sound/events/PAN_EVENT.js#L7" text:style-name="Internet_20_link" text:visited-style-name="Visited_20_Internet_20_Link">Line 7</text:a>) </text:p>
      <text:p text:style-name="Horizontal_20_Line"/>
      <text:h text:style-name="P1" text:outline-level="4"><text:bookmark text:name="event:PAUSE__anchor4"/><text:bookmark text:name="event:PAUSE4"/>PAUSE</text:h>
      <text:p text:style-name="P3">The Sound Pause Event.</text:p>
      <text:p text:style-name="P3">This event is dispatched by both Web Audio and HTML5 Audio Sound objects when they are paused.</text:p>
      <text:p text:style-name="P3">Listen to it from a Sound instance using <text:span text:style-name="Source_20_Text">Sound.on('pause', listener)</text:span>, i.e.:</text:p>
      <text:list xml:id="list71255056" text:style-name="L56">
        <text:list-item>
          <text:p text:style-name="P110"><draw:a xlink:type="simple" xlink:href="http://sunlightjs.com/"><draw:frame draw:style-name="fr1" draw:name="Figura16" text:anchor-type="as-char" svg:width="0.476cm" svg:height="0.476cm" draw:z-index="15"><draw:image xlink:href="Pictures/1000000100000010000000108D9AB793E877D6A8.png" xlink:type="simple" xlink:show="embed" xlink:actuate="onLoad" draw:mime-type="image/png"/><svg:title>about</svg:title></draw:frame></draw:a></text:p>
        </text:list-item>
        <text:list-item>
          <text:p text:style-name="P110"><text:a xlink:type="simple" xlink:href="https://photonstorm.github.io/phaser3-docs/classes.list.html#" text:style-name="Internet_20_link" text:visited-style-name="Visited_20_Internet_20_Link">raw</text:a></text:p>
        </text:list-item>
        <text:list-item>
          <text:p text:style-name="P111"><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6-line-1" office:name="sunlight-16-line-1" text:style-name="Internet_20_link" text:visited-style-name="Visited_20_Internet_20_Link"><text:span text:style-name="T1">1</text:span></text:a></text:p>
      <text:p text:style-name="P156"><text:a xlink:type="simple" xlink:href="https://photonstorm.github.io/phaser3-docs/classes.list.html#sunlight-16-line-2" office:name="sunlight-16-line-2" text:style-name="Internet_20_link" text:visited-style-name="Visited_20_Internet_20_Link"><text:span text:style-name="T1">2</text:span></text:a></text:p>
      <text:p text:style-name="P156"><text:a xlink:type="simple" xlink:href="https://photonstorm.github.io/phaser3-docs/classes.list.html#sunlight-16-line-3" office:name="sunlight-16-line-3" text:style-name="Internet_20_link" text:visited-style-name="Visited_20_Internet_20_Link"><text:span text:style-name="T1">3</text:span></text:a></text:p>
      <text:p text:style-name="P157"><text:a xlink:type="simple" xlink:href="https://photonstorm.github.io/phaser3-docs/classes.list.html#sunlight-16-line-4" office:name="sunlight-16-line-4" text:style-name="Internet_20_link" text:visited-style-name="Visited_20_Internet_20_Link"><text:span text:style-name="T1">4</text:span></text:a></text:p>
      <text:p text:style-name="P158">var music = this.sound.add('key');</text:p>
      <text:p text:style-name="P158">music.on('pause', listener);</text:p>
      <text:p text:style-name="P158">music.play();</text:p>
      <text:p text:style-name="P159">music.pause();</text:p>
      <text:h text:style-name="P2" text:outline-level="5"><text:soft-page-break/>Parameters:</text:h>
      <table:table table:name="Tabela178" table:style-name="Tabela178">
        <table:table-column table:style-name="Tabela178.A"/>
        <table:table-column table:style-name="Tabela178.B"/>
        <table:table-column table:style-name="Tabela178.C"/>
        <table:table-header-rows>
          <table:table-row>
            <table:table-cell table:style-name="Tabela178.A1" office:value-type="string">
              <text:p text:style-name="Table_20_Heading">Name</text:p>
            </table:table-cell>
            <table:table-cell table:style-name="Tabela178.A1" office:value-type="string">
              <text:p text:style-name="Table_20_Heading">Type</text:p>
            </table:table-cell>
            <table:table-cell table:style-name="Tabela178.A1" office:value-type="string">
              <text:p text:style-name="Table_20_Heading">Description</text:p>
            </table:table-cell>
          </table:table-row>
        </table:table-header-rows>
        <table:table-row>
          <table:table-cell table:style-name="Tabela178.A1" office:value-type="string">
            <text:p text:style-name="Table_20_Contents"><text:span text:style-name="Source_20_Text">sound</text:span></text:p>
          </table:table-cell>
          <table:table-cell table:style-name="Tabela178.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78.A1" office:value-type="string">
            <text:p text:style-name="P160">A reference to the Sound that emitted the event.</text:p>
          </table:table-cell>
        </table:table-row>
      </table:table>
      <text:p text:style-name="P154">Since: 3.0.0 </text:p>
      <text:p text:style-name="P154">Source: <text:a xlink:type="simple" xlink:href="https://github.com/photonstorm/phaser/tree/v3.51.0/src/sound/events/PAUSE_EVENT.js" text:style-name="Internet_20_link" text:visited-style-name="Visited_20_Internet_20_Link">src/sound/events/PAUSE_EVENT.js</text:a> (<text:a xlink:type="simple" xlink:href="https://github.com/photonstorm/phaser/tree/v3.51.0/src/sound/events/PAUSE_EVENT.js#L7" text:style-name="Internet_20_link" text:visited-style-name="Visited_20_Internet_20_Link">Line 7</text:a>) </text:p>
      <text:p text:style-name="Horizontal_20_Line"/>
      <text:h text:style-name="P1" text:outline-level="4"><text:bookmark text:name="event:PAUSE_ALL__anchor1"/><text:bookmark text:name="event:PAUSE_ALL1"/>PAUSE_ALL</text:h>
      <text:p text:style-name="P3">The Pause All Sounds Event.</text:p>
      <text:p text:style-name="P3">This event is dispatched by the Base Sound Manager, or more typically, an instance of the Web Audio Sound Manager, or the HTML5 Audio Manager. It is dispatched when the <text:span text:style-name="Source_20_Text">pauseAll</text:span> method is invoked and after all current Sounds have been paused.</text:p>
      <text:p text:style-name="P3">Listen to it from a Scene using: <text:span text:style-name="Source_20_Text">this.sound.on('pauseall', listener)</text:span>.</text:p>
      <text:h text:style-name="P2" text:outline-level="5">Parameters:</text:h>
      <table:table table:name="Tabela179" table:style-name="Tabela179">
        <table:table-column table:style-name="Tabela179.A"/>
        <table:table-column table:style-name="Tabela179.B"/>
        <table:table-column table:style-name="Tabela179.C"/>
        <table:table-header-rows>
          <table:table-row>
            <table:table-cell table:style-name="Tabela179.A1" office:value-type="string">
              <text:p text:style-name="Table_20_Heading">Name</text:p>
            </table:table-cell>
            <table:table-cell table:style-name="Tabela179.A1" office:value-type="string">
              <text:p text:style-name="Table_20_Heading">Type</text:p>
            </table:table-cell>
            <table:table-cell table:style-name="Tabela179.A1" office:value-type="string">
              <text:p text:style-name="Table_20_Heading">Description</text:p>
            </table:table-cell>
          </table:table-row>
        </table:table-header-rows>
        <table:table-row>
          <table:table-cell table:style-name="Tabela179.A1" office:value-type="string">
            <text:p text:style-name="Table_20_Contents"><text:span text:style-name="Source_20_Text">soundManager</text:span></text:p>
          </table:table-cell>
          <table:table-cell table:style-name="Tabela179.A1" office:value-type="string">
            <text:p text:style-name="Table_20_Contents"><text:a xlink:type="simple" xlink:href="https://photonstorm.github.io/phaser3-docs/Phaser.Sound.BaseSoundManager.html" text:style-name="Internet_20_link" text:visited-style-name="Visited_20_Internet_20_Link">Phaser.Sound.BaseSoundManager</text:a> </text:p>
          </table:table-cell>
          <table:table-cell table:style-name="Tabela179.A1" office:value-type="string">
            <text:p text:style-name="P160">A reference to the sound manager that emitted the event.</text:p>
          </table:table-cell>
        </table:table-row>
      </table:table>
      <text:p text:style-name="P154">Since: 3.0.0 </text:p>
      <text:p text:style-name="P154">Source: <text:a xlink:type="simple" xlink:href="https://github.com/photonstorm/phaser/tree/v3.51.0/src/sound/events/PAUSE_ALL_EVENT.js" text:style-name="Internet_20_link" text:visited-style-name="Visited_20_Internet_20_Link">src/sound/events/PAUSE_ALL_EVENT.js</text:a> (<text:a xlink:type="simple" xlink:href="https://github.com/photonstorm/phaser/tree/v3.51.0/src/sound/events/PAUSE_ALL_EVENT.js#L7" text:style-name="Internet_20_link" text:visited-style-name="Visited_20_Internet_20_Link">Line 7</text:a>) </text:p>
      <text:p text:style-name="Horizontal_20_Line"/>
      <text:h text:style-name="P1" text:outline-level="4"><text:bookmark text:name="event:PLAY__anchor"/><text:bookmark text:name="event:PLAY"/>PLAY</text:h>
      <text:p text:style-name="P3">The Sound Play Event.</text:p>
      <text:p text:style-name="P3">This event is dispatched by both Web Audio and HTML5 Audio Sound objects when they are played.</text:p>
      <text:p text:style-name="P3">Listen to it from a Sound instance using <text:span text:style-name="Source_20_Text">Sound.on('play', listener)</text:span>, i.e.:</text:p>
      <text:list xml:id="list1932889995" text:style-name="L57">
        <text:list-item>
          <text:p text:style-name="P112"><draw:a xlink:type="simple" xlink:href="http://sunlightjs.com/"><draw:frame draw:style-name="fr1" draw:name="Figura17" text:anchor-type="as-char" svg:width="0.476cm" svg:height="0.476cm" draw:z-index="16"><draw:image xlink:href="Pictures/1000000100000010000000108D9AB793E877D6A8.png" xlink:type="simple" xlink:show="embed" xlink:actuate="onLoad" draw:mime-type="image/png"/><svg:title>about</svg:title></draw:frame></draw:a></text:p>
        </text:list-item>
        <text:list-item>
          <text:p text:style-name="P112"><text:a xlink:type="simple" xlink:href="https://photonstorm.github.io/phaser3-docs/classes.list.html#" text:style-name="Internet_20_link" text:visited-style-name="Visited_20_Internet_20_Link">raw</text:a></text:p>
        </text:list-item>
        <text:list-item>
          <text:p text:style-name="P113"><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7-line-1" office:name="sunlight-17-line-1" text:style-name="Internet_20_link" text:visited-style-name="Visited_20_Internet_20_Link"><text:span text:style-name="T1">1</text:span></text:a></text:p>
      <text:p text:style-name="P156"><text:a xlink:type="simple" xlink:href="https://photonstorm.github.io/phaser3-docs/classes.list.html#sunlight-17-line-2" office:name="sunlight-17-line-2" text:style-name="Internet_20_link" text:visited-style-name="Visited_20_Internet_20_Link"><text:span text:style-name="T1">2</text:span></text:a></text:p>
      <text:p text:style-name="P157"><text:a xlink:type="simple" xlink:href="https://photonstorm.github.io/phaser3-docs/classes.list.html#sunlight-17-line-3" office:name="sunlight-17-line-3" text:style-name="Internet_20_link" text:visited-style-name="Visited_20_Internet_20_Link"><text:span text:style-name="T1">3</text:span></text:a></text:p>
      <text:p text:style-name="P158">var music = this.sound.add('key');</text:p>
      <text:p text:style-name="P158">music.on('play', listener);</text:p>
      <text:p text:style-name="P159">music.play();</text:p>
      <text:h text:style-name="P2" text:outline-level="5"><text:soft-page-break/>Parameters:</text:h>
      <table:table table:name="Tabela180" table:style-name="Tabela180">
        <table:table-column table:style-name="Tabela180.A"/>
        <table:table-column table:style-name="Tabela180.B"/>
        <table:table-column table:style-name="Tabela180.C"/>
        <table:table-header-rows>
          <table:table-row>
            <table:table-cell table:style-name="Tabela180.A1" office:value-type="string">
              <text:p text:style-name="Table_20_Heading">Name</text:p>
            </table:table-cell>
            <table:table-cell table:style-name="Tabela180.A1" office:value-type="string">
              <text:p text:style-name="Table_20_Heading">Type</text:p>
            </table:table-cell>
            <table:table-cell table:style-name="Tabela180.A1" office:value-type="string">
              <text:p text:style-name="Table_20_Heading">Description</text:p>
            </table:table-cell>
          </table:table-row>
        </table:table-header-rows>
        <table:table-row>
          <table:table-cell table:style-name="Tabela180.A1" office:value-type="string">
            <text:p text:style-name="Table_20_Contents"><text:span text:style-name="Source_20_Text">sound</text:span></text:p>
          </table:table-cell>
          <table:table-cell table:style-name="Tabela180.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80.A1" office:value-type="string">
            <text:p text:style-name="P160">A reference to the Sound that emitted the event.</text:p>
          </table:table-cell>
        </table:table-row>
      </table:table>
      <text:p text:style-name="P154">Since: 3.0.0 </text:p>
      <text:p text:style-name="P154">Source: <text:a xlink:type="simple" xlink:href="https://github.com/photonstorm/phaser/tree/v3.51.0/src/sound/events/PLAY_EVENT.js" text:style-name="Internet_20_link" text:visited-style-name="Visited_20_Internet_20_Link">src/sound/events/PLAY_EVENT.js</text:a> (<text:a xlink:type="simple" xlink:href="https://github.com/photonstorm/phaser/tree/v3.51.0/src/sound/events/PLAY_EVENT.js#L7" text:style-name="Internet_20_link" text:visited-style-name="Visited_20_Internet_20_Link">Line 7</text:a>) </text:p>
      <text:p text:style-name="Horizontal_20_Line"/>
      <text:h text:style-name="P1" text:outline-level="4"><text:bookmark text:name="event:RATE__anchor"/><text:bookmark text:name="event:RATE"/>RATE</text:h>
      <text:p text:style-name="P3">The Sound Rate Change Event.</text:p>
      <text:p text:style-name="P3">This event is dispatched by both Web Audio and HTML5 Audio Sound objects when their rate changes.</text:p>
      <text:p text:style-name="P3">Listen to it from a Sound instance using <text:span text:style-name="Source_20_Text">Sound.on('rate', listener)</text:span>, i.e.:</text:p>
      <text:list xml:id="list1922232861" text:style-name="L58">
        <text:list-item>
          <text:p text:style-name="P114"><draw:a xlink:type="simple" xlink:href="http://sunlightjs.com/"><draw:frame draw:style-name="fr1" draw:name="Figura18" text:anchor-type="as-char" svg:width="0.476cm" svg:height="0.476cm" draw:z-index="17"><draw:image xlink:href="Pictures/1000000100000010000000108D9AB793E877D6A8.png" xlink:type="simple" xlink:show="embed" xlink:actuate="onLoad" draw:mime-type="image/png"/><svg:title>about</svg:title></draw:frame></draw:a></text:p>
        </text:list-item>
        <text:list-item>
          <text:p text:style-name="P114"><text:a xlink:type="simple" xlink:href="https://photonstorm.github.io/phaser3-docs/classes.list.html#" text:style-name="Internet_20_link" text:visited-style-name="Visited_20_Internet_20_Link">raw</text:a></text:p>
        </text:list-item>
        <text:list-item>
          <text:p text:style-name="P115"><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8-line-1" office:name="sunlight-18-line-1" text:style-name="Internet_20_link" text:visited-style-name="Visited_20_Internet_20_Link"><text:span text:style-name="T1">1</text:span></text:a></text:p>
      <text:p text:style-name="P156"><text:a xlink:type="simple" xlink:href="https://photonstorm.github.io/phaser3-docs/classes.list.html#sunlight-18-line-2" office:name="sunlight-18-line-2" text:style-name="Internet_20_link" text:visited-style-name="Visited_20_Internet_20_Link"><text:span text:style-name="T1">2</text:span></text:a></text:p>
      <text:p text:style-name="P156"><text:a xlink:type="simple" xlink:href="https://photonstorm.github.io/phaser3-docs/classes.list.html#sunlight-18-line-3" office:name="sunlight-18-line-3" text:style-name="Internet_20_link" text:visited-style-name="Visited_20_Internet_20_Link"><text:span text:style-name="T1">3</text:span></text:a></text:p>
      <text:p text:style-name="P157"><text:a xlink:type="simple" xlink:href="https://photonstorm.github.io/phaser3-docs/classes.list.html#sunlight-18-line-4" office:name="sunlight-18-line-4" text:style-name="Internet_20_link" text:visited-style-name="Visited_20_Internet_20_Link"><text:span text:style-name="T1">4</text:span></text:a></text:p>
      <text:p text:style-name="P158">var music = this.sound.add('key');</text:p>
      <text:p text:style-name="P158">music.on('rate', listener);</text:p>
      <text:p text:style-name="P158">music.play();</text:p>
      <text:p text:style-name="P159">music.setRate(0.5);</text:p>
      <text:h text:style-name="P2" text:outline-level="5">Parameters:</text:h>
      <table:table table:name="Tabela181" table:style-name="Tabela181">
        <table:table-column table:style-name="Tabela181.A"/>
        <table:table-column table:style-name="Tabela181.B"/>
        <table:table-column table:style-name="Tabela181.C"/>
        <table:table-header-rows>
          <table:table-row>
            <table:table-cell table:style-name="Tabela181.A1" office:value-type="string">
              <text:p text:style-name="Table_20_Heading">Name</text:p>
            </table:table-cell>
            <table:table-cell table:style-name="Tabela181.A1" office:value-type="string">
              <text:p text:style-name="Table_20_Heading">Type</text:p>
            </table:table-cell>
            <table:table-cell table:style-name="Tabela181.A1" office:value-type="string">
              <text:p text:style-name="Table_20_Heading">Description</text:p>
            </table:table-cell>
          </table:table-row>
        </table:table-header-rows>
        <table:table-row>
          <table:table-cell table:style-name="Tabela181.A1" office:value-type="string">
            <text:p text:style-name="Table_20_Contents"><text:span text:style-name="Source_20_Text">sound</text:span></text:p>
          </table:table-cell>
          <table:table-cell table:style-name="Tabela181.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81.A1" office:value-type="string">
            <text:p text:style-name="P160">A reference to the Sound that emitted the event.</text:p>
          </table:table-cell>
        </table:table-row>
        <table:table-row>
          <table:table-cell table:style-name="Tabela181.A1" office:value-type="string">
            <text:p text:style-name="Table_20_Contents"><text:span text:style-name="Source_20_Text">rate</text:span></text:p>
          </table:table-cell>
          <table:table-cell table:style-name="Tabela181.A1" office:value-type="string">
            <text:p text:style-name="Table_20_Contents">number </text:p>
          </table:table-cell>
          <table:table-cell table:style-name="Tabela181.A1" office:value-type="string">
            <text:p text:style-name="P160">The new rate of the Sound.</text:p>
          </table:table-cell>
        </table:table-row>
      </table:table>
      <text:p text:style-name="P154">Since: 3.0.0 </text:p>
      <text:p text:style-name="P154">Source: <text:a xlink:type="simple" xlink:href="https://github.com/photonstorm/phaser/tree/v3.51.0/src/sound/events/RATE_EVENT.js" text:style-name="Internet_20_link" text:visited-style-name="Visited_20_Internet_20_Link">src/sound/events/RATE_EVENT.js</text:a> (<text:a xlink:type="simple" xlink:href="https://github.com/photonstorm/phaser/tree/v3.51.0/src/sound/events/RATE_EVENT.js#L7" text:style-name="Internet_20_link" text:visited-style-name="Visited_20_Internet_20_Link">Line 7</text:a>) </text:p>
      <text:p text:style-name="Horizontal_20_Line"/>
      <text:h text:style-name="P1" text:outline-level="4"><text:bookmark text:name="event:RESUME__anchor4"/><text:bookmark text:name="event:RESUME4"/>RESUME</text:h>
      <text:p text:style-name="P3">The Sound Resume Event.</text:p>
      <text:p text:style-name="P3">This event is dispatched by both Web Audio and HTML5 Audio Sound objects when they are resumed from a paused state.</text:p>
      <text:p text:style-name="P3"><text:soft-page-break/>Listen to it from a Sound instance using <text:span text:style-name="Source_20_Text">Sound.on('resume', listener)</text:span>, i.e.:</text:p>
      <text:list xml:id="list707299417" text:style-name="L59">
        <text:list-item>
          <text:p text:style-name="P116"><draw:a xlink:type="simple" xlink:href="http://sunlightjs.com/"><draw:frame draw:style-name="fr1" draw:name="Figura19" text:anchor-type="as-char" svg:width="0.476cm" svg:height="0.476cm" draw:z-index="18"><draw:image xlink:href="Pictures/1000000100000010000000108D9AB793E877D6A8.png" xlink:type="simple" xlink:show="embed" xlink:actuate="onLoad" draw:mime-type="image/png"/><svg:title>about</svg:title></draw:frame></draw:a></text:p>
        </text:list-item>
        <text:list-item>
          <text:p text:style-name="P116"><text:a xlink:type="simple" xlink:href="https://photonstorm.github.io/phaser3-docs/classes.list.html#" text:style-name="Internet_20_link" text:visited-style-name="Visited_20_Internet_20_Link">raw</text:a></text:p>
        </text:list-item>
        <text:list-item>
          <text:p text:style-name="P117"><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19-line-1" office:name="sunlight-19-line-1" text:style-name="Internet_20_link" text:visited-style-name="Visited_20_Internet_20_Link"><text:span text:style-name="T1">1</text:span></text:a></text:p>
      <text:p text:style-name="P156"><text:a xlink:type="simple" xlink:href="https://photonstorm.github.io/phaser3-docs/classes.list.html#sunlight-19-line-2" office:name="sunlight-19-line-2" text:style-name="Internet_20_link" text:visited-style-name="Visited_20_Internet_20_Link"><text:span text:style-name="T1">2</text:span></text:a></text:p>
      <text:p text:style-name="P156"><text:a xlink:type="simple" xlink:href="https://photonstorm.github.io/phaser3-docs/classes.list.html#sunlight-19-line-3" office:name="sunlight-19-line-3" text:style-name="Internet_20_link" text:visited-style-name="Visited_20_Internet_20_Link"><text:span text:style-name="T1">3</text:span></text:a></text:p>
      <text:p text:style-name="P156"><text:a xlink:type="simple" xlink:href="https://photonstorm.github.io/phaser3-docs/classes.list.html#sunlight-19-line-4" office:name="sunlight-19-line-4" text:style-name="Internet_20_link" text:visited-style-name="Visited_20_Internet_20_Link"><text:span text:style-name="T1">4</text:span></text:a></text:p>
      <text:p text:style-name="P157"><text:a xlink:type="simple" xlink:href="https://photonstorm.github.io/phaser3-docs/classes.list.html#sunlight-19-line-5" office:name="sunlight-19-line-5" text:style-name="Internet_20_link" text:visited-style-name="Visited_20_Internet_20_Link"><text:span text:style-name="T1">5</text:span></text:a></text:p>
      <text:p text:style-name="P158">var music = this.sound.add('key');</text:p>
      <text:p text:style-name="P158">music.on('resume', listener);</text:p>
      <text:p text:style-name="P158">music.play();</text:p>
      <text:p text:style-name="P158">music.pause();</text:p>
      <text:p text:style-name="P159">music.resume();</text:p>
      <text:h text:style-name="P2" text:outline-level="5">Parameters:</text:h>
      <table:table table:name="Tabela182" table:style-name="Tabela182">
        <table:table-column table:style-name="Tabela182.A"/>
        <table:table-column table:style-name="Tabela182.B"/>
        <table:table-column table:style-name="Tabela182.C"/>
        <table:table-header-rows>
          <table:table-row>
            <table:table-cell table:style-name="Tabela182.A1" office:value-type="string">
              <text:p text:style-name="Table_20_Heading">Name</text:p>
            </table:table-cell>
            <table:table-cell table:style-name="Tabela182.A1" office:value-type="string">
              <text:p text:style-name="Table_20_Heading">Type</text:p>
            </table:table-cell>
            <table:table-cell table:style-name="Tabela182.A1" office:value-type="string">
              <text:p text:style-name="Table_20_Heading">Description</text:p>
            </table:table-cell>
          </table:table-row>
        </table:table-header-rows>
        <table:table-row>
          <table:table-cell table:style-name="Tabela182.A1" office:value-type="string">
            <text:p text:style-name="Table_20_Contents"><text:span text:style-name="Source_20_Text">sound</text:span></text:p>
          </table:table-cell>
          <table:table-cell table:style-name="Tabela182.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82.A1" office:value-type="string">
            <text:p text:style-name="P160">A reference to the Sound that emitted the event.</text:p>
          </table:table-cell>
        </table:table-row>
      </table:table>
      <text:p text:style-name="P154">Since: 3.0.0 </text:p>
      <text:p text:style-name="P154">Source: <text:a xlink:type="simple" xlink:href="https://github.com/photonstorm/phaser/tree/v3.51.0/src/sound/events/RESUME_EVENT.js" text:style-name="Internet_20_link" text:visited-style-name="Visited_20_Internet_20_Link">src/sound/events/RESUME_EVENT.js</text:a> (<text:a xlink:type="simple" xlink:href="https://github.com/photonstorm/phaser/tree/v3.51.0/src/sound/events/RESUME_EVENT.js#L7" text:style-name="Internet_20_link" text:visited-style-name="Visited_20_Internet_20_Link">Line 7</text:a>) </text:p>
      <text:p text:style-name="Horizontal_20_Line"/>
      <text:h text:style-name="P1" text:outline-level="4"><text:bookmark text:name="event:RESUME_ALL__anchor1"/><text:bookmark text:name="event:RESUME_ALL1"/>RESUME_ALL</text:h>
      <text:p text:style-name="P3">The Resume All Sounds Event.</text:p>
      <text:p text:style-name="P3">This event is dispatched by the Base Sound Manager, or more typically, an instance of the Web Audio Sound Manager, or the HTML5 Audio Manager. It is dispatched when the <text:span text:style-name="Source_20_Text">resumeAll</text:span> method is invoked and after all current Sounds have been resumed.</text:p>
      <text:p text:style-name="P3">Listen to it from a Scene using: <text:span text:style-name="Source_20_Text">this.sound.on('resumeall', listener)</text:span>.</text:p>
      <text:h text:style-name="P2" text:outline-level="5">Parameters:</text:h>
      <table:table table:name="Tabela183" table:style-name="Tabela183">
        <table:table-column table:style-name="Tabela183.A"/>
        <table:table-column table:style-name="Tabela183.B"/>
        <table:table-column table:style-name="Tabela183.C"/>
        <table:table-header-rows>
          <table:table-row>
            <table:table-cell table:style-name="Tabela183.A1" office:value-type="string">
              <text:p text:style-name="Table_20_Heading">Name</text:p>
            </table:table-cell>
            <table:table-cell table:style-name="Tabela183.A1" office:value-type="string">
              <text:p text:style-name="Table_20_Heading">Type</text:p>
            </table:table-cell>
            <table:table-cell table:style-name="Tabela183.A1" office:value-type="string">
              <text:p text:style-name="Table_20_Heading">Description</text:p>
            </table:table-cell>
          </table:table-row>
        </table:table-header-rows>
        <table:table-row>
          <table:table-cell table:style-name="Tabela183.A1" office:value-type="string">
            <text:p text:style-name="Table_20_Contents"><text:span text:style-name="Source_20_Text">soundManager</text:span></text:p>
          </table:table-cell>
          <table:table-cell table:style-name="Tabela183.A1" office:value-type="string">
            <text:p text:style-name="Table_20_Contents"><text:a xlink:type="simple" xlink:href="https://photonstorm.github.io/phaser3-docs/Phaser.Sound.BaseSoundManager.html" text:style-name="Internet_20_link" text:visited-style-name="Visited_20_Internet_20_Link">Phaser.Sound.BaseSoundManager</text:a> </text:p>
          </table:table-cell>
          <table:table-cell table:style-name="Tabela183.A1" office:value-type="string">
            <text:p text:style-name="P160">A reference to the sound manager that emitted the event.</text:p>
          </table:table-cell>
        </table:table-row>
      </table:table>
      <text:p text:style-name="P154">Since: 3.0.0 </text:p>
      <text:p text:style-name="P154">Source: <text:a xlink:type="simple" xlink:href="https://github.com/photonstorm/phaser/tree/v3.51.0/src/sound/events/RESUME_ALL_EVENT.js" text:style-name="Internet_20_link" text:visited-style-name="Visited_20_Internet_20_Link">src/sound/events/RESUME_ALL_EVENT.js</text:a> (<text:a xlink:type="simple" xlink:href="https://github.com/photonstorm/phaser/tree/v3.51.0/src/sound/events/RESUME_ALL_EVENT.js#L7" text:style-name="Internet_20_link" text:visited-style-name="Visited_20_Internet_20_Link">Line 7</text:a>) </text:p>
      <text:p text:style-name="Horizontal_20_Line"/>
      <text:h text:style-name="P1" text:outline-level="4"><text:bookmark text:name="event:SEEK__anchor"/><text:bookmark text:name="event:SEEK"/>SEEK</text:h>
      <text:p text:style-name="P3">The Sound Seek Event.</text:p>
      <text:p text:style-name="P3"><text:soft-page-break/>This event is dispatched by both Web Audio and HTML5 Audio Sound objects when they are seeked to a new position.</text:p>
      <text:p text:style-name="P3">Listen to it from a Sound instance using <text:span text:style-name="Source_20_Text">Sound.on('seek', listener)</text:span>, i.e.:</text:p>
      <text:list xml:id="list1411402225" text:style-name="L60">
        <text:list-item>
          <text:p text:style-name="P118"><draw:a xlink:type="simple" xlink:href="http://sunlightjs.com/"><draw:frame draw:style-name="fr1" draw:name="Figura20" text:anchor-type="as-char" svg:width="0.476cm" svg:height="0.476cm" draw:z-index="19"><draw:image xlink:href="Pictures/1000000100000010000000108D9AB793E877D6A8.png" xlink:type="simple" xlink:show="embed" xlink:actuate="onLoad" draw:mime-type="image/png"/><svg:title>about</svg:title></draw:frame></draw:a></text:p>
        </text:list-item>
        <text:list-item>
          <text:p text:style-name="P118"><text:a xlink:type="simple" xlink:href="https://photonstorm.github.io/phaser3-docs/classes.list.html#" text:style-name="Internet_20_link" text:visited-style-name="Visited_20_Internet_20_Link">raw</text:a></text:p>
        </text:list-item>
        <text:list-item>
          <text:p text:style-name="P119"><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0-line-1" office:name="sunlight-20-line-1" text:style-name="Internet_20_link" text:visited-style-name="Visited_20_Internet_20_Link"><text:span text:style-name="T1">1</text:span></text:a></text:p>
      <text:p text:style-name="P156"><text:a xlink:type="simple" xlink:href="https://photonstorm.github.io/phaser3-docs/classes.list.html#sunlight-20-line-2" office:name="sunlight-20-line-2" text:style-name="Internet_20_link" text:visited-style-name="Visited_20_Internet_20_Link"><text:span text:style-name="T1">2</text:span></text:a></text:p>
      <text:p text:style-name="P156"><text:a xlink:type="simple" xlink:href="https://photonstorm.github.io/phaser3-docs/classes.list.html#sunlight-20-line-3" office:name="sunlight-20-line-3" text:style-name="Internet_20_link" text:visited-style-name="Visited_20_Internet_20_Link"><text:span text:style-name="T1">3</text:span></text:a></text:p>
      <text:p text:style-name="P157"><text:a xlink:type="simple" xlink:href="https://photonstorm.github.io/phaser3-docs/classes.list.html#sunlight-20-line-4" office:name="sunlight-20-line-4" text:style-name="Internet_20_link" text:visited-style-name="Visited_20_Internet_20_Link"><text:span text:style-name="T1">4</text:span></text:a></text:p>
      <text:p text:style-name="P158">var music = this.sound.add('key');</text:p>
      <text:p text:style-name="P158">music.on('seek', listener);</text:p>
      <text:p text:style-name="P158">music.play();</text:p>
      <text:p text:style-name="P159">music.setSeek(5000);</text:p>
      <text:h text:style-name="P2" text:outline-level="5">Parameters:</text:h>
      <table:table table:name="Tabela184" table:style-name="Tabela184">
        <table:table-column table:style-name="Tabela184.A"/>
        <table:table-column table:style-name="Tabela184.B"/>
        <table:table-column table:style-name="Tabela184.C"/>
        <table:table-header-rows>
          <table:table-row>
            <table:table-cell table:style-name="Tabela184.A1" office:value-type="string">
              <text:p text:style-name="Table_20_Heading">Name</text:p>
            </table:table-cell>
            <table:table-cell table:style-name="Tabela184.A1" office:value-type="string">
              <text:p text:style-name="Table_20_Heading">Type</text:p>
            </table:table-cell>
            <table:table-cell table:style-name="Tabela184.A1" office:value-type="string">
              <text:p text:style-name="Table_20_Heading">Description</text:p>
            </table:table-cell>
          </table:table-row>
        </table:table-header-rows>
        <table:table-row>
          <table:table-cell table:style-name="Tabela184.A1" office:value-type="string">
            <text:p text:style-name="Table_20_Contents"><text:span text:style-name="Source_20_Text">sound</text:span></text:p>
          </table:table-cell>
          <table:table-cell table:style-name="Tabela184.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84.A1" office:value-type="string">
            <text:p text:style-name="P160">A reference to the Sound that emitted the event.</text:p>
          </table:table-cell>
        </table:table-row>
        <table:table-row>
          <table:table-cell table:style-name="Tabela184.A1" office:value-type="string">
            <text:p text:style-name="Table_20_Contents"><text:span text:style-name="Source_20_Text">detune</text:span></text:p>
          </table:table-cell>
          <table:table-cell table:style-name="Tabela184.A1" office:value-type="string">
            <text:p text:style-name="Table_20_Contents">number </text:p>
          </table:table-cell>
          <table:table-cell table:style-name="Tabela184.A1" office:value-type="string">
            <text:p text:style-name="P160">The new detune value of the Sound.</text:p>
          </table:table-cell>
        </table:table-row>
      </table:table>
      <text:p text:style-name="P154">Since: 3.0.0 </text:p>
      <text:p text:style-name="P154">Source: <text:a xlink:type="simple" xlink:href="https://github.com/photonstorm/phaser/tree/v3.51.0/src/sound/events/SEEK_EVENT.js" text:style-name="Internet_20_link" text:visited-style-name="Visited_20_Internet_20_Link">src/sound/events/SEEK_EVENT.js</text:a> (<text:a xlink:type="simple" xlink:href="https://github.com/photonstorm/phaser/tree/v3.51.0/src/sound/events/SEEK_EVENT.js#L7" text:style-name="Internet_20_link" text:visited-style-name="Visited_20_Internet_20_Link">Line 7</text:a>) </text:p>
      <text:p text:style-name="Horizontal_20_Line"/>
      <text:h text:style-name="P1" text:outline-level="4"><text:bookmark text:name="event:STOP__anchor"/><text:bookmark text:name="event:STOP"/>STOP</text:h>
      <text:p text:style-name="P3">The Sound Stop Event.</text:p>
      <text:p text:style-name="P3">This event is dispatched by both Web Audio and HTML5 Audio Sound objects when they are stopped.</text:p>
      <text:p text:style-name="P3">Listen to it from a Sound instance using <text:span text:style-name="Source_20_Text">Sound.on('stop', listener)</text:span>, i.e.:</text:p>
      <text:list xml:id="list3663779191" text:style-name="L61">
        <text:list-item>
          <text:p text:style-name="P120"><draw:a xlink:type="simple" xlink:href="http://sunlightjs.com/"><draw:frame draw:style-name="fr1" draw:name="Figura21" text:anchor-type="as-char" svg:width="0.476cm" svg:height="0.476cm" draw:z-index="20"><draw:image xlink:href="Pictures/1000000100000010000000108D9AB793E877D6A8.png" xlink:type="simple" xlink:show="embed" xlink:actuate="onLoad" draw:mime-type="image/png"/><svg:title>about</svg:title></draw:frame></draw:a></text:p>
        </text:list-item>
        <text:list-item>
          <text:p text:style-name="P120"><text:a xlink:type="simple" xlink:href="https://photonstorm.github.io/phaser3-docs/classes.list.html#" text:style-name="Internet_20_link" text:visited-style-name="Visited_20_Internet_20_Link">raw</text:a></text:p>
        </text:list-item>
        <text:list-item>
          <text:p text:style-name="P121"><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1-line-1" office:name="sunlight-21-line-1" text:style-name="Internet_20_link" text:visited-style-name="Visited_20_Internet_20_Link"><text:span text:style-name="T1">1</text:span></text:a></text:p>
      <text:p text:style-name="P156"><text:a xlink:type="simple" xlink:href="https://photonstorm.github.io/phaser3-docs/classes.list.html#sunlight-21-line-2" office:name="sunlight-21-line-2" text:style-name="Internet_20_link" text:visited-style-name="Visited_20_Internet_20_Link"><text:span text:style-name="T1">2</text:span></text:a></text:p>
      <text:p text:style-name="P156"><text:a xlink:type="simple" xlink:href="https://photonstorm.github.io/phaser3-docs/classes.list.html#sunlight-21-line-3" office:name="sunlight-21-line-3" text:style-name="Internet_20_link" text:visited-style-name="Visited_20_Internet_20_Link"><text:span text:style-name="T1">3</text:span></text:a></text:p>
      <text:p text:style-name="P157"><text:a xlink:type="simple" xlink:href="https://photonstorm.github.io/phaser3-docs/classes.list.html#sunlight-21-line-4" office:name="sunlight-21-line-4" text:style-name="Internet_20_link" text:visited-style-name="Visited_20_Internet_20_Link"><text:span text:style-name="T1">4</text:span></text:a></text:p>
      <text:p text:style-name="P158"><text:soft-page-break/>var music = this.sound.add('key');</text:p>
      <text:p text:style-name="P158">music.on('stop', listener);</text:p>
      <text:p text:style-name="P158">music.play();</text:p>
      <text:p text:style-name="P159">music.stop();</text:p>
      <text:h text:style-name="P2" text:outline-level="5">Parameters:</text:h>
      <table:table table:name="Tabela185" table:style-name="Tabela185">
        <table:table-column table:style-name="Tabela185.A"/>
        <table:table-column table:style-name="Tabela185.B"/>
        <table:table-column table:style-name="Tabela185.C"/>
        <table:table-header-rows>
          <table:table-row>
            <table:table-cell table:style-name="Tabela185.A1" office:value-type="string">
              <text:p text:style-name="Table_20_Heading">Name</text:p>
            </table:table-cell>
            <table:table-cell table:style-name="Tabela185.A1" office:value-type="string">
              <text:p text:style-name="Table_20_Heading">Type</text:p>
            </table:table-cell>
            <table:table-cell table:style-name="Tabela185.A1" office:value-type="string">
              <text:p text:style-name="Table_20_Heading">Description</text:p>
            </table:table-cell>
          </table:table-row>
        </table:table-header-rows>
        <table:table-row>
          <table:table-cell table:style-name="Tabela185.A1" office:value-type="string">
            <text:p text:style-name="Table_20_Contents"><text:span text:style-name="Source_20_Text">sound</text:span></text:p>
          </table:table-cell>
          <table:table-cell table:style-name="Tabela185.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85.A1" office:value-type="string">
            <text:p text:style-name="P160">A reference to the Sound that emitted the event.</text:p>
          </table:table-cell>
        </table:table-row>
      </table:table>
      <text:p text:style-name="P154">Since: 3.0.0 </text:p>
      <text:p text:style-name="P154">Source: <text:a xlink:type="simple" xlink:href="https://github.com/photonstorm/phaser/tree/v3.51.0/src/sound/events/STOP_EVENT.js" text:style-name="Internet_20_link" text:visited-style-name="Visited_20_Internet_20_Link">src/sound/events/STOP_EVENT.js</text:a> (<text:a xlink:type="simple" xlink:href="https://github.com/photonstorm/phaser/tree/v3.51.0/src/sound/events/STOP_EVENT.js#L7" text:style-name="Internet_20_link" text:visited-style-name="Visited_20_Internet_20_Link">Line 7</text:a>) </text:p>
      <text:p text:style-name="Horizontal_20_Line"/>
      <text:h text:style-name="P1" text:outline-level="4"><text:bookmark text:name="event:STOP_ALL__anchor"/><text:bookmark text:name="event:STOP_ALL"/>STOP_ALL</text:h>
      <text:p text:style-name="P3">The Stop All Sounds Event.</text:p>
      <text:p text:style-name="P3">This event is dispatched by the Base Sound Manager, or more typically, an instance of the Web Audio Sound Manager, or the HTML5 Audio Manager. It is dispatched when the <text:span text:style-name="Source_20_Text">stopAll</text:span> method is invoked and after all current Sounds have been stopped.</text:p>
      <text:p text:style-name="P3">Listen to it from a Scene using: <text:span text:style-name="Source_20_Text">this.sound.on('stopall', listener)</text:span>.</text:p>
      <text:h text:style-name="P2" text:outline-level="5">Parameters:</text:h>
      <table:table table:name="Tabela186" table:style-name="Tabela186">
        <table:table-column table:style-name="Tabela186.A"/>
        <table:table-column table:style-name="Tabela186.B"/>
        <table:table-column table:style-name="Tabela186.C"/>
        <table:table-header-rows>
          <table:table-row>
            <table:table-cell table:style-name="Tabela186.A1" office:value-type="string">
              <text:p text:style-name="Table_20_Heading">Name</text:p>
            </table:table-cell>
            <table:table-cell table:style-name="Tabela186.A1" office:value-type="string">
              <text:p text:style-name="Table_20_Heading">Type</text:p>
            </table:table-cell>
            <table:table-cell table:style-name="Tabela186.A1" office:value-type="string">
              <text:p text:style-name="Table_20_Heading">Description</text:p>
            </table:table-cell>
          </table:table-row>
        </table:table-header-rows>
        <table:table-row>
          <table:table-cell table:style-name="Tabela186.A1" office:value-type="string">
            <text:p text:style-name="Table_20_Contents"><text:span text:style-name="Source_20_Text">soundManager</text:span></text:p>
          </table:table-cell>
          <table:table-cell table:style-name="Tabela186.A1" office:value-type="string">
            <text:p text:style-name="Table_20_Contents"><text:a xlink:type="simple" xlink:href="https://photonstorm.github.io/phaser3-docs/Phaser.Sound.BaseSoundManager.html" text:style-name="Internet_20_link" text:visited-style-name="Visited_20_Internet_20_Link">Phaser.Sound.BaseSoundManager</text:a> </text:p>
          </table:table-cell>
          <table:table-cell table:style-name="Tabela186.A1" office:value-type="string">
            <text:p text:style-name="P160">A reference to the sound manager that emitted the event.</text:p>
          </table:table-cell>
        </table:table-row>
      </table:table>
      <text:p text:style-name="P154">Since: 3.0.0 </text:p>
      <text:p text:style-name="P154">Source: <text:a xlink:type="simple" xlink:href="https://github.com/photonstorm/phaser/tree/v3.51.0/src/sound/events/STOP_ALL_EVENT.js" text:style-name="Internet_20_link" text:visited-style-name="Visited_20_Internet_20_Link">src/sound/events/STOP_ALL_EVENT.js</text:a> (<text:a xlink:type="simple" xlink:href="https://github.com/photonstorm/phaser/tree/v3.51.0/src/sound/events/STOP_ALL_EVENT.js#L7" text:style-name="Internet_20_link" text:visited-style-name="Visited_20_Internet_20_Link">Line 7</text:a>) </text:p>
      <text:p text:style-name="Horizontal_20_Line"/>
      <text:h text:style-name="P1" text:outline-level="4"><text:bookmark text:name="event:UNLOCKED__anchor"/><text:bookmark text:name="event:UNLOCKED"/>UNLOCKED</text:h>
      <text:p text:style-name="P3">The Sound Manager Unlocked Event.</text:p>
      <text:p text:style-name="P3">This event is dispatched by the Base Sound Manager, or more typically, an instance of the Web Audio Sound Manager, or the HTML5 Audio Manager. It is dispatched during the update loop when the Sound Manager becomes unlocked. For Web Audio this is on the first user gesture on the page.</text:p>
      <text:p text:style-name="P3">Listen to it from a Scene using: <text:span text:style-name="Source_20_Text">this.sound.on('unlocked', listener)</text:span>.</text:p>
      <text:h text:style-name="P2" text:outline-level="5">Parameters:</text:h>
      <table:table table:name="Tabela187" table:style-name="Tabela187">
        <table:table-column table:style-name="Tabela187.A"/>
        <table:table-column table:style-name="Tabela187.B"/>
        <table:table-column table:style-name="Tabela187.C"/>
        <table:table-header-rows>
          <table:table-row>
            <table:table-cell table:style-name="Tabela187.A1" office:value-type="string">
              <text:p text:style-name="Table_20_Heading">Name</text:p>
            </table:table-cell>
            <table:table-cell table:style-name="Tabela187.A1" office:value-type="string">
              <text:p text:style-name="Table_20_Heading">Type</text:p>
            </table:table-cell>
            <table:table-cell table:style-name="Tabela187.A1" office:value-type="string">
              <text:p text:style-name="Table_20_Heading">Description</text:p>
            </table:table-cell>
          </table:table-row>
        </table:table-header-rows>
        <table:table-row>
          <table:table-cell table:style-name="Tabela187.A1" office:value-type="string">
            <text:p text:style-name="Table_20_Contents"><text:span text:style-name="Source_20_Text">soundManager</text:span></text:p>
          </table:table-cell>
          <table:table-cell table:style-name="Tabela187.A1" office:value-type="string">
            <text:p text:style-name="Table_20_Contents"><text:a xlink:type="simple" xlink:href="https://photonstorm.github.io/phaser3-docs/Phaser.Sound.BaseSoundManager.html" text:style-name="Internet_20_link" text:visited-style-name="Visited_20_Internet_20_Link">Phaser.Sound.BaseSoundManager</text:a> </text:p>
          </table:table-cell>
          <table:table-cell table:style-name="Tabela187.A1" office:value-type="string">
            <text:p text:style-name="P160">A reference to the sound manager that emitted the event.</text:p>
          </table:table-cell>
        </table:table-row>
      </table:table>
      <text:p text:style-name="P154">Since: 3.0.0 </text:p>
      <text:p text:style-name="P154"><text:soft-page-break/>Source: <text:a xlink:type="simple" xlink:href="https://github.com/photonstorm/phaser/tree/v3.51.0/src/sound/events/UNLOCKED_EVENT.js" text:style-name="Internet_20_link" text:visited-style-name="Visited_20_Internet_20_Link">src/sound/events/UNLOCKED_EVENT.js</text:a> (<text:a xlink:type="simple" xlink:href="https://github.com/photonstorm/phaser/tree/v3.51.0/src/sound/events/UNLOCKED_EVENT.js#L7" text:style-name="Internet_20_link" text:visited-style-name="Visited_20_Internet_20_Link">Line 7</text:a>) </text:p>
      <text:p text:style-name="Horizontal_20_Line"/>
      <text:h text:style-name="P1" text:outline-level="4"><text:bookmark text:name="event:VOLUME__anchor"/><text:bookmark text:name="event:VOLUME"/>VOLUME</text:h>
      <text:p text:style-name="P3">The Sound Volume Event.</text:p>
      <text:p text:style-name="P3">This event is dispatched by both Web Audio and HTML5 Audio Sound objects when their volume changes.</text:p>
      <text:p text:style-name="P3">Listen to it from a Sound instance using <text:span text:style-name="Source_20_Text">Sound.on('volume', listener)</text:span>, i.e.:</text:p>
      <text:list xml:id="list719872618" text:style-name="L62">
        <text:list-item>
          <text:p text:style-name="P122"><draw:a xlink:type="simple" xlink:href="http://sunlightjs.com/"><draw:frame draw:style-name="fr1" draw:name="Figura22" text:anchor-type="as-char" svg:width="0.476cm" svg:height="0.476cm" draw:z-index="21"><draw:image xlink:href="Pictures/1000000100000010000000108D9AB793E877D6A8.png" xlink:type="simple" xlink:show="embed" xlink:actuate="onLoad" draw:mime-type="image/png"/><svg:title>about</svg:title></draw:frame></draw:a></text:p>
        </text:list-item>
        <text:list-item>
          <text:p text:style-name="P122"><text:a xlink:type="simple" xlink:href="https://photonstorm.github.io/phaser3-docs/classes.list.html#" text:style-name="Internet_20_link" text:visited-style-name="Visited_20_Internet_20_Link">raw</text:a></text:p>
        </text:list-item>
        <text:list-item>
          <text:p text:style-name="P123"><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2-line-1" office:name="sunlight-22-line-1" text:style-name="Internet_20_link" text:visited-style-name="Visited_20_Internet_20_Link"><text:span text:style-name="T1">1</text:span></text:a></text:p>
      <text:p text:style-name="P156"><text:a xlink:type="simple" xlink:href="https://photonstorm.github.io/phaser3-docs/classes.list.html#sunlight-22-line-2" office:name="sunlight-22-line-2" text:style-name="Internet_20_link" text:visited-style-name="Visited_20_Internet_20_Link"><text:span text:style-name="T1">2</text:span></text:a></text:p>
      <text:p text:style-name="P156"><text:a xlink:type="simple" xlink:href="https://photonstorm.github.io/phaser3-docs/classes.list.html#sunlight-22-line-3" office:name="sunlight-22-line-3" text:style-name="Internet_20_link" text:visited-style-name="Visited_20_Internet_20_Link"><text:span text:style-name="T1">3</text:span></text:a></text:p>
      <text:p text:style-name="P157"><text:a xlink:type="simple" xlink:href="https://photonstorm.github.io/phaser3-docs/classes.list.html#sunlight-22-line-4" office:name="sunlight-22-line-4" text:style-name="Internet_20_link" text:visited-style-name="Visited_20_Internet_20_Link"><text:span text:style-name="T1">4</text:span></text:a></text:p>
      <text:p text:style-name="P158">var music = this.sound.add('key');</text:p>
      <text:p text:style-name="P158">music.on('volume', listener);</text:p>
      <text:p text:style-name="P158">music.play();</text:p>
      <text:p text:style-name="P159">music.setVolume(0.5);</text:p>
      <text:h text:style-name="P2" text:outline-level="5">Parameters:</text:h>
      <table:table table:name="Tabela188" table:style-name="Tabela188">
        <table:table-column table:style-name="Tabela188.A"/>
        <table:table-column table:style-name="Tabela188.B"/>
        <table:table-column table:style-name="Tabela188.C"/>
        <table:table-header-rows>
          <table:table-row>
            <table:table-cell table:style-name="Tabela188.A1" office:value-type="string">
              <text:p text:style-name="Table_20_Heading">Name</text:p>
            </table:table-cell>
            <table:table-cell table:style-name="Tabela188.A1" office:value-type="string">
              <text:p text:style-name="Table_20_Heading">Type</text:p>
            </table:table-cell>
            <table:table-cell table:style-name="Tabela188.A1" office:value-type="string">
              <text:p text:style-name="Table_20_Heading">Description</text:p>
            </table:table-cell>
          </table:table-row>
        </table:table-header-rows>
        <table:table-row>
          <table:table-cell table:style-name="Tabela188.A1" office:value-type="string">
            <text:p text:style-name="Table_20_Contents"><text:span text:style-name="Source_20_Text">sound</text:span></text:p>
          </table:table-cell>
          <table:table-cell table:style-name="Tabela188.A1" office:value-type="string">
            <text:p text:style-name="Table_20_Contents"><text:a xlink:type="simple" xlink:href="https://photonstorm.github.io/phaser3-docs/Phaser.Sound.WebAudioSound.html" text:style-name="Internet_20_link" text:visited-style-name="Visited_20_Internet_20_Link">Phaser.Sound.WebAudioSound</text:a> | <text:a xlink:type="simple" xlink:href="https://photonstorm.github.io/phaser3-docs/Phaser.Sound.HTML5AudioSound.html" text:style-name="Internet_20_link" text:visited-style-name="Visited_20_Internet_20_Link">Phaser.Sound.HTML5AudioSound</text:a> </text:p>
          </table:table-cell>
          <table:table-cell table:style-name="Tabela188.A1" office:value-type="string">
            <text:p text:style-name="P160">A reference to the Sound that emitted the event.</text:p>
          </table:table-cell>
        </table:table-row>
        <table:table-row>
          <table:table-cell table:style-name="Tabela188.A1" office:value-type="string">
            <text:p text:style-name="Table_20_Contents"><text:span text:style-name="Source_20_Text">volume</text:span></text:p>
          </table:table-cell>
          <table:table-cell table:style-name="Tabela188.A1" office:value-type="string">
            <text:p text:style-name="Table_20_Contents">number </text:p>
          </table:table-cell>
          <table:table-cell table:style-name="Tabela188.A1" office:value-type="string">
            <text:p text:style-name="P160">The new volume of the Sound.</text:p>
          </table:table-cell>
        </table:table-row>
      </table:table>
      <text:p text:style-name="P154">Since: 3.0.0 </text:p>
      <text:p text:style-name="P154">Source: <text:a xlink:type="simple" xlink:href="https://github.com/photonstorm/phaser/tree/v3.51.0/src/sound/events/VOLUME_EVENT.js" text:style-name="Internet_20_link" text:visited-style-name="Visited_20_Internet_20_Link">src/sound/events/VOLUME_EVENT.js</text:a> (<text:a xlink:type="simple" xlink:href="https://github.com/photonstorm/phaser/tree/v3.51.0/src/sound/events/VOLUME_EVENT.js#L7" text:style-name="Internet_20_link" text:visited-style-name="Visited_20_Internet_20_Link">Line 7</text:a>) </text:p>
      <text:p text:style-name="Horizontal_20_Line"/>
      <text:h text:style-name="P1" text:outline-level="4"><text:bookmark text:name="event:PROCESS_QUEUE_ADD__anchor"/><text:bookmark text:name="event:PROCESS_QUEUE_ADD"/>PROCESS_QUEUE_ADD</text:h>
      <text:p text:style-name="P3">The Process Queue Add Event.</text:p>
      <text:p text:style-name="P3">This event is dispatched by a Process Queue when a new item is successfully moved to its active list.</text:p>
      <text:p text:style-name="P3">You will most commonly see this used by a Scene's Update List when a new Game Object has been added.</text:p>
      <text:p text:style-name="P3">In that instance, listen to this event from within a Scene using: <text:span text:style-name="Source_20_Text">this.sys.updateList.on('add', listener)</text:span>.</text:p>
      <text:h text:style-name="P2" text:outline-level="5"><text:soft-page-break/>Parameters:</text:h>
      <table:table table:name="Tabela189" table:style-name="Tabela189">
        <table:table-column table:style-name="Tabela189.A"/>
        <table:table-column table:style-name="Tabela189.B"/>
        <table:table-column table:style-name="Tabela189.C"/>
        <table:table-header-rows>
          <table:table-row>
            <table:table-cell table:style-name="Tabela189.A1" office:value-type="string">
              <text:p text:style-name="Table_20_Heading">Name</text:p>
            </table:table-cell>
            <table:table-cell table:style-name="Tabela189.A1" office:value-type="string">
              <text:p text:style-name="Table_20_Heading">Type</text:p>
            </table:table-cell>
            <table:table-cell table:style-name="Tabela189.A1" office:value-type="string">
              <text:p text:style-name="Table_20_Heading">Description</text:p>
            </table:table-cell>
          </table:table-row>
        </table:table-header-rows>
        <table:table-row>
          <table:table-cell table:style-name="Tabela189.A1" office:value-type="string">
            <text:p text:style-name="Table_20_Contents"><text:span text:style-name="Source_20_Text">item</text:span></text:p>
          </table:table-cell>
          <table:table-cell table:style-name="Tabela189.A1" office:value-type="string">
            <text:p text:style-name="Table_20_Contents">* </text:p>
          </table:table-cell>
          <table:table-cell table:style-name="Tabela189.A1" office:value-type="string">
            <text:p text:style-name="P160">The item that was added to the Process Queue.</text:p>
          </table:table-cell>
        </table:table-row>
      </table:table>
      <text:p text:style-name="P154">Since: 3.20.0 </text:p>
      <text:p text:style-name="P154">Source: <text:a xlink:type="simple" xlink:href="https://github.com/photonstorm/phaser/tree/v3.51.0/src/structs/events/PROCESS_QUEUE_ADD_EVENT.js" text:style-name="Internet_20_link" text:visited-style-name="Visited_20_Internet_20_Link">src/structs/events/PROCESS_QUEUE_ADD_EVENT.js</text:a> (<text:a xlink:type="simple" xlink:href="https://github.com/photonstorm/phaser/tree/v3.51.0/src/structs/events/PROCESS_QUEUE_ADD_EVENT.js#L7" text:style-name="Internet_20_link" text:visited-style-name="Visited_20_Internet_20_Link">Line 7</text:a>) </text:p>
      <text:p text:style-name="Horizontal_20_Line"/>
      <text:h text:style-name="P1" text:outline-level="4"><text:bookmark text:name="event:PROCESS_QUEUE_REMOVE__anchor"/><text:bookmark text:name="event:PROCESS_QUEUE_REMOVE"/>PROCESS_QUEUE_REMOVE</text:h>
      <text:p text:style-name="P3">The Process Queue Remove Event.</text:p>
      <text:p text:style-name="P3">This event is dispatched by a Process Queue when a new item is successfully removed from its active list.</text:p>
      <text:p text:style-name="P3">You will most commonly see this used by a Scene's Update List when a Game Object has been removed.</text:p>
      <text:p text:style-name="P3">In that instance, listen to this event from within a Scene using: <text:span text:style-name="Source_20_Text">this.sys.updateList.on('remove', listener)</text:span>.</text:p>
      <text:h text:style-name="P2" text:outline-level="5">Parameters:</text:h>
      <table:table table:name="Tabela190" table:style-name="Tabela190">
        <table:table-column table:style-name="Tabela190.A"/>
        <table:table-column table:style-name="Tabela190.B"/>
        <table:table-column table:style-name="Tabela190.C"/>
        <table:table-header-rows>
          <table:table-row>
            <table:table-cell table:style-name="Tabela190.A1" office:value-type="string">
              <text:p text:style-name="Table_20_Heading">Name</text:p>
            </table:table-cell>
            <table:table-cell table:style-name="Tabela190.A1" office:value-type="string">
              <text:p text:style-name="Table_20_Heading">Type</text:p>
            </table:table-cell>
            <table:table-cell table:style-name="Tabela190.A1" office:value-type="string">
              <text:p text:style-name="Table_20_Heading">Description</text:p>
            </table:table-cell>
          </table:table-row>
        </table:table-header-rows>
        <table:table-row>
          <table:table-cell table:style-name="Tabela190.A1" office:value-type="string">
            <text:p text:style-name="Table_20_Contents"><text:span text:style-name="Source_20_Text">item</text:span></text:p>
          </table:table-cell>
          <table:table-cell table:style-name="Tabela190.A1" office:value-type="string">
            <text:p text:style-name="Table_20_Contents">* </text:p>
          </table:table-cell>
          <table:table-cell table:style-name="Tabela190.A1" office:value-type="string">
            <text:p text:style-name="P160">The item that was removed from the Process Queue.</text:p>
          </table:table-cell>
        </table:table-row>
      </table:table>
      <text:p text:style-name="P154">Since: 3.20.0 </text:p>
      <text:p text:style-name="P154">Source: <text:a xlink:type="simple" xlink:href="https://github.com/photonstorm/phaser/tree/v3.51.0/src/structs/events/PROCESS_QUEUE_REMOVE_EVENT.js" text:style-name="Internet_20_link" text:visited-style-name="Visited_20_Internet_20_Link">src/structs/events/PROCESS_QUEUE_REMOVE_EVENT.js</text:a> (<text:a xlink:type="simple" xlink:href="https://github.com/photonstorm/phaser/tree/v3.51.0/src/structs/events/PROCESS_QUEUE_REMOVE_EVENT.js#L7" text:style-name="Internet_20_link" text:visited-style-name="Visited_20_Internet_20_Link">Line 7</text:a>) </text:p>
      <text:p text:style-name="Horizontal_20_Line"/>
      <text:h text:style-name="P1" text:outline-level="4"><text:bookmark text:name="event:ADD__anchor2"/><text:bookmark text:name="event:ADD2"/>ADD</text:h>
      <text:p text:style-name="P3">The Texture Add Event.</text:p>
      <text:p text:style-name="P3">This event is dispatched by the Texture Manager when a texture is added to it.</text:p>
      <text:p text:style-name="P3">Listen to this event from within a Scene using: <text:span text:style-name="Source_20_Text">this.textures.on('addtexture', listener)</text:span>.</text:p>
      <text:h text:style-name="P2" text:outline-level="5">Parameters:</text:h>
      <table:table table:name="Tabela191" table:style-name="Tabela191">
        <table:table-column table:style-name="Tabela191.A"/>
        <table:table-column table:style-name="Tabela191.B"/>
        <table:table-column table:style-name="Tabela191.C"/>
        <table:table-header-rows>
          <table:table-row>
            <table:table-cell table:style-name="Tabela191.A1" office:value-type="string">
              <text:p text:style-name="Table_20_Heading">Name</text:p>
            </table:table-cell>
            <table:table-cell table:style-name="Tabela191.A1" office:value-type="string">
              <text:p text:style-name="Table_20_Heading">Type</text:p>
            </table:table-cell>
            <table:table-cell table:style-name="Tabela191.A1" office:value-type="string">
              <text:p text:style-name="Table_20_Heading">Description</text:p>
            </table:table-cell>
          </table:table-row>
        </table:table-header-rows>
        <table:table-row>
          <table:table-cell table:style-name="Tabela191.A1" office:value-type="string">
            <text:p text:style-name="Table_20_Contents"><text:span text:style-name="Source_20_Text">key</text:span></text:p>
          </table:table-cell>
          <table:table-cell table:style-name="Tabela191.A1" office:value-type="string">
            <text:p text:style-name="Table_20_Contents">string </text:p>
          </table:table-cell>
          <table:table-cell table:style-name="Tabela191.A1" office:value-type="string">
            <text:p text:style-name="P160">The key of the Texture that was added to the Texture Manager.</text:p>
          </table:table-cell>
        </table:table-row>
        <table:table-row>
          <table:table-cell table:style-name="Tabela191.A1" office:value-type="string">
            <text:p text:style-name="Table_20_Contents"><text:span text:style-name="Source_20_Text">texture</text:span></text:p>
          </table:table-cell>
          <table:table-cell table:style-name="Tabela191.A1" office:value-type="string">
            <text:p text:style-name="Table_20_Contents"><text:a xlink:type="simple" xlink:href="https://photonstorm.github.io/phaser3-docs/Phaser.Textures.Texture.html" text:style-name="Internet_20_link" text:visited-style-name="Visited_20_Internet_20_Link">Phaser.Textures.Texture</text:a> </text:p>
          </table:table-cell>
          <table:table-cell table:style-name="Tabela191.A1" office:value-type="string">
            <text:p text:style-name="P160">A reference to the Texture that was added to the Texture Manager.</text:p>
          </table:table-cell>
        </table:table-row>
      </table:table>
      <text:p text:style-name="P154">Since: 3.0.0 </text:p>
      <text:p text:style-name="P154">Source: <text:a xlink:type="simple" xlink:href="https://github.com/photonstorm/phaser/tree/v3.51.0/src/textures/events/ADD_EVENT.js" text:style-name="Internet_20_link" text:visited-style-name="Visited_20_Internet_20_Link">src/textures/events/ADD_EVENT.js</text:a> (<text:a xlink:type="simple" xlink:href="https://github.com/photonstorm/phaser/tree/v3.51.0/src/textures/events/ADD_EVENT.js#L7" text:style-name="Internet_20_link" text:visited-style-name="Visited_20_Internet_20_Link">Line 7</text:a>) </text:p>
      <text:p text:style-name="Horizontal_20_Line"/>
      <text:h text:style-name="P1" text:outline-level="4"><text:bookmark text:name="event:ERROR__anchor"/><text:bookmark text:name="event:ERROR"/><text:soft-page-break/>ERROR</text:h>
      <text:p text:style-name="P3">The Texture Load Error Event.</text:p>
      <text:p text:style-name="P3">This event is dispatched by the Texture Manager when a texture it requested to load failed. This only happens when base64 encoded textures fail. All other texture types are loaded via the Loader Plugin.</text:p>
      <text:p text:style-name="P3">Listen to this event from within a Scene using: <text:span text:style-name="Source_20_Text">this.textures.on('onerror', listener)</text:span>.</text:p>
      <text:h text:style-name="P2" text:outline-level="5">Parameters:</text:h>
      <table:table table:name="Tabela192" table:style-name="Tabela192">
        <table:table-column table:style-name="Tabela192.A"/>
        <table:table-column table:style-name="Tabela192.B"/>
        <table:table-column table:style-name="Tabela192.C"/>
        <table:table-header-rows>
          <table:table-row>
            <table:table-cell table:style-name="Tabela192.A1" office:value-type="string">
              <text:p text:style-name="Table_20_Heading">Name</text:p>
            </table:table-cell>
            <table:table-cell table:style-name="Tabela192.A1" office:value-type="string">
              <text:p text:style-name="Table_20_Heading">Type</text:p>
            </table:table-cell>
            <table:table-cell table:style-name="Tabela192.A1" office:value-type="string">
              <text:p text:style-name="Table_20_Heading">Description</text:p>
            </table:table-cell>
          </table:table-row>
        </table:table-header-rows>
        <table:table-row>
          <table:table-cell table:style-name="Tabela192.A1" office:value-type="string">
            <text:p text:style-name="Table_20_Contents"><text:span text:style-name="Source_20_Text">key</text:span></text:p>
          </table:table-cell>
          <table:table-cell table:style-name="Tabela192.A1" office:value-type="string">
            <text:p text:style-name="Table_20_Contents">string </text:p>
          </table:table-cell>
          <table:table-cell table:style-name="Tabela192.A1" office:value-type="string">
            <text:p text:style-name="P160">The key of the Texture that failed to load into the Texture Manager.</text:p>
          </table:table-cell>
        </table:table-row>
      </table:table>
      <text:p text:style-name="P154">Since: 3.0.0 </text:p>
      <text:p text:style-name="P154">Source: <text:a xlink:type="simple" xlink:href="https://github.com/photonstorm/phaser/tree/v3.51.0/src/textures/events/ERROR_EVENT.js" text:style-name="Internet_20_link" text:visited-style-name="Visited_20_Internet_20_Link">src/textures/events/ERROR_EVENT.js</text:a> (<text:a xlink:type="simple" xlink:href="https://github.com/photonstorm/phaser/tree/v3.51.0/src/textures/events/ERROR_EVENT.js#L7" text:style-name="Internet_20_link" text:visited-style-name="Visited_20_Internet_20_Link">Line 7</text:a>) </text:p>
      <text:p text:style-name="Horizontal_20_Line"/>
      <text:h text:style-name="P1" text:outline-level="4"><text:bookmark text:name="event:LOAD__anchor"/><text:bookmark text:name="event:LOAD"/>LOAD</text:h>
      <text:p text:style-name="P3">The Texture Load Event.</text:p>
      <text:p text:style-name="P3">This event is dispatched by the Texture Manager when a texture has finished loading on it. This only happens for base64 encoded textures. All other texture types are loaded via the Loader Plugin.</text:p>
      <text:p text:style-name="P3">Listen to this event from within a Scene using: <text:span text:style-name="Source_20_Text">this.textures.on('onload', listener)</text:span>.</text:p>
      <text:p text:style-name="P3">This event is dispatched after the <text:a xlink:type="simple" xlink:href="https://photonstorm.github.io/phaser3-docs/Phaser.Textures.Events.html#event:ADD" text:style-name="Internet_20_link" text:visited-style-name="Visited_20_Internet_20_Link"><text:span text:style-name="Source_20_Text">ADD</text:span></text:a> event.</text:p>
      <text:h text:style-name="P2" text:outline-level="5">Parameters:</text:h>
      <table:table table:name="Tabela193" table:style-name="Tabela193">
        <table:table-column table:style-name="Tabela193.A"/>
        <table:table-column table:style-name="Tabela193.B"/>
        <table:table-column table:style-name="Tabela193.C"/>
        <table:table-header-rows>
          <table:table-row>
            <table:table-cell table:style-name="Tabela193.A1" office:value-type="string">
              <text:p text:style-name="Table_20_Heading">Name</text:p>
            </table:table-cell>
            <table:table-cell table:style-name="Tabela193.A1" office:value-type="string">
              <text:p text:style-name="Table_20_Heading">Type</text:p>
            </table:table-cell>
            <table:table-cell table:style-name="Tabela193.A1" office:value-type="string">
              <text:p text:style-name="Table_20_Heading">Description</text:p>
            </table:table-cell>
          </table:table-row>
        </table:table-header-rows>
        <table:table-row>
          <table:table-cell table:style-name="Tabela193.A1" office:value-type="string">
            <text:p text:style-name="Table_20_Contents"><text:span text:style-name="Source_20_Text">key</text:span></text:p>
          </table:table-cell>
          <table:table-cell table:style-name="Tabela193.A1" office:value-type="string">
            <text:p text:style-name="Table_20_Contents">string </text:p>
          </table:table-cell>
          <table:table-cell table:style-name="Tabela193.A1" office:value-type="string">
            <text:p text:style-name="P160">The key of the Texture that was loaded by the Texture Manager.</text:p>
          </table:table-cell>
        </table:table-row>
        <table:table-row>
          <table:table-cell table:style-name="Tabela193.A1" office:value-type="string">
            <text:p text:style-name="Table_20_Contents"><text:span text:style-name="Source_20_Text">texture</text:span></text:p>
          </table:table-cell>
          <table:table-cell table:style-name="Tabela193.A1" office:value-type="string">
            <text:p text:style-name="Table_20_Contents"><text:a xlink:type="simple" xlink:href="https://photonstorm.github.io/phaser3-docs/Phaser.Textures.Texture.html" text:style-name="Internet_20_link" text:visited-style-name="Visited_20_Internet_20_Link">Phaser.Textures.Texture</text:a> </text:p>
          </table:table-cell>
          <table:table-cell table:style-name="Tabela193.A1" office:value-type="string">
            <text:p text:style-name="P160">A reference to the Texture that was loaded by the Texture Manager.</text:p>
          </table:table-cell>
        </table:table-row>
      </table:table>
      <text:p text:style-name="P154">Since: 3.0.0 </text:p>
      <text:p text:style-name="P154">Source: <text:a xlink:type="simple" xlink:href="https://github.com/photonstorm/phaser/tree/v3.51.0/src/textures/events/LOAD_EVENT.js" text:style-name="Internet_20_link" text:visited-style-name="Visited_20_Internet_20_Link">src/textures/events/LOAD_EVENT.js</text:a> (<text:a xlink:type="simple" xlink:href="https://github.com/photonstorm/phaser/tree/v3.51.0/src/textures/events/LOAD_EVENT.js#L7" text:style-name="Internet_20_link" text:visited-style-name="Visited_20_Internet_20_Link">Line 7</text:a>) </text:p>
      <text:p text:style-name="Horizontal_20_Line"/>
      <text:h text:style-name="P1" text:outline-level="4"><text:bookmark text:name="event:READY__anchor2"/><text:bookmark text:name="event:READY2"/>READY</text:h>
      <text:p text:style-name="P3">This internal event signifies that the Texture Manager is now ready and the Game can continue booting.</text:p>
      <text:p text:style-name="P3">When a Phaser Game instance is booting for the first time, the Texture Manager has to wait on a couple of non-blocking async events before it's fully ready to carry on. When those <text:soft-page-break/>complete the Texture Manager emits this event via the Game instance, which tells the Game to carry on booting.</text:p>
      <text:p text:style-name="P154">Since: 3.16.1 </text:p>
      <text:p text:style-name="P155">Source: <text:a xlink:type="simple" xlink:href="https://github.com/photonstorm/phaser/tree/v3.51.0/src/textures/events/READY_EVENT.js" text:style-name="Internet_20_link" text:visited-style-name="Visited_20_Internet_20_Link">src/textures/events/READY_EVENT.js</text:a> (<text:a xlink:type="simple" xlink:href="https://github.com/photonstorm/phaser/tree/v3.51.0/src/textures/events/READY_EVENT.js#L7" text:style-name="Internet_20_link" text:visited-style-name="Visited_20_Internet_20_Link">Line 7</text:a>) </text:p>
      <text:h text:style-name="P2" text:outline-level="5">Listeners of This Event:</text:h>
      <text:list xml:id="list111951375" text:style-name="L63">
        <text:list-item>
          <text:p text:style-name="P124"><text:a xlink:type="simple" xlink:href="https://photonstorm.github.io/phaser3-docs/Phaser.Game.html#boot" text:style-name="Internet_20_link" text:visited-style-name="Visited_20_Internet_20_Link">Phaser.Game#boot</text:a> </text:p>
        </text:list-item>
      </text:list>
      <text:p text:style-name="Horizontal_20_Line"/>
      <text:h text:style-name="P1" text:outline-level="4"><text:bookmark text:name="event:REMOVE__anchor1"/><text:bookmark text:name="event:REMOVE1"/>REMOVE</text:h>
      <text:p text:style-name="P3">The Texture Remove Event.</text:p>
      <text:p text:style-name="P3">This event is dispatched by the Texture Manager when a texture is removed from it.</text:p>
      <text:p text:style-name="P3">Listen to this event from within a Scene using: <text:span text:style-name="Source_20_Text">this.textures.on('removetexture', listener)</text:span>.</text:p>
      <text:p text:style-name="P3">If you have any Game Objects still using the removed texture, they will start throwing errors the next time they try to render. Be sure to clear all use of the texture in this event handler.</text:p>
      <text:h text:style-name="P2" text:outline-level="5">Parameters:</text:h>
      <table:table table:name="Tabela194" table:style-name="Tabela194">
        <table:table-column table:style-name="Tabela194.A"/>
        <table:table-column table:style-name="Tabela194.B"/>
        <table:table-column table:style-name="Tabela194.C"/>
        <table:table-header-rows>
          <table:table-row>
            <table:table-cell table:style-name="Tabela194.A1" office:value-type="string">
              <text:p text:style-name="Table_20_Heading">Name</text:p>
            </table:table-cell>
            <table:table-cell table:style-name="Tabela194.A1" office:value-type="string">
              <text:p text:style-name="Table_20_Heading">Type</text:p>
            </table:table-cell>
            <table:table-cell table:style-name="Tabela194.A1" office:value-type="string">
              <text:p text:style-name="Table_20_Heading">Description</text:p>
            </table:table-cell>
          </table:table-row>
        </table:table-header-rows>
        <table:table-row>
          <table:table-cell table:style-name="Tabela194.A1" office:value-type="string">
            <text:p text:style-name="Table_20_Contents"><text:span text:style-name="Source_20_Text">key</text:span></text:p>
          </table:table-cell>
          <table:table-cell table:style-name="Tabela194.A1" office:value-type="string">
            <text:p text:style-name="Table_20_Contents">string </text:p>
          </table:table-cell>
          <table:table-cell table:style-name="Tabela194.A1" office:value-type="string">
            <text:p text:style-name="P160">The key of the Texture that was removed from the Texture Manager.</text:p>
          </table:table-cell>
        </table:table-row>
      </table:table>
      <text:p text:style-name="P154">Since: 3.0.0 </text:p>
      <text:p text:style-name="P154">Source: <text:a xlink:type="simple" xlink:href="https://github.com/photonstorm/phaser/tree/v3.51.0/src/textures/events/REMOVE_EVENT.js" text:style-name="Internet_20_link" text:visited-style-name="Visited_20_Internet_20_Link">src/textures/events/REMOVE_EVENT.js</text:a> (<text:a xlink:type="simple" xlink:href="https://github.com/photonstorm/phaser/tree/v3.51.0/src/textures/events/REMOVE_EVENT.js#L7" text:style-name="Internet_20_link" text:visited-style-name="Visited_20_Internet_20_Link">Line 7</text:a>) </text:p>
      <text:p text:style-name="Horizontal_20_Line"/>
      <text:h text:style-name="P1" text:outline-level="4"><text:bookmark text:name="event:TIMELINE_COMPLETE__anchor"/><text:bookmark text:name="event:TIMELINE_COMPLETE"/>TIMELINE_COMPLETE</text:h>
      <text:p text:style-name="P3">The Timeline Complete Event.</text:p>
      <text:p text:style-name="P3">This event is dispatched by a Tween Timeline when it completes playback.</text:p>
      <text:p text:style-name="P3">Listen to it from a Timeline instance using <text:span text:style-name="Source_20_Text">Timeline.on('complete', listener)</text:span>, i.e.:</text:p>
      <text:list xml:id="list384648892" text:style-name="L64">
        <text:list-item>
          <text:p text:style-name="P125"><draw:a xlink:type="simple" xlink:href="http://sunlightjs.com/"><draw:frame draw:style-name="fr1" draw:name="Figura23" text:anchor-type="as-char" svg:width="0.476cm" svg:height="0.476cm" draw:z-index="22"><draw:image xlink:href="Pictures/1000000100000010000000108D9AB793E877D6A8.png" xlink:type="simple" xlink:show="embed" xlink:actuate="onLoad" draw:mime-type="image/png"/><svg:title>about</svg:title></draw:frame></draw:a></text:p>
        </text:list-item>
        <text:list-item>
          <text:p text:style-name="P125"><text:a xlink:type="simple" xlink:href="https://photonstorm.github.io/phaser3-docs/classes.list.html#" text:style-name="Internet_20_link" text:visited-style-name="Visited_20_Internet_20_Link">raw</text:a></text:p>
        </text:list-item>
        <text:list-item>
          <text:p text:style-name="P126"><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3-line-1" office:name="sunlight-23-line-1" text:style-name="Internet_20_link" text:visited-style-name="Visited_20_Internet_20_Link"><text:span text:style-name="T1">1</text:span></text:a></text:p>
      <text:p text:style-name="P156"><text:a xlink:type="simple" xlink:href="https://photonstorm.github.io/phaser3-docs/classes.list.html#sunlight-23-line-2" office:name="sunlight-23-line-2" text:style-name="Internet_20_link" text:visited-style-name="Visited_20_Internet_20_Link"><text:span text:style-name="T1">2</text:span></text:a></text:p>
      <text:p text:style-name="P156"><text:a xlink:type="simple" xlink:href="https://photonstorm.github.io/phaser3-docs/classes.list.html#sunlight-23-line-3" office:name="sunlight-23-line-3" text:style-name="Internet_20_link" text:visited-style-name="Visited_20_Internet_20_Link"><text:span text:style-name="T1">3</text:span></text:a></text:p>
      <text:p text:style-name="P156"><text:a xlink:type="simple" xlink:href="https://photonstorm.github.io/phaser3-docs/classes.list.html#sunlight-23-line-4" office:name="sunlight-23-line-4" text:style-name="Internet_20_link" text:visited-style-name="Visited_20_Internet_20_Link"><text:span text:style-name="T1">4</text:span></text:a></text:p>
      <text:p text:style-name="P156"><text:a xlink:type="simple" xlink:href="https://photonstorm.github.io/phaser3-docs/classes.list.html#sunlight-23-line-5" office:name="sunlight-23-line-5" text:style-name="Internet_20_link" text:visited-style-name="Visited_20_Internet_20_Link"><text:span text:style-name="T1">5</text:span></text:a></text:p>
      <text:p text:style-name="P156"><text:a xlink:type="simple" xlink:href="https://photonstorm.github.io/phaser3-docs/classes.list.html#sunlight-23-line-6" office:name="sunlight-23-line-6" text:style-name="Internet_20_link" text:visited-style-name="Visited_20_Internet_20_Link"><text:span text:style-name="T1">6</text:span></text:a></text:p>
      <text:p text:style-name="P156"><text:a xlink:type="simple" xlink:href="https://photonstorm.github.io/phaser3-docs/classes.list.html#sunlight-23-line-7" office:name="sunlight-23-line-7" text:style-name="Internet_20_link" text:visited-style-name="Visited_20_Internet_20_Link"><text:span text:style-name="T1">7</text:span></text:a></text:p>
      <text:p text:style-name="P157"><text:soft-page-break/><text:a xlink:type="simple" xlink:href="https://photonstorm.github.io/phaser3-docs/classes.list.html#sunlight-23-line-8" office:name="sunlight-23-line-8" text:style-name="Internet_20_link" text:visited-style-name="Visited_20_Internet_20_Link"><text:span text:style-name="T1">8</text:span></text:a></text:p>
      <text:p text:style-name="P158">var timeline = this.tweens.timeline({</text:p>
      <text:p text:style-name="P158">    targets: image,</text:p>
      <text:p text:style-name="P158">    ease: 'Power1',</text:p>
      <text:p text:style-name="P158">    duration: 3000,</text:p>
      <text:p text:style-name="P158">    tweens: [ { x: 600 }, { y: 500 }, { x: 100 }, { y: 100 } ]</text:p>
      <text:p text:style-name="P158">});</text:p>
      <text:p text:style-name="P158">timeline.on('complete', listener);</text:p>
      <text:p text:style-name="P159">timeline.play();</text:p>
      <text:h text:style-name="P2" text:outline-level="5">Parameters:</text:h>
      <table:table table:name="Tabela195" table:style-name="Tabela195">
        <table:table-column table:style-name="Tabela195.A"/>
        <table:table-column table:style-name="Tabela195.B"/>
        <table:table-column table:style-name="Tabela195.C"/>
        <table:table-header-rows>
          <table:table-row>
            <table:table-cell table:style-name="Tabela195.A1" office:value-type="string">
              <text:p text:style-name="Table_20_Heading">Name</text:p>
            </table:table-cell>
            <table:table-cell table:style-name="Tabela195.A1" office:value-type="string">
              <text:p text:style-name="Table_20_Heading">Type</text:p>
            </table:table-cell>
            <table:table-cell table:style-name="Tabela195.A1" office:value-type="string">
              <text:p text:style-name="Table_20_Heading">Description</text:p>
            </table:table-cell>
          </table:table-row>
        </table:table-header-rows>
        <table:table-row>
          <table:table-cell table:style-name="Tabela195.A1" office:value-type="string">
            <text:p text:style-name="Table_20_Contents"><text:span text:style-name="Source_20_Text">timeline</text:span></text:p>
          </table:table-cell>
          <table:table-cell table:style-name="Tabela195.A1" office:value-type="string">
            <text:p text:style-name="Table_20_Contents"><text:a xlink:type="simple" xlink:href="https://photonstorm.github.io/phaser3-docs/Phaser.Tweens.Timeline.html" text:style-name="Internet_20_link" text:visited-style-name="Visited_20_Internet_20_Link">Phaser.Tweens.Timeline</text:a> </text:p>
          </table:table-cell>
          <table:table-cell table:style-name="Tabela195.A1" office:value-type="string">
            <text:p text:style-name="P160">A reference to the Timeline instance that emitted the event.</text:p>
          </table:table-cell>
        </table:table-row>
      </table:table>
      <text:p text:style-name="P154">Since: 3.0.0 </text:p>
      <text:p text:style-name="P154">Source: <text:a xlink:type="simple" xlink:href="https://github.com/photonstorm/phaser/tree/v3.51.0/src/tweens/events/TIMELINE_COMPLETE_EVENT.js" text:style-name="Internet_20_link" text:visited-style-name="Visited_20_Internet_20_Link">src/tweens/events/TIMELINE_COMPLETE_EVENT.js</text:a> (<text:a xlink:type="simple" xlink:href="https://github.com/photonstorm/phaser/tree/v3.51.0/src/tweens/events/TIMELINE_COMPLETE_EVENT.js#L7" text:style-name="Internet_20_link" text:visited-style-name="Visited_20_Internet_20_Link">Line 7</text:a>) </text:p>
      <text:p text:style-name="Horizontal_20_Line"/>
      <text:h text:style-name="P1" text:outline-level="4"><text:bookmark text:name="event:TIMELINE_LOOP__anchor"/><text:bookmark text:name="event:TIMELINE_LOOP"/>TIMELINE_LOOP</text:h>
      <text:p text:style-name="P3">The Timeline Loop Event.</text:p>
      <text:p text:style-name="P3">This event is dispatched by a Tween Timeline every time it loops.</text:p>
      <text:p text:style-name="P3">Listen to it from a Timeline instance using <text:span text:style-name="Source_20_Text">Timeline.on('loop', listener)</text:span>, i.e.:</text:p>
      <text:list xml:id="list4038061705" text:style-name="L65">
        <text:list-item>
          <text:p text:style-name="P127"><draw:a xlink:type="simple" xlink:href="http://sunlightjs.com/"><draw:frame draw:style-name="fr1" draw:name="Figura24" text:anchor-type="as-char" svg:width="0.476cm" svg:height="0.476cm" draw:z-index="23"><draw:image xlink:href="Pictures/1000000100000010000000108D9AB793E877D6A8.png" xlink:type="simple" xlink:show="embed" xlink:actuate="onLoad" draw:mime-type="image/png"/><svg:title>about</svg:title></draw:frame></draw:a></text:p>
        </text:list-item>
        <text:list-item>
          <text:p text:style-name="P127"><text:a xlink:type="simple" xlink:href="https://photonstorm.github.io/phaser3-docs/classes.list.html#" text:style-name="Internet_20_link" text:visited-style-name="Visited_20_Internet_20_Link">raw</text:a></text:p>
        </text:list-item>
        <text:list-item>
          <text:p text:style-name="P128"><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4-line-1" office:name="sunlight-24-line-1" text:style-name="Internet_20_link" text:visited-style-name="Visited_20_Internet_20_Link"><text:span text:style-name="T1">1</text:span></text:a></text:p>
      <text:p text:style-name="P156"><text:a xlink:type="simple" xlink:href="https://photonstorm.github.io/phaser3-docs/classes.list.html#sunlight-24-line-2" office:name="sunlight-24-line-2" text:style-name="Internet_20_link" text:visited-style-name="Visited_20_Internet_20_Link"><text:span text:style-name="T1">2</text:span></text:a></text:p>
      <text:p text:style-name="P156"><text:a xlink:type="simple" xlink:href="https://photonstorm.github.io/phaser3-docs/classes.list.html#sunlight-24-line-3" office:name="sunlight-24-line-3" text:style-name="Internet_20_link" text:visited-style-name="Visited_20_Internet_20_Link"><text:span text:style-name="T1">3</text:span></text:a></text:p>
      <text:p text:style-name="P156"><text:a xlink:type="simple" xlink:href="https://photonstorm.github.io/phaser3-docs/classes.list.html#sunlight-24-line-4" office:name="sunlight-24-line-4" text:style-name="Internet_20_link" text:visited-style-name="Visited_20_Internet_20_Link"><text:span text:style-name="T1">4</text:span></text:a></text:p>
      <text:p text:style-name="P156"><text:a xlink:type="simple" xlink:href="https://photonstorm.github.io/phaser3-docs/classes.list.html#sunlight-24-line-5" office:name="sunlight-24-line-5" text:style-name="Internet_20_link" text:visited-style-name="Visited_20_Internet_20_Link"><text:span text:style-name="T1">5</text:span></text:a></text:p>
      <text:p text:style-name="P156"><text:a xlink:type="simple" xlink:href="https://photonstorm.github.io/phaser3-docs/classes.list.html#sunlight-24-line-6" office:name="sunlight-24-line-6" text:style-name="Internet_20_link" text:visited-style-name="Visited_20_Internet_20_Link"><text:span text:style-name="T1">6</text:span></text:a></text:p>
      <text:p text:style-name="P156"><text:a xlink:type="simple" xlink:href="https://photonstorm.github.io/phaser3-docs/classes.list.html#sunlight-24-line-7" office:name="sunlight-24-line-7" text:style-name="Internet_20_link" text:visited-style-name="Visited_20_Internet_20_Link"><text:span text:style-name="T1">7</text:span></text:a></text:p>
      <text:p text:style-name="P156"><text:a xlink:type="simple" xlink:href="https://photonstorm.github.io/phaser3-docs/classes.list.html#sunlight-24-line-8" office:name="sunlight-24-line-8" text:style-name="Internet_20_link" text:visited-style-name="Visited_20_Internet_20_Link"><text:span text:style-name="T1">8</text:span></text:a></text:p>
      <text:p text:style-name="P157"><text:a xlink:type="simple" xlink:href="https://photonstorm.github.io/phaser3-docs/classes.list.html#sunlight-24-line-9" office:name="sunlight-24-line-9" text:style-name="Internet_20_link" text:visited-style-name="Visited_20_Internet_20_Link"><text:span text:style-name="T1">9</text:span></text:a></text:p>
      <text:p text:style-name="P158">var timeline = this.tweens.timeline({</text:p>
      <text:p text:style-name="P158">    targets: image,</text:p>
      <text:p text:style-name="P158">    ease: 'Power1',</text:p>
      <text:p text:style-name="P158">    duration: 3000,</text:p>
      <text:p text:style-name="P158">    loop: 4,</text:p>
      <text:p text:style-name="P158">    tweens: [ { x: 600 }, { y: 500 }, { x: 100 }, { y: 100 } ]</text:p>
      <text:p text:style-name="P158"><text:soft-page-break/>});</text:p>
      <text:p text:style-name="P158">timeline.on('loop', listener);</text:p>
      <text:p text:style-name="P159">timeline.play();</text:p>
      <text:h text:style-name="P2" text:outline-level="5">Parameters:</text:h>
      <table:table table:name="Tabela196" table:style-name="Tabela196">
        <table:table-column table:style-name="Tabela196.A"/>
        <table:table-column table:style-name="Tabela196.B"/>
        <table:table-column table:style-name="Tabela196.C"/>
        <table:table-header-rows>
          <table:table-row>
            <table:table-cell table:style-name="Tabela196.A1" office:value-type="string">
              <text:p text:style-name="Table_20_Heading">Name</text:p>
            </table:table-cell>
            <table:table-cell table:style-name="Tabela196.A1" office:value-type="string">
              <text:p text:style-name="Table_20_Heading">Type</text:p>
            </table:table-cell>
            <table:table-cell table:style-name="Tabela196.A1" office:value-type="string">
              <text:p text:style-name="Table_20_Heading">Description</text:p>
            </table:table-cell>
          </table:table-row>
        </table:table-header-rows>
        <table:table-row>
          <table:table-cell table:style-name="Tabela196.A1" office:value-type="string">
            <text:p text:style-name="Table_20_Contents"><text:span text:style-name="Source_20_Text">timeline</text:span></text:p>
          </table:table-cell>
          <table:table-cell table:style-name="Tabela196.A1" office:value-type="string">
            <text:p text:style-name="Table_20_Contents"><text:a xlink:type="simple" xlink:href="https://photonstorm.github.io/phaser3-docs/Phaser.Tweens.Timeline.html" text:style-name="Internet_20_link" text:visited-style-name="Visited_20_Internet_20_Link">Phaser.Tweens.Timeline</text:a> </text:p>
          </table:table-cell>
          <table:table-cell table:style-name="Tabela196.A1" office:value-type="string">
            <text:p text:style-name="P160">A reference to the Timeline instance that emitted the event.</text:p>
          </table:table-cell>
        </table:table-row>
      </table:table>
      <text:p text:style-name="P154">Since: 3.0.0 </text:p>
      <text:p text:style-name="P154">Source: <text:a xlink:type="simple" xlink:href="https://github.com/photonstorm/phaser/tree/v3.51.0/src/tweens/events/TIMELINE_LOOP_EVENT.js" text:style-name="Internet_20_link" text:visited-style-name="Visited_20_Internet_20_Link">src/tweens/events/TIMELINE_LOOP_EVENT.js</text:a> (<text:a xlink:type="simple" xlink:href="https://github.com/photonstorm/phaser/tree/v3.51.0/src/tweens/events/TIMELINE_LOOP_EVENT.js#L7" text:style-name="Internet_20_link" text:visited-style-name="Visited_20_Internet_20_Link">Line 7</text:a>) </text:p>
      <text:p text:style-name="Horizontal_20_Line"/>
      <text:h text:style-name="P1" text:outline-level="4"><text:bookmark text:name="event:TIMELINE_PAUSE__anchor"/><text:bookmark text:name="event:TIMELINE_PAUSE"/>TIMELINE_PAUSE</text:h>
      <text:p text:style-name="P3">The Timeline Pause Event.</text:p>
      <text:p text:style-name="P3">This event is dispatched by a Tween Timeline when it is paused.</text:p>
      <text:p text:style-name="P3">Listen to it from a Timeline instance using <text:span text:style-name="Source_20_Text">Timeline.on('pause', listener)</text:span>, i.e.:</text:p>
      <text:list xml:id="list4201048941" text:style-name="L66">
        <text:list-item>
          <text:p text:style-name="P129"><draw:a xlink:type="simple" xlink:href="http://sunlightjs.com/"><draw:frame draw:style-name="fr1" draw:name="Figura25" text:anchor-type="as-char" svg:width="0.476cm" svg:height="0.476cm" draw:z-index="24"><draw:image xlink:href="Pictures/1000000100000010000000108D9AB793E877D6A8.png" xlink:type="simple" xlink:show="embed" xlink:actuate="onLoad" draw:mime-type="image/png"/><svg:title>about</svg:title></draw:frame></draw:a></text:p>
        </text:list-item>
        <text:list-item>
          <text:p text:style-name="P129"><text:a xlink:type="simple" xlink:href="https://photonstorm.github.io/phaser3-docs/classes.list.html#" text:style-name="Internet_20_link" text:visited-style-name="Visited_20_Internet_20_Link">raw</text:a></text:p>
        </text:list-item>
        <text:list-item>
          <text:p text:style-name="P130"><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5-line-1" office:name="sunlight-25-line-1" text:style-name="Internet_20_link" text:visited-style-name="Visited_20_Internet_20_Link"><text:span text:style-name="T1">1</text:span></text:a></text:p>
      <text:p text:style-name="P156"><text:a xlink:type="simple" xlink:href="https://photonstorm.github.io/phaser3-docs/classes.list.html#sunlight-25-line-2" office:name="sunlight-25-line-2" text:style-name="Internet_20_link" text:visited-style-name="Visited_20_Internet_20_Link"><text:span text:style-name="T1">2</text:span></text:a></text:p>
      <text:p text:style-name="P156"><text:a xlink:type="simple" xlink:href="https://photonstorm.github.io/phaser3-docs/classes.list.html#sunlight-25-line-3" office:name="sunlight-25-line-3" text:style-name="Internet_20_link" text:visited-style-name="Visited_20_Internet_20_Link"><text:span text:style-name="T1">3</text:span></text:a></text:p>
      <text:p text:style-name="P156"><text:a xlink:type="simple" xlink:href="https://photonstorm.github.io/phaser3-docs/classes.list.html#sunlight-25-line-4" office:name="sunlight-25-line-4" text:style-name="Internet_20_link" text:visited-style-name="Visited_20_Internet_20_Link"><text:span text:style-name="T1">4</text:span></text:a></text:p>
      <text:p text:style-name="P156"><text:a xlink:type="simple" xlink:href="https://photonstorm.github.io/phaser3-docs/classes.list.html#sunlight-25-line-5" office:name="sunlight-25-line-5" text:style-name="Internet_20_link" text:visited-style-name="Visited_20_Internet_20_Link"><text:span text:style-name="T1">5</text:span></text:a></text:p>
      <text:p text:style-name="P156"><text:a xlink:type="simple" xlink:href="https://photonstorm.github.io/phaser3-docs/classes.list.html#sunlight-25-line-6" office:name="sunlight-25-line-6" text:style-name="Internet_20_link" text:visited-style-name="Visited_20_Internet_20_Link"><text:span text:style-name="T1">6</text:span></text:a></text:p>
      <text:p text:style-name="P156"><text:a xlink:type="simple" xlink:href="https://photonstorm.github.io/phaser3-docs/classes.list.html#sunlight-25-line-7" office:name="sunlight-25-line-7" text:style-name="Internet_20_link" text:visited-style-name="Visited_20_Internet_20_Link"><text:span text:style-name="T1">7</text:span></text:a></text:p>
      <text:p text:style-name="P156"><text:a xlink:type="simple" xlink:href="https://photonstorm.github.io/phaser3-docs/classes.list.html#sunlight-25-line-8" office:name="sunlight-25-line-8" text:style-name="Internet_20_link" text:visited-style-name="Visited_20_Internet_20_Link"><text:span text:style-name="T1">8</text:span></text:a></text:p>
      <text:p text:style-name="P157"><text:a xlink:type="simple" xlink:href="https://photonstorm.github.io/phaser3-docs/classes.list.html#sunlight-25-line-9" office:name="sunlight-25-line-9" text:style-name="Internet_20_link" text:visited-style-name="Visited_20_Internet_20_Link"><text:span text:style-name="T1">9</text:span></text:a></text:p>
      <text:p text:style-name="P158">var timeline = this.tweens.timeline({</text:p>
      <text:p text:style-name="P158">    targets: image,</text:p>
      <text:p text:style-name="P158">    ease: 'Power1',</text:p>
      <text:p text:style-name="P158">    duration: 3000,</text:p>
      <text:p text:style-name="P158">    tweens: [ { x: 600 }, { y: 500 }, { x: 100 }, { y: 100 } ]</text:p>
      <text:p text:style-name="P158">});</text:p>
      <text:p text:style-name="P158">timeline.on('pause', listener);</text:p>
      <text:p text:style-name="P158">// At some point later ...</text:p>
      <text:p text:style-name="P159">timeline.pause();</text:p>
      <text:h text:style-name="P2" text:outline-level="5">Parameters:</text:h>
      <table:table table:name="Tabela197" table:style-name="Tabela197">
        <table:table-column table:style-name="Tabela197.A"/>
        <table:table-column table:style-name="Tabela197.B"/>
        <table:table-column table:style-name="Tabela197.C"/>
        <table:table-header-rows>
          <table:table-row>
            <table:table-cell table:style-name="Tabela197.A1" office:value-type="string">
              <text:p text:style-name="Table_20_Heading">Name</text:p>
            </table:table-cell>
            <table:table-cell table:style-name="Tabela197.A1" office:value-type="string">
              <text:p text:style-name="Table_20_Heading">Type</text:p>
            </table:table-cell>
            <table:table-cell table:style-name="Tabela197.A1" office:value-type="string">
              <text:p text:style-name="Table_20_Heading">Description</text:p>
            </table:table-cell>
          </table:table-row>
        </table:table-header-rows>
        <table:table-row>
          <table:table-cell table:style-name="Tabela197.A1" office:value-type="string">
            <text:p text:style-name="Table_20_Contents"><text:span text:style-name="Source_20_Text">timeline</text:span></text:p>
          </table:table-cell>
          <table:table-cell table:style-name="Tabela197.A1" office:value-type="string">
            <text:p text:style-name="Table_20_Contents"><text:a xlink:type="simple" xlink:href="https://photonstorm.github.io/phaser3-docs/Phaser.Tweens.Timeline.html" text:style-name="Internet_20_link" text:visited-style-name="Visited_20_Internet_20_Link">Phaser.Tweens.Timeline</text:a> </text:p>
          </table:table-cell>
          <table:table-cell table:style-name="Tabela197.A1" office:value-type="string">
            <text:p text:style-name="P160">A reference to the Timeline instance that emitted the <text:soft-page-break/>event.</text:p>
          </table:table-cell>
        </table:table-row>
      </table:table>
      <text:p text:style-name="P154">Since: 3.0.0 </text:p>
      <text:p text:style-name="P154">Source: <text:a xlink:type="simple" xlink:href="https://github.com/photonstorm/phaser/tree/v3.51.0/src/tweens/events/TIMELINE_PAUSE_EVENT.js" text:style-name="Internet_20_link" text:visited-style-name="Visited_20_Internet_20_Link">src/tweens/events/TIMELINE_PAUSE_EVENT.js</text:a> (<text:a xlink:type="simple" xlink:href="https://github.com/photonstorm/phaser/tree/v3.51.0/src/tweens/events/TIMELINE_PAUSE_EVENT.js#L7" text:style-name="Internet_20_link" text:visited-style-name="Visited_20_Internet_20_Link">Line 7</text:a>) </text:p>
      <text:p text:style-name="Horizontal_20_Line"/>
      <text:h text:style-name="P1" text:outline-level="4"><text:bookmark text:name="event:TIMELINE_RESUME__anchor"/><text:bookmark text:name="event:TIMELINE_RESUME"/>TIMELINE_RESUME</text:h>
      <text:p text:style-name="P3">The Timeline Resume Event.</text:p>
      <text:p text:style-name="P3">This event is dispatched by a Tween Timeline when it is resumed from a paused state.</text:p>
      <text:p text:style-name="P3">Listen to it from a Timeline instance using <text:span text:style-name="Source_20_Text">Timeline.on('resume', listener)</text:span>, i.e.:</text:p>
      <text:list xml:id="list3544069074" text:style-name="L67">
        <text:list-item>
          <text:p text:style-name="P131"><draw:a xlink:type="simple" xlink:href="http://sunlightjs.com/"><draw:frame draw:style-name="fr1" draw:name="Figura26" text:anchor-type="as-char" svg:width="0.476cm" svg:height="0.476cm" draw:z-index="25"><draw:image xlink:href="Pictures/1000000100000010000000108D9AB793E877D6A8.png" xlink:type="simple" xlink:show="embed" xlink:actuate="onLoad" draw:mime-type="image/png"/><svg:title>about</svg:title></draw:frame></draw:a></text:p>
        </text:list-item>
        <text:list-item>
          <text:p text:style-name="P131"><text:a xlink:type="simple" xlink:href="https://photonstorm.github.io/phaser3-docs/classes.list.html#" text:style-name="Internet_20_link" text:visited-style-name="Visited_20_Internet_20_Link">raw</text:a></text:p>
        </text:list-item>
        <text:list-item>
          <text:p text:style-name="P132"><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6-line-1" office:name="sunlight-26-line-1" text:style-name="Internet_20_link" text:visited-style-name="Visited_20_Internet_20_Link"><text:span text:style-name="T1">1</text:span></text:a></text:p>
      <text:p text:style-name="P156"><text:a xlink:type="simple" xlink:href="https://photonstorm.github.io/phaser3-docs/classes.list.html#sunlight-26-line-2" office:name="sunlight-26-line-2" text:style-name="Internet_20_link" text:visited-style-name="Visited_20_Internet_20_Link"><text:span text:style-name="T1">2</text:span></text:a></text:p>
      <text:p text:style-name="P156"><text:a xlink:type="simple" xlink:href="https://photonstorm.github.io/phaser3-docs/classes.list.html#sunlight-26-line-3" office:name="sunlight-26-line-3" text:style-name="Internet_20_link" text:visited-style-name="Visited_20_Internet_20_Link"><text:span text:style-name="T1">3</text:span></text:a></text:p>
      <text:p text:style-name="P156"><text:a xlink:type="simple" xlink:href="https://photonstorm.github.io/phaser3-docs/classes.list.html#sunlight-26-line-4" office:name="sunlight-26-line-4" text:style-name="Internet_20_link" text:visited-style-name="Visited_20_Internet_20_Link"><text:span text:style-name="T1">4</text:span></text:a></text:p>
      <text:p text:style-name="P156"><text:a xlink:type="simple" xlink:href="https://photonstorm.github.io/phaser3-docs/classes.list.html#sunlight-26-line-5" office:name="sunlight-26-line-5" text:style-name="Internet_20_link" text:visited-style-name="Visited_20_Internet_20_Link"><text:span text:style-name="T1">5</text:span></text:a></text:p>
      <text:p text:style-name="P156"><text:a xlink:type="simple" xlink:href="https://photonstorm.github.io/phaser3-docs/classes.list.html#sunlight-26-line-6" office:name="sunlight-26-line-6" text:style-name="Internet_20_link" text:visited-style-name="Visited_20_Internet_20_Link"><text:span text:style-name="T1">6</text:span></text:a></text:p>
      <text:p text:style-name="P156"><text:a xlink:type="simple" xlink:href="https://photonstorm.github.io/phaser3-docs/classes.list.html#sunlight-26-line-7" office:name="sunlight-26-line-7" text:style-name="Internet_20_link" text:visited-style-name="Visited_20_Internet_20_Link"><text:span text:style-name="T1">7</text:span></text:a></text:p>
      <text:p text:style-name="P156"><text:a xlink:type="simple" xlink:href="https://photonstorm.github.io/phaser3-docs/classes.list.html#sunlight-26-line-8" office:name="sunlight-26-line-8" text:style-name="Internet_20_link" text:visited-style-name="Visited_20_Internet_20_Link"><text:span text:style-name="T1">8</text:span></text:a></text:p>
      <text:p text:style-name="P157"><text:a xlink:type="simple" xlink:href="https://photonstorm.github.io/phaser3-docs/classes.list.html#sunlight-26-line-9" office:name="sunlight-26-line-9" text:style-name="Internet_20_link" text:visited-style-name="Visited_20_Internet_20_Link"><text:span text:style-name="T1">9</text:span></text:a></text:p>
      <text:p text:style-name="P158">var timeline = this.tweens.timeline({</text:p>
      <text:p text:style-name="P158">    targets: image,</text:p>
      <text:p text:style-name="P158">    ease: 'Power1',</text:p>
      <text:p text:style-name="P158">    duration: 3000,</text:p>
      <text:p text:style-name="P158">    tweens: [ { x: 600 }, { y: 500 }, { x: 100 }, { y: 100 } ]</text:p>
      <text:p text:style-name="P158">});</text:p>
      <text:p text:style-name="P158">timeline.on('resume', listener);</text:p>
      <text:p text:style-name="P158">// At some point later ...</text:p>
      <text:p text:style-name="P159">timeline.resume();</text:p>
      <text:h text:style-name="P2" text:outline-level="5">Parameters:</text:h>
      <table:table table:name="Tabela198" table:style-name="Tabela198">
        <table:table-column table:style-name="Tabela198.A"/>
        <table:table-column table:style-name="Tabela198.B"/>
        <table:table-column table:style-name="Tabela198.C"/>
        <table:table-header-rows>
          <table:table-row>
            <table:table-cell table:style-name="Tabela198.A1" office:value-type="string">
              <text:p text:style-name="Table_20_Heading">Name</text:p>
            </table:table-cell>
            <table:table-cell table:style-name="Tabela198.A1" office:value-type="string">
              <text:p text:style-name="Table_20_Heading">Type</text:p>
            </table:table-cell>
            <table:table-cell table:style-name="Tabela198.A1" office:value-type="string">
              <text:p text:style-name="Table_20_Heading">Description</text:p>
            </table:table-cell>
          </table:table-row>
        </table:table-header-rows>
        <table:table-row>
          <table:table-cell table:style-name="Tabela198.A1" office:value-type="string">
            <text:p text:style-name="Table_20_Contents"><text:span text:style-name="Source_20_Text">timeline</text:span></text:p>
          </table:table-cell>
          <table:table-cell table:style-name="Tabela198.A1" office:value-type="string">
            <text:p text:style-name="Table_20_Contents"><text:a xlink:type="simple" xlink:href="https://photonstorm.github.io/phaser3-docs/Phaser.Tweens.Timeline.html" text:style-name="Internet_20_link" text:visited-style-name="Visited_20_Internet_20_Link">Phaser.Tweens.Timeline</text:a> </text:p>
          </table:table-cell>
          <table:table-cell table:style-name="Tabela198.A1" office:value-type="string">
            <text:p text:style-name="P160">A reference to the Timeline instance that emitted the event.</text:p>
          </table:table-cell>
        </table:table-row>
      </table:table>
      <text:p text:style-name="P154">Since: 3.0.0 </text:p>
      <text:p text:style-name="P154">Source: <text:a xlink:type="simple" xlink:href="https://github.com/photonstorm/phaser/tree/v3.51.0/src/tweens/events/TIMELINE_RESUME_EVENT.js" text:style-name="Internet_20_link" text:visited-style-name="Visited_20_Internet_20_Link">src/tweens/events/TIMELINE_RESUME_EVENT.js</text:a> (<text:a xlink:type="simple" xlink:href="https://github.com/photonstorm/phaser/tree/v3.51.0/src/tweens/events/TIMELINE_RESUME_EVENT.js#L7" text:style-name="Internet_20_link" text:visited-style-name="Visited_20_Internet_20_Link">Line 7</text:a>) </text:p>
      <text:p text:style-name="Horizontal_20_Line"/>
      <text:h text:style-name="P1" text:outline-level="4"><text:bookmark text:name="event:TIMELINE_START__anchor"/><text:bookmark text:name="event:TIMELINE_START"/><text:soft-page-break/>TIMELINE_START</text:h>
      <text:p text:style-name="P3">The Timeline Start Event.</text:p>
      <text:p text:style-name="P3">This event is dispatched by a Tween Timeline when it starts.</text:p>
      <text:p text:style-name="P3">Listen to it from a Timeline instance using <text:span text:style-name="Source_20_Text">Timeline.on('start', listener)</text:span>, i.e.:</text:p>
      <text:list xml:id="list959411041" text:style-name="L68">
        <text:list-item>
          <text:p text:style-name="P133"><draw:a xlink:type="simple" xlink:href="http://sunlightjs.com/"><draw:frame draw:style-name="fr1" draw:name="Figura27" text:anchor-type="as-char" svg:width="0.476cm" svg:height="0.476cm" draw:z-index="26"><draw:image xlink:href="Pictures/1000000100000010000000108D9AB793E877D6A8.png" xlink:type="simple" xlink:show="embed" xlink:actuate="onLoad" draw:mime-type="image/png"/><svg:title>about</svg:title></draw:frame></draw:a></text:p>
        </text:list-item>
        <text:list-item>
          <text:p text:style-name="P133"><text:a xlink:type="simple" xlink:href="https://photonstorm.github.io/phaser3-docs/classes.list.html#" text:style-name="Internet_20_link" text:visited-style-name="Visited_20_Internet_20_Link">raw</text:a></text:p>
        </text:list-item>
        <text:list-item>
          <text:p text:style-name="P134"><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7-line-1" office:name="sunlight-27-line-1" text:style-name="Internet_20_link" text:visited-style-name="Visited_20_Internet_20_Link"><text:span text:style-name="T1">1</text:span></text:a></text:p>
      <text:p text:style-name="P156"><text:a xlink:type="simple" xlink:href="https://photonstorm.github.io/phaser3-docs/classes.list.html#sunlight-27-line-2" office:name="sunlight-27-line-2" text:style-name="Internet_20_link" text:visited-style-name="Visited_20_Internet_20_Link"><text:span text:style-name="T1">2</text:span></text:a></text:p>
      <text:p text:style-name="P156"><text:a xlink:type="simple" xlink:href="https://photonstorm.github.io/phaser3-docs/classes.list.html#sunlight-27-line-3" office:name="sunlight-27-line-3" text:style-name="Internet_20_link" text:visited-style-name="Visited_20_Internet_20_Link"><text:span text:style-name="T1">3</text:span></text:a></text:p>
      <text:p text:style-name="P156"><text:a xlink:type="simple" xlink:href="https://photonstorm.github.io/phaser3-docs/classes.list.html#sunlight-27-line-4" office:name="sunlight-27-line-4" text:style-name="Internet_20_link" text:visited-style-name="Visited_20_Internet_20_Link"><text:span text:style-name="T1">4</text:span></text:a></text:p>
      <text:p text:style-name="P156"><text:a xlink:type="simple" xlink:href="https://photonstorm.github.io/phaser3-docs/classes.list.html#sunlight-27-line-5" office:name="sunlight-27-line-5" text:style-name="Internet_20_link" text:visited-style-name="Visited_20_Internet_20_Link"><text:span text:style-name="T1">5</text:span></text:a></text:p>
      <text:p text:style-name="P156"><text:a xlink:type="simple" xlink:href="https://photonstorm.github.io/phaser3-docs/classes.list.html#sunlight-27-line-6" office:name="sunlight-27-line-6" text:style-name="Internet_20_link" text:visited-style-name="Visited_20_Internet_20_Link"><text:span text:style-name="T1">6</text:span></text:a></text:p>
      <text:p text:style-name="P156"><text:a xlink:type="simple" xlink:href="https://photonstorm.github.io/phaser3-docs/classes.list.html#sunlight-27-line-7" office:name="sunlight-27-line-7" text:style-name="Internet_20_link" text:visited-style-name="Visited_20_Internet_20_Link"><text:span text:style-name="T1">7</text:span></text:a></text:p>
      <text:p text:style-name="P157"><text:a xlink:type="simple" xlink:href="https://photonstorm.github.io/phaser3-docs/classes.list.html#sunlight-27-line-8" office:name="sunlight-27-line-8" text:style-name="Internet_20_link" text:visited-style-name="Visited_20_Internet_20_Link"><text:span text:style-name="T1">8</text:span></text:a></text:p>
      <text:p text:style-name="P158">var timeline = this.tweens.timeline({</text:p>
      <text:p text:style-name="P158">    targets: image,</text:p>
      <text:p text:style-name="P158">    ease: 'Power1',</text:p>
      <text:p text:style-name="P158">    duration: 3000,</text:p>
      <text:p text:style-name="P158">    tweens: [ { x: 600 }, { y: 500 }, { x: 100 }, { y: 100 } ]</text:p>
      <text:p text:style-name="P158">});</text:p>
      <text:p text:style-name="P158">timeline.on('start', listener);</text:p>
      <text:p text:style-name="P159">timeline.play();</text:p>
      <text:h text:style-name="P2" text:outline-level="5">Parameters:</text:h>
      <table:table table:name="Tabela199" table:style-name="Tabela199">
        <table:table-column table:style-name="Tabela199.A"/>
        <table:table-column table:style-name="Tabela199.B"/>
        <table:table-column table:style-name="Tabela199.C"/>
        <table:table-header-rows>
          <table:table-row>
            <table:table-cell table:style-name="Tabela199.A1" office:value-type="string">
              <text:p text:style-name="Table_20_Heading">Name</text:p>
            </table:table-cell>
            <table:table-cell table:style-name="Tabela199.A1" office:value-type="string">
              <text:p text:style-name="Table_20_Heading">Type</text:p>
            </table:table-cell>
            <table:table-cell table:style-name="Tabela199.A1" office:value-type="string">
              <text:p text:style-name="Table_20_Heading">Description</text:p>
            </table:table-cell>
          </table:table-row>
        </table:table-header-rows>
        <table:table-row>
          <table:table-cell table:style-name="Tabela199.A1" office:value-type="string">
            <text:p text:style-name="Table_20_Contents"><text:span text:style-name="Source_20_Text">timeline</text:span></text:p>
          </table:table-cell>
          <table:table-cell table:style-name="Tabela199.A1" office:value-type="string">
            <text:p text:style-name="Table_20_Contents"><text:a xlink:type="simple" xlink:href="https://photonstorm.github.io/phaser3-docs/Phaser.Tweens.Timeline.html" text:style-name="Internet_20_link" text:visited-style-name="Visited_20_Internet_20_Link">Phaser.Tweens.Timeline</text:a> </text:p>
          </table:table-cell>
          <table:table-cell table:style-name="Tabela199.A1" office:value-type="string">
            <text:p text:style-name="P160">A reference to the Timeline instance that emitted the event.</text:p>
          </table:table-cell>
        </table:table-row>
      </table:table>
      <text:p text:style-name="P154">Since: 3.0.0 </text:p>
      <text:p text:style-name="P154">Source: <text:a xlink:type="simple" xlink:href="https://github.com/photonstorm/phaser/tree/v3.51.0/src/tweens/events/TIMELINE_START_EVENT.js" text:style-name="Internet_20_link" text:visited-style-name="Visited_20_Internet_20_Link">src/tweens/events/TIMELINE_START_EVENT.js</text:a> (<text:a xlink:type="simple" xlink:href="https://github.com/photonstorm/phaser/tree/v3.51.0/src/tweens/events/TIMELINE_START_EVENT.js#L7" text:style-name="Internet_20_link" text:visited-style-name="Visited_20_Internet_20_Link">Line 7</text:a>) </text:p>
      <text:p text:style-name="Horizontal_20_Line"/>
      <text:h text:style-name="P1" text:outline-level="4"><text:bookmark text:name="event:TIMELINE_UPDATE__anchor"/><text:bookmark text:name="event:TIMELINE_UPDATE"/>TIMELINE_UPDATE</text:h>
      <text:p text:style-name="P3">The Timeline Update Event.</text:p>
      <text:p text:style-name="P3">This event is dispatched by a Tween Timeline every time it updates, which can happen a lot of times per second, so be careful about listening to this event unless you absolutely require it.</text:p>
      <text:p text:style-name="P3">Listen to it from a Timeline instance using <text:span text:style-name="Source_20_Text">Timeline.on('update', listener)</text:span>, i.e.:</text:p>
      <text:list xml:id="list1353499426" text:style-name="L69">
        <text:list-item>
          <text:p text:style-name="P135"><draw:a xlink:type="simple" xlink:href="http://sunlightjs.com/"><draw:frame draw:style-name="fr1" draw:name="Figura28" text:anchor-type="as-char" svg:width="0.476cm" svg:height="0.476cm" draw:z-index="27"><draw:image xlink:href="Pictures/1000000100000010000000108D9AB793E877D6A8.png" xlink:type="simple" xlink:show="embed" xlink:actuate="onLoad" draw:mime-type="image/png"/><svg:title>about</svg:title></draw:frame></draw:a></text:p>
        </text:list-item>
        <text:list-item>
          <text:p text:style-name="P135"><text:soft-page-break/><text:a xlink:type="simple" xlink:href="https://photonstorm.github.io/phaser3-docs/classes.list.html#" text:style-name="Internet_20_link" text:visited-style-name="Visited_20_Internet_20_Link">raw</text:a></text:p>
        </text:list-item>
        <text:list-item>
          <text:p text:style-name="P136"><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8-line-1" office:name="sunlight-28-line-1" text:style-name="Internet_20_link" text:visited-style-name="Visited_20_Internet_20_Link"><text:span text:style-name="T1">1</text:span></text:a></text:p>
      <text:p text:style-name="P156"><text:a xlink:type="simple" xlink:href="https://photonstorm.github.io/phaser3-docs/classes.list.html#sunlight-28-line-2" office:name="sunlight-28-line-2" text:style-name="Internet_20_link" text:visited-style-name="Visited_20_Internet_20_Link"><text:span text:style-name="T1">2</text:span></text:a></text:p>
      <text:p text:style-name="P156"><text:a xlink:type="simple" xlink:href="https://photonstorm.github.io/phaser3-docs/classes.list.html#sunlight-28-line-3" office:name="sunlight-28-line-3" text:style-name="Internet_20_link" text:visited-style-name="Visited_20_Internet_20_Link"><text:span text:style-name="T1">3</text:span></text:a></text:p>
      <text:p text:style-name="P156"><text:a xlink:type="simple" xlink:href="https://photonstorm.github.io/phaser3-docs/classes.list.html#sunlight-28-line-4" office:name="sunlight-28-line-4" text:style-name="Internet_20_link" text:visited-style-name="Visited_20_Internet_20_Link"><text:span text:style-name="T1">4</text:span></text:a></text:p>
      <text:p text:style-name="P156"><text:a xlink:type="simple" xlink:href="https://photonstorm.github.io/phaser3-docs/classes.list.html#sunlight-28-line-5" office:name="sunlight-28-line-5" text:style-name="Internet_20_link" text:visited-style-name="Visited_20_Internet_20_Link"><text:span text:style-name="T1">5</text:span></text:a></text:p>
      <text:p text:style-name="P156"><text:a xlink:type="simple" xlink:href="https://photonstorm.github.io/phaser3-docs/classes.list.html#sunlight-28-line-6" office:name="sunlight-28-line-6" text:style-name="Internet_20_link" text:visited-style-name="Visited_20_Internet_20_Link"><text:span text:style-name="T1">6</text:span></text:a></text:p>
      <text:p text:style-name="P156"><text:a xlink:type="simple" xlink:href="https://photonstorm.github.io/phaser3-docs/classes.list.html#sunlight-28-line-7" office:name="sunlight-28-line-7" text:style-name="Internet_20_link" text:visited-style-name="Visited_20_Internet_20_Link"><text:span text:style-name="T1">7</text:span></text:a></text:p>
      <text:p text:style-name="P157"><text:a xlink:type="simple" xlink:href="https://photonstorm.github.io/phaser3-docs/classes.list.html#sunlight-28-line-8" office:name="sunlight-28-line-8" text:style-name="Internet_20_link" text:visited-style-name="Visited_20_Internet_20_Link"><text:span text:style-name="T1">8</text:span></text:a></text:p>
      <text:p text:style-name="P158">var timeline = this.tweens.timeline({</text:p>
      <text:p text:style-name="P158">    targets: image,</text:p>
      <text:p text:style-name="P158">    ease: 'Power1',</text:p>
      <text:p text:style-name="P158">    duration: 3000,</text:p>
      <text:p text:style-name="P158">    tweens: [ { x: 600 }, { y: 500 }, { x: 100 }, { y: 100 } ]</text:p>
      <text:p text:style-name="P158">});</text:p>
      <text:p text:style-name="P158">timeline.on('update', listener);</text:p>
      <text:p text:style-name="P159">timeline.play();</text:p>
      <text:h text:style-name="P2" text:outline-level="5">Parameters:</text:h>
      <table:table table:name="Tabela200" table:style-name="Tabela200">
        <table:table-column table:style-name="Tabela200.A"/>
        <table:table-column table:style-name="Tabela200.B"/>
        <table:table-column table:style-name="Tabela200.C"/>
        <table:table-header-rows>
          <table:table-row>
            <table:table-cell table:style-name="Tabela200.A1" office:value-type="string">
              <text:p text:style-name="Table_20_Heading">Name</text:p>
            </table:table-cell>
            <table:table-cell table:style-name="Tabela200.A1" office:value-type="string">
              <text:p text:style-name="Table_20_Heading">Type</text:p>
            </table:table-cell>
            <table:table-cell table:style-name="Tabela200.A1" office:value-type="string">
              <text:p text:style-name="Table_20_Heading">Description</text:p>
            </table:table-cell>
          </table:table-row>
        </table:table-header-rows>
        <table:table-row>
          <table:table-cell table:style-name="Tabela200.A1" office:value-type="string">
            <text:p text:style-name="Table_20_Contents"><text:span text:style-name="Source_20_Text">timeline</text:span></text:p>
          </table:table-cell>
          <table:table-cell table:style-name="Tabela200.A1" office:value-type="string">
            <text:p text:style-name="Table_20_Contents"><text:a xlink:type="simple" xlink:href="https://photonstorm.github.io/phaser3-docs/Phaser.Tweens.Timeline.html" text:style-name="Internet_20_link" text:visited-style-name="Visited_20_Internet_20_Link">Phaser.Tweens.Timeline</text:a> </text:p>
          </table:table-cell>
          <table:table-cell table:style-name="Tabela200.A1" office:value-type="string">
            <text:p text:style-name="P160">A reference to the Timeline instance that emitted the event.</text:p>
          </table:table-cell>
        </table:table-row>
      </table:table>
      <text:p text:style-name="P154">Since: 3.0.0 </text:p>
      <text:p text:style-name="P154">Source: <text:a xlink:type="simple" xlink:href="https://github.com/photonstorm/phaser/tree/v3.51.0/src/tweens/events/TIMELINE_UPDATE_EVENT.js" text:style-name="Internet_20_link" text:visited-style-name="Visited_20_Internet_20_Link">src/tweens/events/TIMELINE_UPDATE_EVENT.js</text:a> (<text:a xlink:type="simple" xlink:href="https://github.com/photonstorm/phaser/tree/v3.51.0/src/tweens/events/TIMELINE_UPDATE_EVENT.js#L7" text:style-name="Internet_20_link" text:visited-style-name="Visited_20_Internet_20_Link">Line 7</text:a>) </text:p>
      <text:p text:style-name="Horizontal_20_Line"/>
      <text:h text:style-name="P1" text:outline-level="4"><text:bookmark text:name="event:TWEEN_ACTIVE__anchor"/><text:bookmark text:name="event:TWEEN_ACTIVE"/>TWEEN_ACTIVE</text:h>
      <text:p text:style-name="P3">The Tween Active Event.</text:p>
      <text:p text:style-name="P3">This event is dispatched by a Tween when it becomes active within the Tween Manager.</text:p>
      <text:p text:style-name="P3">An 'active' Tween is one that is now progressing, although it may not yet be updating any target properties, due to settings such as <text:span text:style-name="Source_20_Text">delay</text:span>. If you need an event for when the Tween starts actually updating its first property, see <text:span text:style-name="Source_20_Text">TWEEN_START</text:span>.</text:p>
      <text:p text:style-name="P3">Listen to it from a Tween instance using <text:span text:style-name="Source_20_Text">Tween.on('active', listener)</text:span>, i.e.:</text:p>
      <text:list xml:id="list691047826" text:style-name="L70">
        <text:list-item>
          <text:p text:style-name="P137"><draw:a xlink:type="simple" xlink:href="http://sunlightjs.com/"><draw:frame draw:style-name="fr1" draw:name="Figura29" text:anchor-type="as-char" svg:width="0.476cm" svg:height="0.476cm" draw:z-index="28"><draw:image xlink:href="Pictures/1000000100000010000000108D9AB793E877D6A8.png" xlink:type="simple" xlink:show="embed" xlink:actuate="onLoad" draw:mime-type="image/png"/><svg:title>about</svg:title></draw:frame></draw:a></text:p>
        </text:list-item>
        <text:list-item>
          <text:p text:style-name="P137"><text:a xlink:type="simple" xlink:href="https://photonstorm.github.io/phaser3-docs/classes.list.html#" text:style-name="Internet_20_link" text:visited-style-name="Visited_20_Internet_20_Link">raw</text:a></text:p>
        </text:list-item>
        <text:list-item>
          <text:p text:style-name="P138"><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29-line-1" office:name="sunlight-29-line-1" text:style-name="Internet_20_link" text:visited-style-name="Visited_20_Internet_20_Link"><text:span text:style-name="T1">1</text:span></text:a></text:p>
      <text:p text:style-name="P156"><text:a xlink:type="simple" xlink:href="https://photonstorm.github.io/phaser3-docs/classes.list.html#sunlight-29-line-2" office:name="sunlight-29-line-2" text:style-name="Internet_20_link" text:visited-style-name="Visited_20_Internet_20_Link"><text:span text:style-name="T1">2</text:span></text:a></text:p>
      <text:p text:style-name="P156"><text:a xlink:type="simple" xlink:href="https://photonstorm.github.io/phaser3-docs/classes.list.html#sunlight-29-line-3" office:name="sunlight-29-line-3" text:style-name="Internet_20_link" text:visited-style-name="Visited_20_Internet_20_Link"><text:span text:style-name="T1">3</text:span></text:a></text:p>
      <text:p text:style-name="P156"><text:soft-page-break/><text:a xlink:type="simple" xlink:href="https://photonstorm.github.io/phaser3-docs/classes.list.html#sunlight-29-line-4" office:name="sunlight-29-line-4" text:style-name="Internet_20_link" text:visited-style-name="Visited_20_Internet_20_Link"><text:span text:style-name="T1">4</text:span></text:a></text:p>
      <text:p text:style-name="P156"><text:a xlink:type="simple" xlink:href="https://photonstorm.github.io/phaser3-docs/classes.list.html#sunlight-29-line-5" office:name="sunlight-29-line-5" text:style-name="Internet_20_link" text:visited-style-name="Visited_20_Internet_20_Link"><text:span text:style-name="T1">5</text:span></text:a></text:p>
      <text:p text:style-name="P156"><text:a xlink:type="simple" xlink:href="https://photonstorm.github.io/phaser3-docs/classes.list.html#sunlight-29-line-6" office:name="sunlight-29-line-6" text:style-name="Internet_20_link" text:visited-style-name="Visited_20_Internet_20_Link"><text:span text:style-name="T1">6</text:span></text:a></text:p>
      <text:p text:style-name="P157"><text:a xlink:type="simple" xlink:href="https://photonstorm.github.io/phaser3-docs/classes.list.html#sunlight-29-line-7" office:name="sunlight-29-line-7" text:style-name="Internet_20_link" text:visited-style-name="Visited_20_Internet_20_Link"><text:span text:style-name="T1">7</text:span></text:a></text:p>
      <text:p text:style-name="P158">var tween = this.tweens.add({</text:p>
      <text:p text:style-name="P158">    targets: image,</text:p>
      <text:p text:style-name="P158">    x: 500,</text:p>
      <text:p text:style-name="P158">    ease: 'Power1',</text:p>
      <text:p text:style-name="P158">    duration: 3000</text:p>
      <text:p text:style-name="P158">});</text:p>
      <text:p text:style-name="P159">tween.on('active', listener);</text:p>
      <text:h text:style-name="P2" text:outline-level="5">Parameters:</text:h>
      <table:table table:name="Tabela201" table:style-name="Tabela201">
        <table:table-column table:style-name="Tabela201.A"/>
        <table:table-column table:style-name="Tabela201.B"/>
        <table:table-column table:style-name="Tabela201.C"/>
        <table:table-header-rows>
          <table:table-row>
            <table:table-cell table:style-name="Tabela201.A1" office:value-type="string">
              <text:p text:style-name="Table_20_Heading">Name</text:p>
            </table:table-cell>
            <table:table-cell table:style-name="Tabela201.A1" office:value-type="string">
              <text:p text:style-name="Table_20_Heading">Type</text:p>
            </table:table-cell>
            <table:table-cell table:style-name="Tabela201.A1" office:value-type="string">
              <text:p text:style-name="Table_20_Heading">Description</text:p>
            </table:table-cell>
          </table:table-row>
        </table:table-header-rows>
        <table:table-row>
          <table:table-cell table:style-name="Tabela201.A1" office:value-type="string">
            <text:p text:style-name="Table_20_Contents"><text:span text:style-name="Source_20_Text">tween</text:span></text:p>
          </table:table-cell>
          <table:table-cell table:style-name="Tabela201.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1.A1" office:value-type="string">
            <text:p text:style-name="P160">A reference to the Tween instance that emitted the event.</text:p>
          </table:table-cell>
        </table:table-row>
        <table:table-row>
          <table:table-cell table:style-name="Tabela201.A1" office:value-type="string">
            <text:p text:style-name="Table_20_Contents"><text:span text:style-name="Source_20_Text">targets</text:span></text:p>
          </table:table-cell>
          <table:table-cell table:style-name="Tabela201.A1" office:value-type="string">
            <text:p text:style-name="Table_20_Contents">Array.&lt;any&gt; </text:p>
          </table:table-cell>
          <table:table-cell table:style-name="Tabela201.A1" office:value-type="string">
            <text:p text:style-name="P160">An array of references to the target/s the Tween is operating on.</text:p>
          </table:table-cell>
        </table:table-row>
      </table:table>
      <text:p text:style-name="P154">Since: 3.19.0 </text:p>
      <text:p text:style-name="P154">Source: <text:a xlink:type="simple" xlink:href="https://github.com/photonstorm/phaser/tree/v3.51.0/src/tweens/events/TWEEN_ACTIVE_EVENT.js" text:style-name="Internet_20_link" text:visited-style-name="Visited_20_Internet_20_Link">src/tweens/events/TWEEN_ACTIVE_EVENT.js</text:a> (<text:a xlink:type="simple" xlink:href="https://github.com/photonstorm/phaser/tree/v3.51.0/src/tweens/events/TWEEN_ACTIVE_EVENT.js#L7" text:style-name="Internet_20_link" text:visited-style-name="Visited_20_Internet_20_Link">Line 7</text:a>) </text:p>
      <text:p text:style-name="Horizontal_20_Line"/>
      <text:h text:style-name="P1" text:outline-level="4"><text:bookmark text:name="event:TWEEN_COMPLETE__anchor"/><text:bookmark text:name="event:TWEEN_COMPLETE"/>TWEEN_COMPLETE</text:h>
      <text:p text:style-name="P3">The Tween Complete Event.</text:p>
      <text:p text:style-name="P3">This event is dispatched by a Tween when it completes playback entirely, factoring in repeats and loops.</text:p>
      <text:p text:style-name="P3">If the Tween has been set to loop or repeat infinitely, this event will not be dispatched unless the <text:span text:style-name="Source_20_Text">Tween.stop</text:span> method is called.</text:p>
      <text:p text:style-name="P3">If a Tween has a <text:span text:style-name="Source_20_Text">completeDelay</text:span> set, this event will fire after that delay expires.</text:p>
      <text:p text:style-name="P3">Listen to it from a Tween instance using <text:span text:style-name="Source_20_Text">Tween.on('complete', listener)</text:span>, i.e.:</text:p>
      <text:list xml:id="list1330178419" text:style-name="L71">
        <text:list-item>
          <text:p text:style-name="P139"><draw:a xlink:type="simple" xlink:href="http://sunlightjs.com/"><draw:frame draw:style-name="fr1" draw:name="Figura30" text:anchor-type="as-char" svg:width="0.476cm" svg:height="0.476cm" draw:z-index="29"><draw:image xlink:href="Pictures/1000000100000010000000108D9AB793E877D6A8.png" xlink:type="simple" xlink:show="embed" xlink:actuate="onLoad" draw:mime-type="image/png"/><svg:title>about</svg:title></draw:frame></draw:a></text:p>
        </text:list-item>
        <text:list-item>
          <text:p text:style-name="P139"><text:a xlink:type="simple" xlink:href="https://photonstorm.github.io/phaser3-docs/classes.list.html#" text:style-name="Internet_20_link" text:visited-style-name="Visited_20_Internet_20_Link">raw</text:a></text:p>
        </text:list-item>
        <text:list-item>
          <text:p text:style-name="P140"><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0-line-1" office:name="sunlight-30-line-1" text:style-name="Internet_20_link" text:visited-style-name="Visited_20_Internet_20_Link"><text:span text:style-name="T1">1</text:span></text:a></text:p>
      <text:p text:style-name="P156"><text:a xlink:type="simple" xlink:href="https://photonstorm.github.io/phaser3-docs/classes.list.html#sunlight-30-line-2" office:name="sunlight-30-line-2" text:style-name="Internet_20_link" text:visited-style-name="Visited_20_Internet_20_Link"><text:span text:style-name="T1">2</text:span></text:a></text:p>
      <text:p text:style-name="P156"><text:a xlink:type="simple" xlink:href="https://photonstorm.github.io/phaser3-docs/classes.list.html#sunlight-30-line-3" office:name="sunlight-30-line-3" text:style-name="Internet_20_link" text:visited-style-name="Visited_20_Internet_20_Link"><text:span text:style-name="T1">3</text:span></text:a></text:p>
      <text:p text:style-name="P156"><text:a xlink:type="simple" xlink:href="https://photonstorm.github.io/phaser3-docs/classes.list.html#sunlight-30-line-4" office:name="sunlight-30-line-4" text:style-name="Internet_20_link" text:visited-style-name="Visited_20_Internet_20_Link"><text:span text:style-name="T1">4</text:span></text:a></text:p>
      <text:p text:style-name="P156"><text:a xlink:type="simple" xlink:href="https://photonstorm.github.io/phaser3-docs/classes.list.html#sunlight-30-line-5" office:name="sunlight-30-line-5" text:style-name="Internet_20_link" text:visited-style-name="Visited_20_Internet_20_Link"><text:span text:style-name="T1">5</text:span></text:a></text:p>
      <text:p text:style-name="P156"><text:a xlink:type="simple" xlink:href="https://photonstorm.github.io/phaser3-docs/classes.list.html#sunlight-30-line-6" office:name="sunlight-30-line-6" text:style-name="Internet_20_link" text:visited-style-name="Visited_20_Internet_20_Link"><text:span text:style-name="T1">6</text:span></text:a></text:p>
      <text:p text:style-name="P157"><text:a xlink:type="simple" xlink:href="https://photonstorm.github.io/phaser3-docs/classes.list.html#sunlight-30-line-7" office:name="sunlight-30-line-7" text:style-name="Internet_20_link" text:visited-style-name="Visited_20_Internet_20_Link"><text:span text:style-name="T1">7</text:span></text:a></text:p>
      <text:p text:style-name="P158"><text:soft-page-break/>var tween = this.tweens.add({</text:p>
      <text:p text:style-name="P158">    targets: image,</text:p>
      <text:p text:style-name="P158">    x: 500,</text:p>
      <text:p text:style-name="P158">    ease: 'Power1',</text:p>
      <text:p text:style-name="P158">    duration: 3000</text:p>
      <text:p text:style-name="P158">});</text:p>
      <text:p text:style-name="P159">tween.on('complete', listener);</text:p>
      <text:h text:style-name="P2" text:outline-level="5">Parameters:</text:h>
      <table:table table:name="Tabela202" table:style-name="Tabela202">
        <table:table-column table:style-name="Tabela202.A"/>
        <table:table-column table:style-name="Tabela202.B"/>
        <table:table-column table:style-name="Tabela202.C"/>
        <table:table-header-rows>
          <table:table-row>
            <table:table-cell table:style-name="Tabela202.A1" office:value-type="string">
              <text:p text:style-name="Table_20_Heading">Name</text:p>
            </table:table-cell>
            <table:table-cell table:style-name="Tabela202.A1" office:value-type="string">
              <text:p text:style-name="Table_20_Heading">Type</text:p>
            </table:table-cell>
            <table:table-cell table:style-name="Tabela202.A1" office:value-type="string">
              <text:p text:style-name="Table_20_Heading">Description</text:p>
            </table:table-cell>
          </table:table-row>
        </table:table-header-rows>
        <table:table-row>
          <table:table-cell table:style-name="Tabela202.A1" office:value-type="string">
            <text:p text:style-name="Table_20_Contents"><text:span text:style-name="Source_20_Text">tween</text:span></text:p>
          </table:table-cell>
          <table:table-cell table:style-name="Tabela202.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2.A1" office:value-type="string">
            <text:p text:style-name="P160">A reference to the Tween instance that emitted the event.</text:p>
          </table:table-cell>
        </table:table-row>
        <table:table-row>
          <table:table-cell table:style-name="Tabela202.A1" office:value-type="string">
            <text:p text:style-name="Table_20_Contents"><text:span text:style-name="Source_20_Text">targets</text:span></text:p>
          </table:table-cell>
          <table:table-cell table:style-name="Tabela202.A1" office:value-type="string">
            <text:p text:style-name="Table_20_Contents">Array.&lt;any&gt; </text:p>
          </table:table-cell>
          <table:table-cell table:style-name="Tabela202.A1" office:value-type="string">
            <text:p text:style-name="P160">An array of references to the target/s the Tween is operating on.</text:p>
          </table:table-cell>
        </table:table-row>
      </table:table>
      <text:p text:style-name="P154">Since: 3.19.0 </text:p>
      <text:p text:style-name="P154">Source: <text:a xlink:type="simple" xlink:href="https://github.com/photonstorm/phaser/tree/v3.51.0/src/tweens/events/TWEEN_COMPLETE_EVENT.js" text:style-name="Internet_20_link" text:visited-style-name="Visited_20_Internet_20_Link">src/tweens/events/TWEEN_COMPLETE_EVENT.js</text:a> (<text:a xlink:type="simple" xlink:href="https://github.com/photonstorm/phaser/tree/v3.51.0/src/tweens/events/TWEEN_COMPLETE_EVENT.js#L7" text:style-name="Internet_20_link" text:visited-style-name="Visited_20_Internet_20_Link">Line 7</text:a>) </text:p>
      <text:p text:style-name="Horizontal_20_Line"/>
      <text:h text:style-name="P1" text:outline-level="4"><text:bookmark text:name="event:TWEEN_LOOP__anchor"/><text:bookmark text:name="event:TWEEN_LOOP"/>TWEEN_LOOP</text:h>
      <text:p text:style-name="P3">The Tween Loop Event.</text:p>
      <text:p text:style-name="P3">This event is dispatched by a Tween when it loops.</text:p>
      <text:p text:style-name="P3">This event will only be dispatched if the Tween has a loop count set.</text:p>
      <text:p text:style-name="P3">If a Tween has a <text:span text:style-name="Source_20_Text">loopDelay</text:span> set, this event will fire after that delay expires.</text:p>
      <text:p text:style-name="P3">The difference between <text:span text:style-name="Source_20_Text">loop</text:span> and <text:span text:style-name="Source_20_Text">repeat</text:span> is that <text:span text:style-name="Source_20_Text">repeat</text:span> is a property setting, where-as <text:span text:style-name="Source_20_Text">loop</text:span> applies to the entire Tween.</text:p>
      <text:p text:style-name="P3">Listen to it from a Tween instance using <text:span text:style-name="Source_20_Text">Tween.on('loop', listener)</text:span>, i.e.:</text:p>
      <text:list xml:id="list1250853642" text:style-name="L72">
        <text:list-item>
          <text:p text:style-name="P141"><draw:a xlink:type="simple" xlink:href="http://sunlightjs.com/"><draw:frame draw:style-name="fr1" draw:name="Figura31" text:anchor-type="as-char" svg:width="0.476cm" svg:height="0.476cm" draw:z-index="30"><draw:image xlink:href="Pictures/1000000100000010000000108D9AB793E877D6A8.png" xlink:type="simple" xlink:show="embed" xlink:actuate="onLoad" draw:mime-type="image/png"/><svg:title>about</svg:title></draw:frame></draw:a></text:p>
        </text:list-item>
        <text:list-item>
          <text:p text:style-name="P141"><text:a xlink:type="simple" xlink:href="https://photonstorm.github.io/phaser3-docs/classes.list.html#" text:style-name="Internet_20_link" text:visited-style-name="Visited_20_Internet_20_Link">raw</text:a></text:p>
        </text:list-item>
        <text:list-item>
          <text:p text:style-name="P142"><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1-line-1" office:name="sunlight-31-line-1" text:style-name="Internet_20_link" text:visited-style-name="Visited_20_Internet_20_Link"><text:span text:style-name="T1">1</text:span></text:a></text:p>
      <text:p text:style-name="P156"><text:a xlink:type="simple" xlink:href="https://photonstorm.github.io/phaser3-docs/classes.list.html#sunlight-31-line-2" office:name="sunlight-31-line-2" text:style-name="Internet_20_link" text:visited-style-name="Visited_20_Internet_20_Link"><text:span text:style-name="T1">2</text:span></text:a></text:p>
      <text:p text:style-name="P156"><text:a xlink:type="simple" xlink:href="https://photonstorm.github.io/phaser3-docs/classes.list.html#sunlight-31-line-3" office:name="sunlight-31-line-3" text:style-name="Internet_20_link" text:visited-style-name="Visited_20_Internet_20_Link"><text:span text:style-name="T1">3</text:span></text:a></text:p>
      <text:p text:style-name="P156"><text:a xlink:type="simple" xlink:href="https://photonstorm.github.io/phaser3-docs/classes.list.html#sunlight-31-line-4" office:name="sunlight-31-line-4" text:style-name="Internet_20_link" text:visited-style-name="Visited_20_Internet_20_Link"><text:span text:style-name="T1">4</text:span></text:a></text:p>
      <text:p text:style-name="P156"><text:a xlink:type="simple" xlink:href="https://photonstorm.github.io/phaser3-docs/classes.list.html#sunlight-31-line-5" office:name="sunlight-31-line-5" text:style-name="Internet_20_link" text:visited-style-name="Visited_20_Internet_20_Link"><text:span text:style-name="T1">5</text:span></text:a></text:p>
      <text:p text:style-name="P156"><text:a xlink:type="simple" xlink:href="https://photonstorm.github.io/phaser3-docs/classes.list.html#sunlight-31-line-6" office:name="sunlight-31-line-6" text:style-name="Internet_20_link" text:visited-style-name="Visited_20_Internet_20_Link"><text:span text:style-name="T1">6</text:span></text:a></text:p>
      <text:p text:style-name="P156"><text:a xlink:type="simple" xlink:href="https://photonstorm.github.io/phaser3-docs/classes.list.html#sunlight-31-line-7" office:name="sunlight-31-line-7" text:style-name="Internet_20_link" text:visited-style-name="Visited_20_Internet_20_Link"><text:span text:style-name="T1">7</text:span></text:a></text:p>
      <text:p text:style-name="P157"><text:a xlink:type="simple" xlink:href="https://photonstorm.github.io/phaser3-docs/classes.list.html#sunlight-31-line-8" office:name="sunlight-31-line-8" text:style-name="Internet_20_link" text:visited-style-name="Visited_20_Internet_20_Link"><text:span text:style-name="T1">8</text:span></text:a></text:p>
      <text:p text:style-name="P158">var tween = this.tweens.add({</text:p>
      <text:p text:style-name="P158">    targets: image,</text:p>
      <text:p text:style-name="P158"><text:soft-page-break/>    x: 500,</text:p>
      <text:p text:style-name="P158">    ease: 'Power1',</text:p>
      <text:p text:style-name="P158">    duration: 3000,</text:p>
      <text:p text:style-name="P158">    loop: 6</text:p>
      <text:p text:style-name="P158">});</text:p>
      <text:p text:style-name="P159">tween.on('loop', listener);</text:p>
      <text:h text:style-name="P2" text:outline-level="5">Parameters:</text:h>
      <table:table table:name="Tabela203" table:style-name="Tabela203">
        <table:table-column table:style-name="Tabela203.A"/>
        <table:table-column table:style-name="Tabela203.B"/>
        <table:table-column table:style-name="Tabela203.C"/>
        <table:table-header-rows>
          <table:table-row>
            <table:table-cell table:style-name="Tabela203.A1" office:value-type="string">
              <text:p text:style-name="Table_20_Heading">Name</text:p>
            </table:table-cell>
            <table:table-cell table:style-name="Tabela203.A1" office:value-type="string">
              <text:p text:style-name="Table_20_Heading">Type</text:p>
            </table:table-cell>
            <table:table-cell table:style-name="Tabela203.A1" office:value-type="string">
              <text:p text:style-name="Table_20_Heading">Description</text:p>
            </table:table-cell>
          </table:table-row>
        </table:table-header-rows>
        <table:table-row>
          <table:table-cell table:style-name="Tabela203.A1" office:value-type="string">
            <text:p text:style-name="Table_20_Contents"><text:span text:style-name="Source_20_Text">tween</text:span></text:p>
          </table:table-cell>
          <table:table-cell table:style-name="Tabela203.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3.A1" office:value-type="string">
            <text:p text:style-name="P160">A reference to the Tween instance that emitted the event.</text:p>
          </table:table-cell>
        </table:table-row>
        <table:table-row>
          <table:table-cell table:style-name="Tabela203.A1" office:value-type="string">
            <text:p text:style-name="Table_20_Contents"><text:span text:style-name="Source_20_Text">targets</text:span></text:p>
          </table:table-cell>
          <table:table-cell table:style-name="Tabela203.A1" office:value-type="string">
            <text:p text:style-name="Table_20_Contents">Array.&lt;any&gt; </text:p>
          </table:table-cell>
          <table:table-cell table:style-name="Tabela203.A1" office:value-type="string">
            <text:p text:style-name="P160">An array of references to the target/s the Tween is operating on.</text:p>
          </table:table-cell>
        </table:table-row>
      </table:table>
      <text:p text:style-name="P154">Since: 3.19.0 </text:p>
      <text:p text:style-name="P154">Source: <text:a xlink:type="simple" xlink:href="https://github.com/photonstorm/phaser/tree/v3.51.0/src/tweens/events/TWEEN_LOOP_EVENT.js" text:style-name="Internet_20_link" text:visited-style-name="Visited_20_Internet_20_Link">src/tweens/events/TWEEN_LOOP_EVENT.js</text:a> (<text:a xlink:type="simple" xlink:href="https://github.com/photonstorm/phaser/tree/v3.51.0/src/tweens/events/TWEEN_LOOP_EVENT.js#L7" text:style-name="Internet_20_link" text:visited-style-name="Visited_20_Internet_20_Link">Line 7</text:a>) </text:p>
      <text:p text:style-name="Horizontal_20_Line"/>
      <text:h text:style-name="P1" text:outline-level="4"><text:bookmark text:name="event:TWEEN_REPEAT__anchor"/><text:bookmark text:name="event:TWEEN_REPEAT"/>TWEEN_REPEAT</text:h>
      <text:p text:style-name="P3">The Tween Repeat Event.</text:p>
      <text:p text:style-name="P3">This event is dispatched by a Tween when one of the properties it is tweening repeats.</text:p>
      <text:p text:style-name="P3">This event will only be dispatched if the Tween has a property with a repeat count set.</text:p>
      <text:p text:style-name="P3">If a Tween has a <text:span text:style-name="Source_20_Text">repeatDelay</text:span> set, this event will fire after that delay expires.</text:p>
      <text:p text:style-name="P3">The difference between <text:span text:style-name="Source_20_Text">loop</text:span> and <text:span text:style-name="Source_20_Text">repeat</text:span> is that <text:span text:style-name="Source_20_Text">repeat</text:span> is a property setting, where-as <text:span text:style-name="Source_20_Text">loop</text:span> applies to the entire Tween.</text:p>
      <text:p text:style-name="P3">Listen to it from a Tween instance using <text:span text:style-name="Source_20_Text">Tween.on('repeat', listener)</text:span>, i.e.:</text:p>
      <text:list xml:id="list705595781" text:style-name="L73">
        <text:list-item>
          <text:p text:style-name="P143"><draw:a xlink:type="simple" xlink:href="http://sunlightjs.com/"><draw:frame draw:style-name="fr1" draw:name="Figura32" text:anchor-type="as-char" svg:width="0.476cm" svg:height="0.476cm" draw:z-index="31"><draw:image xlink:href="Pictures/1000000100000010000000108D9AB793E877D6A8.png" xlink:type="simple" xlink:show="embed" xlink:actuate="onLoad" draw:mime-type="image/png"/><svg:title>about</svg:title></draw:frame></draw:a></text:p>
        </text:list-item>
        <text:list-item>
          <text:p text:style-name="P143"><text:a xlink:type="simple" xlink:href="https://photonstorm.github.io/phaser3-docs/classes.list.html#" text:style-name="Internet_20_link" text:visited-style-name="Visited_20_Internet_20_Link">raw</text:a></text:p>
        </text:list-item>
        <text:list-item>
          <text:p text:style-name="P144"><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2-line-1" office:name="sunlight-32-line-1" text:style-name="Internet_20_link" text:visited-style-name="Visited_20_Internet_20_Link"><text:span text:style-name="T1">1</text:span></text:a></text:p>
      <text:p text:style-name="P156"><text:a xlink:type="simple" xlink:href="https://photonstorm.github.io/phaser3-docs/classes.list.html#sunlight-32-line-2" office:name="sunlight-32-line-2" text:style-name="Internet_20_link" text:visited-style-name="Visited_20_Internet_20_Link"><text:span text:style-name="T1">2</text:span></text:a></text:p>
      <text:p text:style-name="P156"><text:a xlink:type="simple" xlink:href="https://photonstorm.github.io/phaser3-docs/classes.list.html#sunlight-32-line-3" office:name="sunlight-32-line-3" text:style-name="Internet_20_link" text:visited-style-name="Visited_20_Internet_20_Link"><text:span text:style-name="T1">3</text:span></text:a></text:p>
      <text:p text:style-name="P156"><text:a xlink:type="simple" xlink:href="https://photonstorm.github.io/phaser3-docs/classes.list.html#sunlight-32-line-4" office:name="sunlight-32-line-4" text:style-name="Internet_20_link" text:visited-style-name="Visited_20_Internet_20_Link"><text:span text:style-name="T1">4</text:span></text:a></text:p>
      <text:p text:style-name="P156"><text:a xlink:type="simple" xlink:href="https://photonstorm.github.io/phaser3-docs/classes.list.html#sunlight-32-line-5" office:name="sunlight-32-line-5" text:style-name="Internet_20_link" text:visited-style-name="Visited_20_Internet_20_Link"><text:span text:style-name="T1">5</text:span></text:a></text:p>
      <text:p text:style-name="P156"><text:a xlink:type="simple" xlink:href="https://photonstorm.github.io/phaser3-docs/classes.list.html#sunlight-32-line-6" office:name="sunlight-32-line-6" text:style-name="Internet_20_link" text:visited-style-name="Visited_20_Internet_20_Link"><text:span text:style-name="T1">6</text:span></text:a></text:p>
      <text:p text:style-name="P156"><text:a xlink:type="simple" xlink:href="https://photonstorm.github.io/phaser3-docs/classes.list.html#sunlight-32-line-7" office:name="sunlight-32-line-7" text:style-name="Internet_20_link" text:visited-style-name="Visited_20_Internet_20_Link"><text:span text:style-name="T1">7</text:span></text:a></text:p>
      <text:p text:style-name="P157"><text:a xlink:type="simple" xlink:href="https://photonstorm.github.io/phaser3-docs/classes.list.html#sunlight-32-line-8" office:name="sunlight-32-line-8" text:style-name="Internet_20_link" text:visited-style-name="Visited_20_Internet_20_Link"><text:span text:style-name="T1">8</text:span></text:a></text:p>
      <text:p text:style-name="P158">var tween = this.tweens.add({</text:p>
      <text:p text:style-name="P158">    targets: image,</text:p>
      <text:p text:style-name="P158">    x: 500,</text:p>
      <text:p text:style-name="P158"><text:soft-page-break/>    ease: 'Power1',</text:p>
      <text:p text:style-name="P158">    duration: 3000,</text:p>
      <text:p text:style-name="P158">    repeat: 4</text:p>
      <text:p text:style-name="P158">});</text:p>
      <text:p text:style-name="P159">tween.on('repeat', listener);</text:p>
      <text:h text:style-name="P2" text:outline-level="5">Parameters:</text:h>
      <table:table table:name="Tabela204" table:style-name="Tabela204">
        <table:table-column table:style-name="Tabela204.A"/>
        <table:table-column table:style-name="Tabela204.B"/>
        <table:table-column table:style-name="Tabela204.C"/>
        <table:table-header-rows>
          <table:table-row>
            <table:table-cell table:style-name="Tabela204.A1" office:value-type="string">
              <text:p text:style-name="Table_20_Heading">Name</text:p>
            </table:table-cell>
            <table:table-cell table:style-name="Tabela204.A1" office:value-type="string">
              <text:p text:style-name="Table_20_Heading">Type</text:p>
            </table:table-cell>
            <table:table-cell table:style-name="Tabela204.A1" office:value-type="string">
              <text:p text:style-name="Table_20_Heading">Description</text:p>
            </table:table-cell>
          </table:table-row>
        </table:table-header-rows>
        <table:table-row>
          <table:table-cell table:style-name="Tabela204.A1" office:value-type="string">
            <text:p text:style-name="Table_20_Contents"><text:span text:style-name="Source_20_Text">tween</text:span></text:p>
          </table:table-cell>
          <table:table-cell table:style-name="Tabela204.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4.A1" office:value-type="string">
            <text:p text:style-name="P160">A reference to the Tween instance that emitted the event.</text:p>
          </table:table-cell>
        </table:table-row>
        <table:table-row>
          <table:table-cell table:style-name="Tabela204.A1" office:value-type="string">
            <text:p text:style-name="Table_20_Contents"><text:span text:style-name="Source_20_Text">key</text:span></text:p>
          </table:table-cell>
          <table:table-cell table:style-name="Tabela204.A1" office:value-type="string">
            <text:p text:style-name="Table_20_Contents">string </text:p>
          </table:table-cell>
          <table:table-cell table:style-name="Tabela204.A1" office:value-type="string">
            <text:p text:style-name="P160">The key of the property that just repeated.</text:p>
          </table:table-cell>
        </table:table-row>
        <table:table-row>
          <table:table-cell table:style-name="Tabela204.A1" office:value-type="string">
            <text:p text:style-name="Table_20_Contents"><text:span text:style-name="Source_20_Text">target</text:span></text:p>
          </table:table-cell>
          <table:table-cell table:style-name="Tabela204.A1" office:value-type="string">
            <text:p text:style-name="Table_20_Contents">any </text:p>
          </table:table-cell>
          <table:table-cell table:style-name="Tabela204.A1" office:value-type="string">
            <text:p text:style-name="P160">The target that the property just repeated on.</text:p>
          </table:table-cell>
        </table:table-row>
      </table:table>
      <text:p text:style-name="P154">Since: 3.19.0 </text:p>
      <text:p text:style-name="P154">Source: <text:a xlink:type="simple" xlink:href="https://github.com/photonstorm/phaser/tree/v3.51.0/src/tweens/events/TWEEN_REPEAT_EVENT.js" text:style-name="Internet_20_link" text:visited-style-name="Visited_20_Internet_20_Link">src/tweens/events/TWEEN_REPEAT_EVENT.js</text:a> (<text:a xlink:type="simple" xlink:href="https://github.com/photonstorm/phaser/tree/v3.51.0/src/tweens/events/TWEEN_REPEAT_EVENT.js#L7" text:style-name="Internet_20_link" text:visited-style-name="Visited_20_Internet_20_Link">Line 7</text:a>) </text:p>
      <text:p text:style-name="Horizontal_20_Line"/>
      <text:h text:style-name="P1" text:outline-level="4"><text:bookmark text:name="event:TWEEN_START__anchor"/><text:bookmark text:name="event:TWEEN_START"/>TWEEN_START</text:h>
      <text:p text:style-name="P3">The Tween Start Event.</text:p>
      <text:p text:style-name="P3">This event is dispatched by a Tween when it starts tweening its first property.</text:p>
      <text:p text:style-name="P3">A Tween will only emit this event once, as it can only start once.</text:p>
      <text:p text:style-name="P3">If a Tween has a <text:span text:style-name="Source_20_Text">delay</text:span> set, this event will fire after that delay expires.</text:p>
      <text:p text:style-name="P3">Listen to it from a Tween instance using <text:span text:style-name="Source_20_Text">Tween.on('start', listener)</text:span>, i.e.:</text:p>
      <text:list xml:id="list3780386107" text:style-name="L74">
        <text:list-item>
          <text:p text:style-name="P145"><draw:a xlink:type="simple" xlink:href="http://sunlightjs.com/"><draw:frame draw:style-name="fr1" draw:name="Figura33" text:anchor-type="as-char" svg:width="0.476cm" svg:height="0.476cm" draw:z-index="32"><draw:image xlink:href="Pictures/1000000100000010000000108D9AB793E877D6A8.png" xlink:type="simple" xlink:show="embed" xlink:actuate="onLoad" draw:mime-type="image/png"/><svg:title>about</svg:title></draw:frame></draw:a></text:p>
        </text:list-item>
        <text:list-item>
          <text:p text:style-name="P145"><text:a xlink:type="simple" xlink:href="https://photonstorm.github.io/phaser3-docs/classes.list.html#" text:style-name="Internet_20_link" text:visited-style-name="Visited_20_Internet_20_Link">raw</text:a></text:p>
        </text:list-item>
        <text:list-item>
          <text:p text:style-name="P146"><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3-line-1" office:name="sunlight-33-line-1" text:style-name="Internet_20_link" text:visited-style-name="Visited_20_Internet_20_Link"><text:span text:style-name="T1">1</text:span></text:a></text:p>
      <text:p text:style-name="P156"><text:a xlink:type="simple" xlink:href="https://photonstorm.github.io/phaser3-docs/classes.list.html#sunlight-33-line-2" office:name="sunlight-33-line-2" text:style-name="Internet_20_link" text:visited-style-name="Visited_20_Internet_20_Link"><text:span text:style-name="T1">2</text:span></text:a></text:p>
      <text:p text:style-name="P156"><text:a xlink:type="simple" xlink:href="https://photonstorm.github.io/phaser3-docs/classes.list.html#sunlight-33-line-3" office:name="sunlight-33-line-3" text:style-name="Internet_20_link" text:visited-style-name="Visited_20_Internet_20_Link"><text:span text:style-name="T1">3</text:span></text:a></text:p>
      <text:p text:style-name="P156"><text:a xlink:type="simple" xlink:href="https://photonstorm.github.io/phaser3-docs/classes.list.html#sunlight-33-line-4" office:name="sunlight-33-line-4" text:style-name="Internet_20_link" text:visited-style-name="Visited_20_Internet_20_Link"><text:span text:style-name="T1">4</text:span></text:a></text:p>
      <text:p text:style-name="P156"><text:a xlink:type="simple" xlink:href="https://photonstorm.github.io/phaser3-docs/classes.list.html#sunlight-33-line-5" office:name="sunlight-33-line-5" text:style-name="Internet_20_link" text:visited-style-name="Visited_20_Internet_20_Link"><text:span text:style-name="T1">5</text:span></text:a></text:p>
      <text:p text:style-name="P156"><text:a xlink:type="simple" xlink:href="https://photonstorm.github.io/phaser3-docs/classes.list.html#sunlight-33-line-6" office:name="sunlight-33-line-6" text:style-name="Internet_20_link" text:visited-style-name="Visited_20_Internet_20_Link"><text:span text:style-name="T1">6</text:span></text:a></text:p>
      <text:p text:style-name="P157"><text:a xlink:type="simple" xlink:href="https://photonstorm.github.io/phaser3-docs/classes.list.html#sunlight-33-line-7" office:name="sunlight-33-line-7" text:style-name="Internet_20_link" text:visited-style-name="Visited_20_Internet_20_Link"><text:span text:style-name="T1">7</text:span></text:a></text:p>
      <text:p text:style-name="P158">var tween = this.tweens.add({</text:p>
      <text:p text:style-name="P158">    targets: image,</text:p>
      <text:p text:style-name="P158">    x: 500,</text:p>
      <text:p text:style-name="P158">    ease: 'Power1',</text:p>
      <text:p text:style-name="P158">    duration: 3000</text:p>
      <text:p text:style-name="P158">});</text:p>
      <text:p text:style-name="P159"><text:soft-page-break/>tween.on('start', listener);</text:p>
      <text:h text:style-name="P2" text:outline-level="5">Parameters:</text:h>
      <table:table table:name="Tabela205" table:style-name="Tabela205">
        <table:table-column table:style-name="Tabela205.A"/>
        <table:table-column table:style-name="Tabela205.B"/>
        <table:table-column table:style-name="Tabela205.C"/>
        <table:table-header-rows>
          <table:table-row>
            <table:table-cell table:style-name="Tabela205.A1" office:value-type="string">
              <text:p text:style-name="Table_20_Heading">Name</text:p>
            </table:table-cell>
            <table:table-cell table:style-name="Tabela205.A1" office:value-type="string">
              <text:p text:style-name="Table_20_Heading">Type</text:p>
            </table:table-cell>
            <table:table-cell table:style-name="Tabela205.A1" office:value-type="string">
              <text:p text:style-name="Table_20_Heading">Description</text:p>
            </table:table-cell>
          </table:table-row>
        </table:table-header-rows>
        <table:table-row>
          <table:table-cell table:style-name="Tabela205.A1" office:value-type="string">
            <text:p text:style-name="Table_20_Contents"><text:span text:style-name="Source_20_Text">tween</text:span></text:p>
          </table:table-cell>
          <table:table-cell table:style-name="Tabela205.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5.A1" office:value-type="string">
            <text:p text:style-name="P160">A reference to the Tween instance that emitted the event.</text:p>
          </table:table-cell>
        </table:table-row>
        <table:table-row>
          <table:table-cell table:style-name="Tabela205.A1" office:value-type="string">
            <text:p text:style-name="Table_20_Contents"><text:span text:style-name="Source_20_Text">targets</text:span></text:p>
          </table:table-cell>
          <table:table-cell table:style-name="Tabela205.A1" office:value-type="string">
            <text:p text:style-name="Table_20_Contents">Array.&lt;any&gt; </text:p>
          </table:table-cell>
          <table:table-cell table:style-name="Tabela205.A1" office:value-type="string">
            <text:p text:style-name="P160">An array of references to the target/s the Tween is operating on.</text:p>
          </table:table-cell>
        </table:table-row>
      </table:table>
      <text:p text:style-name="P154">Since: 3.19.0 </text:p>
      <text:p text:style-name="P154">Source: <text:a xlink:type="simple" xlink:href="https://github.com/photonstorm/phaser/tree/v3.51.0/src/tweens/events/TWEEN_START_EVENT.js" text:style-name="Internet_20_link" text:visited-style-name="Visited_20_Internet_20_Link">src/tweens/events/TWEEN_START_EVENT.js</text:a> (<text:a xlink:type="simple" xlink:href="https://github.com/photonstorm/phaser/tree/v3.51.0/src/tweens/events/TWEEN_START_EVENT.js#L7" text:style-name="Internet_20_link" text:visited-style-name="Visited_20_Internet_20_Link">Line 7</text:a>) </text:p>
      <text:p text:style-name="Horizontal_20_Line"/>
      <text:h text:style-name="P1" text:outline-level="4"><text:bookmark text:name="event:TWEEN_STOP__anchor"/><text:bookmark text:name="event:TWEEN_STOP"/>TWEEN_STOP</text:h>
      <text:p text:style-name="P3">The Tween Stop Event.</text:p>
      <text:p text:style-name="P3">This event is dispatched by a Tween when it is stopped.</text:p>
      <text:p text:style-name="P3">Listen to it from a Tween instance using <text:span text:style-name="Source_20_Text">Tween.on('stop', listener)</text:span>, i.e.:</text:p>
      <text:list xml:id="list3086830936" text:style-name="L75">
        <text:list-item>
          <text:p text:style-name="P147"><draw:a xlink:type="simple" xlink:href="http://sunlightjs.com/"><draw:frame draw:style-name="fr1" draw:name="Figura34" text:anchor-type="as-char" svg:width="0.476cm" svg:height="0.476cm" draw:z-index="33"><draw:image xlink:href="Pictures/1000000100000010000000108D9AB793E877D6A8.png" xlink:type="simple" xlink:show="embed" xlink:actuate="onLoad" draw:mime-type="image/png"/><svg:title>about</svg:title></draw:frame></draw:a></text:p>
        </text:list-item>
        <text:list-item>
          <text:p text:style-name="P147"><text:a xlink:type="simple" xlink:href="https://photonstorm.github.io/phaser3-docs/classes.list.html#" text:style-name="Internet_20_link" text:visited-style-name="Visited_20_Internet_20_Link">raw</text:a></text:p>
        </text:list-item>
        <text:list-item>
          <text:p text:style-name="P148"><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4-line-1" office:name="sunlight-34-line-1" text:style-name="Internet_20_link" text:visited-style-name="Visited_20_Internet_20_Link"><text:span text:style-name="T1">1</text:span></text:a></text:p>
      <text:p text:style-name="P156"><text:a xlink:type="simple" xlink:href="https://photonstorm.github.io/phaser3-docs/classes.list.html#sunlight-34-line-2" office:name="sunlight-34-line-2" text:style-name="Internet_20_link" text:visited-style-name="Visited_20_Internet_20_Link"><text:span text:style-name="T1">2</text:span></text:a></text:p>
      <text:p text:style-name="P156"><text:a xlink:type="simple" xlink:href="https://photonstorm.github.io/phaser3-docs/classes.list.html#sunlight-34-line-3" office:name="sunlight-34-line-3" text:style-name="Internet_20_link" text:visited-style-name="Visited_20_Internet_20_Link"><text:span text:style-name="T1">3</text:span></text:a></text:p>
      <text:p text:style-name="P156"><text:a xlink:type="simple" xlink:href="https://photonstorm.github.io/phaser3-docs/classes.list.html#sunlight-34-line-4" office:name="sunlight-34-line-4" text:style-name="Internet_20_link" text:visited-style-name="Visited_20_Internet_20_Link"><text:span text:style-name="T1">4</text:span></text:a></text:p>
      <text:p text:style-name="P156"><text:a xlink:type="simple" xlink:href="https://photonstorm.github.io/phaser3-docs/classes.list.html#sunlight-34-line-5" office:name="sunlight-34-line-5" text:style-name="Internet_20_link" text:visited-style-name="Visited_20_Internet_20_Link"><text:span text:style-name="T1">5</text:span></text:a></text:p>
      <text:p text:style-name="P156"><text:a xlink:type="simple" xlink:href="https://photonstorm.github.io/phaser3-docs/classes.list.html#sunlight-34-line-6" office:name="sunlight-34-line-6" text:style-name="Internet_20_link" text:visited-style-name="Visited_20_Internet_20_Link"><text:span text:style-name="T1">6</text:span></text:a></text:p>
      <text:p text:style-name="P157"><text:a xlink:type="simple" xlink:href="https://photonstorm.github.io/phaser3-docs/classes.list.html#sunlight-34-line-7" office:name="sunlight-34-line-7" text:style-name="Internet_20_link" text:visited-style-name="Visited_20_Internet_20_Link"><text:span text:style-name="T1">7</text:span></text:a></text:p>
      <text:p text:style-name="P158">var tween = this.tweens.add({</text:p>
      <text:p text:style-name="P158">    targets: image,</text:p>
      <text:p text:style-name="P158">    x: 500,</text:p>
      <text:p text:style-name="P158">    ease: 'Power1',</text:p>
      <text:p text:style-name="P158">    duration: 3000</text:p>
      <text:p text:style-name="P158">});</text:p>
      <text:p text:style-name="P159">tween.on('stop', listener);</text:p>
      <text:h text:style-name="P2" text:outline-level="5">Parameters:</text:h>
      <table:table table:name="Tabela206" table:style-name="Tabela206">
        <table:table-column table:style-name="Tabela206.A"/>
        <table:table-column table:style-name="Tabela206.B"/>
        <table:table-column table:style-name="Tabela206.C"/>
        <table:table-header-rows>
          <table:table-row>
            <table:table-cell table:style-name="Tabela206.A1" office:value-type="string">
              <text:p text:style-name="Table_20_Heading">Name</text:p>
            </table:table-cell>
            <table:table-cell table:style-name="Tabela206.A1" office:value-type="string">
              <text:p text:style-name="Table_20_Heading">Type</text:p>
            </table:table-cell>
            <table:table-cell table:style-name="Tabela206.A1" office:value-type="string">
              <text:p text:style-name="Table_20_Heading">Description</text:p>
            </table:table-cell>
          </table:table-row>
        </table:table-header-rows>
        <table:table-row>
          <table:table-cell table:style-name="Tabela206.A1" office:value-type="string">
            <text:p text:style-name="Table_20_Contents"><text:span text:style-name="Source_20_Text">tween</text:span></text:p>
          </table:table-cell>
          <table:table-cell table:style-name="Tabela206.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6.A1" office:value-type="string">
            <text:p text:style-name="P160">A reference to the Tween instance that emitted the event.</text:p>
          </table:table-cell>
        </table:table-row>
        <table:table-row>
          <table:table-cell table:style-name="Tabela206.A1" office:value-type="string">
            <text:p text:style-name="Table_20_Contents"><text:span text:style-name="Source_20_Text">targets</text:span></text:p>
          </table:table-cell>
          <table:table-cell table:style-name="Tabela206.A1" office:value-type="string">
            <text:p text:style-name="Table_20_Contents">Array.&lt;any&gt; </text:p>
          </table:table-cell>
          <table:table-cell table:style-name="Tabela206.A1" office:value-type="string">
            <text:p text:style-name="P160">An array of references to the target/s the Tween is operating on.</text:p>
          </table:table-cell>
        </table:table-row>
      </table:table>
      <text:p text:style-name="P154"><text:soft-page-break/>Since: 3.24.0 </text:p>
      <text:p text:style-name="P154">Source: <text:a xlink:type="simple" xlink:href="https://github.com/photonstorm/phaser/tree/v3.51.0/src/tweens/events/TWEEN_STOP_EVENT.js" text:style-name="Internet_20_link" text:visited-style-name="Visited_20_Internet_20_Link">src/tweens/events/TWEEN_STOP_EVENT.js</text:a> (<text:a xlink:type="simple" xlink:href="https://github.com/photonstorm/phaser/tree/v3.51.0/src/tweens/events/TWEEN_STOP_EVENT.js#L7" text:style-name="Internet_20_link" text:visited-style-name="Visited_20_Internet_20_Link">Line 7</text:a>) </text:p>
      <text:p text:style-name="Horizontal_20_Line"/>
      <text:h text:style-name="P1" text:outline-level="4"><text:bookmark text:name="event:TWEEN_UPDATE__anchor"/><text:bookmark text:name="event:TWEEN_UPDATE"/>TWEEN_UPDATE</text:h>
      <text:p text:style-name="P3">The Tween Update Event.</text:p>
      <text:p text:style-name="P3">This event is dispatched by a Tween every time it updates <text:span text:style-name="Emphasis">any</text:span> of the properties it is tweening.</text:p>
      <text:p text:style-name="P3">A Tween that is changing 3 properties of a target will emit this event 3 times per change, once per property.</text:p>
      <text:p text:style-name="P3"><text:span text:style-name="Strong_20_Emphasis">Note:</text:span> This is a very high frequency event and may be dispatched multiple times, every single frame.</text:p>
      <text:p text:style-name="P3">Listen to it from a Tween instance using <text:span text:style-name="Source_20_Text">Tween.on('update', listener)</text:span>, i.e.:</text:p>
      <text:list xml:id="list2304639831" text:style-name="L76">
        <text:list-item>
          <text:p text:style-name="P149"><draw:a xlink:type="simple" xlink:href="http://sunlightjs.com/"><draw:frame draw:style-name="fr1" draw:name="Figura35" text:anchor-type="as-char" svg:width="0.476cm" svg:height="0.476cm" draw:z-index="34"><draw:image xlink:href="Pictures/1000000100000010000000108D9AB793E877D6A8.png" xlink:type="simple" xlink:show="embed" xlink:actuate="onLoad" draw:mime-type="image/png"/><svg:title>about</svg:title></draw:frame></draw:a></text:p>
        </text:list-item>
        <text:list-item>
          <text:p text:style-name="P149"><text:a xlink:type="simple" xlink:href="https://photonstorm.github.io/phaser3-docs/classes.list.html#" text:style-name="Internet_20_link" text:visited-style-name="Visited_20_Internet_20_Link">raw</text:a></text:p>
        </text:list-item>
        <text:list-item>
          <text:p text:style-name="P150"><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5-line-1" office:name="sunlight-35-line-1" text:style-name="Internet_20_link" text:visited-style-name="Visited_20_Internet_20_Link"><text:span text:style-name="T1">1</text:span></text:a></text:p>
      <text:p text:style-name="P156"><text:a xlink:type="simple" xlink:href="https://photonstorm.github.io/phaser3-docs/classes.list.html#sunlight-35-line-2" office:name="sunlight-35-line-2" text:style-name="Internet_20_link" text:visited-style-name="Visited_20_Internet_20_Link"><text:span text:style-name="T1">2</text:span></text:a></text:p>
      <text:p text:style-name="P156"><text:a xlink:type="simple" xlink:href="https://photonstorm.github.io/phaser3-docs/classes.list.html#sunlight-35-line-3" office:name="sunlight-35-line-3" text:style-name="Internet_20_link" text:visited-style-name="Visited_20_Internet_20_Link"><text:span text:style-name="T1">3</text:span></text:a></text:p>
      <text:p text:style-name="P156"><text:a xlink:type="simple" xlink:href="https://photonstorm.github.io/phaser3-docs/classes.list.html#sunlight-35-line-4" office:name="sunlight-35-line-4" text:style-name="Internet_20_link" text:visited-style-name="Visited_20_Internet_20_Link"><text:span text:style-name="T1">4</text:span></text:a></text:p>
      <text:p text:style-name="P156"><text:a xlink:type="simple" xlink:href="https://photonstorm.github.io/phaser3-docs/classes.list.html#sunlight-35-line-5" office:name="sunlight-35-line-5" text:style-name="Internet_20_link" text:visited-style-name="Visited_20_Internet_20_Link"><text:span text:style-name="T1">5</text:span></text:a></text:p>
      <text:p text:style-name="P156"><text:a xlink:type="simple" xlink:href="https://photonstorm.github.io/phaser3-docs/classes.list.html#sunlight-35-line-6" office:name="sunlight-35-line-6" text:style-name="Internet_20_link" text:visited-style-name="Visited_20_Internet_20_Link"><text:span text:style-name="T1">6</text:span></text:a></text:p>
      <text:p text:style-name="P157"><text:a xlink:type="simple" xlink:href="https://photonstorm.github.io/phaser3-docs/classes.list.html#sunlight-35-line-7" office:name="sunlight-35-line-7" text:style-name="Internet_20_link" text:visited-style-name="Visited_20_Internet_20_Link"><text:span text:style-name="T1">7</text:span></text:a></text:p>
      <text:p text:style-name="P158">var tween = this.tweens.add({</text:p>
      <text:p text:style-name="P158">    targets: image,</text:p>
      <text:p text:style-name="P158">    x: 500,</text:p>
      <text:p text:style-name="P158">    ease: 'Power1',</text:p>
      <text:p text:style-name="P158">    duration: 3000,</text:p>
      <text:p text:style-name="P158">});</text:p>
      <text:p text:style-name="P159">tween.on('update', listener);</text:p>
      <text:h text:style-name="P2" text:outline-level="5">Parameters:</text:h>
      <table:table table:name="Tabela207" table:style-name="Tabela207">
        <table:table-column table:style-name="Tabela207.A"/>
        <table:table-column table:style-name="Tabela207.B"/>
        <table:table-column table:style-name="Tabela207.C"/>
        <table:table-header-rows>
          <table:table-row>
            <table:table-cell table:style-name="Tabela207.A1" office:value-type="string">
              <text:p text:style-name="Table_20_Heading">Name</text:p>
            </table:table-cell>
            <table:table-cell table:style-name="Tabela207.A1" office:value-type="string">
              <text:p text:style-name="Table_20_Heading">Type</text:p>
            </table:table-cell>
            <table:table-cell table:style-name="Tabela207.A1" office:value-type="string">
              <text:p text:style-name="Table_20_Heading">Description</text:p>
            </table:table-cell>
          </table:table-row>
        </table:table-header-rows>
        <table:table-row>
          <table:table-cell table:style-name="Tabela207.A1" office:value-type="string">
            <text:p text:style-name="Table_20_Contents"><text:span text:style-name="Source_20_Text">tween</text:span></text:p>
          </table:table-cell>
          <table:table-cell table:style-name="Tabela207.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7.A1" office:value-type="string">
            <text:p text:style-name="P160">A reference to the Tween instance that emitted the event.</text:p>
          </table:table-cell>
        </table:table-row>
        <table:table-row>
          <table:table-cell table:style-name="Tabela207.A1" office:value-type="string">
            <text:p text:style-name="Table_20_Contents"><text:span text:style-name="Source_20_Text">key</text:span></text:p>
          </table:table-cell>
          <table:table-cell table:style-name="Tabela207.A1" office:value-type="string">
            <text:p text:style-name="Table_20_Contents">string </text:p>
          </table:table-cell>
          <table:table-cell table:style-name="Tabela207.A1" office:value-type="string">
            <text:p text:style-name="P160">The property that was updated, i.e. <text:span text:style-name="Source_20_Text">x</text:span> or <text:span text:style-name="Source_20_Text">scale</text:span>.</text:p>
          </table:table-cell>
        </table:table-row>
        <table:table-row>
          <table:table-cell table:style-name="Tabela207.A1" office:value-type="string">
            <text:p text:style-name="Table_20_Contents"><text:span text:style-name="Source_20_Text">target</text:span></text:p>
          </table:table-cell>
          <table:table-cell table:style-name="Tabela207.A1" office:value-type="string">
            <text:p text:style-name="Table_20_Contents">any </text:p>
          </table:table-cell>
          <table:table-cell table:style-name="Tabela207.A1" office:value-type="string">
            <text:p text:style-name="P160">The target object that was updated. Usually a Game Object, but can be of any type.</text:p>
          </table:table-cell>
        </table:table-row>
        <table:table-row>
          <table:table-cell table:style-name="Tabela207.A1" office:value-type="string">
            <text:p text:style-name="Table_20_Contents"><text:span text:style-name="Source_20_Text">current</text:span></text:p>
          </table:table-cell>
          <table:table-cell table:style-name="Tabela207.A1" office:value-type="string">
            <text:p text:style-name="Table_20_Contents">number </text:p>
          </table:table-cell>
          <table:table-cell table:style-name="Tabela207.A1" office:value-type="string">
            <text:p text:style-name="P160">The current value of the property that was tweened.</text:p>
          </table:table-cell>
        </table:table-row>
        <text:soft-page-break/>
        <table:table-row>
          <table:table-cell table:style-name="Tabela207.A1" office:value-type="string">
            <text:p text:style-name="Table_20_Contents"><text:span text:style-name="Source_20_Text">previous</text:span></text:p>
          </table:table-cell>
          <table:table-cell table:style-name="Tabela207.A1" office:value-type="string">
            <text:p text:style-name="Table_20_Contents">number </text:p>
          </table:table-cell>
          <table:table-cell table:style-name="Tabela207.A1" office:value-type="string">
            <text:p text:style-name="P160">The previous value of the property that was tweened, prior to this update.</text:p>
          </table:table-cell>
        </table:table-row>
      </table:table>
      <text:p text:style-name="P154">Since: 3.19.0 </text:p>
      <text:p text:style-name="P154">Source: <text:a xlink:type="simple" xlink:href="https://github.com/photonstorm/phaser/tree/v3.51.0/src/tweens/events/TWEEN_UPDATE_EVENT.js" text:style-name="Internet_20_link" text:visited-style-name="Visited_20_Internet_20_Link">src/tweens/events/TWEEN_UPDATE_EVENT.js</text:a> (<text:a xlink:type="simple" xlink:href="https://github.com/photonstorm/phaser/tree/v3.51.0/src/tweens/events/TWEEN_UPDATE_EVENT.js#L7" text:style-name="Internet_20_link" text:visited-style-name="Visited_20_Internet_20_Link">Line 7</text:a>) </text:p>
      <text:p text:style-name="Horizontal_20_Line"/>
      <text:h text:style-name="P1" text:outline-level="4"><text:bookmark text:name="event:TWEEN_YOYO__anchor"/><text:bookmark text:name="event:TWEEN_YOYO"/>TWEEN_YOYO</text:h>
      <text:p text:style-name="P3">The Tween Yoyo Event.</text:p>
      <text:p text:style-name="P3">This event is dispatched by a Tween whenever a property it is tweening yoyos.</text:p>
      <text:p text:style-name="P3">This event will only be dispatched if the Tween has a property with <text:span text:style-name="Source_20_Text">yoyo</text:span> set.</text:p>
      <text:p text:style-name="P3">If the Tween has a <text:span text:style-name="Source_20_Text">hold</text:span> value, this event is dispatched when the hold expires.</text:p>
      <text:p text:style-name="P3">This event is dispatched for every property, and for every target, that yoyos. For example, if a Tween was updating 2 properties and had 10 targets, this event would be dispatched 20 times (twice per target). So be careful how you use it!</text:p>
      <text:p text:style-name="P3">Listen to it from a Tween instance using <text:span text:style-name="Source_20_Text">Tween.on('yoyo', listener)</text:span>, i.e.:</text:p>
      <text:list xml:id="list3571261592" text:style-name="L77">
        <text:list-item>
          <text:p text:style-name="P151"><draw:a xlink:type="simple" xlink:href="http://sunlightjs.com/"><draw:frame draw:style-name="fr1" draw:name="Figura36" text:anchor-type="as-char" svg:width="0.476cm" svg:height="0.476cm" draw:z-index="35"><draw:image xlink:href="Pictures/1000000100000010000000108D9AB793E877D6A8.png" xlink:type="simple" xlink:show="embed" xlink:actuate="onLoad" draw:mime-type="image/png"/><svg:title>about</svg:title></draw:frame></draw:a></text:p>
        </text:list-item>
        <text:list-item>
          <text:p text:style-name="P151"><text:a xlink:type="simple" xlink:href="https://photonstorm.github.io/phaser3-docs/classes.list.html#" text:style-name="Internet_20_link" text:visited-style-name="Visited_20_Internet_20_Link">raw</text:a></text:p>
        </text:list-item>
        <text:list-item>
          <text:p text:style-name="P152"><text:a xlink:type="simple" xlink:href="https://photonstorm.github.io/phaser3-docs/classes.list.html#" text:style-name="Internet_20_link" text:visited-style-name="Visited_20_Internet_20_Link">—</text:a></text:p>
        </text:list-item>
      </text:list>
      <text:p text:style-name="P156"><text:a xlink:type="simple" xlink:href="https://photonstorm.github.io/phaser3-docs/classes.list.html#sunlight-36-line-1" office:name="sunlight-36-line-1" text:style-name="Internet_20_link" text:visited-style-name="Visited_20_Internet_20_Link"><text:span text:style-name="T1">1</text:span></text:a></text:p>
      <text:p text:style-name="P156"><text:a xlink:type="simple" xlink:href="https://photonstorm.github.io/phaser3-docs/classes.list.html#sunlight-36-line-2" office:name="sunlight-36-line-2" text:style-name="Internet_20_link" text:visited-style-name="Visited_20_Internet_20_Link"><text:span text:style-name="T1">2</text:span></text:a></text:p>
      <text:p text:style-name="P156"><text:a xlink:type="simple" xlink:href="https://photonstorm.github.io/phaser3-docs/classes.list.html#sunlight-36-line-3" office:name="sunlight-36-line-3" text:style-name="Internet_20_link" text:visited-style-name="Visited_20_Internet_20_Link"><text:span text:style-name="T1">3</text:span></text:a></text:p>
      <text:p text:style-name="P156"><text:a xlink:type="simple" xlink:href="https://photonstorm.github.io/phaser3-docs/classes.list.html#sunlight-36-line-4" office:name="sunlight-36-line-4" text:style-name="Internet_20_link" text:visited-style-name="Visited_20_Internet_20_Link"><text:span text:style-name="T1">4</text:span></text:a></text:p>
      <text:p text:style-name="P156"><text:a xlink:type="simple" xlink:href="https://photonstorm.github.io/phaser3-docs/classes.list.html#sunlight-36-line-5" office:name="sunlight-36-line-5" text:style-name="Internet_20_link" text:visited-style-name="Visited_20_Internet_20_Link"><text:span text:style-name="T1">5</text:span></text:a></text:p>
      <text:p text:style-name="P156"><text:a xlink:type="simple" xlink:href="https://photonstorm.github.io/phaser3-docs/classes.list.html#sunlight-36-line-6" office:name="sunlight-36-line-6" text:style-name="Internet_20_link" text:visited-style-name="Visited_20_Internet_20_Link"><text:span text:style-name="T1">6</text:span></text:a></text:p>
      <text:p text:style-name="P156"><text:a xlink:type="simple" xlink:href="https://photonstorm.github.io/phaser3-docs/classes.list.html#sunlight-36-line-7" office:name="sunlight-36-line-7" text:style-name="Internet_20_link" text:visited-style-name="Visited_20_Internet_20_Link"><text:span text:style-name="T1">7</text:span></text:a></text:p>
      <text:p text:style-name="P157"><text:a xlink:type="simple" xlink:href="https://photonstorm.github.io/phaser3-docs/classes.list.html#sunlight-36-line-8" office:name="sunlight-36-line-8" text:style-name="Internet_20_link" text:visited-style-name="Visited_20_Internet_20_Link"><text:span text:style-name="T1">8</text:span></text:a></text:p>
      <text:p text:style-name="P158">var tween = this.tweens.add({</text:p>
      <text:p text:style-name="P158">    targets: image,</text:p>
      <text:p text:style-name="P158">    x: 500,</text:p>
      <text:p text:style-name="P158">    ease: 'Power1',</text:p>
      <text:p text:style-name="P158">    duration: 3000,</text:p>
      <text:p text:style-name="P158">    yoyo: true</text:p>
      <text:p text:style-name="P158">});</text:p>
      <text:p text:style-name="P159">tween.on('yoyo', listener);</text:p>
      <text:h text:style-name="P2" text:outline-level="5">Parameters:</text:h>
      <table:table table:name="Tabela208" table:style-name="Tabela208">
        <table:table-column table:style-name="Tabela208.A"/>
        <table:table-column table:style-name="Tabela208.B"/>
        <table:table-column table:style-name="Tabela208.C"/>
        <table:table-header-rows>
          <table:table-row>
            <table:table-cell table:style-name="Tabela208.A1" office:value-type="string">
              <text:p text:style-name="Table_20_Heading">Name</text:p>
            </table:table-cell>
            <table:table-cell table:style-name="Tabela208.A1" office:value-type="string">
              <text:p text:style-name="Table_20_Heading">Type</text:p>
            </table:table-cell>
            <table:table-cell table:style-name="Tabela208.A1" office:value-type="string">
              <text:p text:style-name="Table_20_Heading">Description</text:p>
            </table:table-cell>
          </table:table-row>
        </table:table-header-rows>
        <table:table-row>
          <table:table-cell table:style-name="Tabela208.A1" office:value-type="string">
            <text:p text:style-name="Table_20_Contents"><text:span text:style-name="Source_20_Text">tween</text:span></text:p>
          </table:table-cell>
          <table:table-cell table:style-name="Tabela208.A1" office:value-type="string">
            <text:p text:style-name="Table_20_Contents"><text:a xlink:type="simple" xlink:href="https://photonstorm.github.io/phaser3-docs/Phaser.Tweens.Tween.html" text:style-name="Internet_20_link" text:visited-style-name="Visited_20_Internet_20_Link">Phaser.Tweens.Tween</text:a> </text:p>
          </table:table-cell>
          <table:table-cell table:style-name="Tabela208.A1" office:value-type="string">
            <text:p text:style-name="P160">A reference to the Tween instance that emitted the event.<text:soft-page-break/></text:p>
          </table:table-cell>
        </table:table-row>
        <table:table-row>
          <table:table-cell table:style-name="Tabela208.A1" office:value-type="string">
            <text:p text:style-name="Table_20_Contents"><text:span text:style-name="Source_20_Text">key</text:span></text:p>
          </table:table-cell>
          <table:table-cell table:style-name="Tabela208.A1" office:value-type="string">
            <text:p text:style-name="Table_20_Contents">string </text:p>
          </table:table-cell>
          <table:table-cell table:style-name="Tabela208.A1" office:value-type="string">
            <text:p text:style-name="P160">The property that yoyo'd, i.e. <text:span text:style-name="Source_20_Text">x</text:span> or <text:span text:style-name="Source_20_Text">scale</text:span>.</text:p>
          </table:table-cell>
        </table:table-row>
        <table:table-row>
          <table:table-cell table:style-name="Tabela208.A1" office:value-type="string">
            <text:p text:style-name="Table_20_Contents"><text:span text:style-name="Source_20_Text">target</text:span></text:p>
          </table:table-cell>
          <table:table-cell table:style-name="Tabela208.A1" office:value-type="string">
            <text:p text:style-name="Table_20_Contents">any </text:p>
          </table:table-cell>
          <table:table-cell table:style-name="Tabela208.A1" office:value-type="string">
            <text:p text:style-name="P160">The target object that was yoyo'd. Usually a Game Object, but can be of any type.</text:p>
          </table:table-cell>
        </table:table-row>
      </table:table>
      <text:p text:style-name="P154">Since: 3.19.0 </text:p>
      <text:p text:style-name="P154">Source: <text:a xlink:type="simple" xlink:href="https://github.com/photonstorm/phaser/tree/v3.51.0/src/tweens/events/TWEEN_YOYO_EVENT.js" text:style-name="Internet_20_link" text:visited-style-name="Visited_20_Internet_20_Link">src/tweens/events/TWEEN_YOYO_EVENT.js</text:a> (<text:a xlink:type="simple" xlink:href="https://github.com/photonstorm/phaser/tree/v3.51.0/src/tweens/events/TWEEN_YOYO_EVENT.js#L7" text:style-name="Internet_20_link" text:visited-style-name="Visited_20_Internet_20_Link">Line 7</text:a>) </text:p>
      <text:p text:style-name="Horizontal_20_Line"/>
      <text:h text:style-name="P1" text:outline-level="4"><text:bookmark text:name="event:COMPLETE__anchor2"/><text:bookmark text:name="event:COMPLETE2"/>COMPLETE</text:h>
      <text:p text:style-name="P3">The Complete Event.</text:p>
      <text:p text:style-name="P154">Since: 3.19.0 </text:p>
      <text:p text:style-name="P154">Source: <text:a xlink:type="simple" xlink:href="https://github.com/photonstorm/phaser/tree/v3.51.0/plugins/spine/src/events/COMPLETE_EVENT.js" text:style-name="Internet_20_link" text:visited-style-name="Visited_20_Internet_20_Link">plugins/spine/src/events/COMPLETE_EVENT.js</text:a> (<text:a xlink:type="simple" xlink:href="https://github.com/photonstorm/phaser/tree/v3.51.0/plugins/spine/src/events/COMPLETE_EVENT.js#L7" text:style-name="Internet_20_link" text:visited-style-name="Visited_20_Internet_20_Link">Line 7</text:a>) </text:p>
      <text:p text:style-name="Horizontal_20_Line"/>
      <text:h text:style-name="P1" text:outline-level="4"><text:bookmark text:name="event:DISPOSE__anchor"/><text:bookmark text:name="event:DISPOSE"/>DISPOSE</text:h>
      <text:p text:style-name="P3">The Dispose Event.</text:p>
      <text:p text:style-name="P154">Since: 3.19.0 </text:p>
      <text:p text:style-name="P154">Source: <text:a xlink:type="simple" xlink:href="https://github.com/photonstorm/phaser/tree/v3.51.0/plugins/spine/src/events/DISPOSE_EVENT.js" text:style-name="Internet_20_link" text:visited-style-name="Visited_20_Internet_20_Link">plugins/spine/src/events/DISPOSE_EVENT.js</text:a> (<text:a xlink:type="simple" xlink:href="https://github.com/photonstorm/phaser/tree/v3.51.0/plugins/spine/src/events/DISPOSE_EVENT.js#L7" text:style-name="Internet_20_link" text:visited-style-name="Visited_20_Internet_20_Link">Line 7</text:a>) </text:p>
      <text:p text:style-name="Horizontal_20_Line"/>
      <text:h text:style-name="P1" text:outline-level="4"><text:bookmark text:name="event:END__anchor"/><text:bookmark text:name="event:END"/>END</text:h>
      <text:p text:style-name="P3">The End Event.</text:p>
      <text:p text:style-name="P154">Since: 3.19.0 </text:p>
      <text:p text:style-name="P154">Source: <text:a xlink:type="simple" xlink:href="https://github.com/photonstorm/phaser/tree/v3.51.0/plugins/spine/src/events/END_EVENT.js" text:style-name="Internet_20_link" text:visited-style-name="Visited_20_Internet_20_Link">plugins/spine/src/events/END_EVENT.js</text:a> (<text:a xlink:type="simple" xlink:href="https://github.com/photonstorm/phaser/tree/v3.51.0/plugins/spine/src/events/END_EVENT.js#L7" text:style-name="Internet_20_link" text:visited-style-name="Visited_20_Internet_20_Link">Line 7</text:a>) </text:p>
      <text:p text:style-name="Horizontal_20_Line"/>
      <text:h text:style-name="P1" text:outline-level="4"><text:bookmark text:name="event:EVENT__anchor"/><text:bookmark text:name="event:EVENT"/>EVENT</text:h>
      <text:p text:style-name="P3">The Custom Event Event.</text:p>
      <text:p text:style-name="P154">Since: 3.19.0 </text:p>
      <text:p text:style-name="P154">Source: <text:a xlink:type="simple" xlink:href="https://github.com/photonstorm/phaser/tree/v3.51.0/plugins/spine/src/events/EVENT_EVENT.js" text:style-name="Internet_20_link" text:visited-style-name="Visited_20_Internet_20_Link">plugins/spine/src/events/EVENT_EVENT.js</text:a> (<text:a xlink:type="simple" xlink:href="https://github.com/photonstorm/phaser/tree/v3.51.0/plugins/spine/src/events/EVENT_EVENT.js#L7" text:style-name="Internet_20_link" text:visited-style-name="Visited_20_Internet_20_Link">Line 7</text:a>) </text:p>
      <text:p text:style-name="Horizontal_20_Line"/>
      <text:h text:style-name="P1" text:outline-level="4"><text:bookmark text:name="event:INTERRUPTED__anchor"/><text:bookmark text:name="event:INTERRUPTED"/>INTERRUPTED</text:h>
      <text:p text:style-name="P3">The Interrupted Event.</text:p>
      <text:p text:style-name="P154">Since: 3.19.0 </text:p>
      <text:p text:style-name="P154">Source: <text:a xlink:type="simple" xlink:href="https://github.com/photonstorm/phaser/tree/v3.51.0/plugins/spine/src/events/INTERRUPTED_EVENT.js" text:style-name="Internet_20_link" text:visited-style-name="Visited_20_Internet_20_Link">plugins/spine/src/events/INTERRUPTED_EVENT.js</text:a> (<text:a xlink:type="simple" xlink:href="https://github.com/photonstorm/phaser/tree/v3.51.0/plugins/spine/src/events/INTERRUPTED_EVENT.js#L7" text:style-name="Internet_20_link" text:visited-style-name="Visited_20_Internet_20_Link">Line 7</text:a>) </text:p>
      <text:p text:style-name="Horizontal_20_Line"/>
      <text:h text:style-name="P1" text:outline-level="4"><text:bookmark text:name="event:START__anchor3"/><text:bookmark text:name="event:START3"/>START</text:h>
      <text:p text:style-name="P3">The Start Event.</text:p>
      <text:p text:style-name="P154"><text:soft-page-break/>Since: 3.19.0 </text:p>
      <text:p text:style-name="P155">Source: <text:a xlink:type="simple" xlink:href="https://github.com/photonstorm/phaser/tree/v3.51.0/plugins/spine/src/events/START_EVENT.js" text:style-name="Internet_20_link" text:visited-style-name="Visited_20_Internet_20_Link">plugins/spine/src/events/START_EVENT.js</text:a> (<text:a xlink:type="simple" xlink:href="https://github.com/photonstorm/phaser/tree/v3.51.0/plugins/spine/src/events/START_EVENT.js#L7" text:style-name="Internet_20_link" text:visited-style-name="Visited_20_Internet_20_Link">Line 7</text:a>) </text:p>
      <text:p text:style-name="Standard"><text:a xlink:type="simple" xlink:href="https://photonstorm.github.io/phaser3-docs/classes.list.html" text:style-name="Internet_20_link" text:visited-style-name="Visited_20_Internet_20_Link">https://photonstorm.github.io/phaser3-docs/classes.list.htm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14:53:45.696541081</meta:creation-date>
    <dc:date>2022-12-21T14:54:09.346074208</dc:date>
    <meta:editing-duration>PT24S</meta:editing-duration>
    <meta:editing-cycles>1</meta:editing-cycles>
    <meta:document-statistic meta:table-count="208" meta:image-count="36" meta:object-count="0" meta:page-count="134" meta:paragraph-count="4939" meta:word-count="23303" meta:character-count="159690" meta:non-whitespace-character-count="139688"/>
    <meta:generator>LibreOffice/7.3.7.2$Linux_X86_64 LibreOffice_project/30$Build-2</meta:generator>
  </office:meta>
</office:document-meta>
</file>